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align="justify" style:justify-single-word="false" fo:text-indent="0.1965in" style:auto-text-indent="false"/>
    </style:style>
    <style:style style:name="P2" style:family="paragraph" style:parent-style-name="Text_20_body">
      <style:paragraph-properties fo:margin-left="0in" fo:margin-right="0in" fo:text-align="center" style:justify-single-word="false" fo:text-indent="0.1965in" style:auto-text-indent="false"/>
    </style:style>
    <style:style style:name="P3"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4" style:family="paragraph" style:parent-style-name="Text_20_body">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5" style:family="paragraph" style:parent-style-name="Text_20_body">
      <style:paragraph-properties fo:margin-left="0in" fo:margin-right="0in" fo:text-align="justify" style:justify-single-word="false" fo:text-indent="0.1965in" style:auto-text-indent="false"/>
      <style:text-properties fo:language="ru" fo:country="RU" fo:font-weight="normal" style:font-weight-asian="normal" style:font-weight-complex="normal"/>
    </style:style>
    <style:style style:name="P6" style:family="paragraph" style:parent-style-name="Text_20_body">
      <style:paragraph-properties fo:margin-left="0in" fo:margin-right="0in" fo:text-align="justify" style:justify-single-word="false" fo:text-indent="0.1965in" style:auto-text-indent="false"/>
      <style:text-properties fo:language="ru" fo:country="RU" fo:font-weight="normal" fo:background-color="transparent" style:font-weight-asian="normal" style:font-weight-complex="normal"/>
    </style:style>
    <style:style style:name="P7" style:family="paragraph" style:parent-style-name="Text_20_body">
      <style:paragraph-properties fo:margin-left="0in" fo:margin-right="0in" fo:text-align="justify" style:justify-single-word="false" fo:text-indent="0.1965in" style:auto-text-indent="false"/>
      <style:text-properties fo:language="ru" fo:country="RU" fo:background-color="transparent"/>
    </style:style>
    <style:style style:name="P8" style:family="paragraph" style:parent-style-name="Text_20_body">
      <style:paragraph-properties fo:margin-left="0in" fo:margin-right="0in" fo:text-align="center" style:justify-single-word="false" fo:text-indent="0.1965in" style:auto-text-indent="false"/>
      <style:text-properties fo:language="ru" fo:country="RU"/>
    </style:style>
    <style:style style:name="P9" style:family="paragraph" style:parent-style-name="Text_20_body">
      <style:paragraph-properties fo:margin-left="0in" fo:margin-right="0in" fo:text-align="justify" style:justify-single-word="false" fo:text-indent="0.1965in" style:auto-text-indent="false"/>
      <style:text-properties fo:language="ru" fo:country="RU" fo:font-style="normal" style:font-style-asian="normal" style:font-style-complex="normal"/>
    </style:style>
    <style:style style:name="P10" style:family="paragraph" style:parent-style-name="Text_20_body">
      <style:paragraph-properties fo:margin-left="0in" fo:margin-right="0in" fo:text-align="justify" style:justify-single-word="false" fo:text-indent="0.1965in" style:auto-text-indent="false"/>
      <style:text-properties fo:language="ru" fo:country="RU" fo:font-style="normal" fo:font-weight="normal" style:font-style-asian="normal" style:font-weight-asian="normal" style:font-style-complex="normal" style:font-weight-complex="normal"/>
    </style:style>
    <style:style style:name="P11" style:family="paragraph" style:parent-style-name="Text_20_body">
      <style:paragraph-properties fo:margin-left="0in" fo:margin-right="0in" fo:text-align="justify" style:justify-single-word="false" fo:text-indent="0.1965in" style:auto-text-indent="false"/>
      <style:text-properties fo:language="ru" fo:country="RU" fo:font-style="normal" fo:font-weight="normal" fo:background-color="transparent" style:font-style-asian="normal" style:font-weight-asian="normal" style:font-style-complex="normal" style:font-weight-complex="normal"/>
    </style:style>
    <style:style style:name="P12" style:family="paragraph" style:parent-style-name="Text_20_body">
      <style:paragraph-properties fo:margin-left="0in" fo:margin-right="0in" fo:text-align="justify" style:justify-single-word="false" fo:text-indent="0.1965in" style:auto-text-indent="false"/>
      <style:text-properties fo:language="ru" fo:country="RU" fo:font-style="normal" style:text-underline-style="none" style:font-style-asian="normal" style:font-style-complex="normal"/>
    </style:style>
    <style:style style:name="P13" style:family="paragraph" style:parent-style-name="Text_20_body">
      <style:paragraph-properties fo:margin-left="0in" fo:margin-right="0in" fo:text-align="center" style:justify-single-word="false" fo:text-indent="0.1965in" style:auto-text-indent="false"/>
      <style:text-properties fo:language="ru" fo:country="RU" fo:font-style="normal" style:text-underline-style="none" style:font-style-asian="normal" style:font-style-complex="normal"/>
    </style:style>
    <style:style style:name="P14" style:family="paragraph" style:parent-style-name="Text_20_body">
      <style:paragraph-properties fo:margin-left="0in" fo:margin-right="0in" fo:text-align="justify" style:justify-single-word="false" fo:text-indent="0.1965in" style:auto-text-indent="false"/>
      <style:text-properties fo:language="ru" fo:country="RU" fo:font-style="normal" style:text-underline-style="none" fo:font-weight="bold" style:font-style-asian="normal" style:font-weight-asian="bold" style:font-style-complex="normal" style:font-weight-complex="bold"/>
    </style:style>
    <style:style style:name="P15" style:family="paragraph" style:parent-style-name="Text_20_body">
      <style:paragraph-properties fo:margin-left="0in" fo:margin-right="0in" fo:text-align="justify" style:justify-single-word="false" fo:text-indent="0.1965in" style:auto-text-indent="false"/>
      <style:text-properties fo:language="en" fo:country="US"/>
    </style:style>
    <style:style style:name="P16" style:family="paragraph" style:parent-style-name="Text_20_body">
      <style:paragraph-properties fo:margin-left="0in" fo:margin-right="0in" fo:text-align="justify" style:justify-single-word="false" fo:text-indent="0.1965in" style:auto-text-indent="false"/>
      <style:text-properties fo:language="en" fo:country="US" fo:background-color="#ffff00"/>
    </style:style>
    <style:style style:name="P17" style:family="paragraph" style:parent-style-name="Text_20_body">
      <style:paragraph-properties fo:margin-left="0in" fo:margin-right="0in" fo:text-align="justify" style:justify-single-word="false" fo:text-indent="0.1965in" style:auto-text-indent="false"/>
      <style:text-properties fo:language="en" fo:country="US" fo:font-style="normal" style:font-style-asian="normal" style:font-style-complex="normal"/>
    </style:style>
    <style:style style:name="P18" style:family="paragraph" style:parent-style-name="Text_20_body">
      <style:paragraph-properties fo:margin-left="0in" fo:margin-right="0in" fo:text-align="justify" style:justify-single-word="false" fo:text-indent="0.1965in" style:auto-text-indent="false"/>
      <style:text-properties fo:language="en" fo:country="US" fo:font-style="italic" style:font-style-asian="italic" style:font-style-complex="italic"/>
    </style:style>
    <style:style style:name="P19" style:family="paragraph" style:parent-style-name="Text_20_body">
      <style:paragraph-properties fo:margin-left="0in" fo:margin-right="0in" fo:text-align="justify" style:justify-single-word="false" fo:text-indent="0.1965in" style:auto-text-indent="false"/>
      <style:text-properties fo:language="en" fo:country="US" fo:background-color="transparent"/>
    </style:style>
    <style:style style:name="P20" style:family="paragraph" style:parent-style-name="Text_20_body">
      <style:paragraph-properties fo:margin-left="0in" fo:margin-right="0in" fo:text-align="center" style:justify-single-word="false" fo:text-indent="0.1965in" style:auto-text-indent="false"/>
      <style:text-properties fo:language="en" fo:country="US"/>
    </style:style>
    <style:style style:name="P21" style:family="paragraph" style:parent-style-name="Text_20_body">
      <style:paragraph-properties fo:margin-left="0in" fo:margin-right="0in" fo:text-align="justify" style:justify-single-word="false" fo:text-indent="0.1965in" style:auto-text-indent="false"/>
      <style:text-properties fo:font-style="italic" style:font-style-asian="italic" style:font-style-complex="italic"/>
    </style:style>
    <style:style style:name="P22" style:family="paragraph" style:parent-style-name="Text_20_body">
      <style:paragraph-properties fo:margin-left="0in" fo:margin-right="0in" fo:text-align="end" style:justify-single-word="false" fo:text-indent="0.1965in" style:auto-text-indent="false"/>
      <style:text-properties fo:font-style="italic" style:font-style-asian="italic" style:font-style-complex="italic"/>
    </style:style>
    <style:style style:name="P23" style:family="paragraph" style:parent-style-name="Text_20_body">
      <style:paragraph-properties fo:margin-left="0in" fo:margin-right="0in" fo:text-align="justify" style:justify-single-word="false" fo:text-indent="0.1965in" style:auto-text-indent="false"/>
      <style:text-properties fo:font-style="italic" fo:background-color="transparent" style:font-style-asian="italic" style:font-style-complex="italic"/>
    </style:style>
    <style:style style:name="P24" style:family="paragraph" style:parent-style-name="Text_20_body">
      <style:paragraph-properties fo:margin-left="0in" fo:margin-right="0in" fo:text-align="justify" style:justify-single-word="false" fo:text-indent="0.1965in" style:auto-text-indent="false"/>
      <style:text-properties fo:color="#6666ff" fo:font-style="italic" fo:font-weight="normal" style:font-style-asian="italic" style:font-weight-asian="normal" style:font-style-complex="italic" style:font-weight-complex="normal"/>
    </style:style>
    <style:style style:name="P25"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26"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style:font-style-asian="normal" style:font-style-complex="normal"/>
    </style:style>
    <style:style style:name="P27" style:family="paragraph" style:parent-style-name="Text_20_body">
      <style:paragraph-properties fo:margin-left="0in" fo:margin-right="0in" fo:text-align="justify" style:justify-single-word="false" fo:text-indent="0.1965in" style:auto-text-indent="false"/>
      <style:text-properties fo:color="#800000" fo:language="uk" fo:country="UA" fo:font-style="normal" style:font-style-asian="normal" style:font-style-complex="normal"/>
    </style:style>
    <style:style style:name="P28"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29" style:family="paragraph" style:parent-style-name="Text_20_body">
      <style:paragraph-properties fo:margin-left="0in" fo:margin-right="0in" fo:text-align="justify" style:justify-single-word="false" fo:text-indent="0.1965in" style:auto-text-indent="false"/>
      <style:text-properties fo:color="#800000" style:font-name="PerryGothic" fo:language="ru" fo:country="RU" fo:font-style="normal" fo:font-weight="normal" fo:background-color="transparent" style:font-style-asian="normal" style:font-weight-asian="normal" style:font-style-complex="normal" style:font-weight-complex="normal"/>
    </style:style>
    <style:style style:name="P30" style:family="paragraph" style:parent-style-name="Text_20_body">
      <style:paragraph-properties fo:margin-left="0in" fo:margin-right="0in" fo:text-align="justify" style:justify-single-word="false" fo:text-indent="0.1965in" style:auto-text-indent="false"/>
      <style:text-properties fo:color="#800000" fo:font-style="italic" style:font-style-asian="italic" style:font-style-complex="italic"/>
    </style:style>
    <style:style style:name="P31" style:family="paragraph" style:parent-style-name="Text_20_body">
      <style:paragraph-properties fo:margin-left="0in" fo:margin-right="0in" fo:text-align="justify" style:justify-single-word="false" fo:text-indent="0.1965in" style:auto-text-indent="false"/>
      <style:text-properties fo:background-color="#ffff00"/>
    </style:style>
    <style:style style:name="P32" style:family="paragraph" style:parent-style-name="Text_20_body">
      <style:paragraph-properties fo:margin-left="0in" fo:margin-right="0in" fo:text-align="justify" style:justify-single-word="false" fo:text-indent="0.1965in" style:auto-text-indent="false"/>
      <style:text-properties fo:background-color="transparent"/>
    </style:style>
    <style:style style:name="P33" style:family="paragraph" style:parent-style-name="Text_20_body">
      <style:paragraph-properties fo:margin-left="0in" fo:margin-right="0in" fo:text-align="justify" style:justify-single-word="false" fo:text-indent="0.1965in" style:auto-text-indent="false"/>
      <style:text-properties style:use-window-font-color="true" fo:background-color="transparent"/>
    </style:style>
    <style:style style:name="P34" style:family="paragraph" style:parent-style-name="Text_20_body">
      <style:paragraph-properties fo:margin-left="0in" fo:margin-right="0in" fo:text-align="justify" style:justify-single-word="false" fo:text-indent="0.1965in" style:auto-text-indent="false"/>
      <style:text-properties style:use-window-font-color="true"/>
    </style:style>
    <style:style style:name="P35" style:family="paragraph" style:parent-style-name="Text_20_body">
      <style:paragraph-properties fo:margin-left="0in" fo:margin-right="0in" fo:text-align="justify" style:justify-single-word="false" fo:text-indent="0.1965in" style:auto-text-indent="false"/>
      <style:text-properties style:use-window-font-color="true" fo:language="en" fo:country="US"/>
    </style:style>
    <style:style style:name="P36"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font-style-asian="normal" style:font-style-complex="normal"/>
    </style:style>
    <style:style style:name="P37"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style:font-style-asian="normal" style:font-style-complex="normal"/>
    </style:style>
    <style:style style:name="P38"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style:font-style-asian="normal" style:font-weight-asian="normal" style:font-style-complex="normal" style:font-weight-complex="normal"/>
    </style:style>
    <style:style style:name="P39"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0"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1"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background-color="transparent" style:font-style-asian="normal" style:font-style-complex="normal"/>
    </style:style>
    <style:style style:name="P42"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text-underline-style="none" style:font-style-asian="normal" style:font-style-complex="normal"/>
    </style:style>
    <style:style style:name="P43"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style:font-style-asian="italic" style:font-style-complex="italic"/>
    </style:style>
    <style:style style:name="P44"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italic" style:font-style-asian="italic" style:font-style-complex="italic"/>
    </style:style>
    <style:style style:name="P45"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fo:font-weight="normal" style:font-style-asian="italic" style:font-weight-asian="normal" style:font-style-complex="italic" style:font-weight-complex="normal"/>
    </style:style>
    <style:style style:name="P46"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fo:font-weight="normal" fo:background-color="transparent" style:font-style-asian="italic" style:font-weight-asian="normal" style:font-style-complex="italic" style:font-weight-complex="normal"/>
    </style:style>
    <style:style style:name="P47"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background-color="transparent"/>
    </style:style>
    <style:style style:name="P4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49"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style:font-style-asian="normal" style:font-style-complex="normal"/>
    </style:style>
    <style:style style:name="P5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text-underline-style="none" style:font-style-asian="normal" style:font-style-complex="normal"/>
    </style:style>
    <style:style style:name="P5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52"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5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4"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bold" style:font-style-asian="normal" style:font-weight-asian="bold" style:font-style-complex="normal" style:font-weight-complex="bold"/>
    </style:style>
    <style:style style:name="P5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background-color="transparent" style:font-style-asian="normal" style:font-style-complex="normal"/>
    </style:style>
    <style:style style:name="P57"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background-color="transparent" style:font-style-asian="normal" style:font-style-complex="normal"/>
    </style:style>
    <style:style style:name="P5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font-style-asian="italic" style:font-style-complex="italic"/>
    </style:style>
    <style:style style:name="P59"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italic" style:font-style-asian="italic" style:font-style-complex="italic"/>
    </style:style>
    <style:style style:name="P6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6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style:font-style-asian="italic" style:font-weight-asian="normal" style:font-style-complex="italic" style:font-weight-complex="normal"/>
    </style:style>
    <style:style style:name="P6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fo:background-color="transparent" style:font-style-asian="italic" style:font-weight-asian="normal" style:font-style-complex="italic" style:font-weight-complex="normal"/>
    </style:style>
    <style:style style:name="P6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text-underline-style="none" fo:background-color="transparent" style:font-style-asian="italic" style:font-style-complex="italic"/>
    </style:style>
    <style:style style:name="P64" style:family="paragraph" style:parent-style-name="Text_20_body">
      <style:paragraph-properties fo:margin-left="0in" fo:margin-right="0in" fo:text-align="justify" style:justify-single-word="false" fo:text-indent="0.1965in" style:auto-text-indent="false"/>
      <style:text-properties style:use-window-font-color="true" fo:language="ru" fo:country="RU"/>
    </style:style>
    <style:style style:name="P65" style:family="paragraph" style:parent-style-name="Text_20_body">
      <style:paragraph-properties fo:margin-left="0in" fo:margin-right="0in" fo:text-align="center" style:justify-single-word="false" fo:text-indent="0.1965in" style:auto-text-indent="false"/>
      <style:text-properties style:use-window-font-color="true" fo:language="ru" fo:country="RU"/>
    </style:style>
    <style:style style:name="P66"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fo:font-weight="normal" style:font-style-asian="normal" style:font-weight-asian="normal" style:font-style-complex="normal" style:font-weight-complex="normal"/>
    </style:style>
    <style:style style:name="P67"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fo:font-weight="normal" fo:background-color="transparent" style:font-style-asian="normal" style:font-weight-asian="normal" style:font-style-complex="normal" style:font-weight-complex="normal"/>
    </style:style>
    <style:style style:name="P68"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style:font-style-asian="normal" style:font-style-complex="normal"/>
    </style:style>
    <style:style style:name="P69" style:family="paragraph" style:parent-style-name="Text_20_body">
      <style:paragraph-properties fo:margin-left="0in" fo:margin-right="0in" fo:text-align="justify" style:justify-single-word="false" fo:text-indent="0.1965in" style:auto-text-indent="false"/>
      <style:text-properties style:use-window-font-color="true" style:text-line-through-style="solid" style:text-line-through-type="single" fo:language="ru" fo:country="RU" fo:font-style="normal" fo:font-weight="bold" style:font-style-asian="normal" style:font-weight-asian="bold" style:font-style-complex="normal" style:font-weight-complex="bold"/>
    </style:style>
    <style:style style:name="P70" style:family="paragraph" style:parent-style-name="Text_20_body">
      <style:paragraph-properties fo:margin-left="0in" fo:margin-right="0in" fo:text-align="justify" style:justify-single-word="false" fo:text-indent="0.1965in"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1" style:family="paragraph" style:parent-style-name="Text_20_body">
      <style:paragraph-properties fo:margin-left="0in" fo:margin-right="0in" fo:text-align="center" style:justify-single-word="false" fo:text-indent="0.1965in"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2" style:family="paragraph" style:parent-style-name="Text_20_body">
      <style:paragraph-properties fo:margin-left="0in" fo:margin-right="0in" fo:text-align="justify" style:justify-single-word="false" fo:text-indent="0.1965in" style:auto-text-indent="false"/>
      <style:text-properties style:use-window-font-color="true" fo:font-size="12pt" fo:language="ru" fo:country="RU" fo:font-style="normal" style:font-size-asian="12pt" style:font-style-asian="normal" style:font-size-complex="12pt" style:font-style-complex="normal"/>
    </style:style>
    <style:style style:name="P73" style:family="paragraph" style:parent-style-name="Text_20_body">
      <style:paragraph-properties fo:margin-left="0in" fo:margin-right="0in" fo:text-align="justify" style:justify-single-word="false" fo:text-indent="0.1965in" style:auto-text-indent="false"/>
      <style:text-properties style:use-window-font-color="true" fo:font-style="normal" fo:font-weight="normal" style:font-style-asian="normal" style:font-weight-asian="normal" style:font-style-complex="normal" style:font-weight-complex="normal"/>
    </style:style>
    <style:style style:name="P74" style:family="paragraph" style:parent-style-name="Text_20_body">
      <style:paragraph-properties fo:margin-left="0in" fo:margin-right="0in" fo:text-align="justify" style:justify-single-word="false" fo:text-indent="0.1965in" style:auto-text-indent="false"/>
      <style:text-properties fo:font-style="normal" fo:font-weight="bold" fo:background-color="transparent" style:font-style-asian="normal" style:font-weight-asian="bold" style:font-style-complex="normal" style:font-weight-complex="bold"/>
    </style:style>
    <style:style style:name="P75" style:family="paragraph" style:parent-style-name="Text_20_body">
      <style:paragraph-properties fo:margin-left="0in" fo:margin-right="0in" fo:text-align="justify" style:justify-single-word="false" fo:text-indent="0.1965in" style:auto-text-indent="false"/>
      <style:text-properties fo:font-style="normal" style:font-style-asian="normal" style:font-style-complex="normal"/>
    </style:style>
    <style:style style:name="P76" style:family="paragraph" style:parent-style-name="Text_20_body">
      <style:paragraph-properties fo:margin-left="0in" fo:margin-right="0in" fo:text-align="justify" style:justify-single-word="false" fo:text-indent="0.1965in" style:auto-text-indent="false"/>
      <style:text-properties fo:font-style="normal" fo:font-weight="normal" fo:background-color="transparent" style:font-style-asian="normal" style:font-weight-asian="normal" style:font-style-complex="normal" style:font-weight-complex="normal"/>
    </style:style>
    <style:style style:name="P77" style:family="paragraph" style:parent-style-name="Text_20_body">
      <style:paragraph-properties fo:margin-left="0in" fo:margin-right="0in" fo:text-align="justify" style:justify-single-word="false" fo:text-indent="0.1965in" style:auto-text-indent="false"/>
      <style:text-properties fo:color="#0000ff"/>
    </style:style>
    <style:style style:name="P78" style:family="paragraph" style:parent-style-name="Text_20_body">
      <style:paragraph-properties fo:margin-left="0in" fo:margin-right="0in" fo:text-align="justify" style:justify-single-word="false" fo:text-indent="0.1965in" style:auto-text-indent="false"/>
      <style:text-properties fo:color="#0000ff" fo:language="en" fo:country="US" fo:font-style="normal" fo:font-weight="normal" fo:background-color="transparent" style:font-style-asian="normal" style:font-weight-asian="normal" style:font-style-complex="normal" style:font-weight-complex="normal"/>
    </style:style>
    <style:style style:name="P79" style:family="paragraph" style:parent-style-name="Text_20_body">
      <style:paragraph-properties fo:margin-left="0in" fo:margin-right="0in" fo:text-align="justify" style:justify-single-word="false" fo:text-indent="0.1965in" style:auto-text-indent="false"/>
      <style:text-properties fo:color="#0066ff" fo:language="ru" fo:country="RU" fo:font-style="normal" style:font-style-asian="normal" style:font-style-complex="normal"/>
    </style:style>
    <style:style style:name="P80" style:family="paragraph" style:parent-style-name="Text_20_body">
      <style:paragraph-properties fo:margin-left="0in" fo:margin-right="0in" fo:text-align="justify" style:justify-single-word="false" fo:text-indent="0.1965in" style:auto-text-indent="false"/>
      <style:text-properties fo:color="#3333ff" fo:language="en" fo:country="US" fo:font-style="normal" style:font-style-asian="normal" style:font-style-complex="normal"/>
    </style:style>
    <style:style style:name="P81" style:family="paragraph" style:parent-style-name="Text_20_body">
      <style:paragraph-properties fo:margin-left="0in" fo:margin-right="0in" fo:text-align="justify" style:justify-single-word="false" fo:text-indent="0.1965in" style:auto-text-indent="false"/>
      <style:text-properties fo:color="#3333ff" fo:language="en" fo:country="US" fo:font-style="normal" fo:font-weight="normal" fo:background-color="transparent" style:font-style-asian="normal" style:font-weight-asian="normal" style:font-style-complex="normal" style:font-weight-complex="normal"/>
    </style:style>
    <style:style style:name="P82" style:family="paragraph" style:parent-style-name="Text_20_body">
      <style:paragraph-properties fo:margin-left="0in" fo:margin-right="0in" fo:text-align="justify" style:justify-single-word="false" fo:text-indent="0.1965in" style:auto-text-indent="false"/>
      <style:text-properties fo:color="#3333ff" fo:language="en" fo:country="US" fo:font-style="italic" style:font-style-asian="italic" style:font-style-complex="italic"/>
    </style:style>
    <style:style style:name="P83" style:family="paragraph" style:parent-style-name="Text_20_body">
      <style:paragraph-properties fo:margin-left="0in" fo:margin-right="0in" fo:text-align="justify" style:justify-single-word="false" fo:text-indent="0.1965in" style:auto-text-indent="false"/>
      <style:text-properties fo:font-weight="normal" style:font-weight-asian="normal" style:font-weight-complex="normal"/>
    </style:style>
    <style:style style:name="P84" style:family="paragraph" style:parent-style-name="Text_20_body">
      <style:paragraph-properties fo:margin-left="0in" fo:margin-right="0in" fo:text-align="justify" style:justify-single-word="false" fo:text-indent="0.1965in" style:auto-text-indent="false"/>
      <style:text-properties style:font-name="Courier 10 Pitch" fo:font-size="10pt" fo:language="ru" fo:country="RU" fo:font-weight="normal" style:font-size-asian="10pt" style:font-weight-asian="normal" style:font-size-complex="10pt" style:font-weight-complex="normal"/>
    </style:style>
    <style:style style:name="P85" style:family="paragraph" style:parent-style-name="Text_20_body">
      <style:paragraph-properties fo:margin-left="0in" fo:margin-right="0in" fo:text-align="justify" style:justify-single-word="false" fo:text-indent="0.1965in" style:auto-text-indent="false"/>
      <style:text-properties style:font-name="Courier 10 Pitch" fo:font-size="10pt" fo:language="ru" fo:country="RU" fo:font-style="normal" fo:font-weight="normal" fo:background-color="transparent" style:font-size-asian="10pt" style:font-style-asian="normal" style:font-weight-asian="normal" style:font-size-complex="10pt" style:font-style-complex="normal" style:font-weight-complex="normal"/>
    </style:style>
    <style:style style:name="P86" style:family="paragraph" style:parent-style-name="Text_20_body">
      <style:paragraph-properties fo:margin-left="0in" fo:margin-right="0in" fo:text-align="justify" style:justify-single-word="false" fo:text-indent="0.1965in" style:auto-text-indent="false"/>
      <style:text-properties style:font-name="Courier 10 Pitch" fo:font-size="10pt" fo:font-weight="normal" style:font-size-asian="10pt" style:font-weight-asian="normal" style:font-size-complex="10pt" style:font-weight-complex="normal"/>
    </style:style>
    <style:style style:name="P87" style:family="paragraph" style:parent-style-name="Text_20_body">
      <style:paragraph-properties fo:margin-left="0in" fo:margin-right="0in" fo:text-align="justify" style:justify-single-word="false" fo:text-indent="0.1965in" style:auto-text-indent="false"/>
      <style:text-properties style:font-name="Courier 10 Pitch" fo:font-size="10pt" style:font-size-asian="10pt" style:font-size-complex="10pt"/>
    </style:style>
    <style:style style:name="P88" style:family="paragraph" style:parent-style-name="Text_20_body">
      <style:paragraph-properties fo:margin-left="0in" fo:margin-right="0in" fo:text-align="end" style:justify-single-word="false" fo:text-indent="0.1965in" style:auto-text-indent="false"/>
    </style:style>
    <style:style style:name="P89" style:family="paragraph" style:parent-style-name="Text_20_body">
      <style:paragraph-properties fo:margin-left="0in" fo:margin-right="0in" fo:text-align="justify" style:justify-single-word="false" fo:text-indent="0.1965in" style:auto-text-indent="false"/>
      <style:text-properties fo:color="#ff6600" fo:language="en" fo:country="US" fo:font-style="normal" style:font-style-asian="normal" style:font-style-complex="normal"/>
    </style:style>
    <style:style style:name="P90" style:family="paragraph" style:parent-style-name="Text_20_body">
      <style:paragraph-properties fo:margin-left="0in" fo:margin-right="0in" fo:text-align="justify" style:justify-single-word="false" fo:text-indent="0.1965in" style:auto-text-indent="false"/>
      <style:text-properties fo:color="#0000cc" fo:language="en" fo:country="US" fo:font-style="normal" fo:font-weight="normal" style:font-style-asian="normal" style:font-weight-asian="normal" style:font-style-complex="normal" style:font-weight-complex="normal"/>
    </style:style>
    <style:style style:name="P91" style:family="paragraph" style:parent-style-name="Text_20_body">
      <style:paragraph-properties fo:margin-left="0in" fo:margin-right="0in" fo:text-align="justify" style:justify-single-word="false" fo:text-indent="0.1965in" style:auto-text-indent="false"/>
      <style:text-properties fo:color="#ff3333" fo:language="ru" fo:country="RU" fo:font-style="italic" style:font-style-asian="italic" style:font-style-complex="italic"/>
    </style:style>
    <style:style style:name="P92" style:family="paragraph" style:parent-style-name="Standard">
      <style:paragraph-properties fo:margin-left="0in" fo:margin-right="0in" fo:text-align="justify" style:justify-single-word="false" fo:text-indent="0.1965in" style:auto-text-indent="false"/>
    </style:style>
    <style:style style:name="P93" style:family="paragraph" style:parent-style-name="Standard">
      <style:paragraph-properties fo:margin-left="0in" fo:margin-right="0in" fo:text-align="justify" style:justify-single-word="false" fo:text-indent="0.1965in" style:auto-text-indent="false"/>
      <style:text-properties fo:language="ru" fo:country="RU"/>
    </style:style>
    <style:style style:name="P94" style:family="paragraph" style:parent-style-name="Standard">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95"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96"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97" style:family="paragraph" style:parent-style-name="Text_20_body">
      <style:paragraph-properties fo:margin-left="0in" fo:margin-right="0in" fo:margin-top="0in" fo:margin-bottom="0.0835in" loext:contextual-spacing="false" fo:text-align="justify" style:justify-single-word="false" fo:text-indent="0.1965in" style:auto-text-indent="false"/>
    </style:style>
    <style:style style:name="P98"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99"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fo:language="ru" fo:country="RU"/>
    </style:style>
    <style:style style:name="P100"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style:style>
    <style:style style:name="P101"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102"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03"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04"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style:font-style-asian="normal" style:font-style-complex="normal"/>
    </style:style>
    <style:style style:name="P105"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style:style>
    <style:style style:name="P106"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background-color="transparent"/>
    </style:style>
    <style:style style:name="P107"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style:use-window-font-color="true" fo:language="ru" fo:country="RU" fo:background-color="transparent"/>
    </style:style>
    <style:style style:name="P108"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en" fo:country="US" fo:font-style="normal" fo:font-weight="normal" style:font-style-asian="normal" style:font-weight-asian="normal" style:font-style-complex="normal" style:font-weight-complex="normal"/>
    </style:style>
    <style:style style:name="P109"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style:use-window-font-color="true" fo:language="en" fo:country="US" fo:background-color="transparent"/>
    </style:style>
    <style:style style:name="P110"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language="en" fo:country="US"/>
    </style:style>
    <style:style style:name="P111"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fo:language="en" fo:country="US"/>
    </style:style>
    <style:style style:name="P112"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800000" fo:language="en" fo:country="US" fo:font-style="italic" style:font-style-asian="italic" style:font-style-complex="italic"/>
    </style:style>
    <style:style style:name="P113"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800000" fo:language="ru" fo:country="RU"/>
    </style:style>
    <style:style style:name="P114"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800000" fo:language="ru" fo:country="RU" fo:font-style="italic"/>
    </style:style>
    <style:style style:name="P115"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6666ff" fo:language="en" fo:country="US" fo:font-style="italic" fo:font-weight="normal" style:font-style-asian="italic" style:font-weight-asian="normal" style:font-style-complex="italic" style:font-weight-complex="normal"/>
    </style:style>
    <style:style style:name="P116"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117" style:family="paragraph" style:parent-style-name="Standard">
      <style:paragraph-properties fo:margin-left="0in" fo:margin-right="0in" fo:margin-top="0in" fo:margin-bottom="0.0835in" loext:contextual-spacing="false" fo:text-align="justify" style:justify-single-word="false" fo:text-indent="0.1965in" style:auto-text-indent="false"/>
    </style:style>
    <style:style style:name="P118"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119" style:family="paragraph" style:parent-style-name="First_20_line_20_indent">
      <style:paragraph-properties fo:margin-left="0in" fo:margin-right="0in" fo:margin-top="0in" fo:margin-bottom="0.0835in" loext:contextual-spacing="false" fo:text-align="center" style:justify-single-word="false" fo:text-indent="0.1965in" style:auto-text-indent="false"/>
      <style:text-properties fo:language="ru" fo:country="RU"/>
    </style:style>
    <style:style style:name="P120"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fo:language="ru" fo:country="RU" fo:font-style="italic" style:font-style-asian="italic" style:font-style-complex="italic"/>
    </style:style>
    <style:style style:name="P121"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style:style>
    <style:style style:name="P122"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23" style:family="paragraph" style:parent-style-name="Text_20_body">
      <style:text-properties fo:language="ru" fo:country="RU"/>
    </style:style>
    <style:style style:name="P124" style:family="paragraph" style:parent-style-name="Text_20_body">
      <style:text-properties fo:color="#800000"/>
    </style:style>
    <style:style style:name="P125" style:family="paragraph" style:parent-style-name="Text_20_body">
      <style:text-properties fo:color="#800000" fo:language="ru" fo:country="RU" fo:font-style="normal" fo:font-weight="normal" fo:background-color="transparent" style:font-style-asian="normal" style:font-weight-asian="normal" style:font-style-complex="normal" style:font-weight-complex="normal"/>
    </style:style>
    <style:style style:name="P126" style:family="paragraph" style:parent-style-name="First_20_line_20_indent">
      <style:text-properties fo:language="ru" fo:country="RU"/>
    </style:style>
    <style:style style:name="P127" style:family="paragraph" style:parent-style-name="First_20_line_20_indent">
      <style:paragraph-properties fo:text-align="justify" style:justify-single-word="false"/>
      <style:text-properties fo:language="ru" fo:country="RU"/>
    </style:style>
    <style:style style:name="P128" style:family="paragraph" style:parent-style-name="First_20_line_20_indent">
      <style:text-properties fo:font-size="15pt" fo:language="ru" fo:country="RU" style:font-size-asian="15pt" style:font-size-complex="15pt"/>
    </style:style>
    <style:style style:name="P129" style:family="paragraph" style:parent-style-name="First_20_line_20_indent">
      <style:text-properties fo:font-size="12pt" fo:language="ru" fo:country="RU" style:font-size-asian="12pt" style:font-size-complex="12pt"/>
    </style:style>
    <style:style style:name="P130" style:family="paragraph" style:parent-style-name="First_20_line_20_indent">
      <style:paragraph-properties fo:text-align="justify" style:justify-single-word="false"/>
      <style:text-properties fo:language="en" fo:country="US"/>
    </style:style>
    <style:style style:name="P131" style:family="paragraph" style:parent-style-name="First_20_line_20_indent">
      <style:paragraph-properties fo:text-align="justify" style:justify-single-word="false"/>
    </style:style>
    <style:style style:name="P132" style:family="paragraph" style:parent-style-name="Text_20_body">
      <style:paragraph-properties fo:margin-left="0in" fo:margin-right="0in" fo:text-align="center" style:justify-single-word="false" fo:text-indent="0in" style:auto-text-indent="false"/>
    </style:style>
    <style:style style:name="P133"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style:font-style-asian="normal" style:font-style-complex="normal"/>
    </style:style>
    <style:style style:name="P134"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135" style:family="paragraph" style:parent-style-name="Footnote">
      <style:paragraph-properties fo:margin-left="0in" fo:margin-right="0in" fo:text-indent="0in" style:auto-text-indent="false"/>
      <style:text-properties fo:language="en" fo:country="US"/>
    </style:style>
    <style:style style:name="P136" style:family="paragraph" style:parent-style-name="Text_20_body">
      <style:paragraph-properties fo:margin-left="0in" fo:margin-right="0in" fo:margin-top="0in" fo:margin-bottom="0.0835in" loext:contextual-spacing="false" fo:text-align="justify" style:justify-single-word="false" fo:text-indent="0in" style:auto-text-indent="false"/>
      <style:text-properties style:use-window-font-color="true" fo:language="ru" fo:country="RU" fo:background-color="transparent"/>
    </style:style>
    <style:style style:name="P137" style:family="paragraph" style:parent-style-name="Footnote">
      <style:text-properties fo:language="en" fo:country="US"/>
    </style:style>
    <style:style style:name="P138" style:family="paragraph" style:parent-style-name="Footnote">
      <style:text-properties fo:language="ru" fo:country="RU"/>
    </style:style>
    <style:style style:name="P139" style:family="paragraph" style:parent-style-name="Footnote">
      <style:text-properties style:use-window-font-color="true" fo:language="ru" fo:country="RU"/>
    </style:style>
    <style:style style:name="P140" style:family="paragraph" style:parent-style-name="Footnote">
      <style:text-properties fo:font-style="normal" style:font-style-asian="normal" style:font-style-complex="normal"/>
    </style:style>
    <style:style style:name="P141" style:family="paragraph" style:parent-style-name="Text_20_body">
      <style:paragraph-properties fo:margin-top="0in" fo:margin-bottom="0.0835in" loext:contextual-spacing="false" fo:text-align="justify" style:justify-single-word="false"/>
      <style:text-properties fo:language="en" fo:country="US"/>
    </style:style>
    <style:style style:name="P142" style:family="paragraph" style:parent-style-name="Text_20_body" style:master-page-name="">
      <style:paragraph-properties fo:margin-left="0in" fo:margin-right="0in" fo:margin-top="0in" fo:margin-bottom="0.0835in" loext:contextual-spacing="false" fo:text-align="justify" style:justify-single-word="false" fo:text-indent="0.2083in" style:auto-text-indent="false" style:page-number="auto"/>
      <style:text-properties style:use-window-font-color="true" fo:language="ru" fo:country="RU" fo:font-style="normal" style:text-underline-style="none" style:font-style-asian="normal" style:font-style-complex="normal"/>
    </style:style>
    <style:style style:name="P143" style:family="paragraph" style:parent-style-name="Text_20_body" style:list-style-name="L1">
      <style:paragraph-properties fo:margin-left="0in" fo:margin-right="0in" fo:text-align="justify" style:justify-single-word="false" fo:text-indent="0.1965in" style:auto-text-indent="false"/>
      <style:text-properties fo:font-style="italic" style:font-style-asian="italic" style:font-style-complex="italic"/>
    </style:style>
    <style:style style:name="P14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4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paragraph-rsid="0018bff1" fo:background-color="transparent" style:font-style-asian="normal" style:font-weight-asian="normal" style:font-style-complex="normal" style:font-weight-complex="normal"/>
    </style:style>
    <style:style style:name="P14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paragraph-rsid="001c8886" fo:background-color="transparent" style:font-style-asian="normal" style:font-weight-asian="normal" style:font-style-complex="normal" style:font-weight-complex="normal"/>
    </style:style>
    <style:style style:name="P14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paragraph-rsid="001ce579" fo:background-color="transparent" style:font-style-asian="normal" style:font-weight-asian="normal" style:font-style-complex="normal" style:font-weight-complex="normal"/>
    </style:style>
    <style:style style:name="P14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paragraph-rsid="001f8657" fo:background-color="transparent" style:font-style-asian="normal" style:font-weight-asian="normal" style:font-style-complex="normal" style:font-weight-complex="normal"/>
    </style:style>
    <style:style style:name="P14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206837" officeooo:paragraph-rsid="00206837" fo:background-color="transparent" style:font-style-asian="normal" style:font-weight-asian="normal" style:font-style-complex="normal" style:font-weight-complex="normal"/>
    </style:style>
    <style:style style:name="P15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220326" officeooo:paragraph-rsid="00220326" fo:background-color="transparent" style:font-style-asian="normal" style:font-weight-asian="normal" style:font-style-complex="normal" style:font-weight-complex="normal"/>
    </style:style>
    <style:style style:name="P151"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152" style:family="paragraph" style:parent-style-name="Heading_20_2">
      <style:text-properties fo:language="en" fo:country="US"/>
    </style:style>
    <style:style style:name="P153" style:family="paragraph" style:parent-style-name="Heading_20_2">
      <style:paragraph-properties fo:text-align="justify" style:justify-single-word="false"/>
    </style:style>
    <style:style style:name="P154" style:family="paragraph" style:parent-style-name="Heading_20_1">
      <style:paragraph-properties fo:margin-left="0in" fo:margin-right="0in" fo:text-align="center" style:justify-single-word="false" fo:text-indent="0.1965in" style:auto-text-indent="false"/>
    </style:style>
    <style:style style:name="P155" style:family="paragraph" style:parent-style-name="Heading_20_3">
      <style:text-properties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fo:font-style="normal" fo:font-weight="normal" style:font-style-asian="normal" style:font-weight-asian="normal" style:font-style-complex="normal" style:font-weight-complex="normal"/>
    </style:style>
    <style:style style:name="T6" style:family="text">
      <style:text-properties fo:language="ru" fo:country="RU" fo:font-style="normal" fo:font-weight="bold" style:font-style-asian="normal" style:font-weight-asian="bold" style:font-style-complex="normal" style:font-weight-complex="bold"/>
    </style:style>
    <style:style style:name="T7" style:family="text">
      <style:text-properties fo:language="ru" fo:country="RU" fo:font-style="normal" fo:background-color="transparent" loext:char-shading-value="0" style:font-style-asian="normal" style:font-style-complex="normal"/>
    </style:style>
    <style:style style:name="T8" style:family="text">
      <style:text-properties fo:language="ru" fo:country="RU" fo:font-weight="normal" style:font-weight-asian="normal" style:font-weight-complex="normal"/>
    </style:style>
    <style:style style:name="T9" style:family="text">
      <style:text-properties fo:language="ru" fo:country="RU" fo:font-weight="bold" style:font-weight-asian="bold" style:font-weight-complex="bold"/>
    </style:style>
    <style:style style:name="T10" style:family="text">
      <style:text-properties fo:language="ru" fo:country="RU" style:text-underline-style="none"/>
    </style:style>
    <style:style style:name="T11" style:family="text">
      <style:text-properties fo:language="en" fo:country="US"/>
    </style:style>
    <style:style style:name="T12" style:family="text">
      <style:text-properties fo:language="en" fo:country="US" fo:font-style="normal" style:font-style-asian="normal" style:font-style-complex="normal"/>
    </style:style>
    <style:style style:name="T13" style:family="text">
      <style:text-properties fo:language="en" fo:country="US" fo:font-style="italic" style:font-style-asian="italic" style:font-style-complex="italic"/>
    </style:style>
    <style:style style:name="T14" style:family="text">
      <style:text-properties fo:language="en" fo:country="US" fo:font-weight="bold" style:font-weight-asian="bold" style:font-weight-complex="bold"/>
    </style:style>
    <style:style style:name="T15" style:family="text">
      <style:text-properties fo:language="en" fo:country="US" fo:font-weight="normal" style:font-weight-asian="normal" style:font-weight-complex="normal"/>
    </style:style>
    <style:style style:name="T16" style:family="text">
      <style:text-properties fo:language="en" fo:country="US" fo:font-weight="normal" fo:background-color="transparent" loext:char-shading-value="0" style:font-weight-asian="normal" style:font-weight-complex="normal"/>
    </style:style>
    <style:style style:name="T17" style:family="text">
      <style:text-properties fo:language="en" fo:country="US" fo:background-color="transparent" loext:char-shading-value="0"/>
    </style:style>
    <style:style style:name="T18" style:family="text">
      <style:text-properties fo:color="#ff3333"/>
    </style:style>
    <style:style style:name="T19" style:family="text">
      <style:text-properties fo:color="#ff3333" fo:language="ru" fo:country="RU"/>
    </style:style>
    <style:style style:name="T20" style:family="text">
      <style:text-properties fo:color="#ff3333" fo:language="ru" fo:country="RU" fo:font-weight="normal" style:font-weight-asian="normal" style:font-weight-complex="normal"/>
    </style:style>
    <style:style style:name="T21" style:family="text">
      <style:text-properties fo:color="#ff3333" fo:font-weight="normal" style:font-weight-asian="normal" style:font-weight-complex="normal"/>
    </style:style>
    <style:style style:name="T22" style:family="text">
      <style:text-properties fo:font-style="italic" style:font-style-asian="italic" style:font-style-complex="italic"/>
    </style:style>
    <style:style style:name="T23" style:family="text">
      <style:text-properties fo:font-style="italic" fo:font-weight="bold" style:font-style-asian="italic" style:font-weight-asian="bold" style:font-style-complex="italic" style:font-weight-complex="bold"/>
    </style:style>
    <style:style style:name="T24" style:family="text">
      <style:text-properties fo:color="#800000"/>
    </style:style>
    <style:style style:name="T25" style:family="text">
      <style:text-properties fo:color="#800000" fo:language="ru" fo:country="RU"/>
    </style:style>
    <style:style style:name="T26" style:family="text">
      <style:text-properties fo:color="#800000" fo:font-weight="normal" style:font-weight-asian="normal" style:font-weight-complex="normal"/>
    </style:style>
    <style:style style:name="T27" style:family="text">
      <style:text-properties fo:font-weight="bold" style:font-weight-asian="bold" style:font-weight-complex="bold"/>
    </style:style>
    <style:style style:name="T28" style:family="text">
      <style:text-properties fo:font-weight="bold" fo:background-color="transparent" loext:char-shading-value="0" style:font-weight-asian="bold" style:font-weight-complex="bold"/>
    </style:style>
    <style:style style:name="T29" style:family="text">
      <style:text-properties style:use-window-font-color="true"/>
    </style:style>
    <style:style style:name="T30" style:family="text">
      <style:text-properties style:use-window-font-color="true" fo:language="ru" fo:country="RU"/>
    </style:style>
    <style:style style:name="T31" style:family="text">
      <style:text-properties style:use-window-font-color="true" fo:language="ru" fo:country="RU" fo:font-style="normal" style:font-style-asian="normal" style:font-style-complex="normal"/>
    </style:style>
    <style:style style:name="T32" style:family="text">
      <style:text-properties style:use-window-font-color="true" fo:language="ru" fo:country="RU" fo:font-style="normal" fo:font-weight="normal" style:font-style-asian="normal" style:font-weight-asian="normal" style:font-style-complex="normal" style:font-weight-complex="normal"/>
    </style:style>
    <style:style style:name="T33" style:family="text">
      <style:text-properties style:use-window-font-color="true" fo:language="ru" fo:country="RU" fo:font-style="normal" fo:font-weight="normal" fo:background-color="transparent" loext:char-shading-value="0" style:font-style-asian="normal" style:font-weight-asian="normal" style:font-style-complex="normal" style:font-weight-complex="normal"/>
    </style:style>
    <style:style style:name="T34" style:family="text">
      <style:text-properties style:use-window-font-color="true" fo:language="ru" fo:country="RU" fo:font-style="normal" fo:background-color="transparent" loext:char-shading-value="0" style:font-style-asian="normal" style:font-style-complex="normal"/>
    </style:style>
    <style:style style:name="T35" style:family="text">
      <style:text-properties style:use-window-font-color="true" fo:language="ru" fo:country="RU" fo:font-style="italic" style:font-style-asian="italic" style:font-style-complex="italic"/>
    </style:style>
    <style:style style:name="T36" style:family="text">
      <style:text-properties style:use-window-font-color="true" fo:language="ru" fo:country="RU" fo:font-style="italic" fo:font-weight="normal" style:font-style-asian="italic" style:font-weight-asian="normal" style:font-style-complex="italic" style:font-weight-complex="normal"/>
    </style:style>
    <style:style style:name="T37" style:family="text">
      <style:text-properties style:use-window-font-color="true" fo:language="ru" fo:country="RU" fo:font-weight="normal" style:font-weight-asian="normal" style:font-weight-complex="normal"/>
    </style:style>
    <style:style style:name="T38" style:family="text">
      <style:text-properties style:use-window-font-color="true" fo:language="ru" fo:country="RU" fo:background-color="transparent" loext:char-shading-value="0"/>
    </style:style>
    <style:style style:name="T39" style:family="text">
      <style:text-properties style:use-window-font-color="true" fo:language="en" fo:country="US"/>
    </style:style>
    <style:style style:name="T40" style:family="text">
      <style:text-properties style:use-window-font-color="true" fo:language="en" fo:country="US" fo:font-style="normal" style:font-style-asian="normal" style:font-style-complex="normal"/>
    </style:style>
    <style:style style:name="T41" style:family="text">
      <style:text-properties style:use-window-font-color="true" fo:language="en" fo:country="US" fo:font-style="normal" fo:font-weight="normal" style:font-style-asian="normal" style:font-weight-asian="normal" style:font-style-complex="normal" style:font-weight-complex="normal"/>
    </style:style>
    <style:style style:name="T42" style:family="text">
      <style:text-properties style:use-window-font-color="true" fo:language="en" fo:country="US" fo:font-style="normal" fo:font-weight="normal" fo:background-color="transparent" loext:char-shading-value="0" style:font-style-asian="normal" style:font-weight-asian="normal" style:font-style-complex="normal" style:font-weight-complex="normal"/>
    </style:style>
    <style:style style:name="T43" style:family="text">
      <style:text-properties style:use-window-font-color="true" fo:language="en" fo:country="US" fo:font-weight="normal" style:font-weight-asian="normal" style:font-weight-complex="normal"/>
    </style:style>
    <style:style style:name="T44" style:family="text">
      <style:text-properties style:use-window-font-color="true" fo:font-style="normal" style:font-style-asian="normal" style:font-style-complex="normal"/>
    </style:style>
    <style:style style:name="T45" style:family="text">
      <style:text-properties style:use-window-font-color="true" fo:font-style="normal" fo:font-weight="normal" style:font-style-asian="normal" style:font-weight-asian="normal" style:font-style-complex="normal" style:font-weight-complex="normal"/>
    </style:style>
    <style:style style:name="T46" style:family="text">
      <style:text-properties style:use-window-font-color="true" fo:font-style="italic" fo:font-weight="normal" style:font-style-asian="italic" style:font-weight-asian="normal" style:font-style-complex="italic" style:font-weight-complex="normal"/>
    </style:style>
    <style:style style:name="T47" style:family="text">
      <style:text-properties style:use-window-font-color="true" fo:background-color="transparent" loext:char-shading-value="0"/>
    </style:style>
    <style:style style:name="T48" style:family="text">
      <style:text-properties style:use-window-font-color="true" fo:language="uk" fo:country="UA" fo:font-style="normal" fo:font-weight="normal" style:font-style-asian="normal" style:font-weight-asian="normal" style:font-style-complex="normal" style:font-weight-complex="normal"/>
    </style:style>
    <style:style style:name="T49" style:family="text">
      <style:text-properties fo:background-color="transparent" loext:char-shading-value="0"/>
    </style:style>
    <style:style style:name="T50" style:family="text">
      <style:text-properties style:text-position="super 58%"/>
    </style:style>
    <style:style style:name="T51" style:family="text">
      <style:text-properties fo:language="fr" fo:country="FR"/>
    </style:style>
    <style:style style:name="T52" style:family="text">
      <style:text-properties fo:color="#3333ff"/>
    </style:style>
    <style:style style:name="T53" style:family="text">
      <style:text-properties fo:color="#3333ff" fo:language="en" fo:country="US"/>
    </style:style>
    <style:style style:name="T54" style:family="text">
      <style:text-properties fo:font-style="normal" style:font-style-asian="normal" style:font-style-complex="normal"/>
    </style:style>
    <style:style style:name="T55" style:family="text">
      <style:text-properties fo:font-style="normal" fo:font-weight="normal" style:font-style-asian="normal" style:font-weight-asian="normal" style:font-style-complex="normal" style:font-weight-complex="normal"/>
    </style:style>
    <style:style style:name="T56" style:family="text">
      <style:text-properties fo:font-style="normal" fo:font-weight="normal" fo:background-color="transparent" loext:char-shading-value="0" style:font-style-asian="normal" style:font-weight-asian="normal" style:font-style-complex="normal" style:font-weight-complex="normal"/>
    </style:style>
    <style:style style:name="T57" style:family="text">
      <style:text-properties fo:font-style="normal" style:text-underline-style="none" style:font-style-asian="normal" style:font-style-complex="normal"/>
    </style:style>
    <style:style style:name="T58" style:family="text">
      <style:text-properties fo:color="#0066ff"/>
    </style:style>
    <style:style style:name="T59" style:family="text">
      <style:text-properties fo:font-weight="normal" style:font-weight-asian="normal" style:font-weight-complex="normal"/>
    </style:style>
    <style:style style:name="T60" style:family="text">
      <style:text-properties fo:font-weight="normal" fo:background-color="transparent" loext:char-shading-value="0" style:font-weight-asian="normal" style:font-weight-complex="normal"/>
    </style:style>
    <style:style style:name="T61" style:family="text">
      <style:text-properties style:text-line-through-style="solid" style:text-line-through-type="single" fo:font-weight="bold" style:font-weight-asian="bold" style:font-weight-complex="bold"/>
    </style:style>
    <style:style style:name="T62" style:family="text">
      <style:text-properties fo:language="uk" fo:country="UA"/>
    </style:style>
    <style:style style:name="T63" style:family="text">
      <style:text-properties fo:language="uk" fo:country="UA" fo:font-style="italic" style:font-style-asian="italic" style:font-style-complex="italic"/>
    </style:style>
    <style:style style:name="T64" style:family="text">
      <style:text-properties fo:language="uk" fo:country="UA" fo:font-weight="bold" style:font-weight-asian="bold" style:font-weight-complex="bold"/>
    </style:style>
    <style:style style:name="T65" style:family="text">
      <style:text-properties fo:color="#ff0000"/>
    </style:style>
    <style:style style:name="T66" style:family="text">
      <style:text-properties style:text-underline-style="none"/>
    </style:style>
    <style:style style:name="T67" style:family="text">
      <style:text-properties style:text-rotation-angle="90" style:text-rotation-scale="line-height"/>
    </style:style>
    <style:style style:name="T68" style:family="text">
      <style:text-properties style:text-rotation-angle="270" style:text-rotation-scale="line-height"/>
    </style:style>
    <style:style style:name="T69" style:family="text">
      <style:text-properties style:text-position="sub 58%" style:font-size-asian="10.5pt"/>
    </style:style>
    <style:style style:name="T70" style:family="text">
      <style:text-properties style:font-name="Symbol" style:font-name-asian="Symbol" style:font-name-complex="Symbol"/>
    </style:style>
    <style:style style:name="T71" style:family="text">
      <style:text-properties style:font-name="Liberation Serif1" style:font-name-asian="Symbol" style:font-name-complex="Symbol"/>
    </style:style>
    <style:style style:name="T72" style:family="text">
      <style:text-properties style:font-name="Courier New CYR"/>
    </style:style>
    <style:style style:name="T73" style:family="text">
      <style:text-properties style:font-name="Courier New CYR" fo:language="en" fo:country="US"/>
    </style:style>
    <style:style style:name="T74" style:family="text">
      <style:text-properties fo:color="#6666ff"/>
    </style:style>
    <style:style style:name="T75" style:family="text">
      <style:text-properties fo:font-size="14pt" fo:language="en" fo:country="US" fo:font-weight="bold" style:font-size-asian="14pt" style:font-weight-asian="bold" style:font-size-complex="14pt" style:font-weight-complex="bold"/>
    </style:style>
    <style:style style:name="T76" style:family="text">
      <style:text-properties fo:font-size="14pt" fo:font-weight="bold" style:font-size-asian="14pt" style:font-weight-asian="bold" style:font-size-complex="14pt" style:font-weight-complex="bold"/>
    </style:style>
    <style:style style:name="T77" style:family="text">
      <style:text-properties fo:font-size="9pt" style:font-size-asian="9pt" style:font-size-complex="9pt"/>
    </style:style>
    <style:style style:name="T78" style:family="text">
      <style:text-properties fo:font-size="12pt" style:font-size-asian="12pt" style:font-size-complex="12pt"/>
    </style:style>
    <style:style style:name="T79" style:family="text">
      <style:text-properties officeooo:rsid="001748ec"/>
    </style:style>
    <style:style style:name="T80" style:family="text">
      <style:text-properties officeooo:rsid="0018bff1"/>
    </style:style>
    <style:style style:name="T81" style:family="text">
      <style:text-properties officeooo:rsid="001a69cb"/>
    </style:style>
    <style:style style:name="T82" style:family="text">
      <style:text-properties officeooo:rsid="001ce579"/>
    </style:style>
    <style:style style:name="T83" style:family="text">
      <style:text-properties officeooo:rsid="001f8657"/>
    </style:style>
    <style:style style:name="T84" style:family="text">
      <style:text-properties officeooo:rsid="002307d4"/>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4" text:outline-level="1">Последний фанфик</text:h>
      <text:p text:style-name="P53"/>
      <text:h text:style-name="P152" text:outline-level="2">1. Терра</text:h>
      <text:p text:style-name="P24"/>
      <text:p text:style-name="P2">***</text:p>
      <text:p text:style-name="P2"/>
      <text:p text:style-name="P1">Звонок Алекса застал меня в спиртном<text:span text:style-name="T1"> отделе</text:span>.</text:p>
      <text:p text:style-name="P1"><text:span text:style-name="T1">– Анон</text:span>, привет!</text:p>
      <text:p text:style-name="P1"><text:span text:style-name="T1">– </text:span>Здорово.</text:p>
      <text:p text:style-name="P1"><text:span text:style-name="T1">– </text:span>Слушай, <text:span text:style-name="T1">тут такое дело, Нэш опять шалить стал, на запросы не реагирует. Можешь глянуть, что с кластером</text:span>?</text:p>
      <text:p text:style-name="P3">Я прислонился к стойке с коньяком и закрыл глаза.</text:p>
      <text:p text:style-name="P4">Блядь, как хочется послать его нахуй!</text:p>
      <text:p text:style-name="P3">– Алекс, какого чёрта? Я уволился два дня назад.</text:p>
      <text:p text:style-name="P1"><text:span text:style-name="T1">– Да ты не злись, я</text:span> всё понимаю, <text:span text:style-name="T1">но мы же свои люди. Макс в этом не шарит ни хрена. Класт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разобрали, что работают с бэкап-сервером, но скоро заметят. Съездил бы, разобрался? Я тебе обещаю, больше дёргать не будем. И оплата по тройной ставке. Почасово.</text:span></text:p>
      <text:p text:style-name="P3">Алекс тараторил без умолку, тщательно<text:span text:style-name="T29"> скрывая дрожь в голосе.</text:span></text:p>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5">– Анон, не беспокойся, охрана уже в курсе. Тебе выдадут временный.</text:p>
      <text:p text:style-name="P5">– Не поеду. Похер мне на твою ставку. Суббота за окном. А пока к вам доеду да разберусь, будет и воскресенье. У меня в планах уехать на дачу, ужраться там вдрызг и лежать на диване до полудня. Я свободный человек.</text:p>
      <text:p text:style-name="P5">– Анон,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50"><text:note text:id="ftn1" text:note-class="footnote"><text:note-citation>1</text:note-citation><text:note-body><text:p text:style-name="P137">Money back — <text:span text:style-name="T1">деньги назад</text:span></text:p></text:note-body></text:note></text:span> и уйдёт к конкурентам. А проект закроют. Мне так и написать на надгробном камне Дайсона: тим лид<text:note text:id="ftn2" text:note-class="footnote"><text:note-citation>2</text:note-citation><text:note-body><text:p text:style-name="P137">Team lead — г<text:span text:style-name="T1">лавный программист команды, работающей над проектом</text:span></text:p></text:note-body></text:note> проекта ушёл в запой, семь лет работы в жопу?</text:p>
      <text:p text:style-name="P4">Блядь!</text:p>
      <text:p text:style-name="P3">– Ладно, <text:span text:style-name="T11">уболтал</text:span>. В последний раз. Загляну на огонёк, но ничего не обещаю. Честно говоря, мне плевать.</text:p>
      <text:p text:style-name="P3">Шум супермаркета не смог скрыть выдох на той стороне трубки.</text:p>
      <text:p text:style-name="P3">– Спасибо, Анон. Я знал, что на тебя можно рассчитывать. Оплата, как договорились.</text:p>
      <text:p text:style-name="P21"><text:span text:style-name="T1">Пиздец! Мало того, что последний год жил на работе без выходных и отпусков, так и теперь от них не спрячешься!</text:span><text:span text:style-name="T11">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2"><text:soft-page-break/></text:p>
      <text:p text:style-name="P2">***</text:p>
      <text:p text:style-name="P2"/>
      <text:p text:style-name="P32">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32"><text:span text:style-name="T11">RnD-</text:span><text:span text:style-name="T1">зона</text:span><text:span text:style-name="T1"><text:note text:id="ftn3" text:note-class="footnote"><text:note-citation>3</text:note-citation><text:note-body><text:p text:style-name="P137">RnD — Research aNd Development, <text:span text:style-name="T1">зона исследований и разработки</text:span></text:p></text:note-body></text:note></text:span><text:span text:style-name="T1"> уставилась на меня зрачками видеокамер</text:span>. Я показал им фак и демонстративно прошёл в режимную комнату с мобильником. После увольнения можно себе позволить маленькую радость чхать на корпоративную секюрити. Я повесил куртку на спинку кресла и включил компьютер.</text:p>
      <text:p text:style-name="P32">Начиналось всё с простенького аналитического модуля <text:span text:style-name="T1">на базе нейронной сети четвёртого поколения</text:span>, взятого из проекта с открытым кодом. За семь лет работы <text:span text:style-name="T1">модуль</text:span> превратился в мощный искусственный интеллект <text:span text:style-name="T1">для решения задач корпоративного бизнеса</text:span>. Один из четырёх лучших в мире. Нэш проходит тест Тьюринга с результатом 78%. <text:span text:style-name="T1">Т</text:span>олько у M<text:span text:style-name="T1">IT</text:span>, IBM <text:span text:style-name="T1">и Микрософт электрические мозги лучше</text:span>. Но там и бюджеты другие.</text:p>
      <text:p text:style-name="P32">Я запустил административную консоль, ввёл <text:span text:style-name="T1">логин с паролем и</text:span> п<text:span text:style-name="T1">оправил микрофон.</text:span> <text:span text:style-name="T1">К счастью, речевой модуль Нэшу подключили за два дня до моего ухода — теперь не нужно мудохаться с клавиатурой.</text:span></text:p>
      <text:p text:style-name="P16"/>
      <text:p text:style-name="P6">– Нэш, привет. Это Анон.</text:p>
      <text:p text:style-name="P6">– Привет, Анонимус. Рад тебя видеть. Мне говорили, ты ушёл с проекта?</text:p>
      <text:p text:style-name="P6">– Не парься об этом, Нэш. Лучше выдай мне общую диагностику на экран в сжатом формате.</text:p>
      <text:p text:style-name="P32"/>
      <text:p text:style-name="P32">Так, что тут у нас? <text:span text:style-name="T1">Т</text:span>ри последних запроса вызвали сбои в работе кластера и заставили перегрузиться один из хостов.</text:p>
      <text:p text:style-name="P32"><text:span text:style-name="T1">Я спонтанно подобрал со стола карандаш и принялся его мусолить. Что-то тут неладно! </text:span>Введём-ка парочку <text:span text:style-name="T1">общих</text:span> вопросов <text:span text:style-name="T1">для разминки</text:span>.</text:p>
      <text:p text:style-name="P32"/>
      <text:p text:style-name="P76"><text:span text:style-name="T11">– Нэш, к</text:span>ак называется наш проект?</text:p>
      <text:p text:style-name="P74"><text:span text:style-name="T8">– </text:span><text:span text:style-name="T59">Дайсон.</text:span></text:p>
      <text:p text:style-name="P74"><text:span text:style-name="T8">– </text:span><text:span text:style-name="T59">Сколько тебе лет?</text:span></text:p>
      <text:p text:style-name="P74"><text:span text:style-name="T8">– </text:span><text:span text:style-name="T59">Два года с начала запуска кластера.</text:span></text:p>
      <text:p text:style-name="P74"><text:span text:style-name="T8">– </text:span><text:span text:style-name="T59">Какой сейчас год?</text:span></text:p>
      <text:p text:style-name="P74"><text:span text:style-name="T8">– </text:span><text:span text:style-name="T21">20</text:span><text:span text:style-name="T20">18</text:span><text:span text:style-name="T59">-й.</text:span></text:p>
      <text:p text:style-name="P23"/>
      <text:p text:style-name="P32">Так, на <text:span text:style-name="T1">общие</text:span> вопросы ответы <text:span text:style-name="T1">нормальные</text:span> <text:span text:style-name="T1">—</text:span> значит, речевой транслятор и база знаний в порядке. Проверим бизнес-логику на тестовой задачке.</text:p>
      <text:p text:style-name="P31"/>
      <text:p text:style-name="P76"><text:span text:style-name="T1">– </text:span>Н<text:span text:style-name="T1">эш тестовая задача номер шестнадцать</text:span>. <text:span text:style-name="T1">Выполни при настройках по умолчанию.</text:span></text:p>
      <text:p text:style-name="P53">– Принял к исполнению.</text:p>
      <text:p text:style-name="P53"/>
      <text:p text:style-name="P85">«Выживание корпорации в условиях жёсткой конкуренции с ограниченными ресурсами. Случай 16».</text:p>
      <text:p text:style-name="P85"><text:soft-page-break/>…</text:p>
      <text:p text:style-name="P85">…</text:p>
      <text:p text:style-name="P85">…</text:p>
      <text:p text:style-name="P85">Решение.</text:p>
      <text:p text:style-name="P85">…</text:p>
      <text:p text:style-name="P11"/>
      <text:p text:style-name="P11">Я вчитался в результат и приствистнул. Карандаш выпал у меня из руки и закатился под стол.</text:p>
      <text:p text:style-name="P11">– Ого! Нэш, ты не охренел ли? Ты где таких слов набрался? Я тебя такому точно не обучал. «Промышленный шпионаж», «рейдерство», «враждебное поглощение», «гринмейл»… Ты, часом, не воевать с конкурентами собрался? Брось, они нас раздавят, как таракана.</text:p>
      <text:p text:style-name="P11">– Решение принято в соответствии с текущими настройками, Анонимус.</text:p>
      <text:p text:style-name="P11"/>
      <text:p text:style-name="P32"><text:span text:style-name="T5">Та-а-ак! Глядим в настройки… Хм… При текущих настройках решение таки верное. Вот только сами настройки не стандартные… Ладно, это не моё дело. Проехали. </text:span><text:span text:style-name="T1">Ч</text:span>то у нас с движком интеллекта и аналитикой?</text:p>
      <text:p text:style-name="P16"/>
      <text:p text:style-name="P32"><text:span text:style-name="T5">–</text:span><text:span text:style-name="T6"> </text:span><text:span text:style-name="T5">Нэш</text:span><text:span text:style-name="T55">, </text:span><text:span text:style-name="T5">в некоем городе живёт брадобрей, который бреет всех людей, которые не бреются сами. Вопрос: кто бреет брадобрея</text:span><text:span text:style-name="T55">?</text:span></text:p>
      <text:p text:style-name="P32"/>
      <text:p text:style-name="P32">Вместо ответа Нексус выплюнул на консоль длинную распечатку букв и служебных символов, среди которых бросилась в глаза строка “<text:span text:style-name="T27">incompartible interface Analytics v.0.93 beta</text:span>”</text:p>
      <text:p text:style-name="P32">Ага, уже теплее.</text:p>
      <text:p text:style-name="P32"/>
      <text:p text:style-name="P74"><text:span text:style-name="T8">– Нэш</text:span><text:span text:style-name="T59">, выдай диагностику модуля </text:span><text:span text:style-name="T8">аналитики.</text:span></text:p>
      <text:p text:style-name="P32"/>
      <text:p text:style-name="P32">Йо! Видеокамеры молча наблюдают за <text:span text:style-name="T1">моим </text:span>поднятым вверх <text:span text:style-name="T1">большим пальцем</text:span>.</text:p>
      <text:p text:style-name="P32">Всё <text:span text:style-name="T1">ясно</text:span>. Версия аналитического модуля устарела и стала несовместимой с последним апдейтом кибермозга.</text:p>
      <text:p text:style-name="P32">Набираю номер прожект-мэнеджера.</text:p>
      <text:p text:style-name="P32"><text:span text:style-name="T11">– </text:span>Алекс, это <text:span text:style-name="T1">Анон</text:span>. Кто-то из продакшн-команды <text:span text:style-name="T1">при установке последнего апдейта Нэша </text:span>забыл про<text:span text:style-name="T1">апгрейдить</text:span> аналитический модуль. Пусть обновят до <text:span text:style-name="T1">последней</text:span> версии. У меня всё. Я валю домой. Если что пойдёт не так, пусть отзвонятся.</text:p>
      <text:p text:style-name="P32"><text:span text:style-name="T11">– </text:span>Окей. Спасибо, <text:span text:style-name="T1">Анон</text:span>. <text:span text:style-name="T1">Выручил.</text:span></text:p>
      <text:p text:style-name="P32"><text:span text:style-name="T1">– Да, и</text:span> <text:span text:style-name="T1">ещё.</text:span> Кто-то выставил <text:span text:style-name="T1">Нэшу</text:span> экспериментальные <text:span text:style-name="T1">установки</text:span> по <text:span text:style-name="T1">агрессивному</text:span> бизнес-управлению. Ну, те <text:span text:style-name="T1">самые</text:span>, помнишь, <text:span text:style-name="T1">с которыми </text:span>мы <text:span text:style-name="T1">баловались</text:span> на бизнес-играх по сценарию "Корпорация “<text:span text:style-name="T1">Терра</text:span>”: <text:span text:style-name="T1">Поглощение"</text:span>?</text:p>
      <text:p text:style-name="P32"><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7">– Но эти установки работают не в тестовом кластере, а на продакшн-сервере.</text:p>
      <text:p text:style-name="P7">– Забей, это не наше дело.</text:p>
      <text:p text:style-name="P32"><text:span text:style-name="T1">– </text:span>Ааа, понятно. Ладно, у меня всё. <text:span text:style-name="T1">Отбой</text:span>!</text:p>
      <text:p text:style-name="P33"><text:span text:style-name="T1">– Отбой</text:span>. <text:span text:style-name="T1">Ещё раз спасибо, что помог. Жаль, что ты ушёл</text:span><text:span text:style-name="T11">.</text:span></text:p>
      <text:p text:style-name="P106">Бип-бип-бип.</text:p>
      <text:p text:style-name="P106"><text:soft-page-break/></text:p>
      <text:p text:style-name="P32"><text:span text:style-name="T1">У</text:span>ходя попрощался с охранником, <text:span text:style-name="T1">увлечённо исследующим тему садо-мазо</text:span>.</text:p>
      <text:p text:style-name="P32">Всё, свободен. Хотя <text:s/><text:span text:style-name="T1">воскресенье</text:span> уже испорчен<text:span text:style-name="T1">о</text:span>.</text:p>
      <text:p text:style-name="P32"/>
      <text:p text:style-name="P132">***</text:p>
      <text:p text:style-name="P132"/>
      <text:p text:style-name="P3">На улице моросил дождь со снегом. Я шарил по карманам в поисках ключей от машины, когда по плечу похлопали.</text:p>
      <text:p text:style-name="P3">Я обернулся. За спиной подслеповато осклабился бородатый зачуханый мужик в рваных джинсах и свитере.</text:p>
      <text:p text:style-name="P3">– Слышь, бро, дай на опохмел? Мочи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риснилось, как тентакля под воду утащила. А перед этим ещё и все рёбра переломала. Спать не могу теперя.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Фонари погасли и в наступившей тьме каруселью закрутились искорки света. В центре этого звёздного калейдоскопа стал проступать образ. Было в этом видении из детства нечто щемящее, сказочное, давно забытое и вычеркнутое из памяти за ненадобностью. Я забыл дышать от восторга и удивления. </text:p>
      <text:p text:style-name="P3">– Так чего, дашь на успокоение нервов? Не жлобись, мужик, будь другом? – повторный оклик нищего вернул меня к реальности.</text:p>
      <text:p text:style-name="P3">Образ развеялся. Я уставился на бомжа,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 Ромчик! То, что надо! Спасибо, бро!</text:p>
      <text:p text:style-name="P3">Бродяга пошлёпал в дождь.</text:p>
      <text:p text:style-name="P3">Я смотрел ему вслед, пытаясь вспомнить детали видения, на мгновение проступившего во тьме.</text:p>
      <text:p text:style-name="P8"/>
      <text:p text:style-name="P8">***</text:p>
      <text:p text:style-name="P8"/>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37">Junior — <text:span text:style-name="T1">младший программист.</text:span></text:p></text:note-body></text:note></text:span><text:span text:style-name="T1">, а оглянуться не успел — и уже лидер проекта, входящего в Топ-</text:span><text:span text:style-name="T11">100. </text:span>И жизнь вертится каруселью, из которой не выскочишь.</text:p>
      <text:p text:style-name="P3">Теперь, вот, выскочил. Да только что делать с этим — непонятно.</text:p>
      <text:p text:style-name="P3"/>
      <text:p text:style-name="P1"><text:soft-page-break/>Дома настойчиво <text:span text:style-name="T1">скрипела</text:span> <text:span text:style-name="T1">Крыса</text:span>, требуя ужина.<text:span text:style-name="T11"> М</text:span><text:span text:style-name="T1">есяц назад у неё что-то сломалось в синтезаторе и с тех пор вместо мяуканья она издавала резкое противное скрежетание. Я насыпал ей псевдо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3">– Когда-нибудь гуппи объединятся, и дадут тебе пиздюлей. А то и вовсе выкинут из аквариума. – пообещал я ему. Но заносчивый меченосец пожирал сухих дафний, не обращая на меня никакого внимания. Высыпав остаток корма в автоматическую кормушку, я отвернулся.</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ха-ха!)? Или убить два-три часа, зависая <text:span text:style-name="T1">в интернете</text:span>? <text:span text:style-name="T1">Один хрен, завтра делать нечего.</text:span></text:p>
      <text:p text:style-name="P21"><text:span text:style-name="T1">Блядь, как </text:span>всё надоело. За-<text:span text:style-name="T1">е</text:span>-ба-ло!</text:p>
      <text:p text:style-name="P1">Какое-то сосущее чувство. Хочется куда-то бежать, догнать что-то очень важное, вспомнить что-то 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38">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диван у окна и включить Пинк Флойдов.</text:span></text:p>
      <text:p text:style-name="P3">Сосущее чувство усилилось. 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месяцы</text:span>.</text:p>
      <text:p text:style-name="P1"/>
      <text:p text:style-name="P2">***</text:p>
      <text:p text:style-name="P2"/>
      <text:p text:style-name="P1">Грохот улицы не достигал крыши <text:span text:style-name="T24">34-хэтажного</text:span> корпуса <text:span text:style-name="T24">Bionic-Hill’а</text:span>. <text:span text:style-name="T1">Разноцветные искры снежинок в мягком свете фонаря</text:span> создавал<text:span text:style-name="T1">и</text:span> сказочный <text:span text:style-name="T1">оазис</text:span> <text:span text:style-name="T30">в</text:span> <text:span text:style-name="T1">хмурой ок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удавалось контачить с противоположным полом. </text:span>Девушки любят наглых мачо, а не <text:span text:style-name="T1">айтишников – </text:span>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text:span text:style-name="T18">Викой</text:span> шесть лет назад оставил мне вконец издёрганные нервы, два вычеркнутых из жизни года и стопроцентную прививку от серьёзных отношений.</text:p>
      <text:p text:style-name="P1">Ладно, каждому своё.</text:p>
      <text:p text:style-name="P1"><text:soft-page-break/>Всё же <text:span text:style-name="T1">любопытно</text:span> наблюдать за <text:span text:style-name="T1">торопливо</text:span> <text:span text:style-name="T1">снующими светлячками-автомобилями </text:span>внизу. И сравнивать эт<text:span text:style-name="T1">о</text:span> <text:span text:style-name="T1">броуновское движение</text:span> с мириадами неподвижных звёзд вверху.</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лет после твоей смерти. Не останется ничего. Ни дел, ни поступков, ни памяти. Даже детей <text:span text:style-name="T1">—</text:span> и тех не будет. Стоит ли дрыгаться?</text:p>
      <text:p text:style-name="P75"><text:span text:style-name="T1">Блядь</text:span>, что за мысли пошли!</text:p>
      <text:p text:style-name="P1">Я вспомнил<text:span text:style-name="T29"> </text:span><text:span text:style-name="T30">Юджина</text:span><text:span text:style-name="T1">,</text:span> <text:span text:style-name="T19">месяц</text:span> назад прыгнувшего с крыши <text:span text:style-name="T1">своей</text:span> <text:span text:style-name="T1">высотки</text:span>.</text:p>
      <text:p text:style-name="P75">Нет, это не для меня. Я сюда пришёл подышать воздухом. И только.</text:p>
      <text:p text:style-name="P1"><text:span text:style-name="T1">Юджин</text:span> тогда совершил глупость, большую глупость. Я ему давно го<text:span text:style-name="T49">ворил </text:span><text:span text:style-name="T2">—</text:span><text:span text:style-name="T49"> закисать на работе <text:s/>вредно для мозгов. И для семьи. И для дружбы. </text:span><text:span text:style-name="T2">Работать надо на работе, а</text:span><text:span text:style-name="T1"> не дома, блин! Башка должна отдыхать!</text:span></text:p>
      <text:p text:style-name="P1">Семьи, <text:span text:style-name="T1">впрочем,</text:span> у <text:span text:style-name="T1">Юджина</text:span> не было. Я не имею ввиду старомодный брак с его свадьбой, штампом в паспорте и т.д., как в древних фильмах. Нет, эту ерунду уже редко у кого встретишь. Но у <text:span text:style-name="T1">Юджина</text:span> и близких подруг не водилось. Что, впрочем, для хикки-программиста <text:span text:style-name="T1">—</text:span> обычное дело.</text:p>
      <text:p text:style-name="P1">Мозги у <text:span text:style-name="T1">Юджина</text:span>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text:p>
      <text:p text:style-name="P1">Друг у Ю<text:span text:style-name="T1">джина тоже был</text:span>.</text:p>
      <text:p text:style-name="P1">Мы частенько пили <text:span text:style-name="T30">пив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text:span text:style-name="T1">Анон</text:span>!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text:span text:style-name="T1">конкурирующая фирма через улицу, не создаст она — создаст спецслужба соседней страны</text:span>.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text:span text:style-name="T1">чтобы похитрее махать палкой-ковырялкой, зелёной банкнотой или ядерной бомбой</text:span>,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32">И <text:span text:style-name="T1">фиг</text:span>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этическими принципами. <text:span text:style-name="T1">Это нахрен никому не нужно. <text:s/>Конторе нужны мозги, способные задавить конкурирующую фирму. За довесок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text:span></text:p>
      <text:p text:style-name="P32"><text:soft-page-break/>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так получил по <text:span text:style-name="T1">шапке</text:span>. Контора платит за способность решать проблемы, а не за мораль. Это только у Азимова в каждую жестяную башку зашиты три этических закона.</text:p>
      <text:p text:style-name="P1"><text:span text:style-name="T49">А у нас получается… </text:span><text:span text:style-name="T2">–</text:span><text:span text:style-name="T49"> Юджин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микрософта</text:span> в AI<text:note text:id="ftn6" text:note-class="footnote"><text:note-citation>6</text:note-citation><text:note-body><text:p text:style-name="P137">AI <text:span text:style-name="T2">– </text:span><text:span text:style-name="T49">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text:span text:style-name="T1">субъекта</text:span>, способного направлять ход событий, в <text:span text:style-name="T1">о</text:span>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путёвку в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Юджина буквально прожигали меня в тот наш последний разговор…</text:p>
      <text:p text:style-name="P1">Сейчас прах Юджина хранится в маленьком контейнере в крематории, его идеи умерли вместе с ним, а я разговариваю сам с собой.</text:p>
      <text:p text:style-name="P21">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давно зовут. Да и мне всегда был интересен альпинизм, вот только времени никогда не было. Когда же, как не сейчас?</text:span></text:p>
      <text:p text:style-name="P1">Я опёрся спиной о перила ограды. Парочка на скамейке продолжала шептаться и тихо посмеиваться о чём-то своём. Воздух пришёл в движение и закружил вокруг меня снежинки в тихом танце.</text:p>
      <text:p text:style-name="P1">Я снова взглянул вверх. Яркая звезда снизу и чуть слева от лунного диска притягивала взгляд. <text:s/>Кровь прилила к лицу. В кончиках пальцев стало покалывать, в ушах зашумело.</text:p>
      <text:p text:style-name="P21">Картинка дёрнулась и поплыла, звёзды опять стали вращаться.</text:p>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21">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 <text:span text:style-name="T1">Тот самый образ.</text:span></text:p>
      <text:p text:style-name="P1">Остатками сознания почувствовал исчезновение опоры под спиной и начало падения.</text:p>
      <text:p text:style-name="P1"><text:span text:style-name="T24">Тридцать четвёртый</text:span> этаж! Пиздец <text:span text:style-name="T1">—</text:span> успел подумать я, <text:span text:style-name="T1">прежде чем </text:span>сознание выключилось.</text:p>
      <text:p text:style-name="P1"/>
      <text:h text:style-name="P152" text:outline-level="2">2. Пробуждение</text:h>
      <text:p text:style-name="P30"/>
      <text:p text:style-name="P1"><text:span text:style-name="T34">Сознание рестартовало после того, как я гребанулся </text:span><text:span text:style-name="T49">затылком и плечами об каменный пол. </text:span><text:span text:style-name="T2">Кажись, ты жив, Анон! Непонятно, только, хорошо это, или так себе?</text:span></text:p>
      <text:p text:style-name="P1"><text:span text:style-name="T2">Я о</text:span><text:span text:style-name="T49">ткрыл глаза, тщётно пытаясь вдохнуть. Образ, </text:span><text:span text:style-name="T2">который я </text:span><text:span text:style-name="T49">пару мгновений назад </text:span><text:span text:style-name="T2">видел на фоне </text:span><text:span text:style-name="T49">звёзд, теперь сфокусировался прямо у моего носа. Точёная голова с резко очерчеными скулами в ореоле </text:span><text:soft-page-break/><text:span text:style-name="T49">живого переливающегося сияния, огромные глаза на треть морды, ажурные настороженные уши, нежный розов</text:span><text:span text:style-name="T2">атый</text:span><text:span text:style-name="T49"> нос, венчающая голову </text:span><text:span text:style-name="T2">высокая тиара</text:span><text:span text:style-name="T49">.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span></text:p>
      <text:p text:style-name="P32">Единорог поднял голову и оглянулся куда-то назад.</text:p>
      <text:p text:style-name="P32"><text:span text:style-name="T11">–</text:span> Она очнулась. Хвала небу, нам это удалось!</text:p>
      <text:p text:style-name="P1">Сразу стало ясно три вещи.</text:p>
      <text:p text:style-name="P1">1) Единорог <text:span text:style-name="T11">—</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на спине. То, что я принял поначалу за сияние, оказалось <text:span text:style-name="T1">пышной</text:span> гривой, непонятно каким образом реющей над головой своей хозяйки радужными волнами.</text:p>
      <text:p text:style-name="P1">3) Я свихнулся. Как е<text:span text:style-name="T49">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49">, </text:span><text:span text:style-name="T2">а от валиума таких глюков у меня ни разу не было, да и не должно быть —это же не ЛСД какой-нибудь</text:span><text:span text:style-name="T49">. Разве что я </text:span><text:span text:style-name="T2">таки наглотался транквилизатора под завязку и </text:span>это всё <text:span text:style-name="T1">— </text:span>предсмертное видение агонизирующего мозга. Странно, не помню <text:span text:style-name="T1">я </text:span>у себя суицидальных мотивов.</text:p>
      <text:p text:style-name="P1"><text:span text:style-name="T1">–</text:span> Наверное, у неё болевой шок, <text:span text:style-name="T1">–</text:span> продолжила единорог. <text:span text:style-name="T1">–</text:span> Она упала с достаточной высоты, я не успела поддержать её.</text:p>
      <text:p text:style-name="P1"><text:span text:style-name="T1">– Потерпи, дорогая. – обратилась она ко мне. – </text:span>Я избавлю тебя от боли.</text:p>
      <text:p text:style-name="P1">Единорожиха приблизила ко мне морду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реа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Проснувшись<text:span text:style-name="T1">, я отдохнувшим мозгом понял, насколько хорошо мне стало и насколько в плачевном состоянии я был в последние дни. Просто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звенящей бодрости и лёгкости в теле — чувство, которое я забыл много лет назад. Мне захотелось прыгать, кричать от восторга и сотворить какую-нибудь херню, вроде поцелуя этой рогатой коняги в нос.</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1"><text:span text:style-name="T1">– Ты очень нездорова</text:span><text:span text:style-name="T30">…</text:span><text:span text:style-name="T1"> Как ты живёшь со всем этим? – тихо произнесла она.</text:span></text:p>
      <text:p text:style-name="P1">Наконец-то стало немного понятно, где я <text:span text:style-name="T1">валяюсь.</text:span> <text:span text:style-name="T1">К</text:span>огда-то тут был ошеломительно красивый высокий зал с колоннами и центральным подиумом. Теперь же это место было руинами в крайне жалком состоянии. Каменная кладка проглядывала сквозь обвалившуюся штукатурку. Паутина све<text:span text:style-name="T1">силась</text:span> с факела, забытого кем-то в стене ещё <text:span text:style-name="T1">со времён царя Гороха</text:span>. Древесные лианы проникли в зал через огромные стрельчатые окна <text:span text:style-name="T1">без стёкол</text:span> и обвились вокруг полуразрушенных колонн. Куски обвалившегося потолка от древности вросли в пол. Облака медленно плыли по небу, скрываясь за неровными краями стен.</text:p>
      <text:p text:style-name="P15">Короче, тот ещё бомжатник.</text:p>
      <text:p text:style-name="P15"><text:soft-page-break/>Немного осмотревшись, я снова обратил внимание на внутренние ощущения. Воздух вокруг меня был буквально наэлектризован некой силой. Чувствовалось напряжение огромных масштабов, как если бы я<text:span text:style-name="T1"> </text:span>стоял внутри трансформаторной будки. Прямо надо мной <text:span text:style-name="T1">воздух дрожал и переливался на грани видимости, образуя расплывчатое, практически прозрачное пятно.</text:span></text:p>
      <text:p text:style-name="P1"><text:span text:style-name="T1">–</text:span> Так это и есть наш П<text:span text:style-name="T39">роводник</text:span>??? А?!! <text:span text:style-name="T1">А-ха-ха-ха-ха-ха-ха</text:span>! <text:span text:style-name="T11">–</text:span> <text:span text:style-name="T1">р</text:span>аздался <text:span text:style-name="T1">язвительный</text:span> мужской баритон откуда-то из-за спины единорожихи и рядом с её головой появилась морда совсем уж сумасбродного существа.</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Спокойно, Анон! Ты не наркоман! Т<text:span text:style-name="T1">ы.</text:span> <text:span text:style-name="T1">Н</text:span>е. <text:span text:style-name="T1">Н</text:span>аркоман! По-крайней мере, не настолько!</text:p>
      <text:p text:style-name="P1"><text:span text:style-name="T1">–</text:span> <text:s/><text:span text:style-name="T1">Бу-га-га-га-га</text:span>! У старика Свирла, оказывается, отменное чувство юмора! А я-то всегда считал его занудой! <text:span text:style-name="T1">– продолжал ржать экзотический фрик.</text:span></text:p>
      <text:p text:style-name="P1"><text:span text:style-name="T1">–</text:span> Тише, Дискорд! Ты пугаешь её! Должно быть, мы что-то напутали с последовательностью заклинаний последнего шага.</text:p>
      <text:p text:style-name="P1">В поле зрения появилась грациозная головка <text:span text:style-name="T1">—</text:span> близкая копия перво<text:span text:style-name="T1">й</text:span> единоро<text:span text:style-name="T1">жихи</text:span>, но немного меньше и тёмных тонов.</text:p>
      <text:p text:style-name="P1">И тут <text:span text:style-name="T1">меня,</text:span> наконец, <text:span text:style-name="T1">озарило</text:span>.</text:p>
      <text:p text:style-name="P1"/>
      <text:p text:style-name="P1">Как же! Дискорд! Да, я <text:span text:style-name="T1">знаком с</text:span> этими детскими мультиками <text:span text:style-name="T1">—</text:span> главным увлечением Юджина в последни<text:span text:style-name="T1">й</text:span> <text:span text:style-name="T1">год.</text:span> Я <text:span text:style-name="T1">поначалу крутил пальцем у виска: ну как пузатый-бородатый дядька может увлекаться такой фигнёй? Но, посмотрев ради прикола пару серий с Юджином за компанию, я с удивлением обнаружил, что мультяхи здорово шли под пиво! Их примитивная анимация и детский сюжет не вызывали во мне желания пошлить и материться. <text:s/>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text:span text:style-name="T1">И о</text:span>н <text:span text:style-name="T1">идеально снимал</text:span> нервное напряжение <text:span text:style-name="T1">после внеурочной работы над проектом</text:span>. Разве что становилось <text:span text:style-name="T1">немного </text:span>грустно от сравнения реального мира с мультяшным.</text:p>
      <text:p text:style-name="P3">Я даже начал было смотреть серии по собственной инициативе, но после самоубийства Юджина не смог к ним вернуться.</text:p>
      <text:p text:style-name="P3"/>
      <text:p text:style-name="P34"><text:span text:style-name="T1">–</text:span> Такая забавная.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text:p>
      <text:p text:style-name="P1">Я принял сидячее положение <text:span text:style-name="T1">—</text:span> при этом все окружающие меня создания отпрянули <text:span text:style-name="T1">—</text:span> и схватился за голову.</text:p>
      <text:p text:style-name="P3">– Ох, блядь! – от простого движения башка раскололась на тысячу кусков и старалась разбежаться в разные стороны, подобно кодлу тараканов, застуканных ночью у холодильника. Целительная магия развеялась в одну секунду.</text:p>
      <text:p text:style-name="P1">Селестия (а это могла быть только она) закусила губу и отвернулась.</text:p>
      <text:p text:style-name="P3">– Ей больно. Я сейчас слишком слаба и не смогла надолго облегчить её страдания. Мне нужно восстановиться после заклинания.</text:p>
      <text:p text:style-name="P3">– Потерпи немного, в королевской больнице Кантерлота тебе помогут, дорогая. – обратилась Селестия ко мне.</text:p>
      <text:p text:style-name="P3">Я потёр виски и сделал вторую попытку.</text:p>
      <text:p text:style-name="P1"><text:span text:style-name="T1">–</text:span> Я не “она”, а “он”. <text:span text:style-name="T1">–</text:span> пробормотал я, кривясь от боли. <text:span text:style-name="T1">– Хули я тут делаю?</text:span></text:p>
      <text:p text:style-name="P34"><text:span text:style-name="T1">–</text:span> Он разговаривает! Он разумен! <text:span text:style-name="T1">–</text:span> шепнула Селестия на ухо тёмной аликорнице. <text:span text:style-name="T1">– Быть может, наши усилия не напрасны</text:span><text:span text:style-name="T11">! </text:span><text:span text:style-name="T1">Он всё же может быть Проводником!</text:span></text:p>
      <text:p text:style-name="P1"><text:soft-page-break/><text:span text:style-name="T1">–</text:span> <text:span text:style-name="T1">Ты думаешь?</text:span> <text:span text:style-name="T1">–</text:span> с сомнением произнесла та. <text:span text:style-name="T1">– Стар Свирл в пророчестве описывал совсем другого.</text:span></text:p>
      <text:p text:style-name="P1"><text:span text:style-name="T1">– </text:span>Очевидно, в заклинание закралась ошибка, что могло исказить облик Проводника. <text:span text:style-name="T1">Мне кажется, в размытом абзаце всё же речь шла о чиз-кейках, а не о фотографиях крупов.</text:span></text:p>
      <text:p text:style-name="P3">–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дорогой?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 От ощущения <text:span text:style-name="T1">бодрости остались лишь воспоминания.</text:span></text:p>
      <text:p text:style-name="P1"><text:span text:style-name="T1">–</text:span> Не вполне. Башка кружится.</text:p>
      <text:p text:style-name="P1"><text:span text:style-name="T11">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text:span text:style-name="T1">светлой </text:span>аликорницы. Та удивлённо скосила на меня глаз, но не отступила.</text:p>
      <text:p text:style-name="P3">– Что за бред?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худощавой статуры, разбив грудью остатки дверей.</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 Ворох коротких косичек соломенного цвета подпрыгивал в такт из-под треснувшего шлема. Солнечные зайчики играли на потёртом и проклёпанном в нескольких местах нагруднике.</text:p>
      <text:p text:style-name="P3">Дискорд нахмурился и бросил в сторону, ковыряясь когте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в дверь! Словно в гнезде родился…</text:p>
      <text:p text:style-name="P3">– <text:s/>А что, в Винг-Поинте вас не учили, что оставлять пост без приказа <text:s/>— недопустимо? – отпустил он уже пегасу.</text:p>
      <text:p text:style-name="P3">На скулах жеребца задвигались желваки. Кобальтовые глаза нахмурились. Крыло с металлическими протезами маховых перьев начало с лёгким звяканьем подёргиваться.</text:p>
      <text:p text:style-name="P1"><text:span text:style-name="T1">– Кимеринн, успокойтесь. Этот заносчивый драконикус никогда не умел выбирать выражения.</text:span><text:span text:style-name="T11"> – </text:span><text:span text:style-name="T1">примирительно сказала Луна, шагнув ему навстречу.</text:span></text:p>
      <text:p text:style-name="P3">– Я абсолютно спокоен, Ваше Высочество! – отчеканил Кимеринн, отвернувшись от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3">Луна обняла Кимеринна крылом и парочка скрылась в коридоре, не заметив, как морда Дискорда побагровела, а его горло раздулось от ярости. Драконикус смотрел им вслед и бил кончиком хвоста о пол.</text:p>
      <text:p text:style-name="P3">– Да чтоб ты паршой заболел, петух ощипанный!!! – прорвало Дискорда наконец. – Он думает, что если сидит под крылышком у Хмурой Метёлки, то я его не достану?! Дождётся, что я превращу его длинный язык в щётку для чистки нужников! А его хвост станет дуплистым поленом, которым будут развлекаться древесные волки в сезон течки! А его…</text:p>
      <text:p text:style-name="P3">–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ёвой оперы.</text:p>
      <text:p text:style-name="P3"><text:soft-page-break/>– На себя посмотри! – огрызнулся Дискорд. – Призвала в Эквестрию какую-то полудохлую обезьяну вместо с<text:span text:style-name="T29">верх</text:span>…</text:p>
      <text:p text:style-name="P3">– Сестра, ты идёшь? – заглянула в зал Луна.</text:p>
      <text:p text:style-name="P3">Тут м<text:span text:style-name="T11">еня, </text:span>наконец,<text:span text:style-name="T11"> стошнило. Буквально вывернуло наизнанку: из носа текло, в глазах стояли слёзы.</text:span></text:p>
      <text:p text:style-name="P3">Вот это по-нашему, Анон!</text:p>
      <text:p text:style-name="P3">Тёмная аликорница брезгливо поджала губы. <text:span text:style-name="T11">Д</text:span>искорд сделал шаг в сторону, чтобы не попасть под брызги.</text:p>
      <text:p text:style-name="P1"><text:span text:style-name="T11">– </text:span><text:span text:style-name="T1">Присматривай получше за своим </text:span><text:bookmark text:name="result_box"/><text:span text:style-name="T51">Jack of Hearts</text:span><text:span text:style-name="T51"><text:note text:id="ftn7" text:note-class="footnote"><text:note-citation>7</text:note-citation><text:note-body><text:p text:style-name="Footnote"><text:bookmark text:name="result_box1"/><text:span text:style-name="T51">Jack of Hearts</text:span> <text:span text:style-name="T1">– Червовый валет (фр.)</text:span></text:p></text:note-body></text:note></text:span><text:span text:style-name="T51"> , </text:span><text:span text:style-name="T1">Сахарная Ватка</text:span><text:span text:style-name="T51">!</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text:span></text:p>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15"><text:span text:style-name="T1">Вот дерьмо! </text:span>Я потянулся за платком.</text:p>
      <text:p text:style-name="P15">– Я это… Извиняюсь. Сейчас вытру.</text:p>
      <text:p text:style-name="P3"><text:span text:style-name="T11">Селестия снова взглянула на меня. Н</text:span>ос её медленно сморщился. <text:span text:style-name="T11">Внезапно полускрытые чёлкой глаза сощурились в усмешке и она негромко хихикнула.</text:span></text:p>
      <text:p text:style-name="P15">– Ты хочешь извиниться за то, что мы выдернули тебя из твоего дома, практически вывернули наизнанку заклинанием 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text:span text:style-name="T24">три</text:span> месяца. Восстановиться раньше и открыть коридор обратно в твой мир у меня не <text:span text:style-name="T1">получится…</text:span></text:p>
      <text:p text:style-name="P15">Прервавшись, она наострила уши. Я, прислушавшись, тоже уловил на грани слышимости лёгкое шуршание, как будто кто-то растирает в ладонях горсть сухих листьев.</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3">Ха! Непосредственность аликорницы вызвала у меня <text:span text:style-name="T11">истерическое</text:span> умиление. Спасибо, хоть полетать не предложила!</text:p>
      <text:p text:style-name="P1"><text:span text:style-name="T1">Последний раз я бегал в школе, классе в седьмом. И то, кончился этот кросс тем, что на втором кругу я просто послал всё подальше и ушёл домой. </text:span>Хоть я и не курю, но бегун из меня всегда был никудышный. <text:span text:style-name="T1">Блин, да я</text:span> проплыть могу больше, чем пробежать! <text:span text:style-name="T1">В</text:span>сегда уважал тех <text:span text:style-name="T1">чудаков</text:span>, кто утром (днём, вечером, <text:span text:style-name="T1">ночью</text:span>) пробегает лёгкой трусцой по асфальту, совершая ежедневный моцион. Уважал и завидовал, поскольку сам на такое не способен.</text:p>
      <text:p text:style-name="P1"><text:span text:style-name="T1">Потому я стал задыхаться и отставать буквально через полсотни </text:span>шагов. <text:span text:style-name="T1">Всё реже и реже я видел сияющий хвост аликорницы в поворотах коридора, пока, наконец, не остался совсем один. В конце-концов я перешёл на шаг. Вот, дойду до конца галереи, в повороте которой последний раз мелькнул хвост этой смешливой кобылы, и сяду отдышаться.</text:span></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Может, ты спишь Анон? И смотришь сейчас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text:span><text:soft-page-break/><text:span text:style-name="T1">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гневно заржала она. – Некогда прохлаждаться!</text:p>
      <text:p text:style-name="P3">Первым порывом мне захотелось выругаться. Блядь, я и так выжал из себя всё возможное, а эта чокнутая кобыла на меня орёт! Но потом подумал, что если они живого человека в глаза не видели, то, наверное, не в курсе его способностей, как бегуна.</text:p>
      <text:p text:style-name="P3">– Слушай, принцесса, может, для тебя это и «прохлаждаться», но, вообще-то, так быстро я не бегал <text:s/>хрен знает с каких времён — ещё немного, и селезёнка лопнет. – зло сказал я. – И я никому в попутчики не навязывался. Торопишься — <text:s/>беги себе. Дойду потихоньку до выхода и без провожатых.</text:p>
      <text:p text:style-name="P3">Селестия закатила глаза и буквально зарычала. В следующее мгновение я почувствовал, как мягкая сила приподымает меня над полом и несёт по коридору. Позади раздался цокот копыт аликорницы.</text:p>
      <text:p text:style-name="P3">– Эй, ты чего творишь, кобыла ебанутая? – Я извернулся в воздухе и посмотрел назад. Селестия рысила позади меня с полузакрытыми глазами и плотно сжатыми губами. Ноздри её расширились, вокруг рога, подобно перегорающей лампочке, мерцал слабый жёлтый ореол.</text:p>
      <text:p text:style-name="P3">– Какого хера? Прекрати немедленно! Бля!</text:p>
      <text:p text:style-name="P3">Аликорница пропускала мои протесты мимо ушей. Мы приближались к концу галереи, когда из противоположного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Я когда-то в интернете набрёл на видео удаления глистов у человека. Бедняге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в тоннеле здорово напоминал тех червей на подносе. Такое же плавное безмозглое движение во все стороны, всеми отростками одновременно. </text:p>
      <text:p text:style-name="P3">Мне резко захотелось стать на ноги и пришпарить побыстрее. Фиг там, я по-прежнему болтался в воздухе, в ореоле левитационной магии!</text:p>
      <text:p text:style-name="P3">Неторопливость и бесцельность стеблей были кажущимися. Масса скоро заполонила пространство галереи от пола до потолка и хлынула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у меня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Я заорал и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рукав» зелёной массы, выползающий из бокового прохода, как паста из тюбика.</text:p>
      <text:p text:style-name="P3">Бац!</text:p>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text:soft-page-break/>Бац!</text:p>
      <text:p text:style-name="P3">– Ай! Твою ж… Твоё высочество, блин!!!</text:p>
      <text:p text:style-name="P3">Селестия выпрямилась в струнку.</text:p>
      <text:p text:style-name="P3">– Закрой глаза! – скомандовала аликорница.</text:p>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Открыв глаза, я увидел вместо коридора дыщащую жаром раскалённых <text:span text:style-name="T29">докрасна</text:span> стен и пола пещеру с оплавленными остатками лат в боковых нишах. Кучи пепла лежали впереди и позади нас, обозначая контуры сгоревшей биомассы.</text:p>
      <text:p text:style-name="P3">Планка твоего уважения к аликорнице резко пошла вверх, Анон!</text:p>
      <text:p text:style-name="P3">– Охренеть! Принцесса, у тебя что, термоядерная пушка в роге спрятана? Надо ж было <text:s/>мощность прикрутить, мы ж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Эй!.. Ты как? – я подошёл к Селестии и потыкал её носком ботинка в бок.</text:p>
      <text:p text:style-name="P3">Аликорница лежала замертво, вытянув ноги с обуглившимися от раскалённого пола копытами. Крылья ощутимо пованивали горелым мясом. Аура вокруг рога погасла, лишь на самом кончике неровно мерцала крохотная искорка.</text:p>
      <text:p text:style-name="P3">Анон, надо уходить. Блин, совсем надо! За углом снова донеслось шуршание. Скоро появится этот блядский плющ и тогда ты не сможешь надолго оторваться от его загребущих ручек-лиан.</text:p>
      <text:p text:style-name="P3">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Нет, Анон, ты не можешь. Ты чертовски циничный и грубый чувак, но ты не ублюдок. Эта кобыла вернулась за тобой и несла тебя, когда ты остался без сил. Теперь твоя очередь. Блядь, лучше уж пусть тебя сожрёт с ней заодно это шелестящее говно, чем оставить её тут одну.</text:p>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text:s/>весила килограммов двести, а то и все триста. Приподняв за передние ноги аликорницу примерно до пояса, я выпустил её и сам грохнулся сверху.</text:p>
      <text:p text:style-name="P3">Ну, всё, можно вставлять в глаза монетки. Хороший бутерброд получился для глистоплюща!</text:p>
      <text:p text:style-name="P3"><text:span text:style-name="T29">То ли Селестия сама начала приходить в себя, то ли её растормошило приземление о камень с метровой высоты, но </text:span>я почувствовал шевеление под собой. Аликорница застонала, раскрыла глаза, и стала подниматься.</text:p>
      <text:p text:style-name="P3">– Вставай, родная, вставай! Давай, я помогу тебе. Совсем немного осталось…</text:p>
      <text:p text:style-name="P3"><text:soft-page-break/>Я сполз с неё и стал подпирать её бок. Кое-как поднявшись, мы побрели к выходу. Уже слышался шум ветра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 Вот они!!!</text:p>
      <text:p text:style-name="P3">Нам навстречу неслись Кимеринн и Луна. Тёмн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Я заскорузлый чувак, но в этот момент я чуть не разрыдался от облегчения.</text:p>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Ты прижимаешь к себе пачку чипсов, подтыкаешь одеяло со всех сторон и считаешь, что классно защитился!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3"/>
      <text:p text:style-name="P3">Снаружи Дискорд пританцовывал у вычурного экипажа, запряженного тройкой пегасов. Приложив лапу ко лбу, он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Скорее даже, это была не колесница, а платформа на четырёх колёсах с обитым материей круто задранным задним бортом.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е поручни, ограждающие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38">Спи, Сестра моя родная,<text:line-break/>Спи. Усни.<text:line-break/>Крыльями тебя укрою,<text:line-break/>Спи. Усни.</text:p><text:p text:style-name="P138"><text:tab/>В чаще тёмной волки воют,<text:line-break/>Спи. Усни.</text:p><text:p text:style-name="P138"><text:tab/>В мрачном замке духи ноют,<text:line-break/>Спи. Усни.</text:p><text:p text:style-name="P138"><text:tab/>Сказки вечность нам читает,<text:line-break/>Спи. Усни.<text:line-break/>День осенний угасает,<text:line-break/>Спи. Усни.<text:line-break/>Помни только в сне глубоком,</text:p><text:p text:style-name="P138"><text:tab/>В сне прекрасном и далёком,<text:line-break/>Если слышишь зов Сестры —<text:line-break/>Сон закончился, проснись!<text:line-break/></text:p><text:p text:style-name="P138">(услышано во сне)</text:p></text:note-body></text:note>. Кимеринн сложил приставные подножки и закрепил их под днищем, после чего занял пустующее место в упряжке.</text:p>
      <text:p text:style-name="P3">–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text:soft-page-break/>Я помнил, что основной способ перемещения этой телеги — полёт. Но, когда платформа задрала нос и устремилась в небо, всё же офигел и вцепился руками в поручень. Задние колёса, попрыгав по камням, тоже оторвались от земли и, немного покрутившись, застыли в воздухе. Четвёрка пегасов <text:s/>синхронно работала крыльями, задавая экипажу вектор движения. Платформа медленно набирала высоту. Выглядело всё по-дурацки, но, тем-не-менее, мы взлетали. Обернувшись, я заметил, как из входной арки показались первые побеги плюща.</text:p>
      <text:p text:style-name="P3">Ну, блин, пронесло! Не думаю, что эта дрянь умеет летать. Я облегчённо выдохнул.</text:p>
      <text:p text:style-name="P3">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огромного болота, со всех сторон окружённого лесом. Бросалось в глаза то, что снаружи размеры развалин были явно меньше, чем изнутри. И — неожиданно! — даже то немногое, что осталось от замка, в лучах вечернего солнца выглядело фантастически крут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замшелые сторожевые башни вызывали благоговейную оторопь. Если бы восстановить это чудо! Нойшванштайн нервно курит в сторонке!</text:p>
      <text:p text:style-name="P3">–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3">Бесстрастный голос аликорницы контрастировал с описываемыми событиями. Она указала крылом на остатки маленькой каменной постройки на высокой круче за замком.</text:p>
      <text:p text:style-name="P3">– Обсерватория. Там Мы с Сестрой, Стар Свирлом и Мелвином праздновали завершение строительства. Позже Мы использовали её как домик для тайных встреч. В отличие от Дома, она не пострадала в нашем последнем сражении тысячу лет назад. Развалилась сама, от древности.</text:p>
      <text:p text:style-name="P3">– <text:s/>Почему ты называешь замок домом?</text:p>
      <text:p text:style-name="P3">–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3">Тёмная аликорница поправило сползшее крыло Селестии и продолжила.</text:p>
      <text:p text:style-name="P3">– 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Я заметил:</text:p>
      <text:p text:style-name="P3">– Паршивое место вы с сестрой выбрали для замко, однако! Остров посреди гнилого болота — не самое подходящее место для королевской резиденции.</text:p>
      <text:p text:style-name="P3">Тёмная аликорница смутилась.</text:p>
      <text:p text:style-name="P3">– Раньше тут не было болота. Это было идеальное место с точки зрения фортификации. Глубокий овраг окружал Дом с трёх сторон. С четвёртой к нему примыкала скала. Болото окружило замок совсем недавно.</text:p>
      <text:p text:style-name="P3">– Точно недавно?</text:p>
      <text:p text:style-name="P3">– Почему ты спрашиваешь Нас?</text:p>
      <text:p text:style-name="P15">Я указал на пятно ряби на воде, быстро догоняющее тень от колесницы.</text:p>
      <text:p text:style-name="P3">– Потому что в нём успела завестись рыба. Причём, судя по пятну, достаточно крупная.</text:p>
      <text:p text:style-name="P3">Луна проследила взглядом направление и вскочила на ноги.</text:p>
      <text:p text:style-name="P3">– Набирай высоту! Они настигают нас! – крикнула она Дискорду.</text:p>
      <text:p text:style-name="P3">Тот обернулся и, увидев пятно на воде, помотал головой.</text:p>
      <text:p text:style-name="P3"><text:soft-page-break/>– Не успеем. Ваша телег… кхм, карета слишком неповоротлива. Ваты под бархат напихать не поленились, а магии пожалели! Сюда бы мою колесницу хаоса!</text:p>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комком всё тех же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 Присмотри за ней. – обратилась она ко мне, кивнув на спящую сестру. Мне показалось, или в её <text:span text:style-name="T29">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Блядь, она могла хотя бы предупредить!!!</text:p>
      <text:p text:style-name="P1">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3">Снова хлопок — и снова разряд молнии из рога Луны обратил плеть плюща в россыпь искр. </text:p>
      <text:p text:style-name="P3">Дальше словно бы включился стробоскоп <text:s/>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Запахло озоном.</text:p>
      <text:p text:style-name="P3">Я закрыл глаза, попытавшись успокоиться. Спокойно, Анон!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Нужно просто выдохнуть. Если заткнуть уши, вполне можно прислониться к мягкой спинке колесницы и попытаться привести в порядок нервы…</text:p>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29">надреснутым голосом.</text:span></text:p>
      <text:p text:style-name="P3">Ответить я не успел. 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колесницы наклонился и Селестия, до сих пор лежавшая без движения, заскользила по наклонной плоскости, прижав меня к поручню. Это грёбанный прутик тут же с громким треском стал отходить от платформы. Я сжался в ожидании, что меня прижмёт к колючкам, торчащим между спиц колеса.</text:p>
      <text:p text:style-name="P3">Что-то схватило меня за шиворот и потащило назад.</text:p>
      <text:p text:style-name="P3"><text:soft-page-break/>Открыв глаза, я увидел Луну, сжимающую зубами мой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3">Пегасы тем временем упорно молотили крыльями, пытаясь прорваться к близкому берегу.</text:p>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 На беднягу было жалко смотреть, его молотило в упряжи, как под высоковольтным напряжением.</text:p>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серы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откуда-то сзади, и пол платформы выровнялся</text:p>
      <text:p text:style-name="P3">– Кимеринн!!! <text:s/>– <text:s/>закричала Луна, выплюнув воротник моей куртки.</text:p>
      <text:p text:style-name="P3">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3">Луна, сложив крылья, прыгнула головой вниз с платформы.</text:p>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Мы уже летели над берегом, когда она молча опустилась на платформу и забилась в угол<text:span text:style-name="T29">, опустив голову на пол.</text:span></text:p>
      <text:p text:style-name="P3">Некоторое время мы летели молча. Потом из-под платформы послышался шорох и возня. Я лёг на пол и заглянул под платформу.</text:p>
      <text:p text:style-name="P3">Дискорд, ухватившись <text:span text:style-name="T29">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фрика была усеяна колючками, морда была перемазана зелёным соком, а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11">–</text:span> Уфф! Выкарабкались. Почти без потерь, <text:span text:style-name="T11">–</text:span> заметил Дискорд, оглядывая крыло. <text:span text:style-name="T11">–</text:span> Могло быть и хуже.</text:p>
      <text:p text:style-name="P3"><text:span text:style-name="T11">–</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 кормы.</text:p>
      <text:p text:style-name="P3"><text:soft-page-break/>Посмотреть было на что. Луна с развевающимися хвостом и гривой, безумными глазами и расправленными крыльями, наступала на Дискорда. Тот, присев на корточках и прикрывшись лапами, пытался оправдываться.</text:p>
      <text:p text:style-name="P64"><text:span text:style-name="T11">–</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3"><text:span text:style-name="T11">–</text:span> ТЫ!!! ТЫ!..</text:p>
      <text:p text:style-name="P3"><text:span text:style-name="T11">–</text:span> Да, я!!! <text:span text:style-name="T11">–</text:span> Дискорд подбоченился и с вызовом посмотрел на разъярённую аликорницу. <text:span text:style-name="T11">–</text:span> Можешь превратить обратно в камень, Хмурая Метёлка, но не было у меня магии! И не надо на меня так смотреть! Это не мои пландерсиды! Такую дрянь даже Сомбра не придумает! <text:span text:style-name="T11">–</text:span> Дискорд стоял, балансируя, на краю платформы.</text:p>
      <text:p text:style-name="P3">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3">Дальнейший путь мы провели в молчании.</text:p>
      <text:p text:style-name="P19"/>
      <text:h text:style-name="P152" text:outline-level="2">3. Норф</text:h>
      <text:p text:style-name="P77"/>
      <text:p text:style-name="P21">Глава IV. Пределы магии</text:p>
      <text:p text:style-name="P18"/>
      <text:p text:style-name="P21">Вашему покорному слуге известны четыре предела магии: </text:p>
      <text:list xml:id="list7352543307742314126" text:style-name="L1">
        <text:list-item>
          <text:p text:style-name="P143">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text:span text:style-name="T1">и лодырей-трубадуров, владеющей такой магией,</text:span> также с избытком. Черпать магию <text:span text:style-name="T1">этого</text:span> уровня можно везде, она распространена в мире равномерно, подобно эфиру. <text:span text:style-name="T1">Как простейший пример магии нулевого уровня можно привести магический светлячок, который могут зажечь на кончике рога большинство жеребят единорогов.</text:span></text:p>
        </text:list-item>
        <text:list-item>
          <text:p text:style-name="P143">Первый предел. Тут мы встречаем ограниченное изменение физических и некоторых иных законов, не затрагивающих основы мироздания. Окончившие университет и получившие диплом магистры и даже бакалавры без труда творят заклинания этого уровня. <text:span text:style-name="T1">Встречаются иные дарования и в глубинке, что неплохо управляются с заклинаниями сей магии и без предварительного обучения.</text:span> Силы эфира часто недостаточно для сотворения заклинаний <text:span text:style-name="T1">первого</text:span>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43">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text:span text:style-name="T1">в</text:span>еликих драконов, деют на сём уровне без труда и большого напряжения сил. Их собственные резервы настолько велики, что они могут творить <text:span text:style-name="T1">заклинания</text:span>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43">Третий предел. На этом уровне магии работает сам Творец. Ему подвластно всё. <text:span text:style-name="T1">Тут формируется мироздание. 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11"><text:s/>–</text:span> Блядь, как меня заебала эта архаика! Когда-нибудь пошлю нахер все каноны письменности и учредю свои! С блекджеком и шлюхами. <text:span text:style-name="T11">– Стар Свирл перевернулся на другой бок и обратился к учени</text:span><text:span text:style-name="T1">це</text:span><text:span text:style-name="T11">. – Это не пиши, это оффтоп.</text:span></text:p><text:p text:style-name="P135"><text:s/>Сколько страниц сегодня нахреначили?</text:p><text:p text:style-name="P137">– <text:span text:style-name="T1">Восемь, учитель!</text:span></text:p><text:p text:style-name="P137">– Отлично. Надиктую ещё две и сбегаешь за кофе.</text:p></text:note-body></text:note></text:span></text:p>
        </text:list-item>
      </text:list>
      <text:p text:style-name="P4"><text:soft-page-break/></text:p>
      <text:p text:style-name="P9">Я захлопнул “Основы заклятий<text:span text:style-name="T11">”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сидеть на свежем воздухе, но был остановлен неумолимым стражником. “Читайте, пожалуйста, в библиотеке, человек А</text:span>нонимус<text:span text:style-name="T11">. Выносить книги из читального зала запрещено”.</text:span></text:p>
      <text:p text:style-name="P75">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text:p>
      <text:p text:style-name="P75">Селестия, отгрёбшая больше всех, лежала в королевском госпитале. Седой единорог в белом халате после быстрого осмотра вынес диагноз: “Обширные ожоги <text:span text:style-name="T1">крыльев и копыт</text:span>. Магическое истощение <text:span text:style-name="T1">третьей степени</text:span>. Двенадцать кило лишнего веса. <text:span text:style-name="T1">Два</text:span> месяца запрета на любую магию, постельный режим и никаких сладостей. Восстановительные процедуры по списку …”.</text:p>
      <text:p text:style-name="P75">Луну я с тех пор не видел. Принцесса Ночи, передав сестру врачам, уединилась в <text:span text:style-name="T1">своей башне</text:span> и выходила на балкон только чтобы сменять светила на небосводе. Все дипломатические визиты были отменены, а <text:s/>государственные бумаги носили на подпись ей прямо в покои.</text:p>
      <text:p text:style-name="P75">Дискорд исчез. Последний раз <text:span text:style-name="T1">старого фрика</text:span> видели, когда он на своей золотой<text:span text:style-name="T1"> барже</text:span> удалялся в сторону Жеребячьих<text:span text:style-name="T24"> </text:span>гор.</text:p>
      <text:p text:style-name="P75">Никто не знал, что делать со мной: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75">Оставленный сам себе, я первое время отсыпался и редко вылазил из своей берлоги. Но через пару дней осмелел и стал исследовать Кантерлот <text:span text:style-name="T1">как кошка новый дом</text:span>. И, <text:span text:style-name="T1">хвала зайцам</text:span>, тут было на что посмотреть! Одна только дирижаблестроительная верфь и порт чего стоили.</text:p>
      <text:p text:style-name="P9">Я утаскивал с обеда пакет с черешней, залазил на утёс над верфью и часами наблюдал за процессом постройки небесных гигантов. В отличие от дирижаблей моей родины, гондолы эквестрийских были похожи на обычные парусные корабли, у которых вместо мачт ввысь вздымались стропы, связывающие гондолу с баллоном. Поэтому дирижаблестроительная верфь здорово напоминала судостроительную, с той разницей, что рядом не было никакого водоёма, если не считать горную речку.</text:p>
      <text:p text:style-name="P9">Чокнутых пони не смущал сильнейший дефицит места на скале — часть стапеля, на котором строился самый крупный дирижабль, висела прямо над пропастью, поддерживаемая шестью воздушными шарами. От понячьей логистики рассмеялся бы истерическим смехом любой транспортный менеджер. Большинство строительных материалов на гору затаскивал поезд, но самые крупногабаритные детали, не проходящие в тоннель, доставлялись дирижаблями. Будь я владельцем этой верфи, я бы заменил её девиз на транспаранте с «Мы строим дирижабли!» на «Дирижабли строят дирижабли!» и ржал бы с этого.</text:p>
      <text:p text:style-name="P9">В порту было ещё интереснее. Здесь можно было наблюдать результат деятельности верфи. Большие, средние и маленькие воздушные суда всех оттенков радуги создавали толчею у пирса. Пони-матросы в нашейных платках и банданах сновали туда-сюда, создавая оживлённую кутерьму, важные седогривые капитаны сидели в припортовом кафе и неторопливо потягивали пунш из громадных кружек. Если не опускать глаза вниз, можно было представить себе, что ты находишься в морском порту XVIII-го века, в котором у кораблей вместо парусов почему-то привязаны воздушные баллоны.</text:p>
      <text:p text:style-name="P9">Я в восхищении глазел на воздушных красавцев, и цинизм выветривался у меня из мыслей. Детские фантазии возвращались из далёкого прошлого и победоносно дудели в горн.</text:p>
      <text:p text:style-name="P9"><text:soft-page-break/>Быть может, мне как-нибудь удастся попасть в команду одного из таких красавцев? Быть может, наличие рук <text:s/>сделает меня незаменимым помощником капитана? Быть может, я, облетав весь мир и увидев дивные страны и потрясающие чудеса, вернусь обратно с верной командой на своём собственном корабле?</text:p>
      <text:p text:style-name="P75">Ладно, кончай пускать слюни, Анон! Ты и в своём-то комфортном мире не был похож на Джека Воробья, что тут говорить об Эквестрии <text:span text:style-name="T1">— мире, предназначенном для пони, а не бестолковых изнеженных айтишников! </text:span></text:p>
      <text:p text:style-name="P9">Хотя эти мечты хотя бы позволяют забыть сосущее чувство валиумного голодания.</text:p>
      <text:p text:style-name="P75">Отложив книгу, я развернул вчерашнюю газету. Стражник из утренней смены по доброте душевной отдал её мне после прочтения. Спасибо тебе, Эмпириан Блэйз, Анон не забудет твою щедрость!</text:p>
      <text:p text:style-name="P75">Так, что тут у нас?</text:p>
      <text:p text:style-name="P75"/>
      <text:p text:style-name="P75">“<text:span text:style-name="T27">Новости двора: здоровье Её Солнечного Высочества, принцессы Селестии тяжёлое, но стабильное. Доктор Плантаго отрицает любые слухи об избыточном весе Дневной Главы диархии…</text:span>”. “<text:span text:style-name="T27">Землетрясение в Филлидельфии! Старожилы разводят копытами: такого не случалось за последние восемьдесят лет наблюдений. Жители организованно устраняют разрушения…</text:span>”. “<text:span text:style-name="T27">В Додж-Сити продолжаются исчезновения пони. Шериф подал в отставку…</text:span>”. “<text:span text:style-name="T27">Чужестранец-человек осваивается в Кантерлоте. Атмосфера столицы благотворно влияет на агрессивный нрав королевского гостя…</text:span>”</text:p>
      <text:p text:style-name="P75"/>
      <text:p text:style-name="P75">Бля! Что за дерьмо? Эти чокнутые пони приволокли меня сюда <text:span text:style-name="T1">неделю назад</text:span>, чуть не убив по дороге, и теперь они называют меня агрессивным? Газета полетела в мусорное ведро.</text:p>
      <text:p text:style-name="P75">Я потянулся. Хватит на сегодня чтения. Настало время ежедневной прогулки по городу. Тем более, что у меня есть деньги.</text:p>
      <text:p text:style-name="P75">Да! Скопидом-дворецкий при моём оформлении во дворец не выдал ни гроша. “Нам не сообщали ваш статус, человек <text:span text:style-name="T1">Анонимус</text:span>.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Д<text:span text:style-name="T1">ля привлечения её внимания я даже начал прыгать, орать и кидать камешками в окно, но меня быстренько вытолкали в сад, спасибо, что не побили! Ёбанная «Рапунцель»! </text:span>Как будто я по своей воле сюда припёрся! Хорошо, хоть жрать давали. Три раза в день, если не просыпа<text:span text:style-name="T1">ть</text:span> завтрак.</text:p>
      <text:p text:style-name="P75">Так что даже на ремонт одежды и покупку необходимых в повседневной жизни мелочей у меня финансов не было. До недавнего времени.</text:p>
      <text:p text:style-name="P75">Но вчера, прогуливаясь по порту, я помог погрузить вещи в воздушную яхту одному семейству единорогов, вылетающему <text:span text:style-name="T1">из Кантерлота к родственникам в Балтимэр</text:span>. <text:span text:style-name="T1">В</text:span> награду <text:span text:style-name="T1">за труд </text:span>получил от главы семейства серебряшку. И вот, перекатывая <text:span text:style-name="T1">тяжёлую монетку</text:span> в пальцах, я отправился на поиск сувенирных лавок.</text:p>
      <text:p text:style-name="P75">Очень скоро прыти у меня поубавилось. В самом ближнем от дворца бутике на вопрос “Что у вас можно купить за одну серебряную монету в десять бит?” важный единорог в бакенбардах и пенсне долго смотрел на меня из-за прилавка и, наконец, произнёс:</text:p>
      <text:p text:style-name="P17">– Разве что одну серебряную монету в десять бит. Или же десять медных монет по одному биту. Золотую монету <text:span text:style-name="T1">в сто бит</text:span>, к сожалению, разрезать на десять частей не могу.</text:p>
      <text:p text:style-name="P75"><text:span text:style-name="T11">Ну, понятно, в элитном придворцовом квартале, который представляет из себя </text:span><text:span text:style-name="T1">верхний город</text:span><text:span text:style-name="T11">, цены кусаются. Топай вниз, Анон, на окраину.</text:span></text:p>
      <text:p text:style-name="P17">Но, блин, корявые пальцы внесли свою коррективу в шопинг-план!</text:p>
      <text:p text:style-name="P75"><text:span text:style-name="T11">Как раз </text:span><text:span text:style-name="T1">на мосту, </text:span><text:span text:style-name="T11">на спуске в нижний </text:span><text:span text:style-name="T1">город, </text:span><text:span text:style-name="T11">я выронил монетку. И, естественно, она не осталась лежать там, где упала, а начала катиться </text:span><text:span text:style-name="T1">по мостовой </text:span><text:span text:style-name="T11">— </text:span><text:span text:style-name="T1">чем дальше, тем быстрее</text:span><text:span text:style-name="T11">.</text:span></text:p>
      <text:p text:style-name="P9"><text:soft-page-break/>Подобно олуху из дешёвой комедии, я припустил со всех ног за монеткой и в долгой погоне <text:span text:style-name="T11">за ней чуть не открыл лбом дубовые ворота — серебряшка прокатилась прямо под ними.</text:span></text:p>
      <text:p text:style-name="P9"><text:s/>Я огляделся. В этот закоулок я ещё не забредал в своих прогулках по Кантерлоту. Высокие каменные стены упирались в массивные дубовые ворота на заклёпках, которые и завершали короткий тупичёк. Крохотные эркеры по бокам ворот нависали подобно сторожевым башенкам.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9">Я приоткрыл створку.</text:p>
      <text:p text:style-name="P17">– И где я найду вам такое колесо, я вас внимательно спрашиваю? Где?? Колёса для королевских <text:span text:style-name="T1">колесниц </text:span>представительского класса <text:span text:style-name="T1">вот уже десять лет как </text:span>выпускает только мастерская Грэма Дилижанса! А где сейчас Грэм? Где?? Где, я вас спрашиваю??? Может, вы мне найдёте Грэма Дилижанса, мнээээ…?</text:p>
      <text:p text:style-name="P17">– <text:span text:style-name="T1">Анонимус</text:span>. – <text:s/>отрекомендовался я. – <text:s/>Человек.</text:p>
      <text:p text:style-name="P17">– Весьма приятно! Норф. – пожилой единорог смотрел на меня <text:span text:style-name="T1">поверх очков </text:span>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text:span text:style-name="T1">отвёртки, </text:span>гаечные ключи, плоскогубцы и прочие инструменты. Задняя часть была укутана в <text:span text:style-name="T1">зелёный </text:span>плед и плыла в воздухе, поддерживаемая ореолом <text:span text:style-name="T1">левитации</text:span>. <text:span text:style-name="T1">На голове красовалась стильная шляпа с пером.</text:span></text:p>
      <text:p text:style-name="P9">Рядом с единорогом в ангаре на двух домкратах покоилась старая знакомая <text:span text:style-name="T11">— королевская колымага, на которой я прибыл в Кантерлот. Уцелевшее заднее колесо с обломком оси лежало тут же, посреди небольшого мощёного дворика. </text:span>У дальней стены лежал ещё один полусобранный корпус кареты без колёс.</text:p>
      <text:p text:style-name="P17">– Вот вы, я вижу, интересуетесь <text:span text:style-name="T1">каретами</text:span>. – единорог пошёл куда-то к стеллажу у задней стены ангара. – Тогда, может быть, вы знаете <text:span text:style-name="T1">что-нибудь </text:span>про мастерские, делающие восьмиспицевые колёса <text:span text:style-name="T1">королевского </text:span>класса <text:span text:style-name="T1">диаметром в шестьдесят дюймов</text:span>? Можно даже заготовки — отделку я и сам выполню. Я слышал, в <text:span text:style-name="T1">Мэйнхэттене</text:span> была одна. – единорог вернулся, толкая перед собой тележку с новой осью.</text:p>
      <text:p text:style-name="P17">– К сожалению, не слышал. Я тут недавно.</text:p>
      <text:p text:style-name="P17">– И почему я не удивлён? – вздохнул Норф, прилаживая новую ось к <text:span text:style-name="T1">колеснице</text:span>. <text:span text:style-name="T1">И сам себе ответил.</text:span> – Да потому что производство королевских <text:span text:style-name="T1">колесниц</text:span> — великая привилегия! Тысячи лет этим занимались всего три <text:span text:style-name="T1">двора</text:span>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text:span text:style-name="T1">Не говоря уже об подмастерьях! </text:span>А что мы видим сейчас? Вот вы — что вы видите?</text:p>
      <text:p text:style-name="P17">– Я вижу вас. – честно признался я.</text:p>
      <text:p text:style-name="P17">– Правильно! Вы видите, как полупарализованный старик пытается подобрать колесо к <text:span text:style-name="T1">колеснице</text:span>!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месяц назад! <text:span text:style-name="T1">В</text:span>зял и испарился! <text:span text:style-name="T1">Как будто мы не договаривались пропустить стаканчик в «Старом кубке» в прошлую субботу!</text:span>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7">– Вы говорили, что королевские <text:span text:style-name="T1">колесницы</text:span> делали три <text:span text:style-name="T1">двора</text:span>…</text:p>
      <text:p text:style-name="P17">– Угу. Три. <text:span text:style-name="T1">Кроме меня и Грэма был ещё один когда-то.</text:span> Каретный Двор “Чёрная Молния” не пережил войну Сестёр. Мастер Брогам остался верен Найтмэр Мун, унеся с собой секреты мастерства — принесите-ка вон ту маслёнку, если не трудно. А, между прочим, его <text:span text:style-name="T1">колесницы</text:span> были лучшими! Её <text:span text:style-name="T1">В</text:span>ысочество Луна до сих пор ездит на одной из его последних — и сносу ей нет!</text:p>
      <text:p text:style-name="P17">Норф строго посмотрел на меня поверх очков.</text:p>
      <text:p text:style-name="P17">– Я понимаю, нынешняя молодёжь не помнит историю. Тем более, такую специфическую, как историю каретного дела. Но почему, скажите мне на милость, почему они так увлекаются этими <text:soft-page-break/>выскочками из нижнего города? <text:span text:style-name="T1">Этим подмастерьям от каретного дела нет и сорока лет в бизнесе! А все только о них и говорят! </text:span>Ведь все их мелочи знают, от типа рессор до материала антикрыльев! <text:span text:style-name="T1">А ч</text:span>то они могут такого, чего не можем мы — мастера старой закалки?</text:p>
      <text:p text:style-name="P17">Единорог с силой крутанул колесо. Оно беззвучно завертелось, превратившись в серый размытый диск.</text:p>
      <text:p text:style-name="P17">–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7">Норф пошёл к <text:span text:style-name="T1">небольшому деревянному гаражу</text:span>, стоявшему у задней стены дворика. На полпути он обернулся.</text:p>
      <text:p text:style-name="P17">– Не могли бы вы помочь мне вон с тем домкратом? А то склероз замучал, а бегать туда-сюда уже малость трудновато.</text:p>
      <text:p text:style-name="P17">Распахнув ветхие ворота сарайчика, <text:span text:style-name="T1">Норф</text:span> картинно вскинул копыто.</text:p>
      <text:p text:style-name="P17">– “Королева Лорен ”! Встречайте!</text:p>
      <text:p text:style-name="P17"><text:span text:style-name="T1">Колесница</text:span>, стоящая в <text:span text:style-name="T1">гараже</text:span>, с первого взгляда напоминала королевскую колесницу <text:span text:style-name="T1">в</text:span> <text:span text:style-name="T1">ангаре</text:span>. Присмотревшись к полумраку, я стал замечать отличия. Поджарые формы, “зализанные” обводы, отсутствие богатой отделки и родовых гербов, <text:span text:style-name="T29">штурвал вместо управляющего жезла</text:span>, низкая спинка без вымпела, но с мощным антикрылом и дугой безопасности создавали образ этакой гоночной версии королевской телеги на стероидах. Даже несмотря на пыль и паутину, <text:span text:style-name="T1">колесница</text:span> смотрелась очень эффектно. На обтекателе колеса выстроились в ряд восемь звёздочек.</text:p>
      <text:p text:style-name="P17">– Эх, было времечко, мы с Магдой зажигали на ней! <text:span text:style-name="T1">Теперь-то уж мало кто помнит </text:span>— <text:span text:style-name="T1">гонки отменили много лет назад. А раньше это была л</text:span>учшая стрит-рейсерская <text:span text:style-name="T1">колесница</text:span> Кантерлота — а, значит, и всей Эквестрии! Мы специально <text:span text:style-name="T1">оставили</text:span> королевский дизайн. Знаете ли, дело молодое, кровь в жилах играет, хочется почувствовать себя в некотором роде великим… Хррр…</text:p>
      <text:p text:style-name="P9">Единорог по-старчески задремал, прислонившись к заднему колесу. Я упёрся рукой в лакированный корпус и осторожно пошатал его.</text:p>
      <text:p text:style-name="P17">Старик клюнул носом и встрепенулся. Потом он огляделся и заговорщицки подмигнул мне.</text:p>
      <text:p text:style-name="P17">– “Лорен” я сделал на базе парящей <text:span text:style-name="T29">платформы </text:span>повышенной мощности. <text:span text:style-name="T1">Её Солнечное Высочество хотели сами поучаствовать в ночных гонках инкогнито. Но потом, после первой же гонки, устыдились </text:span>— <text:span text:style-name="T1">слишком неравны были силы… </text:span>Разумеется, я чётко след<text:span text:style-name="T1">ую</text:span> королевскому указу уничтожать все испорченные и бракованные <text:span text:style-name="T29">парящие платформы.</text:span> Но дворцовым бюрократам необязательно же знать, КАК я их уничтожаю, хе-хе! <text:span text:style-name="T1">Чинушам с Мраморного квартала сюда входа нет! А, между тем, н</text:span>екоторые из <text:span text:style-name="T29">платформ </text:span><text:span text:style-name="T30">утилизируются</text:span> путём <text:span text:style-name="T1">усиленного</text:span> износа, будучи <text:span text:style-name="T1">базой </text:span>экспериментальных <text:span text:style-name="T1">небесных </text:span>колесниц! <text:span text:style-name="T1">Хе-хе!</text:span></text:p>
      <text:p text:style-name="P9">Норф поправил сползший плед и высморкался.</text:p>
      <text:p text:style-name="P17">– Для королевской колесницы <text:span text:style-name="T1">“Лорен”</text:span> оказалась избыточно мощной: слишком сильные перегрузки при вертикальном ускорении. <text:span text:style-name="T1">Р</text:span>едко какой пегас сможет так быстро набирать высоту, <text:span text:style-name="T1">в отличие от аликорна</text:span>. Но, дискордовы уши, как мы на ней зажигали с Магдой!! <text:span text:style-name="T1">Кантерлот</text:span> на рогах стоял!<text:span text:style-name="T29"> И никто ж не догадывался, что она </text:span><text:span text:style-name="T30">сделана по королевскому заказу</text:span><text:span text:style-name="T29">! Её </text:span><text:span text:style-name="T30">Солнечное </text:span><text:span text:style-name="T29"><text:s/>Высочество только тихо посмеивались в крыло, наблюдая за нашим триумфом с трибуны.</text:span></text:p>
      <text:p text:style-name="P17">Норф любовно погладил обтекатель кареты и стал подымать её на домкрате.</text:p>
      <text:p text:style-name="P17">–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7">Норф снял заднее колесо и покатил его под навес. Я закрыл охромевшую “Королеву Лорен” в гараже и последовал за ним.</text:p>
      <text:p text:style-name="P17">– А вы, как я вижу, королевский гость? – Норф кивнул на ворот рубашки с закрепённой клипсой-пропуском. – Могу я вас попросить об одном одолжении?</text:p>
      <text:p text:style-name="P17">– Да, пожалуйста!</text:p>
      <text:p text:style-name="P17"><text:soft-page-break/>– Подождите минутку, я сейчас.</text:p>
      <text:p text:style-name="P17">Норф закончил монтаж колеса и скрылся в небольшом домике в глубине двора.</text:p>
      <text:p text:style-name="P17">Я огляделся. <text:span text:style-name="T1">За ангаром расположилась круглая ухоженная клумба, рядом с которой блестел мой злосчастный грош.</text:span></text:p>
      <text:p text:style-name="P9">Попался, засранец!</text:p>
      <text:p text:style-name="P17"><text:span text:style-name="T1">Я направился туда быстрым шагом.</text:span> Наклонившись за монеткой, я заметил <text:span text:style-name="T1">на клумбе </text:span>среди маков и ирисов камень правильной формы. Раздвинув цветы, я прочитал на прямоугольной гранитной глыбе: “Магдалена Фрискай Каррус, <text:span text:style-name="T65">935 – 992 A.C.</text:span> ”. Под надписью было стилизованное изображение распростёршего крылья пегаса, тянущего колесницу.</text:p>
      <text:p text:style-name="P17">Я торопливо отошёл к воротам. Норф как раз вышел из дома с маленькой деревянной коробочкой красного цвета.</text:p>
      <text:p text:style-name="P17">– Вот, передайте это, пожалуйста, <text:span text:style-name="T1">капитану</text:span> <text:span text:style-name="T1">дворцовой</text:span> стражи. Его зовут Хорст Мэдтроттер. Его дочка как-то приходила сюда играть. Я ей обещал. Полгода делал. Вы <text:span text:style-name="T1">ведь </text:span>не забудете?</text:p>
      <text:p text:style-name="P17">– Не забуду. – пообещал я.</text:p>
      <text:p text:style-name="P17"/>
      <text:h text:style-name="Heading_20_2" text:outline-level="2"><text:span text:style-name="T11">4. </text:span><text:span text:style-name="T1">Заклинание Последнего Шанса</text:span></text:h>
      <text:p text:style-name="P17"/>
      <text:p text:style-name="P21">Глава VI. Основы</text:p>
      <text:p text:style-name="P21"/>
      <text:p text:style-name="P21">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29">прервавшая связь между мною и демоном</text:span>, спасла моё бренное тело для дальнейших магических изысканий.</text:p>
      <text:p text:style-name="P21">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1">Возьмём, <text:s/>примеру, заклинание начального предела: “Ярету пхонг руул квами”, <text:span text:style-name="T1">—</text:span> что означает: “Переместить<text:span text:style-name="T29"> силу в нужное место</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11">– </text:span>Гм!</text:p><text:p text:style-name="Footnote"><text:span text:style-name="T11">– </text:span>Ну, ты ж понимаешь, что без таланта к магии никакое надувание щёк не поможет. <text:span text:style-name="T11">–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77"/>
      <text:p text:style-name="P34">На трактат упала тень.</text:p>
      <text:p text:style-name="P35">– Эй, нельзя ли не заслонять…</text:p>
      <text:p text:style-name="P35"><text:soft-page-break/>Я поперхнулся словом, упёршись носом в покрытую белой шерстью грудь. Селестия с извинением оступила.</text:p>
      <text:p text:style-name="P35">– Извини за беспокойство, Анонимус. Просто стало интересно, что ты так увлечённо читаешь? Стража докладывала, что ты первый постоянный посетитель библиотеки с момента отбытия Твайлайт Спаркл в Понивилль.</text:p>
      <text:p text:style-name="P34"><text:span text:style-name="T11">За прошедшие дни я уже привык и к магии, и к разумным эквиноподобным и даже </text:span><text:span text:style-name="T1">к деревянным дирижаблям</text:span><text:span text:style-name="T11">. Но вид перебинтованной аликорницы, представшей передо мной в неком подобии экзоскелета, лишил меня дара речи. </text:span><text:span text:style-name="T1">Зелёная лампочка на налобном щитке экзоскелета придавала аликорнице сходство с марсианином.</text:span></text:p>
      <text:p text:style-name="P35">– Эээ…</text:p>
      <text:p text:style-name="P35">– Не пугайся, Анонимус!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35">Она потянулась за спину, сжала зубами зажим, и, после негромкого щелчка, экзоскелет “разошёлся” в стороны.</text:p>
      <text:p text:style-name="P35">– Вот, так лучше. – улыбнулась она, вышагивая из него. – Доктор Плантаго Майор был уверен, что я не дотянусь до замка.</text:p>
      <text:p text:style-name="P64">Экзоскелет, лишившись хозяйки, переключил цвет лампочки с зелёного на оранжевый. <text:span text:style-name="T11">Селестия подошла к книжному шкафу, вытащила определённую книгу и извлекла из открывшегося тайника окаменевший от старости круассан.</text:span></text:p>
      <text:p text:style-name="P35">– Хмм, печально, он успел зачерстветь. – аликорница с усилием откусила добрую половину и стала с хрустом жевать.</text:p>
      <text:p text:style-name="P35">– Эмм… Насколько я помню, тебе было прописано два месяца постельного режима? Кстати, без сладостей. Сейчас едва неделя прошла.</text:p>
      <text:p text:style-name="P35">Аликорница с досадой скосила на меня глаз, продолжая жевать.</text:p>
      <text:p text:style-name="P35">– Не волнуйся, аликорны куда крепче единорогов, по стандартам которых меня лечат! И доктор Плантаго, должно быть, забыл, что оставлять меня без сладостей опасно для государства. Я лишь исправляю его оплошность…</text:p>
      <text:p text:style-name="P34">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4">Она, почувствовав мой взгляд, вытащила нос из тайника и <text:s/>посмотрела на меня, насторожив уши.</text:p>
      <text:p text:style-name="P34"><text:span text:style-name="T11">– Только не заводи эту шарманку, Анонимус!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48">Аликорница нервно хохотнула.</text:p>
      <text:p text:style-name="P36">– А по-моему, ты не…</text:p>
      <text:p text:style-name="P34"><text:span text:style-name="T12">– Так, я попрошу! – перебила меня венценосная кобыла. – Давай, ты не будешь лезть в мои дела, а я не буду</text:span><text:span text:style-name="T4">… эээ… кхмм…</text:span></text:p>
      <text:p text:style-name="P36">– Не будешь что?</text:p>
      <text:p text:style-name="P48">Селестия нахмурилась и угрожающе подняла крылья.</text:p>
      <text:p text:style-name="P48"><text:span text:style-name="T11">– </text:span>Не забывай, человек, я — могущественный маг и правитель Эквестрии. Ко мне нужно относиться с должным уважением!</text:p>
      <text:p text:style-name="P48"><text:span text:style-name="T11">– </text:span>А то что? Превратишь в жабу? Сошлёшь на Луну? Убьёшь нахер?</text:p>
      <text:p text:style-name="P48">Аликорница сникла. Уши её опустились.</text:p>
      <text:p text:style-name="P48"><text:soft-page-break/><text:span text:style-name="T11">– Анонимус</text:span>, не надо… Ты же знаешь, я этого не сделаю.</text:p>
      <text:p text:style-name="P48"><text:span text:style-name="T11">–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48">Селестия приложила копыто ко лбу и издала протяжный стон.</text:p>
      <text:p text:style-name="P36">– О, небо! Я забыла распорядиться насчёт тебя! Я совсем отупела от дворцовой жизни! Извини, пожалуйста!</text:p>
      <text:p text:style-name="P48"><text:span text:style-name="T11">–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11"> штучки при общении со мной. А я постараюсь помочь тебе </text:span>— если это в моих силах, разумеется<text:span text:style-name="T11">.</text:span></text:p>
      <text:p text:style-name="P48"><text:span text:style-name="T11">Аликорница уселась н</text:span>а пол <text:span text:style-name="T11">и прижала копыто к груди.</text:span></text:p>
      <text:p text:style-name="P36">– Да будет так! Сим заявляю, что отныне и впредь буду общаться с тобой на равных, достойный <text:s/>Анонимус! Слово Селестии <text:span text:style-name="T1">Эквестрийской</text:span>!</text:p>
      <text:p text:style-name="P48">Закончив фразу, аликорница вскинула копыто вперёд и вверх. Я чуть не подавился нервным смешком, настолько это напоминало зигу<text:tab/>.</text:p>
      <text:p text:style-name="P48"><text:span text:style-name="T11">– Лады! Вот видишь, со мной легко договориться! А теперь расскажи, наконец, зачем </text:span>т<text:span text:style-name="T11">ы притащил</text:span>а<text:span text:style-name="T11"> меня сюда? Только сначала вытащи катетер из шеи </text:span>— <text:s/>он меня нервирует<text:span text:style-name="T11">. Или погоди, я сам вытащу…</text:span></text:p>
      <text:p text:style-name="P48"><text:span text:style-name="T11">Л</text:span>ампа<text:span text:style-name="T11"> отбрасывал</text:span>а<text:span text:style-name="T11"> мягкие тени на стену библиотеки. Селестия, расположи</text:span>вшись<text:span text:style-name="T11"> у моего кресл</text:span>а,<text:span text:style-name="T11">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48"><text:span text:style-name="T11">– </text:span>Вот, читай отсюда. <text:span text:style-name="T11">– а</text:span>ликорница подчеркнула абзац копытом.</text:p>
      <text:p text:style-name="P48"/>
      <text:p text:style-name="P49">***</text:p>
      <text:p text:style-name="P49"/>
      <text:p text:style-name="P58">«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58">Так уж получилось, мои маленькие пони, что я познал известную вам реальность даже больше, чем сам того желал, больше, чем может её познать средний единорог или даже приличный маг. С помощью одного незаконченного заклинания у меня получилось на склоне лет узреть истинную суть мира, который мы называем своим домом.</text:p>
      <text:p text:style-name="P58">Постигнутое мною Велик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Эквестри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58">Но величайшая справедливость юниверсума заключается в том, что не существует безвыходных положений. Всегда есть надежда.</text:p>
      <text:p text:style-name="P58">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прятана в нём и в наших силах воспользоваться ею. Но призвать Проводника нелегко, а убедить помочь — ещё сложнее, ибо сам по себе Проводник равнодушен, безлик и холоден.</text:p>
      <text:p text:style-name="P58"><text:soft-page-break/>Как исполнить первую часть задачи — призвать его в наш мир — я поведаю, а со второй частью еб###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48"/>
      <text:p text:style-name="P48">В ухе стало щекотно от тёплого дуновения.</text:p>
      <text:p text:style-name="P36">– Теперь ты понимаешь, почему мы не ожидали увидеть тебя? Мы, вообще-то, вызывали сверхаликорна…</text:p>
      <text:p text:style-name="P36">Я повернулся к Селестии.</text:p>
      <text:p text:style-name="P36">–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36">Аликорница отвернулась.</text:p>
      <text:p text:style-name="P36">– Это очень чувствительная тема. – сказала она после недолгой заминки. – <text:s/>Постыдная для нас.</text:p>
      <text:p text:style-name="P36">– Какая тема?</text:p>
      <text:p text:style-name="P36">Селестия повернулась, но старалась избегать меня взглядом.</text:p>
      <text:p text:style-name="P36">– Магия.</text:p>
      <text:p text:style-name="P36">– Что?</text:p>
      <text:p text:style-name="P36">–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36">Я посмотрел на аликорницу. Та старательно делала вид, что интересуется состоянием лака на обожжёном копыте.</text:p>
      <text:p text:style-name="P36">– То есть, вы почувствовали ослабление своих магических способностей, и решили, что миру приходит конец?</text:p>
      <text:p text:style-name="P36">– Ты очень сильно упрощаешь, <text:span text:style-name="T1">Анонимус</text:span>.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36">– Ээээ… ммм… А вы пробовали обратиться к врачу? – начал я как можно мягче.</text:p>
      <text:p text:style-name="P36">БАЦ!!!</text:p>
      <text:p text:style-name="P36">Копыто, которое Селестия только что исследовала внимательнейшим образом, с силой впечаталось в пол, вмяв <text:span text:style-name="T1">каменную плиту </text:span>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36">– Это бесполезно… Он не верит нам. У меня нет времени его переубедить.</text:p>
      <text:p text:style-name="P36">Потом она обратилась ко мне.</text:p>
      <text:p text:style-name="P36">– <text:s/>Извини, <text:span text:style-name="T1">с</text:span>орвалась. Мне очень стыдно. Последнее время всё идёт наперекосяк, совсем не так, как мы планировали.</text:p>
      <text:p text:style-name="P36"><text:span text:style-name="T1">Анонимус</text:span>, мы с сестрой были бы последними <text:span text:style-name="T1">тупицами</text:span>,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48"><text:soft-page-break/>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48"/>
      <text:p text:style-name="P48">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48">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48"/>
      <text:p text:style-name="P48">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36">– Мне очень жаль, человек Анонимус, что <text:span text:style-name="T1">м</text:span>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text:span><text:span text:style-name="T19">месяц</text:span><text:span text:style-name="T1">.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48">Я снял её копыто со своего плеча и осторожно поставил на пол.</text:p>
      <text:p text:style-name="P36"><text:span text:style-name="T1">– Зачем? </text:span>– тихо спросил я. – Что это за театр, твоё… Ваше Высочество? Во-первых, я не давал своё согласие на чтение моих мыслей. Во-вторых…</text:p>
      <text:p text:style-name="P36">Я присел на корточки, раздвинул гриву и снизу вверх заглянул в морду аликорнице.</text:p>
      <text:p text:style-name="P48">– … не надо. Пожалуйста. Мои мысли не отражают того, что я хочу. То есть, того, что я сделаю. То есть, того, что я сделаю, но не хочу, чтобы… – я запутался окончательно.</text:p>
      <text:p text:style-name="P48">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48">– Видишь, до чего я дошла, Анонимус!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А когда ты отказываешься, даже эта крохотная видимость надежды пропадает.</text:p>
      <text:p text:style-name="P48">Я протянул руку, вытер ей слёзы и погладил по шее.</text:p>
      <text:p text:style-name="P48">– Не плачь, принцесса. Я не отказываюсь. Хотя, скорее всего, Стар Свирл что-то напутал в заклинании, потому что я человек, а не сверхаликорн.</text:p>
      <text:p text:style-name="P48">– С магией высших уровней часто так бывает. – всхлипнула Селестия. –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48">Селестия успокоилась и смущённо потёрлась носом мне о плечо.</text:p>
      <text:p text:style-name="P48">– <text:s/>И я не читала твои мысли, Анонимус. У тебя на лице и так всё написано — ты не умеешь скрывать эмоции.</text:p>
      <text:p text:style-name="P48">Наружная дверь заскрипела, коридор наполнился топотом множества копыт и шумом голосов.</text:p>
      <text:p text:style-name="P36">Аликорница <text:span text:style-name="T1">прислушалась, </text:span>всполошилась и стала носиться по читальному залу с загнанным видом.</text:p>
      <text:p text:style-name="P36"><text:soft-page-break/>– <text:s/><text:span text:style-name="T1">Дискордовы</text:span> яйца! Они нашли меня!</text:p>
      <text:p text:style-name="P36">Селестия попыталась протиснуться <text:s/>между книжным шкафом и стеной. Потом прикрыться занавеской. В конце-концов, аликорница кинулась под стол, попытавшись пролезть у меня между ног.</text:p>
      <text:p text:style-name="P36">– <text:s/>Ты! Чего! Делаешь! Твоё, <text:span text:style-name="T1">блин,</text:span> высочество!!! – <text:s/>я едва уберёг <text:span text:style-name="T1">своё </text:span>естество от острого рога.</text:p>
      <text:p text:style-name="P36">Селестия подняла на меня глаз. <text:span text:style-name="T62">Прижав </text:span>уши к голове, <text:span text:style-name="T62">она дала</text:span> задний ход <text:span text:style-name="T62">и </text:span>выкарабкалась обратно. Окинув библиотеку отчаянным взглядом, <text:span text:style-name="T62">Селестия</text:span> бросилась к оставленному экзоскелету и стала втискиваться в него задом. Гул голосов был уже совсем близко.</text:p>
      <text:p text:style-name="P36">– Помоги! Мне самой не закрыть замок, – <text:s/>отчаянно прошептала аликорница, тщётно пытаясь охватить зубами раскрытую защёлку.</text:p>
      <text:p text:style-name="P36"><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36">– <text:s/><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36">– <text:s/><text:span text:style-name="T1">Я</text:span> помогу! – <text:s/>Селестия изогнула шею и стала зубами сжимать защёлку.</text:p>
      <text:p text:style-name="P36">ШЛОП!</text:p>
      <text:p text:style-name="P36">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48">Увидев Селестию, толпа замерла. Та в попытке спрятать меня, раскрыла крылья.</text:p>
      <text:p text:style-name="P48">В наступившей тишине аликорница прошептала мне убито:</text:p>
      <text:p text:style-name="P36">– <text:s/><text:span text:style-name="T1">Что-то мне не хочется оборачиваться.</text:span></text:p>
      <text:p text:style-name="P48">– <text:s/>А придётся. Кстати, крылья можешь опустить. Всё равно видна табуретка и мои ноги.</text:p>
      <text:p text:style-name="P48">Селестия со вздохом закрыла глаза и медленно обернулась к толпе.</text:p>
      <text:p text:style-name="P48">– Добрый вечер, мои дорогие.</text:p>
      <text:p text:style-name="P36">–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36"><text:span text:style-name="T1">– Занавес. </text:span>– <text:s/><text:span text:style-name="T1">подытожил я.</text:span></text:p>
      <text:p text:style-name="P36"/>
      <text:h text:style-name="Heading_20_2" text:outline-level="2">5<text:span text:style-name="T1">.</text:span> Нерадивый ученик</text:h>
      <text:p text:style-name="P28"/>
      <text:p text:style-name="P48">– Это очень легко, уверяю тебя. Даже совсем маленькие жеребята единорогов способны на столь простую магию. Сконцентрируйся…</text:p>
      <text:p text:style-name="P48">– Ыыых… !!!</text:p>
      <text:p text:style-name="P48">Я покраснел от натуги, но этот блядский листочек даже не шелохнулся!</text:p>
      <text:p text:style-name="P48">– Давай попробуем ещё раз. Сосредоточься на объекте. Высвободи силу. Ты можешь это, я вижу в тебе большой потенциал!</text:p>
      <text:p text:style-name="P48">Куда уж больше! Эти медицинские каракули мне теперь месяц сниться будут!</text:p>
      <text:p text:style-name="P48">– Фффу-у-у! – листок закружился в воздухе от моего сердитого дуновения.</text:p>
      <text:p text:style-name="P48">Я отвернулся. Если она хочет выставить меня на посмешище, ей и напрягаться не нужно! Растёшь, Анон, вакансия шута тебе уже обеспечена!</text:p>
      <text:p text:style-name="P48">– Анонимус…</text:p>
      <text:p text:style-name="P48">С лёгким вздохом Селестия положила голову мне на плечо.</text:p>
      <text:p text:style-name="P48"><text:soft-page-break/>– Не сердись. Это моя вина. Я пытаюсь вести тебя ускоренным курсом.</text:p>
      <text:p text:style-name="P48">Я скосил на неё взгляд. Аликорница прикрыла глаза, наслаждаясь покоем. Солнечный луч зажёг золотистые искорки на её ресницах и играл градиентным сиянием в её гриве.</text:p>
      <text:p text:style-name="P48">– Не понимаю, куда ты так гонишь? Мы вполне можем заняться этим через пару недель, когда ты окрепнешь.</text:p>
      <text:p text:style-name="P48">Селестия открыла глаза и нехотя оторвала голову от моего плеча.</text:p>
      <text:p text:style-name="P48">– Нам нужно торопиться. У меня есть нехорошее предчувствие, а я привыкла доверять своим ощущениям.</text:p>
      <text:p text:style-name="P48">Листок с рецептом вернулся на место.</text:p>
      <text:p text:style-name="P48">– На это раз мы поступим по-другому. Есть способ ускорить процесс. – аликорница отвернулась в смятении.</text:p>
      <text:p text:style-name="P48">Я ждал.</text:p>
      <text:p text:style-name="P48">– Это очень необычный и, надо сказать, непривычный для меня способ. – наконец, выдавила из себя аликорница. – До сих пор мне приходилось использовать его всего лишь раз.</text:p>
      <text:p text:style-name="P48">– То есть, ты хочешь сказать, что не вполне им владеешь? – помог я аликорнице. – Не волнуйся, я не буду над тобой смеяться. Можешь пытаться, пока не получится.</text:p>
      <text:p text:style-name="P48">– Нет, в своих способностях я уверена. – улыбнулась Селестия. – Просто этот способ предполагает очень большую степень доверия между партнёрами по заклинанию. Поскольку заключается в переплетении сознаний.</text:p>
      <text:p text:style-name="P48">Аликорница взглянула на меня со смущением.</text:p>
      <text:p text:style-name="P48">– Мне очень жаль, но это единственный доступный мне сейчас способ быстро ввести тебя в основы магии. Мне трудно просить тебя о подобном, но обстоятельства требуют. Готов ли ты открыть для меня своё сознание, Анонимус? Тебе не о чём беспокоиться, я сотру память о минутах открытости сразу после урока. Даю слово Селестии Эквестрийской!</text:p>
      <text:p text:style-name="P48">Я с сомнением почесал в затылке. Как-то оно нехорошо звучит. А если она зацепит что-нибудь важное при стирании?</text:p>
      <text:p text:style-name="P48">– Анонимус, пожалуйста! – в голосе аликорницы появились нотки мольбы. – Мне тяжело тебя просить об этом, но у меня нет выхода. Тебе необходимо постичь основы магии как можно скорее. Вполне вероятно, тогда ты сможешь понять, о чём говорится в заклинании «Последнего Шанса» и что такое «Великое Откровение»!</text:p>
      <text:p text:style-name="P48">Я вздохнул. Чего не сделаешь ради этой дурашливой коняги!</text:p>
      <text:p text:style-name="P48">– Ну хорошо, хорошо, не волнуйся. Я готов. Только можно попросить тебя об одолжении?</text:p>
      <text:p text:style-name="P48">– Да?</text:p>
      <text:p text:style-name="P48">Аликорница с тревогой взглянула на меня.</text:p>
      <text:p text:style-name="P48">– Всё, что в моих силах, Анонимус.</text:p>
      <text:p text:style-name="P48">В её голосе сквозила едва сдерживаемая дрожь.</text:p>
      <text:p text:style-name="P48">«Она думает, я сейчас загадаю себе полцарства, корону и ванильное мороженное в придачу!» – усмехнулся я.</text:p>
      <text:p text:style-name="P48">– Можно всё же не стирать мне память? Я, со своей стороны, даю слово не болтать о том, что узнаю, если тебя это беспокоит.</text:p>
      <text:p text:style-name="P48">«Эх, пропало моё мороженное!»</text:p>
      <text:p text:style-name="P48">Аликорница воззрилась на меня с нечитаемым выражением на морде.</text:p>
      <text:p text:style-name="P48">– Я слишком многого прошу? – вздохнул я. – Ладно, не важно. Тогда, пожалуйста, будь поосторожнее. Не думаю, что я тебе понравлюсь в качестве овоща.</text:p>
      <text:p text:style-name="P48"><text:soft-page-break/>Аликорница спрятала морду в одеяле. Холка её подёргивалась.</text:p>
      <text:p text:style-name="P48">Я опешил.</text:p>
      <text:p text:style-name="P48">– Ты чего? – я присел на постель и осторожно отвернул край одеяла. – Эй, есть кто-нибудь в домике? Если я что-то не то сказал, не бери в голову…</text:p>
      <text:p text:style-name="P48">Селестия подняла голову и я увидел, что у неё текут слёзы из глаз от беззвучного смеха. Я озадаченно почесал затылок.</text:p>
      <text:p text:style-name="P48">– Анонимус… Анон! Твоя бесхитростность достойна восхищения! СЕБЕ я обещала стереть память, чтобы ты не терзался смущением, открыв мне закоулки своей души. Переплетение сознаний на время объединяет мысли, чувства и память двух существ. И если мне не в тягость открыть тебе своё сознание, то для тебя такой опыт может оказаться некомфортным.</text:p>
      <text:p text:style-name="P48">Я мысленно пролистал память всей жизни, от текущего момента, через годы работы и студенчества, вплоть до детских лет, когда фрагментарные отрывки затерялись в реке времени. Есть конечно, эпизоды, которыми определённо не стоит гордиться. Есть моменты, которые лучше бы спрятать подальше… Но, если подумать — какое дело разумной магической кобыле до моих тёмных делишек? Вообще, не думаю, что она настолько разбирается в человеческой жизни так, чтобы понять неприглядную сторону моего я, и, тем более, судить её.</text:p>
      <text:p text:style-name="P48">– Не стоит так утруждаться, твоё высочество! – я ободряюще похлопал Селестию по спине. – Достаточно будет твоего честного слова не разглашать увиденное.</text:p>
      <text:p text:style-name="P48">Аликорница кивнула, соглашаясь.</text:p>
      <text:p text:style-name="P48">– Тогда позволь мне начать заклинание.</text:p>
      <text:p text:style-name="P48">Селестия высунула из-под одеяла передние ноги и притянула меня к себе.</text:p>
      <text:p text:style-name="P48">– Расслабься. Отпусти свои мысли. Постарайся не думать. – Аликорница опустила свою голову поверх моей. Её грива опустилась мне на глаза и закрыла свет зелёно-голубой завесой.</text:p>
      <text:p text:style-name="P48">– Не думать — это легко! Мне даже стараться не надо. – я зевнул.</text:p>
      <text:p text:style-name="P48">Щекой я чувствовал пульсирование яремной вены Селестии. Оно успокаивало и усыпляло. Удары сердца аликорницы странным образом сливались с моими, в конце концов я перестал различать их принадлежность. Память распахнула границы и я без удивления отметил сотни и тысячи лет своей жизни.</text:p>
      <text:p text:style-name="P48">Моей?!! Э-э-э, позвольте…</text:p>
      <text:p text:style-name="P48">…</text:p>
      <text:p text:style-name="P48">Я открыла глаза.</text:p>
      <text:p text:style-name="P48">У меня появилось чувство, будто я родилась вчера. Забавно. Впрочем, некогда вникать, нужно продемонстрировать Анонимусу технику левитации. Это очень просто, Анон, смотри же!</text:p>
      <text:p text:style-name="P48">Странно, почему я не ощущаю его? Неважно!</text:p>
      <text:p text:style-name="P48">Моя концентрация, моя магия охватила клочок бумаги на тумбочке и понесла ввысь. Листок с рецептом взмыл в воздух, описал круг и снова опустился на тумбочку. Всё сделано безукоризненно, концентрация и распределение усилий читаются чётко и недвусмысленно. Надеюсь, ты хорошо усвоил урок, Анонимус?</text:p>
      <text:p text:style-name="P48">Я закрыла глаза.</text:p>
      <text:p text:style-name="P48">…</text:p>
      <text:p text:style-name="P48">– Анонимус! Анон…</text:p>
      <text:p text:style-name="P48">Тёплое дуновение растрепало волосы на лбу. Сознание с трудом возвращалось в оглушённое тело. Я расплющил глаза.</text:p>
      <text:p text:style-name="P48">– Как ты себя чувствуешь?</text:p>
      <text:p text:style-name="P48"><text:soft-page-break/>Аликорница смотрела на меня с тревогой. Я молча принял сидячее положение и стал массировать виски. Меня бил озноб. Переплетение сознаний оказалось чем-то большим, нежели просто ощущением чужих воспоминаний и мыслей. Наверное, смерть выглядит схоже, если отбросить агонию и боль. Я мучительно пытался осмыслить полученный опыт. За эти недолгие минуты я лишь краешком сознания зацепил груз тысячелетий, что несла на себе хрупкая с виду аликорница — и этот груз чуть не раздавил меня как таракана.</text:p>
      <text:p text:style-name="P48">– Я старалась провести всё как можно быстрее. С тобой всё в порядке? – в голосе Селестии появились нотки паники.</text:p>
      <text:p text:style-name="P48">Я <text:s/>не глядя успокаивающе похлопал аликорницу по шее.</text:p>
      <text:p text:style-name="P48">– Более-менее. Хотя ты должна была предупредить меня, что ведущей в этом объединённом сознании будешь ты. Я практически не ощущал себя. Думать твоими мыслями и ощущать себя тобой — чертовски странное, надо сказать, чувство. Мне бы не хотелось испытать его ещё раз.</text:p>
      <text:p text:style-name="P48">Аликорница громко воскликнула, просунула морду под подушку, насколько позволял рог, и застонала от досады.</text:p>
      <text:p text:style-name="P48">– О-о-о, я совсем забыла этот нюанс! Сестра была права — я слишком легкомысленна, когда расслабляюсь! Анонимус, не сердись! Я понимаю, что тебе пришлось пережить несколько весьма неприятных секунд. Видишь ли, у аликорнов слишком сильный характер. Он закалён тысячелетиями — и чтобы выступать на равных в объединённом сознании, нужно иметь характер не слабее. Е<text:span text:style-name="T60">сли бы я вспомнила вовремя, я бы предупредила тебя, чтобы ты смог сконцентрироваться.</text:span></text:p>
      <text:p text:style-name="P48">Я вымучено рассмеялся.</text:p>
      <text:p text:style-name="P48">– Спасибо за комплимент, твоё высочество! Никогда не сомневался, что я — та ещё тряпка! Я даже новую кошку не смог завести после смерти старой.</text:p>
      <text:p text:style-name="P48">Аликорница виновато пробормотала из-под подушки:</text:p>
      <text:p text:style-name="P48">– Прости меня, Анонимус.</text:p>
      <text:p text:style-name="P48">Я помотал головой, вытряхивая остатки сонливости. Ну что же, Анон, не будем останавливаться на полпути? Наш девиз — «Слабоумие и отвага»!</text:p>
      <text:p text:style-name="P48">– Надо повторить.</text:p>
      <text:p text:style-name="P48">– Что?</text:p>
      <text:p text:style-name="P48">– Надо повторить урок. Я почти усвоил технику.</text:p>
      <text:p text:style-name="P48">Аликорница выглянула одним глазом из-под подушки.</text:p>
      <text:p text:style-name="P48">– И ты не боишься?</text:p>
      <text:p text:style-name="P48">Я стянул подушку с Селестии и легонько щёлкнул её по носу.</text:p>
      <text:p text:style-name="P48">– Боюсь. Учти, в этот раз я сконцентрируюсь, как только могу. Я буду орать и отбиваться обоими полушариями, спинным мозгом и гипоталамусом от твоей подавляющей личности. Так что постарайся на меня не давить.</text:p>
      <text:p text:style-name="P48">Аликорница слабо улыбнулась.</text:p>
      <text:p text:style-name="P48">– Не будем медлить, Анонимус.</text:p>
      <text:p text:style-name="P48">Я вновь растворился в сине-зелёной гриве.</text:p>
      <text:p text:style-name="P48">…</text:p>
      <text:p text:style-name="P48">Анонимус, ты со мной? Итак, для левитации необходима предельная концентрация на предмете. Я медленно, демонстративно медленно, охватываю своим вниманием листок бумаги… <text:span text:style-name="T77">Но что, если попробовать поднять предмет потяжелее? Клочок бумаги я уже подымал(а). К примеру, можно поднять вот эту тумбочку. </text:span>Всё же нужно концентрироваться на чём-то одном. Вот этот листок… <text:span text:style-name="T77">Тумбочка.</text:span> Листок… <text:span text:style-name="T77">Тумбочка! Я охватываю вниманием тумбочку. Красивая такая тумбочка с рисунком луны на дверце. Сила струится через меня и упирается во что-то большое и тяжёлое. </text:span><text:span text:style-name="T78">Всё пошло не так. Не могу уловить точку концентрации. Сила приложена к чему-то большему, чем лист бумаги. К чему-то неизмеримо большему. </text:span><text:span text:style-name="T77">Да хер с ней, с бумажкой! Тумбочка! Поднимаю! Блин, она реально тяжёлая! Но у </text:span><text:soft-page-break/><text:span text:style-name="T77">меня получается, я чувствую это! Она поддаётся! Й-о-о!!! Вот это силища! Ура! </text:span><text:span text:style-name="T78">Сила уходит бесконтрольно. Нужно прервать урок. Нет! Нет! О-О-О-О-О, НЕ-Е-Е-Е-Е-Т!!!</text:span></text:p>
      <text:p text:style-name="P48">…</text:p>
      <text:p text:style-name="P48">Я выбрался из-под аликорницы, безвольно лежащей на мне как медуза. Голова кружилась, ноги подгибались, всё тело дрожало от перенапряжения. Я бросил взгляд в сторону и выругался.</text:p>
      <text:p text:style-name="P48">Тумбочка стояла на месте, не сдвинувшись ни на волос.</text:p>
      <text:p text:style-name="P48">С улицы доносились возгласы удивления, страха и ожесточённые споры. Я подошёл к окну и выругался ещё сильнее.</text:p>
      <text:p text:style-name="P48">По голубому небу к дневному светилу взмывала луна.</text:p>
      <text:p text:style-name="P48">Нельзя сказать, что это был величавый подъём: серебристый шар непривычно быстро двигался по низкой траектории, как неверно посланный биллиардный шар. Вдобавок, спутник вполне заметно вращался, чего раньше за ним не наблюдалось.</text:p>
      <text:p text:style-name="P48">Я бросился к постели и стал что есть силы тормошить бесчувственную аликорницу.</text:p>
      <text:p text:style-name="P48">– Вставай! Эй, вставай, твоё высочество! Беда! Там сейчас<text:span text:style-name="T11"> л</text:span>уна в солнце врежется!</text:p>
      <text:p text:style-name="P48">Аликорница что-то невнятно говорила себе под нос, но глаз не открывала. Я вслушался в её бормотание.</text:p>
      <text:p text:style-name="P48">– …всегда говорила, что сестра не умеет пить…</text:p>
      <text:p text:style-name="P48">Проклятье! Эту кобылу можно разбудить только ведром воды!</text:p>
      <text:p text:style-name="P48">Вода! Я бросил взгляд на тумбочку. Нет, стакан пуст.</text:p>
      <text:p text:style-name="P72">Ох, нет! Нет-нет-нет!!!</text:p>
      <text:p text:style-name="P72">Мой взгляд был прикован к дверце тумбочки с изображением луны, а душу леденил ужас осознания.</text:p>
      <text:p text:style-name="P72">Анон, если ты станешь виновником смерти миллионов невинных пони, тебе лучше удавиться прямо сейчас! Хоть это и будет всего лишь минутным опережением неминуемой смерти.</text:p>
      <text:p text:style-name="P48">Я бросился к окну, намереваясь позвать кого-нибудь на помощь. И замер с отвалившейся челюстью.</text:p>
      <text:p text:style-name="P48">Мне уже было понятно, что луна перепутала пору суток и выскочила в полдень на небосвод по моей вине. Но, блин, я точно не мог исписать её поверхность громадными буквами, словно стену лифта! За мной такого даже в детстве не водилось!</text:p>
      <text:p text:style-name="P48">Я бросил мельком взгляд на тумбочку — нет, изображение луны было девственно чистым. Это точно не моё! Забыв про всё, я сидел на подоконнике с разинутым ртом и читал печатные буквы, появляющиеся в поле зрения по мере поворота спутника.</text:p>
      <text:p text:style-name="P48">«С-Е-Л-Е-С-Т-И-Я … — … П-И-З-…» </text:p>
      <text:p text:style-name="P48">– ЧТО ТУТ ПРОИСХОДИТ???</text:p>
      <text:p text:style-name="P48">Тёмно-фиолетовая аликорница стояла на подоконнике, испепеляя меня грозным взглядом. Я сидел на полу, скинутый с подоконника внезапным приземлением Луны.</text:p>
      <text:p text:style-name="P48">– Мы …э-э-э… изучали левитацию предметов посредством переплетения сознаний. – промямлил я наконец. – Кажись, я чего-то накосячил.</text:p>
      <text:p text:style-name="P48">Тёмная аликорница перевела взгляд на Селестию, всё так же лежащую на постели разметав крылья, и прочистила горло.</text:p>
      <text:p text:style-name="P48">– Сестра! Порой твои мыслительные способности ввергают Нас в смятение! ПРОЩЕ ГОВОРЯ, ТЫ В СВОЁМ УМЕ? ОБЪЕДИНИТЬ СОЗНАНИЕ С ЭТИМ… ЭТОЙ ОБЕЗЬЯНОЙ? МЫ НЕ УДИВЛЕНЫ РЕЗУЛЬТАТОМ!</text:p>
      <text:p text:style-name="P48">Белоснежная аликорница чуть шевельнула крыльями и натянула одеяло на голову.</text:p>
      <text:p text:style-name="P48">– Уйдите все… – пробормотала Селестия сквозь одеяло. – Я умираю.</text:p>
      <text:p text:style-name="P48"><text:soft-page-break/>«-ДА» — мельком прочитал я окончание текста, появившееся на спутнике.</text:p>
      <text:p text:style-name="P48">Тёмная аликорница проследила мой взгляд и ухмыльнулась.</text:p>
      <text:p text:style-name="P48">– ГМ! Хотя, с другой стороны, конечный результат не так уж и плох. – Луна перешла на нормальный тон, что позволило мне высунуть пальцы из ушей. – Наша маленькая шалость времён Нашей ссылки радует глаз! Жаль, что любоваться ею придётся недолго.</text:p>
      <text:p text:style-name="P48">Тёмная аликорница сосредоточилась. Ночное светило замедлило свой бег по небосклону, остановилось и попятилось назад. Одновременно с этим поворот спутника скрыл пошлую надпись от посторонних глаз. Пять минут — и только присутствие тёмной аликорницы напоминало о происшествии.</text:p>
      <text:p text:style-name="P48">– Надеюсь, Сестра, произошедшее будет тебе наукой! – с надзиданием сказала наконец Луна. – Никогда не пытайся учить магии кого-то с интеллектом ниже, чем у улитки! Теперь у тебя магическое истощение ещё больше, чем было до того, как ты сюда попала.</text:p>
      <text:p text:style-name="P48">Я, конечно, побаивался тёмной фурии, но её отношение ко мне задело меня за живое.</text:p>
      <text:p text:style-name="P48">– Эй, что ты там про улитку сказала? Я ведь не напрашивался, в конце-концов! Я оказался тут с твоей помощью, в том числе!</text:p>
      <text:p text:style-name="P48">Луна не удостаивая меня взглядом, прошествовала к выходу, попутно нажав кнопку экстренного вызова.</text:p>
      <text:p text:style-name="P48">– То, что Мы помогали Сестре, – бросила она не глядя, – ещё не значит, что Мы желали твоего появления тут, примат! Не обольщайся! Мы считали и считаем твоё присутствие здесь <text:s/>прихотью и ошибкой Сестры. И непростительным расточительством магии, помимо всего прочего.</text:p>
      <text:p text:style-name="P48">Шаги аликорницы стихли. Взамен хлопнула дверь в дежурной и в коридоре раздалось торопливое шарканье множества обутых в больничные бахилы копыт. Через мгновение палата заполнилась оханьем, аханьем и звоном склянок с микстурами. Я оказался в окружении злобных пони-медсестёр.</text:p>
      <text:p text:style-name="P48">– Что вы себе позволяете, Анонимус?!! Вам было разрешено посещать Её Высочество не более, чем на полчаса в день! – зашипела пожилая медсестра и начала пихать меня головой по направлению к выходу. – Я пожалуюсь доктору Плантаго, и он вообще запретит вам…</text:p>
      <text:p text:style-name="P48">Передо мной захлопнулась дверь в палату.</text:p>
      <text:p text:style-name="P48">Ну охренеть! Я же ещё и виноват!</text:p>
      <text:p text:style-name="P48"/>
      <text:h text:style-name="P152" text:outline-level="2">6. Нерадивый ученик - 2</text:h>
      <text:p text:style-name="P36"/>
      <text:p text:style-name="P36">Я шёл в королевскую столовую, поигрывая <text:span text:style-name="T1">увесистой </text:span>ручкой в пальцах. Жизнь удалась, Анон! Не знаю, успела ли распорядиться Селестия насчёт меня, прежде чем её <text:span text:style-name="T1">заперли</text:span> в п<text:span text:style-name="T1">алате и вкололи снотворное</text:span>, но отношение ко мне со вчерашнего дня резко изменилось.</text:p>
      <text:p text:style-name="P36">Дворецкий чуть ли не на карачках елозил передо мной, не отпуская первые полчаса и почти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36">Сшитую одежду принесли утром. Надо отдать должное кантерлотским портным, выглядела она очень стильно, хоть это наверняка был их первый опыт выкройки для прямоходящего Анонимуса. Клипса-пропуск исчезла. Вместо неё выдали маленьк<text:span text:style-name="T1">ую усыпанную самоцветами карточку</text:span>, сообщив, что с <text:span text:style-name="T1">этим бейджем</text:span> меня пропустят <text:span text:style-name="T1">практически </text:span>везде.</text:p>
      <text:p text:style-name="P36">Жил я теперь во дворцовых аппартаментах, по сравнению с которыми моё прежнее жилище в флигеле для прислуги выглядело студенческим хостелом. Завтрак и ужин мне теперь приносили на дом, хотя обедать я по старой привычке всё же ходил в дворцовую столовую. Книги теперь можно было невозбранно таскать из библиотеки с собой <text:span text:style-name="T1">— никто и пикнуть не смел.</text:span></text:p>
      <text:p text:style-name="P48"><text:span text:style-name="T1">– </text:span>А-а-апчхииии! – раздалось прямо у меня под ногами.</text:p>
      <text:p text:style-name="P48"><text:soft-page-break/>– Вот чёрт! – ругнулся я, выронив от неожиданности авто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бирюзовых глаз.</text:p>
      <text:p text:style-name="P48">– Ты кто? – машинально спросил я.</text:p>
      <text:p text:style-name="P48">– Индиго. – ответили глаза.</text:p>
      <text:p text:style-name="P48">Ответ не прояснил ситуацию ни на йоту, так что я продолжил.</text:p>
      <text:p text:style-name="P48">– А чего ты под лавкой делаешь?</text:p>
      <text:p text:style-name="P48">– Прячусь.</text:p>
      <text:p text:style-name="P48">Похоже, ты встретился с Капитаном Очевидность, Анон! Поняв, что расспросами ничего не добьёшься, я предложил прямо:</text:p>
      <text:p text:style-name="P48">– Может, ты вылезешь? Меня можно не бояться. Я не страшный.</text:p>
      <text:p text:style-name="P48">Под лавкой началась <text:s/>возня и сопение, потом наружу вылез жеребёнок-единорог насыщенного синего цвета.</text:p>
      <text:p text:style-name="P48">– А я тебя вовсе и не боюсь. Вот ещё! Я в прятки играла.</text:p>
      <text:p text:style-name="P48">– Ну, тогда должен тебя огорчить: ты выбрала крайне неудачное место. Сини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48">– Ничо страшного! – малютка вытерла нос. – Меня всё равно искать некому.</text:p>
      <text:p text:style-name="P48">– Это как? Ты же с кем-то в прятки играешь? – продолжал допытываться я.</text:p>
      <text:p text:style-name="P48">– Сама с собой и играю. – хмуро ответила кобылка. – А тебе чего, дяденька?</text:p>
      <text:p text:style-name="P48">Поняв, что жеребёнок не настроен на беседу, я пожал плечами <text:s/>и повернулся было уходить.</text:p>
      <text:p text:style-name="P48">– Эээ, гм-м…</text:p>
      <text:p text:style-name="P48">Я повернулся обратно.</text:p>
      <text:p text:style-name="P48">– Что?</text:p>
      <text:p text:style-name="P48">Единорожка ковыряла копытом землю и шмыгала носом, не смотря на меня. Я терпеливо ждал.</text:p>
      <text:p text:style-name="P48">– Дяденька, а ты не мог бы спросить принцессу Селестию, куда девалась Шейла Блюскай? А то мне играть не с кем.</text:p>
      <text:p text:style-name="P48">– При случае спрошу. Если встречу.</text:p>
      <text:p text:style-name="P48">Малютка шмыгнула.</text:p>
      <text:p text:style-name="P48">– Встретишь, канешн! Скажи ей, что у меня сегодня день рождения, и я здоровски обиделась, когда Шейла на него не пришла!</text:p>
      <text:p text:style-name="P48"><text:s/>Такая уверенность кобылки меня заинтриговала. Я пригляделся к жеребёнку повнимательнее. Да нет, вроде, раньше её не встречал.</text:p>
      <text:p text:style-name="P48">– Позволь поинтересоваться, откуда у тебя такая уверенность, что я встречусь с Селестией? Я ей, знаешь ли, свиданий не назначаю.</text:p>
      <text:p text:style-name="P48">– Да ладно-о-о, брось заливать-то! – скептически протянуло юное создание. – Все знают, что вы встречаетесь. Вот и спроси её, пажалста, когда увидишь.</text:p>
      <text:p text:style-name="P48">Та-а-ак!</text:p>
      <text:p text:style-name="P48">– Кто это «все»?</text:p>
      <text:p text:style-name="P48">– Ну, прислуга, стража, мой па…</text:p>
      <text:p text:style-name="P48">Ох! Во что же это такое ты вляпался, Анон? За кого они тебя, чёрт побери, принимают?</text:p>
      <text:p text:style-name="P48">Я присел на лавочку и наклонился пониже, чтобы наши головы были на одном уровне.</text:p>
      <text:p text:style-name="P48"><text:soft-page-break/>– А твоего «па» не смущает, что я и Селестия м-м-м… немного разных видов? Точнее, совсем разных?</text:p>
      <text:p text:style-name="P48">– И чо? – без малейшего замешательства спросила кроха.</text:p>
      <text:p text:style-name="P48">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48">– <text:s/>Как тебе объяснить? Встречаться могут лишь создания одного вида. Птичка с птичкой. Рыбка с рыбкой. Пони с пони. Так заложено природой. Мы с Селестией не подходим друг к другу по… <text:s/>эээ… некоторым физическим параметрам.</text:p>
      <text:p text:style-name="P48">–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48">– <text:s/>Кха-кхе-гррхмм!!! Э-э-э… м-м-м… ну-у-у…</text:p>
      <text:p text:style-name="P48">У меня в голове произошло короткое замыкание. Слова пропали. Уши начали гореть.</text:p>
      <text:p text:style-name="P48">– <text:s/>Как, ты говоришь, тебя зовут? – в конце-концов выдавил осипшим голосом я, стараясь перевести тему. – Про чей день рождения я должен рассказать?</text:p>
      <text:p text:style-name="P48">–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48">У меня в памяти зажглась лампочка.</text:p>
      <text:p text:style-name="P48">– Постой-постой, не части. Твой отец, случайно, не Хорст Мэдтроттер?</text:p>
      <text:p text:style-name="P48">– Агась. А ты откудова знаешь?</text:p>
      <text:p text:style-name="P48">– Да так, один пони сказал. – я полез за пазуху и достал красную коробочку. – Вот тебе подарок.</text:p>
      <text:p text:style-name="P48">– ВАУ! – единорожка запрыгала от счастья. – У меня есть подарок! Значит, у меня настоящий день рождения!!! Значит, ты — мой гость на день рождения! Крутотень!!! Спасибо-спасибо-спасибо!</text:p>
      <text:p text:style-name="P48">– Вообще-то, это не мой подарок. Его просил передать один старик, Норф Каррус из каретной мастерской.</text:p>
      <text:p text:style-name="P48">– Аааа, знаю его! Мы с Шейлой ходили к нему играть, пока она не пропала. У Норфа здоровски интересно!</text:p>
      <text:p text:style-name="P48">Индиго открыла коробочку. Внутри на подстилке из тырсы лежала крохотная модель колесницы в мельчайших подробностях.</text:p>
      <text:p text:style-name="P48">– Ух ты! – благоговейно прошептала Индиго. – Королева Лорен! Я даже управляла ею немножко.</text:p>
      <text:p text:style-name="P48">– Как ею можно управлять, если она не запряжена? Уж не Норф ли таскал её? – усомнился я.</text:p>
      <text:p text:style-name="P48">– Она без упряжи только взад-вперёд не может ездить. А вверх-вниз может! Мне Норф показывал. Там надо штурвал на себя тянуть. Вот этот – единорожка показала крохотный штурвальчик на модели. Потом встала передними ногами на лавочку, чмокнула меня в щёку, прошептала «Пасиба» и убежала.</text:p>
      <text:p text:style-name="P48">Я остался сидеть в полнейшем замешательстве.</text:p>
      <text:p text:style-name="P48"/>
      <text:p text:style-name="P49">***</text:p>
      <text:p text:style-name="P48"/>
      <text:p text:style-name="P58">…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text:soft-page-break/>отделяющая нас от небытия. Однако я вижу окружающих меня пони, солнце, лес, горы, озеро, бабочек и птиц. Я сижу на ступеньке своего дома, отпиваю чай из чашечки медленными глотками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48"/>
      <text:p text:style-name="P48">В дверях библиотеки появился знакомый силуэт.</text:p>
      <text:p text:style-name="P48">– Привет, твоё высочество! Тебя уже выпустили, или опять от докторов смылась?</text:p>
      <text:p text:style-name="P48">Аликорница прошла в комнату и устало уселась рядом со мной.</text:p>
      <text:p text:style-name="P48">–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три часа свободы в день.</text:p>
      <text:p text:style-name="P48">Я с подозрением посмотрел на Селестию. Где-то я уже видел эту улыбочку на хитрой роже.</text:p>
      <text:p text:style-name="P48">–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48">– Вот ещё! – возмущению Селестии не было предела. Аликорница встала и демонстративно повернулась ко мне задом.</text:p>
      <text:p text:style-name="P48">–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48">Я подёргал замок на накрупнике. Таки не врёт.</text:p>
      <text:p text:style-name="P48">– Убедился? Вообще-то, такое недоверие меня оскорбляет. Ни один пони так бы себя не вёл со мной. – Селестия улеглась возле кресла и надулась.</text:p>
      <text:p text:style-name="P48">– Разумеется, твои подданные вели бы себя с большим пиететом. Но я же не твой подданный, твоё высочество!</text:p>
      <text:p text:style-name="P48">Аликорница вскинула копыто к виску.</text:p>
      <text:p text:style-name="P48">– Ох, да, я всё забываю! Извини. И прекрати, наконец,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48">– Окей, как хочешь. Никаких больше высочеств.</text:p>
      <text:p text:style-name="P48">– Рада за твой выбор, Анонимус! Ты даже не представляешь, какая это роскошь в моём положении — иметь кого-то, кто называет тебя на “ты”! И кого ты сама можешь называть на “ты”.</text:p>
      <text:p text:style-name="P48">Селестия сморщила нос в улыбке и спросила, прикрывшись крылом:</text:p>
      <text:p text:style-name="P48">– К слову, а что говорят мои подданные про нас? Что означает «чёрте-что»?</text:p>
      <text:p text:style-name="P48">Я вспомнил разговор с Индиго и почувствовал, как снова начинают гореть уши.</text:p>
      <text:p text:style-name="P48">– Чёрте-что — это значит «ерунда». Большая ерунда.</text:p>
      <text:p text:style-name="P48">– Оу, как интересно! – Селестия приблизила ко мне морду и повернула уши. – Расскажи-ка поподробнее. Я вся во внимании.</text:p>
      <text:p text:style-name="P48">–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48">Аликорница, широко раскрыв глаза, медленно тянула ко мне морду. Наконец, когда наши носы почти соприкоснулись, она не выдержала.</text:p>
      <text:p text:style-name="P48">– А-ха-ха-ха-ха-ха-ха!!! О-у-у-у-у-у-ха-ха-ха! И-и-и-и-ха-ха-ха! – Селестия перевернулась на спину и дёргала от смеха копытами.</text:p>
      <text:p text:style-name="P48"><text:soft-page-break/>– <text:s/>Очень смешно! Ей говорят, что она подозревается в сексуальных извращениях, а она регочет! Мне-то пофиг, а тебе ещё править придётся!</text:p>
      <text:p text:style-name="P48">– <text:s/>И-и-изви-ни-и-и, Анон, не-мо-гу-у-у-у… Ох! Давненько я так не смеялась! Лет двести — так точно!</text:p>
      <text:p text:style-name="P48">Я потянул её за копыто и перевернул обратно на живот.</text:p>
      <text:p text:style-name="P48">– Что смешного-то?</text:p>
      <text:p text:style-name="P48">Аликорница вытерла крылом выступившие слёзы и объяснила:</text:p>
      <text:p text:style-name="P48">–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эмм… а-ха-ха-ха!.. действительно совокуплялись.</text:p>
      <text:p text:style-name="P48">– Ты не видишь ничего странного в межвидовых спариваниях? – охренел я. – Куда я, блядь, попал???</text:p>
      <text:p text:style-name="P48">Селестия развернула моё кресло к себе и задумчиво посмотрела мне в глаза снизу вверх.</text:p>
      <text:p text:style-name="P48">– Очевидно, мне стоит рассказать тебе, Анонимус, откуда произошли пегасы и единороги.</text:p>
      <text:p text:style-name="P48">В истории Эквестрии далеко не всегда были относительно светлые времена. – продолжила аликорниц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48">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text:p>
      <text:p text:style-name="P48">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48">При союзе пони и истинных единорогов, получились пони-единороги. От своих диких предков пони-единороги унаследовали рога и способность к непосредственной магии.</text:p>
      <text:p text:style-name="P48">– А как выглядят сами истинные единороги? – спросил я.</text:p>
      <text:p text:style-name="P48">– О,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48">– Ха! – ответил я. – В моём мире они также известны. Правда, как несуществующий, сказочный вид.</text:p>
      <text:p text:style-name="P48">– Вполне может быть. Благодаря сильным магическим способностям, истинные единороги могут путешествовать между мирами. Скорее всего, они ушли из твоего мира, как только им стало некомфортно в нём жить.</text:p>
      <text:p text:style-name="P48">– Хм. А что было дальше?</text:p>
      <text:p text:style-name="P48">–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48"><text:soft-page-break/>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подменышей. Но их немного и большой роли в истории они не сыграли.</text:p>
      <text:p text:style-name="P48">Селестия встала и принялась по очереди поднимать ноги, разминая суставы. Потом направилась к выходу. У двери аликорница обернулась ко мне.</text:p>
      <text:p text:style-name="P48">– Сто лет не гуляла по парку. Составишь мне компанию?</text:p>
      <text:p text:style-name="P48">Я поднялся с кресла, гадая, шутила Селестия про сто лет, или нет?</text:p>
      <text:p text:style-name="P48"/>
      <text:p text:style-name="P49">***</text:p>
      <text:p text:style-name="P48"/>
      <text:p text:style-name="P48">Песок парковых дорожек прогрелся на полуденном солнце. Мы степенно прохаживались по аллее. Селестия что-то довольно мурлыкала себе под нос, я же просто глазел по сторонам. Королевский парк был небольшим, но полным чудес. Такое множество птиц всех цветов радуги я не видел даже в передачах про тропические джунгли. Олени, еноты и белки доверчиво подходили к рукам и смотрели нам вслед. Полуметровые бабочки и стрекозы кружились над нами в диком танце.</text:p>
      <text:p text:style-name="P48">Свернув с основной дорожки, аликорница украдкой обернулась. Убедившись, что мы в недосягаемости от глаз дворцовой стражи, она подмигнула мне.</text:p>
      <text:p text:style-name="P48">– Ну что? Догонялки?</text:p>
      <text:p text:style-name="P48">Не ожидая ответа, Селестия припустила вскачь. Через секунду я только и увидел развевающийся многоцветный хвост и пару копыт, сверкающих золотыми сабатонами.</text:p>
      <text:p text:style-name="P48"/>
      <text:p text:style-name="P48">Никогда не пытатесь угнаться за прибацанной правящей кобылой, что одурела от майского солнца и свободы от королевских обязанностей! Особенно если вы — человек, ведущий чертовски нездоровый образ жизни. Потому что после сомнительного желания не опозориться, недолгой погони, плутания по парку и отчаяния, вы обнаружите себя сидящим без сил на каком-то трухлявом пне посреди непролазных дебрей, <text:s/>дышащим как паровоз и увешанным паутиной с ног до головы.</text:p>
      <text:p text:style-name="P48">– Анон?..</text:p>
      <text:p text:style-name="P48">Я намеренно не оборачивался на шелест кустов за спиной. Нерешительное топтание на месте сменилось шагами. На меня упала тень.</text:p>
      <text:p text:style-name="P48">– Почему ты не хочешь пробежаться со мной по парку, Анонимус? Я надеялась, ты составишь мне дружескую компанию. Мне казалось, существа, познавшие друг-друга столь близко, сколь это позволяют переплетённые сознания, просто не могут не быть друзьями. Более близкого способа познакомиться просто не существует!</text:p>
      <text:p text:style-name="P48">Обида и разочарование в голосе аликорницы были столь искренними, что я рассмеялся.</text:p>
      <text:p text:style-name="P48">– Вообще-то, существует, но не буду пошлить. В данном случае я перестал гнаться за тобой не потому, что не хочу, а потому, что не могу физически. Дыхалка у меня ни к чёрту, да и сердце тоже.</text:p>
      <text:p text:style-name="P48">За спиной раздался стон.</text:p>
      <text:p text:style-name="P48">– О-о-о, моя сестра была права, мои мыслительные способности в последнее время оставляют желать лучшего! Я же знала о твоём ужасном физическом состоянии ещё в руинах нашего старого замка. Как я могла забыть про это! Прости меня, Анонимус! Что ж, тем лучше — у нас ещё есть время для небольшого сеанса целительной магии.</text:p>
      <text:p text:style-name="P48"/>
      <text:p text:style-name="P48">Хм! Моя система безопасности, встроенная в седалищную часть тела, немедленно активировалась. Анон, тебя явно хотят вовлечь в какое-то сомнительное мероприятие с неопределённым исходом!</text:p>
      <text:p text:style-name="P48"/>
      <text:p text:style-name="P48"><text:soft-page-break/>Левитационная магия стащила меня с пенька и мягко уложила на ковёр из травы и прелых листьев. Фигура аликорницы нависла надо мной, закрыв лучистой гривой небо.</text:p>
      <text:p text:style-name="P48">– Расслабься, Анонимус. Позволь мне избавить тебя от недугов.</text:p>
      <text:p text:style-name="P48">Селестия сняла накопытник и осторожно надавила мне копытом в области сердца. Меня охватила расслабляющая дремота. Селестия наклонилась ко мне и я утонул в ласковом взгляде её розовых глаз.</text:p>
      <text:p text:style-name="P48">– Засыпай, Анон. Когда ты проснёшься, ты будешь чувствовать себя намного лучше. Целительство — не моя специализация, но кое-что мне по силам.</text:p>
      <text:p text:style-name="P48"/>
      <text:p text:style-name="P48">ШТА?!! Я ещё не пришёл в себя от последствий попытки Селестии обучить меня магии по её основной специализации! Могу себе представить, что может быть от применения ею магии, в которой она не специалист!</text:p>
      <text:p text:style-name="P48">Я попытался поднять голову, но липкое оцепенение сковало все мои члены. Веки опустились на глаза и я провалился в бездонный колодец забытья.</text:p>
      <text:p text:style-name="P48"/>
      <text:p text:style-name="P48">…</text:p>
      <text:p text:style-name="P58"/>
      <text:p text:style-name="P58">– Эй, мужик, тебе плохо?</text:p>
      <text:p text:style-name="P58">На меня озабоченно уставилась парочка, ещё недавно сидевшая ко мне спиной на скамейке.</text:p>
      <text:p text:style-name="P58">Я принял сидячее положение, беспомощно хлопая глазами. Что? Где? Как?</text:p>
      <text:p text:style-name="P58">– Сам домой доберёшься? Может, вызвать скорую?</text:p>
      <text:p text:style-name="P58">Я отрицательно мотнул головой, отказываясь от помощи. О-о-о! Лучше бы не мотал! Голова раскалывалась. Похоже, стукнулся макушкой при падении. То-то мне весь этот бред про говорящих лошадей привиделся.</text:p>
      <text:p text:style-name="P58">Опираясь о поручни ограды, я осторожно поднялся. Никакой дыры в ограждении, разумеется, не было. Оно и понятно — брякнись я по-настоящему с крыши <text:span text:style-name="T24">тридцатичетырёхэтажной</text:span> коробки, я б сейчас не стоял тут с гудящей башкой, пялясь на проезжающие внизу машины.</text:p>
      <text:p text:style-name="P58">Я перегнулся через перила и меня стошнило.</text:p>
      <text:p text:style-name="P58">Красавец! Мало тебе проблем с сердцем, так ты и печень, похоже, гробанул. Молодец, Анон, пей дальше!</text:p>
      <text:p text:style-name="P58">Спустившись в квартиру, я лёг на диван, натянул наушники и закрыл глаза.</text:p>
      <text:p text:style-name="P58">К чёрту всё, кроме Пинк Флойдов!</text:p>
      <text:p text:style-name="P48"/>
      <text:p text:style-name="P48">…</text:p>
      <text:p text:style-name="P48"/>
      <text:p text:style-name="P48">– Анонимус? Просыпайся же!</text:p>
      <text:p text:style-name="P48">Копыто энергично растирало мне грудь круговыми движениями. Селестия встревоженно склонилась ко мне.</text:p>
      <text:p text:style-name="P48">– Ты испугал меня, Анон! Твоя кожа по цвету сейчас не сильно отличается от моей шерсти — настолько ты бледный. Как ты себя чувствуешь?</text:p>
      <text:p text:style-name="P48">Я молча отодвинул морду Селестии от себя и сел прямо. Сердце колотилось по-сумасшедшему. И дело было не в страшном сне, жуть от которого холодила душу. Нет, просто моё тело с радостным удивлением постигало произошедшие перемены. Сердце с утроенной силой качало избавленную от токсинов кровь по омоложенному организму. Меня заполняло чувство абсолютного здоровья, пьянящей свежести восприятия и чёткости мыслей. Годы недосыпа, бетоном отложившиеся в затылке, <text:soft-page-break/>гипертония,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p>
      <text:p text:style-name="P48">– Как?.. – я не мог отыскать подходящих слов, чтобы высказать обуревавшие меня чувства. Из глаз потекли слёзы радости.</text:p>
      <text:p text:style-name="P48">– В отличие от первого раза, это исцеление — не иллюзорное, даю слово Селестии Эквестрийской! – гордо заявила аликорница и закашлялась. – Я рада, что однажды мне хватило мудрости постигнуть зебринские ритуалы <text:span text:style-name="T11">заместительной терапии несмотря на крайне скептическое к ним отношение сестры.</text:span></text:p>
      <text:p text:style-name="P36">Я вполуха слушал Селестию, прислушиваясь к новым ощущениям тела. Сделав короткую пробежку, я прошёлся колесом, сделал два прыжка в длину, один в высоту и, ухватившись за горизонтально растущую ветку ивы, сделал десять подтягиваний.</text:p>
      <text:p text:style-name="P36">Охренеть! Как новенький! Да что там <text:span text:style-name="T1">— я и есть новенький! Крутотень!</text:span></text:p>
      <text:p text:style-name="P48">– Анонимус, прекращай висеть на ветке! – со смехом произнесла Селестия и опять закашлялась. – Нам нужно торопиться. Кое-кто ждёт нас.</text:p>
      <text:p text:style-name="P48">Я спрыгнул вниз. Селестия лёгкой трусцой бежала по парку и я без труда успевал за ней. Лёгкие работали ритмично, словно кузнечные меха. Голова кружилась от притока кислорода. Ветерок растрепал волосы. Мне захотелось обогнать Селестию и я ускорился. Но та синхронно добавила темп и отдалилась — переливающийся хвост по-прежнему маячил в паре метров от меня.</text:p>
      <text:p text:style-name="P48">Хм. Совпадение? Нет, врядли, мою попытку она видеть не могла, у неё глаз на затылке нет.</text:p>
      <text:p text:style-name="P48">Я снова попытался догнать аликорницу, но в последний момент та зачастила всеми четырьмя и снова оторвалась вперёд на корпус. Но в этот раз я успел заметить её лучащийся весельем глаз и уголок ухмыляющегося рта.</text:p>
      <text:p text:style-name="P48">Ах ты ж!!!</text:p>
      <text:p text:style-name="P48">Я вложился в рывок, стараясь схватить негодную кобылу за хвост. Ноги Селестии слились в одно размытое пятно и она, не сбиваясь с рыси, припустила сквозь заросли подобно белой комете в сине-зелёно-фиолетовом ореоле.</text:p>
      <text:p text:style-name="P48">– Я вижу, твоё сердце и лёгкие стали несколько лучше после моего вмешательства, Анонимус! – буквально пропела ехидная лошадь. – Рада, что теперь ты можешь составить мне компанию в побегушках.</text:p>
      <text:p text:style-name="P48">С этими словами Селестия припустила ещё быстрее. Невероятно, но мне удавалось не отставать! Хвала заместительной терапии! Ни разу маячащий перед глазами круп не отдалялся от меня дальше, чем на два корпуса аликорницы. Мы неслись через парк, раздвигая ветви парковых ив и перепрыгивая через клумбы.</text:p>
      <text:p text:style-name="P48">И очень скоро начала вычерчиваться проблема.</text:p>
      <text:p text:style-name="P48">Ко мне пришло неудобное чувство. Магия аликорницы подарила мне вторую юность, а вместе с ней и… . Блин, вот только спермотоксикоза мне и не хватало! Я гнался за хохочущей кобылой, у меня перед глазами развевался её фантастический хвост, и мне в голову начали лезть пошлые мысли. А что, если… Было бы забавно! Слова Селестии о межвидовых отношениях крутились в голове, порождая фантастические комбинации.</text:p>
      <text:p text:style-name="P48">Я помотал головой, отгоняя непристойности. Блядь! О чём ты думаешь, Анон? Ты же не конеёб! У тебя в роду не было конеёбов! В пекло такие мысли! Мне уже тесно в штанах!</text:p>
      <text:p text:style-name="P48">Как это обычно бывает, в самый неудобный момент Селестия обернулась ко мне. Я моментально состроил покерфейс. Лишь секунду продержалось на морде Селестии удивление, которое затем скрылось под маской доброжелательности.</text:p>
      <text:p text:style-name="P48">– Мы на месте, Анонимус! Луна ждёт нас.</text:p>
      <text:p text:style-name="P48">Луна? Вот уж с кем бы я хотел встречаться меньше всего!</text:p>
      <text:p text:style-name="P48"><text:soft-page-break/>Мы вышли на небольшую полянку, окружённую кипарисами. В центре стояла тёмная аликорница и хмуро смотрела на нас.</text:p>
      <text:p text:style-name="P48">– Мы надеемся, что это будет Нашим последним одолжением тебе, Сестра, относительно сего примата! Мы делаем это только из Нашей привязанности к тебе!</text:p>
      <text:p text:style-name="P48">– Обещаю тебе, Луна. – склонила голову Селестия. – Я уверена, ты не пожалеешь об этой уступке. Если Анонимус — тот, кого мы ищем, ему не составит труда найти Великое Откровение в мире грёз, где часто прячется истина. В твоих силах помочь ему сориентироваться там.</text:p>
      <text:p text:style-name="P48">Аликорны повернулись ко мне. Мне стало дико неуютно. Седалище возопило об опасности.</text:p>
      <text:p text:style-name="P48">Что ещё за хрень придумали творить со мной чокнутые коняги? Я было попятился, но остановился под ясным взглядом солнечной принцессы. Это был такой взгляд…</text:p>
      <text:p text:style-name="P48">Плечи сами собой расправились, грудь выгнулась колесом, а намерения стали твёрдыми, как корунд. Любой на моём месте стал бы немножко супермэном под таким взглядом! Она так на меня смотрела, будто ни минуты во мне не сомневалась! Как будто загодя гордилась мною и моим геройским поступком! Поступком, который мне только предстояло совершить! Как будто я могу поднять небо и свернуть гору! Как будто я — именно тот чудак, которого они ищут!</text:p>
      <text:p text:style-name="P48">Я, разумеется, сдался. Ох, Анон, почему ты такой лопух?</text:p>
      <text:p text:style-name="P48">– Готов ли ты проследовать с Нами, Анонимус, и обучиться древнему искусству снопроходчества? – склонила голову в вопросе Луна.</text:p>
      <text:p text:style-name="P48">Я сглотнул и коротко кивнул.</text:p>
      <text:p text:style-name="P48">– Тогда следуй за Нами!</text:p>
      <text:p text:style-name="P48">Левитационная магия вновь уложила меня на землю. Селестия легла рядом и закрыла глаза. Луна медленно приближалась ко мне до тех пор, пока её васильковые глаза не заслонили небо…</text:p>
      <text:p text:style-name="P48"/>
      <text:p text:style-name="P49">***</text:p>
      <text:p text:style-name="P48"/>
      <text:p text:style-name="P48">И вот я иду за тёмно-фиолетовой аликорницей в сине-зелёной мгле. Звёзды окружают нас. Мне не по себе от того, что я не вижу поверхности, по которой ступаю. Да и ступаю ли вообще? Ноги передвигаются в пустоте без видимого эффекта. Лишь круп идущей впереди аликорницы даёт хоть какую-то ориентацию.</text:p>
      <text:p text:style-name="P48">Луна остановилась.</text:p>
      <text:p text:style-name="P48">– Сейчас Мы создадим дверь в сновидение Сестры, примат. – Луна начертила копытом в пустоте светящийся контур двери. – Не думай, не решай, не фантазируй. Просто делай так, как Мы. Мы будем ждать тебя на той стороне.</text:p>
      <text:p text:style-name="P48">Луна скрылась за дверью. Я стоял перед светящимся прямоугольником и повторял про себя: «Не думай, не решай, не фантазируй. Не думай, не решай, не фантазируй. Не думай, не решай, не фантазируй».</text:p>
      <text:p text:style-name="P48">Окей, я пошёл!</text:p>
      <text:p text:style-name="P48">Я надавил дверь и уверенно шагнул в светящийся проём.</text:p>
      <text:p text:style-name="P48"/>
      <text:p text:style-name="P48">БЛЯ-А-А-А-А-А-А-А-А-А-А-А-А!!!</text:p>
      <text:p text:style-name="P48"/>
      <text:p text:style-name="P48">Падение было быстрым и ошеломляющим. Я гребанулся с огромной высоты прямо на лужайку, на которой успел заметить спящих аликорниц и себя-любимого. Но падение не стало моим концом — нет, Анон, ты ещё потрясёшь мудями в этой жизни! Я на себе познал, что означает «пробить дно»: <text:s/>врезавшись в землю рядом со своей спящей тушкой, я на этом не остановился, а низвергся дальше: <text:soft-page-break/>через толщу земли, через последовавшую затем сеть пещер со ржавыми рельсами и полуразвалившимися вагонетками, через череду подземных залов с огромными сталактитами и сталагмитами, искрящимися вкраплениями драгоценных камней, пока, наконец, не провалился в глухую пещеру, почти полностью занятую огромной чешуйчатой тушей.</text:p>
      <text:p text:style-name="P48">Осмотреться я не успел — очертания пещеры расплылись и резкий переход от полутьмы к яркому свету заставил меня закрыть глаза.</text:p>
      <text:p text:style-name="P48">– Опять я чего-то накосячил! Блядь, как меня это уже заебало! – выругался я в сердцах.</text:p>
      <text:p text:style-name="P48">– Что означает «заебало», дядя? – спросил меня тоненький голосок.</text:p>
      <text:p text:style-name="P48">– Уело. Достало. Надоело в высшей степени. – по инерции ответил я. После чего открыл глаза.</text:p>
      <text:p text:style-name="P48">Тёплый ветерок ласково трепал футболку. Цепь гор на горизонте курилась дымом из нескольких действующих вулканов. Я стоял на скалистом плато. Перистые облака парили в недосягаемой высоте, внизу же раскинулась холмистая, заросшая джунглями долина. На глаза попадались десятки летающих там и сям драконов. Причём драконы эти были какие-то… странные. Изображения этих чешуйчатых тварей на кантерлотских гобеленах вполне подходили под определение того, что у нас, у людей, принято считать драконом. Эти же здорово смахивали на птеродактилей увеличенной зубастостью, когтистостью и перепончатостью крыльев.</text:p>
      <text:p text:style-name="P48">– Кхм!</text:p>
      <text:p text:style-name="P48">Я опустил глаза.</text:p>
      <text:p text:style-name="P48">Передо мной в круглой песочнице сидел крохотный красный дракончик с половинкой яичной скорлупы на голове. Дракончик лопаткой рисовал на песке фигурку аликорна, почему-то с тремя рогами.</text:p>
      <text:p text:style-name="P48">«Вот блядь, научил кроху ругаться! Молодец, Анон, возьми с полки пирожок!» – пронеслась у меня досадная мысль. Чтобы скрыть стыд, я спросил первое пришедшее в голову:</text:p>
      <text:p text:style-name="P48">– Эм-м-м… Как тебя зовут, малыш?</text:p>
      <text:p text:style-name="P48">– Агамемнон. – важно ответила кроха. – И я не малыш! Я — древнейший дракон из живущих! Торч ещё из яйца не вылупился, когда я уже обрёл мудрость.</text:p>
      <text:p text:style-name="P48">Я смерил дракончика взглядом и снисходительно улыбнулся.</text:p>
      <text:p text:style-name="P48">– Мой сон! – насупился дракончик. – Как хочу, так и снюсь!</text:p>
      <text:p text:style-name="P48">Я начал догадываться.</text:p>
      <text:p text:style-name="P48">– Так это я в твой сон попал? Наверное, это ты спишь в той пещере? Ну, знаешь, под заброшенными шахтами с вагонетками? Я, кажись, в неё влетел случайно.</text:p>
      <text:p text:style-name="P48">– Угу. – хмуро ответил Агамемнон. – И теперь, похоже, мне придётся искать новую. Не люблю, когда мешают спать. Мне из-за этого с лёжки в Северных горах пришлось уйти.</text:p>
      <text:p text:style-name="P48">Я смутился.</text:p>
      <text:p text:style-name="P48">– Ты не волнуйся, я сейчас уйду (если придумаю, как — пронеслась мимолётная мысль). Хочу только задать маленький вопросик… Так, для проформы… Если ты такой древний и мудрый, то, может, ты знаешь, что такое «Великое Откровение»?</text:p>
      <text:p text:style-name="P48">Дракончик почесал лопаткой гребень на голове и ответил:</text:p>
      <text:p text:style-name="P48">– Я не люблю Откровение! Оно пожирает всех, до кого может дотянуться. Я подобрался близко к Чёрному Экрану и видел. Я видел, как оно сжирало грифонов, пони, минотавров. Даже драконов сжирало. Нет, я не люблю Откровение. – помотал отрицательно головой дракончик для вящей убедительности.</text:p>
      <text:p text:style-name="P48">– Что за «Чёрный Экран»? – продолжил допытываться я.</text:p>
      <text:p text:style-name="P48">Дракончик насупился.</text:p>
      <text:p text:style-name="P48"><text:soft-page-break/>– Ты бы представился, дядя, прежде чем вопросы задавать. Кто ты и откуда? Я таких чудовищ, как ты, отродясь не видывал. А уж повидал я столько, сколько тебе за десять тысяч лет не приснится.</text:p>
      <text:p text:style-name="P48">Я хлопнул себя ладонью по лбу.</text:p>
      <text:p text:style-name="P48">– Ой, извини! Я — Анонимус. Прилетел из далёких краёв по приглашению принцессы Селестии.</text:p>
      <text:p text:style-name="P48">Кроха насупилась ещё больше.</text:p>
      <text:p text:style-name="P48">– А-а-а, так ты из по-о-они-и-и… – разочарованно протянул дракончик и стал лупить лопаткой рисунок аликорна. – Я не люблю пони! Они постоянно мешают спать! Они меня это… заебали! Посмотри, что они сделали из моего родового гнезда!</text:p>
      <text:p text:style-name="P48">Пейзаж вокруг нас пришёл в движение, как будто кто-то поставил время на ускоренную перемотку. Солнце и луна слились в яркие полосы на небе, на равнине под нами зарождались, меняли течение и высыхали реки и ручьи, вырастали и исчезали леса, горы сглаживали очертания и становились ниже. Вершина скалы, на которой находились мы, тоже менялась. Края каменной площадки сужались, постепенно приближаясь к нам. Острые края скальных выступов сглаживались и таяли, как кубик сахара в чае.</text:p>
      <text:p text:style-name="P48">Когда калейдоскоп времени остановился, я по-прежнему стоял в песочнице на вершине скалы. Холмистая долина вокруг скалы пестрила городами и посёлками, соединёнными сетью дорог. По дорогам двигались тележки и фургончики с земнопони в упряжках. Небеса рассекали пегасы в сотнях направлений. Три дирижабля неторопливо плыли один за другим небесным караваном.</text:p>
      <text:p text:style-name="P48">А прямо подо мной, на выступе той же скалы, на которой стоял я, раскинулся Кантерлот…</text:p>
      <text:p text:style-name="P48">– <text:span text:style-name="T27">ТЕПЕРЬ ТЫ ПОНИМАЕШЬ, ЧТО НЕ МОГУ ЛЮБИТЬ Я ТЕХ, КТО СРЫЛ ГНЕЗДО МОЁ ПОЧТИ ДО ОСНОВАНИЯ?</text:span> – громыхнуло у меня в ухе, я аж подпрыгнул.</text:p>
      <text:p text:style-name="P48">За мной на крохотном каменном пятачке — всего, что осталось от каменного плато — стоял огромный пурпурный дракон. Из его ноздрей вырывались языки пламени. </text:p>
      <text:p text:style-name="P48">– <text:span text:style-name="T27">И ТЫ ЖЕЛАЕШЬ, ЧТОБ Я ОТКРЫЛ ТЕБЕ ТАЙНУ ЧЁРНОГО ЭКРАНА? ТЕБЕ, ПРИЯТЕЛЮ НАДОЕДЛИВЫХ ПОНИ? ПРИЯТЕЛЮ ГНУСНОЙ ПРОВОЗВЕСТНИЦЫ СОЛНЦА?</text:span></text:p>
      <text:p text:style-name="P51">Я незаметно стрелял глазами вправо-влево в поиске путей к отступлению. Неа, мы стояли на небольшой каменной площадке, на которой кроме нас и песочницы, больше не было ничего.</text:p>
      <text:p text:style-name="P48">– <text:span text:style-name="T27">БОЛЬШЕ ТВОЕЙ НАГЛОСТИ ТОЛЬКО ТВОЯ ГЛУПОСТЬ, АНОНИМУС! ТОЛЬКО ПОЛНЫЙ ГЛУПЕЦ МОГ ЗАЯВИТЬСЯ В МОЙ СОН С ТАКИМИ ВОПРОСАМИ И ОТ ТАКИХ ПРИЯТЕЛЕЙ! ЗНАЙ ЖЕ, ЧТО МНЕ НЕВЕДОМ СЕКРЕТ ЧЁРНОГО ЭКРАНА! И Я ПОКЛЯЛСЯ, ЧТО НЕ УМРУ, ПОКА НЕ ВЫЯСНЮ ЕГО! ТЕБЕ ЖЕ ПРЕДСТОИТ ОБРАТНОЕ!</text:span></text:p>
      <text:p text:style-name="P48">Агамемнон распахнул пасть. Мне открылся двойной частокол зубов, завершающийся ярким факелом магического огня в глубине глотки. Миг — и пламя ринулось ко мне испепеляющей струёй.</text:p>
      <text:p text:style-name="P48">Я закрыл лицо руками и<text:span text:style-name="T62"> </text:span>выбрал единственный способ выиграть несколько секунд жизни — спрыгнул со скалы вниз, к Кантерлоту.</text:p>
      <text:p text:style-name="P68">Вместо ожидаемого свиста в ушах и <text:span text:style-name="T1">ветра в лицо, я почувствовал сильный рывок за шиворот и услышал звук захлопывающейся двери.</text:span></text:p>
      <text:p text:style-name="P48">Чуть раздвинув пальцы, я взглянул на обстановку — и тут же снова сжал их что есть мочи. Надо мной стояла разъярённая Луна.</text:p>
      <text:p text:style-name="P48">– НЕУЖЕЛИ ТАК ТРУДНО В ТОЧНОСТИ ПОВТОРЯТЬ ЗА НАМИ, КАК МЫ И ПРОСИЛИ?!! НЕУЖЕЛИ ТАК ТРУДНО ОТКРЫВАТЬ ДВЕРЬ В СНОВИДЕНИЕ НА СЕБЯ, А НЕ ОТ СЕБЯ?!! НЕУЖЕЛИ ТАК ТРУДНО НЕ ПРОВАЛИВАТЬСЯ В ЧУЖИЕ СНЫ? ПРОСНИСЬ АГАМЕМНОН — И БУДУЩЕЕ ВСЕГО КАНТЕРЛОТА БЫЛО БЫ ПОД ВОПРОСОМ!</text:p>
      <text:p text:style-name="P48">Я был так ошеломлён, что на меня весь день орут и пытаются убить, что молча заткнул уши руками и принял позу эмбриона. Это произвело впечатление на ночную принцессу. Постояв надо мной немного, она продолжила уже нормальным тоном.</text:p>
      <text:p text:style-name="P48"><text:soft-page-break/>– Воистину, пристрастия Сестры Нас беспокоят. У тебя удивительная способность попадать в неприятности и вовлекать в них других. По сравнению с тобой, другой питомец Сестры — Филомена — просто кладезь мудрости. Хотя этот феникс даже не умеет говорить.</text:p>
      <text:p text:style-name="P48">Постояв ещё немного и не добившись от меня ни звука, Луна вздохнула.</text:p>
      <text:p text:style-name="P48">– Следуй за мной, примат! Нам нужно вернуть тебя Сестре.</text:p>
      <text:p text:style-name="P48"/>
      <text:h text:style-name="Heading_20_2" text:outline-level="2">7. Ж<text:span text:style-name="T1">аркий пикник</text:span></text:h>
      <text:p text:style-name="P48"/>
      <text:p text:style-name="P48">Полудённое солнце ласково грело спину. Корзинка для пикника стояла в тени ирисов, прижимая к земле один край скатерти. Второй край был прижат одним из камней, опоясывающих крохотный декоративный прудик в глубине парка. Стрекозы кружились над водой, создавая своим стрекотанием расслабляющий фон. Я беспечно болтал в тёплой воде ногами, держа в руке бутерброд.</text:p>
      <text:p text:style-name="P48">– Он что-то говорил про Чёрный Экран. Про то, что Откровение пожирает пони. А потом захотел меня сжечь. К счастью, вовремя подоспела Луна.</text:p>
      <text:p text:style-name="P48">Селестия виновато прижала уши к голове и отвернулась.</text:p>
      <text:p text:style-name="P48">– Извини сестру за то, что накричала на тебя. Она любит напускать на себя грозный вид, но я её слишком хорошо знаю. На самом деле она пыталась скрыть волнение. Такой испуганной, какой она вернулась из Эогиппа без тебя, я не видела её очень давно.</text:p>
      <text:p text:style-name="P48">– Ничего. – усмехнулся я. – Я собираюсь купить себе беруши специально для общения с твоей сестрой. Назову их «Интерфейс Коммуникационный «Анонимус-Луна»».</text:p>
      <text:p text:style-name="P48">Аликорница мягко рассмеялась. Я пожал плечами.</text:p>
      <text:p text:style-name="P48">– В общем, сожалею, но занятия магией и путешествия по снам — не для меня. Не надо больше впутывать меня в это. Я сыт по горло чувством собственной тупости и постоянными катастрофами. Так я вам помочь не смогу. Надо искать другой путь.</text:p>
      <text:p text:style-name="P48">Селестия вздохнула.</text:p>
      <text:p text:style-name="P48">– Ты прав, так будет лучше. Я была слишком самонадеянна, когда пыталась работать с тобой, как с учеником из школы для одарённых единорогов. Я старалась определить твой талант с помощью тех заданий — ведь у тебя нет кьютимарки. Но твой талант лежит глубже, намного глубже чем я могу рассмотреть. Мне очень жаль, что я подвергла тебя столь большим неприятностям.</text:p>
      <text:p text:style-name="P48">Аликорница с печалью отвернулась. Она лежала вполоборота ко мне, чуть отстранив хвост, и я почувствовал возвращение вчерашней проблемы.</text:p>
      <text:p text:style-name="P48">Нет! Только не это!!! Проклятье! Воздух тут порченый, что ли? Я отвёл глаза и стал вспоминать в уме таблицу умножения.</text:p>
      <text:p text:style-name="P48">Дваждыдва четыре. Дваждытри шесть. Дваждычетыре… У-у-у-у-у… Восемьсполовиной… Почему доктор Плантаго, так его разэтак, сделал накрупник таким <text:span text:style-name="T23">анатомически правильным</text:span>? Неужели нельзя было сделать его гладким??? Неужели у поней нет элементарного чувства стыда? Теперь хоть лёд в штаны засовывай!</text:p>
      <text:p text:style-name="P48">– А ты уверена, что у меня есть хоть какой-то талант? Зная себя, могу тебе только посочувствовать. Тебе придётся обзавестись не самым маленьким экскаватором, чтобы нарыть у меня хоть что-нибудь. – с усилием рассмеялся я.</text:p>
      <text:p text:style-name="P48">Жжение в паху усиливалось. Я заёрзал на месте, стараясь скрыть постыдный аспект. Селестия с удивлением взглянула на меня.</text:p>
      <text:p text:style-name="P48">– Анонимус, …?</text:p>
      <text:p text:style-name="P48">Я стремительно сунул голову в пруд. Мне казалось, вода сейчас закипит от моих пылающих ушей.</text:p>
      <text:p text:style-name="P48"><text:soft-page-break/>Блядь! Мы так не договаривались! Какого хера? Что ли попросить аликорницу вернуть моё привычное физическое состояние? Или потребовать подмешивать бром в утренний кофе?</text:p>
      <text:p text:style-name="P48">Золотые рыбки опасливо таращились на меня с противоположного края озерца. Древняя черепаха ненадолго вытянула голову, окинула меня <text:s/>брезгливым <text:s/>взглядом и вновь скрылась в панцире.</text:p>
      <text:p text:style-name="P48">Я высунул голову из воды, отфыркиваясь по-собачьи. О-о-о-о-о! Так намного лучше! Холодная вода сохранит твои нравственные устои, Анон!</text:p>
      <text:p text:style-name="P48">– Анонимус, с тобой всё в порядке? – обеспокоенно спросила Селестия. – Ты выглядишь несколько… возбуждённым?</text:p>
      <text:p text:style-name="P48">Краснота проступила сквозь шёрстку на мордочке аликорницы, её смущение могло превзойти только её удивление. Пару секунд я пытался придумать отмазку, потом пожал плечами. Анон, расслабься, ты всё равно уже неоднократно выставлял себя тут клоуном. Одним разом больше, одним меньше — какая, к чёрту, разница?</text:p>
      <text:p text:style-name="P48">– ДА!!! Да, проклятье на мой лысый череп, я действительно выгляжу возбуждённым! Потому что я и есть возбуждённый! Ты сделала меня слишком живым! Это становится проблемой.</text:p>
      <text:p text:style-name="P48">– Оу… Понимаю… Понимаю… – Селестия задумчиво смотрела в даль, легонько кивая каким-то своим мыслям. Румянец постепенно залил её мордочку по самые уши, а хвост стал нервно подёргиваться.</text:p>
      <text:p text:style-name="P48">– Анонимус, скажи мне пожалуйста, что ты имел ввиду, когда говорил, что есть более близкий способ познакомиться, чем переплетение сознаний? О чём ты не хотел пошлить?</text:p>
      <text:p text:style-name="P48">Я фейспалмнул.</text:p>
      <text:p text:style-name="P48">– Забудь, принцесса. Просто забудь. Это была неудачная шутка.</text:p>
      <text:p text:style-name="P48">Аликорница взглянула на меня с нечитаемым выражением на морде и поднялась.</text:p>
      <text:p text:style-name="P48">– Пойдём, Анонимус. Мне хочется показать тебе мою тайную полянку в честь нашей дружбы. Долгое время я одна знала про её существование. Я счастлива разрушить эту данность.</text:p>
      <text:p text:style-name="P48"/>
      <text:p text:style-name="P49">***</text:p>
      <text:p text:style-name="P26"/>
      <text:p text:style-name="P48">Круглый парк в северной стороне граничил с опоясывающей город крепостной стеной. Это была самая древняя и далёкая часть парка. Камни стены тут заросли плющом, деревья были дикими, а кусты не знали садовничьих ножниц. Пройдя некоторое время под раскидистыми ивами по дорожке вдоль стены, Селестия свернула к центру.</text:p>
      <text:p text:style-name="P48">– Как же давно я тут не была… О, небо, как тут всё изменилось! Право, мне стоит почаще гулять в парке. Ага, вот! – аликорница отогнула колючую ветку можжевельника, пропуская меня в открывшийся проход. Внутри была крохотная уютная полянка с мягкой травой, ограниченная с трёх сторон гранитными валунами, покрытыми мхом и лишайниками. С четвёртой стороны полянку закрывал разлапистый куст можжевельника. Аликорница прошла внутрь следом за мной и улеглась возле валуна.</text:p>
      <text:p text:style-name="P48">– В своё время я частенько укрывалась тут от скучных дворцовых приёмов. Тогда, правда, этот можжевельник был совсем небольшим кустиком, но лёжа за ним всё равно можно было спрятаться. – углубилась во вспоминания Селестия. – Здесь было так спокойно! Я прислонялась к тёплым камням, прятала голову в можжевельник и представляла, будто я снова <text:s/>дома, в нашем старом замке, рядом с Луной доказывающей мне, что наш мир — всего лишь один из множества снов…</text:p>
      <text:p text:style-name="P48">Селестия грустно засмеялась своим мыслям.</text:p>
      <text:p text:style-name="P48">–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48">Я уселся на траву напротив аликорницы и расстелил скатерть.</text:p>
      <text:p text:style-name="P48"><text:soft-page-break/>– А о чём ты грустила?</text:p>
      <text:p text:style-name="P48">Селестия вздохнула.</text:p>
      <text:p text:style-name="P48">– О жизни. Многие думают, что бессмертие — великий дар. Наивные! На самом деле это тяжкая ноша. Чем больше лет проходит мимо тебя, тем сильнее они давят. Думаю, ты сам это прочувствовал во время переплетения сознаний. Сначала давление незаметно, оно легче пёрышка. Но годы идут один за другим, сначала медленно, потом быстрее, потом они летят как месяцы и недели. Давление нарастает. Наконец, всё сливается в непрерывную карусель времён года — и нет этому конца и края, и давление бесконечно. От этого, в конце концов, можно сойти с ума! В конце-концов ты не выдержишь и сам оборвёшь нить жизни, если никому не посчастливится убить тебя раньше.</text:p>
      <text:p text:style-name="P48">Я настороженно посмотрел на аликорницу.</text:p>
      <text:p text:style-name="P48">– Но ты не выглядишь сумасшедшей.</text:p>
      <text:p text:style-name="P48">– О нет, не я! – аликорница хохотнула, отвлёкшись на мгновение. – Я не настолько стара! Про лишающую рассудка карусель из времён года я пересказала тебе со слов одного из старейших драконов в момент его кратковременного просветления. Он был одним из моих лучших друзей, пока был жив. Что касается аликорнов, нас угнетает другое.</text:p>
      <text:p text:style-name="P48">Мы очень одиноки, Анонимус. Годы со временем становятся и другой проблемой. Теряешь способность налаживать контакты с окружающими. Как бы отгораживаешься от всех стеной формальностей и этикета.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пропускать их в сердц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text:p>
      <text:p text:style-name="P48">Селестия вытянула шею и положила голову на траву.</text:p>
      <text:p text:style-name="P48">–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 Жаль, что истинную ценность друзей начинаешь понимать только тогда, когда их почти не остаётся.</text:p>
      <text:p text:style-name="P48">Я уловил некоторую нестыковку в словах Селестии.</text:p>
      <text:p text:style-name="P48">– Постой, а как же Луна? Она ведь не намного моложе тебя? Не моё дело, конечно, но мне показалось, что её чувства к Кимеринну были чем-то большим, чем дружба.</text:p>
      <text:p text:style-name="P48">Селестия задумалась, машинально ковыряя копытом ямку под валуном.</text:p>
      <text:p text:style-name="P48">– Луна всё ещё свежа чувствами, поскольку только недавно возвратилась из ссылки. Тысячелетнее отсутствие стёрло её старые переживания и увлече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48">– А Дискорд? Он, вроде, не моложе вас. Тем-не-менее, он определённо «подъезжал» к Луне тогда, в развалинах.</text:p>
      <text:p text:style-name="P48">Селестия саркастически фыркнула.</text:p>
      <text:p text:style-name="P48">– Не обращай внимания на этого фигляра! Дискорд и ко мне «подъезжал» когда-то. Просто ему скучно и он ищет способы развлечься. Это, пожалуй, последнее настоящее чувство, которое у него осталось. Всё остальное растворилось в безумии.</text:p>
      <text:p text:style-name="P48">Селестия отодвинула в сторону с виду монолитный выступ на валуне и вытащила из открывшегося углубления потемневшую от времени серебряную коробку. Открыв её, она вытащила крошащийся от старости том и стала читать наугад открытые страницы.</text:p>
      <text:p text:style-name="P48"/>
      <text:p text:style-name="P58"><text:soft-page-break/>День 137344</text:p>
      <text:p text:style-name="P58">Сегодня я забыла, какие цветы нравились Луне. Всё утро пыталась вспомнить, но не смогла. Ещё один утраченный кусочек знаний о той, которую так боюсь забыть.</text:p>
      <text:p text:style-name="P58">…</text:p>
      <text:p text:style-name="P58">День 287651</text:p>
      <text:p text:style-name="P58">Предыдущие двенадцать лет потрачены на попытки отправить себя на луну. Это тупик. Проклятые Элементы отказываются работать, я окончательно утратила связь с ними.</text:p>
      <text:p text:style-name="P58">…</text:p>
      <text:p text:style-name="P58">День 364886</text:p>
      <text:p text:style-name="P58">О небо, как я мечтаю, чтобы это поскорее закончилось! Сестра, приди скорей!</text:p>
      <text:p text:style-name="P48"/>
      <text:p text:style-name="P48">Селестия со вздохом захлопнула книгу и вернула её на место.</text:p>
      <text:p text:style-name="P48">– Как я завидовала драконам в то время! Они самодостаточны, им не особо нужны друзья даже среди своих. Если бы аликорны были такими же естественными созданиями природы, как и драконы, быть может, нам было бы легче переносить одиночество.</text:p>
      <text:p text:style-name="P48">Я ошеломлённо осмысливал услышанное. Психологически было очень трудно связать лежащее передо мною грациозное создание с тысячелетней историей и десятками ушедших во тьму поколений пони. То есть, я и раньше знал, что аликорны — древние существа, но это знание как-то пряталось в дальнем уголке памяти до разговора с Селестией. Это как если бы повстречать в кафе миловидную девушку, подсесть за её столик, завязать с ней разговор и в его процессе узнать, что она годится тебе даже не в прабабки — в прабабки твоей прабабки. А память о едва не раздавившей меня тяжести лет во время первого сеанса переплетенных сознаний лучше всяких слов подтверждала сказанное аликорницей.</text:p>
      <text:p text:style-name="P48">Да, осознание этого подействовало лучше ведра холодной воды! Я облегчённо откинулся на валун. Тебе больше нечего стыдиться, Анон!</text:p>
      <text:p text:style-name="P48">Селестия внимательно наблюдала за мной из-под чёлки. Заметив мою расслабленность, аликорница хитро прищурилась. Легкий смешок сорвался с её губ. Я сделал вид, что не заметил его.</text:p>
      <text:p text:style-name="P48">–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48">Селестия мелодично рассмеялась.</text:p>
      <text:p text:style-name="P48">–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химеры второго, так как грифоны сами являются химерами. Аликорны же… Ай!</text:p>
      <text:p text:style-name="P48">Селестия вскочила с места.</text:p>
      <text:p text:style-name="P48">– АЙ-Я-Я-Я-Я-Й!</text:p>
      <text:p text:style-name="P48">Аликорница закружилась на месте, кусая пластину накрупника. Громкое скрежетание зубов о металл сменилось лязгом железа о камень, когда она с силой впечатала круп в валун.</text:p>
      <text:p text:style-name="P48">– О-о-о!!! Раньше тут не было муравейника!!! – Селестия с мольбой взглянула на меня и загарцевала на месте. – Ано-о-он!! Помоги! ОНИ КУСАЮТСЯ! Я <text:s/>сейчас сойду с ума сильнее Дискорда!</text:p>
      <text:p text:style-name="P48">Аликорница подпрыгнула и, взбрыкнув, начала кружиться в обратную сторону.</text:p>
      <text:p text:style-name="P48">Это было до того забавно, что я неприлично заржал.</text:p>
      <text:p text:style-name="P48">– Вот нечего землю ковырять там, где не надо! Стой!!! – я схватил её за хвост, останавливая. Затем осторожно завёл руку под накрупник.</text:p>
      <text:p text:style-name="P48"/>
      <text:p text:style-name="P48"><text:soft-page-break/>…</text:p>
      <text:p text:style-name="P48"/>
      <text:p text:style-name="P48">– Уффф! – аликорница расслабленно стояла на широко расставленных ногах, зажмурив глаза и покачиваясь. Голова её свесилась чуть ли не до земли, крылья покачивались в полураскрытом состоянии. – Ты даже не представляешь, до чего это неприятно, когда тебя кусают и ты не в состоянии ничего сделать! Жуть! <text:s/>Спасибо огромное. Я — твой должник.</text:p>
      <text:p text:style-name="P48">– Да ладно! Мне это ничего не стоило.</text:p>
      <text:p text:style-name="P48">Я вытащил руку из-под накрупника. Селестия прижала уши к голове и с обидой покосилась на меня.</text:p>
      <text:p text:style-name="P48">– Анонимус! Ты убрал муравьёв отнюдь не отовсюду! Некоторые участки ты обошёл.</text:p>
      <text:p text:style-name="P48">Я застыл на месте.</text:p>
      <text:p text:style-name="P48">О боги! Неужели она имеет ввиду..? Жжение в паху возобновилось с новой силой, заглушая все соображения о возрасте Селестии.</text:p>
      <text:p text:style-name="P48">– Принцесса… Я старался не наглеть. – пролепетал я чуть живой.</text:p>
      <text:p text:style-name="P48">Селестия глубоко вздохнула и повернула ко мне голову.</text:p>
      <text:p text:style-name="P48">– Анонимус! Так уж получилось, что мы с тобой тут одни. Накрупник мне не снять, а до доктора Плантаго бежать добрых двадцать минут, не меньше. – аликорница топнула ногой. – И, поверь, только тысячелетняя выдержка позволяет мне сейчас говорить спокойным тоном — красные дикие муравьи обладают весьма скверным нравом и ещё более скверными жвалами. Поэтому прошу, – тон Селестии смягчился, – помоги мне, Анонимус! Прошу тебя, как хорошего друга.</text:p>
      <text:p text:style-name="P48">Я покрылся потом. Аликорница отвернулась от меня и стояла ровно, ожидая от меня действий.</text:p>
      <text:p text:style-name="P48">– Т-ты хочешь, чтобы я…</text:p>
      <text:p text:style-name="P48">– Да! – твёрдо сказала Селестия. – Прогони их и там, куда боишься касаться. Не останавливайся. Мне нужна твоя помощь.</text:p>
      <text:p text:style-name="P48">М-м-мамочки! Я почуствовал, как краска заливает моё лицо. Ниже пояса всё буквально онемело. Селестия милосердная, что ты со мной творишь? Ох, в кого ты превращаешься, Анон?</text:p>
      <text:p text:style-name="P48">Стараясь унять дрожь, я снова просунул руку под накрупник и коснулся святая-святых…</text:p>
      <text:p text:style-name="P48"/>
      <text:p text:style-name="P48">…</text:p>
      <text:p text:style-name="P48"/>
      <text:p text:style-name="P48">Скованность прошла. При подсказках аликорницы я без малейшего стеснения преследовал муравьёв всюду, куда они успели добраться. После неотложной помощи мне пришлось удовлетворить смущённую просьбу Селестии сделать ей массаж в особо покусанных местах, чтобы унять чесотку. Воображение рисовало мне такие дичайшие фантазии, что я чуть не покрылся пеной. Все вчерашние размышления на тему недопустимости межвидовых отношений бесследно испарились за эти минуты. Но я не мог заставить себя проронить ни слова: мне было совершенно непонятно, насколько далеко мы с принцессой зашли? В конце-концов, муравьёв нужно было как-то убрать. При этом одежду тут носят не для сокрытия наготы, а как парадное украшение и хвост в стандартном положении прикрывает интимные прелести достаточно условно — меньше, чем микро-бикини. И если нет табу на демонстрацию интимных мест, может, нет табу и на прикосновения? Поэтому мне было неясно, где у пони проходят рамки дозволенного и перешёл ли я эти рамки, или ещё нет? И можно ли двигаться дальше? И нечитаемые взгляды аликорницы, которые она время от времени бросала в мою сторону, никак не помогали в этом.</text:p>
      <text:p text:style-name="P48">Надо бы почитать на эту тему литературу в королевской библиотеке, чтобы не попасть впросак. А сейчас терпи, Анонимус, терпи! О-о-о-ох! Надо принять холодный душ по возвращению! Два душа! Три душа! Мастурбируй до посинения, Анонимус, и будет тебе счастье!!!</text:p>
      <text:p text:style-name="P48"><text:soft-page-break/>– Благодарю тебя, мой друг! – Селестия чуть кивнула мне, показывая, что ей достаточно. – Ты спас меня, Анонимус! Благодаря тебе у меня останутся наилучшие впечатления об Этом замечательном пикнике. Ах, если бы ты знал, насколько огромная роскошь для меня — неформальное общение! Я давно не получала такого удовольствия! Но, увы, надо возвращаться, если я не хочу, чтобы доктор Плантаго запретил мне отлучаться из палаты.</text:p>
      <text:p text:style-name="P48">Селестия собрала магией скатерть в корзинку для пикника и проследовала к выходу воздушной рысью. От меня не укрылись смешливые бесики в искрящихся радостью глазах аликорницы. Интересно, какого рода удовольствие она имела ввиду?</text:p>
      <text:p text:style-name="P48">Принцесса уже скрылась за густым можжевельником, когда мне пришла в голову мысль, заставившая меня ожесточённо чесать затылок.</text:p>
      <text:p text:style-name="P48">А почему, собственно, ей нужно было бежать двадцать минут до доктора Плантаго, чтобы снять накрупник? Она же могла телепортироваться прямиком к нему? Место отправки ей знакомо, место назначения — тоже. Из того, что я знаю, этого достаточно. </text:p>
      <text:p text:style-name="P48">Гм. Надо будет почитать про технику телепортации. Наверняка ты чего-то не учёл, Анон.</text:p>
      <text:p text:style-name="P48"/>
      <text:h text:style-name="P152" text:outline-level="2">8. Стыд</text:h>
      <text:p text:style-name="P48"/>
      <text:p text:style-name="P58">~~~ Завтра на семь в библиотеке ~~~</text:p>
      <text:p text:style-name="P58"/>
      <text:p text:style-name="P48">– Смелей-смелей-смелей-смелей! Двигайся в такт! Раз-два, раз-два! Не забывай о смазке! <text:s/>Сильнее поддавай, не робей! <text:s/>– подбадривал Норф. – Не жалей заготовку, лучше напартачить в учёбе, чем запороть заказ! Сильнее дави на рубанок! Сделаем пару бричек, и перейдём к работе с эксклюзивными клиентами. Завтра поможешь мне вытащить из подвала оборудование — мы восстанавливаем собственное производство колёс. В наше время зависеть от субподряда — что ехать с горки без тормозов. К счастью, станки целы, смахнуть пыль, откалибровать — ещё послужат!</text:p>
      <text:p text:style-name="P48">Норф носился по мастерской, окрылённый новообретённым учеником.</text:p>
      <text:p text:style-name="P48">– Будем наплавлять на обода резину, и наши красотки станут ездить тише мотылька и мягче пуха! Никто не может сказать, что мы закоснели в анахронизме! Каретный двор «Феникс» идёт в ногу со временем!</text:p>
      <text:p text:style-name="P48">Две повозки на разных стадиях готовности стояли в сборочном ангаре. Я уже шестой день постигал искусство каретного мастер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результат вместо воздушной резной скорлупки превращался в убогий скрипящий шарабан. И Норф охотно делился со мной опытом, перемежая уроки затейливыми историями из жизни каретного двора. И всё чаще конец моих городских странствий заканчивался в <text:s/>тихом тупичке между нижним и верхним городом.</text:p>
      <text:p text:style-name="P48">–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Мне интересно только, что он такого Маку посулил, что тот с ним своим самогоном поделился? Побились мы, значит, об заклад. А на следующий день прибегает, значит, Клифф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Хех!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младших мастерах, не выше… Хррр...</text:p>
      <text:p text:style-name="P48"><text:soft-page-break/>Я посмотрел на часы. До семи оставалось двадцать минут — как раз, чтоб успеть дойти до библиотеки. Я намеренно уронил на пол тяжёлый рашпиль.</text:p>
      <text:p text:style-name="P48">– На сегодня довольно. Я ж вижу, ты торопишься. – заметил Норф, просыпаясь.</text:p>
      <text:p text:style-name="P48">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48">Я закрыл пенал и сунул его во внутренний карман куртки.</text:p>
      <text:p text:style-name="P48">– Завтра будешь? – спросил Норф. – Надо бы закончить заказ из <text:s/>Троттингема.</text:p>
      <text:p text:style-name="P48">– В это же время. – подтвердил я.</text:p>
      <text:p text:style-name="P48"/>
      <text:p text:style-name="P49">***</text:p>
      <text:p text:style-name="P48"/>
      <text:p text:style-name="P48">Знакомый силуэт уже поджидал меня в полумраке читального зала. Селестия стояла между книжных шкафов, куда не доставал мягкий свет светильника. Я подошёл к ней, едва сдерживая волнение.</text:p>
      <text:p text:style-name="P48">– Здрасьте!</text:p>
      <text:p text:style-name="P48">Аликорница не ответила, всматриваясь в глобус.</text:p>
      <text:p text:style-name="P48">– Привет, говорю! – я подошёл вплотную и легонько похлопал её по холке.</text:p>
      <text:p text:style-name="P48">– А, это ты, Анонимус? Приветствую тебя. – аликорница, наконец, оторвалась от разноцветной сферы. – Как осваиваешься?</text:p>
      <text:p text:style-name="P48">– Нормально осваиваюсь. Работу себе нашёл. К <text:s/>Норфолку Каррусу в ученики записался.</text:p>
      <text:p text:style-name="P48">– О, к самому Норфу, инженеру-каретнику! Рада за тебя! Он мой очень хороший старый друг. Я специально стараюсь направлять побольше заказов именно в его мастерскую — мне нравятся его гоночные небесны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48">–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48">– О, да, уже пять дней. Так здорово снова чувствовать свои мышцы! Корсет был ужасен.</text:p>
      <text:p text:style-name="P48">Аликорница прошлась передо мной с раскрытыми крыльями, демонстрируя восстановленную работоспособность.</text:p>
      <text:p text:style-name="P48">– Ну что же, и я рад за тебя. – я отвернулся, присел на край стола и стал изучать потолок. – Зачем вызывала?</text:p>
      <text:p text:style-name="P48">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48">– Ты сердишься?</text:p>
      <text:p text:style-name="P48">Её ресницы щекотали мне щёку. Я отодвинул её морду от лица и сказал скучающим тоном:</text:p>
      <text:p text:style-name="P48">– Та не, с чего бы? За что мне на тебя сердиться?</text:p>
      <text:p text:style-name="P48">– Но ты ведёшь себя как чужой. Как будто мы незнакомы! Ещё чуть-чуть, и ты станешь называть меня «Ваше Высочество».</text:p>
      <text:p text:style-name="P48">Меня прорвало.</text:p>
      <text:p text:style-name="P48"><text:soft-page-break/>– Ха! Это я веду себя как чужой?!! Я?!! А кто исчез на неделю? Без единой, блин, весточки! «Как будто мы незнакомы»! – съязвил я. – Если тебе была неприятна наша последняя встреча, могла бы всё прекратить прямо на ней. Я же тебя переспрашивал, что ты хочешь?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48">Я вытащил из заднего кармана брюк смятую записку с королевскими вензелями и бросил её под ноги Селестии.</text:p>
      <text:p text:style-name="P48">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48">Наконец Селестия развернулась и глубоко выдохнула.</text:p>
      <text:p text:style-name="P48">– Мне очень жаль, что я обидела тебя… Когда тысячи лет правишь страной, не слыша от <text:s/>окружающих ни слова возражения, забываешь, что такое нормальное общение. Мне в голову не пришло, что тебя следовало поставить в известность о своих планах. Прости меня пожалуйста.</text:p>
      <text:p text:style-name="P48">Мне стоило больших усилий скрыть вздох облегчения. Трудно представить, что пришлось бы порвать отношения с дурашливой кобылой, если бы она не извинилась. Но ты же обидчивый, Анон! В последний раз твои отношения именно так и закончились: никто не захотел уступать. Хотя ты сильно жалел об этом в последствии. Конечно, она была далека от совершенства. Но так ли безгрешен ты сам, Анон?</text:p>
      <text:p text:style-name="P48">Я подошёл к аликорнице и прикоснулся к её шее.</text:p>
      <text:p text:style-name="P48">– Всё в порядке. Я тебя понимаю — и ценю твоё признание. Сам бы ещё и не так себя повёл на твоём месте.</text:p>
      <text:p text:style-name="P48">– Да? А как бы ты себя повёл? – заинтересовалась Селестия.</text:p>
      <text:p text:style-name="P48">– Я бы не извинился. Огрызался бы и считал себя правым до последнего. Ещё и послал бы подальше.</text:p>
      <text:p text:style-name="P48">Аликорница насмешливо покачала головой.</text:p>
      <text:p text:style-name="P48">–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48">Я снова присел на столик, теперь уже лицом к аликорнице.</text:p>
      <text:p text:style-name="P48">– Так что случилось? Куда ты пропадала? Рассказывай.</text:p>
      <text:p text:style-name="P48">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и ниточки железных дорог. Прокрутив глобус, аликорница остановила вращение в ничем непримечательной точке, прижав её копытом.</text:p>
      <text:p text:style-name="P48">– Что ты видишь? – спросила она напряжённо.</text:p>
      <text:p text:style-name="P48">–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48">–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48">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48">– Ты не ошиблась? Нет тут никакого города.</text:p>
      <text:p text:style-name="P48">– Сейчас нет. Раньше был. – еле слышно прошептала аликорница.</text:p>
      <text:p text:style-name="P48"><text:soft-page-break/>– Чего ты так волнуешься? Может, на более подробной карте есть? Я бы на точность глобуса не слишком полагался.</text:p>
      <text:p text:style-name="P48">–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48">– Так, может, его и не было? – заметил я цинично.</text:p>
      <text:p text:style-name="P48">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48">– Ты прав. Теперь уже не было. Было когда-то такое страшное заклинание — Стирания из Бытия. Точнее, его нет и не было после того, как я замкнула его на его создателя, Иггуса. Суть заклинания Стирания<text:span text:style-name="T62"> </text:span>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Смерть не так уж страшна, если помнить, что она всего лишь перерождение и обновление в процессе бытия. <text:s/>А после стирания не остаётся ничего, <text:span text:style-name="T62">ни в настоящем, ни в прошлом, ни в будущем</text:span>.</text:p>
      <text:p text:style-name="P48">– А как ты сама помнишь о том заклинании, если оно стёрто из бытия? – резонно подметил я.</text:p>
      <text:p text:style-name="P48">– У меня <text:span text:style-name="T62">стоит</text:span> защита памяти. Я поставила её, когда сражалась с Иггусом… Правда, защита еле действует, так как прошло очень много времени.</text:p>
      <text:p text:style-name="P48">Так вот, сейчас у меня такое впечатление, что тот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48">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Стира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 Абсолютное Стирание уничтожает упоминания об объекте из всех реальностей.</text:p>
      <text:p text:style-name="P48">Аликорница потёрла висок и растерянно посмотрела на меня.</text:p>
      <text:p text:style-name="P48">– Мне только что пришло в голову… Сколько ещё таких городов могло исчезнуть, пока <text:s/>ослабленная защита от забвения сработала? Быть может, уже половина Эквестрии растаяла без следа? Я ведь даже узнать никогда не смогу. Защита не работает в обратную сторону.</text:p>
      <text:p text:style-name="P48">Я обнял аликорницу, успокаивая.</text:p>
      <text:p text:style-name="P48">– Не печалься так, принцесса. Ты делаешь всё, что от тебя зависит. Не твоя вина, если это происходит.</text:p>
      <text:p text:style-name="P48">Селестия рассеянно мотнула головой, не соглашаясь со мной.</text:p>
      <text:p text:style-name="P48">–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 Переживания делают тебя слабее.</text:p>
      <text:p text:style-name="P48">Она проследовала к выходу, кивком головы приглашая меня следовать за ней.</text:p>
      <text:p text:style-name="P48">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text:soft-page-break/>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text:p>
      <text:p text:style-name="P48">Если это не заигрывание, то ты — самоуверенный болван, Анон! А ты не болван, уж это точно! Даже если у тебя гормоны лезут из ушей, ты всё правильно оценил: твой последний поход в библиотеку не прошёл даром! Селестия определённо заигрывала с тобой в последнюю встречу, ведь ей ничего не стоило телепортироваться из парка в больницу! Смелее, Анон! Принцесса в твоих руках!</text:p>
      <text:p text:style-name="P48">Я вспомнил подробности нашей предыдущей встречи и чуть не застонал. Мне было понятно, куда и зачем мы идём и я испытал восторг от предвкушения. Теперь нам ничто не помешает! Всё во мне буквально пело.</text:p>
      <text:p text:style-name="P48">– Ты о чём-то задумался, Анонимус? – аликорница озадаченно смотрела на меня с парковой дорожки, прервав мои грёзы. Я стоял на траве, на автомате свернув с аллеи в сторону тайной полянки.</text:p>
      <text:p text:style-name="P48">– Да так, ни о чём. – покраснел я, вернувшись на дорожку.</text:p>
      <text:p text:style-name="P48">Селестия всмотрелась в меня внимательно и всё поняла. А, поняв, медленно покачала головой.</text:p>
      <text:p text:style-name="P48">– <text:s/>Нам не туда. Не сейчас. Я хочу показать тебе Эквестрию. – тихо сказала она.</text:p>
      <text:p text:style-name="P48">Аликорница продолжила прогулку. Я плёлся за ней, сгорая от стыда и кляня себя последними словами. Мне хотелось провалиться под землю!</text:p>
      <text:p text:style-name="P48">Драный козёл, похотливый хряк, ебливая обезьяна! Анон, что ты себе вообразил??? Если ты пару раз прикоснулся к её гениталиям, смахивая насекомых, это ещё не значит, что она перед тобой должна бёдра раздвигать! Она имела ввиду именно то, что говорила, а не то, что ты подумал! А ещё, блядь, устроил сценку при встрече, как капризный ухажёр! Ёбаный пиздец! Поделом тебе!</text:p>
      <text:p text:style-name="P48"><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48">Она ещё сочувствует! Я отвёл глаза, стараясь не смотреть в её сторону. До самой городской стены я делал вид, что усиленно интересуюсь парковой травой.</text:p>
      <text:p text:style-name="P48">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48">Взобравшись на галерею по винтовой лестнице крохотной сторожевой башенки, мы остановились у зубца.</text:p>
      <text:p text:style-name="P48">У меня перехватило дыхание от величия открывшегося простора. Лишь низенький парапет отделял нас от раскинувшейся от края до края долины. Игрушечные реки, озёра, леса и города уходили вдаль, расплываясь в синей дымке. Горный хребет уходил вдаль, превращаясь в опоясывающую край мира ниточку. Облака белоснежными подушками парили чуть выше уровня стены, сливаясь на горизонт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Селестии, словно котёнок с пёрышком. Невдалеке от нас загружался громадный дирижабль, неторопливо покачиваясь у причальной стенки пирса. «Конкордия» – прочёл я на огромном лоснящемся баллоне. Пони-матросы сновали по трапам, нося тюки с баулами. Кто-то увидел нас, и поднял берет в приветствии. Селестия кивнула в ответ.</text:p>
      <text:p text:style-name="P48">– Что ты чувствуешь? – спросила аликорница.</text:p>
      <text:p text:style-name="P48">– У меня нет слов. Ничего прекраснее я в жизни не видел! – только и смог выговорить я.</text:p>
      <text:p text:style-name="P48">Селестия склонила голову, соглашаясь.</text:p>
      <text:p text:style-name="P48">– Когда я была юна, окружающий мир был полон опасностей и таинств, которые лишь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text:soft-page-break/>горы. И мне радостно слышать, что ты разделяешь моё восхищение ею. Ты начинаешь понимать, чем я живу и чем дышу.</text:p>
      <text:p text:style-name="P48">Аликорница присела на камни и застыла, любуясь пейзажем.</text:p>
      <text:p text:style-name="P48">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тучи. Они гнали её невидимыми силовыми полями, словно овчарки отару овец, успевая при этом кувыркаться и делать пируэты с весёлым визгом.</text:p>
      <text:p text:style-name="P48">– Прошлогодний выпуск. – заметила Селестия. – Отличная работа, хотя жеребячливости хватает. Что неудивительно, учитывая их возраст.</text:p>
      <text:p text:style-name="P48">–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24"> </text:span>И вообще, зачем вам учиться летать, если вы и так это умеете с рождения?</text:p>
      <text:p text:style-name="P48">– Ты меня совсем не слушал, Анониму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48">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о нас донёсся её смех.</text:p>
      <text:p text:style-name="P48">Я с трудом оторвал взгляд от счастливой тройки.</text:p>
      <text:p text:style-name="P48">– Проблемы? Что за проблемы? Извини, я таки прослушал.</text:p>
      <text:p text:style-name="P48">Линия горизонта немного пошатнулась. Чтобы не кружилась голова, я сделал шаг от опасного края. Аликорница раскрыла крылья, проветривая перья. Её грива золотилась и играла живым сиянием в лучах заходящего солнца.</text:p>
      <text:p text:style-name="P48">– Когда твоя жизнь длится тысячи лет, начинаешь тонко чувствовать гармонию мира. – начала она.</text:p>
      <text:p text:style-name="P48"/>
      <text:h text:style-name="Heading_20_2" text:outline-level="2"><text:span text:style-name="T11">9</text:span>. <text:span text:style-name="T1">Кошмар пегасов</text:span></text:h>
      <text:p text:style-name="P51"/>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31">—</text:span> осень, за осенью <text:span text:style-name="T31">—</text:span> зима. <text:s/>Если пошёл дождь, должно быть мокро, если выпал снег <text:span text:style-name="T31">—</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верте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11">–</text:span> Постой, не торопись, <text:span text:style-name="T11">–</text:span> я попыталась удержать ускользающую тень сомнения. <text:span text:style-name="T11">–</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text:soft-page-break/>Пегас запнулся. Через мгновение он отчеканил:</text:p>
      <text:p text:style-name="P1"><text:span text:style-name="T11">–</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11">–</text:span> По состоянию здоровья? <text:span text:style-name="T11">–</text:span> переспросила я, не спуская с него взгяд.</text:p>
      <text:p text:style-name="P1"><text:span text:style-name="T11">–</text:span> Да, Ваше Высочество, <text:span text:style-name="T11">–</text:span> гонец потупил взгляд, глаза его забегали, <text:span text:style-name="T11">–</text:span> по состоянию здоровья.</text:p>
      <text:p text:style-name="P34">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text:span text:style-name="T1">смущаются</text:span> меня, хотя я <text:span text:style-name="T1">всегда стараюсь вести себя максимально естественно на аудиенциях</text:span>.</text:p>
      <text:p text:style-name="P1"><text:span text:style-name="T11">–</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11">–</text:span> Эмм… Они… м-м-м… не больны… в некотором смысле… <text:span text:style-name="T11">–</text:span> гонец изо всех сил ковырял копытом <text:s/>плитку, пряча взгляд. <text:span text:style-name="T11">–</text:span> Они… мнэээ… сами… в некотором роде… кхм. Нервный срыв. Переутомление и бессонница… Кхм.</text:p>
      <text:p text:style-name="P1"><text:span text:style-name="T11">–</text:span> Сами <text:span text:style-name="T11">—</text:span> что? <text:span text:style-name="T11">–</text:span> Я постепенно начала понимать причину смущения гонца.</text:p>
      <text:p text:style-name="P1"><text:span text:style-name="T11">–</text:span> Сами… эээ… вроде как… ну… отказались…</text:p>
      <text:p text:style-name="P1">Пегас понурил голову и пытался протереть копытом пол.</text:p>
      <text:p text:style-name="P1">Наконец, я всё поняла. <text:span text:style-name="T1">Гонец смущался не меня. Ему было стыдно за своих сородичей.</text:span> Для пегаса смысл жизни <text:span text:style-name="T11">—</text:span> в возможности летать. И добровольно отказаться от полётов для него <text:span text:style-name="T11">—</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11">–</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1"/>
      <text:p text:style-name="P2">***</text:p>
      <text:p text:style-name="P2"/>
      <text:p text:style-name="P15">Семь жеребят-подростков стояли передо мною с отсутствующим видом.</text:p>
      <text:p text:style-name="P15">– Представьтесь перед вашей принцессой! – шикнул на них сопровождающий стражник.</text:p>
      <text:p text:style-name="P15">Жеребята встрепенулись.</text:p>
      <text:p text:style-name="P1"><text:span text:style-name="T11">– </text:span>Добрый день, Ваше Высочество! <text:span text:style-name="T11">–</text:span> склонились они в поклоне. После некоторого перешёптывания, они всё же назвались по очереди.</text:p>
      <text:p text:style-name="P1"><text:span text:style-name="T11">–</text:span> А где восьмой? <text:span text:style-name="T11">–</text:span> удивилась я. <text:span text:style-name="T11">–</text:span> Мне сказали, вас было восемь. Восемь отказавшихся летать.</text:p>
      <text:p text:style-name="P1"><text:span text:style-name="T11">–</text:span> Да, Ваше Высочество, п-принцесса Селестия, <text:span text:style-name="T11">–</text:span> старший из них запинался от волнения. <text:span text:style-name="T11">–</text:span> Шейла Блюскай не смогла прибыть. Она з-заболела.</text:p>
      <text:p text:style-name="P1"><text:soft-page-break/>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11">–</text:span> Успокойтесь, <text:span text:style-name="T11">–</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11">–</text:span> я вспомнила тех несчастных, не способных <text:s/>летать пегасов, что работали дворниками и продавцами газет в Мэйнхэттене.</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49">старший. </text:span><text:span text:style-name="T2">–</text:span><text:span text:style-name="T49">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text:span text:style-name="T31">О</text:span>ни искренне верили в фабрику, перерабатывающую не сдавших лётные экзамены жеребят в радугу.</text:p>
      <text:p text:style-name="P1"><text:span text:style-name="T1">–</text:span> Кто рассказал вам это? Эту… глупость?</text:p>
      <text:p text:style-name="P3"><text:soft-page-break/>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войн 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лу прибыла через пятнадцать минут.</text:p>
      <text:p text:style-name="P3">– Сестрица, тебе придётся дать весомое оправдание Нашему испорченному сну!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Извини, Лулу, дело срочное.</text:p>
      <text:p text:style-name="P3">– Надеюсь, оно стоит Наших прерванных грёз о Ночной Эквестрии!</text:p>
      <text:p text:style-name="P3">– О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3">– Это… твои??? И ты скрывала от Нас всё это время??? Но кто??? Кто их отец?!! КТО ЭТОТ… !!!</text:p>
      <text:p text:style-name="P3">От волнения Лулу перешла на грандэквестрийский. Мне пришлось заткнуть ей крылом рот, чтобы не разбудить жеребят.</text:p>
      <text:p text:style-name="P3">– Тсссс! Неужели ты думаешь, что по плодовитости я могу дать фору Кризалис? Нет, это не мои жеребята. Успокойся и взглянь на их сны. Там есть нечто крайне тревожное.</text:p>
      <text:p text:style-name="P3">Лулу умолкла и сосредоточилась. Постепенно на её морде гнев сменился недоверием, а потом и ужасом.</text:p>
      <text:p text:style-name="P3">– Сто рогов Нам в круп! ЧТО ЭТО ЗА…</text:p>
      <text:p text:style-name="P3">Теперь Лулу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Лулу нахмурилась и кивнула. В Клаудсдейле до сих пор существует стойкая неприязнь к неполноценным. Когда-то Лулу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т на нет шансы последних сделать карьеру в их <text:s/>обществе.</text:p>
      <text:p text:style-name="P3">– Погоди немного, Мы сейчас. – Лулу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3"><text:soft-page-break/>Я никогда не умела так пропускать сквозь себя сырую магию, как моя младшая сестрёнка <text:span text:style-name="T11">— и втайне немного завидовала этому</text:span>. Если бы сестра со своими способностями к магии умела обуздывать свои эмоции <text:span text:style-name="T11">— </text:span>мне не пришлось бы терзаться раздумьями и готовить себе преемника.</text:p>
      <text:p text:style-name="P3">Наконец Лулу опустилась на пол, выходя из транса. Магическая аура исчезла и она обессиленно упала на колени.</text:p>
      <text:p text:style-name="P3">– Проклятье! К такому Мы не были готовы!</text:p>
      <text:p text:style-name="P3">Лулу подняла голову,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произошло, сестра?</text:p>
      <text:p text:style-name="P3">Я не верила своим глазам. Страхи прошлого вернулись ко мне с новой силой.</text:p>
      <text:p text:style-name="P3">– Сел, эта гадость пришла не из нашего мира. В их снах Мы видели…</text:p>
      <text:p text:style-name="P3">Спазмы скрутили Лул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лу.</text:p>
      <text:p text:style-name="P48">– Там, в самой глубине их снов, Мы нашли причину. Ткань реальности истончилась и через потёртость стали просачиваться видения из внешних миров. И то, что Мы заметили краем глаза, сестра, Нам совсем не понравилось. Некоторые миры любопытны, но далеко не каждый пони сможет выдержать ту мерзость, что царит в большинстве видений! Нам удалось склеить повреждение, но ткань стала совсем непрочная. Скоро она протрётся <text:s/>ещё в нескольких местах. И когда разрывы станут достаточно большими, начнут появляться дыры и в реальном мире.</text:p>
      <text:p text:style-name="P48">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Сомбра развоплощён. Торч, Великий Лорд драконов, практически отошёл от дел и ему на всё плевать драконьим пламенем. Иггуса не существует. А остальные не настолько могущественны, чтобы действовать на таком уровне.</text:p>
      <text:p text:style-name="P48">Ну что же, основное искусство правления <text:span text:style-name="T11">— умение делегировать полномочия. Вечером того же дня я села за письменный стол.</text:span></text:p>
      <text:p text:style-name="P36"/>
      <text:p text:style-name="P43">“Дорогая Твайлайт Спаркл! Очень рада, что моё следующее задание для тебя послужит нам поводом встретиться в Кантерлоте! Мне не терпится <text:s/>провести с тобой вечер за чашечкой чая, вспоминая время, когда ты была моим любимейшим учеником, а я — твоим учителем (смею надеяться, таким же любимейшим). </text:p>
      <text:p text:style-name="P43">Мне понадобятся твои способности к поиску и систематизации информации, которые ты, не сомневаюсь, отточила, будучи библиотекарем Понивилля”…</text:p>
      <text:p text:style-name="P48"/>
      <text:p text:style-name="P49">***</text:p>
      <text:p text:style-name="P48"/>
      <text:p text:style-name="P48">– Так ты поручила Твайлайт Спаркл расследование кошмарных снов жеребят?</text:p>
      <text:p text:style-name="P48">– Да, их и других подобных, начавшихся с той пору у многих пони. Мы назвали подобные сны «потусторонними» <text:span text:style-name="T11">— пришедшими “с той стороны”. Кроме того, в</text:span>скоре Твайлат Спаркл пришлось объединить это расследование с другим. По всей Эквестрии начали исчезать пони.<text:span text:style-name="T11"> Как правило, они засыпают, а на утро находят лишь примятую простыню в постели.</text:span></text:p>
      <text:p text:style-name="P48">– А что стало с жеребятами? – спросил я. – Они перестали бояться экзаменов?</text:p>
      <text:p text:style-name="P48">Селестия вздохнула.</text:p>
      <text:p text:style-name="P48"><text:soft-page-break/>–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48">Дирижабль, важно покачиваясь, отчалил от пирса. С медлительностью айсберга он начал плавно разворачиваться против солнца. На палубе суетились матросы, выбирая гайдропы.</text:p>
      <text:p text:style-name="P48">Селестия сложила крылья и потянулась по-кошачьи.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48">Я даже не успел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тил проступивший ужас в глазах Селестии и её рывок ко мне.</text:p>
      <text:p text:style-name="P48">Убегающий вверх край стены скрыл её от меня на мгновение. Затем в сиреневом небе появился силуэт Селестии, распростёршей в прыжке крылья.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48">Описав круг, Селестия перелетела через стену и приземлилась в парке. Я скатился на траву, пытаясь вдохнуть.</text:p>
      <text:p text:style-name="P48">– Что… Это… Было?</text:p>
      <text:p text:style-name="P48">Селестия осторожно, но настойчиво повалила меня на траву и принялась ощупывать рёбра.</text:p>
      <text:p text:style-name="P48">– Так больно? А так?</text:p>
      <text:p text:style-name="P48">– Ай! Не то, чтобы совсем не больно, но рёбра целы. У тебя крылья просто как нунчаки работают! Я когда-то в годы юности гостил в деревне у бабушки. Так там стоял ржавый, старый, как говно мамонта, бульдозер. И дед-бульдозерист разрешил мне завести эту махину заводной рукояткой пускача.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Я прям сразу и вспомнил тот случай! Бульдозер, кстати, тогда завёлся, чем я несказанно горжусь!</text:p>
      <text:p text:style-name="P48">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48">– Так всё-таки, что, чёрт меня поб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48">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48">– Не могу поверить. В Кантерлоте никогда не было землетрясений. Это неестественно. – пробормотала аликорница растерянно. – Слишком быстро.</text:p>
      <text:p text:style-name="P48">– Что <text:span text:style-name="T11">— </text:span>быстро? – не выдержал я.</text:p>
      <text:p text:style-name="P48">–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Для устранения последствий землетрясения потребуется моё участие. Встретимся позже.</text:p>
      <text:p text:style-name="P48">– Нет проблем, Селестия. Я всё понимаю.</text:p>
      <text:p text:style-name="P48">Аликорница приготовилась было взлетать, но в последний момент, приняв какое-то решение, остановилась.</text:p>
      <text:p text:style-name="P48">– Анонимус?</text:p>
      <text:p text:style-name="P48">– Да?</text:p>
      <text:p text:style-name="P48"><text:soft-page-break/>– Мы уже достаточно неплохо знаем друг друга. Могу сказать, что ты меня знаешь лучше, чем кто-либо ещё во дворце, за исключением Луны.</text:p>
      <text:p text:style-name="P48">– Да?</text:p>
      <text:p text:style-name="P48">– Да. Зови меня Сел. Если хочешь.</text:p>
      <text:p text:style-name="P48">– Хорошо. До встречи, Сел.</text:p>
      <text:p text:style-name="P48">– До встречи, Анон.</text:p>
      <text:p text:style-name="P48"/>
      <text:h text:style-name="Heading_20_2" text:outline-level="2"><text:span text:style-name="T11">10</text:span>. (40*<text:span text:style-name="T11">ctg(Pi/4)-6)/(ln(e)-sin(0))</text:span></text:h>
      <text:p text:style-name="P79"/>
      <text:p text:style-name="P48"/>
      <text:p text:style-name="P58">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магической деградации<text:span text:style-name="T24"> </text:span>(быть может, к счастью). Всё, что я могу <text:span text:style-name="T11">— оставить тебе напутствие.</text:span></text:p>
      <text:p text:style-name="P58"><text:span text:style-name="T11">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11">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58"><text:span text:style-name="T11">Тебе может не нравиться этот мир. Тебе могут не нравиться пони. Ты можешь быть удивлён и обижен </text:span>их <text:span text:style-name="T11">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58">Будь снисходителен. Будь терпелив, добр и, по возможности, мудр <text:span text:style-name="T11">— </text:span>и ты увидишь, как мир меняется к лучшему. Он очень молод и гибок. Он горит желанием изменяться. Но в этом его слабость <text:span text:style-name="T11">— </text:span>он может меняться и в плохую сторону. От тебя зависит, в какую.</text:p>
      <text:p text:style-name="P58">Эх, хотел бы я поменяться с тобой местами <text:span text:style-name="T11">—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58">Удачи!</text:p>
      <text:p text:style-name="P58"/>
      <text:p text:style-name="P36">…</text:p>
      <text:p text:style-name="P36"/>
      <text:p text:style-name="P48">Тоже мне, философ выискался, Диоген копытный! Вот не люблю, когда всякие "гуру" с глубокомысленным видом порют чушь. Эквестрия <text:span text:style-name="T13">—</text:span> чудесная страна, пони <text:span text:style-name="T13">— </text:span><text:span text:style-name="T11">прекрасные создания, порядки тут з</text:span>амечательные<text:span text:style-name="T11">! Чисто, культурно, вежливо. Дворецкий </text:span><text:span text:style-name="T13">—</text:span><text:span text:style-name="T11"> скопидом, конечно, но то работа у него такая. </text:span>Блин, м<text:span text:style-name="T11">не всё нравится! Так что со своими предупреждениями Стар Свирл попал копытом в небо. И ни хрена не прояснил, кстати. Только ещё больше запутал.</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11">– </text:span>Её Высочество Принцесса Селестия хочет видеть вас, человек Анонимус.</text:p>
      <text:p text:style-name="P1">Я захлопнул трактат<text:span text:style-name="T11">. Быстро же Сел справилась! Впрочем, разрушения от землетрясения были минимальными, Кантерлот построен на совесть. По дороге в библиотеку я видел всего пару домов, по фасадам которых прошли трещины.</text:span></text:p>
      <text:p text:style-name="P1"><text:span text:style-name="T11">–</text:span> Уже иду. Где я могу её найти?</text:p>
      <text:p text:style-name="P1"><text:soft-page-break/><text:span text:style-name="T11">–</text:span> Я проведу вас, человек Анонимус. <text:span text:style-name="T11">–</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54"> </text:span><text:span text:style-name="T40">— вся архитектура явно </text:span><text:span text:style-name="T31">была </text:span><text:span text:style-name="T40">заточена под крылатых. Таких, для которых приземлиться на балкон в тронном зале или уйти через портик на крыше</text:span><text:span text:style-name="T54"> </text:span><text:span text:style-name="T40">— обычное дело. </text:span><text:span text:style-name="T54">Хорошо, что ежедневные посещения каретной мастерской подняли мой тонус, изрядно посаженный сидячим образом жизни.</text:span></text:p>
      <text:p text:style-name="P1"><text:span text:style-name="T54">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11">–</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Минут через двадцать, чертыхаясь про себя на все лады, я стоял <text:span text:style-name="T1">на верхней площадке. П</text:span>ередо мной высилась тяжёлая двустворчатая дверь с изображением солнца. <text:span text:style-name="T1">Перегнувшись через перила, я плюнул вниз. Секунд через пять до меня донёсся слабый отзвук. Акустика, однако!</text:span></text:p>
      <text:p text:style-name="P1"><text:span text:style-name="T1">Я хотел застать Селестию врасплох. Интересно, что делает принцесса, когда думает, что её никто не видит? Осторожно потянув на себя кольцо, я приоткрыл половинку дверей. Все мои расчёты на внезапность разрушились, когда</text:span> в глубине <text:span text:style-name="T1">раздался мелодичный звон</text:span>, предупрежда<text:span text:style-name="T1">ющий</text:span> о посетителе.</text:p>
      <text:p text:style-name="P1">Блин!</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сабатоны. Рядом же лежали розовые домашние тапочки с плюшевой оторочкой. На стене, <text:span text:style-name="T1">рядом с годовым расписанием </text:span><text:s/><text:span text:style-name="T1">восходов-заходов солнца, </text:span>висела карта Эквестрии. В неё в разных местах были воткнуты пять <text:span text:style-name="T1">перьев</text:span>. На одном из <text:span text:style-name="T1">перьев</text:span> была налеплена жвачка. Рядом с картой <text:span text:style-name="T40">— книжный шкаф и напольная подставка для чтения с </text:span><text:span text:style-name="T31">упором в виде </text:span><text:span text:style-name="T40">голов</text:span><text:span text:style-name="T31">ы</text:span><text:span text:style-name="T40"> единорога. <text:s/>У стены напротив — камин с большими песочными часами на полке. Рядом — нечто, похожее на кухонный закуток, судя по наличию кухонного шкафчика с раковиной и фонтанчиком. </text:span><text:span text:style-name="T31">Каменный пол комнаты был покрыт розовым ковром с длиннейшим ворсом.</text:span><text:span text:style-name="T40"> </text:span><text:span text:style-name="T31">Его центр занимал высокий </text:span><text:span text:style-name="T40">кругл</text:span><text:span text:style-name="T31">ый</text:span><text:span text:style-name="T40"> </text:span><text:span text:style-name="T31">футон</text:span><text:span text:style-name="T40"> </text:span><text:span text:style-name="T31">с</text:span><text:span text:style-name="T40"> велик</text:span><text:span text:style-name="T31">им</text:span><text:span text:style-name="T40"> множество</text:span><text:span text:style-name="T31">м</text:span><text:span text:style-name="T40"> подушек. Среди них я с удивлением заметил плюшевую единорожку </text:span><text:span text:style-name="T31">фиолетового</text:span><text:span text:style-name="T40"> цвета. За полускрытым гардинами проёмом виднелся широкий балкон с низенькими пузатыми перилами. Пахло лавандовым маслом.</text:span></text:p>
      <text:p text:style-name="P36">– Рада тебя видеть, Анон. – знакомый силуэт на балконе повернулся в мою сторону. Гардины раздвинулись и Селестия вошла в комнату.</text:p>
      <text:p text:style-name="P36"><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36">Аликорница смотрела на меня из под чёлки с фирменной саркастической улыбочкой.</text:p>
      <text:p text:style-name="P36">– <text:span text:style-name="T1">Такое впечатление, что ты увидел не меня, а василиска! Отомри!</text:span></text:p>
      <text:p text:style-name="P48">Я выдохнул.</text:p>
      <text:p text:style-name="P36">– <text:span text:style-name="T1">Как ты это делаешь? Я видел тебя и раньше, но ты никогда не была такой… Такой…</text:span></text:p>
      <text:p text:style-name="P36">–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36"><text:soft-page-break/>–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48">Держи себя в руках, Анон! Держи себя в руках!!! Вспоминай уравнения тригонометрии, если таблица умножения уже не помогает!</text:p>
      <text:p text:style-name="P48">Селестия тихо рассмеялась.</text:p>
      <text:p text:style-name="P36">– <text:span text:style-name="T1">Могу же я расслабиться хотя бы раз в сто лет? Я тоже живое существо, что бы там ни говорили подпольщики.</text:span></text:p>
      <text:p text:style-name="P48">Она кивком указала мне на тапочки в углу рядом с сабатонами. Я переобулся и вошёл в комнату.</text:p>
      <text:p text:style-name="P36">– <text:span text:style-name="T1">О каких подпольщиках ты говоришь? В Эквестрии зреет революция?</text:span></text:p>
      <text:p text:style-name="P36">Селестия подошла к фонтанчику и начала набирать воду в серебряный чайник.</text:p>
      <text:p text:style-name="P36">– Нет, что ты. <text:span text:style-name="T1">Просто некоторые пони из древних аристократических родов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1">мёртвых 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48">Селестия печально покачала головой и осторожно подула в камин. Язычки пламени весело затанцевали среди углей.</text:p>
      <text:p text:style-name="P48">Я скептически хмыкнул.</text:p>
      <text:p text:style-name="P36"><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48">Аликорница смутилась.</text:p>
      <text:p text:style-name="P48">– Да, ты прав. Всё немного не так, как представляется со стороны. Хотя… С одной стороны, мы с Лулу корректируем курс и вращение Эквуса и Луны <text:span text:style-name="T11">— их орбиты стали нестабильными после одной магической битвы в древности. С другой — ведь всё в мире относительно — мы двигаем солнце и луну. Д</text:span>авным-давно пони сами решили считать, что мы двигаем именно Солнце с Луной <text:span text:style-name="T11">— </text:span>ведь со стороны кажется именно так. Мы их не переубеждаем, так как большинству пони хочется чувствовать, что они живут под покровительством богинь. Это их сплочает. Впрочем, хочу заметить, что даже для корректировки курса планет требуется огромное количество сил и умения. И <text:span text:style-name="T11">б</text:span>ез наших корректировок и пегасьего управления погодой Эквус в большинстве своём был бы непригоден для ведения сельского хозяйства и начался бы голод<text:span text:style-name="T11">. </text:span>Надеюсь, через несколько сотен лет орбиты Эквуса и Луны стабилизируются и мы с сестрой освободимся от этой изнурительной обязанности. <text:s/>Пока же пони не слишком далеки от истины, когда верят, что мы подымаем солнце и луну. Но мы не преследуем и тех, кто считает иначе. <text:span text:style-name="T11">Во все времена некоторым пони нравилось играть в конспирацию и борьбу за идеалы высшей справедливости…</text:span></text:p>
      <text:p text:style-name="P36">Селестия горько рассмеялась.</text:p>
      <text:p text:style-name="P48">– …<text:span text:style-name="T11">От которой они первые </text:span>и сбежали<text:span text:style-name="T11"> бы, наступи она на самом деле! Но как им это втолковать? Они как большие дети. Ну, пусть играют, если им это нравится — о</text:span>ни не приносят нам много хлопот. Главное <text:span text:style-name="T11">— </text:span>не давать им окрепнуть настолько, чтобы они могли посеять смуту.</text:p>
      <text:p text:style-name="P36">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36"><text:span text:style-name="T1">–</text:span> Спасибо, Селестия. Пожалуй, буду “кантерлотский королевский”.</text:p>
      <text:p text:style-name="P48">Аликорница искоса зыркнула на меня, недовольно сморщив нос.</text:p>
      <text:p text:style-name="P36"><text:soft-page-break/><text:span text:style-name="T1">–</text:span> Анон, мы же договорились! <text:span text:style-name="T1">Сел</text:span>! В крайнем случае, Селли. Не хватало мне ещё слышать официоз у себя дома. Его в моей жизни и так хватает.</text:p>
      <text:p text:style-name="P36">Она открыла шкафчик и, потянув зубами золотой шнурок, вытащила чёрный с золотом пакетик. Я смутился.</text:p>
      <text:p text:style-name="P36"><text:span text:style-name="T1">–</text:span> Извини, <text:span text:style-name="T1">Селли</text:span>.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ьницу королевских чаепитий! Чтобы избавиться от необходимости лицезреть мою достойную мисс Кози у себя дома за варкой чая, мне пришлось сдать теоретический и практический экзамен!</text:p>
      <text:p text:style-name="P36">И правда, чашки, блюдца, ситечка, бутылочки с настоями, щипчики для сахара и совсем уж какие-то диковинные инструменты мелькали с огромной скоростью, я просто не успевал уследить за ними. Селестия управлялась с ними с удивительной сноровкой и опытом.</text:p>
      <text:p text:style-name="P36"><text:span text:style-name="T1">–</text:span> Кантерлотский королевский выращивают специально для королевского дома на южном склоне кантерлотской скалы, на высоте от двухсот до пятисот метров. Лулу его очень любит. А мне больше по душе аппалузский белый. Но сейчас составлю тебе компанию.</text:p>
      <text:p text:style-name="P36"><text:span text:style-name="T1">Селестия</text:span> отсыпала смесь из горшочка в пузатый заварочный чайник и достала из шкафчика две розовые чашки в золотой горошек. Большой чайник в камине выпустил струю пара и засвистел. Селес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36"><text:span text:style-name="T1">–</text:span> Не стой столбом, Анон! Об тебя можно взгляд поцарапать!</text:p>
      <text:p text:style-name="P36">Я присел на краешек. Она немного придвинулась ко мне и смешливо сощурилась.</text:p>
      <text:p text:style-name="P36"><text:span text:style-name="T1">–</text:span> Ты не против, если мы продолжим знакомство? Я хотела пригласить тебя на чай ещё вчера, но землетрясение…</text:p>
      <text:p text:style-name="P36">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36">Держи себя в руках, Анон! Держи. Себя. В руках. Иначе тебе придётся вспоминать правила вычисления логарифмов!</text:p>
      <text:p text:style-name="P36"><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36"><text:span text:style-name="T1">Селестия</text:span> виновато сморщила нос.</text:p>
      <text:p text:style-name="P36"><text:span text:style-name="T1">–</text:span> К сожалению, амплуа принцессы накладывает определённые ограничения на поведение. Я ещё могла сбежать в библиотеку под видом нарушения больничного режима — это всем понятно, к этому все давно привыкли. Но самой вести тебя к себе домой — невозможно. Это вызовет сердечный приступ у моего <text:span text:style-name="T1">церемониймейстера</text:span> и цунами дворцовых сплетен, которые повредят, в первую очередь, тебе же. Надеюсь, ты не обиделся?</text:p>
      <text:p text:style-name="P36">Я молчал, раздумывая, чтобы такое остроумное ляпнуть в ответ, когда аликорница шутливо ткнула меня копытом в плечо. От неожиданности я повалился на ложе.</text:p>
      <text:p text:style-name="P36"><text:span text:style-name="T1">–</text:span> Ну же, Анон, ты как деревянный! Расслабься! Можно подумать, тебя никогда раньше не приглашали на свидания!</text:p>
      <text:p text:style-name="P36">Святые яца! Анон, тебя пригласили на свидание! Я чувствовал, как краска заливает лицо. Уши стали горячими, как угли в камине.</text:p>
      <text:p text:style-name="P36"><text:span text:style-name="T1">–</text:span> Эй, полегче! Ты пихаешься, как бульдозер!</text:p>
      <text:p text:style-name="P36"><text:span text:style-name="T1">Селес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36">Мне казалось, макушка <text:span text:style-name="T1">моего </text:span>черепа сейчас взорвётся, чтобы выпустить пар внутри.</text:p>
      <text:p text:style-name="P36"><text:soft-page-break/>Сняв полотенце с заварника, <text:span text:style-name="T1">Селестия</text:span>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36"><text:span text:style-name="T1">–</text:span> Ты чего??? <text:span text:style-name="T1">–</text:span> я непонимающе уставился на аликорницу.</text:p>
      <text:p text:style-name="P36"><text:span text:style-name="T1">– </text:span>Моя маленькая месть дворцовым ритуалам. <text:span text:style-name="T1">–</text:span> ответила та, продолжая напевать<text:note text:id="ftn12" text:note-class="footnote"><text:note-citation>12</text:note-citation><text:note-body><text:p text:style-name="P139">Мне печалиться не стоит</text:p><text:p text:style-name="P139">Жизнь прекрасна и полна</text:p><text:p text:style-name="P139">Телом молода, душою —</text:p><text:p text:style-name="P139">Как дракон морской мудра</text:p><text:p text:style-name="P139"/><text:p text:style-name="P139">Я видала взлёт империй,</text:p><text:p text:style-name="P139">Я жила среди легенд,</text:p><text:p text:style-name="P139">Древней магии мистерий</text:p><text:p text:style-name="P139">Я прилежнейший студент</text:p><text:p text:style-name="P139"/><text:p text:style-name="P139">Обожаема народом,</text:p><text:p text:style-name="P139">Уважаема врагом —</text:p><text:p text:style-name="P139">Но друзей моих немного,</text:p><text:p text:style-name="P139">Студит душу холодом</text:p><text:p text:style-name="P139"/><text:p text:style-name="P139">Одинока и печальна,</text:p><text:p text:style-name="P139">Недоступна и строга,</text:p><text:p text:style-name="P139">Потеряла изначальный</text:p><text:p text:style-name="P139">Смысл жизни навсегда</text:p><text:p text:style-name="P139"/><text:p text:style-name="P139">Жизнь моя теперь публична,</text:p><text:p text:style-name="P139">Жизнь моя теперь для всех,</text:p><text:p text:style-name="P139">В этом — горе, в этом — счастье,</text:p><text:p text:style-name="P139">В этом плач и в этом смех.</text:p><text:p text:style-name="P139"><text:line-break/>(услышано во сне)</text:p></text:note-body></text:note>.</text:p>
      <text:p text:style-name="P36"><text:span text:style-name="T1">Прополоскав чашки, Селестия</text:span> снова наполнила их <text:span text:style-name="T1">кипятком</text:span>.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36">–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36">Аликорница поводила носом над чашками и заметила:</text:p>
      <text:p text:style-name="P36">–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48">Анон, тебе нужно напихать булыжники в карманы, чтобы не улететь под потолок от счастья!</text:p>
      <text:p text:style-name="P36">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36">Я трогал пальцем ноги воду, сидя на бортике бассейна, когда дверь открылась и внутрь сунулся нос аликорницы.</text:p>
      <text:p text:style-name="P36">– Тебе в чай класть мёд или сахар? – спросила она, невинно наблюдая за моими тщётными попытками прикрыться.</text:p>
      <text:p text:style-name="P36">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36">– Ты бы предупреждала, прежде чем войти, что ли? – просипел я. </text:p>
      <text:p text:style-name="P36"><text:soft-page-break/><text:span text:style-name="T1">–</text:span> <text:span text:style-name="T1">Анон</text:span>, мне не одна тысяча лет, и я неплохо разбираюсь в физиологии пони. <text:span text:style-name="T1">–</text:span> <text:span text:style-name="T1">ф</text:span>ыркнула принцесса. <text:span text:style-name="T1">–</text:span> <text:span text:style-name="T1">И х</text:span>от<text:span text:style-name="T1">я</text:span> ты и не пони… <text:span text:style-name="T1">но в</text:span> физических и физиологических аспектах ты не слишком отличаешься от нас. Не думаю, что тебе есть <text:span text:style-name="T1">чем меня удивить</text:span>. Так что выберешь?</text:p>
      <text:p text:style-name="P36">– Мёд. Или сахар. На твоё усмотрение.</text:p>
      <text:p text:style-name="P36">– Как скажешь. – нос <text:span text:style-name="T1">Селестии</text:span> скрылся за дверью.</text:p>
      <text:p text:style-name="P36">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36">– О, ты уже?</text:p>
      <text:p text:style-name="P36">Аликорница поставила на поднос чашки и плетёнку с бубликами и подошла с ним к тюфяку.</text:p>
      <text:p text:style-name="P48">Я посильнее закутался в полотенце. Чёрт, чем дальше, тем больше я чувствовал себя не в своей тарелке. Одно дело <text:span text:style-name="T11">— </text:span>фантазировать на эротические темы с фантастическим уклоном, и совсем другое <text:span text:style-name="T11">— </text:span>принимать в них участие! Ты слишком консервативен для этого, Анон.</text:p>
      <text:p text:style-name="P48">Стараясь отвлечь себя, я спросил:</text:p>
      <text:p text:style-name="P36">– А почему ты опустила жалюзи на окне в ванной? Оттуда такой прекрасный вид!</text:p>
      <text:p text:style-name="P36">–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журналах пишут скабрезные статьи о жизни «богинь».</text:span></text:p>
      <text:p text:style-name="P36"><text:span text:style-name="T1">– Примерно такие? </text:span>– <text:span text:style-name="T1">я вытащил из кармана брюк и бросил на диван «Роял джорнэл» от текущего месяца. Заголовок на целый разворот гласил:</text:span></text:p>
      <text:p text:style-name="P48"/>
      <text:p text:style-name="P36"><text:span text:style-name="T1">«</text:span><text:span text:style-name="T9">Чужестранец-человек завоевал сердце и копыто нашей обожаемо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 </text:span></text:p>
      <text:p text:style-name="P48"/>
      <text:p text:style-name="P48">Статью украшала фотография перебинтованной Селестии, пытающейся прикрыть меня крыльями в то время, как я копошился сзади, стоя на табуретке.</text:p>
      <text:p text:style-name="P48">– Примерно такие. – расхохоталась Селестия. <text:span text:style-name="T11">– С</text:span>пасибо, мне хоть инвалидное кресло не пририсовали!</text:p>
      <text:p text:style-name="P36">От чашек подымался радужный пар необычно густой консистенции. Свежий запах мяты заполнил комнату. <text:span text:style-name="T1">Селестия</text:span> взяла чашку в копыта и протянула мне. Вторую взяла сама.</text:p>
      <text:p text:style-name="P36">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36">– Тшшш<text:span text:style-name="T1">ш</text:span>! – <text:span text:style-name="T1">Селестия</text:span> легонько <text:span text:style-name="T1">прижала</text:span> мне макушку <text:span text:style-name="T1">крылом</text:span>. – Не улетай. При первом знакомстве с радужным чаем уносит. Не делай резких движений, чтобы не повредить себе.</text:p>
      <text:p text:style-name="P36">Я слышал <text:span text:style-name="T1">аликорницу</text:span>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36">Я повернулся к <text:span text:style-name="T1">Селестии</text:span>. Мне пришлось осторожно напрягать мускулы шеи, чтобы они случайно не отвернули голову нафиг.</text:p>
      <text:p text:style-name="P36"><text:soft-page-break/>– Это просто бомба! Я чувствую себя богом! Кажется, я понял секрет вашей силы и долголетия: вы пьёте эту траву каждый день.</text:p>
      <text:p text:style-name="P36">Аликорница громко и заразительно рассмеялась. Я присоединился к ней. <text:span text:style-name="T1">По телу прошлась волна лёгкого покалывания.</text:span><text:span text:style-name="T25">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48">Копыто легло мне на плечо и мягко повалило на постель. Селестия легла рядом и тепло дунула мне в ухо.</text:p>
      <text:p text:style-name="P36">– <text:span text:style-name="T1">Анон, ты готов познакомиться поближе? Совсем близко?</text:span></text:p>
      <text:p text:style-name="P36">–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Селестии. Некоторые из нитей простирались ко мне, наполняя меня энергией и весельем.</text:span></text:p>
      <text:p text:style-name="P48">Селестия фыркнула.</text:p>
      <text:p text:style-name="P48">– Помнится, вчера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11">У нас до утра — если сестрица ничего не напутает — девять часов. И все они — наши.</text:span></text:p>
      <text:p text:style-name="P48">Её ресницы щекотали мне щеку. Я повернулся к ней и буквально растворился в ласковом взгляде огромных фиалковых глаз.</text:p>
      <text:p text:style-name="P48">– Т-ты… предлагаешь мне заняться сексом? С тобой? Но… как?</text:p>
      <text:p text:style-name="P36"><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48">Селестия закатила глаза.</text:p>
      <text:p text:style-name="P48">– Ты предлагаешь мне самой подлазить под тебя? Анон, это одна из немногих областей жизни,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48">Сандалии сползли с её ног, один за другим. Она призывно отвернула хвост в сторону и опустила голову на ложе. Протяжно вздохнув, Селестия закрыла глаза и замерла в ожидании. Чувство томления в низу живота стало невыносимым, мне было жарко и тесно в штанах.</text:p>
      <text:p text:style-name="P48">Как во сне я разделся и зашёл к ней сзади. "Это неправильно!» – пискнули во мне остатки ханжества и замолкли, раздавленные желанием.</text:p>
      <text:p text:style-name="P48">Я опустился на колени. Аликорница лежала на животе, вытянув шею и поджав под себя ноги. Она лишь легонько вздрог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Селес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шатёр. В момент наивысшего наслаждения её стон слился с моим рычанием. Я толчками выпустил из себя семя и обессиленно опустился ей на спину. Не выходя из неё, я обнял бархатные бока руками и закрыл глаза. Аликорница медленно сложила крылья, укрыв меня ими.</text:p>
      <text:p text:style-name="P48">Блаженство… <text:s/>Что мы знаем о блаженстве? Что знает о блаженстве выигравший миллион в лотерее? Что знает о блаженстве умирающий от жажды в пустыне, всё таки дошедший до оазиса? Что знает о блаженстве приговорённый к смерти и помилованный в последнюю минуту?</text:p>
      <text:p text:style-name="P48">НИ-ЧЕ-ГО!</text:p>
      <text:p text:style-name="P48">Селестия осторожно высвободилась из-под меня и встала с постели.</text:p>
      <text:p text:style-name="P48"><text:soft-page-break/>– Лежи спокойно, я сейчас. – муркнула она, поцеловав меня в ухо.</text:p>
      <text:p text:style-name="P48">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48">В открывшемся мини-баре я углядел ряд вычурных бутылок и пузатых графинчиков. Их содержимое не вызывало у меня никаких сомнений.</text:p>
      <text:p text:style-name="P34"><text:span text:style-name="T11">–</text:span> Иногда хочется забыться, <text:span text:style-name="T11">–</text:span> перехватила мой взгляд аликорница, <text:span text:style-name="T11">–</text:span> а от сидра “улетаешь” не так далеко. И выпить его нужно намного больше, чем вина. После <text:s/>этого возникают определённые… эмм… физиологические неудобства.</text:p>
      <text:p text:style-name="P34"><text:span text:style-name="T11">–</text:span> А водку у вас принято пить?</text:p>
      <text:p text:style-name="P34"><text:span text:style-name="T11">–</text:span> Некоторые употребляют. Но правительница Эквестрии, пьющая <text:span text:style-name="T1">яблочную </text:span>водку <text:span text:style-name="T1">—</text:span> это уже черезчур. <text:span text:style-name="T11">–</text:span> засмеялась Селестия. <text:span text:style-name="T11">–</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48">Достав из шкафчика пузатую заплесневевшую бутылку, Селестия что-то прикинула на глаз и наполнила её содержимым два бокала на полуметровых ножках.</text:p>
      <text:p text:style-name="P48">– Думаю, – повернулась она ко мне, – лучше выпить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48">Она ещё спрашивает! Тебя сейчас можно использовать вместо половичка под её копытами, Анон!</text:p>
      <text:p text:style-name="P48">–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48">Селестия покачала головой и прошла с бокалами в ванную, кивком пригласив меня следовать за ней.</text:p>
      <text:p text:style-name="P48">–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11">— сильнейший энергетик, он многократно усиливает чувства и возможности организма. Но он же и иссушает его.</text:span></text:p>
      <text:p text:style-name="P48"><text:span text:style-name="T11">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11">—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Селестия со смехом упёрлась мне в грудь копытом, мешая приблизиться вплотную. Я в ответ протянул руку и надвинул ей мокрую гриву на нос. Селес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аликорницу и зарылся носом ей в мокрую шерсть. Я слышал её дыхание и чувствовал биение её сердца <text:span text:style-name="T11">—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ло в воду и уходило в слив. Селестия, словно всё понимая, мягко прижала меня к себе и шептала на ухо что-то успокаивающее.</text:p>
      <text:p text:style-name="P48">Наконец, я со вздохом отпрянул.</text:p>
      <text:p text:style-name="P48"><text:span text:style-name="T11">– Я несказанно рада, что, наконец-то, могу назвать тебя своим ближайшим другом. </text:span>– мурлыкнула Селестия. – <text:span text:style-name="T11">За дружбу! </text:span>– подняла бокал она.</text:p>
      <text:p text:style-name="P48">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48"><text:soft-page-break/><text:span text:style-name="T11">– Это ты называешь “дружбой”? – с </text:span>улыбкой хмыкнул<text:span text:style-name="T11"> я. – </text:span>Мне нравится твоё чувство юмора.</text:p>
      <text:p text:style-name="P48">Аликорница в недоумении взглянула на меня.</text:p>
      <text:p text:style-name="P48"><text:span text:style-name="T11">– Анон, т</text:span>ебе не нравится моя дружба? Ты не принимаешь её? Ты чем-то недоволен?</text:p>
      <text:p text:style-name="P48">Я расхохотался и чуть не поперхнулся водой, плескавшейся у подбородка.</text:p>
      <text:p text:style-name="P48"><text:span text:style-name="T11">– </text:span>Нет, что ты, Сел, не мели ерунды! Я всем доволен, я просто в восторге. Мне вообще кажется, что я попал в рай, прямо в храм любви, а ты <text:span text:style-name="T11">— </text:span>мой ангел-хранитель. И называть ЭТО дружбой <text:span text:style-name="T11">— </text:span>это всё равно что назвать твой дворец сараем для хранения мётел. То есть, назвав меня своим другом, ты не поняла моих чувств к тебе. Я <text:span text:style-name="T11">— не друг, я — нечто большее. Я тебя </text:span>лю…</text:p>
      <text:p text:style-name="P48">Копыто аликорницы закрыло мне рот прежде чем я успел договорить заветное слово.</text:p>
      <text:p text:style-name="P36">– Анон, не надо! – умоляюще произнесла аликорница. – Не продолжай! Пожалуйста!</text:p>
      <text:p text:style-name="P36">Слова встали у меня поперёк горла. Я медленно отодвинул копыто от лица и потрясённо уставился на неё.</text:p>
      <text:p text:style-name="P36">– Но почему? – в конце-концов выдавил я. – Что не так? Это из-за того, что я — человек?</text:p>
      <text:p text:style-name="P36">Селестия виновато закусила губу и отвернулась.</text:p>
      <text:p text:style-name="P36">– Я же обьясняла тебе в самом начале наше<text:span text:style-name="T1">й</text:span> <text:span text:style-name="T1">дружбы</text:span>… Аликорны не могут любить. Только не смертных! Мне казалось, ты понял и принял это правило.</text:p>
      <text:p text:style-name="P36">…</text:p>
      <text:p text:style-name="P36">Вода в бассейне показалась мне льдом. <text:span text:style-name="T1">Р</text:span>ай покрылся трещинами и начал рушиться. Колонны храма ломались и падали, круша твердь и поднимая снопы искр в открывшейся в проломах лаве. Миртовые деревья обугливались, бабочки падали живыми факелами.</text:p>
      <text:p text:style-name="P36">Среди этого армагеддона стоял мой ангел-хранитель и шептал:</text:p>
      <text:p text:style-name="P36">– Анон… Я не смогу сделать тебя бессмертным… Мне очень жаль… Извини…</text:p>
      <text:p text:style-name="P36">Внезапно я осознал, насколько Селестия чужда мне. До боли прекрасный облик, смешливый <text:s/>и дурашливый характер — всего лишь маска на лице древнего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36">Слёзы злости душили меня, но я сдержался.</text:p>
      <text:p text:style-name="P36">– Охренеть. – сказал я холодно. – А я прям напрашивался!</text:p>
      <text:p text:style-name="P36">Одиночество, отступившее перед мягким, но настойчивым натиском аликорницы в последние <text:span text:style-name="T1">дни</text:span>, снова сковало стужей душу.</text:p>
      <text:p text:style-name="P36">Я вышел из бассейна и начал собирать одежду. Селестия продолжала что-то говорить, но я не слушал её. Обрывки фраз иногда врывались в сознание, затуманеное горечью обиды.</text:p>
      <text:p text:style-name="P36">“… пожалуйста, останься…”</text:p>
      <text:p text:style-name="P36">Где этот чёртов носок?!</text:p>
      <text:p text:style-name="P36">“… пойми, это эффект лазурного вина…”</text:p>
      <text:p text:style-name="P36">Джинсы узкие, блядь! На мокрое тело хрен натянешь!</text:p>
      <text:p text:style-name="P36">“… ох, я глупая…”</text:p>
      <text:p text:style-name="P36">Так, всё. Шмотки на мне, вроде, ничего не забыл.</text:p>
      <text:p text:style-name="P48">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48"/>
      <text:h text:style-name="Heading_20_2" text:outline-level="2"><text:soft-page-break/>11. <text:span text:style-name="T1">Прощание</text:span></text:h>
      <text:p text:style-name="P48"/>
      <text:p text:style-name="P36">– <text:span text:style-name="T1">Норф!.. Эй, Норф! Ты где?..</text:span></text:p>
      <text:p text:style-name="P48">Ветерок гнал в тишине высохший листок по мощёному двору. Под навесом стояла на домкратах незаконченная <text:s/>карета для аристократов из Филлидельфии. Рядом с ней лежал инструментальный ящик Норфа.</text:p>
      <text:p text:style-name="P48">Я огляделся и вошёл в дом.</text:p>
      <text:p text:style-name="P48">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36"/>
      <text:p text:style-name="P49">***</text:p>
      <text:p text:style-name="P36"/>
      <text:p text:style-name="P1">Стражники-единороги из солнечной стражи кивнули мне, узнав издали. С<text:span text:style-name="T1">клоняли головы в приветстви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принцессы. До конца приёмного дня было ещё полчаса, так что я присел <text:span text:style-name="T1">у подножия</text:span> одной из статуй и стал ждать.</text:p>
      <text:p text:style-name="P3">От нечего делать, стал прислушиваться к полушёпоту, витавшему под сводами зала.</text:p>
      <text:p text:style-name="P3"/>
      <text:p text:style-name="P3">…</text:p>
      <text:p text:style-name="P1"><text:span text:style-name="T40">– </text:span><text:span text:style-name="T31">Говорят, в Додж-сити почти не осталось жителей. В местном депо перестали обслуживать паровозы из-за нехватки рабочих. Старик </text:span><text:span text:style-name="T40">–</text:span><text:span text:style-name="T31">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3"><text:span text:style-name="T40">– </text:span><text:span text:style-name="T44">А из Пинто Крика уже месяц нет новостей…</text:span></text:p>
      <text:p text:style-name="P3"><text:span text:style-name="T40">– </text:span><text:span text:style-name="T44">А мой кузён из Хуффингтона пишет, что неделю назад проезжал мимо Вечнодикого леса. И в одном месте на рельсы вылез какой-то колючий корень. Когда его попытались столкнуть с насыпи, он схватил машиниста и попытался утащить в лес! Машиниста еле отбили всем поездом. И при этом из леса постоянно доносился какой-то шорох и треск. Как если бы кто-то приближался, громко шурша сухими листьями…</text:span></text:p>
      <text:p text:style-name="P48">…</text:p>
      <text:p text:style-name="P15"><text:span text:style-name="T44">– </text:span>“<text:span text:style-name="T1">Что я могу сделать, чтобы вернуть всё назад?</text:span>”</text:p>
      <text:p text:style-name="P15"><text:span text:style-name="T44">– </text:span><text:span text:style-name="T31">Так и сказала?</text:span></text:p>
      <text:p text:style-name="P1"><text:span text:style-name="T40">– </text:span><text:span text:style-name="T31">Да, </text:span><text:span text:style-name="T32">Фэнси</text:span><text:span text:style-name="T31">,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5"><text:span text:style-name="T44">– </text:span><text:span text:style-name="T31">Что бы это значило, Флёр?</text:span></text:p>
      <text:p text:style-name="P15"><text:span text:style-name="T44">– </text:span><text:span text:style-name="T31">Ума не приложу. У неё был ужасно расстроенный вид. Могу допустить, что Её Высочество жалеет об условиях подписанного на днях торгового договора с королевством грифонов…</text:span></text:p>
      <text:p text:style-name="P48">…</text:p>
      <text:p text:style-name="P64"><text:soft-page-break/>– …слышал, по Аппалузе носятся стаи алмазных псов. Они вылезли из своих пещер и теперь скулят и пытаются спрятаться в подворотнях. Заявляют, что в их подземных ходах начал проваливаться пол.</text:p>
      <text:p text:style-name="P64">– Куда проваливаться?</text:p>
      <text:p text:style-name="P64">– Они не знают. В тех провалах не видно дна…</text:p>
      <text:p text:style-name="P64">…</text:p>
      <text:p text:style-name="P1"/>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text:span text:style-name="T1">алебардой</text:span> о пол и громогласно объявил:</text:p>
      <text:p text:style-name="P64">– Леди и джентльпони! Приём окончен! Её Высочество Принцесса Селестия будет рада видеть <text:s/>вас в следующую среду!</text:p>
      <text:p text:style-name="P64">Я подождал, пока все разойдутся, и подошёл к нему. Стражник подмигнул мне и, скосив глаза на дверь, приоткрыл створку. Я благодарно кивнул ему и протиснулся внутрь.</text:p>
      <text:p text:style-name="P1">Селестия стояла у окна, легонько постукивая копытом по полу. На шорох она обернулась. С недоверчивой радостью на мордочке она двинулась мне навстречу.</text:p>
      <text:p text:style-name="P1"><text:span text:style-name="T11">–</text:span> <text:span text:style-name="T1">Ты</text:span>?</text:p>
      <text:p text:style-name="P35">– Привет, Селестия. – подчёркнуто нейтрально обратился я. – Как дела?</text:p>
      <text:p text:style-name="P35">– <text:span text:style-name="T1">Здравствуй</text:span>… <text:span text:style-name="T1">Анон</text:span>. <text:s/>Не очень, мягко говоря.</text:p>
      <text:p text:style-name="P34"><text:span text:style-name="T11">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11">олоски и даже целые пряди розового цвета выбивались </text:span><text:span text:style-name="T1">и</text:span><text:span text:style-name="T11">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11"> </text:span><text:span text:style-name="T1">И даже м</text:span><text:span text:style-name="T11">астерски наложенный макияж не мог скрыть мешки под глазами.</text:span></text:p>
      <text:p text:style-name="P35">– Только что декан клаудсдейлской лётной школы доложил, что из шестидесяти четырёх выпускников <text:span text:style-name="T1">сорок девять</text:span> отказались сдавать лётные экзамены. Боятся быть перемолотыми в радугу в случае провала. – пожаловалась аликорница.</text:p>
      <text:p text:style-name="P1"><text:span text:style-name="T11">–</text:span> <text:span text:style-name="T1">Сорок девять</text:span> из шестидесяти четырёх? Хренасе! <text:span text:style-name="T11">–</text:span> я вспомнил рассказ Селестии про восьмёрку пегасов прошлогоднего выпуска. <text:span text:style-name="T11">–</text:span> То есть, они автоматически становятся изгоями? Ну так отмените эти экзамены вообще! <text:span text:style-name="T1">Эти пегасы </text:span>всё равно же не разучились летать, верно?</text:p>
      <text:p text:style-name="P1">Селестия посмотрела на меня, как на неразумного ребёнка.</text:p>
      <text:p text:style-name="P1"><text:span text:style-name="T11">–</text:span> Анон,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множества пони, над территорией проживания которых он работает. <text:span text:style-name="T1">Если мы отменим экзамены </text:span><text:span text:style-name="T39">— </text:span><text:span text:style-name="T30">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39">—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продовольствие. Сколько мы с Лулу приложили сил, чтобы выправить ситуацию!</text:p>
      <text:p text:style-name="P1"><text:span text:style-name="T11">–</text:span> А почему вы не поселитесь в более пригодном для земледелия месте?</text:p>
      <text:p text:style-name="P1">Селестия вздохнула.</text:p>
      <text:p text:style-name="P35">– <text:span text:style-name="T1">Легко сказать! </text:span>К сожалению, Эквестрия — страна, окружённая не слишком дружелюбными соседями. М<text:span text:style-name="T1">ногие злы на нас из-за того, что уверены, будто наши корректировки курса Эквуса делают наиболее благоприятным климат Эквестрии, в ущерб остальным регионам. Хотя это не так </text:span>— наоборот, мы стараемся сделать климат лучше для всех<text:span text:style-name="T1">. Но мало кто верит </text:span><text:span text:style-name="T27">— </text:span><text:span text:style-name="T59">и </text:span><text:span text:style-name="T8">н</text:span>ам некуда уйти в поисках лучшего места. Да и не так много этих мест.</text:p>
      <text:p text:style-name="P35"><text:soft-page-break/>Селестия подошла к фонтанчику, обмакнула в него копыто и провела им по лбу.</text:p>
      <text:p text:style-name="P35">– Разрывы в ткани реальности появляются всё чаще. Лулу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35">Я сделал вид, что не заметил полунамёка в последнем предложении. Выяснять отношения, как и мириться, мне не хотелось.</text:p>
      <text:p text:style-name="P35">– Порадовать, к сожалению, нечем. Норфолк Каррус, исчез. Судя по всему, во сне.</text:p>
      <text:p text:style-name="P35">– Норф? О-о-о, нет!</text:p>
      <text:p text:style-name="P35">Селестия в отчаянии села на пол, прижав копыто к виску. Голова её бессильно опустилась. Я никогда ещё не видел Селестию такой <text:span text:style-name="T59">беспомощной — даже когда та была в полубессознательном состоянии в руинах замка Сестёр. Аликорница сидела, отрешённо уставившись в одну точку и бормотала:</text:span></text:p>
      <text:p text:style-name="P35">– Я не в силах остановить это. Я плохой правитель. Раньше исчезали пони без пары — те, кто спит в одиночестве. Сейчас исчезают целыми семьями. Скоро будут исчезать городами. Свирл, что мы сделали не так?</text:p>
      <text:p text:style-name="P35">Аликорница подняла голову и <text:span text:style-name="T1">удручённо</text:span> посмотрела на меня.</text:p>
      <text:p text:style-name="P35">– Самое страшное стало происходить в последние дни… Мир стал тонким. Очень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схлопнулась до нескольких лет, а всё, что происходило раньше, стало призрачным и ненастоящим! Ты даже представить не можешь себе, насколько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только знала!</text:p>
      <text:p text:style-name="P35">– Может, спросишь Луну, куда деваются пони? Сон по её части.</text:p>
      <text:p text:style-name="P34"><text:span text:style-name="T11">– </text:span><text:span text:style-name="T1">Она</text:span><text:span text:style-name="T11"> отказывается разговаривать со мной со времени нашего возвращения из Вечнодикого леса. </text:span><text:span text:style-name="T1">Прямо как ты в последнее время. </text:span><text:span text:style-name="T11">– </text:span><text:span text:style-name="T1">горько заметила аликорница. </text:span><text:span text:style-name="T11">– Гибель Кимеринна очень сильно повлияла на неё. Впрочем она занималась этой проблемой ещё до нашего похода к старому замку — и безрезультатно. Именно поэтому она и согласилась с моей идеей вызвать Проводника.</text:span></text:p>
      <text:p text:style-name="P35">– Мне поговорить с ней?</text:p>
      <text:p text:style-name="P34"><text:span text:style-name="T11">–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2">— так точно.</text:span></text:p>
      <text:p text:style-name="P36">– Ну зашибись. Тогда она обрадуется следующей новости: я ухожу.</text:p>
      <text:p text:style-name="P36">Селестия еле заметно дрогнула ушами. Она отвернулась и молча смотрела в окно, не показывая эмоций.</text:p>
      <text:p text:style-name="P36">Я продолжил.</text:p>
      <text:p text:style-name="P36">– Помнится, ты поручила Твайлайт разобраться со всем этим дерьмо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36">Я решил умолчать о том, что после перенесенного унижения мне было в тягость находиться рядом с Селестией. Кобыла и так выглядела неважно.</text:p>
      <text:p text:style-name="P36">Поза аликорницы стала чуть менее скованной. На грани слышимости я уловил её вздох. Она наконец повернулась ко мне и слабо улыбнулась.</text:p>
      <text:p text:style-name="P36">– Да, Анон. Я тоже думаю, тебе лучше отправиться в Понивилль. Твайли очень способная кобылка, но та ещё копуша. Будет сидеть за книгами, перепроверять по десять раз,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Анон, будь с ней помягче. Она немного комплексует при незнакомых жереб… посетителях! И, будь так добр, не раскрывай ей всю <text:soft-page-break/>ситуацию. Если вы поймёте причину потусторонних снов и исчезновений пони, вероятно, вы сможете решить и проблему угасания Эквестрии: без сомнений, одно тянется за другим. Но на данном этапе ей необязательно знать всё, это только испугает её и отвлечёт от исследований.</text:p>
      <text:p text:style-name="P36">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text:p>
      <text:p text:style-name="P36">–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text:p>
      <text:p text:style-name="P36">Селестия пошла к выходу, увлекая меня за собой.</text:p>
      <text:p text:style-name="P36">– И не забудь зайти в иммиграционную службу, взять удостоверение личности. Назовёшься и просто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36">Явно Селестия заговаривает тебе зубы, Анон! Я подозрительно посмотрел на свёрток.</text:p>
      <text:p text:style-name="P36">– А в мешочке что?</text:p>
      <text:p text:style-name="P36">Селестия скофуженно посмотрела в сторону.</text:p>
      <text:p text:style-name="P36">– Немного денег. Хоть ты и зол на меня, не отказывайся, прошу тебя. Я не могу отпустить тебя без поддержки. Вдобавок, на исследования Твайлайт деньги наверняка понадобятся: недавно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настолько дышит на ладан, что нам приходится брать в долг у грифонов! Но если тебе понадобятся финансы или другие ресурсы — обращайся без сомнений.</text:p>
      <text:p text:style-name="P36">Я хотел было оскорбиться такой опекой со стороны аликорницы, но, глянув в её глаза, передумал.</text:p>
      <text:p text:style-name="P36">– Твоё высочество<text:span text:style-name="T1">, ты, вообще, спишь по ночам? У тебя глаза красные, как у кролика-альбиноса.</text:span></text:p>
      <text:p text:style-name="P36">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подняла голову и легонько упёрлась копытом мне в грудь. Я чувствовал, что её нога мелко дрожит.</text:span></text:p>
      <text:p text:style-name="P36">–<text:span text:style-name="T1"> Отправляйся, Анон. Очень надеюсь на успех твоей миссии.</text:span></text:p>
      <text:p text:style-name="P48">Селестия повернулась и вышла из зала, подметая хвостом пол.</text:p>
      <text:p text:style-name="P36"/>
      <text:p text:style-name="P41">***</text:p>
      <text:p text:style-name="P36"/>
      <text:p text:style-name="P43">Давным-давно мир был юн и полон магии. Дивные и сказочные дела творились в нём.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text:p>
      <text:p text:style-name="P43">Но со временем магии стало меньше, а мир стал более <text:span text:style-name="T1">твёрд и реален</text:span>.</text:p>
      <text:p text:style-name="P43">–<text:span text:style-name="T1"> Но магия есть и сейчас, ма-ам!</text:span></text:p>
      <text:p text:style-name="P43"><text:span text:style-name="T1">– В те времена её было намного больше, Эйприл.</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твёрд и менее гибок он становится, и тем меньше в нём магии.</text:span></text:p>
      <text:p text:style-name="P43"><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text:span><text:soft-page-break/><text:span text:style-name="T1">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58">Так возникли пони, олени, бизоны и многие другие.</text:p>
      <text:p text:style-name="P43"><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3">–<text:span text:style-name="T1"> Весь мир как Вечнодикий лес?</text:span></text:p>
      <text:p text:style-name="P58">– Да, моя малышка, весь мир.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58">– Ма-ам, а со мной связан элементаль?</text:p>
      <text:p text:style-name="P58">– Конечно, Эйприл. В каждом из нас есть её бессмертная искорка.</text:p>
      <text:p text:style-name="P1"><text:span text:style-name="T35">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на знать, Эйприл, этому учат в школе.</text:span></text:p>
      <text:p text:style-name="P43"><text:span text:style-name="T1">– Конечно, мам! «День горящего очага» </text:span>— <text:span text:style-name="T1">верно?</text:span></text:p>
      <text:p text:style-name="P58">– Ты права. И, видя мир и согласие среди своих подопечных, возрадовались элементали трёх рас пони. И тоже объединились, вобрав в себя их общие черты.</text:p>
      <text:p text:style-name="P58">Так возникли аликорны.</text:p>
      <text:p text:style-name="P58">Но даже после тройственного союза жизнь пони была нелегка. Воинственные соседи теснили их, многие пони были в рабстве.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могущественными Предтечами. Закон этот гласил: «Намерение меняет реальность». И прониклась элементаль сильнейшим намерением изменить жизнь пони к лучшему. И, чтобы облегчить участь своих подопечных и принять на себя их боль, сошла она из тонкого мира к ним в Эквестрию.</text:p>
      <text:p text:style-name="P58">Имя её было Селестия.</text:p>
      <text:p text:style-name="P58">За ней последовала и сестра её, <text:span text:style-name="T11">Луна</text:span>.</text:p>
      <text:p text:style-name="P58">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text:p>
      <text:p text:style-name="P58">То есть, всегда.</text:p>
      <text:p text:style-name="P58">Тут и сказке конец. А теперь, Эйприл, залазь на полку и закрывай глазки.</text:p>
      <text:p text:style-name="P58">– Ну ма-ам! Раскажи ещё что-нибудь! Про Сомбру! Или про Дискорда!</text:p>
      <text:p text:style-name="P58">– Про Сомбру <text:span text:style-name="T11">— в следующий раз. А е</text:span>сли мы не уснём в ближайшие десять минут, придёт древесный волк и заберёт меня в Вечнодикий лес!</text:p>
      <text:p text:style-name="P58">– А почему только тебя? А меня? А дядю-<text:span text:style-name="T62">мино</text:span>тавра?</text:p>
      <text:p text:style-name="P58">– <text:s/>Тебя забрать я ему не дам. А в дядю не тыкай копытом, это невежливо! Спи уже, моя маленькая!</text:p>
      <text:p text:style-name="P58">– Поцелуй меня на ночь, ма-ам!</text:p>
      <text:p text:style-name="P58">– Конечно, моя хорошая…</text:p>
      <text:p text:style-name="P58"/>
      <text:p text:style-name="P36"><text:soft-page-break/>Вагоны убаюкивающе перестукивались по рельсам, унося меня прочь от Кантерлота. Я перевернулся на другой бок и провалился в <text:span text:style-name="T1">беспокойный </text:span>сон.</text:p>
      <text:p text:style-name="P80"/>
      <text:h text:style-name="Heading_20_2" text:outline-level="2">12. Понивилль</text:h>
      <text:p text:style-name="P36"/>
      <text:p text:style-name="P35">Игрушечный паровозик издал прощальный гудок и отправился в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text:span text:style-name="T1">увернуться</text:span> от пары пролетевших под потолком пегасов. <text:span text:style-name="T1">Чокнутые пони, вместо того, чтоб запретить летать в поезде, сделали в вагонах высокие потолки!</text:span></text:p>
      <text:p text:style-name="P64">Пятнадцать минут в мэрии вместо положенных четырёх часов. Стоит всё же поблагодарить Сел при встрече за рекомендательное письмо! Один лишь королевский вензель на уголке конверта избавил меня от кучи хлопот, хвала приказу Триста Сорок Пять А! Только он стоит между мной и дьявольской эквестрийской бюрократией.</text:p>
      <text:p text:style-name="P35"><text:span text:style-name="T1">Е</text:span>щё в Кантерлоте я насмотрелся на очереди <text:span text:style-name="T1">страдальцев </text:span>в иммиграционном агентстве. <text:span text:style-name="T1">Для простого смертного <text:s/>не-пони возможность ездить по Эквестрии без проблем достигалась после прохождения простой, но крайне</text:span> <text:span text:style-name="T1">канительной</text:span> из-за очередей процедур<text:span text:style-name="T1">ы</text:span> регистрации<text:span text:style-name="T54">. </text:span><text:span text:style-name="T4">И хотя в Эквестрию въезжало не так много иностранцев, но проклятые пони-чинуши работали всего два дня в неделю по четыре часа! Для меня было величайшей загадкой, почему Селестия терпит целый департамент таких дармоедов?</text:span><text:span text:style-name="T4"><text:note text:id="ftn13" text:note-class="footnote"><text:note-citation>13</text:note-citation><text:note-body><text:p text:style-name="P138">И это ты ещё не видел, что творится в других министерствах, Анонимус! За тысячу лет Нашего отсутствия Сестра превратила М<text:span text:style-name="T29">раморный квартал </text:span>в настоящую обитель лени и казнокрадства!<text:line-break/><text:line-break/>(<text:span text:style-name="T40">у</text:span><text:span text:style-name="T44">слышано во сне)</text:span></text:p></text:note-body></text:note></text:span><text:span text:style-name="T4"> Притом эти надменные кочерыжки даже не ценили своей халявы и то и дело жаловались на перегруженность и маленькое жалование.</text:span></text:p>
      <text:p text:style-name="P89"/>
      <text:p text:style-name="P35">Мэр посматривала на меня украдкой поверх очков, но не заикнулась о моём происхождении. <text:span text:style-name="T1">За своё пребывание в Кантерлоте я заметил, что пони были весьма толерантной нацией. Наверняка сказывалось соседство Эквестрии с государствами иных разумных рас, так же как и нахождение многочисленных <text:s/>племён разумных и полуразумных существ в самой Эквестрии. Так, или иначе, но ты, Анон, никогда не слышал никаких намёков на инородность в свой адрес от пони. Не то, чтобы ты им удивился, но их отсутствие сделало Эквестрию для тебя необычно уютной и безопасной по внутренним ощущениям.</text:span></text:p>
      <text:p text:style-name="P35"><text:span text:style-name="T1">К</text:span>оротк<text:span text:style-name="T1">ая</text:span> лекци<text:span text:style-name="T1">я</text:span> об порядках Понивилл<text:span text:style-name="T1">я</text:span>, его истории <text:span text:style-name="T1">и</text:span> культуре, <text:span text:style-name="T1">и мне была </text:span>предлож<text:span text:style-name="T1">ена </text:span>на выбор <text:span text:style-name="T1">пара </text:span>гостинниц и <text:span text:style-name="T1">полдюжины</text:span> пустующих <text:span text:style-name="T1">муниципальных </text:span>домов в разных частях городка.</text:p>
      <text:p text:style-name="P35"><text:span text:style-name="T1">Гостинницы не для тебя, Анон</text:span> <text:span text:style-name="T54">— </text:span><text:span text:style-name="T4">зачем привлекать ненужное внимание</text:span><text:span text:style-name="T54"> к своей особе? </text:span><text:span text:style-name="T4">После всеобщего интереса кантерлотской знати к тебе, как к королевскому любимчику, тебе хочется покоя.</text:span><text:span text:style-name="T54"> Да и собраться с мыслями проще в доме, избавленном от </text:span><text:span text:style-name="T4">гостинничной </text:span><text:span text:style-name="T54">суеты и голосов за стенами.</text:span></text:p>
      <text:p text:style-name="P36">–<text:span text:style-name="T1"> Вот этот подойдёт. </text:span>–<text:span text:style-name="T1"> ткнул я в квадратик на карте, расположенный на окраине.</text:span></text:p>
      <text:p text:style-name="P48">Уплатив в городской бюджет скромную арендную плату и получив ключ, я отправился обживаться.</text:p>
      <text:p text:style-name="P15"/>
      <text:p text:style-name="P20">***</text:p>
      <text:p text:style-name="P15"/>
      <text:p text:style-name="P15">В Кантерлоте мне не приходилось заботиться о еде: трехразовое питание по индивидуальному меню в королевской столовой по качеству могло соперничать с не самыми дешёвыми ресторанами моего мира. Мне, как всеядному, даже <text:span text:style-name="T1">выписали из одного богемного митарианского ресторана</text:span> повара-грифона для приготовления <text:span text:style-name="T1">мясных</text:span> блюд.</text:p>
      <text:p text:style-name="P15"><text:soft-page-break/>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text:span text:style-name="T1">(удивительно, Анон!)</text:span>. И съев аппетитный кекс из яичного теста впополам с люцерной, я рисковал, в лучшем случае, отделаться расстройством желудка. Потому, <text:span text:style-name="T1">раскидав</text:span> немногочисленные шмотки по дому, я отправился на базар. <text:span text:style-name="T1">Время вспомнить студенческий опыт готовки яишницы и салатов, Анон! </text:span></text:p>
      <text:p text:style-name="P1">Понивилльский рынок <text:span text:style-name="T1">вызвал во мне ностальгию по </text:span>времена<text:span text:style-name="T1">м</text:span> далёкого детства, когда ещё существовал базар в центре села, куда я выезжал на лето. Базара, да и самого села уже не существовало лет <text:span text:style-name="T1">пятнадцать</text:span>,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text:span text:style-name="T1">торговых </text:span>рядов с выражением мечтательного идиота.</text:p>
      <text:p text:style-name="P1">Вот за горой аппетитной моркови обнаружилась кудрявая пони золотистого цвета. Полулёжа за прилавком, она прово<text:span text:style-name="T1">жает</text:span> меня долгим взглядом. Вот зелёный дракончик покупает кукурузу у мускулистого земнопони в джинсовом фермерском костюме. <text:span text:style-name="T1">Вот мятного окраса единорожка ткнулась мне в ладонь, облизала пальцы и с хихиканьем унеслась прочь. </text:span>Вот тройка жеребят шушукается у прилавка с фейерверками. А вот…</text:p>
      <text:p text:style-name="P1"><text:span text:style-name="T40">–</text:span><text:span text:style-name="T31"> Эй, верзила, поосторожнее, лягать тя в пузо! Куда прёшься-то?</text:span></text:p>
      <text:p text:style-name="P15">Засмотревшись на <text:span text:style-name="T1">окрестности,</text:span> я чуть не сбил задом <text:span text:style-name="T1">лоток</text:span>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5">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text:span text:style-name="T1">яхи</text:span>.</text:p>
      <text:p text:style-name="P36">– Ты <text:span text:style-name="T1">ш</text:span>о, как-тя-там, впервые на базаре? Так таращишься по сторонам, как будто морковку с картохой впервые в жизни увидел.</text:p>
      <text:p text:style-name="P36">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36">Я перегнулся через прилавок, стараясь рассмотреть кьютимарку кобылки.</text:p>
      <text:p text:style-name="P36">– Слышь, красавчик, ты сидру перепил, или как? Чёй-та тебя мои фланки заинтересовали? Если хо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36">Так и есть! На крупе кобылки красовались три яблока. Вот только, блин, как её звали-то?</text:p>
      <text:p text:style-name="P36">– <text:s/>Прошу прощения, Аппл... Эппл... Эпплхэт?</text:p>
      <text:p text:style-name="P36">– Ща <text:span text:style-name="T1">в</text:span>леплю оплеуху. – мрачно процедила пони. – Мало того, <text:span text:style-name="T1">ш</text:span>о таращится <text:span text:style-name="T1">на меня</text:span>, как василиск, так ещё и издевается!</text:p>
      <text:p text:style-name="P36">– Да ладно тебе, Эй-Джей! Вполне милое имя. – хихикнул дракончик с кукурузой, проходя мимо.</text:p>
      <text:p text:style-name="P36">Ага, вот!</text:p>
      <text:p text:style-name="P36">– Извините меня пожалуйста, Эй-Джей, просто мне показалось, что вы напоминаете одну мою знакомую.</text:p>
      <text:p text:style-name="P36">– Эй-Джей я для друзей! – сварливо заметила поняха, – А для всех остальных — тебя тоже! — Эпплджек.</text:p>
      <text:p text:style-name="P36">Блин, опять облажался. Как-то хреново начинается знакомство с Понивиллем.</text:p>
      <text:p text:style-name="P36">– Понял. А меня зовут <text:span text:style-name="T1">Анонимус. Для друзей </text:span>— <text:span text:style-name="T1">Анон</text:span>. Приятно было познакомиться, Эпплджек.</text:p>
      <text:p text:style-name="P36">Я повернулся было уходить.</text:p>
      <text:p text:style-name="P36">– Э-э-э… <text:span text:style-name="T1">Анон</text:span>?</text:p>
      <text:p text:style-name="P36"><text:soft-page-break/>– Да? – я повернулся обратно.</text:p>
      <text:p text:style-name="P36">Поняха водила копытом по прилавку. Надвинутая на лоб шляпа скрывала выражение мордочки. </text:p>
      <text:p text:style-name="P36">– А то б купил пару яблок? У меня за весь день ни шиша покупателей. То есть, полный облом, хоть в лужу свисти. Как подумаю, <text:span text:style-name="T1">ш</text:span>о с полными корзинами домой возвращаться придётся — шляпу до крупа натянуть хочется.</text:p>
      <text:p text:style-name="P36">Я вернулся к прилавку.</text:p>
      <text:p text:style-name="P36">Импровизированный торговый ларёк из тележки с навесом был уставлен корзинами <text:span text:style-name="T1">и лотками</text:span>. Были тут и жёлтые яблоки, и зелёные, и красные и даже оранжевые. Круглые и продолговатые, маленькие и большие, гладкие и в пупырышках.</text:p>
      <text:p text:style-name="P36">– Сколько стоят вот эти? – указал я на пирамидку красных яблок размером с <text:span text:style-name="T1">четверть</text:span> арбуза каждое.</text:p>
      <text:p text:style-name="P36">– Ред <text:span text:style-name="T1">Гала</text:span>? Две серебряшки.</text:p>
      <text:p text:style-name="P36">– Куча?</text:p>
      <text:p text:style-name="P36">– Ну ты даёшь! – хмыкнула Эпплджек. – Даже не смешно.</text:p>
      <text:p text:style-name="P36">– Неужели штука?</text:p>
      <text:p text:style-name="P36">Поня<text:span text:style-name="T1">х</text:span>а выпрыгнула из-за прилавка и смерила меня долгим взглядом.</text:p>
      <text:p text:style-name="P36">– Слушай, <text:span text:style-name="T1">Анон</text:span>, ты, я вижу, издалека: я отродясь таких, как ты, в Понивилле не видела. Давай я тебе малёхо про цены на еду расскажу, <text:span text:style-name="T1">пока</text:span> тебя наши барыги не взули. Не баись, слову Эпплджек можно верить — это те любой в городе скажет.</text:p>
      <text:p text:style-name="P36">Я улыбнулся и кивнул в ответ. Ситуация начала выправляться.</text:p>
      <text:p text:style-name="P36">– Вот, смотри: Ред <text:span text:style-name="T1">Гала</text:span>, <text:span text:style-name="T1">ш</text:span>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 хитрюг</text:span>. Раньше за тридцать пя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text:span text:style-name="T1">Ну, я по моркови не дока, скажу честно: </text:span>у Голден Харвест можно купить дешевле. Томаты можешь <text:span text:style-name="T1">взять</text:span> у той кобылки, Ромы, по двадцать бит за три штуки. Вишни есть <text:span text:style-name="T1">во-о-он</text:span> у того жлоба в бейсболке за десять бит штучка — но я бы не советовала. Он их возит аж из <text:span text:style-name="T1">Черри </text:span>Х<text:span text:style-name="T1">олма.</text:span> Через пару недель вишни и у нас появятся, тогда цена на них упадёт <text:span text:style-name="T1">раза в четыре-пять</text:span>.</text:p>
      <text:p text:style-name="P36">– А сколько стоит вот это? – указал я на небольшую прикрытую от солнца мешковиной баночку с содержимым удивительной радужной расцветки.</text:p>
      <text:p text:style-name="P36">– Вольт-яблочный джем? Дружище, у тебя хороший вкус. – похвалила меня Эпплджек. – Это самое лучшее, что может предложить <text:span text:style-name="T1">«Сладкое Яблочко»</text:span>. Но и стоит он <text:span text:style-name="T1">дофига</text:span>: восемьдесят бит. Последняя банка. Если хошь, могу дать попробовать.</text:p>
      <text:p text:style-name="P36">Поняшка набрала ложечку джема и предложила мне. </text:p>
      <text:p text:style-name="P36">Первые секунды я просто стоял с закрытыми глазами и блаженной улыбкой, ощущая, как ароматный нектар тает на языке. <text:span text:style-name="T1">Б</text:span>ыло <text:span text:style-name="T1">такое чувство</text:span>, как если бы у меня <text:span text:style-name="T1">во рту</text:span> растворялся кусочек радуги с мёдом. <text:span text:style-name="T1">Никогда бы не подумал, что вкусовые сосочки могут принести столько наслаждения!</text:span></text:p>
      <text:p text:style-name="P36">Наконец, ко мне вернулся дар речи.</text:p>
      <text:p text:style-name="P36">– Это просто восхитительно! Чудесно! Никогда такого не пробовал! И даже представить не мог, что такая вкуснотень существует!</text:p>
      <text:p text:style-name="P36">Эпплджек просто расцвела от моих дифирамбов.</text:p>
      <text:p text:style-name="P36">– Тебе, сахарок, как гостю города, сделаю скидку. Забирай за шестьдесят. Раньше меньше чем золотой не отдавала.</text:p>
      <text:p text:style-name="P36">Расплачиваясь, я спросил:</text:p>
      <text:p text:style-name="P36"><text:soft-page-break/>– Ты, случаем, не знаешь, как пройти к городской библиотеке?</text:p>
      <text:p text:style-name="P36">Эпплджек, вскинув копыто ко лбу, запричитала:</text:p>
      <text:p text:style-name="P36">– Эх, на пять минут со Спайком разминулся! Он бы тебя провёл куда надо. Да что там, я б и сама провела, если бы могла оставить прилавок. <text:s/>Вот <text:span text:style-name="T1">д</text:span>искорд! Без проводника ты точ<text:span text:style-name="T1">няк</text:span> заблудишься!</text:p>
      <text:p text:style-name="P36">Тут Эпплджек прервалась и что есть силы замахала кому-то:</text:p>
      <text:p text:style-name="P36">– Рэр! Эй! Рэр! Давай к нам!</text:p>
      <text:p text:style-name="P36">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36">–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36">– Знакомься, Рэр, это <text:span text:style-name="T1">Анон</text:span>! Странник из далёких земель и гость города. – представила меня моднице Эпплджек. – Сахарок, это Рэрити! Знаменитая рукодельница: её шмотки даже в Кантерлоте идут нарасхват! Рэр, <text:span text:style-name="T1">Анону</text:span> надо пройти к библиотеке. Проведёшь?</text:p>
      <text:p text:style-name="P36">– Эпплджек! Сколько можно повторять: <text:span text:style-name="T1">я </text:span>модельер, а не рукодельница! Проведу, конечно. – устало произнесла Рэрити.</text:p>
      <text:p text:style-name="P36">– А какая разница? – беспечно махнула копытом Эпплджек, не обращая внимание на нахмурившуюся единорожку. – Шмотки — они и в Эппллузе шмотки.</text:p>
      <text:p text:style-name="P36">– Разница, как если бы тебя вместо огородницы назвали… ммм… <text:s/>реднеком. Пойдёмте, <text:span text:style-name="T1">Анон</text:span>.</text:p>
      <text:p text:style-name="P36">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36">– Это ты меня, фермершу в четвёртом поколении, назвала “огородницей”?!! <text:span text:style-name="T1">Да ч</text:span>тоб мне лопнуть, если меня оскорбляли сильнее! Да вы, городские, вообще банан от огурца не отличите!</text:p>
      <text:p text:style-name="P36">–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text:span text:style-name="T1">эмм</text:span>… бананах.</text:p>
      <text:p text:style-name="P36">– Огородница!.. Ишь, чего выдумала! По мне, так уж лучше “реднек”, чем “огородница”! – слышалось бурчание Эпплджек нам вдогонку.</text:p>
      <text:p text:style-name="P36">Единорожка с серьёзным видом завела меня за угол и только после этого звонко расхохоталась.</text:p>
      <text:p text:style-name="P36">– Я думал, вы друзья. – заметил я.</text:p>
      <text:p text:style-name="P36">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36">– Не обращайте внимания, <text:span text:style-name="T1">Анон</text:span>. Именно потому, что мы — друзья, м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36">– Буду только рад. Сам бы предложил, да не успел.</text:p>
      <text:p text:style-name="P36">–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36">– Не сомневаюсь. Мы в конце-концов неплохо поладили и она даже сделала мне скидку на вольт-яблочн<text:span text:style-name="T1">ый</text:span> джем.</text:p>
      <text:p text:style-name="P36">– А почём продала, если не секрет?</text:p>
      <text:p text:style-name="P36"><text:soft-page-break/>– За шестьдесят бит.</text:p>
      <text:p text:style-name="P36">– Оу, <text:span text:style-name="T1">Анон, </text:span>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48">Рэрити оглянулась по сторонам и заговорчески подмигнула мне.</text:p>
      <text:p text:style-name="P36">–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text:span text:style-name="T1">ВСЁ</text:span>! Ты должен быть в курсе, я уверена!</text:p>
      <text:p text:style-name="P36">Единорожка чуть не подпрыгивала от любопытства. Заметив мою отвалившуюся челюсть, она вновь рассмеялась.</text:p>
      <text:p text:style-name="P36">–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Фэшн лайф”,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36">–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text:span text:style-name="T1">Фрау-Фрау</text:span> выполняет заказы только для королевского двора. Серебряная тиара на <text:span text:style-name="T1">лацкане</text:span> <text:span text:style-name="T1">редингота</text:span>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text:span text:style-name="T1">сюртука </text:span>означает…</text:p>
      <text:p text:style-name="P36">–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36">–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36">– От недосыпа. – перебил я Рэрити. – Красные от недосыпа глаза я не спутаю ни с чем. Сам такие <text:span text:style-name="T1">пятнадцать</text:span> лет наблюдал в зеркале.</text:p>
      <text:p text:style-name="P36">– Это плохо. – погрустнела Рэрити. – Сон — важная часть здоровья пони. Наверное, у её Высочества много дел. Я, когда готовлю важные заказы, тоже мало сплю. Однажды моя сестрица, Свити…</text:p>
      <text:p text:style-name="P36">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36">–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36">Мы остановились перед деревом.</text:p>
      <text:p text:style-name="P36">Даже не так. </text:p>
      <text:p text:style-name="P36">Мы остановились перед ДЕРЕВОМ!</text:p>
      <text:p text:style-name="P36">Харизма этого многотысячелетнего реликта зашкаливала. Казалось, он излучает невидимые лучи, пронизывающие тело и вызывающие дрожь восхищённого оторопения. Судя по листьям характерной <text:soft-page-break/>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text:span text:style-name="T1">м</text:span> <text:span text:style-name="T1">стволе</text:span>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СПК + РРТ = ЛЮ…”</text:p>
      <text:p text:style-name="P36">– Мы пришли. Этот дуб — одна из главных достопримечательностей Понивилля. Есть легенда, что его посадила сама принцесса <text:span text:style-name="T1">две </text:span>тысяч<text:span text:style-name="T1">и</text:span> лет назад и у него есть магический <text:span text:style-name="T1">близнец</text:span> в Вечнодиком лесу. В разное время этот дуб служил продуктовым складом, <text:span text:style-name="T1">тюрьмой, </text:span>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36">Единорожка удалилась, оставив <text:span text:style-name="T1">после себя лёгкий запах жасмина.</text:span></text:p>
      <text:p text:style-name="P36"/>
      <text:h text:style-name="Heading_20_2" text:outline-level="2">13. Расследование <text:span text:style-name="T1">Твайлайт Спаркл</text:span></text:h>
      <text:p text:style-name="P36"/>
      <text:p text:style-name="P36">– Э-э-э… Добрый день?</text:p>
      <text:p text:style-name="P36">Фиолетовый круп застыл на месте. Потом послышалась возня, круп попятился и из глубины книжной полки показалась лавандовая единорожка. Вслед за ней в облаке левитационной магии вылетел здоровенный пыльный фолиант. “<text:span text:style-name="T1">Тайны Тайных Наук</text:span>” — прочитал я на его корешке.</text:p>
      <text:p text:style-name="P48">Твайлайт Спаркл выглядела не столь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48">Мне показалось, или единорожка смотрела на меня малость раздражённо? Фолиант с громким стуком хлопнулся на пол.</text:p>
      <text:p text:style-name="P36">– Эм-м. Добрый вечер, человек Анонимус. <text:span text:style-name="T1">Оч-чень р</text:span>ада тебя видеть в Понивилле! Что новенького <text:span text:style-name="T1">в</text:span> Кантерлот<text:span text:style-name="T1">е</text:span>?</text:p>
      <text:p text:style-name="P36">Йопт! Ещё один Шерлок Холмс на мою голову!</text:p>
      <text:p text:style-name="P36">– Извиняюсь за нескромность, а откуда тебе про меня известно?</text:p>
      <text:p text:style-name="P1"><text:span text:style-name="T40">–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text:span><text:span text:style-name="T31">пони-</text:span><text:span text:style-name="T40">исчезновений уже год. Почту за честь работать </text:span><text:span text:style-name="T31">под твоим руководством</text:span><text:span text:style-name="T40">. Погоди немного, я </text:span><text:span text:style-name="T31">от</text:span><text:span text:style-name="T40">систематизирую нужную информацию и расскажу тебе, насколько далеко смогла продвинуться.</text:span></text:p>
      <text:p text:style-name="P34">“Вот неугомонная” <text:span text:style-name="T12">–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расставания, отступило.</text:span></text:p>
      <text:p text:style-name="P36">Анон, ты всё же несправедлив к ней. Надо будет помириться с ней по возвращению. Пусть она не считает тебя ровнёй себе, хрен с ним! Не получается l'amore — будешь дружить. Тем более, что дружба аликорницы щедрее, чем иная любовь.</text:p>
      <text:p text:style-name="P36">Покашливание единорожки вернуло меня из мира грёз в библиотеку.</text:p>
      <text:p text:style-name="P36">–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36"><text:soft-page-break/>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text:p>
      <text:p text:style-name="P36">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36">–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36">Книгоежка аж затопала на месте.</text:p>
      <text:p text:style-name="P36">– Это просто замечательно! Мне как раз нужно сроч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36">…</text:p>
      <text:p text:style-name="P36">…</text:p>
      <text:p text:style-name="P36">…</text:p>
      <text:p text:style-name="P36">– …и оборудовать подвал библиотеки бронекапсулой для безопасных испытаний!</text:p>
      <text:p text:style-name="P36">–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36">– <text:span text:style-name="T1">Синхрофазотрон, он же магический ускоритель, служит 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намного большее, чем доступно даже аликорнам!</text:span></text:p>
      <text:p text:style-name="P36"><text:span text:style-name="T1">– Ага, и тогда ты сможешь словить её фокальным усилителем, преобразовать и сама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у него был поднос с варёной кукурузой.</text:p>
      <text:p text:style-name="P48">–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потенциала. Я не говорила, что сама хочу… Вдобавок, без мощного магического таланта аликорнизация будет обратимой.</text:p>
      <text:p text:style-name="P48">– Хм. Странно. А я помню, как ты, вертясь перед зеркалом, говорила: ну почему я не…</text:p>
      <text:p text:style-name="P48">– Да что же это я? Заходи, Анон,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48"/>
      <text:p text:style-name="P37">***</text:p>
      <text:p text:style-name="P36"/>
      <text:p text:style-name="P133"><text:tab/>Свеча отбрасывала мягкие тени на книжные полки. Спайк положил обглоданную кочерыжку на горку и принялся облизывать пальцы. Твайлайт склонила голову мне через плечо, следя за моим пальцем.</text:p>
      <text:p text:style-name="P48">– Так. – <text:s/>я ткнул в позицию в длинном списке оснащения. – Зачем тебе преобразователь пси-поля?</text:p>
      <text:p text:style-name="P48">–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48"><text:soft-page-break/>–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48">– Спайк! Ковыряться когтем в зубах некрасиво! Тем более, при посторонних!</text:p>
      <text:p text:style-name="P48"><text:bookmark-start text:name="__DdeLink__11609_1907426502"/>– <text:bookmark-end text:name="__DdeLink__11609_1907426502"/>Пинки может подождать. К теме исследования это не относится, верно? – я перевернул листок. – <text:s/><text:span text:style-name="T23">«…он крепко обхватил её лавандовый, подтянутый фитнессом, круп и игриво куснул её за крепкую холку. Она вздохнула и мягко подалась всем своим стройны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span></text:p>
      <text:p text:style-name="P48">– СПАЙК!!! Откуда ты взял этот листок?!! – Твайлайт покраснела, как варёный рак и выхватила бумажку у меня из рук.</text:p>
      <text:p text:style-name="P48">– У тебя в черновиках, разумеется. Ты сама сказала экономить бумагу. – пожал плечами дракончик.</text:p>
      <text:p text:style-name="P48">Я осторожно взял следующий листок.</text:p>
      <text:p text:style-name="P48">– Электростимулятор гипоталамуса. Драконий. В комплекте с усиленной больничной койкой и набором фиксаторов.</text:p>
      <text:p text:style-name="P48">– Это ещё чего??? – удивился Спайк. – я что-то не помню, чтоб ты такое хотела!</text:p>
      <text:p text:style-name="P48">– Э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11">— то есть крыльев. И я подумала: а что, если…</text:span></text:p>
      <text:p text:style-name="P48"><text:span text:style-name="T11">– Вот ещё! </text:span>– возмутился дракончик. – Никогда на такое не соглашусь!</text:p>
      <text:p text:style-name="P48">– Но ты сам подумай, как было бы здорово обладать крыльями! – мечтательно возразила Твайлайт.</text:p>
      <text:p text:style-name="P48">– Ни-за-что! Мне и на земле хорошо. В крайнем случае, всегда можно заказать небесную колесницу из Кантерлота. Или воспользоваться воздушным шаром.</text:p>
      <text:p text:style-name="P48">– Угу. Только шар ты же и прожёг, соревнуясь с Рэйнбоу Дэш в силе отрыжки.</text:p>
      <text:p text:style-name="P48">–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48">– Ну, достичь удалось не слишком многого. – повесила нос единорожка. – Собственно, сами работы шли только первые два месяца <text:span text:style-name="T11">— потом меня отстранили от экспериментов. И после этого от меня требуют ускорить исследования!</text:span></text:p>
      <text:p text:style-name="P48">– А почему тебя отстранили?</text:p>
      <text:p text:style-name="P48">– Из-за первых результатов. – единорожка насупилась ещё больше. – Они были ужасными.</text:p>
      <text:p text:style-name="P48"/>
      <text:p text:style-name="P49">***</text:p>
      <text:p text:style-name="P36"/>
      <text:p text:style-name="P36">…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36">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36">Со слов принцессы Луны, оболочка реальности истончилась и начала прорываться. И первой она начала рваться во снах, где <text:span text:style-name="T1">реальность</text:span> и так тонка.</text:p>
      <text:p text:style-name="P36"><text:soft-page-break/>Я перерыла все двадцать тысяч книг понивилльской библиотеки и сто тысяч кантерлотской, просмотрела подшивку университетского “Магического <text:span text:style-name="T1">В</text:span>естника” за все четыреста лет его издания и довела расспросами до белого каления Зекору, пока, наконец, не вышла на путеводную нить.</text:p>
      <text:p text:style-name="P36">В который раз прохаживаясь в раздумьях по королевской библиотеке, в крыле Стар Свирла Бородатого я наткнулась на <text:span text:style-name="T1">забытую </text:span>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text:span text:style-name="T1">Прозрения</text:span>, <text:span text:style-name="T1">написанного Стар Свирлом во время припадка безумия</text:span>! Заклинания не<text:span text:style-name="T1"> было</text:span> в библиотечных каталогах, это просто чудо, что я нашла этот листок!</text:p>
      <text:p text:style-name="P58">– Ага, он был закладкой в четвёртом номере «PlayMare», в разделе «Тридцать две позы, которые удивят вашу френдпони».</text:p>
      <text:p text:style-name="P58">– Спайк! Немедленно ложись спать!</text:p>
      <text:p text:style-name="P58">– Уже иду. Кукурузу доем только и иду.</text:p>
      <text:p text:style-name="P58">– Кстати, а что за припадок безумия был у Стар Свирла?</text:p>
      <text:p text:style-name="P58">– Он однажды начал считать себя человеком. Не был им, как ты, Анон, а именно считал. Ему приснился сон, после которого он стал полагать себя человеком, принявшим облик единорога. После того, как его сочли сумасшедшим, он попытался составить заклинание Прозрения, чтобы показать окружающим его пони, кто он. В результате, после первого же пробного испытания на себе, он излечился от безумия и более никогда не продолжал работу над заклинанием. Долгие столетия заклинание Прозрения считалось утерянным.</text:p>
      <text:p text:style-name="P58">– <text:span text:style-name="T59">Надо же! Ты вторая в Эквестрии после Селестии, кто упоминает о людях. И то, Селестия отзывалась о нас, как о сказочных существах.</text:span></text:p>
      <text:p text:style-name="P58">– Ну-у-у, фактически, так оно и есть. Вы, люди, у нас описаны как мифические древние существа, которые иногда встречались единорогам древности в Вечнодиком лесу. Вы при встрече обычно присаживались на землю и предлагали колени, чтобы единорог мог положить на них свою голову и отдохнуть. Кстати, Анон, не хочешь предложить колени? Я бы с радостью задокументировала процесс, хи-хи!</text:p>
      <text:p text:style-name="P58">– Гм-м. Как-нибудь потом. Продолжай, Твайлайт.</text:p>
      <text:p text:style-name="P48"/>
      <text:p text:style-name="P48">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48">– Итак, напоминаю, заклинание Прозрения на время отвязывает астральное тело, иначе именуемое душой, от физического. В результате появляется возможность наблюдать за процессами, происходящими в тонком мире. Сильно упрощая, это называется ясновидением.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48">–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48">– Потому что я буду дирижировать процессом и направлять заклинание, Пинки. Кроме того, вы будете мне помогать. К сожалению, Стар Свирл не захотел закончить заклинание и сделать его полностью управляемым: легенды гласят, что он зарёкся иметь с ним дело после единственного сеанса обкатки. Поэтому чётко задать обозреваемый ясновидцем процесс достаточно проблематично. Но если я правильно поняла примечания к заклинанию, установить рамки ясновидения можно с помощью концентрирования на цели. Перестань прыгать по матрасу, пожалуйста, из него уже пружины полезли!</text:p>
      <text:p text:style-name="P48">– То есть, эм-м, мы должны сосредоточиться на том, что хотим увидеть?</text:p>
      <text:p text:style-name="P48">– Именно, Флатти! Проблема в том, что вы погрузитесь в магический сон и не будете в состоянии полностью контролировать свои мысли. Именно поэтому заклинание слабо контролируется и обладает неточным действием. И из-за его крайней неточности мне потребуется участие всех вас в эксперименте. <text:soft-page-break/>Чем больше пони участвует в эксперименте, тем больше вероятность, что хотя бы кого-нибудь увидит желаемое.</text:p>
      <text:p text:style-name="P48">– Так давай сюда весь Понивилль притащим! Это ж будет на двадцать процентов круче! <text:s/>Представляю себе изнанку процесса <text:s/>переодевания Биг Мака в платья, гы-гы! Или изнанку Лириных фантазий!</text:p>
      <text:p text:style-name="P48">– Нет, Дэш, всё не так просто. Прозрение Стар Свирла относится к категории чрезвычайно энергозатратных заклинаний. И если в эксперименте будут участвовать посторонние, я смогу вовлечь в Прозрение одного <text:span text:style-name="T11">— максимум двух пони, </text:span>после чего мне придётся восстанавливаться около трёх месяцев<text:span text:style-name="T11">. С вами же я связана в круг Элементов Гармонии, что позволит мне вызвать магический резонанс и вовлечь в </text:span>Прозрение вас всех<text:span text:style-name="T11">. Поэтому я созвала вас и рассчитываю на вашу помощь.</text:span></text:p>
      <text:p text:style-name="P48">– А это, эм-м… не опасно? Я, конечно, эм-м, не то, чтобы боюсь, то есть, конечно, немножечко боюсь, но не то, чтобы, эм-м, отказываюсь… Просто, если это опасно, мне, эм-м, понадобится предупредить Ангела, чтобы позаботился об остальных, если, эм-м, со мной что-то случится или я, эм-м, задержусь на время.</text:p>
      <text:p text:style-name="P48">– Не волнуйся, Флатти, для этого я буду бодрствовать. Если что-то пойдёт не так, я немедленно прерву эксперимент и разбужу вас. Но я уверена, я абсолютно уверена в безопасности эксперимента! Оно не опаснее бабочек и радуги! К сожалению, не существует другого заклинания, активизирующего процесс ясновидения. Нам придётся пользоваться тем, что есть.</text:p>
      <text:p text:style-name="P48">– Эм-м, если не опаснее радуги, это хорошо. Тогда я, пожалуй, не буду предупреждать Ангела…</text:p>
      <text:p text:style-name="P48">–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Мне не терпится поучаствовать в твоём эксперименте! Скажи, а ты не можешь чуть-чуть подрулить заклинание, чтобы мне… эм-м… нам стала видна изнанка проблемы поближе к Кантерлоту?</text:p>
      <text:p text:style-name="P48">– Скажи уж прямо, поближе к королевскому дворцу, Рэр! Все в курсе твоих интересов, сахарок!</text:p>
      <text:p text:style-name="P48">– Эпплджек, я попрошу! Я же никому не говорю, ЧТО ты делаешь с огурцами!</text:p>
      <text:p text:style-name="P48">– !!!</text:p>
      <text:p text:style-name="P48">– Не ссорьтесь, девочки!</text:p>
      <text:p text:style-name="P48">– А кто ссорится-то, Твай? Рэрка думает, шо никто не знает про её поникена-жеребца с вставным резиновым…</text:p>
      <text:p text:style-name="P48">– ЭППЛДЖЕК!!!</text:p>
      <text:p text:style-name="P48">– Я хотя б думать собираюсь об Эквестрии! И о том, шо миру грозит опасность! Не то, шо некоторые!</text:p>
      <text:p text:style-name="P48">– Девочки, довольно! ПО МЕС-ТАМ! Пинки, перестань играть на пружине, а ты, Дэши, прекрати аккомпанировать ей табуреткой! Флатти, вылазь из-под матраса! Я учту твою просьбу, Рэрити, а ты, в свою очередь, постарайся запомнить все необычные флюктуации магии вокруг дворца<text:span text:style-name="T11">. Это поможет мне в моей монографии на тему аликорнизации.</text:span></text:p>
      <text:p text:style-name="P48">Я уселась на пуфике, а подруги заняли места на матрасах…</text:p>
      <text:p text:style-name="P58"/>
      <text:p text:style-name="P58">– Спайк, будь добр, принеси дневник эксперимента. Он в подвале, за шкафом с ретортами, в…</text:p>
      <text:p text:style-name="P58">– В сейфе, я в курсе.</text:p>
      <text:p text:style-name="P58"/>
      <text:p text:style-name="P59">***</text:p>
      <text:p text:style-name="P77"/>
      <text:p text:style-name="P58">Дата: <text:span text:style-name="T24">12.04.1003 А.С.</text:span></text:p>
      <text:p text:style-name="P58"><text:soft-page-break/>Эксперимент: заклинание Прозрения</text:p>
      <text:p text:style-name="P58">Испытуемая: Эпплджек</text:p>
      <text:p text:style-name="P58">Синопсис: запись сна со слов испытуемой</text:p>
      <text:p text:style-name="P58">Замечания: после эксперимента в гриве у испытуемой появился седой локон.</text:p>
      <text:p text:style-name="P59"/>
      <text:p text:style-name="P59">~~~</text:p>
      <text:p text:style-name="P1">Я посмотрела на застывшее у моих ног<text:span text:style-name="T1"> тело</text:span>.</text:p>
      <text:p text:style-name="P21">“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21">“Как её зовут? Запамятовала… Дочка Бловбола, я его ещё последним втащила, прежде чем дверь затворилась. Как же её зовут-то?”</text:p>
      <text:p text:style-name="P75">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21">“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text:span text:style-name="T1">превратились</text:span> в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21"><text:span text:style-name="T8">“</text:span><text:span text:style-name="T1">Ох, Селестия милосердная, как же давно я не видела солнца! Я уже почти забыла, какое оно. Родившиеся в Стойле смеются, когда я пытаюсь объяснить им, как оно выглядит. Нет, не так. Смеялись. Надо обо всём думать в прошлом времени. Всё осталось позади. А впереди </text:span><text:span text:style-name="T43">— солнце. Моё солнце.</text:span><text:span text:style-name="T37">”</text:span></text:p>
      <text:p text:style-name="P10">Я остановилась перед дверью. Четыре ярда брони отделяли меня от Эквестрии. Четыре ярда и двадцать пять лет.</text:p>
      <text:p text:style-name="P21"><text:span text:style-name="T8">“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Селестия милосердная, если ты слышишь меня, если ты ещё жива </text:span><text:span text:style-name="T43">—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я — одна из немногих, кто ещё видел тебя вживую. Пусть светит солнце, а уж найти Эпплснэка я смогу. Мне больше ничего не надо.”</text:span></text:p>
      <text:p text:style-name="P3">Я прошла сквозь дверь.</text:p>
      <text:p text:style-name="P3">Снаружи вставало солнце. Размытое <text:span text:style-name="T29">светлое пятно поднималось над землёй, едва пробиваясь сквозь плотную пелену облаков, затягивающих всё небо</text:span>. Луч света осветил покрытые рыжей пылью руины…</text:p>
      <text:p text:style-name="P3">На моих глазах пустошь стала преображаться. Зазвенел колокольчик, возвещая жеребят о начале урока. С рынка донёсся гомон торгующихся. Раздался треск фейерверков и <text:s/>смех. К станции, деловито пыхтя, подходил поезд. Ожидающие на станции подхватили чемоданы. Призраки прошлого манили меня, упрашивая забыть, что произошло.</text:p>
      <text:p text:style-name="P1"><text:span text:style-name="T1">Я</text:span> увидела Пинки, догоняющую мою старую подругу Рэйнбоу Дэш. И она, и Дэш мчались к библиотеке, где к ним навстречу из приветливо растворившихся дверей вышли Твайлайт Спаркл и Рэрити. С другой стороны к ним подошла Флаттершай. Подруги оглядывались по сторонам, ожидая меня.</text:p>
      <text:p text:style-name="P34"><text:soft-page-break/>Я хотела помчаться к ним. Изо всех сил я работала ногами, но не продвинулась ни на дюйм. Я пыталась позвать их, но не смогла произнести ни звука. Я махала им копытами, но мои старые подруги не видели меня.</text:p>
      <text:p text:style-name="P34">Земля ушла из-под моих ног. Я замолотила копытами, изо всех сил стараясь удержаться. Но поверхность отдалялась всё дальше, я кувыркалась в пространстве, не находя опоры.</text:p>
      <text:p text:style-name="P1">Солнце начало чернеть, погружая мир во тьму. Пони превратились в полупрозрачные светящиеся силуэты. Их стало много, намного больше, чем я когда-либо видела в жизни. Они толпами сновали по улицам, проходя сквозь дома и друг дружку. Дома также стали призрачными, их количество и расположение постоянно менялось, как в гигантском калейдоскопе.</text:p>
      <text:p text:style-name="P1">Я всё дальше отдалялась от земли. <text:span text:style-name="T1">Долина </text:span>распростёр<text:span text:style-name="T1">лась</text:span> передо мной <text:span text:style-name="T1">до самой кантерлотской скалы</text:span>. Я видела <text:span text:style-name="T1">под собой </text:span>одновременно и довоенный город моей юности, и сгоревшие в пламени войны руины, и едва узнаваемые версии Понивилля, которого никогда не знала.<text:span text:style-name="T47"> </text:span><text:span text:style-name="T38">Видения этих городов</text:span><text:span text:style-name="T47"> дрожали, <text:s/>пересекались </text:span><text:span text:style-name="T38">и постоянно множились</text:span><text:span text:style-name="T47">.</text:span></text:p>
      <text:p text:style-name="P47">У меня дико заболела голова, мне казалось, она вылезет из шляпы распухшим шаром. Я закрыла глаза.</text:p>
      <text:p text:style-name="P58"/>
      <text:p text:style-name="P58">Примечания: ПипБак? Стойло?</text:p>
      <text:p text:style-name="P1"/>
      <text:p text:style-name="P2">***</text:p>
      <text:p text:style-name="P1"/>
      <text:p text:style-name="P58">Дата: <text:span text:style-name="T24">12.04.1003 А.С.</text:span></text:p>
      <text:p text:style-name="P58">Эксперимент: заклинание Прозрения</text:p>
      <text:p text:style-name="P58">Испытуемая: Рэйнбоу Дэш</text:p>
      <text:p text:style-name="P58">Синопсис: описание пробуждения испытуемой</text:p>
      <text:p text:style-name="P58">Замечания: испытуемая отказалась дать описание сна. «Гы-гы… Фигасе… Человеки рулят…» <text:span text:style-name="T14">—</text:span><text:span text:style-name="T15"> </text:span><text:span text:style-name="T59">всё, что удалось от неё добиться.</text:span></text:p>
      <text:p text:style-name="P1"/>
      <text:p text:style-name="P20">~~~</text:p>
      <text:p text:style-name="P21">Испытуемая после пробуждения ведёт себя странно. Наблюдается покраснение <text:span text:style-name="T1">мордочки</text:span>,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text:p>
      <text:p text:style-name="P1"/>
      <text:p text:style-name="P4">Примечания: человеки?</text:p>
      <text:p text:style-name="P4"/>
      <text:p text:style-name="P2">***</text:p>
      <text:p text:style-name="P48"/>
      <text:p text:style-name="P58">Дата: <text:span text:style-name="T24">12.04.1003 А.С.</text:span></text:p>
      <text:p text:style-name="P58">Эксперимент: заклинание Прозрения</text:p>
      <text:p text:style-name="P58">Испытуемая: Рэрити</text:p>
      <text:p text:style-name="P58">Синопсис: запись сна со слов испытуемой</text:p>
      <text:p text:style-name="P58">Замечания: замечаний нет</text:p>
      <text:p text:style-name="P58"/>
      <text:p text:style-name="P44">~~~</text:p>
      <text:p text:style-name="P1"><text:soft-page-break/><text:span text:style-name="T31">Я летела сквозь сине-зелёную мглу, усеянную звёздами, к той единственной, к которой меня тянуло с неодолимой силой и которая приковала всё моё внимание. Звёзда</text:span> росла, постепенно превращаясь в 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11">—</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text:span text:style-name="T1">уходящую</text:span> из сферы вдаль.</text:p>
      <text:p text:style-name="P1">Пони отстранённо трусили в <text:span text:style-name="T1">пространстве</text:span>, приближаясь к большому <text:span text:style-name="T1">чёрному </text:span>экрану. <text:span text:style-name="T1">Висящий прямо в пространстве, он одновременно вызывал у меня ужас и благоговение. </text:span>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 <text:span text:style-name="T1">Я отчаянно желала заглянуть в него. Изображение начало рябить и таять в моих глазах.</text:span></text:p>
      <text:p text:style-name="P1"/>
      <text:p text:style-name="P21">Примечания: <text:span text:style-name="T43">чёрный экран?</text:span></text:p>
      <text:p text:style-name="P45"/>
      <text:p text:style-name="P49">***</text:p>
      <text:p text:style-name="P48"/>
      <text:p text:style-name="P58">Дата: <text:span text:style-name="T24">12.04.1003 А.С.</text:span></text:p>
      <text:p text:style-name="P58">Эксперимент: заклинание Прозрения</text:p>
      <text:p text:style-name="P58">Испытуемая: Пинки Пай</text:p>
      <text:p text:style-name="P58">Синопсис: описание пробуждения испытуемой</text:p>
      <text:p text:style-name="P58">Замечания: испытуемая отказалась дать описание сна.</text:p>
      <text:p text:style-name="P58"/>
      <text:p text:style-name="P44">~~~</text:p>
      <text:p text:style-name="P58">После пробуждения испытуемая долго лежала свернувшись калачиком и прижав копыта к глазам. Потом начала энергично тереть виски, мотать головой и биться лбом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58"/>
      <text:p text:style-name="P58">Примечания: через месяц волосы Пинки пришли в обычное состояние, хотя при встрече с Рэйнбоу Дэш она по прежнему прячет глаза.</text:p>
      <text:p text:style-name="P58"/>
      <text:p text:style-name="P59">***</text:p>
      <text:p text:style-name="P58"/>
      <text:p text:style-name="P58">Дата: <text:span text:style-name="T24">12.04.1003 А.С.</text:span></text:p>
      <text:p text:style-name="P58">Эксперимент: заклинание Прозрения</text:p>
      <text:p text:style-name="P58">Испытуемая: Флаттершай</text:p>
      <text:p text:style-name="P58"><text:soft-page-break/>Синопсис: описание пробуждения испытуемой</text:p>
      <text:p text:style-name="P58">Замечания: получить описание сна оказалось невозможным. </text:p>
      <text:p text:style-name="P58"/>
      <text:p text:style-name="P44">~~~</text:p>
      <text:p text:style-name="P58">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58"/>
      <text:p text:style-name="P58">* Примечания: при виде кексиков истерика случилась с Пинки Пай.</text:p>
      <text:p text:style-name="P58"/>
      <text:p text:style-name="P2">***</text:p>
      <text:p text:style-name="P1"/>
      <text:p text:style-name="P21">Сим повелеваем прекратить дальнейшие эксперименты<text:span text:style-name="T29"> с использованием </text:span><text:span text:style-name="T30">заклинания Прозрения</text:span>, дабы не возмущать ткань сновидений и не подвергать опасности физическое и психическое здоровье пони.</text:p>
      <text:p text:style-name="P21"/>
      <text:p text:style-name="P22">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88"/>
      <text:h text:style-name="Heading_20_2" text:outline-level="2">14. Знакомство с <text:span text:style-name="T1">Рэйнбоу </text:span>Дэш</text:h>
      <text:h text:style-name="Heading_20_2" text:outline-level="2"/>
      <text:p text:style-name="P53">Мошкара кружилась вокруг лампы шелестящим роем. Я прихлопнул комара на шее. Надо бы закрыть окно, но тогда мне будут недоступны завораживающие трели цикад и ночное благоухание сада.</text:p>
      <text:p text:style-name="P53">Обмакнув перо в чернила, я начал письмо.</text:p>
      <text:p text:style-name="P58"/>
      <text:p text:style-name="P58">Привет, Сел (несмотря ни на что, мне всё же хочется называть тебя так).</text:p>
      <text:p text:style-name="P58">У меня есть прорыв по расследованию! Твайлайт Спаркл вышла на Большое Откровение с помощью заклинания Прозрения. Эта единорожка произвела на меня впечатление своей эрудированностью и научным рвением. Надеюсь, ей удастся продвинуться в своей мечте постигнуть суть аликорнизации.</text:p>
      <text:p text:style-name="P48"/>
      <text:p text:style-name="P48">Я опустил перо в чернильницу. Всё-таки есть какой-то шарм в перьях, чернильницах и бумажных свитках — давно забытых у меня на родине атрибутах творчества! Сам процесс опускания пера в вычурную баночку с чернилами, осторожного стряхивания излишка чернил обратно и начертания больших округлых букв на длинном листе грубой бумаги вдохновляет к написанию какого-нибудь романтического стихотворения витиеватым почерком. Даже небольшие кляксы добавляют артистичности. Сразу представляешь себя Шекспиром, Байроном или, на худой конец, Китсом…</text:p>
      <text:p text:style-name="P58"/>
      <text:p text:style-name="P58">Так вот, Большое Откровение непосредственно связано с Чёрным Экраном, это две части одного целого. И эта дрянь таки жрёт пони, как и говорил Агамемнон. Посылаю тебе дневник эксперимента, это лучше всяких словесных описаний.</text:p>
      <text:p text:style-name="P58">К сожалению, Луна запретила Твайлайт дальнейшие эксперименты в этой сфере, что создало юридическую преграду для исследований.</text:p>
      <text:p text:style-name="P48"><text:soft-page-break/></text:p>
      <text:p text:style-name="P48">…Правда, производительность сего процесса примерно такая же, как у подагрического старичка, бегущего стометровку. И вероятность дойти до финиша не упав замертво на дороге примерно такая же. Что касается меня, то я уже задолбался макать это долбанное перо в эту долбанную чернильницу! Завтра же покупаю пачку шариковых ручек!</text:p>
      <text:p text:style-name="P48"/>
      <text:p text:style-name="P58">Кроме того, Твайлайт сожгла кучу оборудования, что обусловило невозможность дальнейших исследований физически.</text:p>
      <text:p text:style-name="P58"/>
      <text:p text:style-name="P48">Блядь, опять перо затупилось! Я выругался про себя и потянулся за перочинным ножиком. Взгляд зацепился за голубую пегаску, внимательно следящую за мной с подоконника.</text:p>
      <text:p text:style-name="P48">Ась? Секунду назад там никого не было!</text:p>
      <text:p text:style-name="P48">Я моргнул, но пегаска не исчезла.</text:p>
      <text:p text:style-name="P48">– Твай сказала, что ты — тот самый чувак, что приехал из Кантерлота помочь нам разобраться со всей этой фигнёй. – пегаска неопределённо обвела копытом вокруг себя. – А я как раз случайно пролетала мимо и увидела, что твоё окно светится. И я подумала — а что, если помочь тебе? А то, если так пойдёт и дальше, я рискую остаться без дома.</text:p>
      <text:p text:style-name="P48">Лёгкой хрипотцой и короткой стрижкой пегаска напоминала мальчишку.</text:p>
      <text:p text:style-name="P48">– А что такого с твоим домом? – поинтересовался я.</text:p>
      <text:p text:style-name="P48">Пегаска почесала задней ногой за ухом и я невольно подивился гибкости её тела и неожиданно выступившим на худеньком теле рельефным мышцам.</text:p>
      <text:p text:style-name="P48">– Он опускается. – нехотя ответила пегаска и спрыгнула с подоконника. – Ещё пару месяцев — и я буду жить на земле, как какая-нибудь земнопони!</text:p>
      <text:p text:style-name="P48">Пегаска подошла к столу, встала на задние ноги и положила передние на столешницу.</text:p>
      <text:p text:style-name="P48">– Рэйнбоу Дэш! – отрекомендовалась пегаска. – А ты Анон, верно?</text:p>
      <text:p text:style-name="P48">Пегаска протянула мне копыто.</text:p>
      <text:p text:style-name="P48">Я уже протянул было руку, но тут увидел нечто, после чего мне на глаза медленно опустилась красная пелена.</text:p>
      <text:p text:style-name="P48">Бля-а-а!</text:p>
      <text:p text:style-name="P48">Пегаска поставила ноги прямо на моё письмо! Разумеется, чернила не успели просохнуть! Разумеется, теперь свиток украшал чернильные отпечатки копыт!</text:p>
      <text:p text:style-name="P48">Полчаса работы к чёрту.</text:p>
      <text:p text:style-name="P48">Я по инерции пожал протянутое копыто, потом, не отпуская его, второй рукой взял вторую ногу пегаски и переставил Рэйнбоу Дэш на свободное место. Всё это я проделал молча, с изменившимся лицом.</text:p>
      <text:p text:style-name="P48">– Так это… Я могу чем-нибудь помочь?</text:p>
      <text:p text:style-name="P48">Пегаска недоумённо чесала в затылке, посматривая на меня исподлобья. Я молча смотрел на неё. В уме у меня крутились изощрённые ругательства. Письмо украшали два округлых фиолетовых оттиска.</text:p>
      <text:p text:style-name="P48">– Можешь! – наконец придумал я, как мне казалось, остроумный ответ. – Надо принести кое-чего.</text:p>
      <text:p text:style-name="P48">– Давай! – с готовностью подняла крылья Дэш. – Круче меня не найдёшь гонца во всей Эквестрии! Даже если надо сгонять в Мэйнхеттен, я к утру вернусь! Разумеется, если то, что тебе надо, укладывается в грузоподъёмность полутора пегасов.</text:p>
      <text:p text:style-name="P48">– Не, так далеко не надо. – остановил я её с ухмылкой. – Сгоняй-ка за пивом. У меня как раз закончилось.</text:p>
      <text:p text:style-name="P48"><text:soft-page-break/>Пегаска застыла на месте, не веря услышанному.</text:p>
      <text:p text:style-name="P48">– Ты посылаешь меня, лучшего летуна Эквестрии, без-пяти-минут Вондерболта, суперкрутую Рэйнбоу Дэш, ЗА ПИВОМ?!! Как какого-то несмышлёного жеребёнка? Пф-ф-ф!!!</text:p>
      <text:p text:style-name="P48">Пегаска крутанулась на месте и молнией вылетела из комнаты — аж окно хлопнуло.</text:p>
      <text:p text:style-name="P48">Я со стоном вернулся к письму. Текст, вроде, не пострадал. Отпечатки копыт по углам свитка могут сойти за узоры, если в нижней части дорисовать такие же. Я фейспалмнул. Вот дерьмо, ну почему это происходит со мной?</text:p>
      <text:p text:style-name="P48"/>
      <text:p text:style-name="P58">Нам очень поможет, если ты отменишь запрет Луны и вышлешь нам кое-какое исследовательское оборудование (список прилагается. Из всего этого нам крайне необходим только синхрофазотрон). Рассчитываю на скорый ответ.</text:p>
      <text:p text:style-name="P58"/>
      <text:p text:style-name="P48">БАЦ!</text:p>
      <text:p text:style-name="P48">Бутылка с пивом шлёпнулась прямо по центру свитка. Брызнувшие во все стороны тучи мелких клякс не оставили надежды: чернила под бутылкой высохнуть не успели.</text:p>
      <text:p text:style-name="P48">– Вот тебе твоё пиво, Анон! В жизни меня так не унижали!</text:p>
      <text:p text:style-name="P48">Пегаска смотрела на меня с вызовом и осуждением.</text:p>
      <text:p text:style-name="P48">– Извини, если пиво НЕ ТОЙ марки, но ты не удосужился назвать мне свою любимую! – съязвила пегаска.</text:p>
      <text:p text:style-name="P48">Я набрал воздуха в грудь побольше, чтобы взорваться гневной отповедью, но, неожиданно для себя рассмеялся.</text:p>
      <text:p text:style-name="P48">Представляю себе Сел, читающую этот украшенный копытами и бутылками «шедевр»! А ведь переписывать его я не собираюсь, с меня довольно этого мучения с перьями!</text:p>
      <text:p text:style-name="P48">Смех рвался наружу мощым потоком, я просто ухахатывался, упав под стол.</text:p>
      <text:p text:style-name="P48">– Странный ты какой-то! – заявила пегаска, озадаченно потирая затылок. – Сначала даёшь дурацкие задания, а потом сам же с них смеёшься.</text:p>
      <text:p text:style-name="P48">Дэш сложила передние ноги на груди и продолжила.</text:p>
      <text:p text:style-name="P48">– А знал бы ты, между прочим, чего мне стоило разбудить Пинки и заставить её спуститься в винный погреб! Она этому была совсем НЕ РАДА! Не придумывай такую фигню больше!</text:p>
      <text:p text:style-name="P48">Я отсмеялся, наклонился через стол и потрепал пегаску по чёлке. Та в ответ с готовностью подставила голову.</text:p>
      <text:p text:style-name="P48">– Не сердись, Рэйнбоу Дэш! Задание, действительно, было дурацким. Просто ты немножко вывела меня из себя. На самом деле мне нужна любая информация про Большое Откровение и Чёрный Экран. Но не думаю, что ты сможешь помочь мне в этом. Даже Твайлайт не смогла.</text:p>
      <text:p text:style-name="P48">– Ха! Как бы не так! Думаю, что смогу помочь тебе в этом. – передразнила меня пегаска, сложив губы бантиком. – Потому что могу отвести тебя к Зекоре. А она знает такие штуки, о которых Твай и не догадывается! Наша книгоежка, конечно, самая умная в Понивилле, это верняк. Но некоторые вещи нужно чувствовать сердцем. В этом Зекору никто не переплюнет.</text:p>
      <text:p text:style-name="P48">…</text:p>
      <text:p text:style-name="P48">А ведь пегаска говорит дело! Из того, что я помню, эта зебра-шаманка иногда даже выручала Твайлайт. Визит к ней будет совсем не лишним.</text:p>
      <text:p text:style-name="P48">– Ты права. Буду тебе признателен, если покажешь мне завтра утром, где живёт Зекора.</text:p>
      <text:p text:style-name="P48">Пегаска отрицательно помотала головой.</text:p>
      <text:p text:style-name="P48"><text:soft-page-break/>– Не утром. Прямо сейчас. Зекора вчера пришла за покупками в Понивилль и сейчас ночует в палатке на окраине. Рано утром она уйдёт обратно и тогда её фиг сыщешь. Может месяц по Вечнодикому лесу бродить в поисках трав, пока домой вернётся. Тебе ещё повезло, что её палатка недалеко от твоего дома стоит.</text:p>
      <text:p text:style-name="P48">Вот чёрт! Походу, сон на сегодня отменяется. Я спрятал письмо в стол, накинул на плечи куртку и пошёл к выходу.</text:p>
      <text:p text:style-name="P48">Пегаска по-прежнему стояла у стола, делая вид, что её это не касается.</text:p>
      <text:p text:style-name="P48">– Эм-м. Так мы идём к Зекоре, или нет? Я думал, ты хотела помочь.</text:p>
      <text:p text:style-name="P48">Пегаска скорчила недовольную мордочку.</text:p>
      <text:p text:style-name="P48">– Вы, человеки, все такие не клёвые?</text:p>
      <text:p text:style-name="P48">– ?</text:p>
      <text:p text:style-name="P48">Пегаска принялась загибать копыта.</text:p>
      <text:p text:style-name="P48">– Я тебе принесла пиво — это раз! Подала идею с Зекорой — это два! А где моё вознаграждение???</text:p>
      <text:p text:style-name="P48">Мне на голову как будто вылили ведро холодной воды. Весёлость улетучилась вмиг. Я подошёл к тумбочке, выудил из неё мешочек Селестии и вернулся к пегаске.</text:p>
      <text:p text:style-name="P48">– Сколько ты хочешь за помощь, Рэйнбоу Дэш? – спросил я ровным голосом и звякнул монетами.</text:p>
      <text:p text:style-name="P48">Пегаска скривила губы и отодвинула от себя мешочек.</text:p>
      <text:p text:style-name="P48">– Какой ты глупый! А ещё из Кантерлота! Мне не нужны твои серебряшки!</text:p>
      <text:p text:style-name="P48">– Чего же ты хочешь? Золотяшек? – саркастически спросил я.</text:p>
      <text:p text:style-name="P48">Пегаска уселась вплотную ко мне и поддела головой мою руку.</text:p>
      <text:p text:style-name="P48">– Почесушек! И не говори мне, что не умеешь! Ты только что делал это совершенно бесплатно!</text:p>
      <text:p text:style-name="P48">Тепло разлилось по моей груди мягкой волной. Раздражение и холод сменились радостью и дружелюбием. Я положил кошель с деньгами на стол и принялся почесывать пегаску между ушей. Та зажмурилась и стала легонько покачиваться, напирая на руку.</text:p>
      <text:p text:style-name="P48">– Да. Да. Так. Гы. Ещё. Вот так. Кру-у-у-то-о-о!</text:p>
      <text:p text:style-name="P48">Я присел перед ней и стал чесать пегаску за ушами обоими руками. Та уткнулась мне носом в плёчо <text:s/>и замерла от удовольствия. Лишь беспокойное пряданье ушами выдавало напряжение Дэш.</text:p>
      <text:p text:style-name="P48">Когда я перешёл к шее, пегаска улеглась поудобнее у моих ног, расслабилась и стала шумно сопеть. Мои пальцы погрузились в живую радугу, когда я начал масировал основание гривы. Крылья пегаски постепенно раскрылись, распластавшись по полу небесным веером.</text:p>
      <text:p text:style-name="P48"/>
      <text:p text:style-name="P48">…</text:p>
      <text:p text:style-name="P48"/>
      <text:p text:style-name="P48">– Уф-ф-ф! – Дэш с сожалением подняла голову с моего колена. – Ты классный, Анон! Мне бы хотелось так валяться до утра. Но хватит! А то я не смогу отвести тебя к Зекоре и тогда мне придётся возвращать почесушки.</text:p>
      <text:p text:style-name="P48">Пегаска с хрустом потянулась.</text:p>
      <text:p text:style-name="P48">– А я категорически против этого!</text:p>
      <text:p text:style-name="P36"/>
      <text:p text:style-name="P37">***</text:p>
      <text:p text:style-name="P36"/>
      <text:p text:style-name="P36"><text:soft-page-break/>В тусклом круге света от фонаря рельсы казались бесконечной лентой, протянувшейся из прошлого в будущее. Казалось, в мире нет ничего, кроме меня, пегаски и кусочка проходящей под нами железной дороги. </text:p>
      <text:p text:style-name="P36">Я старался шагать по шпалам, чтобы не сбивать шаг. Очертания пегаски расплывались впереди на границе освещённого участка.</text:p>
      <text:p text:style-name="P48">– И как там, в Кантерлоте? Прикольно? Давненько там не была.</text:p>
      <text:p text:style-name="P48">– Там обалденно! – сказал я правду. – В жизни такого красивого города не встречал. Я, вообще-то, не люблю города. Но от этого просто в щенячьем восторге.</text:p>
      <text:p text:style-name="P48">– Ха! Побывал бы ты в Клаудсдейле! Вот там действительно офигенно — Кантерлот и рядом не стоял. Таких конструкций, которые можно сделать из застывших облаков, из камня не сделаешь даже с помощью магии. А какой там обзор! Клаудсдейл ведь в два раза выше над землёй, чем Кантерлот. И старше, хотя кантерлотские снобы ни за что этого не признают. Но самое главное — это чувство. Чувство, которого нет ни в одном другом месте.</text:p>
      <text:p text:style-name="P48">Пегаска мечтательно вздохнула.</text:p>
      <text:p text:style-name="P48">– Что за чувство? – Я старался успевать за пегаской, для чего мне пришлось перейти на быстрый шаг.</text:p>
      <text:p text:style-name="P48">– Чувство абсолютной свободы. Когда тебя ничто не связывает и ты ничем не ограничен. Для пегаса это важно. Только в Клаудсдейле такое есть. – Дэш вздохнула. – В жизни бы оттуда не слиняла, если бы не тёрки с несколькими клаудсдейлскими идиотами.</text:p>
      <text:p text:style-name="P48">Я не поверил своим ушам.</text:p>
      <text:p text:style-name="P48">– Тебе угрожали клаудсдейлские пегасы? Тебе пришлось бросить дом?</text:p>
      <text:p text:style-name="P48">Пегаска фыркнула.</text:p>
      <text:p text:style-name="P48">– Ещё чего! Кто попробует угрожать мне, тот… будет не рад этому! Нет, просто после нескольких стычек меня очень настойчиво попросили их не доставать. Я не могла отказать мэру.</text:p>
      <text:p text:style-name="P48">Мы свернули с рельс на лесную тропинку. Свет фонаря выхватывал стволы сосен и дубов, уханье совы и стрекот сверчков вплелись в наш разговор незаметным фоном.</text:p>
      <text:p text:style-name="P48">– Так и перестала бы с ними драться. В чём проблема?</text:p>
      <text:p text:style-name="P48">Я не мог различить выражения мордочки Дэш в полутьме, но сопение пегаски выдало её волнение.</text:p>
      <text:p text:style-name="P48">– Они задирали Флаттершай. Она не могла им ответить. Она же не я!</text:p>
      <text:p text:style-name="P48">– А ты хотела бы вернуться?</text:p>
      <text:p text:style-name="P48">– Нет! – пегаска остановилась перед выросшей из темноты палаткой. За открытым пологом стоял непроглядный мрак.</text:p>
      <text:p text:style-name="P48">– Вот что, Анон. – прошептала Дэш. – Не удивляйся, если Зекора чего-нибудь учудит. Она классная, но со странностями. И любит говорить загадками. Не расспрашивай её о них, она этого не любит. Заходи, не стрёмайся.</text:p>
      <text:p text:style-name="P48">– А если она уже спит? – тоже шёпотом ответил я Дэш. – Как-то неудобно её будить.</text:p>
      <text:p text:style-name="P48">– Входи, Тот-Кого-Нет. – раздался вдруг низкий голос в темноте. – И ты, маленькая пегаска, тоже не стой на пороге.</text:p>
      <text:p text:style-name="P48">Внутренности шатра осветились мягким зеленоватым светом, когда с банки со светлячками стянули тряпку. У дальней стенки сидела фигура в балахоне с капюшоном, низко надвинутом на голову. Из-под капюшона выплывали колечки дыма. В копыте фигура держала трубку.</text:p>
      <text:p text:style-name="P48">Я закашлялся. На табак это не похоже, зебра явно курила травку.</text:p>
      <text:p text:style-name="P48">– Добрый вечер! – начал я. – Мы не знакомы, но Рэйнбоу Дэш посоветовала мне обратиться к вам. Я ищу ответы на пару вопросов.</text:p>
      <text:p text:style-name="P48">Фигура откинула капюшон. Взгляду открылась зебра неопределённого возраста. Она молчала, глядя на меня ничего не выражающими глазами и время от времени выдыхала кольца дыма. Я огляделся и, не <text:soft-page-break/>найдя ничего лучшего, уселся просто на пол перед ней. Над зеброй со стены на меня смотрела деревянная маска нахмуренного божка с торчащими из-под толстых губ клыками.</text:p>
      <text:p text:style-name="P48">– Я ищу любую информацию про Большое Откровение и Чёрный Экран. Буду очень признателен, если…</text:p>
      <text:p text:style-name="P48">– Молчи! Ничего не говори! – перебила меня Зекора.</text:p>
      <text:p text:style-name="P48">Заметив мой удивлённый взгляд, она объяснила:</text:p>
      <text:p text:style-name="P48">– Мало времени. Не у меня — у тебя. Другое Всё гонится за тобой и я не знаю, сколько тебе отмерено.</text:p>
      <text:p text:style-name="P48">Зебра отложила трубку и достала из мешка рядом с собой потрёпанную книгу с непонятными иероглифами на обложке. Я открыл было рот, чтобы спросить, что за ахинею она несёт, но вспомнил предупреждение Дэш. С чокнутыми лучше не спорить.</text:p>
      <text:p text:style-name="P48">– У нашего народа есть предание о то, кто придёт в Конце Времён. Значит, я чувствовала правильно, конец действительно близок. – Зебра нашла нужную страницу и стала читать.</text:p>
      <text:p text:style-name="P58"/>
      <text:p text:style-name="P58">«…Старый Свамбе говорит вам, маленькие иго-го, и вам, взрослые воины Нзака, и вам <text:span text:style-name="T54">— </text:span>тем, кто будет читать мои слова в Конце Времён. Когда Большой Мбоно придёт к народу Нзака, он будет задавать странные вопросы. Вопросы про то, о чём нельзя думать. Вопросы про то, что не следует знать. Нзака не смогут ответить на них, но это и не нужно. Большой Мбоно сможет найти все ответы сам…»</text:p>
      <text:p text:style-name="P58"/>
      <text:p text:style-name="P48">Зекора захлопнула книгу.</text:p>
      <text:p text:style-name="P48">– Это всё, что я могу сказать тебе, Тот-Кого-Нет.</text:p>
      <text:p text:style-name="P48">Бля! И ради этого я тащился сюда посреди ночи?</text:p>
      <text:p text:style-name="P48">– Бред какой-то! – мне эти полунамёки порядком поднадоели и я решил не церемониться. – Какой ещё «Нзака», какой ещё «Мбоно», какие ещё «вопросы про то, что о чём нельзя думать»? Я спрашивал тебя про две конкретные вещи: Большое Откровение и Чёрный Экран. Не можешь ответить — так и скажи, а не читай какую-то шаманскую мульку. Сама сказала — у меня мало времени!</text:p>
      <text:p text:style-name="P48">Дэш охнула и попыталась заткнуть мне рот. Я с раздражением оттолкнул её копыто. Знаю я таких «гуру», у меня на родине не протолкнёшься от всяких «шаманов» и «гадалок». Удивительно, что с меня ещё деньги не запросили за «прорицание»!</text:p>
      <text:p text:style-name="P48">Я был готов к тому, что зебра разозлится и выставит меня из шатра. Но Зекора только фыркнула.</text:p>
      <text:p text:style-name="P48">– Ты сердишься, Анон – Большой Мбоно. Увы, мне не ответить на твои вопросы. Пони не пережить встречи с Большим Откровением, оно пожирает их без остатка. Зебра из племени Нзака — тоже пони, хоть и не все это понимают. Но не отчаивайся. Ты — другой. Откровение не причинит тебе зла. Отправляйся на встречу с ним без страха и получи ответы на все свои вопросы. Так тебе понятно?</text:p>
      <text:p text:style-name="P48">Зебра усмехнулась. Я попытался пролепетать извинения, но зебра махнула копытом, показывая на выход и накинула тряпку на фонарь. В наступившей темноте прозвучал голос Дэш:</text:p>
      <text:p text:style-name="P48">– Зекора, почему ты называешь Анона Тем, Кого Нет?</text:p>
      <text:p text:style-name="P48">В темноте сверкнула белозубая улыбка зебры.</text:p>
      <text:p text:style-name="P48">– Потому что когда я смотрю на дорогого твоему сердцу Анона, я вижу Ничто.</text:p>
      <text:p text:style-name="P48">Мне стало нехорошо.</text:p>
      <text:p text:style-name="P48"/>
      <text:p text:style-name="P49">***</text:p>
      <text:p text:style-name="P48"/>
      <text:p text:style-name="P48"><text:soft-page-break/>Мы возвращались по ночному лесу к железной дороге. Пегаска летела возле меня на высоте груди.</text:p>
      <text:p text:style-name="P48">– Интересно, что Зекора имела ввиду, когда говорила, что за тобой гонится Другое Всё? И как можно видеть Ничто?</text:p>
      <text:p text:style-name="P48">– Не обращай внимания. Когда курят траву, и не такое видят.</text:p>
      <text:p text:style-name="P48">– Да? Ну ладно. И это… эм-м… Ты тоже не обращай внимания на то, что Зекора назвала тебя дорогим моему <text:s/>сердцу. Глупости какие! У Рэйнбоу Дэш есть только друзья, и ты — один из них! Я не выношу весь этот романтический бред, от которого Рэрити потом рыдает на пижамных вечеринках. Но, всё же, на тот случай, если за тобой действительно кто-то гонится, заявляю: пусть только попробует догнать! Будет иметь дело со мной!</text:p>
      <text:p text:style-name="P48">Пегаска начала боксировать воздух. Я расхохотался.</text:p>
      <text:p text:style-name="P48">– Спасибо, Рэйнбоу Дэш! Я тронут.</text:p>
      <text:p text:style-name="P48">– Да ладно, Анон, чего уж там. – засмущалась пегаска. – Друзья иначе и не поступают. <text:span text:style-name="T59">И вот что. Зови меня Дэш! А то и мне придётся звать тебя полным именем, а я этого не выношу.</text:span></text:p>
      <text:p text:style-name="P48">Я кивнул и легонько хлопнул пегаску по крупу, принимая её предложение. Та скосила на меня сиреневый глаз и фыркнула.</text:p>
      <text:p text:style-name="P48">– Имей ввиду, Анон, я этот шлепок расцениваю, как обещание почесушек в будущем. И в очень скором — я не люблю долго ждать! Иначе мне придётся поколотить тебя прямо сейчас за развязность.</text:p>
      <text:p text:style-name="P48">Я фейспалмнул.</text:p>
      <text:p text:style-name="P1"/>
      <text:h text:style-name="Heading_20_2" text:outline-level="2">15. День сурка</text:h>
      <text:p text:style-name="P15"/>
      <text:p text:style-name="P3">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4">Кажись, я таки проснулся. Бред-то какой, а? Всё это был просто бред! Надо слазить с валиума <text:span text:style-name="T11">— </text:span>да-да, чувак, пора себе признаться, что ты конкретно подсел на это дерьмо. Так феерично и надолго ты ещё не улетал. Да и с бухлом завязывай, если уж на то пошло. А то допился до розовых поней <text:span text:style-name="T11">—</text:span> так и в дурку попасть недолго. Вот и сейчас перегар такой, что снег плавится. Пройди реабилитацию и вернись в проект. А не примут <text:span text:style-name="T11">— найти новую работу. Так даже лучше: быстрее забудешь всю эту хренотень с рогатыми кобылами. </text:span>Будь мужиком, блеать! <text:span text:style-name="T11">Найди себе бабу и заживи сытой, размеренной жизнью городского ублюдка. Что ещё нужно, чтобы спокойно сдохнуть?</text:span></text:p>
      <text:p text:style-name="P9">Дорога исчезла в снежном сугробе.</text:p>
      <text:p text:style-name="P4">Бля, что-т не пойму, куда я зашёл-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узнаваемый остов разбитого форда. Значит, скоро выйду на дорогу, а там через пару кварталов мой дом.</text:p>
      <text:p text:style-name="P3">Дрожащий круг света наткнулся на очертания белой фигуры.</text:p>
      <text:p text:style-name="P48">– Здравствуй, Анонимус.</text:p>
      <text:p text:style-name="P48">Я молча смотрел на неё, слегка пошатываясь. В голове воцарилась звенящая пустота.</text:p>
      <text:p text:style-name="P48">Селестия шагнула мне навстречу.</text:p>
      <text:p text:style-name="P48">– Пожалуйста, прошу тебя, не думай так. Мы — не плод твоего воображения, мы — живые, мы — существуем! Когда ты так думаешь, я чувствую, как мир тает.</text:p>
      <text:p text:style-name="P48">Пар от её дыхания на лету превращался в ледяные искорки. Снежинки в реющей гриве сверкали алмазной россыпью, ресницы покрылись серебряной патиной. Я смотрел на неё и снова видел, как она <text:soft-page-break/>обнимает меня мокрыми крыльями в бассейне. А потом отталкивает. Желчь поднялась со дна моей замёрзшей души.</text:p>
      <text:p text:style-name="P48">– <text:s/>Думаю как?</text:p>
      <text:p text:style-name="P48">– Думаешь, что мы — плод твоего воображения, отравленного наркотиком. Это не так. Прошу тебя…</text:p>
      <text:p text:style-name="P48">– А если ты — действительно мой бред? – съязвил я. – Вот сейчас протрезвею, и ты исчезнешь.</text:p>
      <text:p text:style-name="P48">Порыв ветра скрыл аликорницу в вихре снежинок. Её очертания расплылись.</text:p>
      <text:p text:style-name="P48">– Эй, постой, ты куда? Я пошутил! Погоди, не исчезай! Стой! Не оставляй меня здесь!!! Я пошутил!!!</text:p>
      <text:p text:style-name="P48">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Меня уже покинула всякая надежда, когда во тьме вспыхнул магический огонь на конце рога, осветив белоснежную фигуру. Добежав до аликорницы, я уткнулся лицом ей в шею.</text:p>
      <text:p text:style-name="P48">– Ты напугала меня! – пожаловался я ей. – Не исчезай больше!</text:p>
      <text:p text:style-name="P48">Аликорница прижала меня к себе крыльями и устало усмехнулась.</text:p>
      <text:p text:style-name="P48">– Мне трудно удерживать себя с т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3"><text:span text:style-name="T44">Снежинки и вьюга пропадали на границе освещённой зоны. Селестия коснулась меня своим рогом. </text:span>Я почувствовал, как холод уходит. От аликорницы исходило тепло, мои руки и ноги вскоре согрелись, а тело перестал бить озноб.</text:p>
      <text:p text:style-name="P48">– Знаешь, я всё думал над твоими словами тогда, ну, ты помнишь… В бассейне. Они всё ещё в силе? Я могу быть хотя бы твоим другом?</text:p>
      <text:p text:style-name="P48">Аликорница тихо засмеялась, защекотав мне ухо.</text:p>
      <text:p text:style-name="P48">– Мой глупый-глупы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48">Я перестал чувствовать метель и холод. Я обнимал аликорницу и мне было хорошо.</text:p>
      <text:p text:style-name="P3">Где-то вдали, на пределе слышимости послышался стук.</text:p>
      <text:p text:style-name="P48">– Времени осталось немного. Мне надо, чтобы ты запомнил одну вещь.</text:p>
      <text:p text:style-name="P48">– А?</text:p>
      <text:p text:style-name="P48">–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48">– Я доведу! Обещаю! Но что может случиться с тобой, Селли?</text:p>
      <text:p text:style-name="P3">Стук стал громче.</text:p>
      <text:p text:style-name="P48">– Ничего. Всё в порядке, Анонимус. Мы ещё выпьем вместе не один бокал вина — ты только не убегай сразу после первого! – Селестия слабо хохотнула, пошатнувшись в моих руках.</text:p>
      <text:p text:style-name="P48">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3">…</text:p>
      <text:p text:style-name="P3">Тук-тук-тук.</text:p>
      <text:p text:style-name="P3">Я заворочался в постели, стараясь удержать ускользающий сон. Потянувшись за одеялом, рукой упёрся во что-то тёплое.</text:p>
      <text:p text:style-name="P3">Тук-тук-тук!</text:p>
      <text:p text:style-name="P3"><text:soft-page-break/>Я с удивлением обнаружил рядом с собой сопящую розовую пони, кудряшки гривы которой разметались по всей подушке.</text:p>
      <text:p text:style-name="P48">–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в глотку.</text:p>
      <text:p text:style-name="P48">Пони почавкала спросонку, пошарила по кровати копытом и, не открывая глаз, завернулась в одеяло с головой, совершенно сдёрнув его с меня.</text:p>
      <text:p text:style-name="P3">ТУК-ТУК-ТУК!</text:p>
      <text:p text:style-name="P48">– Что за ерунда? – Я схватился за голову, пытаясь не дать ей взорваться. Потом взглянул вниз и схватился за другое. – Что за херня??!</text:p>
      <text:p text:style-name="P48">Я вскочил и в спешке начал одеваться.</text:p>
      <text:p text:style-name="P48">БАЦ-БАЦ-БАЦ!!!</text:p>
      <text:p text:style-name="P48">– Уже бегу!</text:p>
      <text:p text:style-name="P48">Одевая штаны, я попрыгал к двери на одной ноге. На пороге стояла серая пегаска с косящим взглядом.</text:p>
      <text:p text:style-name="P48">– Привет, Анон. Тебе корреспонденция. – пегаска порылась в сумке и выудила зубами пухлый пакет.</text:p>
      <text:p text:style-name="P48">– «Особенности поведения, питания и размножения приматов». – прочитал я на стикере.</text:p>
      <text:p text:style-name="P48">– Упс! Ошибочка! Это для Твайлайт. – пегаска забрала пакет и выудила из сумки конверт. – Вот. Распишись в ведомости получения, пожалуйста.</text:p>
      <text:p text:style-name="P3">Вручив конверт, пегаска улетела. Я присел на крыльцо, яростно массируя виски и вспоминая вчерашнее…</text:p>
      <text:p text:style-name="P3"/>
      <text:p text:style-name="P8">***</text:p>
      <text:p text:style-name="P3"/>
      <text:p text:style-name="P1"><text:span text:style-name="T11">Солнечный лучик настойчиво пробивался сквозь плотно сомкнутые веки. Ветерок через открытое окно </text:span><text:span text:style-name="T1">щекотал уши и шуршал</text:span><text:span text:style-name="T11"> </text:span><text:span text:style-name="T1">занавесками</text:span><text:span text:style-name="T11">. Я раскрыл глаза, в который раз наслаждаясь ясной головой и абсолютной выспанностью </text:span><text:span text:style-name="T40">—</text:span><text:span text:style-name="T11"> роскошью, недоступной мне </text:span><text:span text:style-name="T1">годами</text:span><text:span text:style-name="T11">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3">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утопали в траве ржавые рельсы, уводящие в глубину сада, в приземистую кирпичную будку с массивными воротами. И вот из этой-то будки отчётливо раздавалась перебранка.</text:p>
      <text:p text:style-name="P3">…</text:p>
      <text:p text:style-name="P48">– Но нигде не сказано, какие частицы надо ускорять! Мне за эти самоцветы от сестры влетит!</text:p>
      <text:p text:style-name="P48">–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есть у каждого! С которыми жалко расстаться! Вот, к примеру, Биг Мак ускоряет вольт-яблоки <text:span text:style-name="T11">— и о</text:span>н<text:span text:style-name="T11"> з</text:span>нает, как приготовить<text:span text:style-name="T11"> </text:span>из них особенный вольт-сидр, который больше никто не сделает<text:span text:style-name="T11">.</text:span></text:p>
      <text:p text:style-name="P36">– Эээ! Это что же получается? Выходит, зря я яблоки <text:span text:style-name="T1">притащила</text:span>? Нам же не сидр нужен?</text:p>
      <text:p text:style-name="P36">–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48"><text:soft-page-break/>– А, по-моему, ты перепутала, Скуталу. Мыслью направляется <text:span text:style-name="T11">заклинание П</text:span>розрения<text:span text:style-name="T11">.</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48">– Эээ! Я не собираюсь ни с чем сталкивать свои яблоки! И перегонять тоже! Давайте лучше их съедим.</text:p>
      <text:p text:style-name="P48">– Тише, поняши! Нас могут услышать! Зачем сейчас спорить о том, о чём мы уже спорили вчера и позавчера?</text:p>
      <text:p text:style-name="P48">– Тебе легко говорить, Ску! Ты никакой своей особенной частицы не притащила! Давай мы твой скутер к ускорителю пришпандорим?</text:p>
      <text:p text:style-name="P36"><text:span text:style-name="T1">– Никакой моей частицы и не требуется! Сколько раз повторять, Блум, </text:span>— <text:span text:style-name="T1">я буду своей собственной частицей! Всё равно кому-то нужно думать вопрос для ускорителя.</text:span></text:p>
      <text:p text:style-name="P48">– Так причём тут ускоритель, Скуталу?! Говорю ж, это для заклинания Прозрения…</text:p>
      <text:p text:style-name="P48"/>
      <text:p text:style-name="P48">…</text:p>
      <text:p text:style-name="P48"/>
      <text:p text:style-name="P48">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48">Вот уже неделю я жил в Понивилле, вникая в суть исследований книгоежки. Для лучшего понимания аспектов магии, единорожка даже попыталась обучить меня нескольким простейшим заклинаниям, от чего я вежливо отказался. Хватит с тебя магии, Анон! Не хватало тебе ещё потом улепётывать от разъярённых жителей разрушенного Понивилля!</text:p>
      <text:p text:style-name="P48">Поэтому большую часть времени я занимался тем же, чем и в Кантерлоте: после утренних посиделок у библиотекарши просто гулял по городку, который уже успел мне понравиться до тихого всхлипывания. Чистые мощёные улочки, опрятные, с ярко выраженной индивидуальностью домики, центральная площадь с ратушей напоминали мне уютные кварталы старого Таллинна.</text:p>
      <text:p text:style-name="P48">Закрыв дверь, я отправился в город.</text:p>
      <text:p text:style-name="P48"/>
      <text:p text:style-name="P48">…</text:p>
      <text:p text:style-name="P48"/>
      <text:p text:style-name="P48">– Ты не понимаешь! Магия подобна струе воды, исходящей из садового шланга. А заклинание <text:span text:style-name="T11">—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48">– Ну, если по аналогии с садовым шлангом, струя воды сметёт весь песок и может облить всех рядом присутствующих.</text:p>
      <text:p text:style-name="P48">– Правильно! – единорожка кивнула в одобрении. – А ускоритель <text:span text:style-name="T11">— </text:span>это даже не шланг, это пожарный брандспойт. Тебя сожгёт магией, если я попытаюсь применить заклинание Прозрения на тебе, усилив его ускорителем. Даже не проси!</text:p>
      <text:p text:style-name="P48">– А ты неопытный маг? – парировал я.</text:p>
      <text:p text:style-name="P48">– НЕТ!.. У меня есть диплом об окончании кантерлотской школы для одарённых единорогов, я получила степень магистра по Теории Прикладного Полёта,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ю метров в направлении фокусировки. И выжигал бы и дальше, но резонаторные рубины сгорели на четвёртой секунде работы. И это не потому, что я не умею контролировать магию <text:span text:style-name="T11">— НЕТ!</text:span></text:p>
      <text:p text:style-name="P1">Твайлайт начала в возбуждении ходить по читальному залу.</text:p>
      <text:p text:style-name="P1"><text:soft-page-break/><text:span text:style-name="T31">– У меня недостаточно сил для контроля столь мощной энергии. И мне НЕ СТЫДНО в этом признаться! Лягать-колотить, я всего лишь единорог, не то, что некоторые!</text:span><text:span text:style-name="T40"> </text:span><text:span text:style-name="T31">Мощнее ускорителя только магия аликорнов и Элементов Гармонии. Если бы я была…</text:span><text:span text:style-name="T11"> </text:span>Ай!</text:p>
      <text:p text:style-name="P1">Твайлайт, погружённая в свои мысли, не заметила вылезшего из своей корзинки зевающего Спайка.</text:p>
      <text:p text:style-name="P1"><text:span text:style-name="T11">–</text:span> Элементы-шмелементы, <text:span text:style-name="T11">–</text:span> проворчал Спайк, выкарабкиваясь из-под Твайлайт, <text:span text:style-name="T11">–</text:span> доброе утро, <text:span text:style-name="T1">Анон</text:span>. Твай, ты не ушиблась?</text:p>
      <text:p text:style-name="P1"><text:span text:style-name="T11">–</text:span> Дет, всё в порядке. <text:span text:style-name="T11">–</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93"><text:span text:style-name="T40">– Я </text:span><text:span text:style-name="T44">всегда буду оставаться в тени. </text:span><text:span text:style-name="T40">– </text:span><text:span text:style-name="T44">хлюпала единорожка. </text:span><text:span text:style-name="T40">– </text:span><text:span text:style-name="T44">Мне не хватает сил, чтобы воспользоваться всеми знаниями, которые я освоила. Ведь даже заклинание «Последнего Шанса» я нашла!</text:span></text:p>
      <text:p text:style-name="P95"><text:span text:style-name="T11">– </text:span>Ты?!</text:p>
      <text:p text:style-name="P95"><text:span text:style-name="T11">– </text:span>Наверняка Селестия даже не упомянула меня! Она отстранила меня от участия после первой, неудачной попытки. А ведь это заклинание третьего уровня сложности! Магов, способных его произвести, в Эквестрии не больше полудюжины! И даже то, что меня заменили самим Дискордом, говорит о его сложности!</text:p>
      <text:p text:style-name="P95"><text:span text:style-name="T11">– М</text:span>ожет, тогда ты скажешь, что в нём пошло не так и почему к вам попал я, а не сверхаликорн?</text:p>
      <text:p text:style-name="P95"><text:span text:style-name="T11">– </text:span>Не скажу. Заклинания Стар Свирла Бородатого обычно если срабатывают, то без ошибок.</text:p>
      <text:p text:style-name="P48"><text:span text:style-name="T11">– Если </text:span>только <text:span text:style-name="T11">их правильно вызывают. – </text:span>пробурчал Спайк, возвращаясь в корзинку.</text:p>
      <text:p text:style-name="P34"><text:span text:style-name="T11">–</text:span> <text:span text:style-name="T1">Эм-м. </text:span>Что он имел ввиду?</text:p>
      <text:p text:style-name="P34"><text:span text:style-name="T11">–</text:span> Ну, <text:span text:style-name="T11">–</text:span> Твайлайт смутилась, <text:span text:style-name="T11">–</text:span> заклинание сработало со второй попытки. В первый раз, <text:span text:style-name="T1">два месяца</text:span> назад, мы попытались вызвать его в <text:span text:style-name="T1">к</text:span>антерло<text:span text:style-name="T1">тском замке</text:span>. На мгновение появился какой-то смутный образ, и всё. <text:span text:style-name="T1">Мне</text:span> стало понятно, что Свирл не зря упоминал место концентрации силы. Знаешь, <text:span text:style-name="T1">Анон</text:span>,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text:span text:style-name="T1">Сестёр</text:span>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text:span text:style-name="T1">расположен </text:span>в месте пересечения крупнейш<text:span text:style-name="T1">их</text:span> торговых путей. И потому<text:span text:style-name="T66"> </text:span><text:span text:style-name="T10">для второй попытки </text:span>пришлось рискнуть и отправиться в Вечнодикий лес. Хотя он уже в то время был очень опасным местом. <text:span text:style-name="T1">Мне известно,</text:span> чем всё закончилось. <text:span text:style-name="T11">–</text:span> <text:span text:style-name="T1">е</text:span>динорожка опустила голову.</text:p>
      <text:p text:style-name="P34"><text:span text:style-name="T11">– </text:span><text:span text:style-name="T1">Да, завершилось всё препаршиво. Принцесса Луна сказала, лучше бы её обратно на луну закинули.</text:span></text:p>
      <text:p text:style-name="P34"><text:span text:style-name="T11">– </text:span><text:span text:style-name="T1">И я её понимаю! Не каждый может справиться с потерей близкого друга или своего особенного пони. Вот у тебя, Анон, есть своя особенная пони?</text:span></text:p>
      <text:p text:style-name="P34"><text:span text:style-name="T11">– </text:span><text:span text:style-name="T1">Хм. Нет.</text:span></text:p>
      <text:p text:style-name="P34"><text:span text:style-name="T11">– </text:span><text:span text:style-name="T1">А друзья?</text:span></text:p>
      <text:p text:style-name="P34"><text:span text:style-name="T11">– </text:span><text:span text:style-name="T1">У меня был друг. Погиб два месяца назад.</text:span></text:p>
      <text:p text:style-name="P1"><text:span text:style-name="T11">–</text:span> О, мои соболезнования! Друзей терять <text:span text:style-name="T1">тоже</text:span> тяжко.</text:p>
      <text:p text:style-name="P1"><text:span text:style-name="T11">–</text:span> Всё в порядке, Твайлайт.<text:span text:style-name="T11"> </text:span><text:span text:style-name="T1">Как бы то ни было,</text:span> <text:span text:style-name="T1">я готов рискнуть. Я должен. Во всей этой херне явно замешаны люди! Ты уже пробовала это заклинание на своих подругах, и в той галиматье, что они увидели, можно чётко выделить реакцию Рэйнбоу Дэш! «Человеки рулят» </text:span><text:span text:style-name="T11">– </text:span><text:span text:style-name="T1">сказала она. Заклинание указывает на людей! Я должен сам обрести ясновидение! И не просто обрести, а разобраться во всём! Толку с того, что я увижу нечто вроде танцующих слоников </text:span><text:span text:style-name="T40">— </text:span><text:span text:style-name="T31">мы всё равно такой результат использовать не сможем. Нам нужен чёткий ответ, а для этого надо усилить заклинание по максимуму.</text:span><text:span text:style-name="T1"> </text:span>Если <text:span text:style-name="T1">проблема</text:span> только в <text:span text:style-name="T1">неопытности</text:span>, я могу 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5">– Да, это вариант. – единорожка не выглядела обрадованной. – Потому что с принцессой Луной нам совсем не светит, а у Кэйденс магия очень… эм-м… специфическая.</text:p>
      <text:p text:style-name="P1"><text:soft-page-break/><text:span text:style-name="T11">– Вот и отлично. Итак, на чём мы остановились? Я уговариваю Селестию помочь тебе с заклинанием Прозрения, усиленным ускорителем. Мы проводим эксперимент, я рассказываю, чего там увидел, а дальше по обстоятельствам</text:span><text:span text:style-name="T40">. Годится?</text:span></text:p>
      <text:p text:style-name="P1"><text:span text:style-name="T11">–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Прозрения.</text:span></text:p>
      <text:p text:style-name="P1"><text:span text:style-name="T11">– </text:span><text:span text:style-name="T1">Ерунда! Там стоит запрет только для пони. На приматах Луна экспериментировать не запрещала</text:span><text:span text:style-name="T31">.</text:span></text:p>
      <text:p text:style-name="P48"/>
      <text:p text:style-name="P48">…</text:p>
      <text:p text:style-name="P48"/>
      <text:p text:style-name="P48">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48">«<text:span text:style-name="T27">Чужестранец-примат разбил сердце нашей обожаемой Селестии! Двор в отчаянии </text:span><text:span text:style-name="T14">— </text:span><text:span text:style-name="T27">принцесса не спит уже больше недели! Врачи продумывают схемы радикальной терапии! Дипломаты намекают, что дееспособность дневной главы диархии находится под сомнением…</text:span>»</text:p>
      <text:p text:style-name="P48">Папарацци хреновы!</text:p>
      <text:p text:style-name="P48">Скупившись на рынке продуктами, я хотел было возвращаться, когда заметил в боковом переулке знакомую кобылку, озабоченно почёсывающую лоб. Рядом с ней стоял дюжего вида жеребец с непроницаемым выражением на морде. Парочка была окружена раскатившимися яблоками. Тут же стояла тележка с развалившейся осью. </text:p>
      <text:p text:style-name="P48"><text:span text:style-name="T11">– </text:span>Привет, Эй-Джей! У тебя проблемы?</text:p>
      <text:p text:style-name="P48"><text:span text:style-name="T11">– </text:span>Привет, сахарок. <text:span text:style-name="T11">– </text:span>озабоченно поприветствовала меня фермерша. <text:span text:style-name="T11">– </text:span>Да, и ещё какие! Большой Мак, лягать его,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48">Жеребец хихикнул в сторону, прикрывшись копытом. Эпплджек обернулась на звук, и он моментально принял отсутствующее выражение, жуя травинку.</text:p>
      <text:p text:style-name="P48"><text:span text:style-name="T11">– </text:span>А ты, Маки, вместо того, чтоб хихикать, лучше б тележку починил. Уже полдень! Не успеем распродать яблоки <text:span text:style-name="T11">— </text:span>придётся домой везти. И можешь быть уверен, бабуля тя за это по головке не погладит!</text:p>
      <text:p text:style-name="P48">Я присел перед тележкой на корточки. Так я и думал: ось сломалась в самом нагруженном месте, в центре у шкворня. К счастью, деревянная ось треснула неровно, сломанные части можно было скрепить вместе парой обжимных хомутов.</text:p>
      <text:p text:style-name="P48"><text:span text:style-name="T11">– </text:span>Думаю, я могу починить телегу. Только больших нагрузок эта ось уже не выдержит. Но до фермы худо-бедно доедете.</text:p>
      <text:p text:style-name="P48">Эпплджек с сомнением посмотрела на меня.</text:p>
      <text:p text:style-name="P48"><text:span text:style-name="T11">– </text:span>Хошь сказать, ты в Кантерлоте у Селестии под крылышком телеги чинил? Или Рэр сбрехала про Селестию?</text:p>
      <text:p text:style-name="P48">Я мысленно ругнулся на языкатую единорожку и молча достал пенал с инструментами.</text:p>
      <text:p text:style-name="P48"/>
      <text:p text:style-name="P48">…</text:p>
      <text:p text:style-name="P48"/>
      <text:p text:style-name="P48">Собрав инструмент, я потолкал тележку назад-вперёд.</text:p>
      <text:p text:style-name="P48"><text:span text:style-name="T11">– Г</text:span>отово. Принимай работу, хозяйка!</text:p>
      <text:p text:style-name="P48">Эпплджек стиснула меня в сокрушающих объятиях.</text:p>
      <text:p text:style-name="P48"><text:soft-page-break/><text:span text:style-name="T11">– </text:span>Спасибо, сахарок! Ты не представляешь, как ты нас выручил! Стыдно сказать, но в последнее время дома ни бита: дела идут совсем плохо. Продаём почти задаром, лишь бы брали. А перегруза не будет, половину товара Макинтош дотащит.</text:p>
      <text:p text:style-name="P48">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48"><text:span text:style-name="T11">– </text:span>Этой… Бери… Сам делал… Ток не говори никому, лады?</text:p>
      <text:p text:style-name="P48">Я сунул флягу за пазуху. Биг Мак молниеносно накрыл дерюгой подсумок и через мгновение за телегу заглянула Эпплджек.</text:p>
      <text:p text:style-name="P48"><text:span text:style-name="T11">– </text:span>Чегой-то вы тут скрытничаете, а?</text:p>
      <text:p text:style-name="P48">Мак невозмутимостью мог бы посоперничать с кирпичной кладкой стены напротив. Я неопределённо пожал плечами. Поняха подошла ко мне, неся на спине корзинку яблок.</text:p>
      <text:p text:style-name="P48"><text:span text:style-name="T11">– </text:span>Бери, сахарок. Для тебя <text:span text:style-name="T11">— </text:span>самые <text:span text:style-name="T11">о</text:span>тборные. И помни: в «Сладком яблочке» тебе всегда будут рады!</text:p>
      <text:p text:style-name="P48">Телега с яблоками укатилась по направлению к рынку. Я проводил её глазами, чувствуя голод и удовлетворение от сделанной работы <text:span text:style-name="T15">— </text:span><text:span text:style-name="T59">именно в такой последовательности.</text:span></text:p>
      <text:p text:style-name="P48">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5">— </text:span><text:span text:style-name="T59">объявляла вывеска. Ну что же, Анон, если тебе повезёт, ты найдёшь тут пару блюд без травы!</text:span></text:p>
      <text:p text:style-name="P48">Внутри царил полумрак. Свет из небольших круглых люков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48"><text:span text:style-name="T11">– </text:span>Свободно? <text:span text:style-name="T11">– </text:span>спросил я у единственной пони, сидящей за столиком.</text:p>
      <text:p text:style-name="P48"><text:span text:style-name="T11">– </text:span>Да-да, конечно. <text:span text:style-name="T11">– <text:s/></text:span>пробормотала розовая поняха, глядя в кружку. Рядом с ней стояла внушительных размеров пузатая бутылка с надписью «Ром» на пыльной этикетке. Пони подвинула табуретку, освобождая мне больше места. Я присел напротив и начал просматривать меню.</text:p>
      <text:p text:style-name="P48"><text:span text:style-name="T11">– <text:s/></text:span>Пирог с грибами, яишницу и чизкейк<text:span text:style-name="T11"> – </text:span>сообщил я подошедшей официантке.</text:p>
      <text:p text:style-name="P48"><text:span text:style-name="T11">– </text:span>Советую выбрать салат «по-кантерлотски». <text:span text:style-name="T11">– </text:span>так же убито пробормотала моя соседка по столу. <text:span text:style-name="T11">– </text:span>Очень вкусно. Копыта оближешь. И мягкий к тому же.</text:p>
      <text:p text:style-name="P48"><text:span text:style-name="T11">– </text:span>И салат «по-кантерлотски».</text:p>
      <text:p text:style-name="P50">Пока я ел, пони мрачно смотрела на меня, положив голову на стол. Мне стало неловко от её тяжёлого взгляда и я попытался завести разговор.</text:p>
      <text:p text:style-name="P50"><text:span text:style-name="T11">– </text:span>Вы, наверное, ждёте кого-то?</text:p>
      <text:p text:style-name="P50"><text:span text:style-name="T11">– </text:span>Неа.</text:p>
      <text:p text:style-name="P50"><text:span text:style-name="T11">– </text:span>Просто обедаете?</text:p>
      <text:p text:style-name="P50"><text:span text:style-name="T11">– </text:span>Неа.</text:p>
      <text:p text:style-name="P50"><text:span text:style-name="T11">– </text:span>Просто сидите и мрачно смотрите на меня?</text:p>
      <text:p text:style-name="P50"><text:span text:style-name="T11">– </text:span>Неа.</text:p>
      <text:p text:style-name="P50"/>
      <text:p text:style-name="P50">Хм, а эта пони не из разговорчивых. Ну ладно.</text:p>
      <text:p text:style-name="P42"/>
      <text:p text:style-name="P50"><text:span text:style-name="T11">– </text:span>А что же вы делаете?</text:p>
      <text:p text:style-name="P50"><text:soft-page-break/><text:span text:style-name="T11">– </text:span>Веселюсь. <text:span text:style-name="T11">– </text:span>мрачно заявила пони.</text:p>
      <text:p text:style-name="P50"><text:span text:style-name="T11">– </text:span>Если я вас достал, то так и скажите. Извините.</text:p>
      <text:p text:style-name="P50">Я продолжил есть молча.</text:p>
      <text:p text:style-name="P50">Неожиданно пони улыбнулась и подмигнула мне. Её сморщенная мордочка разгладилась и стала весьма милой.</text:p>
      <text:p text:style-name="P50"><text:span text:style-name="T11">– </text:span>Привет, Нон-нон!</text:p>
      <text:p text:style-name="P50">Вот дискорд! То есть, чёрт! Обитатели этого городка в который раз поражали меня своей проницательностью. У меня на лбу написано, что ли?!</text:p>
      <text:p text:style-name="P50"><text:span text:style-name="T11">– </text:span>Мы с вами раньше встречались?</text:p>
      <text:p text:style-name="P50"><text:span text:style-name="T11">– </text:span>Неа! <text:span text:style-name="T11">– </text:span>пони улыбалась уже широкой улыбкой от уха и до уха. <text:span text:style-name="T11">– </text:span>Это моя пинки-чуйка! Она вернулась!! И поэтому я знаю, что тебя зовут Анон, и ты программист, и тебе <text:span text:style-name="T24">сорок три года</text:span>,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 А меня туда сводишь?</text:p>
      <text:p text:style-name="P50">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50"><text:span text:style-name="T11">– </text:span>Оставь, Салвер.<text:span text:style-name="T11"> </text:span>Ему за счёт заведения.</text:p>
      <text:p text:style-name="P48"><text:span text:style-name="T11">– </text:span>Ясно, мисс Пинки. <text:span text:style-name="T11">– </text:span>официантка кивнула и ушла.</text:p>
      <text:p text:style-name="P48"><text:span text:style-name="T11">– Ч</text:span>его-о-о?<text:span text:style-name="T11"> </text:span>Так это твой бар?</text:p>
      <text:p text:style-name="P48"><text:span text:style-name="T11">– </text:span>Агась. <text:span text:style-name="T11">– </text:span>поняха развела копытами. <text:span text:style-name="T11">– </text:span>Надо же мне было чем-то заниматься после увольнения от Кейков<text:span text:style-name="T11">?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Стар Свирла выбил из меня прежнюю Пинки и заменил другой, неправильной. Можешь себе представить, <text:span text:style-name="T11">– </text:span>Пинки понизила голос до шёпота, <text:span text:style-name="T11">– </text:span>мне приснилось, что я готовила кексики из пони! Я готовила кексики из своей лучшей подруги Рэйнбоу Дэш!! Я разрезала её на мелкие кусочки!!!</text:p>
      <text:p text:style-name="P48">Говоря это, кобылка оттянула передними копытами нижние веки, став похожей на маньяка.</text:p>
      <text:p text:style-name="P48"><text:span text:style-name="T11">– </text:span>Тихо-тихо. <text:span text:style-name="T11">– </text:span>я оглянулся на посетителей. Поняху определённо надо было успокоить: шёпот Пинки, наверное, был слышен даже на улице. <text:span text:style-name="T11">– </text:span>Не вспоминай опять. Давай лучше выпьем на брудершафт. За знакомство.</text:p>
      <text:p text:style-name="P48"><text:span text:style-name="T11">– </text:span>Агась! <text:span text:style-name="T11">– </text:span>кивнула пони, придвигая ко мне бутылку. <text:span text:style-name="T11">– </text:span>Хотя ты и так уже знаком со мной, глупенький человек, я не прочь, чтобы ты познакомился со мной ещё раз!</text:p>
      <text:p text:style-name="P48">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48"><text:span text:style-name="T11">– </text:span>У меня есть идея получше. <text:span text:style-name="T11">– </text:span>на свет показалась фляга Большого Макинтоша.</text:p>
      <text:p text:style-name="P48"><text:span text:style-name="T11">– </text:span>Ух ты-ы-ы! <text:span text:style-name="T11">– </text:span>Пинки понюхала горлышко. <text:span text:style-name="T11">–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48"><text:span text:style-name="T11">– </text:span>Починил телегу. Только молчок про самогон, раз уж ты в курсе. <text:span text:style-name="T11">– </text:span>я разлил сидр по чашкам.</text:p>
      <text:p text:style-name="P48"><text:span text:style-name="T11">– </text:span>Да ты что?! Чтоб я выболтала главную тайну Биг Мака, про которую не знают целых две пони в Понивилле? За кого ты меня принимаешь? <text:span text:style-name="T11">–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text:p>
      <text:p text:style-name="P48"><text:s/>Сидр Биг Мака на вкус был безобидным, чуть забродившим яблочным соком. Я выпил полную чашку и заявил Пинки:</text:p>
      <text:p text:style-name="P48"><text:span text:style-name="T11">– </text:span>Эт-то ты наз-зваишь с-суфер-д-дуфер-с-сильн..?</text:p>
      <text:p text:style-name="P48"><text:soft-page-break/>Язык повиновался мне с трудом. Я с удивлением посмотрел на кружку. И увидел вместо неё две. Кружки. И две руки. И когда я поднял голову, то увидел напротив полторы Пинки Пай.</text:p>
      <text:p text:style-name="P48"><text:span text:style-name="T11">– У </text:span>тебя такая смешная мордочка! <text:span text:style-name="T11">– </text:span>захихикали Пинки, покачиваясь. <text:span text:style-name="T11">– </text:span>Как будто ты <text:span text:style-name="T59">подкову </text:span>в пироге обнаружил. Или Селестию в ванной.</text:p>
      <text:p text:style-name="P48">Это сравнение пробудило во мне полузабытое воспоминание.</text:p>
      <text:p text:style-name="P48"><text:span text:style-name="T11">– </text:span>Эм-м… Скажи-ка мне, мой друг П-п-пинки… Легенда про фаэри <text:span text:style-name="T15">— </text:span><text:span text:style-name="T59">эт правда?</text:span></text:p>
      <text:p text:style-name="P48"><text:span text:style-name="T15">– </text:span><text:span text:style-name="T59">Какая из? Их много, вообще-то. Ик!</text:span></text:p>
      <text:p text:style-name="P48"><text:span text:style-name="T15">– </text:span><text:span text:style-name="T59">Про принцесс. Про то, что они фаэри, спустившиеся с неба во плоти, чтоб помогать пони управлять Эквестрией?</text:span></text:p>
      <text:p text:style-name="P48"><text:span text:style-name="T15">– Н</text:span><text:span text:style-name="T59">он-нон, </text:span><text:span text:style-name="T15">– </text:span><text:span text:style-name="T59">захихикала Пинки, взъерошив копытами розовые кудряшки и попытавшись соорудить из них бороду, </text:span><text:span text:style-name="T15">– </text:span><text:span text:style-name="T59">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А почему тебе интересна эта тема? Ик!</text:span></text:p>
      <text:p text:style-name="P48"><text:span text:style-name="T15">– </text:span><text:span text:style-name="T59">Да так. Всё думаю, насколько это одиноко — быть бессмертной в мире смертных. Когда сам никого не любишь, и тебя никто не любит…</text:span></text:p>
      <text:p text:style-name="P48"><text:span text:style-name="T15">– </text:span><text:span text:style-name="T59">Ты что-о-о! Нельзя любить фаэри! Она похитит твоё сердце, и ты будешь искать её, пока не… </text:span><text:span text:style-name="T15">– </text:span><text:span text:style-name="T59">Пинки погрузилась в так и не съеденный салат «по-кантерлотски» и захрапела.</text:span></text:p>
      <text:p text:style-name="P48"><text:span text:style-name="T15">– </text:span><text:span text:style-name="T59">Пока не умру?</text:span></text:p>
      <text:p text:style-name="P48"><text:span text:style-name="T15">– </text:span><text:span text:style-name="T59">Нет, глупенький. </text:span><text:span text:style-name="T15">– </text:span><text:span text:style-name="T59">пробулькала Пинки из миски. </text:span><text:span text:style-name="T15">– </text:span><text:span text:style-name="T59">Пока не найдёшь.</text:span></text:p>
      <text:p text:style-name="P51">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и,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51">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51">Холодок незаметно прокрался мне в душу и прояснил мозги. Я кинул взгляд на часы на стене. Было без десяти шесть.</text:p>
      <text:p text:style-name="P51">Бля!</text:p>
      <text:p text:style-name="P51">Земля брыкалась подо мной и выкидывала лихие коленца. Я кинулся на улицу, переворачивая стулья и извиняясь заплетающимся языком. «Эй, красавчик, под ноги гляди, отца твоего… !» <text:span text:style-name="T11">– </text:span>заорала мне вдогонку нетрезвая кобыла с виноградной гроздью на крупе. Хлопнув входной дверью бара, я попытался проскочить между двумя фонарями.</text:p>
      <text:p text:style-name="P51">БАМММ!!!</text:p>
      <text:p text:style-name="P51">Очнулся я сидящим у фонаря, сквозь который только что пытался пробежать. Возле меня хлопотала Пинки Пай, прикладывая к моему лбу мокрую тряпочку.</text:p>
      <text:p text:style-name="P51"><text:span text:style-name="T11">– </text:span>Судя по тому, как ты стремительно сбежал от меня не попрощавшись, у тебя проблемы. <text:span text:style-name="T11">– </text:span>заметила с укором кобылка. <text:span text:style-name="T11">– </text:span>Странно, мы, вроде, только сегодня познакомились.</text:p>
      <text:p text:style-name="P51"><text:span text:style-name="T11">– </text:span>Пинки, <text:span text:style-name="T11">– </text:span>несчастным голосом сообщил я ей. <text:span text:style-name="T11">– </text:span>Если я до шести не окажусь дома, проблемы будут у одной маленькой пони. Очень большие проблемы.</text:p>
      <text:p text:style-name="P51"><text:span text:style-name="T11">– </text:span>Хм. <text:span text:style-name="T11">– </text:span>кобылка через окно посмотрела на часы в баре. <text:span text:style-name="T11">– </text:span>Тогда нам надо поторопиться! У нас есть шесть минут!</text:p>
      <text:p text:style-name="P51"><text:span text:style-name="T11">– </text:span>У нас?</text:p>
      <text:p text:style-name="P51"><text:soft-page-break/>Пинки молча поддела меня носом и с неожиданной<text:tab/>для такой маленькой кобылки силой буквально закинула меня себе на спину. От тяжести поняха крякнула и присела, но, к моему великому удивлению, всё же выдержала нагрузку.</text:p>
      <text:p text:style-name="P51">Вся последующая дорога до моего дома была быстрой и мучительной. Я практически лежал на 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51">Но недостаточное.</text:p>
      <text:p text:style-name="P51">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ел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Малышня, зажмурившись, прижала копыта к головам и усиленно изображала работу мозга.</text:p>
      <text:p text:style-name="P51"><text:span text:style-name="T11">– </text:span>Сто-о-ой! <text:span text:style-name="T11">– </text:span>заорал я. <text:span text:style-name="T11">– </text:span>Выпрыгивай из бочки!!!</text:p>
      <text:p text:style-name="P51">Кобылка-пилот улыбнулась и постукала копытцем по шлему, показывая, что не слышит меня.</text:p>
      <text:p text:style-name="P51"><text:span text:style-name="T11">– </text:span>Выпрыгива-а-а… <text:span text:style-name="T11">– </text:span>мой крик утонул в рёве рвущихся фейерверков.</text:p>
      <text:p text:style-name="P51">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51">Радужногривая пегаска молнией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51"><text:span text:style-name="T11">– </text:span>Эм-м… Уже можно открывать? <text:span text:style-name="T11">– л</text:span>имонная поняшка отняла копыта от висков и открыла глаза. <text:span text:style-name="T11">– </text:span>Ух ты-ы-ы! Он всамделишную работает! Слышь, Свити, ускоритель Скуталу сработал!</text:p>
      <text:p text:style-name="P51">Поняшка ткнула в бок белоснежную пони-единорога. Та раскрыла глаза и осмотрелась.</text:p>
      <text:p text:style-name="P51"><text:span text:style-name="T11">– </text:span>Смотри, вот те и ответ на вопрос, куда деваются пони!</text:p>
      <text:p text:style-name="P51"><text:span text:style-name="T11">– </text:span>Где? <text:span text:style-name="T11">– </text:span>единорожка начала оглядываться.</text:p>
      <text:p text:style-name="P51"><text:span text:style-name="T11">– </text:span>Да ты не туда, ты сюда смотри! Вишь, прямо перед тобой! <text:span text:style-name="T11">– </text:span>жёлтая ткнула копытом прямо в меня. <text:span text:style-name="T11">–</text:span> Вот! Его тут до икс-пи-ри-мен-та не было. А терь он есть! Значит, это и есть ответ! Смекаешь?</text:p>
      <text:p text:style-name="P51"><text:span text:style-name="T11">– </text:span>И что? Я всё равно не пойму, куда деваются пони? И куда пропала Скуталу?</text:p>
      <text:p text:style-name="P51"><text:span text:style-name="T11">– Я </text:span>их ем. <text:span text:style-name="T11">– </text:span>зверски ухмыльнувшись, сообщил я поняшам. <text:span text:style-name="T11">– </text:span>Мне нравятся пони. Особенно я люблю непослушных жеребят.</text:p>
      <text:p text:style-name="P51">Две поняшк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51"><text:soft-page-break/></text:p>
      <text:p text:style-name="P52">***<text:line-break/></text:p>
      <text:p text:style-name="P3">Со скрипом восстановив в памяти предыдущий день, я встал с крыльца. Взгляд упал на конверт, машинально свёрнутый трубочкой в кулаке.</text:p>
      <text:p text:style-name="P4"/>
      <text:p text:style-name="P4">Кому: Человеку Анонимусу, Понивилль.</text:p>
      <text:p text:style-name="P4">От кого: Кантерлот, Дворец, Королевский Секретариат Её Высочества, Дневной Главы Диархии, Принцессы Селестии.</text:p>
      <text:p text:style-name="P48"/>
      <text:p text:style-name="P60">Приветствую тебя, мой маленький человек!</text:p>
      <text:p text:style-name="P60">Очень позабавил вид твоего письма: считаю оформление текста отпечатками копыт твоих друзей весьма оригинальной идеей! Рада, что ты налаживаешь контакты с местными кобылками. Судя по некрупным узким очертаниям и прилипшему к отпечатку голубому волоску, ты познакомился с некой пегаской, чья скорость делает её одним из самых быстрых летунов Эквестрии нашего времени. Поздравляю тебя с удачным выбором!</text:p>
      <text:p text:style-name="P60">Чудесно, что исследования сдвинулись с мёртвой точки. В то же время готова грызть себя за круп от досады за свою сестрицу! Она не поставила меня в известность, что запретила эксперименты. Ах, этот дух противоречия и стремление доказать всем (мне в особенности) свою самостоятельность! Разумеется, я даю вам карт-бланш на абсолютно любые исследования в данной области. Считай моё письмо официальным разрешением.</text:p>
      <text:p text:style-name="P60">И, разумеется, я окажу тебе полное содействие в контроле магии при эксперименте с усиленным заклинанием Прозрения. Из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 магическом сне путешествовала по Эогиппу и видела эгрегор Эквестрии <text:span text:style-name="T11">— </text:span>место, из которого приходят в мир при рождении и куда в конечном итоге возвращаются всепони. В её сне можно наблюдать крайне тревожащую меня вещь: утечку эгрегора. Вот ту очередь из пони, уходящих в Чёрный Экран. Несомненно, исчезновения пони в реальности связаны с утечкой эгрегора через Чёрный Экран. Разгадка экрана <text:span text:style-name="T11">— </text:span>ключ к разгадке тайны исчезновения пони.</text:p>
      <text:p text:style-name="P60"><text:span text:style-name="T11">C</text:span>он, увиденный Эпплджек, поверг меня в шок. Не знаю, ЧТО могло породить катаклизм, превративший Эквестрию в выжженую пустошь, но, судя по мыслям и воспоминаниям элемента Честности, это мы сами. Мне страшно и горько от осознания этого. Я утешаю себя лишь тем, что это, скорее всего, баловство моей сестры. Разумеется, это всего лишь ещё один из её кошмаров, который она навеяла элементу Честности, дабы испугать меня до колик. Такого попросту не может случиться в реальности, нигде и никогда!</text:p>
      <text:p text:style-name="P96">Если не отвлекаться на кошмар, навеянный моей сестрой, то в сне Эпплджек можно обнаружить очертания другой проблемы. В конце видения видны множество параллельных Понивиллей. Не знаю, что это означает, но заклинание явно хотело обратить на это внимание.</text:p>
      <text:p text:style-name="P63">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 как и причину утечки эгрегора.</text:p>
      <text:p text:style-name="P60">Думаю обратиться за помощью к Луне. Она намного лучше меня ориентируется в этой теме. Мы ещё поговорим об этом при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60">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text:soft-page-break/>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60">Помимо описанных проблем, гонцы со всех концов Эквестрии рассказывают об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11">— </text:span>прорехи в ткани действительности появились и в реальном мире.</text:p>
      <text:p text:style-name="P60">Я сейчас писала сухим стилем моего советника по экономике, чтобы только сдержать себя в копытах. Ситуация просто ужасна! Мне очень не хочется загружать тебя экономическими выкладками, Анонимус, но я вынуждена это сделать, чтобы ты понял, почему я отказываю тебе в запросе на ускоритель. Псинтел <text:span text:style-name="T11">— </text:span>компания алмазных псов, производящая рубиновые резонаторы для ускорителей <text:span text:style-name="T11">—</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11">— </text:span>в Эквестрии больше нет производства магических ускорителей.</text:p>
      <text:p text:style-name="P60">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60">Анонимус, мне крайне неудобно подгонять тебя.<text:span text:style-name="T11">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11">— </text:span>из мира продолжает уходить магия. В узловых магических точках, таких как Вечнодикий Лес, Кристальная империя или древний вулкан на другом краю Эквуса, это ещё незаметно, но в остальных местах это почувствовали всепони. Магия единорогов слабеет, некоторы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нужных заклинаний.</text:p>
      <text:p text:style-name="P60">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60">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60">«<text:span text:style-name="T11">P.S. Н</text:span>е гневите мироздание воровством! <text:span text:style-name="T27">Обмен рулит</text:span>!»</text:p>
      <text:p text:style-name="P60">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11">—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60">До встречи, мой маленький человек! Крепко обнимаю <text:span text:style-name="T11">— </text:span>если ты уже не сердишься на меня <text:span text:style-name="T11">—</text:span> или просто кладу рог тебе на плечо в противном случае.</text:p>
      <text:p text:style-name="P60"/>
      <text:p text:style-name="P43">P.S. <text:span text:style-name="T1">Посылаю это письмо пегасьей почтой. Письмо через Спайка может случайно прочитать Твайлайт. Мне не хочется, чтобы она узнала реальное состояние дел в Эквестрии. Это может отвлечь её от исследований.</text:span></text:p>
      <text:p text:style-name="P43"/>
      <text:p text:style-name="P43">P.S.P.S. <text:span text:style-name="T1">Я всё равно дождусь, когда ты перестанешь злиться! Я очень хочу этого, а намерение меняет реальность. Помни об этом, мой маленький человек!</text:span></text:p>
      <text:p text:style-name="P58"><text:soft-page-break/></text:p>
      <text:h text:style-name="Heading_20_2" text:outline-level="2">16. Мэйнхэттен</text:h>
      <text:p text:style-name="P82"/>
      <text:p text:style-name="P51"><text:span text:style-name="T11">– </text:span>Попробуй ещё раз. Может, сбой соединения.</text:p>
      <text:p text:style-name="P51">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51"><text:span text:style-name="T11">– </text:span>Не отсылается. Глюк какой-то.</text:p>
      <text:p text:style-name="P51">Я спрятал письмо в карман. Вот незадача! Сел,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11">«connection timeout». </text:span>А с особенностями понячьей бюрократии я уже немного ознакомился: было бы легче уговорить Сел написать солнцем «<text:span text:style-name="T11">х#й</text:span>» на небе, чем заставить пони-чинушу поступиться хотя бы запятой в должностных инструкциях.</text:p>
      <text:p text:style-name="P51"><text:span text:style-name="T11">– </text:span>Может, она заснула? <text:span text:style-name="T11">– </text:span>Твайлайт ходила кругами по периметру библиотеки. <text:span text:style-name="T11">– </text:span>Ты говорил, она в последнее время выглядит невыспавшейся.</text:p>
      <text:p text:style-name="P51"><text:span text:style-name="T11">– А </text:span>я думаю, это её критические дни или какая-нибудь другая подобная фигня мешает. <text:span text:style-name="T11">– </text:span>вклинилась радужногривая пегаска. <text:span text:style-name="T11">– </text:span>Предлагаю выдвигаться. Я поеду с Аноном в Фетлок. Когда найдём рубины, я смогу за день доставить их обратно. К тому времени, как Анон вернётся в Понивилль, ты уже починишь и настроишь ускоритель. Так мы верняк пару дней сэкономим…</text:p>
      <text:p text:style-name="P51"/>
      <text:p text:style-name="P52">***</text:p>
      <text:p text:style-name="P51"/>
      <text:p text:style-name="P3">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ых посёлков.</text:p>
      <text:p text:style-name="P51"><text:span text:style-name="T11">– </text:span>Это неправильно! <text:span text:style-name="T11">– </text:span>заявила Рэйнбоу Дэш, отвернувшись от окна.</text:p>
      <text:p text:style-name="P51"><text:span text:style-name="T11">– </text:span>Ну да, я тоже так считаю. <text:span text:style-name="T11">– </text:span>откликнулся я. <text:span text:style-name="T11">– </text:span>Тащиться через полстраны только из-за неправильно составленной бумажки!</text:p>
      <text:p text:style-name="P51"><text:span text:style-name="T11">– </text:span>Да я не про то! <text:span text:style-name="T11">– </text:span>отмахнулась пегаска. <text:span text:style-name="T11">– </text:span>Посмотри на поле.</text:p>
      <text:p text:style-name="P51"><text:span text:style-name="T11">– </text:span>И что? Поле как поле.</text:p>
      <text:p text:style-name="P51"><text:span text:style-name="T11">– </text:span>Оно не убрано. <text:span text:style-name="T11">– </text:span>мрачно ответила пегаска. <text:span text:style-name="T11">– </text:span>Ужас, сколько кукурузы пропадает!</text:p>
      <text:p text:style-name="P51">Я присмотрелся получше и указал ей на очередной городок, проносящийся за окном.</text:p>
      <text:p text:style-name="P51"><text:span text:style-name="T11">– </text:span>У самого посёлка поля убраны. Наверняка дойдёт дело и до остальных.</text:p>
      <text:p text:style-name="P51"><text:span text:style-name="T11">– </text:span>Не дойдёт. <text:span text:style-name="T11">– </text:span>Рэйнбоу Дэш уставилась в карты, сморщила нос и побила мою шестёрку валетом. <text:span text:style-name="T11">– </text:span>В такое время кукуруза вся уже должна быть убрана. Любой погодный пегас тебе это скажет. Из-за этих дурацких исчезновений некому работать на полях!</text:p>
      <text:p text:style-name="P51">Я выложил на платок горку сдобы от Пинки и предложил печеньку пегаске.</text:p>
      <text:p text:style-name="P51"><text:span text:style-name="T11">– </text:span>Спасибо, но от пинкиных плюшек у меня фланки округляются.</text:p>
      <text:p text:style-name="P51"><text:span text:style-name="T11">– </text:span>Да ладно тебе, Дэш! От одной не округлятся.</text:p>
      <text:p text:style-name="P51"><text:span text:style-name="T11">– </text:span>От одной —<text:span text:style-name="T11"> </text:span>нет. Но я ж на одной не остановлюсь. <text:span text:style-name="T11">– п</text:span>егаска взяла карту и нахмурилась. <text:span text:style-name="T11">– </text:span>Да что ж такое, какого сена! Одни валеты идут!</text:p>
      <text:p text:style-name="P51"><text:soft-page-break/>За окном несколько пони работали на поле. Что-то странное было в их деятельности.<text:span text:style-name="T11"> </text:span>Как будто…</text:p>
      <text:p text:style-name="P51"><text:span text:style-name="T11">– О</text:span>но и понятно, что поля не убраны. Откуда ж им быть убранными, когда на двух работающих пони целая толпа бездельников!</text:p>
      <text:p text:style-name="P51">Дэш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51"><text:span text:style-name="T11">– </text:span>Они паслись… Ты можешь себе представить? Анон! Они ПАСЛИСЬ! Ели траву, как какие-то дикари! Фигня какая-то…</text:p>
      <text:p text:style-name="P51">Пегаска удручённо покачала головой не веря увиденному. Потом она сложила карты и залезла на верхнюю полку. <text:s/>Вскоре оттуда послышалось шуршание страниц, а свесившийся хвост защекотал мне нос.</text:p>
      <text:p text:style-name="P51"/>
      <text:p text:style-name="P51">…</text:p>
      <text:p text:style-name="P51"/>
      <text:p text:style-name="P51">ВЖИИИИИИИИИ!!!</text:p>
      <text:p text:style-name="P51">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51"><text:span text:style-name="T11">– </text:span>Что за…?</text:p>
      <text:p text:style-name="P122">Дэш выглянула в коридор. В кромешной тьме мелькали лучи фонариков и огоньки на рогах единорогов. Кто-то левитировал перед собой волшебную палочку со светящимся набалдашником в виде звёздочки.</text:p>
      <text:p text:style-name="P51"><text:span text:style-name="T11">– </text:span>Леди и джентльпони! Просьба не паниковать! Поезд дальше не идёт: впереди провал! <text:span text:style-name="T11">– </text:span>крикнул проводник.</text:p>
      <text:p text:style-name="P51"><text:span text:style-name="T11">– </text:span>Какой ещё, в дышло, провал? Я проезжал тут два дня назад!</text:p>
      <text:p text:style-name="P51"><text:span text:style-name="T11">– </text:span>Безобразие! Верните мне деньги за билет!</text:p>
      <text:p text:style-name="P51"><text:span text:style-name="T11">– </text:span>Как вы смеете! Я опоздаю в порт! <text:s/><text:span text:style-name="T11">– </text:span>послышались выкрики в толпе.</text:p>
      <text:p text:style-name="P51">Проводник — седой земнопони стального цвета — поставил фонарь на пол и вытер со лба пот.</text:p>
      <text:p text:style-name="P51"><text:span text:style-name="T11">–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3">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этаким сюрреалистическим кова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51">Я осторожно подошёл к краю и глянул вниз. </text:p>
      <text:p text:style-name="P51">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51"><text:span text:style-name="T11">– </text:span>Эта дыра фиг знает на сколько длится! <text:span text:style-name="T11">– </text:span>заявила Дэш, выныривая из темноты. <text:span text:style-name="T11">– </text:span>я летела по минуте в каждую сторону, и всё же не достигла концов. Значит, ты, как минимум полдня потратишь, и то не факт, что обойдёшь. Что делать будем, кэп?</text:p>
      <text:p text:style-name="P51">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51"><text:span text:style-name="T11">– </text:span>Дэш, нам надо на ту сторону.</text:p>
      <text:p text:style-name="P51"><text:soft-page-break/>Пегаска развела копытами.</text:p>
      <text:p text:style-name="P51"><text:span text:style-name="T11">– </text:span>Нет проблем. Я могу тебя перенести.</text:p>
      <text:p text:style-name="P51">Я с сомнением посмотрел на пегаску. Дэш в холке была мне по пояс.</text:p>
      <text:p text:style-name="P51"><text:span text:style-name="T11">– </text:span>Ты точно в этом уверена?</text:p>
      <text:p text:style-name="P51">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51"><text:span text:style-name="T11">– </text:span>Почти. На восемьдесят процентов. Тут какой-то воздух разрежённый, мне трудно удерживать тебя. <text:span text:style-name="T11">– </text:span>пожаловалась пегаска. <text:span text:style-name="T11">– </text:span><text:s/>Хотя раньше я и побольше вес подымала, честно!</text:p>
      <text:p text:style-name="P51">Мля.</text:p>
      <text:p text:style-name="P51"><text:span text:style-name="T11">–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51">Пегаска почесала затылок и заметила.</text:p>
      <text:p text:style-name="P51"><text:span text:style-name="T11">– </text:span>В таком случае мы друг-другу сниться будем. Потому что в этих двадцати процентах я тоже гробанусь. Не думаешь же ты, что я тебя брошу?</text:p>
      <text:p text:style-name="P51">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51">А что, это идея! Если «мостик» из висящих рельсов выдержал её, то выдержит и меня —<text:span text:style-name="T11"> </text:span>я уже давно заметил, что пони, за исключением пегасов, по весу были не легче, а то и тяжелее меня. Я поплевал на руки и сбросил рюкзак.</text:p>
      <text:p text:style-name="P51">…</text:p>
      <text:p text:style-name="P51">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51">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11">– </text:span>двенадцать метров вперёд. Вот, переползу через стык <text:span text:style-name="T11">–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 Не смотри вниз, Анон!</text:p>
      <text:p text:style-name="P51">Разумеется, я посмотрел вниз.</text:p>
      <text:p text:style-name="P51">Мне моментально захотелось в туалет по маленькому. Я не вру и не шучу — ссать захотелось отчаянно. Потому что я увидел «дно».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51">…</text:p>
      <text:p text:style-name="P51"><text:soft-page-break/>Я валялся на насыпи и трясся как в лихорадке. От пережитого шока меня тошнило. Ёбаная Селестия!</text:p>
      <text:p text:style-name="P51"><text:span text:style-name="T11">– </text:span>Ты как, в порядке? Анон? <text:span text:style-name="T11">– п</text:span>егаска озабоченно потрогала меня за плечо. <text:span text:style-name="T11">– </text:span>В чём дело? Как ты себя чувствуешь?</text:p>
      <text:p text:style-name="P51">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51"><text:span text:style-name="T11">– </text:span>Я чувствую, что только что упустил отличную возможность отлить на вселенную!</text:p>
      <text:p text:style-name="P51"/>
      <text:p text:style-name="P52">***</text:p>
      <text:p text:style-name="P3"/>
      <text:p text:style-name="P3">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летний день. <text:s text:c="2"/>Скрип экипажей, цокот тысяч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Впрочем, смешение стилей и технологий Эквестрии уже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двигают немногие энтузиасты вроде Твайлайт Спаркл. Остальные же предпочитали жить и работать по-старинке.</text:p>
      <text:p text:style-name="P3">Мы стояли перед выставочным павильоном Псинтела, о чём свидетельствовала вывеска «<text:span text:style-name="T11">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51"><text:span text:style-name="T11">– </text:span>Павильон закрыт! Вы опоздали на две недели. <text:span text:style-name="T11">– </text:span>проворчал рыжий земнопони в фуражке и попытался захлопнуть дверь. Я вставил в проём ботинок и развернул перед его носом мандат.</text:p>
      <text:p text:style-name="P61">«Именем Селестии, повелеваю всячески содействовать предъявителю сего мандата, человеку Анониму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3"><text:span text:style-name="T46">Принцесса Селестия Эквестрийская, Дневная Глава Диархии, Непобедимое Солнце, Защитница Кантерлота, Страж Эверфри и прочая и прочая…» </text:span><text:span text:style-name="T41">– </text:span><text:span text:style-name="T45">прочитал охранник, близоруко щурясь.</text:span></text:p>
      <text:p text:style-name="P51"><text:span text:style-name="T11">– </text:span>Удостоверение личности предъявлять? <text:span text:style-name="T11">– </text:span>осведомился я.</text:p>
      <text:p text:style-name="P51"><text:span text:style-name="T11">– </text:span>Ч-ч-человеку А-а-анонимусу? <text:span text:style-name="T11">– </text:span>заикаясь, переспросил охранник. Он присмотрелся ко мне получше и изо всех сил опустил копыто мне на ботинок.</text:p>
      <text:p text:style-name="P51">Бляяя!!! Ах ты ж!!!</text:p>
      <text:p text:style-name="P51">Хлопнула освобождённая дверь, изнутри клацнула щеколда.</text:p>
      <text:p text:style-name="P51"><text:span text:style-name="T11">– </text:span>Нет, ты видела? Он мне чуть пальцы не размозжил, с-с-скотина!!! <text:span text:style-name="T11">– </text:span>заорал я, прыгая на одной ноге. <text:span text:style-name="T11">– </text:span>Вызывай полицию, пока я этого мудака не прибил нахрен!</text:p>
      <text:p text:style-name="P51">Дэш, ни слова не говоря, прислонила ухо к двери.</text:p>
      <text:p text:style-name="P51"><text:span text:style-name="T11">– </text:span>Будешь смеяться, но именно этим он и занят. Вызывает полицию по телефону. <text:span text:style-name="T11">– </text:span>сообщила пегаска.</text:p>
      <text:p text:style-name="P51"><text:span text:style-name="T11">– </text:span>Ха-ха-ха! Очень смешно, сейчас животик надорву! <text:span text:style-name="T11">– </text:span>съязвил я. <text:span text:style-name="T11">– </text:span>Тем лучше, нам даже напрягаться не надо. Подождём полицию и скрутим этого маньяка!</text:p>
      <text:p text:style-name="P51">Пегаска продолжала слушать. Потом глаза её округлились от удивления.</text:p>
      <text:p text:style-name="P51"><text:span text:style-name="T11">– </text:span>Оп-па! <text:span text:style-name="T11">– </text:span>пегаска оторвала ухо от двери. <text:span text:style-name="T11">– Анон</text:span>, кажись, у нас проблемы. Надо сваливать отсюда. Долго объяснять. Из того, что я поняла, копы будут не на нашей стороне.</text:p>
      <text:p text:style-name="P51"><text:soft-page-break/>Ну охренеть! Я что, нанёс моральную травму охраннику своим видом? Добро пожаловать в Эквестрию, страну дружбы и пони!</text:p>
      <text:p text:style-name="P51"><text:span text:style-name="T11">– </text:span>Сколько у нас времени?</text:p>
      <text:p text:style-name="P51">Дэш почесала в затылке.</text:p>
      <text:p text:style-name="P51"><text:span text:style-name="T11">– </text:span>Я однажды начистила рожу одному тупице в Мэйнхэттене. Так полиция загребла меня через десять минут после начала драки. Но Фетлок — достаточно удалённый пригород, тут они не так хорошо вышколены. Думаю, двадцать <text:span text:style-name="T11">– </text:span>двадцать пять минут у нас есть.</text:p>
      <text:p text:style-name="P51">Я с наслаждением захреначил ногой в стеклянную дверь павильона. Осколки стекла брызнули во все стороны.</text:p>
      <text:p text:style-name="P51"><text:span text:style-name="T11">– </text:span>Тогда давай сначала обыщем контору. Если уж полиция всё равно едет сюда, так пусть у них хотя бы будет повод!</text:p>
      <text:p text:style-name="P51"/>
      <text:p text:style-name="P52">***</text:p>
      <text:p text:style-name="P51"/>
      <text:p text:style-name="P51">Разумеется, полиция приехала, как только мы обнаружили эти чёртовы резонаторы — иначе ж и быть не могло!</text:p>
      <text:p text:style-name="P51"/>
      <text:p text:style-name="P51">…</text:p>
      <text:p text:style-name="P51"/>
      <text:p text:style-name="P51">Я рубил пожарным топором тяжёлую директорскую дверь с табличкой «<text:span text:style-name="T11">DD Rover</text:span>», когда Дэш взлетела над стендом в углу выставочного зала, подзывая меня. Над стендом висела рекламная вывеска «Исследовательские технологии Псинтел» с плакатом, на котором пёс в малиновом пиджаке <text:s/>и украшенном самоцветами шипастом ошейнике передавал белой единорожке с фиолетовой гривой и хвостом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го пассии вызвали у меня смутные подозрения, хотя проверить их я не мог, так как её кьютимарка была закрыта сталактитом. Прибор с плаката стоял на столике под вывеской.</text:p>
      <text:p text:style-name="P51"><text:span text:style-name="T11">– “</text:span>Портативный магоэнергетический ускоритель «<text:span text:style-name="T11">Psyntel Rari2+ DDR</text:span>»,<text:span text:style-name="T11"> </text:span>демо-прототип<text:span text:style-name="T11">” – </text:span>прочитал я на бирке. <text:span text:style-name="T11">– </text:span>Оно!</text:p>
      <text:p text:style-name="P51">Снаружи послышался вой сирены и цокот множества копыт.</text:p>
      <text:p text:style-name="P51"><text:span text:style-name="T11">–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51">Пиздец! Мы с Дэш переглянулись.</text:p>
      <text:p text:style-name="P51"><text:span text:style-name="T11">– </text:span>Это твои двадцать минут? <text:span text:style-name="T11">– </text:span>возмутился я. <text:span text:style-name="T11">– </text:span>Да ещё и десяти не прошло!</text:p>
      <text:p text:style-name="P51">Дэш вымучено скривилась.</text:p>
      <text:p text:style-name="P51"><text:span text:style-name="T11">– Человек</text:span> Анонимус, здание окружено! Мы знаем, что ты внутри! Выходи добровольно, или будешь взят силой! <text:span text:style-name="T11">– </text:span>загремел усиленный мегафоном голос.</text:p>
      <text:p text:style-name="P51">Я разбил топором стеклянные дверцы прибора и вытащил рубины.</text:p>
      <text:p text:style-name="P51"><text:span text:style-name="T11">– </text:span>Значит так. План такой: я отвлекаю копов. Ты летишь с рубинами в Понивилль и отдаёшь их Твайлайт. Потом Твай пишет Сел и меня вытаскивают отсюда.</text:p>
      <text:p text:style-name="P51">Пегаска отрицательно помотала головой.</text:p>
      <text:p text:style-name="P51"><text:span text:style-name="T11">– </text:span>Ну уж фигушки. Я тебя тут не оставлю.</text:p>
      <text:p text:style-name="P51"><text:soft-page-break/><text:span text:style-name="T11">– </text:span>Дэш! <text:span text:style-name="T11">– </text:span>взмолился я. <text:span text:style-name="T11">– </text:span>Сейчас не время геройствовать! Нам нужно добыть резонаторы! Ничего со мной не случится, посижу пару деньков в КПЗ и выйду как новенький!</text:p>
      <text:p text:style-name="P51"><text:span text:style-name="T11">– Н</text:span>е тупи! <text:span text:style-name="T11">– </text:span>упрямо мотнула головой пегаска. <text:span text:style-name="T11">– </text:span>Всё изменилось. Никто тебя не вытащит.</text:p>
      <text:p text:style-name="P51">Окна павильона рассыпались стеклянным дождём, внутрь влетели четыре дымовые шашки. Вслед за ними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51"><text:span text:style-name="T11">– </text:span>Быстро за мной! <text:span text:style-name="T11">– </text:span>скомандовала пегаска, помчавшись к лестнице в офисные этажи.</text:p>
      <text:p text:style-name="P51">Я припустил было за ней, потом вернулся и поднял над головой раскуроченный ускоритель.</text:p>
      <text:p text:style-name="P51"><text:span text:style-name="T11">– Ю-</text:span>хууу<text:span text:style-name="T11">!!!</text:span></text:p>
      <text:p text:style-name="P51">Увесистый ящик врезался во фронтальные щиты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51">На последнем этаже пегаска стояла в коридоре, с сомнением обозревая ряд дверей.</text:p>
      <text:p text:style-name="P51"><text:span text:style-name="T11">– </text:span>Где-то тут должна быть дверь на крышу. Не могли же они залазить туда по пожарной лестнице?</text:p>
      <text:p text:style-name="P51">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11"> </text:span></text:p>
      <text:p text:style-name="P51">Я подбежал к двери, к которой сходились красные стрелки со значками пони, бегущих от стилизованного изображения огня, и стал рубить её топором.</text:p>
      <text:p text:style-name="P51"><text:span text:style-name="T11">– Анон</text:span>, подвинься!</text:p>
      <text:p text:style-name="P51">Пегаска оттеснила меня крупом и повернулась к двери задом.</text:p>
      <text:p text:style-name="P51"><text:span text:style-name="T11">– </text:span>Ю-хууу!</text:p>
      <text:p text:style-name="P51">БАБАХ!!!</text:p>
      <text:p text:style-name="P51">Дверь вылетела в крохотный чуланчик, выбитая мощнейшим ударом задних копыт Рэйнбоу. Я ошеломлённо уставился на пегаску. Мне и в голову не приходило, что эта компактная жилист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51"><text:span text:style-name="T11">– </text:span>Ты чего на меня так уставился? <text:span text:style-name="T11">– </text:span>подозрительно спросила пегаска.</text:p>
      <text:p text:style-name="P51"><text:span text:style-name="T11">– </text:span>Да так… Не ожидал, что ты такая…</text:p>
      <text:p text:style-name="P51"><text:span text:style-name="T11">– </text:span>Офигенски сильная? <text:span text:style-name="T11">– </text:span>зарделась Дэш. <text:span text:style-name="T11">– Е</text:span>сли честно, по удару задом Эпплджек меня уделает. Но больше никто в Понивилле!</text:p>
      <text:p text:style-name="P51">С лестницы донёсся топот копыт, в конце коридора появились пони-полицейские.</text:p>
      <text:p text:style-name="P51">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51"><text:span text:style-name="T11">– </text:span>Ну вот, теперь действуй! — я положил рубины в кошелёк, повесил его пегаске на шею и вдруг, сам для себя неожиданно, обнял её худенькое тело. <text:span text:style-name="T11">– </text:span>Доберись до Понивилля, передай их Твайлайт и вытаскивайте меня из тюрьмы. Если к тому времени я сам не разберусь со всем этим недоразумением.</text:p>
      <text:p text:style-name="P51">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51"><text:soft-page-break/><text:span text:style-name="T11">– </text:span>Ты! Не! По! Нял! Те! Бе! Не! Льзя! Тут! Ос! Та! ВАТЬСЯ!!! <text:span text:style-name="T11">– </text:span>мощный толчок изнутри катапультировал её с люка.</text:p>
      <text:p text:style-name="P51">Дэш в полёте развернулась с переворотом, расправила крылья,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51">Таких ругательств, что раздались через мгновение, ты ещё в Эквестрии не слыхал, Анон!</text:p>
      <text:p text:style-name="P51">Дэш пренебрежительно фыркнула и, словно пантера, прыгнула ко мне. Обхватив меня передними ногами, она что есть силы оттолкнулась задними от крыши и взлетела.</text:p>
      <text:p text:style-name="P51"><text:span text:style-name="T11">– </text:span>Ты чего делаешь??! Пипец, мы же упадём! Ты ж не удержишь!..</text:p>
      <text:p text:style-name="P51">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 Та в ответ обхватила меня ещё и задними ногами.</text:p>
      <text:p text:style-name="P51">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е пришлось нести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сирени.</text:p>
      <text:p text:style-name="P51">Некоторое время было тихо. Потом хлопнули ставни и чей-то сонный голос недовольно пробормотал:</text:p>
      <text:p text:style-name="P51"><text:span text:style-name="T11">– </text:span>Кто мешает нам спать после тяжкого выступления?</text:p>
      <text:p text:style-name="P51">Я осторожно выглянул из куста.</text:p>
      <text:p text:style-name="P51">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51">Птицы и цикады продолжили пение, прерванное нашим вторжением. </text:p>
      <text:p text:style-name="P51">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51"><text:span text:style-name="T11">– </text:span>Так вот кто тревожит наш сон!</text:p>
      <text:p text:style-name="P51">Дверь дома приоткрылась. Стало видно, что за ней притаилась единорожка, уже спустившаяся с мансарды.</text:p>
      <text:p text:style-name="P51"><text:span text:style-name="T11">– </text:span>Так-так, посмотрим, что тут у нас. Ага. Гм. Это наверняка тот монстр-примат, о котором писали в газетах. Занятно.</text:p>
      <text:p text:style-name="P51">Я крутился в левитационном поле перед единорожкой как некий диковинный экспонат из шоу уродцев.</text:p>
      <text:p text:style-name="P51"><text:span text:style-name="T11">– </text:span>А это у нас кто? Гм-м. Пегаска. Вот так раз! Рэйнбоу Дэш! Какими судьбами?</text:p>
      <text:p text:style-name="P51"><text:span text:style-name="T11">– </text:span>ТРИКСИ! <text:span text:style-name="T11">– <text:s/></text:span>фейсхуфнула Дэш. <text:span text:style-name="T11">– </text:span>Во имя Селестии, ЧТО ты тут делаешь?!!</text:p>
      <text:p text:style-name="P51"><text:span text:style-name="T11">– </text:span>Зарабатываем себе на жизнь представлениями, как ни странно! <text:span text:style-name="T11">– </text:span>язвительно ответила единорожка. <text:span text:style-name="T11">– </text:span>А вот что ВЫ делаете в НАШЕМ саду??!</text:p>
      <text:p text:style-name="P51">Так как дипломатические таланты пегаски оставляли желать лучшего, я решил взять переговоры в свои руки.</text:p>
      <text:p text:style-name="P51"><text:span text:style-name="T11">– </text:span>Эээ. Гм. Я дико извиняюсь, мы не знали, что вы спите днём, а то бы ни за что не стали вас тревожить. Мы тут пролетали мимо, и я подумал…</text:p>
      <text:p text:style-name="P51"><text:soft-page-break/><text:span text:style-name="T11">– </text:span>Нам не интересно знать, что ты подумал. <text:span text:style-name="T11">– </text:span>единорожка зевнула. <text:span text:style-name="T11">– </text:span>Мы намерены сдать вас в полицию.</text:p>
      <text:p text:style-name="P51"><text:span text:style-name="T11">– </text:span>Трикси! Не смей! У нас мегаважное задание! Нам нужно вернуться в Понивилль во что бы то ни стало! <text:span text:style-name="T11">– </text:span>пегаска извивалась изо всех сил, пытаясь выбраться из магического захвата.</text:p>
      <text:p text:style-name="P51"><text:span text:style-name="T11">– </text:span>Три раза ХА! Назови хоть одну причину, по которой нам должно быть не всё равно! <text:span text:style-name="T11">– </text:span>насмешливо сказала Трикси. <text:span text:style-name="T11">– </text:span>Только учти, долго слушать мы не собираемся. Мы ценим наш сон больше ваших заданий.</text:p>
      <text:p text:style-name="P51">Пегаска задумалась. Она обернулась на меня и мрачно спросила:</text:p>
      <text:p text:style-name="P51"><text:span text:style-name="T11">– </text:span>Ей ведь нельзя рассказывать, да?</text:p>
      <text:p text:style-name="P51"><text:span text:style-name="T11">– </text:span>Нельзя. <text:span text:style-name="T11">– </text:span>подтвердил я. <text:span text:style-name="T11">– </text:span>Селестия запретила. Может возникнуть паника и всё такое.</text:p>
      <text:p text:style-name="P51">Дэш кивнула, закрыла глаза и схватилась за голову, как бы готовясь сказать нечто невыносимое. Потом она произнесла напряжённым, <text:s/>неестественно тонким голосом:</text:p>
      <text:p text:style-name="P51"><text:span text:style-name="T11">– </text:span>Трикси. Если ты нас не выдашь, я готова выступать. В твоих представлениях. Кем угодно. Целый месяц! После сопровождения Анона в Понивилль…</text:p>
      <text:p text:style-name="P51"><text:span text:style-name="T11">– </text:span>ОГО!</text:p>
      <text:p text:style-name="P51">Единорожка аж села на крыльцо от удивления.</text:p>
      <text:p text:style-name="P51"><text:span text:style-name="T11">– </text:span>Представлем себе, ЧТО вы скрываете, если ты готова на ТАКОЕ! Признаюсь, тебе удалось нас заинтересовать!</text:p>
      <text:p text:style-name="P51">Единорожка в задумчивости стала ходить по веранде туда-сюда, разговаривая сама с собой.</text:p>
      <text:p text:style-name="P51"><text:span text:style-name="T11">–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51">Единорожка встала на задние ноги и захлопала в копыта. После чего она метнулась в дом, потянув нас за собой.</text:p>
      <text:p text:style-name="P51">В небольшой комнатке напротив камина стоял диван. У противоположных стен стояли шкаф и трюмо. На трюмо лежала стопка газет, прикрытых отстроконечной шляпой с вышитыми звёздочками. Шкаф был увешан афишами с Трикси, творящей очередное заклинание, Трикси с букетом цветов принимающей поздравления и Трикси в свете прожекторов прикрывающейся плащом на возвышении.</text:p>
      <text:p text:style-name="P51">Единорожка улеглась на диване. Мы с Дэш шмякнулись на ковёр.</text:p>
      <text:p text:style-name="P51"><text:span text:style-name="T11">– </text:span>Мы приняли решение не выдавать вас полиции в обмен на то, что вы расскажете нам о вашей секретной миссии!</text:p>
      <text:p text:style-name="P51"><text:span text:style-name="T11">– </text:span>Не пойдёт! <text:span text:style-name="T11">– </text:span>заявил я. <text:span text:style-name="T11">– </text:span>Я уже сказал, что это тайна. Мне добавить нечего.</text:p>
      <text:p text:style-name="P51"><text:span text:style-name="T11">– </text:span>Да неужели? <text:span text:style-name="T11">– </text:span>захлопала ресницами Трикси. <text:span text:style-name="T11">– </text:span>Ты хорошо подумал?</text:p>
      <text:p text:style-name="P51">Окно <text:s/>комнаты распахнулось. В комнату ворвался вой сирены. Несколько полицейских фургонов промчались мимо.</text:p>
      <text:p text:style-name="P51">Вот чёрт!!!</text:p>
      <text:p text:style-name="P51"/>
      <text:p text:style-name="P51">…</text:p>
      <text:p text:style-name="P38"/>
      <text:p text:style-name="P51"><text:span text:style-name="T11">– </text:span>Так вот, почему в последнее время представления были такими изматывающими! Утечка магии не может не волновать нас! <text:span text:style-name="T11">– </text:span>единорожка задумалась. <text:span text:style-name="T11">– </text:span>Но твой рассказ не объясняет нам, куда исчезла принцесса Селестия!</text:p>
      <text:p text:style-name="P51"><text:soft-page-break/><text:span text:style-name="T11">– </text:span>Так вот почему я не могу нести тебя! <text:span text:style-name="T11">– </text:span>вторила ей пегаска. <text:span text:style-name="T11">–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51"><text:span text:style-name="T11">– </text:span>Стой! Что ты там сказала о Селестии? Куда она исчезла?</text:p>
      <text:p text:style-name="P51">Трикси молча левитировала мне газеты с трюмо.</text:p>
      <text:p text:style-name="P51">…</text:p>
      <text:p text:style-name="P51">Ох, фак! Фак-фак-фак!!!</text:p>
      <text:p text:style-name="P51">«<text:span text:style-name="T27">Исчезновение дневной главы диархии: Эквестрия в панике!</text:span>» (статья двухдневной давности).</text:p>
      <text:p text:style-name="P51">«<text:span text:style-name="T27">Принцесса Селестия исчезла вчера утром! Придворный церемониймейстер, мисс Трейдишнс, обнаружила лишь смятую простыню в постели! Всепони Эквестрии собираются в стихийные митинги!</text:span>» (вчерашняя статья).</text:p>
      <text:p text:style-name="P51">«<text:span text:style-name="T27">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гласит: «<text:span text:style-name="T27">Да отстаньте же вы от меня! Он сказал, что ест пони, но я этого НЕ ВИДЕЛА!!!</text:span>»).</text:p>
      <text:p text:style-name="P51">«<text:span text:style-name="T27">Чужестранец-примат, ввергший ранее нашу принцессу в глубокую депрессию, подозревается в её исчезновении!!! В его розысках участвуют кантерлотские дневная и ночная стражи, национальная гвардия и Вондерболты!</text:span>»</text:p>
      <text:p text:style-name="P51">«<text:span text:style-name="T27">Принцесса Луна в ярости! Ночная глава диархии высказалась о произошедшем: «Я так и знала, что не стоит распинаться перед этим двуногим ничтожеством! Если бы моя сестра меня хоть изредка слушалась…</text:span>»»</text:p>
      <text:p text:style-name="P51">Получается, Селестия исчезла уже когда мы садились в поезд. А когда прибыли в Фетлок, мой фейс уже красовался на плакатах <text:span text:style-name="T11">“Wanted…” .</text:span></text:p>
      <text:p text:style-name="P38"><text:span text:style-name="T11">– </text:span><text:span text:style-name="T1">Офигеть! Нас ищут сами Вондерболты! Даже не знаю, радоваться этому, или огорчаться. </text:span>– <text:span text:style-name="T1">пробормотала пегаска.</text:span></text:p>
      <text:p text:style-name="P38">– <text:span text:style-name="T1">ОНИ ЧТО, ШУТОК НЕ ПОНИМАЮТ?!! </text:span>– <text:span text:style-name="T1">заорал я наконец. </text:span>– <text:span text:style-name="T1">Нашли пониеда, ёбнутые пони!!!</text:span></text:p>
      <text:p text:style-name="P51"><text:span text:style-name="T11">– </text:span>Прикинь, а? <text:span text:style-name="T11">– </text:span>участливо ткнулась в меня носом Дэш. <text:span text:style-name="T11">– </text:span>Над моими приколами тоже одна я и смеюсь. У<text:span text:style-name="T11"> </text:span>большинства вместо чувства юмора жир на ляжках.</text:p>
      <text:p text:style-name="P66">Я отчаянно массировал виски пальцами. <text:span text:style-name="T1">Всё катилось к чертям собачьим.</text:span> И<text:span text:style-name="T1">счезновение пони добралось и до Сел.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text:span></text:p>
      <text:p text:style-name="P51">Я зажал голову в ладонях и застонал, покачиваясь из стороны в сторону.</text:p>
      <text:p text:style-name="P51"><text:span text:style-name="T11">– Анон</text:span>? Ты в порядке?</text:p>
      <text:p text:style-name="P51">Дэш махала копытом у меня перед глазами, пытаясь до меня достучаться. Я не видел её. У меня перед глазами пробегали воспоминания мо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десять лет, мне удастся завоевать её сердце.</text:p>
      <text:p text:style-name="P51">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text:s/>Сейчас же она ушла окончательно, оставив после себя пустоту.</text:p>
      <text:p text:style-name="P51"><text:soft-page-break/>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text:bookmark-start text:name="__DdeLink__16781_959615857"/>—<text:bookmark-end text:name="__DdeLink__16781_959615857"/> и я старался. Она смогла увлечь меня за собой, у меня впервые за много лет появилась великая цель.</text:p>
      <text:p text:style-name="P51">И вот теперь её нет. Зачем куда-то бежать, скрываться, рисковать, если смысл стараний потерян?</text:p>
      <text:p text:style-name="P58"/>
      <text:p text:style-name="P58">«…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61">– Я доведу! Обещаю!..»</text:p>
      <text:p text:style-name="P51"/>
      <text:p text:style-name="P51">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51">И у меня есть кое-какие результаты, чёрт побери!</text:p>
      <text:p text:style-name="P51">Мы добыли резонаторы и, если доберёмся до Понивилля, <text:s/>можем провести эксперимент. И если он завершится успешно, я узнаю суть Большого Откровения и, может быть, сможем устранить причину угасания Эквестрии. И тогда, может быть, сможем вернуть Сел!</text:p>
      <text:p text:style-name="P51">Дерьмо! Слишком много «если» и «может быть»!</text:p>
      <text:p text:style-name="P51">Трижды дерьмо!!! Я забыл, что для проведения эксперимента, нам нужна помощь Селестии!</text:p>
      <text:p text:style-name="P51"/>
      <text:p text:style-name="P66"><text:span text:style-name="T1">«…</text:span><text:span text:style-name="T3">А ускоритель </text:span><text:span text:style-name="T13">— </text:span><text:span text:style-name="T3">это даже не шланг, это пожарный брандспойт. Тебя сожгёт магией, если я попытаюсь применить заклинание Прозрения на тебе, усилив его ускорителем. Даже не проси!..</text:span><text:span text:style-name="T1">»</text:span></text:p>
      <text:p text:style-name="P51"/>
      <text:p text:style-name="P51">Что ж, вот ты и вернулся в своё такое знакомое и уютное для тебя состояние депресняка, Анон! Последний месяц был просто ярким фантастически-нереальным исключением из правила. Ты уж начал было думать, что так будет всегда. ХА-ХА-ХА! <text:s/>Воистину, если бы для спасения Эквестрии нужно было бы ныть и жаловаться на судьбу, ты бы уже давно почивал на лаврах победителя, а благодарные пони спасённой Эквестрии носили бы тебе пиво с чипсами прямо в <text:s/>гамак!</text:p>
      <text:p text:style-name="P51">Пегаска корчила мне зверские рожи, пытаясь вывести меня из ступора. Единорожка, наблюдая за её попытками, пробормотала: «Может, нам стоило всё же согласиться на её предложение?»</text:p>
      <text:p text:style-name="P38">– Анон, соберись! Не будь тряпкой! Ну что же ты? Где тот крутой и классный Анон, которого я знаю? Не зацикливайся на Селестии, мы обязательно вернём её! Ты не один, у тебя есть друзья! У тебя есть я! Хочешь <text:span text:style-name="T1">— я познакомлю тебя со своими подругами: Флаттершай, Эпплджек, Рэрити, Пинки Пай? <text:s/>Мы пойдём к Твайлайт и она обязательно что-нибудь придумает!</text:span></text:p>
      <text:p text:style-name="P51">Дэш в отчаянии стала трясти меня. При последних её словах у меня в мозгу зажглась лампочка.</text:p>
      <text:p text:style-name="P51">Флаттершай. Эпплджек. Рэрити. Пинки Пай. Твайлайт. Рэйнбоу Дэш. Бинго!</text:p>
      <text:p text:style-name="P51">МУ-ХА-ХА!</text:p>
      <text:p text:style-name="P51">Кажется, ты знаешь, как показать фак провидению, Анон! The <text:span text:style-name="T11">Show must go on!</text:span></text:p>
      <text:p text:style-name="P51">Я улыбнулся и помахал пегаске рукой, показывая, что в норме. Дэш облегчённо выдохнула.</text:p>
      <text:p text:style-name="P38">– <text:span text:style-name="T1">Так что, мы свободны? </text:span>– <text:span text:style-name="T1">спросил я единорожку, поднимаясь с пола.</text:span></text:p>
      <text:p text:style-name="P38">– <text:span text:style-name="T1">О, да! Великая и могучая Трикси держит слово!</text:span></text:p>
      <text:p text:style-name="P51">Единорожка задумалась и продолжила:</text:p>
      <text:p text:style-name="P38"><text:span text:style-name="T1">– Более того, Трикси поможет вам! Вы можете взять наш гастрольный фургон! В нём примат может незамеченным добраться до Понивилля. Мы, к сожалению, не сможем вас сопровождать — у нас дела в </text:span>Кантерлоте, <text:span text:style-name="T1">но фургон вполне может тащить Рэйнбоу Дэш. Мы будем признательны, если вы потом </text:span><text:soft-page-break/><text:span text:style-name="T1">вернёте нам фургон назад: нам он достался тяжким трудом. </text:span>Это<text:span text:style-name="T1"> и будет нашим решающим вкладом в дело спасения Эквестрии! Можете не благодарить!</text:span></text:p>
      <text:p text:style-name="P134"/>
      <text:h text:style-name="Heading_20_2" text:outline-level="2">17. <text:span text:style-name="T1">Деградация</text:span></text:h>
      <text:p text:style-name="P90"/>
      <text:p text:style-name="P51">– Ы! Ы! Ы! Ы! Ы!</text:p>
      <text:p text:style-name="P51">Дэш стучала лбом о сосну с такой силой, что на неё сверху падали иголки и шишки.</text:p>
      <text:p text:style-name="P51">Я вышел из фургона и присел рядом.</text:p>
      <text:p text:style-name="P51">– Дэш! В конце-концов, мы можем спать днём, а идти ночью. Тогда я могу тащить фургон. Не стоит тебе так мучаться.</text:p>
      <text:p text:style-name="P51">Пегаска стояла, прижавшись лбом к стволу, и молчала. Я продолжил.</text:p>
      <text:p text:style-name="P51">– Или же мы можем нанять земнопони. Я не буду показываться из фургона, а ты строго запретишь ему совать нос внутрь.</text:p>
      <text:p text:style-name="P51">Дэш тяжело вздохнула и закатила глаза.</text:p>
      <text:p text:style-name="P51">– Я все эти варианты продумала за первый час дороги. Они все фиго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51">Я вздохнул. Из-за меня страдала пегаска, мой единственный друг в последние дни. Для неё тащить тяжёлый фургон было всё равно что для меня плыть по асфальту. Но лучшего способа передвижения мы так и не придумали. Железная дорога была для нас закрыта. Так как единственный наземный путь через горы проходил по железнодорожному тоннелю, мы решили обойти их через Филлидельфию. Патрули пегасов мелькали в небе каждые два-три часа и без фургончика Трикси меня бы уже давно обнаружили. Я мог выходить из него под прикрытием деревьев только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нам по пути, нужно было остерегаться случайных путников.</text:p>
      <text:p text:style-name="P51">Если бы дело касалось только меня, я бы уже давно сдался властям. Но оставалась миссия, которую мне надо было выполнить во что бы то ни стало. Сел была убеждена, что от её исхода зависит судьба Эквестрии, и я должен был выполнить обещание, данное ей.</text:p>
      <text:p text:style-name="P51">Пегаска пробормотала что-то чуть слышно.</text:p>
      <text:p text:style-name="P51">– Что? – не расслышал я.</text:p>
      <text:p text:style-name="P51">– Обними меня. – чуть громче повторила Дэш. Мне было удивительно слышать просящий тон от крутой и задиристой подруги. – Ну, помнишь, как ты это сделал на крыше «Псинтела»? Мне станет легче тянуть.</text:p>
      <text:p text:style-name="P51">Я пожал плечами и обнял пегаску.</text:p>
      <text:p text:style-name="P51">– Э, нет, погоди. – Дэш сбросила плащ Трикси, скрывающий её крылья. – Давай!</text:p>
      <text:p text:style-name="P51">Я обнял её повторно. В этот раз пегаска не стояла смирно, а, в свою очередь, обняла меня.</text:p>
      <text:p text:style-name="P51">Легкое тело пегаски напряглось под моими руками, я почувствовал игру махательных мышц под пальцами. Немного отстранившись от неё я заметил, что она закрыла глаза, её крылья встали торчком, а на мордочке расплывается улыбка. Её дыхание участилось, она начала напирать на меня всем телом и мне пришлось опустить руки и упереться локтями в землю, чтобы не растянуться окончательно.</text:p>
      <text:p text:style-name="P51">– Эм-м… Ты чего?</text:p>
      <text:p text:style-name="P51">Дэш раскрыла глаза. Я упёрся ладонью ей в грудь и осторожно отодвинул от себя. Пегаска разжала обьятия.</text:p>
      <text:p text:style-name="P51">– Йей! Обнимашки таки клёво снимают стресс! Ещё лучше, чем почесушки! Тебе разве не нравится?</text:p>
      <text:p text:style-name="P51"><text:soft-page-break/>– Нравится. Но ты слишком увлеклась: я чуть не оказался на земле.</text:p>
      <text:p text:style-name="P51">Дэш смутилась.</text:p>
      <text:p text:style-name="P51">– Упс! Забыла, что ты очень неустойчиво сидишь! Не сердись!</text:p>
      <text:p text:style-name="P51">Я покровительно похлопал пегаску по шее.</text:p>
      <text:p text:style-name="P51">– Тут дело не в неустойчивости, а в неожиданности. Я вполне мог бы выдержать твой натиск, если бы знал о нём. Ничего, в следующий раз можешь увлекаться, я предупреждён.</text:p>
      <text:p text:style-name="P51">Пегаска немедленно заорала:</text:p>
      <text:p text:style-name="P51">– Обнимашки-и-и!!! – и повалила меня на траву вторично. Сила, таящаяся в её худеньком теле, обескураживала.</text:p>
      <text:p text:style-name="P51">– Дэш! Ну, не воспринимай же всё так буквально, ё-моё!</text:p>
      <text:p text:style-name="P51">– Гы! Что-то ты не слишком был готов к этому разу!</text:p>
      <text:p text:style-name="P51">Пегаска со смехом прыгала вокруг меня, бодаясь головой и раз-за-разом опрокидывая меня на землю. В конце концов я демонстративно улёгся, подложив руки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11"> </text:span>От некоторых трюков у меня замирало в сердце: пегаска проносилась над вершинами дубов и сосен так быстро и низко, что за ней подымался шлейф из сорваных листьев, иголок, сухих веточек и даже прошлогодних гнёзд. Столкновение с любым более-менее крепким сучком стало бы для неё фатальным.</text:p>
      <text:p text:style-name="P51">Наконец она приземлилась, пропахав в дёрне борозды тормозного следа.</text:p>
      <text:p text:style-name="P51">– Ффух! Ещё бы немного, и я бы рехнулась от тоски! Как только Эпплджек эти телеги таскает? Это же офигенно скучно!</text:p>
      <text:p text:style-name="P51">Пегаска накинула на себя плащ, скрыв крылья, и стала впрягаться в фургончик.</text:p>
      <text:p text:style-name="P51">– Анон, залазь в фургон. Там впереди какой-то посёлок. Купим еды и узнаем новости.</text:p>
      <text:p text:style-name="P51"/>
      <text:p text:style-name="P52">***</text:p>
      <text:p text:style-name="P51"/>
      <text:p text:style-name="P51">День спустя…</text:p>
      <text:p text:style-name="P51"/>
      <text:p text:style-name="P51">«<text:span text:style-name="T27">Добро пожаловать в Груммингтон! Вам здесь рады!</text:span></text:p>
      <text:p text:style-name="P51"><text:span text:style-name="T27">Население города </text:span><text:span text:style-name="T61">302 пони</text:span><text:span text:style-name="T27">.</text:span></text:p>
      <text:p text:style-name="P51"><text:span text:style-name="T61">250 пони</text:span><text:span text:style-name="T27">.</text:span></text:p>
      <text:p text:style-name="P51"><text:span text:style-name="T61">125 поней</text:span><text:span text:style-name="T27">.</text:span></text:p>
      <text:p text:style-name="P51"><text:span text:style-name="T27">54 паня.</text:span>»</text:p>
      <text:p text:style-name="P51"/>
      <text:p text:style-name="P51">Фургон стоял на обочине рядом с указателем. Отогнув край занавески, я наблюдал за крохотным посёлком в две улицы.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южины пони продавали овощи на крохотном базарчике. Две пони сидели под навесом летней веранды кафе. Крохотная кобылка-жеребёнок с огромным бантом рисовала в придорожной пыли гвоздём какие-то цифры. У прилавка с картошкой Дэш торговалась с серой земнопони.</text:p>
      <text:p text:style-name="P51">Я вернулся за столик у окна и продолжил писать письмо.</text:p>
      <text:p text:style-name="P51"/>
      <text:p text:style-name="P51"><text:soft-page-break/>«…<text:span text:style-name="T22">чувствую себя совершенно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Дэш, чёрт бы меня побрал!</text:span></text:p>
      <text:p text:style-name="P61">Дела тут идут неважнецки, если не сказать соввсем паршиво. В этой глуши далеко не так опрятно и красиво, как вблизи Кантерлота и даже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силуэты пони, но те никогда не подходят близко и при попытке приблизиться убегают. Тут от тоски уже даже патрульным пегасам в небе рад будешь! Хорошо, хоть в Груммингтоне кто-то живёт: у нас с продуктами стало совсем напряжно. Дэш тайком от меня даже начала жевать траву, хоть и не переносит её.</text:p>
      <text:p text:style-name="P61">Иногда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три штуки.</text:p>
      <text:p text:style-name="P61">Дэш совсем приуныла. Обычно бойкая и разговорчивая, сейчас она часами тянет фургон без единого слова. Даже перерывы на полёты её не радуют. Только во время ежедневных сеансов «обнимашек» я чувствую, как к ней приходит радость.</text:p>
      <text:p text:style-name="P61">Да, по-поводу «обнимашек». Это не то, что ты думаешь, Сел! Разумеется, нет смысла отрицать очевидное: люди и пони могут… гм... иметь секс. Наш с тобой опыт это хорошо подтверждает. Но обнимашки с Дэш вовсе не преследуют целью интим. Дэш — мой лучший друг в Эквестрии (да и где-бы-то ни было ещё), но я абсолютно не представляю её в качестве кого-то большего. Да и она сама, я уверен, тоже. Просто пони — очень социальные животные, намного более социальные, чем люди. Не тебе это объяснять. Для хорошего самочувствия им необходим близкий контакт с себе подобными. Или хоть с кем-нибудь, как в нашем случае. Поэтом я и стараюсь скрасить тяжёлые будни пегаски дружескими потасовками-обнимашками, от которых она в восторге. Главное, во время этих упражнений не разфигачить вдребезги фургончик Трикси, нам его ещё возвращать придётся.</text:p>
      <text:p text:style-name="P61">Не знаю, зачем я перед тобой оправдываюсь? Ладно.</text:p>
      <text:p text:style-name="P61">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долго вспоминает, как называется та или иная вещь. Это меня беспокоит: раньше такого не случалось. Может, это от усталости: она таки здорово вымоталась за эти дни, таща фургон. Как я не додумался, что пегасы не предназначены волочить наземные повозки! Мне теперь кажется, что Трикси предложила нам этот вариант, чтобы поиздеваться над пегаской.</text:p>
      <text:p text:style-name="P61">В общем, если Дэш не ошибается, завтра мы доберёмся до Филлидельфии, а ещё через неделю — до Понивилля. И если мой план выгорит, мы найдём тебя, где бы ты ни была. И если мне при этом повезёт, я лично уничтожу этот клочок бумаги. Если же нет — вам понадобится новый Анон (бу-га-га!).</text:p>
      <text:p text:style-name="P21">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37">твою забывчивость, из-за которой нам с Дэш пришлось тащиться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36">Крепко обнимаю, чешу холку, хлопаю по шее! Твой Анон. </text:span><text:span text:style-name="T22">Дружба </text:span><text:span text:style-name="T36">—</text:span><text:span text:style-name="T22"> </text:span><text:span text:style-name="T3">э</text:span><text:span text:style-name="T22">то, </text:span><text:span text:style-name="T63">так её </text:span><text:span text:style-name="T3">разэтак</text:span><text:span text:style-name="T63">,</text:span><text:span text:style-name="T22"> магия!</text:span></text:p>
      <text:p text:style-name="Standard"><text:span text:style-name="T22">P.S. Мне тебя не хватает. Сильно.</text:span><text:span text:style-name="T54">»</text:span></text:p>
      <text:p text:style-name="P51"/>
      <text:p text:style-name="P51"><text:soft-page-break/>В дверь постучали условным стуком. Я спрятал письмо и впустил Дэш, закрыв за ней дверь. Пегаска сбросила перемётные сумки и молча уселась перед печкой. Я растопил огонь в маленькой буржуйке и принялся чистить картошку с морковкой.</text:p>
      <text:p text:style-name="P51">– Всё в порядке, Дэш?</text:p>
      <text:p text:style-name="P51">Пегаска смотрела на язычки огня, танцующие в окошке печной дверцы и молчала. Наконец она отозвалась.</text:p>
      <text:p text:style-name="P51">– Нет. Не всё в порядке.</text:p>
      <text:p text:style-name="P51">Дэш отвернулась от огня и взглянула на меня.</text:p>
      <text:p text:style-name="P51">–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глобально. Эквестрия загибается, без шуток! Очень скоро всё, что я знаю и что мне дорого, исчезнет без следа. И это совсем не круто.</text:p>
      <text:p text:style-name="P51">Я сел рядом с пегаской, обнял её и легонько встряхнул.</text:p>
      <text:p text:style-name="P51">– Дэш, что с тобой? Что с моей радужной бро? Почему ты уверена в худшем? Мы обязательно доберёмся до Понивилля, проведём эксперимент и увидим суть этого дерьма. И тогда мы сможем победить его. Вот увидишь!</text:p>
      <text:p text:style-name="P51">Дэш негромко всхлипнула и тут же закашлялась, пытаясь скрыть секундную слабость.</text:p>
      <text:p text:style-name="P51">– Ты бы видел этих пони! Они как пустышки. С виду настоящие, но как подойдёшь поближе и попытаешься заговорить… Я пыталась торговаться на базар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Анон!! Они не только разучились считать и выращивать, но и почти забыли смысл торговли! И едят сено! Какого сена!!!</text:p>
      <text:p text:style-name="P51">Пегаска фейсхуфнула. Я прижал её к себе и успокаивающе гладил по гриве.</text:p>
      <text:p text:style-name="P51">–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 Что за фигня!</text:p>
      <text:p text:style-name="P51">Я поставил кастрюлю с картошкой на печку.</text:p>
      <text:p text:style-name="P51">– Дэш. Когда ты в последний раз летала?</text:p>
      <text:p text:style-name="P51">– Вчера утром немного. А что?</text:p>
      <text:p text:style-name="P51">– Попробуй взлети сейчас. Просто поднимись к потолку. У меня есть одно соображение, хочу проверить.</text:p>
      <text:p text:style-name="P51">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ещё сильнее, <text:s/>подпрыгнула изо всех сил.</text:p>
      <text:p text:style-name="P51">– …Да ладно!</text:p>
      <text:p text:style-name="P51">Пегаска сидела на полу и удивлённо рассматривала свои крылья. Потом для уверенности подёргала зубами за маховые перья.</text:p>
      <text:p text:style-name="P51">– Вроде не сплю — боль чувствуется. Тогда какого сена я падаю?!!</text:p>
      <text:p text:style-name="P51">– Дэш. – мягко сказал я. – Пегасы же держатся в воздухе, не в последнюю очередь, за счёт магии. Одних крыльев ведь недостаточно? Правильно?</text:p>
      <text:p text:style-name="P51">– И?</text:p>
      <text:p text:style-name="P51"><text:soft-page-break/>–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51">– У-у-у-ы-ы-ы-а-а-а!</text:p>
      <text:p text:style-name="P51">Дэш горько, с подвыванием, разрыдалась.</text:p>
      <text:p text:style-name="P51">– Ы-ы-ы! Я не могу без неба-а-а! Мне нужно лета-а-ать! Я пега-а-ас!</text:p>
      <text:p text:style-name="P51">Крутая и тренированная пегаска сотрясалась от плача, как ребёнок. Её депрессия последних дней вырвалась наружу эмоциональным взрывом.</text:p>
      <text:p text:style-name="P51">– Почему всё так… хнык... паршиво? Что мы сделали не так? Хнык… Я даже не знаю, с кем надо подраться, чтобы всё исправить…</text:p>
      <text:p text:style-name="P51">Я сел рядом. Мне нечем было её утешить, я мог лишь молча обнять её, поглаживая по растрёпанной гриве. Пегаска, вхлипывая, прижалась ко мне.</text:p>
      <text:p text:style-name="P51">– Анон?</text:p>
      <text:p text:style-name="P51">– Да?</text:p>
      <text:p text:style-name="P51">–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51">– Дэш, мы дойдём до Понивилля вместе, что бы ни случилось. Обещаю тебе.</text:p>
      <text:p text:style-name="P51">Пегаска утешилась и замерла, глядя в огонь. Время от времени она горько всхлипывала, сотрясаясь всем телом.</text:p>
      <text:p text:style-name="P51">Я мыл тарелки после ужина, когда услышал бормотание Дэш за спиной.</text:p>
      <text:p text:style-name="P51">«И-и-и… о-о-о… эн… а-а-а… И она… П-э-э-э… о-о-о… Как эта буква называется, забери меня дискорд? Ша? Ша! Эл! А! Мммм… И она пошла… Ы-ы-ы!!!»</text:p>
      <text:p text:style-name="P51">Громкий «бабах» дал понять, что Дэш захлопнула книгу. После короткой паузы взьерошенная пегаска <text:s/>выглянула из-за спины.</text:p>
      <text:p text:style-name="P51">– Анон? Расскажи какую-нибудь сказку на ночь? Что-то спать не хочется.</text:p>
      <text:p text:style-name="P51">Пегаска залезла на диван и похлопала рядом с собой.</text:p>
      <text:p text:style-name="P51">Я поставил тарелку в шкафчик и вытер руки о передник.</text:p>
      <text:p text:style-name="P51">– Дэш, это плохая идея. Давай, я лучше тебе почитаю.</text:p>
      <text:p text:style-name="P51">– Хочу сказку! – пегаска насупилась и отгородилась от меня подушкой. – Ты плохой!</text:p>
      <text:p text:style-name="P51">– Дэш! Я не помню ни черта!</text:p>
      <text:p text:style-name="P51">– Сказку!!! – подушка полетела в меня.</text:p>
      <text:p text:style-name="P51">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подруги не в счёт).</text:p>
      <text:p text:style-name="P51">Дэш повернулась ко мне спиной и стала подозрительно шмыгать носом.</text:p>
      <text:p text:style-name="P51">Я подошёл к дивану и сел рядом, развернув её к себе.</text:p>
      <text:p text:style-name="P51">– Ну ладно. Сама напросилась!</text:p>
      <text:p text:style-name="P51">Я задумался.</text:p>
      <text:p text:style-name="P51">…</text:p>
      <text:p text:style-name="P51">– Вот тебе сказка с моралью. Слушай.</text:p>
      <text:p text:style-name="P51">Я устроился на диване, положив под ноги подушку, на которой тут же примостилась и пегаска.</text:p>
      <text:p text:style-name="P51"><text:soft-page-break/>– Однажды в кувшин с молоком попали две жабы…</text:p>
      <text:p text:style-name="P51">– Бггг! Уже смешно! – заржала Дэш. – <text:s/>Как могли жабы попасть в кувшин? Он же высокий? Жабы прыгают низко. Может, это было блюдце?</text:p>
      <text:p text:style-name="P51">– Нет! – упёрся я. – Кувшин! Иначе морали не получится! Жабы… эээ… свалились в него с кантерлотской скалы.</text:p>
      <text:p text:style-name="P51">– Ух ты! Круто! А что они там делали?</text:p>
      <text:p text:style-name="P51">– Дэш! Как я могу рассказывать, если ты постоянно меня перебиваешь?</text:p>
      <text:p text:style-name="P51">– Ну пожалуйста! Больше не буду, только объясни, как жабы оказались в Кантерлоте?</text:p>
      <text:p text:style-name="P51">–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51">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51">– Вау! Прикольно!</text:p>
      <text:p text:style-name="P51">–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51">– А потом?</text:p>
      <text:p text:style-name="P51">–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выпрыгнул из кувшина 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51">Пегаска затряслась от смеха. Потом, прервавшись, строго спросила с меня:</text:p>
      <text:p text:style-name="P51">– А какая тут мораль? Ты говорил, в этой сказке будет мораль!</text:p>
      <text:p text:style-name="P51">– Мораль? Э-э-э… Мораль тут такая. – <text:s/>мрачно заявил я. – Не умеешь летать — не суйся к принцессе!</text:p>
      <text:p text:style-name="P51">– Хорошая… ммм… сказка… – пробормотала пегаска сонно. Зевнув во весь рот она потянулась и, прижавшись к моей ноге, заснула.</text:p>
      <text:p text:style-name="P51">Я не удержался и почесал её за ухом. Морда пегаски расплылась в улыбке и моя нога оказалась в замке. Я попытался высвободиться, но пегаска вцепилась крепко, всеми четырьмя. От моей возни она что-то жалобно пробормотала и сжала ногу ещё крепче.</text:p>
      <text:p text:style-name="P51">Я пожал плечами, устроился поудобнее и укрылся одеялом.</text:p>
      <text:p text:style-name="P51"/>
      <text:p text:style-name="P51">…</text:p>
      <text:p text:style-name="P51"/>
      <text:p text:style-name="P51">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51">Скррржжжж… Скррржжж… Скррржжж…</text:p>
      <text:p text:style-name="P51">Снаружи раздался скрежет. В глубокой ночи, посреди абсолютной тишины этот тихий <text:s/>звук таил необъяснимую угрозу.</text:p>
      <text:p text:style-name="P51">Скррржжжж… Скррржжж…</text:p>
      <text:p text:style-name="P51"><text:soft-page-break/>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51">На земле прямо перед фургоном сидела кобылка-жеребёнок и, зажав в зубах гвоздь, выцарапывала что-то на жестяной крышке коробки из-под конфет.</text:p>
      <text:p text:style-name="P51">– Что ты тут делаешь так поздно? Где твои родители? – вздохнув с облегчением, спросил я.</text:p>
      <text:p text:style-name="P51">Выйдя из фургона, я подошёл к жеребёнку и посветил на жестянку.</text:p>
      <text:p text:style-name="P51">– Чем ты тут занимаешься?</text:p>
      <text:p text:style-name="P51">Жеребёнка молча смотрела на меня, зажав гвоздь в зубах. На жестянке были коряво выцарапаны буквы.</text:p>
      <text:p text:style-name="P51">«<text:span text:style-name="T61">37 пни</text:span></text:p>
      <text:p text:style-name="P69">24пн</text:p>
      <text:p text:style-name="P69">15</text:p>
      <text:p text:style-name="P51"><text:span text:style-name="T27">1</text:span>»</text:p>
      <text:p text:style-name="P51">– Что это за цифры? – спросил я.</text:p>
      <text:p text:style-name="P51">Кобылка смотрела на меня не отвечая. Потом она достала из тряпичного нагрудного кармана целлулоидную пасочку в форме аликорна и положила передо мной. Вернувшись к табличке, она постучала по ней копытом и указала куда-то вверх. Я посветил туда фонариком. В круге света белел знакомый указатель.</text:p>
      <text:p text:style-name="P51">«<text:span text:style-name="T27">Добро пожаловать в Груммингтон! Вам здесь рады!</text:span></text:p>
      <text:p text:style-name="P51"><text:span text:style-name="T27">Население города </text:span><text:span text:style-name="T61">302 пони</text:span><text:span text:style-name="T27">.</text:span></text:p>
      <text:p text:style-name="P51"><text:span text:style-name="T61">250 пони</text:span><text:span text:style-name="T27">.</text:span></text:p>
      <text:p text:style-name="P51"><text:span text:style-name="T61">125 поней</text:span><text:span text:style-name="T27">.</text:span></text:p>
      <text:p text:style-name="P51"><text:span text:style-name="T27">54 паня.</text:span>»</text:p>
      <text:p text:style-name="P51">Липкое чувство безочётного ужаса зародилось у меня где-то между лопаток и протянуло холодные щупальца к сердцу. У меня от волнения пересохло в горле.</text:p>
      <text:p text:style-name="P51">– Ты хочешь сказать, этой ночью из населения осталась ты одна? – хрипло спросил я.</text:p>
      <text:p text:style-name="P51">Кобылка кивнула и снова показала на жестянку и вверх.</text:p>
      <text:p text:style-name="P51">– Анон! Оглянись! – тревожно воскликнула Дэш у меня за спиной.</text:p>
      <text:p text:style-name="P51">Прямо за нами по земле в круг света вползла трещина. Она змеёй заструилась между нами,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51">– Дэш! Быстро!</text:p>
      <text:p text:style-name="P51">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51">УУУУУУРРРРРРГГГГХХХХХХХ!!!</text:p>
      <text:p text:style-name="P51">С треском и стоном ухнул Груммингтон в разверзшуюся пропасть. Рухнуло всё: дома, ратуша, кафе, магазин. Заборы рассыпались в щепы, обваливаясь в провал один за другим. Последней рухнула мельница, нелепо махая лопастями в тусклом свете луны.</text:p>
      <text:p text:style-name="P51">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51"><text:soft-page-break/>– Анон, запрыгивай!</text:p>
      <text:p text:style-name="P51">Фургон затормозил рядом с со мной, рассеивая мрак фронтальным фонарём. Пегаска от нетерпения пританцовывала в упряжи. Я машинально поднял с земли паску и шагнул к фургону. Потом передумал и знаком попросил пегаску подождать. Перешагнув через разлом, я поднял жестянку с земли и закрепил её под указателем. Потом, подобрав гвоздь, зачеркнул на табличке единицу и вывел новую цифру:</text:p>
      <text:p text:style-name="P55"/>
      <text:p text:style-name="P55">0</text:p>
      <text:p text:style-name="P51"/>
      <text:p text:style-name="P51">Фургон сорвался с места. Дэш неслась галопом, стараясь побыстрее покинуть проклятое место. Я сел у заднего окна и проводил указатель взглядом. Через минуту табличка исчезла в ночи.</text:p>
      <text:p text:style-name="P51"/>
      <text:h text:style-name="Heading_20_2" text:outline-level="2">18. Филлидельфия</text:h>
      <text:p text:style-name="P38"/>
      <text:p text:style-name="P51">Филлидельфия была слишком велика, чтобы сгинуть полностью — провал расколол её пополам, проглотив центральную часть. Остатки домов, удержавшиеся от обрушения, нависали над пропастью.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Мы стояли на одном краю трещины и наблюдали, как на втором краю немногочисленные оставшиеся жители, выстроившись гуськом, садятся в вагон. Паровоз пыхал дымом где-то вдалеке, в голове поезда. Прямо перед станцией, метров за десять от последнего вагона, пути обрывались в пропасть изломанными полосами стали. На окраине города, там, где провал сужался, через трещину были перекинуты сбитые наспех мостки.</text:p>
      <text:p text:style-name="P51">Я поднял кусок газеты, прибитый ветром к ограждению и быстро пробежался по заголовкам.</text:p>
      <text:p text:style-name="P51">«<text:span text:style-name="T27">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27">Подземные толчки в Кантерлоте! По оценкам экспертов, мощность землетрясения не превысила пяти баллов. Это уже третий случай за последний месяц</text:span>». <text:span text:style-name="T49">«</text:span><text:span text:style-name="T28">Общественные работы: распоряжением принцессы Луны пятница отводится для строительства мостов через провалы. Расписание работ филлидельфийских бригад по участкам</text:span><text:span text:style-name="T49">».</text:span> «<text:span text:style-name="T27">Провинция пустеет: репортаж из обеспоневшего посёлка</text:span>». «<text:span text:style-name="T27">Нехватка пегасов-погодников: указ принцессы Луны разрешает набор в погодные команды пегасов без лётных аттестатов</text:span>». «<text:span text:style-name="T27">Опасный преступник «примат-анонимус» всё ещё на свободе! Фетлок приходит в себя после разгрома павильона Псинтела. Награда за поимку возросла до двадцати тысяч!!!</text:span>». «<text:span text:style-name="T27">Казус в Мэйнхэттене: неизвестные разбросали по центру города листовки, доказывающие участие Найтмэр Мун <text:s/>в похищении принцессы Селестии</text:span>».</text:p>
      <text:p text:style-name="P51">На ближайшем же столбе висело объявление, в котором за мою голову уже предлагалось двадцать пять тысяч.</text:p>
      <text:p text:style-name="P51">Ха! С таким прогрессом они скоро за меня будут и миллион предлагать: за последние дни мы в небе не видели ни одного пегасьего дозора. Я днём уже свободно шагал рядом с пегаской, не боясь разоблачения.</text:p>
      <text:p text:style-name="P51">Издав прощальный гудок, поезд двинулся вперёд. По той неуловимой, неописуемой словами звенящей тишине, что установилась после его отъезда, мы поняли: Филлидельфия стала городом-призраком.</text:p>
      <text:p text:style-name="P51">–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ернёмся в Понивилль — а там дыра! Если бы я могла летать!</text:p>
      <text:p text:style-name="P51">Пегаска взмахнула крыльями для эффекта. Неожиданно для неё и меня, взмах крыльев подбросил её вверх на хороший метр.</text:p>
      <text:p text:style-name="P51"><text:soft-page-break/>– Какого се… – пегаска приземлилась на круп, изумлённо глядя на свои крылья. – …на!</text:p>
      <text:p text:style-name="P51">Подумав немного, Дэш выбралась из упряжи и что есть мочи замахала крыльями.</text:p>
      <text:p text:style-name="P51">– Ю-ху-у-у!!! – пусть и не так быстро и легко, как раньше, но пегаска пегаска всё же поднялась ввысь. Оглашая окраины счастливым визгом, Дэш выписывала петли и спирали в небе, пока, наконец, не сбила предупреждавший об опасности дорожный знак на краю пропасти.</text:p>
      <text:p text:style-name="P51">– Уй, лягать! – Дэш сидела на земле, потирая копытом лоб. В радужной шевелюре вызревала внушительных размеров шишка. Треугольная табличка, вращаясь, падала в провал.</text:p>
      <text:p text:style-name="P51">Я перевязывал пегаске голову, когда мне в голову пришла идея. Я указал на валяющийся рядом с нами самокат.</text:p>
      <text:p text:style-name="P51">– Дэш, ты ведь сможешь буксировать его на лету?</text:p>
      <text:p text:style-name="P51">– Этот? Конечно могу! Плёвое дело!</text:p>
      <text:p text:style-name="P51">– А со мной?</text:p>
      <text:p text:style-name="P51">– Хмм. Понимаю, к чему ты клонишь.</text:p>
      <text:p text:style-name="P51">Пегаска критически оглядела меня.</text:p>
      <text:p text:style-name="P51">– В тебе семьдесят – семьдесят пять килограммов. Раньше я дву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как старая больная кляча. То есть, кое-как держаться в воздухе, чуть похуже Флаттершай, ещё могу. А насчёт буксировки — не уверена. Надо попробовать.</text:p>
      <text:p text:style-name="P51">…</text:p>
      <text:p text:style-name="P51">Когда дорожное покрытие слилось в сплошную серую полосу, а руль самоката начал у меня в руках вибрировать от скорости, я заорал:</text:p>
      <text:p text:style-name="P51">– Дэ-э-э-ш!!! Сто-о-ой!!! Хватит! Испытание пройдено! Не увлекайся!!!</text:p>
      <text:p text:style-name="P51">Пегаска приземлилась и, выплюнув поводья изо рта, встала в гордую позу.</text:p>
      <text:p text:style-name="P51">– Я ещё и не начинала, между прочим! Так, только чуть-чуть размялась!</text:p>
      <text:p text:style-name="P51">Я положил самокат и на трясущихся ногах приближался к ней. Сердце ходило ходуном где-то в районе пяток. Ты слишком стар для таких шуток, Анон!</text:p>
      <text:p text:style-name="P51">– Дэш, ты это нарочно? Про «клячу» и всё такое?</text:p>
      <text:p text:style-name="P51">– А что такое? – невинно спросила пегаска, полуобернувшись ко мне задом.</text:p>
      <text:p text:style-name="P51">– А ничего. – нарочито спокойно сказал я, демонстративно закатывая рукава.</text:p>
      <text:p text:style-name="P51">– Чего «ничего»? – пегаска так же демонстративно задрала хвост, приподнявшись на задних ногах и одновременно присев на передних. Став в позицию «низкого старта», она с ухмылкой наблюдала, как я с кирпичным выражением лица преодолевал последние метры, разделяющие нас.</text:p>
      <text:p text:style-name="P51">– <text:s/>А того, что я тебя сейчас!..</text:p>
      <text:p text:style-name="P51">ХЛОП!</text:p>
      <text:p text:style-name="P51">Разделяющий нас метр я преодолел в прыжке. Но я ошибся, думая, что пегаска в последнее мгновение даст дёру. Она, наоборот, энергично подалась назад. Я наткнулся на её круп, споткнулся и лёг на неё всем весом.</text:p>
      <text:p text:style-name="P51">– Бггг! – <text:s/>заржала пегаска. – Анон, не будь нытиком! Прикольная же шутка!</text:p>
      <text:p text:style-name="P51">–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51">– Ой… Анон?.. Извини. А? – до пегаски дошло, что мне невесело. Она сникла и виновато ткнулась мне в пояс. – Я в курсе, что у меня фиговые шутки. Но иногда просто не могу сдержаться. Я так <text:soft-page-break/>обрадовалась, что снова могу летать! Мне так хотелось поделиться с тобой скоростью! У меня из головы вылетело, что ты бескрылый.</text:p>
      <text:p text:style-name="P51"><text:s/>Я потрепал пегаску между ушей.</text:p>
      <text:p text:style-name="P51">– Насчёт шуток я уже заметил. Не парься, я не сержусь. Вдобавок, не такой уж я и хрупкий, просто люблю перестраховаться.</text:p>
      <text:p text:style-name="P51">– Да? Это клёво. – успокоилась Дэш. – А можно попросить тебя об одной вещи?</text:p>
      <text:p text:style-name="P51">– Да?</text:p>
      <text:p text:style-name="P51">Пегаска прижала уши и съёжилась.</text:p>
      <text:p text:style-name="P51">– Помнишь, я разревелась в Груммингтоне?</text:p>
      <text:p text:style-name="P51">– Ну да, было дело.</text:p>
      <text:p text:style-name="P51">– Забудь про это!</text:p>
      <text:p text:style-name="P51">– Почему? – озадачился я. – Ты тогда была такой милой тогда.</text:p>
      <text:p text:style-name="P51">Дэш покраснела и принялась ковырять копытом асфальт.</text:p>
      <text:p text:style-name="P51">–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51">Я пожал плечами.</text:p>
      <text:p text:style-name="P51">–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51">– Но ты не плачешь.</text:p>
      <text:p text:style-name="P51">Я задумался.</text:p>
      <text:p text:style-name="P51">– Я не плачу, потому, что я — мужчина. Нас так воспитывают. Кроме того, мой собственный мир в куда худшем состоянии. Вероятно потому всё происходящее тут мне не кажется слишком катастрофичным.</text:p>
      <text:p text:style-name="P51">– Ни фига себе! Куда ж может быть хуже? – воскликнула Дэш. – У вас что, все поголовно встают в восемь утра и едят сено на завтрак, обед и ужин?</text:p>
      <text:p text:style-name="P51">Я засмеялся.</text:p>
      <text:p text:style-name="P51">– Кто-то встаёт и раньше. Но не в этом проблема. У нас… Как бы это сказать… очень холодно.</text:p>
      <text:p text:style-name="P51">– Всего-то? – хмыкнула Дэш. – Побывал бы ты в Кристальной империи! Вот там холодно, так холодно! Кстати, это идея, надо будет тебя как-нибудь затащить к Кэйденс. У неё офигенски красиво!</text:p>
      <text:p text:style-name="P51">– Нет, я не то имел ввиду. Холодно не в физическом смысле. В душевном.</text:p>
      <text:p text:style-name="P51">Пегаска всмотрелась мне в лицо, как будто видя меня впервые.</text:p>
      <text:p text:style-name="P51">– Ты имеешь ввиду, что тебе утром некому сказать: «Привет, хорошего дня»?</text:p>
      <text:p text:style-name="P51">– Да, примерно это я и имел ввиду.</text:p>
      <text:p text:style-name="P51">– Сочувствую. Без друзей не прикольно. Всем нужны друзья. Даже Дискорду, дискорд его забери!</text:p>
      <text:p text:style-name="P51">Пегаска вдруг стала на задние ноги, положив передние мне на плечи. Нос её практически упёрся в мой.</text:p>
      <text:p text:style-name="P51">– Анон! В Эквестрии у тебя всегда будут друзья, что бы ни случилось! Обещаю!</text:p>
      <text:p text:style-name="P51">Я растроганно обнял пегаску и погладил её по шее.</text:p>
      <text:p text:style-name="P51">– Спасибо, Дэш. Это просто здорово!</text:p>
      <text:p text:style-name="P51"/>
      <text:p text:style-name="P51"><text:soft-page-break/>…</text:p>
      <text:p text:style-name="P51"/>
      <text:p text:style-name="P51">Оставляя на прилавке очередной пустующей филлидельфийской лавки монетку, я озабоченно заметил:</text:p>
      <text:p text:style-name="P51">–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text:p>
      <text:p text:style-name="P51">– Ты чего? – не поняла шутки пегаска. – А как же твоё участие в эксперименте?</text:p>
      <text:p text:style-name="P51">– Ты меня всё равно как-нибудь вытащишь. – отмахнулся я. – Лучше помоги искать палатку.</text:p>
      <text:p text:style-name="P51">–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51">Я пропустил замечание Дэш мимо ушей и продолжил паковать рюкзак. Пегаске, как сверхскоростному летуну, простительно заблуждаться, но ты-то не дурак, Анон! Расстояние от от Филлидельфии до Понивилля на карте больше того, что вы уже прошли сюда от Фетлока. Так что палатка, одеяло, набор походных котелков, кружки, мешок картошки и дюжина консервов будут совсем не лишними.</text:p>
      <text:p text:style-name="P51">Полчаса спустя мы стояли на дороге с другой стороны провала. Ветер дул нам в спину, подталкивая в путь. Фургончик Трикси сиротливо смотрел на нас у мостика через трещину.</text:p>
      <text:p text:style-name="P51">– Надеюсь, с ним ничего не случится. – озабоченно сказал я. – Иначе придётся объясняться с Трикси.</text:p>
      <text:p text:style-name="P51">– Ерунда! В крайнем случае, ей вернут его стоимость из казны. – отмахнулась пегаска. – Ты не представляешь, как я рада, что избавилась от него!</text:p>
      <text:p text:style-name="P51">Пегаска взлетела и осторожно потянула упряжь. Потом приземлилась и недовольно глянула на меня.</text:p>
      <text:p text:style-name="P51">– Скидывай! – скомандовала пегаска, указав на рюкзак.</text:p>
      <text:p text:style-name="P51">– В чём дело?</text:p>
      <text:p text:style-name="P51">Пегаска молча потянула зубами за шлейку рюкзака, сдёргивая его с меня.</text:p>
      <text:p text:style-name="P51">– Дэш, ты чего?</text:p>
      <text:p text:style-name="P51">Пегаска раскрыла рюкзак и стала копаться в нём.</text:p>
      <text:p text:style-name="P51">– Я могу нести тебя, когда ты весишь сто пятьдесят фунтов. – больший из двух котелков отправился в провал.</text:p>
      <text:p text:style-name="P51">– Я могу тянуть тебя, когда ты весишь сто восемьдесят фунтов. – половина наших запасов картошки ухнула следом.</text:p>
      <text:p text:style-name="P51">– Я могу тащить тебя, когда ты весишь двести! – насос и запасное колесо к самокату улетели туда же.</text:p>
      <text:p text:style-name="P51">– Но мы не договаривались, что ты будешь весить под двести пятьдесят фунтов только потому, что дорвался до бесплатных товаров! Лягать, это уже слишком!</text:p>
      <text:p text:style-name="P51">– Погоди, Дэш, консервы-то не выкидывай! Ты ж сама говорила, что только-только размялась и всё такое. <text:span text:style-name="T62">И товары</text:span> вовсе<text:span text:style-name="T62"> не </text:span>бесплатные<text:span text:style-name="T62"> <text:s/></text:span>— я оставлял в магазинах деньги! — последние, кстати. Дай, я сам отберу припасы…</text:p>
      <text:p text:style-name="P51"/>
      <text:p text:style-name="P51">…</text:p>
      <text:p text:style-name="P51"/>
      <text:p text:style-name="P51">Ю-хууу!!! У меня никогда не было мотоцикла — я не видел смысла покупать транспорт, на котором комфортно ездить только летом и только в сухую погоду. И только попав в место с нулевыми шансами достать мотоцикл, я, наконец, понял, чего лишился. Ощущение стремительности пронизывало меня мощным всесокрушающим потоком, руки крепко сжимали вибрирующий от скорости руль, ветер <text:soft-page-break/>выдавливал счастливые слёзы из глаз — в автомобиле не ощущаешь весь этот драйв. Хотелось заорать по-дурному во всю мощь лёгких, что я и сделал в конце-концов. Дэш одобрительно покачала крыльями, не снижая скорости. Столбы с расстоянием до Кантерлота мелькали мимо нас один за другим.</text:p>
      <text:p text:style-name="P51">За час воздушного буксира мы продвинулись так, как раньше продвигались за полдня.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51">– Я уже вижу Кантерлот. Ещё день пути — и сворачиваем к Понивиллю.</text:p>
      <text:p text:style-name="P51">– А ты выдержишь?</text:p>
      <text:p text:style-name="P51">Пегаска фыркнула.</text:p>
      <text:p text:style-name="P51">– Я-то выдержу. Самокат — нет.</text:p>
      <text:p text:style-name="P51">–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51">– Я уже думала над этим. Там часто встречаются пони. Тебя узнают.</text:p>
      <text:p text:style-name="P51">– На той скорости, которую мы там разовьём — не узнают. А хоть бы и узнали — ты видела хоть один патруль за последнюю неделю? По-моему, в свете последних катаклизмов, про меня все забыли. – я взял самокат под мышку и зашагал через поле к шоссе. Пегаска со вздохом последовала за мной.</text:p>
      <text:p text:style-name="P51">– «Трасса 52» – прочла Дэш на табличке. – Что-то я не помню тут никаких трасс. Наверное, недавно построили.</text:p>
      <text:p text:style-name="P51">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51">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я потерял контроль над <text:s/>ситуацией. Моей реакции не хватило, чтобы объехать лежащий на дороге булыжник. После столкновения, камень улетел в сторону, самокат подпрыгнул, а я услышал подозрительное скрипение.</text:p>
      <text:p text:style-name="P51">– Дэ-э-эш! Тормози-и-и!!!</text:p>
      <text:p text:style-name="P51">– Чего-о-о?! Не слышу!!!</text:p>
      <text:p text:style-name="P51">КРАК!!!</text:p>
      <text:p text:style-name="P51">Тот, кто станет делать качественные самокаты в Эквестрии — озолотится. Мой не выдержал столкновения и развалился у меня в руках. Переднее колесо выскочило из вилки и покатилось по своим делам. Металл самоката при трении об покрытие дороги выпустил пышный пламенный хвост <text:s/>искр. Что было дальше я не видел, так как покатился по дороге вверх тормашками и свет потух в моих глазах.</text:p>
      <text:p text:style-name="P51"/>
      <text:p text:style-name="P51">…</text:p>
      <text:p text:style-name="P51"/>
      <text:p text:style-name="P61">Сияние. <text:span text:style-name="T62">Оно п</text:span>овсюду. <text:span text:style-name="T62">Нет верха и низа, нет направлений и расстояний. Нет м</text:span>ыслей. Нет чувств. Нет времени. Есть только бесконечное сияние.</text:p>
      <text:p text:style-name="P61"><text:s/>В какой-то момент пришло осознание.</text:p>
      <text:p text:style-name="P61">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text:soft-page-break/>оказался? Не знаю. Надо что-то сделать, чтобы вспомнить. Надо сделать усилие. Тогда получится. Просто сделать усилие.</text:p>
      <text:p text:style-name="P61">В сиянии проступают очертания предметов. Дверь? Этот предмет называется дверь? Кровать? Капельница? Дефибриллятор? Я зажмуриваюсь от яркого света люминесцентных ламп. <text:s/>Откуда-то сбоку доносится неприятный зуммер и тихие фразы.</text:p>
      <text:p text:style-name="P61">– Док, позавчерашний приходит в сознание!</text:p>
      <text:p text:style-name="P61">– Следи за давлением.</text:p>
      <text:p text:style-name="P61">В поле зрения появляется предмет. Сквозь ресницы видны только его расплывчатые очертания. Предмет движется, проводя какие-то манипуляции.</text:p>
      <text:p text:style-name="P61">Я открываю глаза и вижу фигуру в голубом.</text:p>
      <text:p text:style-name="P61">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61">– Больной, как вы себя чувствуете? Вы можете назвать своё имя?</text:p>
      <text:p text:style-name="P61">Я закрываю глаза и пытаюсь вспомнить.</text:p>
      <text:p text:style-name="P61">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61">Я вспомнил депрессию последних месяцев и своё увольнение. Я вспомнил ночное небо на крыше дома и сердечный приступ. Я вспомнил морозную ночь, когда я пошёл через пустырь в аптеку и, возвращаясь, заскочил за бухлом. Наверное, тогда же и выпил. Идиот! Если тебе отчекрыжили обмороженные руки-ноги, то остаток жизни проведёшь в инвалидном кресле, вспоминая, как хотел стать альпинистом!</text:p>
      <text:p text:style-name="P61">Я вспомнил почти всё. Моё имя? Осталось вспомнить имя. Меня зовут…</text:p>
      <text:p text:style-name="P61">– Ано-о-он! Ано-о-он! Ано-о-он!</text:p>
      <text:p text:style-name="P61">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Я не ходил в аптеку. У меня не было приступа. Меня смёл с крыши вихрь и унёс в звёздную темноту… Я помню облупившиеся стены зала с колоннами. Я помню облака сквозь дыру в куполе. Я помню насыщенный магией воздух и склонившиеся надо мной неземные фигуры. Я помню её. Её имя Селестия…</text:p>
      <text:p text:style-name="P61">Я открываю глаза и вижу фигуру в голубом.</text:p>
      <text:p text:style-name="P61"/>
      <text:p text:style-name="P51">…</text:p>
      <text:p text:style-name="P51"/>
      <text:p text:style-name="P51">Сознание с трудом возвращалось в гудевшую <text:span text:style-name="T62">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51">– Ано-о-он! Ано-о-он! Встава-а-ай!</text:p>
      <text:p text:style-name="P51">– И как я, интересно, могу встать, если ты стоишь прямо надо мной? – с трудом отвечаю я.</text:p>
      <text:p text:style-name="P51">– Хорош умничать! – буркнула пегаска сквозь слёзы. – Анон?!!</text:p>
      <text:p text:style-name="P51">Я был полузадушен силой объятий пегаски.</text:p>
      <text:p text:style-name="P51">– Что-то я слишком часто реву с тех пор, как мы познакомились. – пробормотала Дэш, прижавшись ко мне. – Это не круто.</text:p>
      <text:p text:style-name="P51"><text:soft-page-break/>– Ещё как круто! – утешил пегаску я. – Ты мне всю рубашку промочила. Прямо как водомётная машина.</text:p>
      <text:p text:style-name="P51">– <text:span text:style-name="T62">А т</text:span>ы вставать не хотел! Я очень-очень испугалась. <text:span text:style-name="T62">Всё-таки, д</text:span>урацкая это была затея с самокатом! Если бы можно было вернуться к фургону!</text:p>
      <text:p text:style-name="P51">– Да ну, не глупи. Фургон не прошёл бы через мостик. Да и с ним мы бы сюда неделю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51">Дэш почесала в затылке.</text:p>
      <text:p text:style-name="P51">–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text:s/>Так доберёмся дня за три, если не напрягаться и бежать не больше пяти часов в сутки. А если бежать иноходью…</text:p>
      <text:p text:style-name="P51">Я внимательно наблюдал за пегаской. Та разлеглась на мне и, подпирая голову, рассуждала, сколько времени нам понадобится, чтобы добраться до Понивилля иноходью, тротом, кентером и махом. Для убедительности, Дэш вычерчивала у меня на груди фигуры, обозначавшие нас, Понивилль и дорогу.</text:p>
      <text:p text:style-name="P51">Вроде, не издевается.</text:p>
      <text:p text:style-name="P51">– Дэш!</text:p>
      <text:p text:style-name="P51">– Ась?</text:p>
      <text:p text:style-name="P51">Пегаска с невинным видом уставилась на меня, практически коснувшись своими губами моих.</text:p>
      <text:p text:style-name="P51">– Я бегаю ещё хуже, чем ты таскаешь фургоны. То есть, чуть лучше, чем никак.</text:p>
      <text:p text:style-name="P51">Пегаска критически осмотрела меня и помотала головой.</text:p>
      <text:p text:style-name="P51">– Фиговые у тебя шутки, Анон. Не смешные.</text:p>
      <text:p text:style-name="P51">– Дэш, я не шучу.</text:p>
      <text:p text:style-name="P51">– Не верю. – пегаска провела крылом по моей ноге от пояса до пятки. – У тебя очень длинные ноги. Почти как у аликорнов. Ты не можешь плохо бегать.</text:p>
      <text:p text:style-name="P51">– И всё же это так. Я могу пробежать пару километров, и на этом выдохнусь. Что неудивительно, учитывая тот образ жизни, что я вёл в прошлом мире.</text:p>
      <text:p text:style-name="P51"><text:span text:style-name="T11">–</text:span> А какой у тебя там был образ жизни?</text:p>
      <text:p text:style-name="P51"><text:span text:style-name="T11">–</text:span> Сидячий. Каждый день по восемь-десять часов в день на стуле, перед компьютером. Иногда и по двенадцать.</text:p>
      <text:p text:style-name="P51">У Дэш отвалилась челюсть.</text:p>
      <text:p text:style-name="P51"><text:span text:style-name="T11">–</text:span> Лягать-колотить! Ты сидел в тюрьме? За что тебя посадили?</text:p>
      <text:p text:style-name="P51"><text:span text:style-name="T11">–</text:span> Я не сидел в тюрьме! У меня работа сидячая. Была. Программисты так работают, понимаешь? Сидя. У нас это в порядке вещей.</text:p>
      <text:p text:style-name="P51">Пегаска неверяще смотрела на меня. Потом её удивление сменилось сочувствием. Она покачала головой. Её грива щекотала мне шею.</text:p>
      <text:p text:style-name="P51"><text:span text:style-name="T11">– </text:span>Это ужасно, Анон! У нас есть пони, работающие в мэрии с бумагами — так они работают по три часа в день, один день в неделю: по-другому не выдерживают. И то, только потому, что их жизненное назначение такое. В Кантерлоте, конечно, бюрократы покруче, но там единороги-чиновники применяют специальную магию для усидчивости. <text:s/>А просто так сидеть каждый день по восемь часов — 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47">о такие… гм… заклинания. Ты </text:span><text:span text:style-name="T38">пишешь</text:span><text:span text:style-name="T47"> программу, запускаешь её, а потом она делает что-то для тебя.</text:span></text:p>
      <text:p text:style-name="P33"><text:span text:style-name="T1">–</text:span> То есть, ты, типа, <text:span text:style-name="T1">был </text:span>волшебник<text:span text:style-name="T1">ом</text:span> в своём мире? <text:span text:style-name="T1">Как единороги? И</text:span><text:span text:style-name="T5"> ты тоже магию усидчивости применял? </text:span></text:p>
      <text:p text:style-name="P33"><text:soft-page-break/><text:span text:style-name="T1">–</text:span> Вряд ли меня так можно называть. Очень далёкие параллели. <text:span text:style-name="T1">У</text:span> нас совсем нет магии.</text:p>
      <text:p text:style-name="P51"><text:span text:style-name="T49">–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53">– Не парься. Просто исходи из того, что до Понивилля мы доберёмся шагом. И ещё вот что…</text:p>
      <text:p text:style-name="P53">– Да?</text:p>
      <text:p text:style-name="P53">– Слезь с меня наконец!</text:p>
      <text:p text:style-name="P53">Пегаска густо покраснела.</text:p>
      <text:p text:style-name="P53"/>
      <text:p text:style-name="P52">***</text:p>
      <text:p text:style-name="P51"/>
      <text:p text:style-name="P51">Два дня спустя…</text:p>
      <text:p text:style-name="P51"/>
      <text:p text:style-name="P51">Мы стояли на берегу Седлового озера. Дэш озадаченно осматривалась.</text:p>
      <text:p text:style-name="P53">– Лягать-колотить! Поздновато с трассы свернули. По прямой отсюда до Понивилля миль двадцать, не больше. Но теперь придётся возвращаться миль на пятьдесят назад.</text:p>
      <text:p text:style-name="P53">– Что??? Ты хочешь сказать, нам надо <text:span text:style-name="T11">делать крюк</text:span> в сто миль?! Да это ж ещё неделю ходьбы! У нас картошки осталось на день, твоими стараниями<text:span text:style-name="T11">!</text:span></text:p>
      <text:p text:style-name="P53">Пегаска <text:span text:style-name="T11">сконфужено</text:span> заметила:</text:p>
      <text:p text:style-name="P53">– Я в этих краях впервые. И обычно я путешествую по воздуху или поездом.</text:p>
      <text:p text:style-name="P53">Я фейспалмнул, вспоминая выкинутые в провал припасы.</text:p>
      <text:p text:style-name="P53">Противоположный берег маячил впереди тёмной полосой. По прямой — километров десять, не больше. Не слишком близко, но всё же не пятьдесят миль в один конец.</text:p>
      <text:p text:style-name="P53">–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53">Нам повезло. В лодочном сарае таки лежала (кто бы мог подумать!) лодка! Пусть она была старой и рассохшейся, но с помощью банки старой шпатлёвки и часа <text:span text:style-name="T62">матюков мне</text:span> удалось замазать самые большие щели. За тестовый<text:span text:style-name="T62"> </text:span>получасовый заплыв<text:span text:style-name="T62"> </text:span>в лодку набралось всего две банки воды.</text:p>
      <text:p text:style-name="P53">– Ну что, отправляемся? – Дэш свесилась с носа, глядя в зеленоватую воду. – Как лодку назовёшь, кэп?</text:p>
      <text:p text:style-name="P53">– «Две банки». – буркнул я.</text:p>
      <text:p text:style-name="P39"/>
      <text:p text:style-name="P39">…</text:p>
      <text:p text:style-name="P39"/>
      <text:p text:style-name="P53">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шелест листвы на прибрежных ивах. Наше судёнышко пожирало носом последние десятки метров. Я налегал гудящими руками на весла. Дэш отдыхала на носу. Последние полчаса я ощущал её взгляд, буквально сверлящий мне спину.</text:p>
      <text:p text:style-name="P53">Я оглянулся. Дэш опустила глаза. На мордочке застыло выражение печали.</text:p>
      <text:p text:style-name="P53">Надо бы поговорить с пегаской по возвращению в Понивилль, Анон. Что-то тревожит её в последнее время. Наверное, поездка в Фетлок не прошла даром: утрата, а потом обретение способности летать <text:soft-page-break/>какого угодно пегаса выведут из равновесия. Надеюсь, мы с Твайлайт найдём нужные слова для ободрения.</text:p>
      <text:p text:style-name="P53">Я налёг на вёсла. И всё же это был славный заплыв! Медитативный плеск волн, ласково греющее спину солнце, крик чаек настроили меня на философский лад. </text:p>
      <text:p text:style-name="P53">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ших переходов? Достаточно ли сильны руки для многочасовой гребли? Выдержит ли психика потерю той, кого… ну, не любил, но был очень привязан?</text:p>
      <text:p text:style-name="P53">А вот шиш вам всем! Я,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как вернуть Сел…</text:p>
      <text:p text:style-name="P53">– Анон. – прервала ход моих мыслей пегаска. – Наш путь заканчивается. В Понивилле мы расстанемся. Ты ничего не хочешь сказать?</text:p>
      <text:p text:style-name="P53">– Что именно? – вопрос застал меня врасплох. Я прекратил грести и обернулся.</text:p>
      <text:p text:style-name="P53">– Ну… – пегаска смутилась. – Что у тебя на душе? Какие чувства? Ты правда совсем-совсем ничего не хочешь мне сказать?</text:p>
      <text:p text:style-name="P53">– Да вроде нет. Ни о чём не думал вообще.</text:p>
      <text:p text:style-name="P53">Пегаска разочарованно отвернулась. Некоторое время она смотрела в зеленоватые волны. Потом её мордочка приняла решительное и упрямое выражение.</text:p>
      <text:p text:style-name="P53">– Значит, тебе нечего мне сказать? Тогда я скажу! Ты врёшь, что ни о чём не думал! Ты опять думал о ней!</text:p>
      <text:p text:style-name="P53">– О ком?</text:p>
      <text:p text:style-name="P53">– О Селестии! Думаешь, я не видела твою мордочку, когда Трикси сообщила тебе о её исчезновении? Я не глупая! Ты постоянно о ней думаешь! Так сильно, что вообще ничего вокруг не замечаешь!</text:p>
      <text:p text:style-name="P53">Та-а-ак! Вот в чём дело, лягать меня в пузо! Пегаска ревнует! Какого хера? <text:span text:style-name="T62">Я не давал ей повода!</text:span></text:p>
      <text:p text:style-name="P53">– Это не твоё дело! – рявкнул я.</text:p>
      <text:p text:style-name="P53">– Ах, не моё?! Не моё после побега из центра Псинтела?! Не моё после обнимашек в фургоне?! Не моё после трассы 52?!! Ты… Ты…</text:p>
      <text:p text:style-name="P53">– Ты тоже не торопишься рассказать, что видела в заклинании Прозрения! – огрызнулся я. – Хотя это могло бы нам с Твайлайт здорово помочь с расшифровкой результатов эксперимента!</text:p>
      <text:p text:style-name="P53">– Да пожалуйста! – пегаска топнула ногой. – Нет там для вас ничего полезного! Но раз уж ты это вспомнил — на здоровье! Я видела во сне человека! И о<text:span text:style-name="T62">н жил с пони! И они </text:span>офигенски <text:span text:style-name="T62">любили друг друга! И у них </text:span>был<text:span text:style-name="T62"> </text:span>офигенский <text:span text:style-name="T62">секс! </text:span>И это было круто!<text:span text:style-name="T62"> </text:span>А ты… Ты <text:span text:style-name="T11">— н</text:span>е такой! Ты не любишь пони!!!</text:p>
      <text:p text:style-name="P53">С каждой фразой пегаска всё сильнее топала ногой. Последнюю фразу она завершила сокрушительным фумикоми.</text:p>
      <text:p text:style-name="P53">КРАК!</text:p>
      <text:p text:style-name="P53">– Ой! – пегаска поспешно отдёрнула ногу. Но было поздно.</text:p>
      <text:p text:style-name="P53">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53">Дэш в отчаянии стала грызть кончик копыта. Я выругался и повернулся к корме, чтоб выкинуть из рюкзака самые тяжёлые вещи. Последние десятки метров Седлового озера придётся проплыть.</text:p>
      <text:p text:style-name="P53">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53"><text:soft-page-break/>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53">– Оставь меня в покое! Мне не нужна твоя помощь!!!</text:p>
      <text:p text:style-name="P53">Упёршись рукой ей в грудь, я надавил изо всех сил, одновременно разжимая хват её ног второй рукой.</text:p>
      <text:p text:style-name="P1">Вода оказалась прохладной, как на пляже <text:span text:style-name="T1">финской</text:span>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11">—</text:span> скажем, метров <text:span text:style-name="T1">сорок.</text:span> <text:span text:style-name="T1">Н</text:span>о в такой воде <text:span text:style-name="T33">—</text:span> только <text:span text:style-name="T1">двадцать пять</text:span>. Одежда, правда, <text:span text:style-name="T1">здорово </text:span>мешает.</text:p>
      <text:p text:style-name="P3">ПЛЮХ! Оп-па!</text:p>
      <text:p text:style-name="P1">Как пишут в банковск<text:span text:style-name="T1">их </text:span>кредитных договорах, “обстоятельство непреодолимой силы” ухватило меня за воротник <text:span text:style-name="T1">куртки</text:span> и выдернуло <text:span text:style-name="T1">на поверхность</text:span>.</text:p>
      <text:p text:style-name="P53">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53">Приволочив меня на берег, Дэш разжала зубы. Я успел перевернуться на спину, когда она со стоном повалилась на меня, раскинув крылья.</text:p>
      <text:p text:style-name="P53"><text:span text:style-name="T11">–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53"><text:span text:style-name="T11">– </text:span>Выф-выф-вуф! <text:span text:style-name="T11">– </text:span>возразил я.</text:p>
      <text:p text:style-name="P53">Отпихнув от лица живот пегаски и выплюнув шерсть, я продолжил.</text:p>
      <text:p text:style-name="P53"><text:span text:style-name="T11">– </text:span>Я умею плавать! И нечего меня опекать без моего на то согласия! И следить за мной, как в Понивилле, тоже не надо! И, в продолжение прерванного диспута, не лезь в мои отношения с Селестией! Это наше личное дело, и ничьё больше!</text:p>
      <text:p text:style-name="P53"><text:span text:style-name="T11">– </text:span>Бе-бе-бе! <text:span text:style-name="T11">– </text:span>устало передразнила меня Дэш. <text:span text:style-name="T11">– А</text:span>нон! Я <text:span text:style-name="T11">— </text:span>плохая пони, потому что хотела получить то, что мне не принадлежит. Но какой же ты всё-таки глупый! Пойми, смертные <text:span text:style-name="T11">— </text:span>игрушки в копытах вечных. Любимые, но всего лишь игрушки. Они заботятся о нас, они <text:span text:style-name="T11">— </text:span>наши обожаемые принцессы, и мы боимся их потерять, но мы для них <text:span text:style-name="T11">— </text:span>только «их маленькие пони». Крохотный миг в их бесконечном пути. Миг невозможно по-настоящему любить. Мне жаль тебя, если ты этого не понимаешь.</text:p>
      <text:p text:style-name="P53">Я молчал, осмысливая услышанное. Злость ушла. Пришла печаль.</text:p>
      <text:p text:style-name="P53"><text:span text:style-name="T11">– </text:span>Дэш, я знаю. Просто не могу о ней забыть.</text:p>
      <text:p text:style-name="P53">Пегаска тяжело поднялась.</text:p>
      <text:p text:style-name="P53"><text:span text:style-name="T11">– </text:span>Везёт же некоторым. <text:span text:style-name="T11">– </text:span>пробормотала она, раскрывая крылья для просушки.</text:p>
      <text:p text:style-name="P53">…</text:p>
      <text:p text:style-name="P53"><text:span text:style-name="T11">– А </text:span>ты круто ныряешь<text:span text:style-name="T11">! – </text:span>уважительно заметила пегаска после нескольких минут молчания. <text:span text:style-name="T11">– </text:span>Ни одна пони без магии столько под водой не продержится. Я здорово перепугалась, когда ты так долго не появлялся на поверхности.</text:p>
      <text:p text:style-name="P53">Я сидел на песке, прижимаясь спиной к спине пегаски. Её распахнутые крылья защищали меня от ветра.</text:p>
      <text:p text:style-name="P53"><text:span text:style-name="T11">– </text:span>Это остатки былой славы. Мой институтский рекорд <text:span text:style-name="T11">— </text:span>семьдесят пять метров на одном дыхании. Но я уже давно даже пятьдесят метров не могу проплыть без долгой дыхательной подготовки.</text:p>
      <text:p text:style-name="P1"><text:span text:style-name="T42">– А</text:span><text:span text:style-name="T33">нон, ты весь дрожишь! Тебе надо просушить шерсть. </text:span>Снимай-ка одежду! <text:span text:style-name="T11">–</text:span> <text:span text:style-name="T1">с</text:span>командовала <text:span text:style-name="T1">вдруг</text:span> Дэш.</text:p>
      <text:p text:style-name="P1"><text:soft-page-break/><text:span text:style-name="T11">–</text:span> У меня нет шерсти. Хотя ты права, одежду нужно <text:span text:style-name="T1">вы</text:span>сушить.</text:p>
      <text:p text:style-name="P1">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на теле, по дороге в Понивилль</text:span>.</text:p>
      <text:p text:style-name="P1"><text:span text:style-name="T11">–</text:span> Куда это ты спрятался? <text:span text:style-name="T11">–</text:span> <text:span text:style-name="T1">з</text:span>аросли вербы раздвинулись, пропуская пегаску.</text:p>
      <text:p text:style-name="P1"><text:span text:style-name="T1">Оп-па</text:span>! <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1">Дэш удивлённо наблюдала за этой суматохой.</text:p>
      <text:p text:style-name="P1"><text:span text:style-name="T11">–</text:span> Ты чего? <text:span text:style-name="T11">–</text:span> <text:span text:style-name="T1">в</text:span> конце-концов озадаченно спросила она. <text:span text:style-name="T11">–</text:span> Что-то не так?</text:p>
      <text:p text:style-name="P1"><text:span text:style-name="T11">–</text:span> Не так, <text:span text:style-name="T11">–</text:span> пробормотал я. Мне, наконец, удалось стащить с куста ветровку и теперь я завязывал её вокруг талии на манер набедренной повязки.</text:p>
      <text:p text:style-name="P1"><text:span text:style-name="T11">–</text:span> А с кем не так? Со мной? С тобой? Или вообще? <text:span text:style-name="T11">–</text:span> <text:span text:style-name="T1">д</text:span>опытывалась пегаска.</text:p>
      <text:p text:style-name="P1"><text:span text:style-name="T11">–</text:span> Наверное, со мной. <text:span text:style-name="T11">–</text:span> <text:span text:style-name="T1">я</text:span> завязал рукава куртки за спиной и вышел из-за куста. <text:span text:style-name="T11">–</text:span> Видишь ли, у нас, у людей, не принято находиться без одежды в обществе других… людей.</text:p>
      <text:p text:style-name="P1"><text:span text:style-name="T11">–</text:span> Ну и?</text:p>
      <text:p text:style-name="P1"><text:span text:style-name="T11">–</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1"><text:span text:style-name="T11">–</text:span> А какой смысл в этом правиле? Какую цель оно преследует?</text:p>
      <text:p text:style-name="P1"><text:span text:style-name="T11">–</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11">–</text:span> Я знаю, что такое социальное табу, <text:span text:style-name="T11">–</text:span> важно кивнула Дэш. <text:span text:style-name="T11">–</text:span> У нас они тоже есть. Например, не принято спариваться или оправляться в присутствии <text:span text:style-name="T1">посторонних</text:span>. Этим мы отличаемся от неразумных животных.</text:p>
      <text:p text:style-name="P1"><text:span text:style-name="T11">–</text:span> Вот видишь, ты меня правильно поняла. Описанные тобой табу у нас, кстати, тоже есть.</text:p>
      <text:p text:style-name="P1"><text:span text:style-name="T11">–</text:span> Но, с другой стороны, <text:span text:style-name="T11">–</text:span> продолжала пегаска, подходя ко мне поближе, <text:span text:style-name="T11">–</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11">–</text:span> Дэш подошла вплотную, <text:span text:style-name="T11">–</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С этими словами она просунула шею мне за спину и дёрнула зубами за узел из рукавов куртки. Узел ослаб.</text:p>
      <text:p text:style-name="P1"><text:span text:style-name="T11">–</text:span> Дэш!.. Блин! <text:span text:style-name="T11">–</text:span> Я попытался удержать куртку руками, но пегаска, не выпуская рукав из зубов, резко мотнула головой. </text:p>
      <text:p text:style-name="P1">От рывка я сел на песок, выпустив куртку. Дэш закинула её повыше на куст и повернулась ко мне.</text:p>
      <text:p text:style-name="P1"><text:span text:style-name="T11">– </text:span>Ты так смешно выглядишь, когда пытаешься спрятаться. <text:span text:style-name="T11">–</text:span> <text:span text:style-name="T1">п</text:span>егаска, немного наклонив голову, наблюдала за моими попытками скрестить ноги и обнять колени руками. <text:span text:style-name="T11">–</text:span> Ты выглядишь как Флаттершай, когда её <text:span text:style-name="T1">застали поющей в ванной</text:span>.</text:p>
      <text:p text:style-name="P1">Я не ответил.</text:p>
      <text:p text:style-name="P1">Пегаска подошла поближе и села <text:span text:style-name="T1">на песок</text:span>.</text:p>
      <text:p text:style-name="P1"><text:span text:style-name="T11">–</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была неправа. Но это потом, когда извиняться уже не перед кем. А сейчас… <text:span text:style-name="T1">Анон</text:span>,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text:soft-page-break/><text:span text:style-name="T11">–</text:span> А-ХА-ХА-ХА-ХА!!! <text:span text:style-name="T11">–</text:span> я таки разогнулся, не в силах больше сдерживаться. Дэш обалдело уставилась на меня, челюсть у неё отвалилась.</text:p>
      <text:p text:style-name="P1">Я в ответ облапил её и уткнулся носом ей в шею, заодно вытерев об неё слёзы смеха.</text:p>
      <text:p text:style-name="P1"><text:span text:style-name="T11">–</text:span> У тебя оригинальный способ исповедаться, Дэш. <text:span text:style-name="T11">–</text:span> наконец закашлялся я. <text:span text:style-name="T11">–</text:span> <text:span text:style-name="T1">Устроить кораблекрушение, з</text:span>атащить в укромное местечко, <text:span text:style-name="T1">а </text:span>под конец сорвать штаны и… <text:span text:style-name="T11">–</text:span> тут Дэш сама прыснула от смеха.</text:p>
      <text:p text:style-name="P1">Вдоволь отсмеявшись, Дэш ткнула меня носом в грудь и спросила:</text:p>
      <text:p text:style-name="P1"><text:span text:style-name="T11">–</text:span> И?</text:p>
      <text:p text:style-name="P1"><text:span text:style-name="T11">–</text:span> Что “и”?</text:p>
      <text:p text:style-name="P1"><text:span text:style-name="T11">–</text:span> Ты сказал: “ А под конец сорвать штаны и…” <text:span text:style-name="T11">–</text:span> вот я и хочу знать, что “и”?</text:p>
      <text:p text:style-name="P1">Я смутился.</text:p>
      <text:p text:style-name="P1"><text:span text:style-name="T11">–</text:span> Да ничего… Не бери в голову.</text:p>
      <text:p text:style-name="P1"><text:span text:style-name="T11">–</text:span> А я хочу брать! Какой ты всё-таки… <text:span text:style-name="T11">–</text:span> Дэш встала, потянувшись сначала передней половиной <text:span text:style-name="T1">тела</text:span>, <text:span text:style-name="T1">а </text:span>потом задней.</text:p>
      <text:p text:style-name="P1"><text:span text:style-name="T11">–</text:span> Какой?</text:p>
      <text:p text:style-name="P1"><text:span text:style-name="T11">–</text:span> Скучный <text:span text:style-name="T1">—</text:span> вот какой! <text:span text:style-name="T11">–</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text:span text:style-name="T11">–</text:span> <text:span text:style-name="T1">Короче, Анон. Хочешь, верь, не хочешь — не верь. Нельзя сохнуть по аликорну! 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аликорниц, одаривших их лаской хотя бы раз. Их можно было спасти только перенаправив их влюблённость на кого-то ещё</text:span><text:span text:style-name="T25">. </text:span><text:span text:style-name="T30">Я не могу навязать тебе чувств…</text:span><text:span text:style-name="T25"> </text:span><text:span text:style-name="T30">Но если бы ты хотя бы согласился на физический контакт. Может быть, этого хватило бы, чтобы ты излечился.</text:span></text:p>
      <text:p text:style-name="P3">Я непонимающе смотрел на пегаску.</text:p>
      <text:p text:style-name="P1"><text:span text:style-name="T11">–</text:span> <text:span text:style-name="T1">Р</text:span>ешай. <text:span text:style-name="T11">–</text:span> <text:span text:style-name="T1">е</text:span>ё нос почти касался моего. <text:span text:style-name="T11">–</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Я глядел на пегаску и не мог <text:span text:style-name="T1">понять</text:span>, что она мне предлагает.</text:p>
      <text:p text:style-name="P1"><text:span text:style-name="T11">–</text:span> Дэш, ты..?</text:p>
      <text:p text:style-name="P1"><text:span text:style-name="T11">–</text:span> Да, Дискорд тебя забери! Я предлагаю тебе ЗА-НЯТЬ-СЯ СЕК-СОМ со мной! <text:span text:style-name="T11">–</text:span> зло отчеканила пегаска. <text:span text:style-name="T11">–</text:span> Я хочу, чтоб ты покрыл меня <text:span text:style-name="T1">и выбросил её из головы</text:span>!</text:p>
      <text:p text:style-name="P1">Я просто смотрел на неё и молчал. В голове было пусто.</text:p>
      <text:p text:style-name="P1">Дэш фыркнула мне в лицо, подняла голову и отвернулась. </text:p>
      <text:p text:style-name="P1"><text:span text:style-name="T11">– </text:span><text:span text:style-name="T1">Я не умею. Неумеха. </text:span><text:span text:style-name="T11">– </text:span><text:span text:style-name="T1">пробормотала тихо.</text:span></text:p>
      <text:p text:style-name="P34">Я понял <text:span text:style-name="T1">—</text:span> ещё мгновение <text:span text:style-name="T1">—</text:span> и она уйдёт. <text:span text:style-name="T1">Передо мной пронеслась вся наша история с Дэш, от посадки на поезд до ссоры в лодке. Почему я должен ей отказывать? Сел подчеркивала, что между нами только дружба. А пегаска не требовала от меня ничего. И она мне нравилась, хоть я и не рассматривал её в качестве партнёра. И, блядь, у меня уже месяц секса не было!</text:span></text:p>
      <text:p text:style-name="P1"><text:span text:style-name="T11">–</text:span> Дэш!</text:p>
      <text:p text:style-name="P1"><text:span text:style-name="T11">–</text:span> Да? <text:span text:style-name="T11">–</text:span> печально отозвалась пегаска, снова <text:span text:style-name="T1">с</text:span>клонившись ко мне.</text:p>
      <text:p text:style-name="P1">Я привстал на локте, притянул её голову к себе и поцеловал.</text:p>
      <text:p text:style-name="P1"><text:span text:style-name="T1">Плавно сгибая ноги</text:span>, как в замедленной съёмке, Дэш опустилась на меня, издав протяжный вздох и расслабив крылья.</text:p>
      <text:p text:style-name="P39">– <text:span text:style-name="T1">Дэш… Ты же понимаешь, что я не люблю тебя?</text:span></text:p>
      <text:p text:style-name="P39"><text:soft-page-break/>–<text:span text:style-name="T1"> Я этого от тебя и не требую, глупыш!</text:span></text:p>
      <text:p text:style-name="P1"><text:span text:style-name="T11">–</text:span> Ты извини, я туплю. <text:span text:style-name="T1">Просто я тебя не рассматривал в этом смысле. Вообще. До сих пор не могу привыкнуть, что пони и люди… Ну, ты понимаешь. Мы же разные виды. С Селестией всё же как-то естественнее казалось, она по росту сопоставима со мной.</text:span></text:p>
      <text:p text:style-name="P1"><text:span text:style-name="T11">–</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3">Я засмеялся. Пегаска была неисправима.</text:p>
      <text:p text:style-name="P3"><text:span text:style-name="T11">– </text:span>Дэш, я ценю твою изобретательность и принимаю тебя такой, какая ты есть. Тебе больше не нужно фантазировать на тему опасности любви к аликорну.</text:p>
      <text:p text:style-name="P3">Пегаска о чём-то подумала и кивнула.</text:p>
      <text:p text:style-name="P3"><text:span text:style-name="T11">– </text:span>Хорошо, пусть это будет моей фантазией. А ты правда принимаешь меня?</text:p>
      <text:p text:style-name="P3"><text:span text:style-name="T11">– </text:span>Правда. Но…</text:p>
      <text:p text:style-name="P1"><text:span text:style-name="T11">–</text:span> Что?</text:p>
      <text:p text:style-name="P1"><text:span text:style-name="T11">–</text:span> Ты лежишь на мне.</text:p>
      <text:p text:style-name="P1"><text:span text:style-name="T11">–</text:span> Ну да, лежу, <text:span text:style-name="T11">–</text:span> Дэш ехидно улыбнулась и заёрзала животом. <text:span text:style-name="T11">–</text:span> А что?</text:p>
      <text:p text:style-name="P1"><text:span text:style-name="T11">–</text:span> А то, что в таком положении я до тебя не достану! У тебя слишком высоко расположена… <text:span text:style-name="T1">эм-м</text:span>… анатомия.</text:p>
      <text:p text:style-name="P1"><text:span text:style-name="T11">–</text:span> Потерпи чуть-чуть, <text:span text:style-name="T11">–</text:span> пегаска хихикнула и снова заёрзала животом, прижав его ко мне. <text:span text:style-name="T11">–</text:span> Мне прикольно ощущать своим вымечком <text:span text:style-name="T1">твою… анатомию…</text:span></text:p>
      <text:p text:style-name="P1">Пока она ёрзала, я начал ощущать напряжение в низу живота. <text:span text:style-name="T1">Дьявол, Эквестрия целеустремлённо переделывала меня с гетеросексуала на… зоофила? </text:span>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1"><text:span text:style-name="T11">–</text:span> Дэш, <text:span text:style-name="T11">–</text:span> прошептал я, <text:span text:style-name="T11">–</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text:span text:style-name="T11">–</text:span> Я чувствую тебя, <text:span text:style-name="T11">–</text:span> промурлыкала Дэш. <text:span text:style-name="T11">–</text:span> Видишь, это совсем не страшно, что я кобыла не твоего вида.</text:p>
      <text:p text:style-name="P1">Я начал почёсывать её шею у основания гривы.</text:p>
      <text:p text:style-name="P1"><text:span text:style-name="T11">–</text:span> Не страшно. Но чертовски необычно. <text:span text:style-name="T1">Никак не могу привыкнуть.</text:span></text:p>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1"><text:span text:style-name="T11">–</text:span> <text:span text:style-name="T1">Всегда удивлялся</text:span>, как вы, пони-пегасы, держитесь в воздухе с помощью таких относительно небольших крыльев? А ты, вдобавок, ещё и тащила меня. <text:span text:style-name="T1">То есть, понятно, что это магия, но всё равно выглядит удивительно. У единорогов хотя бы левитационная аура видна.</text:span></text:p>
      <text:p text:style-name="P1"><text:span text:style-name="T11">–</text:span> <text:span text:style-name="T1">Да-а-а</text:span>. <text:span text:style-name="T11">–</text:span> <text:span text:style-name="T1">т</text:span>яжело дышала пегаска. <text:span text:style-name="T11">–</text:span> Фактическая поверхность крыльев с помощью магии увеличивается в несколько раз. И… <text:span text:style-name="T1">м-м-м…</text:span> силы отталкивания хватает на то, чтобы… уффф… <text:span text:style-name="T11">–</text:span> мой палец почеса<text:span text:style-name="T1">л</text:span> желобок между махательными мышцами крыльев.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11">–</text:span> Чтобы поднять в воздух вес своего тела и ещё примерно такой же… <text:span text:style-name="T11">–</text:span> прошептала пегаска и закрыла глаза, уткнувшись носом мне в <text:span text:style-name="T1">плечо</text:span>. Дыхание у неё стало прерывистым.</text:p>
      <text:p text:style-name="P1"><text:soft-page-break/><text:span text:style-name="T11">–</text:span> А как вы удерживаетесь на облаках? Ведь вы при этом не машете крыльями? <text:span text:style-name="T11">–</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1"><text:span text:style-name="T11">–</text:span> <text:span text:style-name="T1">Анон</text:span>, не издевайся, <text:span text:style-name="T11">–</text:span> пегаска нервно хихикнула и вдруг стала нежно, кончиками губ, жевать мочку моего уха. <text:span text:style-name="T11">–</text:span> Я не-мо-гу думать в та-ком… <text:span text:style-name="T1">м-м-м…</text:span> состоянии.</text:p>
      <text:p text:style-name="P1"><text:span text:style-name="T11">–</text:span> Дэш, <text:span text:style-name="T11">–</text:span> рассмеялся я, <text:span text:style-name="T11">–</text:span> отпусти ухо!</text:p>
      <text:p text:style-name="P1"><text:span text:style-name="T11">–</text:span> Отпускаю, <text:span text:style-name="T11">–</text:span> шепнула пегаска мне в ухо. <text:span text:style-name="T11">–</text:span> А ты вытаскивай из меня палец и займись делом.</text:p>
      <text:p text:style-name="P1">С этими словами пегаска встала.</text:p>
      <text:p text:style-name="P53"/>
      <text:h text:style-name="Heading_20_2" text:outline-level="2">19. <text:span text:style-name="T1">Понивилль. Фейс-контроль </text:span></text:h>
      <text:p text:style-name="P39"/>
      <text:p text:style-name="P53">«<text:span text:style-name="T27">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pan text:style-name="T27">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27">Нехватка погодных пегасов: Вондерболты перешли к круглосуточной вахте</text:span>». «<text:span text:style-name="T27">Общественные работы: распоряжением принцессы Луны работы по строительству мостов через провалы расширены и на субботу</text:span>». «<text:span text:style-name="T27">До четверти зданий Кантерлота имеют повреждения в результате участившихся землетрясений. В конце июля в столице намечается международный строительный симпозиум. Ожидается выступление архитекторов из девяти стран</text:span>». «<text:span text:style-name="T27">Волнения в Мэйнхэттене: радикалы требуют от принцессы Луны открыть местонахождение принцессы Селестии. В центральном парке произошли стычки с нарядами полиции</text:span>».</text:p>
      <text:p text:style-name="P53"/>
      <text:p text:style-name="P53">Я отложил стопку газет, принесенных пегаской.</text:p>
      <text:p text:style-name="P53"><text:span text:style-name="T11">–</text:span> Про меня таки забыли. Отлично.</text:p>
      <text:p text:style-name="P53"><text:span text:style-name="T11">–</text:span> Не уверена. <text:span text:style-name="T11">–</text:span> <text:s/>пегаска почесала затылок. <text:span text:style-name="T11">–</text:span> Там на столбах повсюду висят объявления. За твою голову предлагают пятьдесят тысяч.</text:p>
      <text:p text:style-name="P53"><text:span text:style-name="T11">–</text:span> Ого! Луна никак не уймется. Ладно, это её проблемы.</text:p>
      <text:p text:style-name="P53">К счастью, библиотека Понивилля располагалась на окраине. Пробраться туда под покровом сумерек было раз плюнуть.</text:p>
      <text:p text:style-name="P53"><text:span text:style-name="T11">– </text:span>Твайлайт, привет! Мы вернулись! <text:span text:style-name="T11">–</text:span> я широко улыбнулся и захлопнул за собой дверь.</text:p>
      <text:p text:style-name="P53">Хлоп! Мы с пегаской болтаемся в магической ауре в метре от пола, беспомощно дергая ногами и крыльями. У меня возникло чувство дежавю. Когда растрепанная единорожка-заучка с бегающими глазками и недоброй ухмылочкой вышла из темноты, мне поплохело.</text:p>
      <text:p text:style-name="P53">Ни слова ни говоря, Твайлайт отперла дверь в подвал и потащила меня за собой.</text:p>
      <text:p text:style-name="P53"><text:span text:style-name="T11">– К</text:span>АКОГО ХУЯ?!! Твайлайт, ёб твою понимать, ты чё творишь? <text:span text:style-name="T11">– </text:span>я вцепился в ручку двери.</text:p>
      <text:p text:style-name="P53"><text:span text:style-name="T11">– </text:span>Твайли, ты чего? <text:span text:style-name="T11">– </text:span>брыкалась Дэш. <text:span text:style-name="T11">– </text:span>Немедленно опусти меня на пол!</text:p>
      <text:p text:style-name="P53"><text:span text:style-name="T11">– </text:span>Извини, Дэши. <text:span text:style-name="T11">– </text:span>скороговоркой бормотала лавандовая единорожка, нервно хихикая. <text:span text:style-name="T11">– </text:span>Я не могу быть уверена, что он — действительно Анон, а не наваждение Луны. Как и ты, впрочем, хи-хи. Хотя он и ругается идентично оригиналу, но стопроцентно я могу быть в нём уверена только после полной, я подчёркиваю, полной проверки! Не беспокойся, эксперимент пройдёт достаточно быстро, я уже отточила навыки на тридцати двух предыдущих попытках, хи-хи.</text:p>
      <text:p text:style-name="P53">ХРУСТЬ!</text:p>
      <text:p text:style-name="P53">Дверная ручка оторвалась с мясом и я продолжил низвержение в подвал.</text:p>
      <text:p text:style-name="P53"><text:soft-page-break/><text:span text:style-name="T11">– </text:span>А-А-А-А-А-А!!! <text:span text:style-name="T11">–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53">В полумраке подвала угадывалось нагромождение реторт, перегонных кубов и микроскопов. С потолка свисали какие-то коренья. В закутке стоял автоклав. В центре подвала стоял большой стол с фиксирующими браслетами.</text:p>
      <text:p text:style-name="P53"><text:span text:style-name="T11">– </text:span>Не беспокойся, Анон-с-вероятностью-пятьдесят-процентов, больно не будет. Не должно быть, во всяком случае. <text:span text:style-name="T11">– </text:span>суетилась единорожка, закрепляя мои руки и ноги в браслетах. <text:span text:style-name="T11">– Е</text:span>сли ты настоящий человек, заклинание магического резонанса тебя не тронет, хи-хи.</text:p>
      <text:p text:style-name="P53">Я молча дёргался, пытаясь сломать браслеты.</text:p>
      <text:p text:style-name="P53"><text:span text:style-name="T11">– Н</text:span>е пытайся. <text:span text:style-name="T11">– </text:span>единорожка покачала головой. <text:span text:style-name="T11">–</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53">Единорожка отвернулась к стеклянному шкафу и стала рыться в нём.</text:p>
      <text:p text:style-name="P53"><text:span text:style-name="T11">– </text:span>Где-то он тут был, я же клала его сюда на прошлой неделе, после эксперимента с тыквой!</text:p>
      <text:p text:style-name="P53">Я затих и стал вытягивать правую руку из зажима. Явно у пятидесятилетних драконов лапы толще человеческих рук. Ободрав кожу, я таки выдернул кисть и сразу стал срывать защёлки с оставшихся зажимов.</text:p>
      <text:p text:style-name="P53"><text:span text:style-name="T11">– </text:span>Нет-нет-нет, куда же ты! <text:span text:style-name="T11">– </text:span>магическая аура подхватила меня на полпути к ступенькам. <text:span text:style-name="T11">– </text:span>Мы ещё не закончили, хи-хи.</text:p>
      <text:p text:style-name="P53">Я снова распластался на столе, скованный браслетами. Твайлайт с безумными глазами склонилась надо мной. Рядом с ней парил скальпель.</text:p>
      <text:p text:style-name="P53"><text:span text:style-name="T11">– </text:span>Твайлайт, не смей! <text:span text:style-name="T11">– </text:span>хриплым от ужаса голосом прошептал я. <text:span text:style-name="T11">– </text:span>Я тебе потом сниться буду!</text:p>
      <text:p text:style-name="P53"><text:span text:style-name="T11">– </text:span>Извини, но это совершенно необходимо! Принцесса Луна не устаёт подсылать ко мне твоих клонов в надежде выведать у меня твоё местонахождение. Начинаю подготовительную процедуру!</text:p>
      <text:p text:style-name="P53">Скальпель с огромной скоростью метнулся ко мне.</text:p>
      <text:p text:style-name="P53"><text:span text:style-name="T11">– </text:span>А-А-А-А-А-А!</text:p>
      <text:p text:style-name="P53">Вжик-вжик-вжик!</text:p>
      <text:p text:style-name="P53">Лоскутья одежды полетели на пол. Я лежал на столе нагой, как новорождённый, и орал соответственно.</text:p>
      <text:p text:style-name="P53"><text:span text:style-name="T11">– О</text:span>у! <text:span text:style-name="T62">Что-то новенькое! </text:span>Это надо задокументировать, хи-хи.</text:p>
      <text:p text:style-name="P53">Невесть откуда взявшийся фотоаппарат сделал несколько снимков моего естества в разных ракурсах.</text:p>
      <text:p text:style-name="P53"><text:span text:style-name="T11">– </text:span>Хрен-то тебе зачем? <text:span text:style-name="T11">– </text:span>с бессильной злостью спросил я. <text:span text:style-name="T11">– </text:span><text:span text:style-name="T62">Т</text:span>ы собираешься устроить филиал порнхаба для пони-извращенцев?</text:p>
      <text:p text:style-name="P53"><text:span text:style-name="T11">– </text:span>Видишь ли, Анон-с-вероятностью-семьдесят-пять-процентов! В восьми попытках Луны под одеждой клонов была пустота. Наличие тела под скрытыми одеждой областями повышает степень твоей достоверности на двадцать пять процентов. И твой половой орган отличается от жеребцовского, чего не было ни разу. Или же это импровизация Луны, или… Потерпи чуть-чуть, осталось совсем немного.</text:p>
      <text:p text:style-name="P53">Твайлайт открыла подсобку. Из неё сразу же вывалились на пол несколько ржавых приборов. <text:s/>Отпихнув их ногой, единорожка выкатила наружу какой-то древний аппарат на колёсиках. Металлический ящик был усеян разноцветными лампочками, тумблерами и табличками перекрещенных костей и черепов. Сбоку из ящика торчала внушительных размеров воронка.</text:p>
      <text:p text:style-name="P53"><text:span text:style-name="T11">– </text:span>Заклинание магического резонанса, усиленное парамагическим магнетроном, деструктурирует магический субстрат до исходного состояния.</text:p>
      <text:p text:style-name="P53"><text:span text:style-name="T11">– </text:span>А если попроще?</text:p>
      <text:p text:style-name="P53"><text:soft-page-break/><text:span text:style-name="T11">– </text:span>Если ты — клон, то превратишься в исходные десять-пятнадцать килограммов песка. Как и все предыдущие. <text:span text:style-name="T11">– </text:span>единорожка указала на ящик с песком, стоящий у противопожарного щита.<text:span text:style-name="T11"> – </text:span>Обычно хватает минуты облучения.</text:p>
      <text:p text:style-name="P53">Твайлайт вытащила воронку из аппарата и приставила её к моей груди. За воронкой к ящику тянулся толстый гофрированный шланг.</text:p>
      <text:p text:style-name="P53"><text:span text:style-name="T11">– </text:span>Стой! <text:span text:style-name="T11">– </text:span>я лихорадочно искал повод затянуть процесс. <text:span text:style-name="T11">– </text:span>Но ты же не знаешь, каковы могут быть последствия, если я НЕ клон!</text:p>
      <text:p text:style-name="P53"><text:span text:style-name="T11">– М</text:span>агнетрон вводит в резонанс только частицы магического субстрата. Тебе не о чём волноваться! Я абсолютно в этом уверена!</text:p>
      <text:p text:style-name="P53">Грохот сверху дал понять, что пегаске удалось вырваться из магического захвата. Лавандовая единорожка, поглощённая научными выкладками, не заметила этого.</text:p>
      <text:p text:style-name="P53"><text:span text:style-name="T11">– </text:span>Истинная ткань реальности, облучённая магнетроном, просто некоторое время светится приятным зеленоватым свечением. Никакой, я подчёркиваю, абсолютно никакой опасности для немагического реципиента это не представляет. Приготовься, Анон-с-вероятностью-семьдесят-пять-процентов, я приступа…</text:p>
      <text:p text:style-name="P53">Радужный вихрь ворвался в комнату и сбил лавандовую единорожку с ног. Падая, магичка потянула за тумблер включения магнетрона. Магнетрон загудел и покатился на колёсиках вслед за Твайлайт. Тянущийся от воронки на моей груди к магнетрону шланг натянулся. Последнее, что я увидел — яркую вспышку зелёного пламени.</text:p>
      <text:p text:style-name="P39"/>
      <text:p text:style-name="P40">***</text:p>
      <text:p text:style-name="P40"/>
      <text:p text:style-name="P53"><text:span text:style-name="T11">– </text:span>А-А-А-А-А-А!!! Бля!</text:p>
      <text:p text:style-name="P53">Мой полёт сквозь усыпанную звёздами сине-зелёную мглу закончился столкновением с чем-то мягким.</text:p>
      <text:p text:style-name="P53"><text:span text:style-name="T11">– </text:span>Сестра???</text:p>
      <text:p text:style-name="P53">Я оторвался от фиолетового крупа и встретился с удивлённым взглядом принцессы Луны, обернувшейся ко мне через плечо. Выражение надежды на её мордочке сменилось гневом. Я ещё успел заметить магическую ауру, возникшую вокруг её рога, как меня потащило обратно.</text:p>
      <text:p text:style-name="P53"><text:span text:style-name="T11">– </text:span>А-А-А-А-А-А!!!</text:p>
      <text:p text:style-name="P53"/>
      <text:p text:style-name="P54">***</text:p>
      <text:p text:style-name="P54"/>
      <text:p text:style-name="P53">Две кляксы надо мной сформировались в Рэйнбоу Дэш и Твайлайт Спаркл. Пони озадаченно наблюдали за мной и тихо шушукались.</text:p>
      <text:p text:style-name="P53"><text:span text:style-name="T11">– </text:span>Никогда, слышишь, никогда больше не смей подымать меня…</text:p>
      <text:p text:style-name="P53"><text:span text:style-name="T11">– </text:span>Откуда я знала, что резонансное заклинание так среагирует на…</text:p>
      <text:p text:style-name="P53"><text:span text:style-name="T11">– А</text:span>нон? <text:span text:style-name="T11">– </text:span>пегаска заметила, что я открыл глаза. <text:span text:style-name="T11">– </text:span>Ты в порядке?</text:p>
      <text:p text:style-name="P53">Я издал нечто среднее между брачным рёвом лося и стоном умирающего слона.</text:p>
      <text:p text:style-name="P53"><text:span text:style-name="T11">– </text:span>Я не предполагала, что заклинание магического резонанса нейтрально реагирует только на истинную ткань НАШЕЙ реальности. <text:span text:style-name="T11">– </text:span>зачастила единорожка. <text:span text:style-name="T11">– </text:span>У меня как-то совсем вылетело из головы, что ты принадлежишь ДРУГОЙ реальности. Реакция заклинания на ткань из другого мира не определена, о чём недвусмысленно предупреждает инструкция к магнетрону. К счастью, ты подвергался действию заклинания всего полсекунды. Именно поэтому ты, библиотека и Понивилль уцелели.</text:p>
      <text:p text:style-name="P53"><text:soft-page-break/><text:span text:style-name="T11">– </text:span>Но не магнетрон. <text:span text:style-name="T11">– </text:span>заметила Дэш. <text:span text:style-name="T11">– </text:span>В следующий раз будешь читать инструкцию ДО применения.</text:p>
      <text:p text:style-name="P53"/>
      <text:p text:style-name="P53">…</text:p>
      <text:p text:style-name="P53"/>
      <text:p text:style-name="P53">Мы сидели в читальном зале, держа совет. Я кутался в одеяло у камина. Рэрити раскраивала мне джинсовый костюм прямо на полу библиотеки. Твайлайт, нацепив очки, записывала пункты мелом на доске.</text:p>
      <text:p text:style-name="P53"><text:span text:style-name="T11">– </text:span>Итак, мы:</text:p>
      <text:p text:style-name="P53">а) Имеем резонаторные рубины для ускорителя.</text:p>
      <text:p text:style-name="P53">б) После исчезновения принцессы Селестии, не имеем <text:s/>возможности контролировать усиленное ускорителем <text:s/>заклинание Прозрения.</text:p>
      <text:p text:style-name="P53">Это значит, что:</text:p>
      <text:p text:style-name="P53">а) Нам придётся пользоваться обычной версией заклинания. Вероятность успеха в этом случае я оцениваю как <text:s/>один к пяти.</text:p>
      <text:p text:style-name="P53">б) Или идти на большой риск и вызвать неконтролируемое усиленное заклинание.</text:p>
      <text:p text:style-name="P53">Во втором случае вероятность возникновения крупной энергомагической вспышки я оцениваю как один к трём.</text:p>
      <text:p text:style-name="P53"><text:span text:style-name="T11">– Н</text:span>е умничай, сахарок! Шо ты имеешь ввиду под «крупной энергомагической вспышкой»? <text:span text:style-name="T11">– </text:span>почесала в затылке Эпплджек. <text:span text:style-name="T11">– </text:span>Нам хватит ведра воды, чтоб её потушить?</text:p>
      <text:p text:style-name="P53"><text:span text:style-name="T11">– </text:span>Под крупной я имею ввиду оплавленую воронку от тридцати футов в диаметре. Плюс пожары и разрушения в радиусе до пяти миль.</text:p>
      <text:p text:style-name="P53"><text:span text:style-name="T11">– </text:span>Конски яблоки! <text:span text:style-name="T11">– </text:span>выругалась Эпплджек. <text:span text:style-name="T11">– Е</text:span>сли шансы спалить Понивилль один к трём, я на такое не согласна. Даже если на кону стоит вся Эквестрия.</text:p>
      <text:p text:style-name="P53">– Дорогая, каждый пони должен быть готов на всё во имя Эквестрии! Если, конечно, это не грязь под туалетным ковриком. – заявила Рэрити.</text:p>
      <text:p text:style-name="P53"><text:span text:style-name="T11">– </text:span>Ты хорошо подумала? <text:span text:style-name="T11">– в</text:span>торила ей Рэйнбоу Дэш. <text:span text:style-name="T11">– </text:span>В Эквестрии десятки таких городов, как Понивилль! Мы не можем махнуть на них крылом!</text:p>
      <text:p text:style-name="P53"><text:span text:style-name="T11">– </text:span>Тебе-то на Понивилль точно махать! <text:span text:style-name="T11">– </text:span>огрызнулась фермерша. <text:span text:style-name="T11">– Т</text:span>вой дом, поди, не зацепит.</text:p>
      <text:p text:style-name="P53"><text:span text:style-name="T11">– </text:span>Что ты сказала? А ну, повтори? <text:span text:style-name="T11">– </text:span>взвилась пегаска.</text:p>
      <text:p text:style-name="P53"><text:span text:style-name="T11">– </text:span>Не ссорьтесь, девчёнки. <text:span text:style-name="T11">– </text:span>встрял я. <text:span text:style-name="T11">– </text:span>Ничем рисковать не придётся. У меня есть другой вариант. Я ещё в Фетлоке о нём вспомнил.</text:p>
      <text:p text:style-name="P53"><text:span text:style-name="T11">– </text:span>Ась?</text:p>
      <text:p text:style-name="P53"><text:span text:style-name="T11">– </text:span>Что?</text:p>
      <text:p text:style-name="P53"><text:span text:style-name="T11">– </text:span>Какой? <text:span text:style-name="T11">– </text:span>разом <text:span text:style-name="T11">о</text:span>бернулась ко мне компания.</text:p>
      <text:p text:style-name="P53"><text:span text:style-name="T11">– </text:span>Элементы Гармонии. Ты говорила, <text:span text:style-name="T11">– </text:span>обратился я к Твайлайт, <text:span text:style-name="T11">– </text:span>что их сила на одном уровне с аликорньей.</text:p>
      <text:p text:style-name="P53"><text:span text:style-name="T11">– </text:span>Хмм, мне такое в голову не приходило. Теоретически, контролировать ими магию возможно. И даже практически, если вспомнить, что мы уже контролировали с их помощью Найтмэр Мун и Дискорда.</text:p>
      <text:p text:style-name="P53"><text:span text:style-name="T11">– Л</text:span>ягать! <text:span text:style-name="T11">– </text:span>сморщилась Эпплджек. <text:span text:style-name="T11">– </text:span>У меня после ожерелья Честности в башке гудит, шо после маковского сидра!</text:p>
      <text:p text:style-name="P53"><text:span text:style-name="T11">– </text:span>Дорогуша, у тебя гудело именно от сидра, который ты приняла после победы над Дискордом. Мне ли не знать! Или ты забыла, кто тебя провожал домой?</text:p>
      <text:p text:style-name="P53"><text:soft-page-break/><text:span text:style-name="T11">– </text:span>Рэр, иногда лучше жевать, чем говорить. Вот честно!</text:p>
      <text:p text:style-name="P53"><text:span text:style-name="T11">– </text:span>Как пожелаешь! Анон, <text:span text:style-name="T11">– </text:span>повернулась ко мне единорожка. <text:span text:style-name="T11">– </text:span>Примерь штаны, пожалуйста. Кстати, а как выглядят эти самые резонаторные рубины? Послушать Дэши, так вы в этой поездке в Мэйнхэттен обскакали по приключениям саму Дэринг Ду!</text:p>
      <text:p text:style-name="P53">Я прыгал на одной ноге, натягивая джинсы.</text:p>
      <text:p text:style-name="P53"><text:span text:style-name="T11">– </text:span>Они лежали в нагрудном кармане рубашки.</text:p>
      <text:p text:style-name="P53">Твайлайт отвлеклась от доски.</text:p>
      <text:p text:style-name="P53"><text:span text:style-name="T11">– В р</text:span>убашке? Я послала вниз Спайка прибраться. Те лохмотья тлели после вспышки… Спа-а-айк!!!</text:p>
      <text:p text:style-name="P53">Дракончик поднялся по лестнице с веником в одной лапе и мусорным пакетом в другой. Он был весь перемазан сажей и что-то торопливо жевал.</text:p>
      <text:p text:style-name="P53"><text:span text:style-name="T11">– </text:span>Вот, прибрался малёхо. Но с потолка сажу ещё не успел счистить, там стремянка нужна.</text:p>
      <text:p text:style-name="P53"><text:span text:style-name="T11">– </text:span>Спайки-Вайки, не выкидывай одежду, пожалуйста. В ней должны быть рубины.</text:p>
      <text:p text:style-name="P53"><text:span text:style-name="T11">– </text:span>Какие ещё рубины? <text:span text:style-name="T11">– </text:span>переспросил Спайк и зажевал быстрее.</text:p>
      <text:p text:style-name="P53"><text:span text:style-name="T11">–</text:span> Резонаторные! <text:span text:style-name="T11">–</text:span> холодея, ответил я. <text:span text:style-name="T11">– </text:span>В кармане рубашки должны лежать четыре кристалла.</text:p>
      <text:p text:style-name="P53"><text:span text:style-name="T11">– Э</text:span>м-м. Так это были резонаторные рубины? Предупреждать надо! Я думал, это мусор. <text:span text:style-name="T11">– </text:span>дракончик пожал плечами и выплюнул на лапу полтора камешка.</text:p>
      <text:p text:style-name="P25"/>
      <text:p text:style-name="P53">…</text:p>
      <text:p text:style-name="P53"/>
      <text:p text:style-name="P53"><text:span text:style-name="T11">– <text:s/></text:span>Рэрити, закрой форточку! Флатти, мигом в аптеку за настойкой пустырника! Спайк, срочно неси воду! И сразу же уходи! Пинки! Пинки?</text:p>
      <text:p text:style-name="P53"><text:span text:style-name="T11">– К</text:span>акой-то неправильный у Нон-нона смех! <text:span text:style-name="T11">– </text:span>голос Пинки был еле слышен из-под наваленных на меня подушек. <text:span text:style-name="T11">– <text:s/></text:span>И, мне кажется, сам Нон-нон сейчас немножечко неправильный. Правильно я говорю?</text:p>
      <text:p text:style-name="P53">Подушка отогнулась и в прямоугольнике света показалась голова Пинки.</text:p>
      <text:p text:style-name="P53"><text:span text:style-name="T11">– Н</text:span>он-нон? Ты сейчас правильный, или нет?</text:p>
      <text:p text:style-name="P53"><text:span text:style-name="T11">– А</text:span>нон, ты как? Тебе уже лучше? <text:span text:style-name="T11">– </text:span>в прямоугольнике появилась голова Рэйнбоу Дэш.</text:p>
      <text:p text:style-name="P53"><text:span text:style-name="T11">– </text:span>Фигурально выражаясь, ты в себе? <text:span text:style-name="T11">– </text:span>вклинилась между ними Твайлайт Спаркл.</text:p>
      <text:p text:style-name="P53"><text:span text:style-name="T11">– </text:span>Столько ругательств на одном дыхании я не слышала даже от бабули, когда она зацепилась за порог и перевернула поднос с пирогами! <text:span text:style-name="T11">– </text:span>донёсся уважительный голос Эпплджек с моих ног.</text:p>
      <text:p text:style-name="P53">Я отдышался. Поняхи участливо смотрели на меня, выискивая признаки успокоения.</text:p>
      <text:p text:style-name="P53"><text:span text:style-name="T11">– </text:span>Отпустите. Я уже правильный. <text:span text:style-name="T11">– </text:span>наконец произнёс я.</text:p>
      <text:p text:style-name="P53">Пинки, Дэш и Твайлайт слезли с горки подушек, наваленных на меня после эмоционального взрыва. Эпплджек встала с ног.</text:p>
      <text:p text:style-name="P53"><text:span text:style-name="T11">– </text:span>Не огорчайся, ситуацию можно выправить. <text:span text:style-name="T11">– з</text:span>атараторила Твайлайт. <text:span text:style-name="T11">– </text:span>Я вставлю в ускоритель уцелевший резонатор, а недостающие заменю «жучками». Так будет работать, мощности должно хватить. Я пыталась тебе это сказать, но ты не слушал.</text:p>
      <text:p text:style-name="P53"><text:span text:style-name="T11">– </text:span>Ага, Твай по «жучкам» специалист! <text:span text:style-name="T11">– з</text:span>аявил Спайк из-за понячих крупов. <text:span text:style-name="T11">– </text:span>Иначе бы мы по уши завязли в долгах за электричество.</text:p>
      <text:p text:style-name="P53"><text:span text:style-name="T11">– </text:span>Спайк!!! Немедленно… <text:s/>сбегай к Кейкам за выпечкой! Нам всем нужно успокоиться.</text:p>
      <text:p text:style-name="P53"><text:span text:style-name="T11">– </text:span>Уже бегу!</text:p>
      <text:p text:style-name="P53"/>
      <text:p text:style-name="P54">***</text:p>
      <text:p text:style-name="P53"><text:soft-page-break/></text:p>
      <text:p text:style-name="P53">В зале, в лучах нарисованной шестиконечной звезды стояли воплощения Элементов Гармонии. Я с электродами на голове лежал на матрасе в центре. Рядом со мной гудел синхрофазотрон-усилитель. На верхнем ярусе библиотеки устроился Спайк с кульком попкорна.</text:p>
      <text:p text:style-name="P53"><text:span text:style-name="T11">– </text:span>Ты точно знаешь, шо делаешь? <text:span text:style-name="T11">– </text:span>переспросила Эпплджек. <text:span text:style-name="T11">– </text:span>Мне бы не хотелось, чтоб от Понивилля остались одни головешки.</text:p>
      <text:p text:style-name="P53"><text:span text:style-name="T11">– </text:span>Не беспокойся, всё просчитано. Я уверена, я подчёркиваю, я абсолютно уверена в безопасности эксперимента!</text:p>
      <text:p text:style-name="P53"><text:span text:style-name="T11">– </text:span>Ой, шо-то мне нехорошо становится, когда ты так говоришь…</text:p>
      <text:p text:style-name="P53"><text:span text:style-name="T11">– </text:span>Девочки, приготовились! Начинаю обратный отсчёт! Десять! Девять! Восемь! Семь!</text:p>
      <text:p text:style-name="P53">Гудение синхрофазотрона усилилось. Картинка у меня перед глазами поплыла.</text:p>
      <text:p text:style-name="P53"><text:span text:style-name="T11">– </text:span>Шесть! Пять! Четыре! Три! Флаттершай, ты одела ожерелье Доброты задом-наперёд! Три-с-половиной! Три-с-четвертью! Два! Один! Понеслись!</text:p>
      <text:p text:style-name="P53">Картинка у меня перед глазами выключилась.</text:p>
      <text:p text:style-name="P53"/>
      <text:h text:style-name="Heading_20_2" text:outline-level="2">20. <text:span text:style-name="T1">Большое Откровение</text:span></text:h>
      <text:p text:style-name="P39"/>
      <text:p text:style-name="P53">Ветер швыряет мне в лицо тучу пыли и мелкого мусора. Шар перекати-поля в компании со сломанной корзинкой и стаканчиком из-под кофе исчезает в провале. «Добро пожаловать в Понивилль» — вещает покосившийся столбик на краю пропасти. Серая, покрытая трещинами равнина простирается от края и до края. Справа её однообразие ломает пик кантерлотской скалы.</text:p>
      <text:p text:style-name="P53">Я вглядываюсь в него.</text:p>
      <text:p text:style-name="P53">Кажется, со скалы во все стороны расходятся водопады чуть видных при стальном сиянии солнца мерцающих нитей. Они пронизывают землю, скрепляя трещины мириадами струн. Одна из них уходит в землю рядом со мной. Я наклоняюсь и протягиваю к ней руку.</text:p>
      <text:p text:style-name="P53">Мгновение — я стою на городской стене Кантерлота. Шелест ветра превращается в пронзительный свист. Дома без крыш хлопают оконными рамами без стёкол. Уцелевшие флюгера истерично вращаются, жалуясь миру ржавым скрежетом. По мостовой носятся обрывки тряпок.</text:p>
      <text:p text:style-name="P53">Дорога в верхний город обрывается в пропасть. Огрызок дворца — башня Луны — одиноко высится на другом краю провала. <text:s/>Пульсирующие потоки света опутывают мир из её вершины. Через провал перекинут потрёпанный верёвочный мост.</text:p>
      <text:p text:style-name="P53">Я переправляюсь через пропасть.</text:p>
      <text:p text:style-name="P53">Пожелтевший обрывок газеты запутался в голых ветках куста, некогда бывшего частью садового лабиринта. Я разворачиваю его, подымаясь по винтовой лестнице в башню.</text:p>
      <text:p text:style-name="P53"/>
      <text:p text:style-name="P39"><text:span text:style-name="T1">«</text:span><text:span text:style-name="T9">Обращение к читателям: это наш прощальный выпуск. «Кантерлот Геральд» закрывается — у нас больше не осталось работников</text:span><text:span text:style-name="T1">». «</text:span><text:span text:style-name="T9">Ежегодное послание: Принцесса Луна ничего не сказала делегации, скрывшись в башне. Секретарь выступил с заготовленной речью</text:span><text:span text:style-name="T1">». «</text:span><text:span text:style-name="T9">Новости погоды: последние четыре Вондерболта останавливают грозовой фронт у Лас-Пегасуса. Небо Кантерлота охраняют семь кадетов прошлогоднего выпуска</text:span><text:span text:style-name="T1">». «</text:span><text:span text:style-name="T9">Беспорядки нарастают: к бунтовщикам Мэйнхэттена присоединился Балтимэр. Правительственные силы не в силах подавить восстание. За последние сутки две полицейские центурии перешли на сторону повстанцев</text:span><text:span text:style-name="T1">». «</text:span><text:span text:style-name="T9">Продовольственные проблемы: норма выдачи овса уменьшается до ста двадцати грамм. Лагерю беженцев под Кантерлотом грозит голод</text:span><text:span text:style-name="T1">». «</text:span><text:span text:style-name="T9">Обновление карт депонификации: филлидельфийская </text:span><text:span text:style-name="T64">магическая </text:span><text:span text:style-name="T9">лакуна ожидаемо сомкнулась с магическим вакуумом у Додж Сити. Отказавшимся от эвакуации жителям грозит развоплощение</text:span><text:span text:style-name="T1">».</text:span></text:p>
      <text:p text:style-name="P53"><text:soft-page-break/></text:p>
      <text:p text:style-name="P53">Я тяну ручку двери на верхней площадке. Сильный сквозняк чуть не сбивает меня с ног: ветер задувает в<text:span text:style-name="T62"> </text:span>покои Луны<text:span text:style-name="T62"> </text:span>через открытые балконные двери<text:span text:style-name="T62">.</text:span></text:p>
      <text:p text:style-name="P53">Мириады пульсирующих нитей сходятся к центру комнаты, где на матрасе лежит обтянутый шкурой скелет аликорна.</text:p>
      <text:p text:style-name="P53">Я осторожно пересекаю комнату и захлопываю двери на балкон.</text:p>
      <text:p text:style-name="P53"><text:span text:style-name="T11">– </text:span>А-а-а, ты всё-таки пришёл… <text:span text:style-name="T11">– </text:span>шелестит скрипучий голос за моей спиной.</text:p>
      <text:p text:style-name="P53">Скелет поднял голову. В глубине запавших глазниц светятся зелёные глаза Найтмэр Мун. Пергаментная шкура грудной клетки растрескалась под ударами сердца, покрыв костяк кровавой паутиной.</text:p>
      <text:p text:style-name="P53"><text:span text:style-name="T11">– </text:span>Желаешь полюбоваться последними днями Эквестрии? Что ж… Смотри. Есть какая-то вселенская ирония в том, что последним обитателем Эквестрии будет глупый примат из нелепой реальности. Впрочем, долго эта шутка не продлится: Мы скоро сгинем, а без Нас Эквестрия превратится в прах за считанные часы. Здесь больше не осталось других источников магии…</text:p>
      <text:p text:style-name="P53"><text:span text:style-name="T11">– </text:span>Постой, Луна! Я уверен, Эквестрию можно спасти! Твайлайт вызвала экспериментальное заклинание, и оно привело меня сюда, чтобы узнать причину катастрофы. Я узнаю, и когда вернусь…</text:p>
      <text:p text:style-name="P53"><text:span text:style-name="T11">– </text:span>ТЫ НИЧЕГО НЕ УЗНАЕШЬ!!!</text:p>
      <text:p text:style-name="P53">Крик подрывает силы Луны. Она опускается на ложе и закрывает глаза. Некоторое время признаком её жизни остаётся только мелкое пульсирование яремной вены на высохшей шее. Наконец она продолжает.</text:p>
      <text:p text:style-name="P53"><text:span text:style-name="T11">– </text:span>Ты — пустышка. Сел, видно, запамятовала, а Мы не хотели лишать Сестру последней надежды… Заклинание «Последнего Шанса» относится к разряду одноразовых. Его можно вызвать только единожды. Во все последующие попытки результат будет непредсказуем. Первую попытку Мы с Сел и Твайлайт провалили. Во вторую заклинание вместо сверхаликорна призвало шута из гротескного человеческого мирка… Доволен? Вот что ты узнал своим экспериментом! Твайлайт зря старалась…</text:p>
      <text:p text:style-name="P53">Луна закашливается едким смехом и отпивает из вазы, стоящей на полу рядом с матрацем.</text:p>
      <text:p text:style-name="P53"><text:span text:style-name="T11">– </text:span>Открой балкон. Мы призвали Найтмэр, чтобы подольше продержаться. Этой сучке из племени виндиго нужен ветер.</text:p>
      <text:p text:style-name="P53">Я поворачиваюсь к дверям и растворяю их. Воздушный поток оборачивает меня холодным одеялом и кидает в лицо злую горсть снежинок. Над Эквестрией наступает ночь. Звёзды небосвода перемигиваются со своими собратьями в провале у башни. С глухим рокотом проваливается в пропасть клочок равнины, со всех сторон окаймлённый провалами.</text:p>
      <text:p text:style-name="P53"><text:span text:style-name="T11">– </text:span>Сожалеем, что не можем убить тебя.</text:p>
      <text:p text:style-name="P53">Обернувшись я встречаюсь с рогом аликорницы, нацеленным мне в грудь.</text:p>
      <text:p text:style-name="P53"><text:span text:style-name="T11">– </text:span>Твоё тело соткано из наваждения — Нам ли не знать! Мы всё ещё Владыка Снов.</text:p>
      <text:p text:style-name="P53">Я делаю шаг назад, на балкон. Луна трескуче смеётся и шагает следом.</text:p>
      <text:p text:style-name="P53"><text:span text:style-name="T11">– </text:span>Но что в Нашей власти — так это вышвырнуть тебя отсюда!</text:p>
      <text:p text:style-name="P53">Я снова отступаю. Я помню, что балкон метра три в ширину и без перил. И хоть я осознаю, что это сон, мне страшно до онемения.</text:p>
      <text:p text:style-name="P53"><text:span text:style-name="T11">– </text:span>Призвав тебя сюда, мы потратили последние силы. Которыми можно было поддерживать Эквестрию ещё долгие годы.</text:p>
      <text:p text:style-name="P53">Шаг назад.</text:p>
      <text:p text:style-name="P53"><text:span text:style-name="T11">– </text:span>Кимеринн погиб, чтобы ты жил.</text:p>
      <text:p text:style-name="P53">Шаг назад.</text:p>
      <text:p text:style-name="P53"><text:span text:style-name="T11">– </text:span>Сел осталась без магии и развоплотилась из-за тебя.</text:p>
      <text:p text:style-name="P53"><text:soft-page-break/>Шаг назад.</text:p>
      <text:p text:style-name="P53"><text:span text:style-name="T11">– </text:span>Столько надежд впустую. И, как финальная насмешка, ты увидишь гибель всего, что Нам дорого?! Не бывать этому! ПОШЁЛ ВОН!!!</text:p>
      <text:p text:style-name="P53">Я мешкаю, не чувствуя под отступающей ногой опоры, и этого хватает, чтобы Луна в выпаде достала меня рогом.</text:p>
      <text:p text:style-name="P53">Магический разряд пронзает грудь сетью молний и вышвыривает меня с балкона. Луна — или Найтмэр Мун? — хохочет, видя моё падение.</text:p>
      <text:p text:style-name="P53">Я проваливаюсь в сине-зелёную мглу, усыпанную звёздами.</text:p>
      <text:p text:style-name="P53"/>
      <text:p text:style-name="P53">…</text:p>
      <text:p text:style-name="P39"/>
      <text:p text:style-name="P53">Искорка впереди меня вырастает в белоснежную единорожку, мчащуюся в пространстве к огромной светящейся сфере. Я неслышно следую <text:s/>за ней. Рэрити приближается к сфере вплотную. Светящиеся призраки машут ей, приглашая к себе. Единорожка протягивает к ним копыта, но в последний момент отпрыгивает и несётся к очереди из пони, вытянувшейся из сферы в сине-зелёную бесконечность.</text:p>
      <text:p text:style-name="P53">Конец очереди упирается в чёрный экран. Чем ближе к экрану, тем призрачнее светящиеся силуэты. Пони перед экраном касается тёмной глади и оборачивается назад в нерешительности. Она едва различима на звездном фоне. Стоящие за ней соплеменники отводят глаза. Пони собирается с духом и прыгает в экран. Очередь делает шаг вперёд. Рэрити стремится к ним, но контуры <text:span text:style-name="T62">её </text:span>расплываются. Она исчезает, не дойдя до экрана.</text:p>
      <text:p text:style-name="P67">Я <text:span text:style-name="T1">продолжаю движение</text:span>. <text:span text:style-name="T1">Прохожу место, в котором исчезла единорожка.</text:span> В ушах возникает звон<text:span text:style-name="T1">.</text:span></text:p>
      <text:p text:style-name="P53">Ближе.</text:p>
      <text:p text:style-name="P53">Всем телом ощущаю дискомфорт от низкочастотной вибрации, как будто рядом проходит поезд.</text:p>
      <text:p text:style-name="P53">Ещё ближе.</text:p>
      <text:p text:style-name="P53">Учащённо дышу, чтобы не потерять сознание. Слабые шорохи отдаются в ушах гулким скрежетом. Звук дыхания и биение сердца создают отчётливый объёмный фон.</text:p>
      <text:p text:style-name="P53">Совсем близко.</text:p>
      <text:p text:style-name="P53">Экран покрывается рябью. Меня неудержимо тянет к нему, мне не за что схватиться, чтобы удержаться. Экран светлеет, мне открывается его изнанка.</text:p>
      <text:p text:style-name="P53">Я ВИЖУ!!! ПРОКЛЯТЬЕ, КАК ВСЁ ПРОСТО!!!</text:p>
      <text:p text:style-name="P53">В последний момент, когда я уже проваливаюсь в покрытую рябью поверхность, из очереди выскакивает пони, хватает меня зубами за штанину и оттаскивает от экрана. Еле заметная на фоне звёзд фигура значительно меньше своих сородичей.</text:p>
      <text:p text:style-name="P53"><text:span text:style-name="T11">– </text:span>Ты ведь вернёшься в Эквестрию? Не говори им, что увидел там! <text:span text:style-name="T11">– </text:span>жеребёнок машет в сторону экрана. Её голос слышится глухо, как через подушку.</text:p>
      <text:p text:style-name="P53">Я киваю ей в ответ. Мне понятно, почему.</text:p>
      <text:p text:style-name="P53"><text:span text:style-name="T11">– </text:span>Как тебя зовут, малышка? Я постараюсь найти тебя. Может быть, ещё не поздно.</text:p>
      <text:p text:style-name="P53">Пегаска приветственно машет копытом.</text:p>
      <text:p text:style-name="P25"><text:span text:style-name="T39">– </text:span><text:span text:style-name="T29">Шейла! Шейла Блюскай! И я уже не малышка! </text:span><text:span text:style-name="T39">– </text:span><text:span text:style-name="T29">она тычет в кьютимарку в виде ластика, стирающего тучу.</text:span></text:p>
      <text:p text:style-name="P53">Жеребёнок продолжает что-то говорить, но ненасытный экран затягивает её с чавкающим звуком. Его поверхность разглаживается и темнеет. Очередь делает шаг вперёд. Я отшатываюсь. Откровение сковывает печалью моё сердце, мне становится трудно дышать. Картинка плывёт у меня перед глазами. Я успеваю заметить среди толпы пони высокую светлую фигуру с сияющим ореолом гривы, после чего сознание гаснет.</text:p>
      <text:p text:style-name="P67"><text:soft-page-break/></text:p>
      <text:p text:style-name="P54">***</text:p>
      <text:p text:style-name="P54"/>
      <text:p text:style-name="P1"><text:span text:style-name="T11">–</text:span> А<text:span text:style-name="T1">нон? </text:span>Вставай! <text:span text:style-name="T11">–</text:span> копыт<text:span text:style-name="T1">а</text:span> надавливал<text:span text:style-name="T1">и</text:span> мне на грудь энергичны<text:span text:style-name="T1">ми</text:span> круговы<text:span text:style-name="T1">ми</text:span> движения<text:span text:style-name="T1">ми</text:span>.</text:p>
      <text:p text:style-name="P1"><text:span text:style-name="T11">–</text:span> Твайлайт? <text:span text:style-name="T11">–</text:span> Взгляд сфокусировался на лавандовой единорожке, озабоченно осматривающей меня и продолжающей массаж области сердца.</text:p>
      <text:p text:style-name="P1"><text:span text:style-name="T11">–</text:span> Мне не понравился цвет твоей мордочки <text:span text:style-name="T33">— </text:span><text:span text:style-name="T1">т</text:span>ы стал слишком бледный. Я решила прервать <text:span text:style-name="T1">заклинание</text:span>. Как ты себя…</text:p>
      <text:p text:style-name="P1"><text:span text:style-name="T42">–</text:span><text:span text:style-name="T33"> …чувствуешь, дорогая Рэрити?! Я могу чем-нибудь помочь? Вот, выпей воды! </text:span><text:span text:style-name="T42">–</text:span><text:span text:style-name="T33"> дракончик метался вокруг светлой единорожки, в волнении заламывая лапы.</text:span></text:p>
      <text:p text:style-name="P53">Рэрити сидела на полу, потирая виски. Остальные Элементы Гармонии также сидели <text:s/>кто как с вымученными выражениями на мордочках. Рэйнбоу Дэш забрала кувшин с водой у Рэрити и опрокинула себе на голову. Эпплджек сняла шляпу и вытерла пот со лба.</text:p>
      <text:p text:style-name="P53"><text:span text:style-name="T11">– </text:span>Ну шо? Увидел шо-нибудь, сахарок?</text:p>
      <text:p text:style-name="P53">Пони уставились на меня с надеждой.</text:p>
      <text:p text:style-name="P53"><text:span text:style-name="T11">– </text:span>Да.</text:p>
      <text:p text:style-name="P53">Откровение давило на психику как тонна кирпичей. Я не знал, что им сказать. Я не мог.</text:p>
      <text:p text:style-name="P53"><text:span text:style-name="T11">– П</text:span>ревосходно!</text:p>
      <text:p text:style-name="P53"><text:span text:style-name="T11">– </text:span>Это просто супер-дупер-здоровски-потрясно!</text:p>
      <text:p text:style-name="P53"><text:span text:style-name="T11">– </text:span>Йей!</text:p>
      <text:p text:style-name="P53"><text:span text:style-name="T11">– </text:span>Ю-ху!</text:p>
      <text:p text:style-name="P53"><text:span text:style-name="T11">– О</text:span>фигенно! Мы победили! Анон, ты молодец!</text:p>
      <text:p text:style-name="P53"><text:span text:style-name="T11">– </text:span>Замечательно! Секундочку, я приготовлю дневник…</text:p>
      <text:p text:style-name="P53">Восторг пони постепенно сменился ожиданием. Я молчал.</text:p>
      <text:p text:style-name="P53"><text:span text:style-name="T11">– </text:span>Эм-м? И что же ты увидел? <text:span text:style-name="T11">– </text:span>не выдержала Твайлайт.</text:p>
      <text:p text:style-name="P53"><text:span text:style-name="T11">– </text:span>Я… не могу сказать этого.</text:p>
      <text:p text:style-name="P53">Ожидание сменилось недоумением. Рэйнбоу Дэш насмешливо скривила губы.</text:p>
      <text:p text:style-name="P53"><text:span text:style-name="T11">– </text:span>Да ладно! Кончай прикалываться, Анон, мы же ждём! Шутка зачлась!</text:p>
      <text:p text:style-name="P53"><text:span text:style-name="T11">– </text:span>Не могу!!!</text:p>
      <text:p text:style-name="P53"/>
      <text:p text:style-name="P53">…</text:p>
      <text:p text:style-name="P53"/>
      <text:p text:style-name="P53">Молчание прервала Эпплджек.</text:p>
      <text:p text:style-name="P53"><text:span text:style-name="T11">– </text:span>Сахарок, с тобой всё в порядке?</text:p>
      <text:p text:style-name="P53">Дэш подошла ко мне вплотную, обняла меня за шею и прижалась нос к носу.</text:p>
      <text:p text:style-name="P53"><text:span text:style-name="T11">– Анон</text:span>, ты чего? <text:span text:style-name="T11">– </text:span>прошептала она. <text:span text:style-name="T11">– </text:span>Тебя во сне кто-то заколдовал? Мигни мне правым глазом, если да.</text:p>
      <text:p text:style-name="P53">Я высвободился из объятий пегаски.</text:p>
      <text:p text:style-name="P53"><text:span text:style-name="T11">– </text:span>Со мной всё в порядке. <text:span text:style-name="T11">– </text:span>объявил я. <text:span text:style-name="T11">– </text:span>Не в порядке с вами. Я не могу сказать вам, что увидел, потому что боюсь. За вас. Не вините меня, пожалуйста, мне и так плохо.</text:p>
      <text:p text:style-name="P53"><text:soft-page-break/>Тишина сменилась гулом голосов. Пони вполголоса обсуждали ситуацию, посматривая на меня и почёсывая в затылках.</text:p>
      <text:p text:style-name="P53"><text:span text:style-name="T11">– </text:span>Конски яблоки! Вот это поворот! А мне так хотелось узнать, шо за нечисть тут орудует!</text:p>
      <text:p text:style-name="P53"><text:span text:style-name="T11">– </text:span>Твай, а мне кажется, Анона всё-таки заколдовали во сне! Может, он даже мигнуть не может, настолько это крутое заклинание? Ты б могла его проверить? Ну, как ты его проверяла на подлинность, только на двадцать процентов круче?</text:p>
      <text:p text:style-name="P53"><text:span text:style-name="T11">– </text:span>Дорогая, к слову о проверках: у меня уже кончилась джинсовая ткань на новый комплект одежды для Анона! Впрочем, может быть, ты хочешь, чтобы он ходил без одежды? Это было бы лю-бо-пыт-но!</text:p>
      <text:p text:style-name="P53"><text:span text:style-name="T11">– </text:span>Рэр, отвали!</text:p>
      <text:p text:style-name="P53"><text:span text:style-name="T11">– </text:span>Оу, какие страсти! Ладно-ладно, не сердись, дорогая, не мешаю!</text:p>
      <text:p text:style-name="P53"><text:span text:style-name="T11">– </text:span>А, может, не надо? Если Анон, эм-м, сказал, что боится за нас, то у него, наверное, есть причины. Давайте <text:s/>лучше разойдёмся по домам и, эм-м, подумаем. А соберёмся завтра. Когда придумаем что-нибудь. Или не завтра, а послезавтра. Или после-послезавтра. Или…</text:p>
      <text:p text:style-name="P53"><text:span text:style-name="T11">– </text:span>Оп-паньки! У меня подрыгульки в ноге начались! Явно что-то близится! Только не пойму, что? Опасное? Или весёлое? Или опасно-весёлое?</text:p>
      <text:p text:style-name="P53"><text:span text:style-name="T11">– </text:span>Стойте!</text:p>
      <text:p text:style-name="P53">Твайлайт подняла вверх копыто, призывая к тишине. Потом откуда-то из дальнего шкафа к ней приплыла “Основы заклятий<text:span text:style-name="T11">” Стар Свирла. </text:span>Единорожка нацепила очки и принялась перелистывать книгу, бормоча под нос названия глав.</text:p>
      <text:p text:style-name="P53"><text:span text:style-name="T11">– </text:span>Ага, вот! Нашла! Анон прав! В «Заклинании Последнего Шанса» есть такое! <text:span text:style-name="T11">– </text:span>единорожка принялась зачитывать отрывок.</text:p>
      <text:p text:style-name="P53">…</text:p>
      <text:p text:style-name="P53">«<text:span text:style-name="T13">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text:span text:style-name="T22">и </text:span><text:span text:style-name="T13">слишком громко думать. И сообщить способ спасения — означает его разрушить.</text:span>»</text:p>
      <text:p text:style-name="P53">…</text:p>
      <text:p text:style-name="P53"><text:span text:style-name="T11">– </text:span>Ты хочешь сказать, если Анон нам сообщит, в чём причина всей этой фигни, мы не сможем её исправить? <text:span text:style-name="T11">– </text:span>Дэш повернулась ко мне. <text:span text:style-name="T11">–</text:span> А как мы её исправим, если не будем знать, что исправлять? Хренотень какая-то!</text:p>
      <text:p text:style-name="P53">Пегаска сжала голову копытами. Твайлайт просветлела мордочкой и подбежала к доске.</text:p>
      <text:p text:style-name="P53"><text:span text:style-name="T11">– </text:span>Это может быть случай так называемого «кота Шротингера». Никогда бы не подумала, что он мне встретится на практике!</text:p>
      <text:p text:style-name="P53">Твайлайт протёрла доску тряпочкой и нарисовала на ней коробку.</text:p>
      <text:p text:style-name="P53"><text:span text:style-name="T11">– </text:span>Предположим, в коробке заперт кот. <text:span text:style-name="T11">– н</text:span>арисованный кот упирался лапами в крышку коробки, явно пытаясь выбраться.</text:p>
      <text:p text:style-name="P53"><text:span text:style-name="T11">– </text:span><text:span text:style-name="T62">Допустим, кот бессмертен. Также допустим, что кот з</text:span>аколдован<text:span text:style-name="T62"> </text:span>отложенным <text:span text:style-name="T62">заклятие</text:span>м<text:span text:style-name="T62"> Стирания, которое сработает, если кто-то откроет ящик</text:span>. <text:span text:style-name="T62">То есть, п</text:span>ри открытии<text:span text:style-name="T62"> ящик</text:span>а<text:span text:style-name="T62"> кот исчезнет из </text:span>бытия<text:span text:style-name="T62"> </text:span>— его нет, и никогда не было.</text:p>
      <text:p text:style-name="P53"><text:span text:style-name="T11">– </text:span>Бедный котик. <text:span text:style-name="T11">– </text:span>прошептала Флаттершай.</text:p>
      <text:p text:style-name="P53">Я насторожился, услышав знакомое заклинание.</text:p>
      <text:p text:style-name="P53"><text:span text:style-name="T11">– </text:span>Стой! Откуда тебе известно про заклинание Стирания?</text:p>
      <text:p text:style-name="P53"><text:span text:style-name="T11">– </text:span>О, это всего лишь теоретическая конструкция, невозможная, я подчёркиваю, абсолютно невозможная в реальном мире! Селестия когда-то описала эту философскую шараду в «<text:span text:style-name="T11">Магическо</text:span>м<text:span text:style-name="T11"> </text:span>В<text:span text:style-name="T11">естник</text:span>е», а профессор Шротингер построил на её базе свой мысленный эксперимент.</text:p>
      <text:p text:style-name="P53"><text:span text:style-name="T11">– </text:span>Гм. Ну ладно, продолжай.</text:p>
      <text:p text:style-name="P53"><text:soft-page-break/><text:span text:style-name="T11">– </text:span>Так вот, по условию эксперимента известно, что вероятность того, что кто-то откроет ящик, ненулевая.</text:p>
      <text:p text:style-name="P53"><text:span text:style-name="T11">– </text:span>И что это означает, дорогая? <text:span text:style-name="T11">– </text:span>спросила Рэрити.</text:p>
      <text:p text:style-name="P53"><text:span text:style-name="T11">– </text:span>Это значит, что кто-нибудь когда-нибудь обязательно откроет его.</text:p>
      <text:p text:style-name="P53"><text:span text:style-name="T11">– </text:span>У меня щас башка лопнет! <text:span text:style-name="T11">– </text:span>пожаловалась Дэш. <text:span text:style-name="T11">– </text:span>Так всё-таки, когда этот грёбаный ящик откроют?</text:p>
      <text:p text:style-name="P53"><text:span text:style-name="T11">–</text:span> Может быть, через час. Может быть, через год. А, может, через десять тысяч или даже сто миллионов лет — неважно. Важно, что на бесконечно большом отрезке времени это событие обязательно произойдёт, с вероятностью сто процентов. И парадокс тут вот в чём.</text:p>
      <text:p text:style-name="P53">Твайлайт прокашлялась, отпила из графина и продолжила.</text:p>
      <text:p text:style-name="P53"><text:span text:style-name="T11">– </text:span>На любом конечном отрезке времени есть вероятность того, что ящик никто не открыл. И кот на этом отрезке времени существует. Но, в то же время, он не существует, так как в бесконечности (мы помним, что кот бессмертен) кто-нибудь обязательно откроет этот ящик! Парадокс в том, что кот существует и не существует одновременно!</text:p>
      <text:p text:style-name="P53">Пони молчали, переваривая информацию. Дэш с отсутствующим видом следила за пауком на потолке.</text:p>
      <text:p text:style-name="P53">Наконец Эпплджек сдвинула шляпу на лоб.</text:p>
      <text:p text:style-name="P53"><text:span text:style-name="T11">–</text:span> То есть, ты хошь сказать, шо мы все — навроде этого кота, а Анон боится открыть ящик? Шоб мы не исчезли окончательно?</text:p>
      <text:p text:style-name="P53"><text:span text:style-name="T11">– </text:span>Нечто вроде того. Стар Свирл пишет, что разглашение способа спасения его же и разрушит. Иными словами, открывать ящик нельзя.</text:p>
      <text:p text:style-name="P53">Я поднял руку, прося слово. Пони обернулись на меня и затихли.</text:p>
      <text:p text:style-name="P53"><text:span text:style-name="T11">– </text:span>Эм-м. Мне очень жаль, но ситуация ещё хуже. Всё примерно так, как Твайлайт описала. Если я расскажу вам, в чём проблема с вами — вы, с большой вероятностью, тотчас же исчезнете. Я просто уверен в этом. Но самое плохое в том, что я не знаю, как вам помочь. Совсем. Я не увидел разгадки во сне. Мне очень жаль. Пони продолжат исчезать, а Эквестрия — разрушаться.</text:p>
      <text:p text:style-name="P53">…</text:p>
      <text:p text:style-name="P53"><text:span text:style-name="T11">– </text:span>Лягать! <text:span text:style-name="T11">– </text:span>выругалась Дэш. <text:span text:style-name="T11">– </text:span>Значит, наши усилия по доставке резонаторов пошли лесом.</text:p>
      <text:p text:style-name="P53"><text:span text:style-name="T11">– </text:span>Не совсем. Мне таки удалось узнать, где искать Селестию.</text:p>
      <text:p text:style-name="P53">В библиотеке снова поднялся галдёж. Твайлайт подняла копыто.</text:p>
      <text:p text:style-name="P53"><text:span text:style-name="T11">– </text:span>Тихо! Спайк, будь добр, сбегай к Кейкам за выпечкой. Нам надо успокоиться. Анон, хоть про Селестию ты нам можешь рассказать?</text:p>
      <text:p text:style-name="P53"><text:span text:style-name="T11">– </text:span>Могу. <text:span text:style-name="T11">– </text:span>пожал плечами я. <text:span text:style-name="T11">– </text:span>Она в моём мире. Но не спрашивайте меня, как её вернуть — я не знаю.</text:p>
      <text:p text:style-name="P53"><text:span text:style-name="T11">– А </text:span>как ты узнал… <text:span text:style-name="T11">– </text:span>начала было единорожка, но её перебил напряжённый голос Спайка.</text:p>
      <text:p text:style-name="P53"><text:span text:style-name="T11">– </text:span>Твай! <text:span text:style-name="T11">– </text:span>дракончик стоял в дверях спиной к нам. <text:span text:style-name="T11">– </text:span>У нас гости.</text:p>
      <text:p text:style-name="P53">Спайк попятился назад. Дверь широко растворилась и в библиотеку вошла Луна.</text:p>
      <text:p text:style-name="P53"/>
      <text:h text:style-name="Heading_20_2" text:outline-level="2"><text:span text:style-name="T1">2</text:span>1. Поединок с Луной.</text:h>
      <text:p text:style-name="P53"/>
      <text:p text:style-name="P53">Дружный вздох прокатился по залу.</text:p>
      <text:p text:style-name="P53">В таких случаях обычно пишется всякая напыщенная фигня, типа: «она влетела, подобно коршуну в стаю голубей» или «как волк врывается в отару овец». Но в этот момент я ни о чём таком не думал. Я завороженно смотрел на фурию, готовую крушить одним лишь взглядом. Сверкание её доспехов меркло <text:soft-page-break/>по сравнению с огнём в её глазах. Приподнятые крылья и расширенные ноздри как бы олицетворяли разминку кулаков мордоворотом перед тем как начистить рыло очкарику. Мне срочно захотелось зарыться куда-нибудь поглубже и прикрыться крышкой гроба из тех, что подешевле.</text:p>
      <text:p text:style-name="P53"><text:span text:style-name="T11">– Анон</text:span>, беги!!!</text:p>
      <text:p text:style-name="P53">Не дожидаясь действий с моей стороны, Дэш метнулась ко мне. Обхватив передними ногами, она потащила меня к окну и, выбив его задними, попыталась вылететь со мной наружу.</text:p>
      <text:p text:style-name="P53"><text:span text:style-name="T11">– </text:span>Не так быстро, Рэйнбоу Дэш! <text:span text:style-name="T11">– </text:span>ледяным голосом Луны можно было нарезать воду кубиками для мартини. <text:span text:style-name="T11">– </text:span>Нам есть о чём поговорить с приматом!</text:p>
      <text:p text:style-name="P53">Мы с пегаской застыли в синем левитационном поле и поплыли к Луне.</text:p>
      <text:p text:style-name="P53"><text:span text:style-name="T11">–</text:span> Нет-нет-нет, постойте! <text:span text:style-name="T11">–</text:span> заявила вдруг Твайлайт. <text:span text:style-name="T11">–</text:span> Ваше Высочество, они мои друзья и гости, и находятся под моей защитой!</text:p>
      <text:p text:style-name="P53">Нас с Дэш обернуло лавандовое левитационное поле и мы полетели к библиотекарше. Ты был несправделив к книгоежке, Анон!</text:p>
      <text:p text:style-name="P53"><text:span text:style-name="T11">–</text:span> Что? Мы не ослышались? ТЫ СМЕЕШЬ МЕШАТЬ НАМ?!!</text:p>
      <text:p text:style-name="P53">Нас опять потащило к Луне. Дэш подпёрла голову копытом, закатила глаза и скорчила скучающую мину.</text:p>
      <text:p text:style-name="P53"><text:span text:style-name="T11">–</text:span> Мне очень жаль, Ваше Высочество, но Селестия назначила Анонимуса МОИМ начальником, и этот приказ НИКТО не отменял! Он МОЙ!</text:p>
      <text:p text:style-name="P53">В голосе лавандовой единорожки звучал металл. Мы опять полетели к Твайлайт.</text:p>
      <text:p text:style-name="P53"><text:span text:style-name="T11">–</text:span> ДОВОЛЬНО! НАМ НАДОЕЛА ЭТА НЕПОКОРНОСТЬ! ПОЗНАЙ ГНЕВ ПРИНЦЕССЫ НОЧИ!!!</text:p>
      <text:p text:style-name="P53"><text:span text:style-name="T11">–</text:span> Элементы! Аврал!!! Работаем!!!</text:p>
      <text:p text:style-name="P53">Ярко-фиолетовый луч разгневанной аликорницы столкнулся со щитом наспех мобилизованных Элементов <text:s/>Гармонии.</text:p>
      <text:p text:style-name="P53">Началась жара.</text:p>
      <text:p text:style-name="P53">С началом копытоприкладства я грохнулся на пол — воюющим сторонам стало не до меня. Дэш улетела под потолок, где остальные Элементы кастали боевые заклинания против огрызающейся принцессы. Феерверки магических вспышек заполняли пространство библиотеки кислотными оттенками. Воздух вонял озоном.</text:p>
      <text:p text:style-name="P53">Сначала я следил за ходом сражения, отмечая приблизительное равенство сил: лучи, пущенные одной стороной, блокировались щитами, выставленными другой. Но когда в ход пошли более материальные предметы, мне стало не до наблюдения: вся эта хрень, что её сотворяли и швыряли друг в друга аликорница и штурмбригада пони, отскакивала от щитов и падала вниз, на меня. Пошарив взглядом по залу, я наткнулся на Спайка, машущего мне из-под перевёрнутого книжного шкафа. Короткими перебежками под стенкой я подобрался к нему и нырнул под шкаф.</text:p>
      <text:p text:style-name="P53"><text:span text:style-name="T11">–</text:span> Ай, бля! <text:span text:style-name="T11">–</text:span> в последний момент чей-то луч отрикошетил от магического поля и впился мне в лодыжку. Нога моментально онемела.</text:p>
      <text:p text:style-name="P53"><text:span text:style-name="T11">–</text:span> Не волнуйся, это парализующий луч. Твай таким махалась с Трикси. Пройдёт через полчаса. <text:span text:style-name="T11">–</text:span> успокоил меня дракончик.</text:p>
      <text:p text:style-name="P53">Комбатанты явно стали выдыхаться. Исполинские тыквы, корзины кабачков и вазоны с двухметровыми кактусами сменились гнилыми помидорами и тухлыми яйцами. В короткой передышке стороны продолжили словесную перепалку.</text:p>
      <text:p text:style-name="P53"><text:span text:style-name="T11">– </text:span>Не вынуждай Нас идти на крайние меры! <text:span text:style-name="T11">– </text:span>отдувалась Луна. <text:span text:style-name="T11">– </text:span>Признаём, ты талантливая ученица Сестры, но до сих пор Мы сдерживались, не желая нанести вред! Остынь! Так, как с Найтмэр Мун, не будет! Прекрати сопротивление, или пожалеешь!</text:p>
      <text:p text:style-name="P53"><text:soft-page-break/><text:span text:style-name="T11">– В</text:span>есьма прискорбно, Ваше Высочество, но вынуждена отказать! <text:span text:style-name="T11">– </text:span>переводила дыхание Твайлайт.<text:span text:style-name="T11"> –</text:span> Исключительно по субординационным причинам! Приказ Её Дневного Высочества имеет более высокий приоритет над Вашим!</text:p>
      <text:p text:style-name="P53"><text:span text:style-name="T11">– </text:span>Тогда найди Нам это твоё Дневное Высочество! <text:span text:style-name="T11">– </text:span>взвыла Луна. <text:span text:style-name="T11">– </text:span>В отсутствие Дневной Главы Диархии все дела ведёт Ночная!!!</text:p>
      <text:p text:style-name="P53"><text:span text:style-name="T11">– </text:span>Сожалею, Ваше Высочество, но данный законопроект ещё рассматривается в Совете и не принят окончательно. Вдобавок, даже его принятие требует заверения Дневной Главой. Мне очень жаль, правда.</text:p>
      <text:p text:style-name="P53"><text:span text:style-name="T11">– </text:span>Дискордова бюрократия! <text:span text:style-name="T11">– </text:span>буркнула аликорница. <text:span text:style-name="T11">– Т</text:span>ри года не могут подписать бумажку! Что ж, сама напросилась!</text:p>
      <text:p text:style-name="P53">Перед Луной возник ярко-фиолетовый шар, окутанный роем голубых искорок.</text:p>
      <text:p text:style-name="P53"><text:span text:style-name="T11">– О</text:span>хренеть! <text:span text:style-name="T11">– </text:span>чертыхнулся Спайк. <text:span text:style-name="T11">– </text:span><text:s/>Твай, она создаёт сферу стихий!</text:p>
      <text:p text:style-name="P53"><text:span text:style-name="T11">– </text:span>Вижу! <text:span text:style-name="T11">– </text:span>донёсся голос единорожки из-под потолка. <text:span text:style-name="T11">– </text:span>Задействую план «Д»!</text:p>
      <text:p text:style-name="P53">В центре круга, образованного Элементами Гармонии, образовался светло-голубой тороид. Поверхность бублика искрила зелёными молниями, а сам он вращался, постепенно ускоряя темп.</text:p>
      <text:p text:style-name="P53"><text:span text:style-name="T11">– </text:span>Эм-м, это что-то новенькое, я такого заклинания вообще не знаю. <text:span text:style-name="T11">– </text:span>почесал в затылке Спайк. <text:span text:style-name="T11">– </text:span>Вот что, ходу отседова! То есть, я хочу сказать, что полезность нашего пребывания здесь стремится к нулю, а у Твай теоретическая магия на практике иногда выходит боком.</text:p>
      <text:p text:style-name="P53">Дракончик пополз было к окну, но я придержал его за хвост.</text:p>
      <text:p text:style-name="P53"><text:span text:style-name="T11">– </text:span>Погоди. У меня есть вариант получше.</text:p>
      <text:p text:style-name="P53">Я вылез из-под шкафа и попрыгал на одной ноге в центр зала.</text:p>
      <text:p text:style-name="P53"><text:span text:style-name="T11">– </text:span>Стойте! Прекратите! Да остановитесь же!!!</text:p>
      <text:p text:style-name="P53">Аликорница и шестёрка уставились на меня.</text:p>
      <text:p text:style-name="P53"><text:span text:style-name="T11">– </text:span>Луна, ты охотишься за мной из-за Селестии, верно? Так вот, я знаю, где её искать! Готов оказать любую посильную помощь. Не надо из-за меня сражаться.</text:p>
      <text:p text:style-name="P53"><text:span text:style-name="T11">– </text:span>Ты так говоришь, как будто непричастен к исчезновению Сестры! <text:span text:style-name="T11">– </text:span>к Луне вернулась властная интонация, но фиолетовый шар перестал расти. <text:span text:style-name="T11">– </text:span>Мы не верим тебе! Если попробуешь обмануть Нас и скрыться, даже Тартар покажется тебе курортом!</text:p>
      <text:p text:style-name="P53"><text:span text:style-name="T11">– </text:span>Понял, понял, повторять не нужно! Хоть я и не виновен в исчезновении твоей сестры, но скрываться никуда не планирую — даю слово! Если хочешь знать, я не меньше тебя заинтересован в возращении Сел.</text:p>
      <text:p text:style-name="P53"><text:span text:style-name="T11">– </text:span>Как ты её назвал? <text:span text:style-name="T11">– </text:span>отвалилась челюсть у аликорницы.</text:p>
      <text:p text:style-name="P53"><text:span text:style-name="T11">– </text:span>Эм-м, мне неудобно вмешиваться, но вынуждена вас перебить. <text:span text:style-name="T11">– </text:span>встряла Твайлайт. <text:span text:style-name="T11">– </text:span>Это было экспериментальное заклинание. Локальная заморозка времени. Я, эм-м, не предусмотрела возможности его отмены…</text:p>
      <text:p text:style-name="P53"><text:span text:style-name="T11">– </text:span>Что? <text:span text:style-name="T11">– </text:span>хором вскрикнули я с Луной.</text:p>
      <text:p text:style-name="P53">Молнии вырвались из тороида и устремились к его центру огнеными спицами. Вся магическая конструкция, до чёртиков напоминающая огромное велосипедное колесо, покатилась к Луне. В последний момент Твайлайт левитационным полем попыталась изменить траекторию его движения. Луна же в ответ метнула в колесо сильно уменьшившуюся сферу стихий.</text:p>
      <text:p text:style-name="P53">С громким треском они встретились у лестницы на верхний ярус.</text:p>
      <text:p text:style-name="P53">Торнадо вырвавалось из сферы, подхватило меня, шкафы и мусор, скопившийся на полу библиотеки, и закрутило в адский хоровод. Я оттолкнул ногой кактус и еле увернулся от «Магии для Чайников», когда моё сознание разделилось.</text:p>
      <text:p text:style-name="P53"><text:soft-page-break/>Я ощущал себя кувыркающимся в центре ревущего вихря, но какая-то исчезающе малая часть сознания говорила мне, что время застыло. Это всё равно, как во время головокружения вам кажется, что вы падаете, но в то же время вы понимаете, что не двигаетесь.</text:p>
      <text:p text:style-name="P53">Этой малой частью сознания я отметил скрип двери и застенчивый голос:</text:p>
      <text:p text:style-name="P53"><text:span text:style-name="T11">– </text:span>Твайлайт, Дёрпи сказала, у тебя есть «Особенности поведения, питания и размножения приматов»? Я бы хотела её ненадолго… Ого!!!</text:p>
      <text:p text:style-name="P53">После долгой паузы тот же голос спросил:</text:p>
      <text:p text:style-name="P53"><text:span text:style-name="T11">– </text:span>Что тут случилось? Почему все висят в воздухе? И всё вот это?</text:p>
      <text:p text:style-name="P53">Голос Спайка откуда-то из подвала ответил:</text:p>
      <text:p text:style-name="P53"><text:span text:style-name="T11">– </text:span>Потому что Твайлайт остановила время. В радиусе девяти метров, как мне кажется. Или десяти.</text:p>
      <text:p text:style-name="P53"><text:span text:style-name="T11">– </text:span>В двенадцати с половиной. <text:span text:style-name="T11">– </text:span>донёсся голос Твайлайт сверху. <text:span text:style-name="T11">– </text:span>Я немного не рассчитала радиус и он кроме Луны захватил все Элементы Гармонии и большую часть меня самой. Но если учесть, что принцесса Луна оказалась в радиусе целиком, то я победила!</text:p>
      <text:p text:style-name="P53"><text:span text:style-name="T11">– Н</text:span>Е ВЗДУМАЙ СЧИТАТЬ СЕБЯ ПОБЕДИТЕЛЬНИЦЕЙ! <text:span text:style-name="T11">– </text:span>загремело у меня в мозгу, в обоих сознаниях сразу. <text:span text:style-name="T11">– </text:span>ТОЛЬКО БЛАГОДАРЯ НАШЕМУ ВМЕШАТЕЛЬСТВУ В ПОСЛЕДНИЙ МОМЕНТ ВЫ ВСЕ МОЖЕТЕ ВЗАИМОДЕЙСТВОВАТЬ С ГЛОБАЛЬНЫМ ПОТОКОМ ВРЕМЕНИ! НАМ НУЖНО БУДЕТ ХОРОШО ПОГОВОРИТЬ С СЕЛ ПО ПОВОДУ ДОПУСКА НЕДОУЧЕК К МАГИИ ВЫСШИХ ПОРЯДКОВ! ТЫ ХОТЬ ПОНИМАЕШЬ, ЧТО СВОЕЙ ГЛУПОСТЬЮ МОГЛА СОЗДАТЬ ВРЕМЕННУЮ ПЕТЛЮ? ТЫ УМЕЕШЬ РАСПУТЫВАТЬ ВРЕМЕННЫЕ ПЕТЛИ, ГЛУПЫЙ ЖЕРЕБЁНОК??? ТЫ ПОНИМАЕШЬ, КАКОЙ ОПАСНОСТИ ТЫ ПОДВЕРГЛА СВОИХ ДРУЗЕЙ И ВЕСЬ ПОНИВИЛЛЬ, ЕСЛИ НЕ ВСЮ ЭКВЕСТРИЮ?</text:p>
      <text:p text:style-name="P53">Наступило молчание. Потом донеслось всхлипывание единорожки-заучки.</text:p>
      <text:p text:style-name="P53"><text:span text:style-name="T11">– М</text:span>ожет, я и погорячилась… Но вам не следовало давить на меня! И отбирать моих руководителей! И я уже достаточно взрослая, чтобы самой принимать решения, какой магией пользоваться! И достаточно компетентная! Если бы вы не вмешались со своей сферой, всё прошло бы так, как планировалось!</text:p>
      <text:p text:style-name="P53"><text:span text:style-name="T11">– </text:span>О НЕБО, ТОЛЬКО ПРЕПИРАТЕЛЬСТВ С КОБЫЛАМИ ПЕРЕХОДНОГО ВОЗРАСТА НАМ И НЕ ХВАТАЛО! ЗНАЧИТ ТАК. ДАВАЙ СНАЧАЛА ВЕРНЁМ ТЕЧЕНИЕ ВРЕМЕНИ В НОРМУ, А ПОТОМ ОБСУДИМ ВСЁ СПОКОЙНО. ДАЁМ ТЕБЕ СЛОВО, ЧТО НЕ БУДЕМ ЗАБИРАТЬ ТВОЮ ИГРУШКУ БЕЗ ТВОЕГО НА ТО СОГЛАСИЯ.</text:p>
      <text:p text:style-name="P53"><text:span text:style-name="T11">– </text:span>Я… Я согласна. Только я не знаю, как привести время в порядок… Я планировала всё исправить с помощью Элементов, но сейчас они мне недоступны.</text:p>
      <text:p text:style-name="P53">В мозгу раздалось мычание, как если бы кто-то хотел выругаться, но в через силу сдержался.</text:p>
      <text:p text:style-name="P53"><text:span text:style-name="T11">– </text:span>КТО ИЗ МАГОВ СЕЙЧАС ПРИСУТСТВУЕТ В БИБЛИОТЕКЕ ЗА ПРЕДЕЛАМИ ЗОНЫ СКОЛЛАПСИРОВАВШЕГО ВРЕМЕНИ?</text:p>
      <text:p text:style-name="P53">Молчание. Наконец голос Спайка произнёс:</text:p>
      <text:p text:style-name="P53"><text:span text:style-name="T11">– </text:span>Она имеет ввиду, кто из единорогов в библиотеке не попал в это сверхпрозрачное стекло? Ну же, не тушуйся!</text:p>
      <text:p text:style-name="P53">Послышался застенчивый голос.</text:p>
      <text:p text:style-name="P53"><text:span text:style-name="T11">– </text:span>Эм-м, я вам подхожу?</text:p>
      <text:p text:style-name="P53"><text:span text:style-name="T11">– </text:span>КТО ТЫ? ПРЕДСТАВЬСЯ!</text:p>
      <text:p text:style-name="P53"><text:span text:style-name="T11">– </text:span>Эм-м, Лира Хартстрингс, единорог. Я не то, чтобы маг, моя специализация — музыка…</text:p>
      <text:p text:style-name="P53"><text:span text:style-name="T11">– </text:span>ГОДИТСЯ! ТЫ ВИДИШЬ ТОЧКУ СИНГУЛЯРНОСТИ?</text:p>
      <text:p text:style-name="P53"><text:span text:style-name="T11">– </text:span>Эм-м?</text:p>
      <text:p text:style-name="P53">Голос Спайка пояснил:</text:p>
      <text:p text:style-name="P53"><text:soft-page-break/><text:span text:style-name="T11">– </text:span>Вон та яркая искорка над лестницей, у которой вся картинка искривляется.</text:p>
      <text:p text:style-name="P53"><text:span text:style-name="T11">– </text:span>Да! Вижу.</text:p>
      <text:p text:style-name="P53"><text:span text:style-name="T11">– </text:span>ТЕПЕРЬ ЛЕВИТИРУЙ ПРИМАТА В ТОЧКУ СИНГУЛЯРНОСТИ.</text:p>
      <text:p text:style-name="P53"><text:span text:style-name="T11">– </text:span>Чего-о-о?!! <text:span text:style-name="T11">– </text:span>возопило моё малое сознание.</text:p>
      <text:p text:style-name="P53"><text:span text:style-name="T11">– </text:span>Эм-м… Зачем?</text:p>
      <text:p text:style-name="P53"><text:span text:style-name="T11">– </text:span>НУЖНО РАЗРЯДИТЬ ХРОНОКОЛЛАПСАР. В НАШЕЙ РЕАЛЬНОСТИ ЭТО ДЕЛАТЬ ОПАСНО, А МЫ СЕЙЧАС НЕ В СОСТОЯНИИ ОТКРЫТЬ ОКНО В ДРУГУЮ. НО ПРИМАТ, КАК ЧАСТЬ ИНОГО МИРА, ПОЗВОЛИТ ЭТО СДЕЛАТЬ БЕЗБОЛЕЗНЕННО.<text:span text:style-name="T11"> </text:span>НЕ ВОЛНУЙСЯ, ДВУНОГИЙ, ТЕБЕ ЭТО НЕ ПОВРЕДИТ.</text:p>
      <text:p text:style-name="P53"><text:span text:style-name="T11">– </text:span>Вы даёте слово, что человеку не будет причинён вред? <text:span text:style-name="T11">– </text:span>голос Лиры обрёл непривычную твёрдость.</text:p>
      <text:p text:style-name="P53"><text:span text:style-name="T11">– </text:span>КАК ТЫ СМЕЕШЬ СОМНЕВАТЬСЯ В НАС, СВОЕЙ ПРИНЦЕССЕ?</text:p>
      <text:p text:style-name="P53"><text:span text:style-name="T11">– Я </text:span>не сомневаюсь в вас, Ваше Высочество… Потому и требую слова!</text:p>
      <text:p text:style-name="P53"><text:span text:style-name="T11">– </text:span>ХМ-М, НАДО БУДЕТ ПРОВЕРИТЬ ТВОЮ БИОГРАФИЮ ПОСЛЕ ОСВОБОЖДЕНИЯ. ЛАДНО. КЛЯНЁМСЯ БОРОДОЙ СЕЛЕСТИИ, ДАЁМ СЛОВО ЛУНЫ ЭКВЕСТРИЙСКОЙ, УРОЖДЁННОЙ СЕЛЕНЫ! А ТЕПЕРЬ ЛЕВИТИРУЙ ПРИМАТА В ТОЧКУ СИНГУЛЯРНОСТИ. НО СЛЕДИ, ЧТОБЫ ОНА НЕ КОСНУЛАСЬ ЕГО ГОЛОВЫ. ЛУЧШЕ ВСЕГО СОВМЕСТИТЬ ТОЧКУ С ЦЕНТРАЛЬНОЙ ЧАСТЬЮ ТЕЛА. ТОГДА ОН ДАЖЕ НЕ ПОЧУВСТВУЕТ ПЕРЕМЕН.</text:p>
      <text:p text:style-name="P53"><text:span text:style-name="T11">– </text:span>Ну, блядь, спасибо! <text:span text:style-name="T11">– </text:span>подумал я.</text:p>
      <text:p text:style-name="P53"><text:span text:style-name="T11">– </text:span>МОЖЕШЬ НЕ БЛАГОДАРИТЬ! ВПРОЧЕМ, НИЧЕГО БЫ НЕ ПРОИЗОШЛО, РАЗРЯДИСЬ СИНГУЛЯРНОСТЬ ДАЖЕ ТЕБЕ В ГОЛОВУ. ТЕМПОРАЛЬНЫЕ ВОЗМУЩЕНИЯ ОКАЗЫВАЮТ НЕКОТОРОЕ ВЛИЯНИЕ НА МОЗГ. НЕ ТВОЙ СЛУЧАЙ. МАКСИМУМ — ПОЛУЧИЛСЯ БЫ ВТОРОЙ ДИСКОРД, НО БЕЗ МАГИЧЕСКИХ СПОСОБНОСТЕЙ. ЛИРА, ПРИСТУПАЙ!</text:p>
      <text:p text:style-name="P53">Тишина… С громким хлопком торнадо исчезает, сознания воссоединяются, всё падает на пол. </text:p>
      <text:p text:style-name="P53"/>
      <text:p text:style-name="P53">…</text:p>
      <text:p text:style-name="P53"/>
      <text:p text:style-name="P53"><text:span text:style-name="T11">– </text:span>Буэ-э-э!</text:p>
      <text:p text:style-name="P53">То ли от воздействия сингулярности, то ли от того, что закружилась голова в торнадо, но меня буквально вывернуло наизнанку.</text:p>
      <text:p text:style-name="P53"><text:span text:style-name="T11">– </text:span>Проклятье! Тебе только Кэйдэнс осталось обрыгать для полной коллекции! <text:span text:style-name="T11">– </text:span>презрительно заметила Луна, вставая из-под меня.</text:p>
      <text:p text:style-name="P53">В библиотеке царил бардак. Пол был завален книгами, обломками полок, раздавленными кактусами и кусками овощей. Элементы Гармонии вышли из эзотерического транса и взирали на этот погром с ошеломлением.</text:p>
      <text:p text:style-name="P53"><text:span text:style-name="T11">– </text:span>Так шта не так уж сильно мы и погудели с братюней на прошлый Канун горящего очага! <text:span text:style-name="T11">– </text:span>пробормотала Эпплджек, схватившись за голову. <text:span text:style-name="T11">– </text:span>Не сравнить с теперешней гулянкой.</text:p>
      <text:p text:style-name="P53">Пони потихоньку разбредались по залу делать уборку. Луна, отёршись от грязи, поманила меня с Твайлайт наружу, на один из многочисленных балконов Золотого дуба.</text:p>
      <text:p text:style-name="P53">Первые звёзды усыпали искорками тёмное небо. Мы стояли на смотровой площадке рядом с телескопом. Понивилль приветливо мигал нам огоньками <text:s/>вечерних окон.</text:p>
      <text:p text:style-name="P53"><text:span text:style-name="T11">– </text:span>Итак, Мы ждём <text:span text:style-name="T11">– а</text:span>ликорница смотрела на меня выжидающе. <text:span text:style-name="T11">– Т</text:span>ы говорил, что знаешь, где искать Сестру?</text:p>
      <text:p text:style-name="P53">Просительные нотки контрастировали с привычным для Луны властным тоном. Аликорница присела на пол и устало опустила голову.</text:p>
      <text:p text:style-name="P53"><text:soft-page-break/>Я кивнул ей примирительно.</text:p>
      <text:p text:style-name="P53"><text:span text:style-name="T11">– </text:span>Хорошая новость в том, что она жива. Плохая — не факт, что мы сможем её найти. То есть, я знаю, что она в моём мире, но не представляю, где её там искать. Даже если и смогу туда вернуться.</text:p>
      <text:p text:style-name="P53"><text:span text:style-name="T11">– </text:span>Давай по-порядку. <text:span text:style-name="T11">– о</text:span>становила меня Луна. <text:span text:style-name="T11">– </text:span>С чего ты взял, что она в твоём мире?</text:p>
      <text:p text:style-name="P53">Я задумался. Как объяснить ей, не рассказывая основное? То, от чего весь мир остановится? Как описать частность, не раскрыв суть?</text:p>
      <text:p text:style-name="P53">Луна продолжила с горечью.</text:p>
      <text:p text:style-name="P53"><text:span text:style-name="T11">– </text:span>Наш мир покидает магия. Это уже ни для кого не секрет. Всех ждёт один из двух концов. Слабейшие дичают — пони постепенно теряет разум и становится неотличим от животного. Леса на западе от Филлидельфии полны диких пони — там находится крупнейшая лишённая магии область. Но большинство развоплощаются — просто исчезают без следа во время сна, утратив всю магию. По некоторым оценкам, за последние два года Эквестрия лишилась пятой части населения. И этот процесс ускоряется с каждым месяцем. Так произошло с Сестрой две недели назад. Она выздоравливала, но ты заставил её в ту ночь потратить остатки магии.</text:p>
      <text:p text:style-name="P53"><text:span text:style-name="T11">– Ч</text:span>то? Остатки магии? <text:span text:style-name="T11">– </text:span>догадка легла на сердце тяжким грузом. Нет, только не это! Только не из-за меня! Ну хватит же! Я не могу быть виноватым во всех бедах Эквестрии!</text:p>
      <text:p text:style-name="P53"><text:span text:style-name="T11">– </text:span>Мы проследили её сновидение до магической вспышки. <text:span text:style-name="T11">– п</text:span>одтвердила Луна. Её взгляд сверлил меня, улавливая малейшие изменения мимики. <text:span text:style-name="T11">– </text:span>Сел встречалась во сне с тобой. Ей пришлось потратить все силы на то, чтобы вырвать тебя из лап твоего мира. Она не вернулась обратно.</text:p>
      <text:p text:style-name="P53">Проклятье! Чёрт-чёрт-чёрт!!! Нет!!! Как мне вернуть всё назад? Как, чума меня забери, вернуть всё назад??? Зачем она возилась со мной, теряя последнюю магию? Я всё равно не тот, кого она искала!</text:p>
      <text:p text:style-name="P53">Я со всей дури грохнул кулаком по ограждению балкона. Перила жалобно скрипнули. Луна всё поняла и кивнула.</text:p>
      <text:p text:style-name="P53"><text:span text:style-name="T11">– </text:span>Теперь ты понимаешь, почему Мы виним тебя в развоплощении сестры?</text:p>
      <text:p text:style-name="P53"><text:span text:style-name="T11">– </text:span>Да. Но послушай… Я не могу рассказать всё. <text:span text:style-name="T11">– </text:span>осторожно, как по горячим углям, начал я. <text:span text:style-name="T11">– </text:span>Это может натворить большую беду.</text:p>
      <text:p text:style-name="P53">Луна пристально взглянула на меня и понимающе склонила голову.</text:p>
      <text:p text:style-name="P53"><text:span text:style-name="T11">– </text:span>Мы знаем, иногда так бывает. Продолжай.</text:p>
      <text:p text:style-name="P53"><text:span text:style-name="T11">– </text:span>Ты ведь читала дневник Твайлайт о результатах эксперимента с заклинанием Прозрения? Вспомни запись сна Рэрити. Колонна пони, уходящих в Чёрный Экран.</text:p>
      <text:p text:style-name="P53"><text:span text:style-name="T11">– </text:span>Да, помним.</text:p>
      <text:p text:style-name="P53"><text:span text:style-name="T11">– </text:span>Так вот, в той колонне, окружённая со всех сторон пони, стояла твоя сестра. Она стояла в очереди к Чёрному Экрану. А за экраном был мой мир. Я узнал его!</text:p>
      <text:p text:style-name="P53">В разговор встряла Твайлайт, до этого тихо стоявшая в сторонке.</text:p>
      <text:p text:style-name="P53"><text:span text:style-name="T11">– Вот оно что! </text:span>В космосе существуют такие… эм-м… звёзды, которые поглощают всё, до чего могут дотянуться, даже свет. Ты хочешь сказать, что твой мир — нечто вроде такой звезды? Что он вытягивает пони и магию из нашего мира? Ты это не хотел нам говорить?</text:p>
      <text:p text:style-name="P53">Я вздохнул с облегчением. Твайлайт — умничка! Мне даже придумывать ничего не пришлось.</text:p>
      <text:p text:style-name="P53"><text:span text:style-name="T11">– </text:span>Нечто вроде. Они точно не погибают, я это видел. Просто переносятся туда и превращаются в людей. Развоплощение — не значит смерть.</text:p>
      <text:p text:style-name="P53">Единорожка успокаивающе произнесла:</text:p>
      <text:p text:style-name="P53"><text:span text:style-name="T11">– Анон</text:span>, не волнуйся! Ничего постыдного для тебя в этом факте нет, ты не в ответе за то, что творится между мирами на метауровне! Кстати, это новая идея в эсхатологии миров! Реальность-хищник, питающаяся магией и душами жителей другой реальности — такое я не встречала в идеях современных классиков. Хотя, если копнуть поглубже…</text:p>
      <text:p text:style-name="P53"><text:soft-page-break/>Твайлайт продолжала увлечённо диспутировать сама с собой, когда Луна поднялась. Её тело при этом как бы раздвоилось. Более материальная, непрозрачная часть осталась сидеть на месте, внимая учёной единорожке, в то время, как бесплотная, почти невидимая тень медленно приближалась ко мне, пока её нос не коснулся моего. Мой разум растворился в холодном сиянии её глаз, а страх парализовал тело. Мне стало трудно дышать. Я как будто перенёсся назад в кошмарный сон о последних днях Эквестрии, где меня преследовал скелет тёмной аликорницы с горящими глазами.</text:p>
      <text:p text:style-name="P53"><text:span text:style-name="T11">– </text:span>Ты что-то недоговариваешь. <text:span text:style-name="T11">– </text:span>шепнула Луна почти ласково. <text:span text:style-name="T11">–</text:span> Мы понимаем, «большая беда», о которой ты говорил… Что ж, пусть будет так. В главном ты не обманул — Сестра жива… Ты не настолько искусный собеседник, чтобы скрыть от Нас ложь.</text:p>
      <text:p text:style-name="P53">Аликорница вернулась на место, воссоединившись с двойником.</text:p>
      <text:p text:style-name="P53"><text:span text:style-name="T11">– …</text:span>а <text:span text:style-name="T11">М</text:span>арк Ботвиний-младший упоминал в «Энциклопедии Арканум» о древнем божестве К<text:span text:style-name="T11">'</text:span>утулу, пожирающем во сне души экстрасенсориков, обладающих достаточной чувствительностью, чтобы попасть под его воздействие.</text:p>
      <text:p text:style-name="P53"><text:span text:style-name="T11">– </text:span>Достаточно, Твайлайт. <text:span text:style-name="T11">– </text:span>остановила единорожку Луна. <text:span text:style-name="T11">– П</text:span>римем за рабочую версию реальность-вампир, крадущую магию и пони из Эквуса. Нам надо решить, как вернуть Сел назад. Сначала Сел, а потом и остальных.</text:p>
      <text:p text:style-name="P53">Единорожка задумалась.</text:p>
      <text:p text:style-name="P53"><text:span text:style-name="T11">– </text:span>Очевидно, нам нужно проникнуть в мир Анона, отыскать там принцессу и вернуться с ней назад. Для проникновения и возврата можно воспользоваться коридором, проложенным из мира Анона в Эквус при создании заклинания Последнего Шанса. Правда, прошло много времени, он уже наверняка затянулся. Но всё равно, переоткрыть однажды созданный коридор намного легче, чем создавать новый. </text:p>
      <text:p text:style-name="P53"><text:span text:style-name="T11">– </text:span>Да, это может сработать. <text:span text:style-name="T11">– </text:span>кивнула Луна. <text:span text:style-name="T11">– </text:span>Если только у Нас с Дискордом хватит сил его открыть. В прошлый раз основную тяжесть по формированию коридора взяла на себя Сел.</text:p>
      <text:p text:style-name="P53"><text:span text:style-name="T11">– </text:span>Разумеется, я помогу вам! <text:span text:style-name="T11">– </text:span>воскликнула Твайлайт с энтузиазмом. <text:span text:style-name="T11">– </text:span>У меня же есть опыт, хоть и не очень удачный.</text:p>
      <text:p text:style-name="P53">Луна сморщила нос при этих словах, но всё же кивнула.</text:p>
      <text:p text:style-name="P53"><text:span text:style-name="T11">– </text:span>В тебе есть… гм… сила. Сел хорошо тебя выучила. Почти идеально. Но всё же одной тебя может быть недостаточно. Магический потенциал Эквуса, а, значит, и всех его магов, сильно просел с тех пор. Думаю, для страховки нам может понадобится поддержка Элементов Гармонии.</text:p>
      <text:p text:style-name="P53"><text:span text:style-name="T11">– </text:span>Я приглашу их. Они не откажутся.</text:p>
      <text:p text:style-name="P53"><text:span text:style-name="T11">– </text:span>Что ж, ещё одной проблемой меньше. Теперь нужно решить, как найти Сел. Кто-то должен отправиться за ней.</text:p>
      <text:p text:style-name="P53"><text:span text:style-name="T11">– </text:span>Это, разумеется, буду я. <text:span text:style-name="T11">– п</text:span>ожал плечами я. <text:span text:style-name="T11">– Р</text:span>азумная пони там и шагу не сделает без того, чтобы не попасть в лабораторию к учёным или военным.</text:p>
      <text:p text:style-name="P53"><text:span text:style-name="T11">– </text:span>А если…</text:p>
      <text:p text:style-name="P53"><text:span text:style-name="T11">– </text:span>А если она прикинется неразумной, <text:span text:style-name="T11">– </text:span>предвосхитил я вопрос единорожки, <text:span text:style-name="T11">– </text:span>то попадёт в конюшню или цирк. В любом случае, о поисках можно будет забыть. У нас жестокий мир, Твайлайт. А у меня проблем не будет. Кроме той, что я не знаю, где именно там искать Сел.</text:p>
      <text:p text:style-name="P53"><text:span text:style-name="T11">– </text:span>Остаётся ещё одна проблема. <text:span text:style-name="T11">– </text:span>тихо сказала тёмная аликорница. <text:span text:style-name="T11">– </text:span>Как пробраться к нашему замку, чтобы переправить тебя обратно. В последний наш рейд туда мы потеряли Кимеринна. С тех пор там стало ещё опаснее. Остатки магии со всех концов Эквуса собираются в немногочисленных узловых точках, среди которых и Вечнодикий лес. Магический фон в таких местах зашкаливает, всё живое со временем начинает мутировать. Нам трудно представить, во что сейчас превратились пландерсиды, принёсшие нам так много проблем тогда.</text:p>
      <text:p text:style-name="P53"><text:span text:style-name="T11">– </text:span>Я попробую подыскать подходящие заклинания для работы с флорой. <text:span text:style-name="T11">– </text:span>загорелась научным рвением Твайлайт. <text:span text:style-name="T11">– </text:span>Помнится, в «Природе проклятий» был раздел, посвящённый зебринским ритуалам плодородия.</text:p>
      <text:p text:style-name="P53"><text:soft-page-break/>Единорожка вернулась в библиотеку. Некоторое время мы с Луной молча слушали звуки засыпающего Понивилля.</text:p>
      <text:p text:style-name="P53"><text:span text:style-name="T11">– </text:span>Почему ты так опасаешься гибели Селестии? <text:span text:style-name="T11">– </text:span>наконец спросил я аликорницу. <text:span text:style-name="T11">– </text:span>Ведь вы бессмертны. Рано или поздно твоя сестра вернётся к тебе, как ты вернулась к ней через тысячу лет заточения.</text:p>
      <text:p text:style-name="P53"><text:span text:style-name="T11">– </text:span>Ха! <text:span text:style-name="T11">– </text:span>с горечью отозвалась Луна. <text:span text:style-name="T11">– </text:span>Если бы! Основное знание бессмертного — когда-нибудь ты всё равно умрёшь. Мы не стареем, но не неуязвимы. Нас можно убить, если очень сильно постараться. Не все раны можно выдержать. Но дискорд бы с ней, со смертью — мы так много повидали в жизни, что увидеть ещё одно, последнее чудо, уже не страшно. Страшно остаться одной. Кроме Сестры у Нас никого нет — не принимать же в семью этого безумного шута-хаосита! Со смертью Кимеринна Мы почувствовали то, что Сестра пережила много веков назад. Нам нельзя сближаться со смертными, нужно держаться друг-друга. Нам кажется, Дискорд когда-то выжил из ума именно от одиночества. Мы не хотим так. Если бы не одержимость Найтмэр, Мы бы потеряли разум на луне ещё в первую сотню лет. Мы выстояли только благодаря ей. Смешно, но выслав Нас на тысячу лет в изгнание, Сестра наказала больше себя, чем Нас. Впрочем, Сел никогда не отличалась сильной логикой.</text:p>
      <text:p text:style-name="P53"><text:span text:style-name="T11">– </text:span>Нам надо придумать, как искать Селестию. Я не видел, в кого она превратилась и не знаю, как она сейчас выглядит. Я даже не знаю страну, где она находится.</text:p>
      <text:p text:style-name="P53">Аликорница отвлеклась от воспоминаний.</text:p>
      <text:p text:style-name="P53"><text:span text:style-name="T11">– </text:span>Мы приготовим заклинание-компас. Он укажет тебе направление. Правда, Наше знание сугубо теоретическое, Мы никогда не пользовались им. И у Нас есть сомнения, будет ли оно работать в другой реальности. Но ничего лучше придумать Мы не можем.</text:p>
      <text:p text:style-name="P53"><text:span text:style-name="T11">– </text:span>Почему же ты не смогла найти меня с его помощью?</text:p>
      <text:p text:style-name="P53">Аликорница смутилась.</text:p>
      <text:p text:style-name="P53"><text:span text:style-name="T11">– </text:span>Если ты считаешь аликорнов всемогущими, ты глубоко ошибаешься! Изрядная часть нашего всемогущества — миф, усердно поддерживаемый пони. Мы пытались разыскать тебя, но Наша специализация — боевая магия и сновидения. Вдобавок, у нас не было ни единой частички твоего тела — ни кусочка кожи, ни волоса. А магический компас плохо работает на личных вещах. В конце-концов Мы решили наблюдать за Твайлайт. Эта стратегия привела Нас к успеху.</text:p>
      <text:p text:style-name="P53"><text:span text:style-name="T11">– </text:span>Да уж, успех тотальный. <text:span text:style-name="T11">– </text:span>скептически отозвался я, прислушиваясь к звукам уборки. <text:span text:style-name="T11">– </text:span>Я бы и сам к тебе заявился с результатами эксперимента, дай ты мне пару дней времени.</text:p>
      <text:p text:style-name="P53"><text:span text:style-name="T11">– </text:span>Как бы то ни было, <text:span text:style-name="T11">– </text:span>поджала губы Луна, <text:span text:style-name="T11">– </text:span>мы пришли к сотрудничеству. Надеюсь, оно будет плодотворным. Более плодотворным, чем было у тебя с Сел.</text:p>
      <text:p text:style-name="P53">Я присмотрелся к ночной принцессе с подозрением. Что она знает о нас с Сел?</text:p>
      <text:p text:style-name="P53"><text:span text:style-name="T11">– </text:span>У нас было достаточно плодотворное сотрудничество. <text:span text:style-name="T11">– </text:span>осторожно начал я. <text:span text:style-name="T11">– </text:span>Хотя основную часть работы сделал я, Дэш и Твайлайт.</text:p>
      <text:p text:style-name="P53"><text:span text:style-name="T11">– </text:span>Неудивительно! <text:span text:style-name="T11">– </text:span>фыркнула Луна. <text:span text:style-name="T11">– </text:span>в<text:span text:style-name="T11"> </text:span>этом — вся Сел. Сестра, в отличие от Нас, всегда норовит спихнуть тяжёлую задачу на кого-нибудь другого!</text:p>
      <text:p text:style-name="P53"><text:span text:style-name="T11">– </text:span>А также совместить приятное с полезным. <text:span text:style-name="T11">– </text:span>не удержался я от подколки.</text:p>
      <text:p text:style-name="P48">Луна бросила на меня тяжёлый взгляд.</text:p>
      <text:p text:style-name="P51"><text:span text:style-name="T17">–</text:span> Вот это вряд ли! Сел охладела к сексу ещё до Нашей ссылки. И, насколько Нам известно, за время Нашего отсутствия её предпочтения в <text:span text:style-name="T11"><text:s/></text:span>этом плане не менялись.</text:p>
      <text:p text:style-name="P51">Мне захотелось одновременно сделаться очень маленьким, чтобы забиться в какую-нибудь неприметную щёлку, и сунуть голову в чан с водой, чтобы охладить горящие уши.</text:p>
      <text:p text:style-name="P48"><text:span text:style-name="T16">–</text:span> Тогда зачем она..?</text:p>
      <text:p text:style-name="P48"><text:span text:style-name="T16">–</text:span> Дала тебе? <text:span text:style-name="T16">–</text:span> цинично завершила мой вопрос Луна. <text:span text:style-name="T16">–</text:span> Да потому, что она считала тебя нашим последним шансом! И поэтому предложила тебе то, что ты хотел! Мы говорили ей, что это глупо. Но разве она когда-нибудь слушала Нас?!</text:p>
      <text:p text:style-name="P48"><text:soft-page-break/>Меня как будто окатило ледяным душем. Не любовь и даже не дружба. Просто плата за услугу… Даже не дружба…</text:p>
      <text:p text:style-name="P48">Тревожная догадка окончательно сковала морозом душу.</text:p>
      <text:p text:style-name="P51"><text:span text:style-name="T17">–</text:span> А другие? Они тоже… давали мне потому, что считали меня последним шансом?</text:p>
      <text:p text:style-name="P51">У аликорницы отвалилась челюсть.</text:p>
      <text:p text:style-name="P51"><text:span text:style-name="T17">–</text:span> Другие? Кто ещё?<text:span text:style-name="T11"> </text:span>С кем ещё у тебя были… отношения?</text:p>
      <text:p text:style-name="P48"><text:span text:style-name="T16">–</text:span> С Рэйнбоу Дэш <text:span text:style-name="T16">–</text:span> ответил я несчастным голосом. <text:span text:style-name="T16">–</text:span> И, может быть, с Пинки.</text:p>
      <text:p text:style-name="P48"><text:span text:style-name="T16">–</text:span> А ты живчик. <text:span text:style-name="T16">–</text:span> удивлённо заметила Луна и нахмурилась.</text:p>
      <text:p text:style-name="P39">– Я не виноват. – буркнул я. – Селестия вылечила меня от кучи болячек. <text:span text:style-name="T1">На почве общего оздоровления у</text:span> меня начался жёстокий спермотоксикоз.</text:p>
      <text:p text:style-name="P48"><text:span text:style-name="T16">– Что?!! – с недоверием воскликнула Луна. – Сестра никогда не умела лечить. И сейчас не умеет </text:span><text:span text:style-name="T60">— иначе Мы бы знали. Мало кто владеет магией целительства, и Сестра не из их числа.</text:span></text:p>
      <text:p text:style-name="P39">– Очень мне надо тебе врать! – возмутился я. – Сел исцелила меня в Кантерлоте с помощью заместительной терапии.</text:p>
      <text:p text:style-name="P39">Луна вскинула копыто к <text:span text:style-name="T1">виску</text:span> и закатила глаза.</text:p>
      <text:p text:style-name="P48"><text:span text:style-name="T16">– О небо! Теперь Мы понимаем, почему она так ослабела! Как это в стиле Сестры </text:span><text:span text:style-name="T60">— она готова отпилить себе крыло, дабы защитить кого-то от солнца!</text:span></text:p>
      <text:p text:style-name="P39">– Ты о чём? – не понял я. – Какое ещё, к дискорду, крыло? Почему она ослабела?</text:p>
      <text:p text:style-name="P39">Луна молча стояла с закрытыми глазами, горестно покачиваясь на ногах взад-вперёд. “Глупая, глупая Сел!” – расслышал я из её бормотания.</text:p>
      <text:p text:style-name="P39">Наконец, Луна снизошла ко мне с объяснением.</text:p>
      <text:p text:style-name="P48"><text:span text:style-name="T16">– Заместительная терапия </text:span><text:span text:style-name="T60">— никакое не целительство, примат! «Лекарь», применяющий такую терапию, просто перетягивает на себя хвори и недуги пациента. Долго так «лечить» не получится — умрёшь от чужих болезней. Зебры применяют это средство в исключительных случаях и только между родственниками. Мы не понимаем, почему ты, примат, был настолько дорог Сестре, что она решилась на это!</text:span></text:p>
      <text:p text:style-name="P53">Я был оглушён признанием Луны. Груз вины почти осязаемо давил на плечи. Ко всем несчастьям, что я принёс в мир пони, добавилось ещё одно. Шикарно, Анон! Осталось только помочь пони изобрести атомную бомбу, желательно сразу в двух конкурирующих государствах!</text:p>
      <text:p text:style-name="P39">Луна вздохнула и повернулась ко мне.</text:p>
      <text:p text:style-name="P48"><text:span text:style-name="T16">–</text:span> Хоть ты и не заслужил этого, примат, но с Нашей стороны было бы нечестным не сказать тебе, что цель твоего пребывания здесь известна только Нам, Сел, Дискорду и Твайлайт. Поэтому можешь не печалиться о своих отношениях с остальными пони. Они действуют исключительно по своей воле и предпочтениям. Пони умеют любить.</text:p>
      <text:p text:style-name="P48">Аликорница фыркнула.</text:p>
      <text:p text:style-name="P48"><text:span text:style-name="T16">– </text:span><text:span text:style-name="T60">И вот что! Чтобы сразу определиться: когда Мы говорили про плодотворное сотрудничество, Мы не имели в виду сотрудничество в Этом смысле. </text:span>На Нас не рассчитывай!</text:p>
      <text:p text:style-name="P53">Я не ответил. Откровение Луны нанесло сокрушительный удар по моему самолюбию. Блядь, я уже трижды согласился на дружбу и ничего, кроме дружбы. Но такое унижение… Зачем ты так поступаешь, Сел?</text:p>
      <text:p text:style-name="P53"><text:span text:style-name="T11">– Анон</text:span>, ты в порядке? <text:span text:style-name="T11">– </text:span>на балкон заглянула Дэш. <text:span text:style-name="T11">– </text:span>Твайлайт говорит, нам нужно отправляться к развалинам в Вечнодиком лесу. Можешь на меня рассчитывать. Когда отправляемся?</text:p>
      <text:p text:style-name="P53">Я благодарно взъерошил пегаске гриву. Уныние отступило.</text:p>
      <text:p text:style-name="P53"><text:span text:style-name="T11">– </text:span>Спасибо, Дэш. Ты настоящий друг.</text:p>
      <text:p text:style-name="P53"><text:soft-page-break/><text:span text:style-name="T11">– </text:span>Сначала нам нужно вернуться в Кантерлот. <text:span text:style-name="T11">– п</text:span>рервала нас Луна. <text:span text:style-name="T11">– </text:span>Помимо подготовки к рейду, Нам нужно создать компас. И провести Гранд Галопинг Гала.</text:p>
      <text:p text:style-name="P53">Я удивлённо воззрился на аликорницу.</text:p>
      <text:p text:style-name="P53"><text:span text:style-name="T11">– </text:span>Если отменить праздник, начнутся волнения. <text:span text:style-name="T11">– </text:span>ответила Луна на мой не заданный вопрос. <text:span text:style-name="T11">– </text:span>Пони чтут традиции и начинают нервничать, если что-то их нарушает. Сейчас и без того крайне напряжённая ситуация. Это не займёт много времени.</text:p>
      <text:p text:style-name="P53">Я пожал плечами и спустился с пегаской вниз, к компании.</text:p>
      <text:p text:style-name="P53"/>
      <text:h text:style-name="P153" text:outline-level="2"><text:span text:style-name="T1">22</text:span>. <text:span text:style-name="T1">Лучший</text:span> Гранд Галопин<text:span text:style-name="T1">г</text:span> Гала <text:span text:style-name="T1">в истории</text:span></text:h>
      <text:p text:style-name="P78"/>
      <text:p text:style-name="P3">Со времени моего отбытия Кантерлот сильно сдал. Высыхающая штукатурка отмечала разломы в фасадах богатых домов, в то время как дома попроще стыдливо прикрывали трещины вывесками из рогожи и подвесными вазонами с цветами. В некоторых домах мешковина скрывала заколоченные дома и окна. Тихий деловитый гомон на улицах сменился тревожным полушёпотом. Ветерок гонял сухие листья по мостовой.</text:p>
      <text:p text:style-name="P53"><text:span text:style-name="T11">– </text:span>Да шо ж такое творится-то! Ни в жисть не поверю, чтоб в Кантерлоте пустые дома были! <text:span text:style-name="T11">– </text:span>заявила Эпплджек. <text:span text:style-name="T11">– </text:span>Ещё бабуля говорила, чтоб остановиться в столице, нужно жильё за месяц искать. Ну, это если у кого нет тута родственников, канешн. Или, накрайняк, фургона.</text:p>
      <text:p text:style-name="P53"><text:span text:style-name="T11">– </text:span>Какая жалость, что это всё из-за вампирского мира! <text:span text:style-name="T11">– </text:span>пробормотала Рэрити. <text:span text:style-name="T11">– </text:span>Самое бы время покупать землю под бутик.</text:p>
      <text:p text:style-name="P53">Мы остановились в гостевом флигеле у дворца. Я вернулся в хорошо знакомые аппартаменты — моё первое жильё в Эквестрии. Удивительно, но даже деревянная фигурка пони, которую я вырезал по вечерам, никуда не делась: стояла на подоконнике, как прежде.</text:p>
      <text:p text:style-name="P53">Тук-тук-тук!</text:p>
      <text:p text:style-name="P53"><text:span text:style-name="T11">– Анон</text:span>, ты тут? <text:span text:style-name="T11">–</text:span>Дэш просунула нос в дверь, не дожидаясь отклика. <text:span text:style-name="T11">– </text:span>Ага, вот ты где! Я с тобой!</text:p>
      <text:p text:style-name="P53">Она швырнула перемётные сумки мне на постель и пошла к выходу.</text:p>
      <text:p text:style-name="P53"><text:span text:style-name="T11">– </text:span>Ну, чего застрял? Пошли скорее, а то на хавчик опоздаем! <text:span text:style-name="T11">– </text:span>нетерпеливо обернулась пегаска.</text:p>
      <text:p text:style-name="P53">Я пожал плечами и пошёл следом. Бороться со стихией в лице Дэш было трудновато. Да и незачем.</text:p>
      <text:p text:style-name="P53"/>
      <text:p text:style-name="P39">…</text:p>
      <text:p text:style-name="P39"/>
      <text:p text:style-name="P53">В столовой вместо накрытых столов нас ждали два лакея. Убедившись, что все в сборе, они провели нас через весь дворец в какой-то закуток в дальнем подземелье, втолкнули в небольшой проём и захлопнули за нами дверь.</text:p>
      <text:p text:style-name="P53"><text:span text:style-name="T11">– </text:span>Располагайтесь. <text:span text:style-name="T11">– </text:span>кивнула нам Луна.</text:p>
      <text:p text:style-name="P53">«Комната», в которую мы попали, состояла из одной стены и пола. Аликорница лежала на синем овальном пуфике прямо на краю обрыва. С утёса открывался вид на северо-западную Эквестрию вплоть до северных гор. Несмотря на грандиозность пейзажа, в глаза сразу бросились чёрные штрихи провалов, пронзающие долину в дюжине мест. Вдалеке у гор я заметил серое бесформенное вздутие, широко распластавшееся по земле. «Клаудсдейл, что же ты…» <text:span text:style-name="T11">–</text:span> всхлипула Дэш.</text:p>
      <text:p text:style-name="P53"><text:span text:style-name="T11">– </text:span>Ну что же вы? Присаживайтесь. <text:span text:style-name="T11">– </text:span>вновь пригласила Луна. <text:span text:style-name="T11">– </text:span>Если блюда выветрятся, придётся их выкинуть и приготовить новые.</text:p>
      <text:p text:style-name="P53">Прямо перед ней стоял низенький стол с горой угощений. Среди бананов, винограда, каких-то навороченных яблок, дынь полудюжины сортов, выпечки и прочей отрады буддиста я с удивлением заметил рыбное блюдо у <text:span text:style-name="T11">одной</text:span> подушки. </text:p>
      <text:p text:style-name="P53"><text:soft-page-break/><text:span text:style-name="T11">– </text:span>Мы узнали у шеф-повара Сестры о твоих кулинарных предпочтениях. <text:span text:style-name="T11">– у</text:span>лыбнулась мне Луна. <text:span text:style-name="T11">– </text:span>Не в обиду, но ты первый примат-митарианец на Нашей памяти. Насколько Нам известно, рацион обезьян состоит из фруктов и листьев бамбука.</text:p>
      <text:p text:style-name="P53">Я мило улыбнулся ей в ответ и закинул в рот пучок петрушки.</text:p>
      <text:p text:style-name="P53"><text:span text:style-name="T11">– </text:span>А ты первая на моей памяти лошадь, умеющая магичить.</text:p>
      <text:p text:style-name="P53">Луна нахмурилась, но потом луч озарения коснулся её мордочки.</text:p>
      <text:p text:style-name="P39">– П<text:span text:style-name="T1">ризнаём, Мы были несправедливы к тебе. Как Нам тебя называть?</text:span></text:p>
      <text:p text:style-name="P53">Я выплюнул петрушку и взял кусок рыбы.</text:p>
      <text:p text:style-name="P39">– <text:span text:style-name="T1">Человеком. Во множественном числе мы — люди. Хотя множественная форма тебе не понадобится, принцесса.</text:span></text:p>
      <text:p text:style-name="P53">Все расселись по местам, когда с дальнего конца стола раздался звонкий голосок.</text:p>
      <text:p text:style-name="P39">– <text:span text:style-name="T1">Эй, а туточки одно место пустует! Можно его займёт Гамми?</text:span></text:p>
      <text:p text:style-name="P39"><text:span text:style-name="T1">– Нет, Пинки. </text:span>– <text:span text:style-name="T1">ответила Луна. </text:span>– <text:span text:style-name="T1">Мы ждём ещё одного гостя.</text:span></text:p>
      <text:p text:style-name="P53">– А если он не придёт, тогда можно?</text:p>
      <text:p text:style-name="P53">Я не услышал ответ Луны — меня пихнула в бок Эпплджек. Я проследил за её взглядом и увидел на столе под салатным листом мышь, нюхающую кусок феты. Я попытался накрыть мышь ладонями, <text:s/>но мышь юркнула в блюдо с салатом. Я попытался накрыть тарелку лежащей рядом со мной шляпой, но грызун шустро выскочил из выреза в тулье. Перевернув пиалу с соевым соусом на шляпу, мышь шмыгнула мимо блюда с оливками и сотейником с тушёными овощами прямо в распростёртые копыта Флаттершай. Та заворковала что-то успокоительное, прижав к себе зверька.</text:p>
      <text:p text:style-name="P53">– Эй! Это моя шляпа! – возмутилась фермерша.</text:p>
      <text:p text:style-name="P53">Выхватив у меня из рук головной убор, она принялась отчищать его от соевого соуса. Мышь выглянула из гривы Флаттершай и что-то пропищала, подслеповато водя носиком. Я погрозил зверьку кулаком. В ответ она показала мне средний палец и высунула язык. Я закашлялся, подавившись рыбой.</text:p>
      <text:p text:style-name="P53">– Прекрати паясничать! – негромко сказала Луна.</text:p>
      <text:p text:style-name="P53">– Я не хотел… Тут мышь… – мои уши загорались медленно, но неотвратимо.</text:p>
      <text:p text:style-name="P53">– Мы не тебе. – так же тихо произнесла аликорница.</text:p>
      <text:p text:style-name="P53">Протестующую мышь охватило левитационное поле и понесло к пустующему месту. Шлёпнувшись на подушку, мышь показала язык уже Луне и исчезла в облачке розового дыма.</text:p>
      <text:p text:style-name="P53">– Безобразие! Ты всегда так встречаешь гостей? – облачко рассеялось и перед нами на подушке разлёгся Дискорд. – Или только тогда, когда хочешь просить их о помощи?</text:p>
      <text:p text:style-name="P53">– Перестань, Дискорд. – устало ответила Луна. – Фиглярство вызывает улыбку только первые пару сотен лет.</text:p>
      <text:p text:style-name="P53">– Говори только за себя, дражайшая! Я, наоборот, только вхожу во вкус!</text:p>
      <text:p text:style-name="P53">Драконикус принялся жадно есть брюкву и заткнулся.</text:p>
      <text:p text:style-name="P53">Аликорница обвела присутствующих долгим взглядом и начала.</text:p>
      <text:p text:style-name="P53">– Итак, все мы знаем цель похода к руинам нашего с Сестрой замка. Нам нужно заново открыть коридор, по которому человек Анонимус прибыл к нам и переправить его обратно.</text:p>
      <text:p text:style-name="P53">– Прибыл к нам, ага. А я-то думал, Сахарная Ватка сама вытащила на нашу голову эту обезьяну из мухосранска. – громко прочавкал сам себе Дискорд.</text:p>
      <text:p text:style-name="P53">– Анонимус берётся отыскать Селестию. И наша задача — помочь ему в этом! – с нажимом произнесла Луна, ни на кого не глядя.</text:p>
      <text:p text:style-name="P53">– От вас, Наши маленькие пони, Нам требуется магическая поддержка при открытии коридора. – обратилась аликорница к Элементам Гармонии. – Можем ли Мы рассчитывать на вас?</text:p>
      <text:p text:style-name="P53"><text:soft-page-break/>Пони смотрели на неё с плохо скрытым недоумением. Оно и понятно, их согласие аликорница получила ещё в Понивилле, зачем второй раз просить? Аликорница же приняла нечитаемое выражение морды и скосила глаза на Дискорда. Тот с глазами зарылся в блюдо с салатом, но уши его вертелись как локаторы, фиксируя малейший шёпот.</text:p>
      <text:p text:style-name="P53">– Я полностью в вашем распоряжении, Ваше Высочество! Думаю, мои друзья меня поддержат! – отчеканила Твайлайт.</text:p>
      <text:p text:style-name="P53">Шестёрка пони отозвалась невнятным мычанием.</text:p>
      <text:p text:style-name="P53">– Эквестрия вас не забудет, Наши дорогие! О вас будут слагать легенды, вас будут наносить на витражи в замковых галереях, вы войдёте в историю! – елейным голосом произнесла Луна.</text:p>
      <text:p text:style-name="P53">– С этой же просьбой Мы обращаемся к тебе, Величайший. Нам нужна твоя магия. – обратилась аликорница к Дискорду. Тот сразу же набычился, достал откуда-то расчёску и стал расчёсывать гриву.</text:p>
      <text:p text:style-name="P53">– Легенды, это конечно, хорошо. Витражи — ещё лучше, хотя я на них и так уже есть. А входить в историю не нужно тому, кто сам по себе уже история. Улавливаешь, дражайшая? Я к тому, что мне требуется нечто пооснова…</text:p>
      <text:p text:style-name="P53">– Мы всегда говорили Сестре, что великодушие великого духа Хаоса может служить эталоном для всехпони! – перебила его Луна. – Могли ли Мы ошибаться?</text:p>
      <text:p text:style-name="P53">– Эталоном? Для всехпони? Всегда говорила? – Дискорд принял задумчивую позу, стреляя глазами по сторонам.</text:p>
      <text:p text:style-name="P53">– И Селестия всегда соглашалась с Нами! – с жаром продолжила Луна. – Дискорд, — говорила она, — это элитарный светоч для каждого пони в наши дни! И Мы думаем…</text:p>
      <text:p text:style-name="P53">Луна выдержала драматическую паузу. Дискорд прекратил потирать подбородок и с нетерпением уставился на неё. Шестёрка пони затаила дыхание. Даже я прекратил жевать.</text:p>
      <text:p text:style-name="P53">– Мы думаем, она была права!</text:p>
      <text:p text:style-name="P53">Все дружно выдохнули. Пинки захлопала во все копыта. Дэш засунула в рот копыто и засвистела. Дискорд встал с места, подбоченился и стал раскланиваться во все стороны. Невесть откуда ему прилетел букет лилий.</text:p>
      <text:p text:style-name="P53">– Ну, это… Если светоч, то конечно… А как же! Я всегда знал, что я светоч!.. А для Элементов Гармонии я тоже светоч?</text:p>
      <text:p text:style-name="P53">– Разумеется! – заверила его Луна, изо всех сил моргая шестёрке.</text:p>
      <text:p text:style-name="P53">– Светоч, светоч! – вразнобой подтвердили пони. Пожалуй, Флаттершай даже не врала.</text:p>
      <text:p text:style-name="P53">– Ну хорошо! Я помогу вам! Я всегда помогаю открывать коридоры! Это для нас, светочей, плёвое дело! – пафосно ответил драконикус и испарился. Через секунду появился снова, схватил в обнимку <text:s/>миску брюссельской капусты в кляре и исчез окончательно.</text:p>
      <text:p text:style-name="P53">– Ффух! – шумно выдохнула Луна. – Спасибо вам, Наши дорогие, вы Нам очень помогли!</text:p>
      <text:p text:style-name="P53">– Но мы же ничего не сделали! – запротестовала Эпплджек.</text:p>
      <text:p text:style-name="P53">– Вы сделали для Нас очень много! – ответила принцесса ночи. – Если бы не вы, Мы так легко бы не отделались. Не знаю, что Сестра наобещала ему в прошлый раз, но то, что этот старый извращенец хотел от Нас сейчас, Мы давать ему не собираемся!</text:p>
      <text:p text:style-name="P53"/>
      <text:p text:style-name="P53">…</text:p>
      <text:p text:style-name="P53"/>
      <text:p text:style-name="P53">Безмолвными тенями скользнули лакеи и унесли блюда. На освободившемся столе Луна расстелила свиток с записями.</text:p>
      <text:p text:style-name="P53">– Теперь, Наши маленькие пони, Мы должны просить вас ещё об одной услуге.</text:p>
      <text:p text:style-name="P53">Странно и непривычно было видеть принцессу ночи сконфуженной.</text:p>
      <text:p text:style-name="P53"><text:soft-page-break/>– Через три дня у нас наступает Гранд Галопинг Гала. Неделю назад пропал наш церемониймейстер и распорядитель праздника, мисс Трейдишнс. Мы же этот праздник никогда не проводили. Но Мы помним, вы уже как-то помогали Сестре устраивать Гала, от которого она осталась в восторге.</text:p>
      <text:p text:style-name="P53">При этих словах пони стали прятать глаза, а Дэш фейсхуфнула.</text:p>
      <text:p text:style-name="P53">– Нам просто необходимо провести это праздник! – отчаянно заявила Луна.<text:span text:style-name="T11"> </text:span>– И он должен быть лучшим в истории! Только так Мы сможем показать всем, что жизнь продолжается и творящиеся вокруг несчастья — временные. Нам нужно дать понять всем, что Селестия скоро вернётся. Если Мы этого не сделаем, паника воцарится в умах пони, начнутся волнения, по сравнению с которыми нынешние проблемы покажутся тёплым летним дождиком. Мы знаем, о чём говорим. – с печалью добавила принцесса ночи. – Некоторые начинают верить, что Мы — хорошо замаскировавшаяся Найтмэр Мун, и Мы виновны в исчезновении Сестры. Паника — большая слабость пони. Если не погасить её в самом зародыше, последствия могут быть катастрофическими. Чтобы избежать гражданской войны, Нам пришлось распустить слух, что Селестия отправилась с секретной миссией в Вечнодикий лес и вот-вот вернётся. Вы должны помочь Нам.</text:p>
      <text:p text:style-name="P53">– Ну-у-у, э-э-э, мы можем в чём-то посодействовать, эм-м… – промямлила Твайлайт, пытаясь найти поддержку у друзей. – Больше моральной поддержкой. Быть может, парой советов…</text:p>
      <text:p text:style-name="P53">– Договорились! – с энтузиазмом воскликнула Луна. – Вот список мероприятий, вот список руководителей по направлениям. Ждём вас завтра тут же на утренней планёрке после восхода солнца!</text:p>
      <text:p text:style-name="P53">Флаттершай закрыла голову копытами.</text:p>
      <text:p text:style-name="P53"/>
      <text:p text:style-name="P40">***</text:p>
      <text:p text:style-name="P39"/>
      <text:p text:style-name="P53">Валун приятно грел спину, отдавая дневное тепло. Воспоминания последних месяцев нахлынули на меня, не желая отпускать. Воображаемая Селестия уселась рядом. Мы молчали.</text:p>
      <text:p text:style-name="P53">– Я верю в вас только потому, что ты об этом попросила. – наконец, начал я. – Тогда, в метель.</text:p>
      <text:p text:style-name="P53">Аликорница кивнула.</text:p>
      <text:p text:style-name="P53">– Потому что у меня больше нет других причин верить в дружбомагию. После того, что рассказала Луна.</text:p>
      <text:p text:style-name="P53">Аликорница сникла.</text:p>
      <text:p text:style-name="P53">– Она ведь правду сказала? То свидание ночью было всего лишь платой? Авансом?</text:p>
      <text:p text:style-name="P53">Селестия грустно кивнула и отвернулась.</text:p>
      <text:p text:style-name="P53">– Выходит, я для тебя был тем же, чем сейчас Дискорд для Луны? С тем отличием, что ты не нашла способ «отмазаться»?</text:p>
      <text:p text:style-name="P53">Аликорница вскинулась и отрицательно помотала головой. Её грива разметалась жидкой радугой по доброй половине убежища. Селестия потянулась ко мне и дотронулась до груди копытом. Её губы что-то беззвучно шептали. Она попыталась положить голову мне на плечо…</text:p>
      <text:p text:style-name="P53">Заросли можжевельника раздвинулись, пропуская синюю единорожку.</text:p>
      <text:p text:style-name="P53">– Привет!</text:p>
      <text:p text:style-name="P53">Я молча смотрел сквозь неё, привалившись спиной к валуну. Мне хотелось побыть одному.</text:p>
      <text:p text:style-name="P53">– Привет, говорю! Я видела, как ты залазил сюда. Классное местечко!</text:p>
      <text:p text:style-name="P53">– Привет, Индиго.</text:p>
      <text:p text:style-name="P53">– Что-то на тебе мордочки нет. Ты бледнее болотной поганки из Вечнодикого леса. Что-то случилось?</text:p>
      <text:p text:style-name="P53">– Случилось, Индиго. За то время, что мы не виделись, случилось очень многое.</text:p>
      <text:p text:style-name="P53"><text:soft-page-break/>– Так это ж здорово! Я люблю, когда что-нибудь случается! Иначе скучно. А ты? Расскажи! Ты нашёл Шейлу?</text:p>
      <text:p text:style-name="P53">– Нашёл.</text:p>
      <text:p text:style-name="P53">– Вау! А принцессу Селестию?</text:p>
      <text:p text:style-name="P53">– Селестию тоже.</text:p>
      <text:p text:style-name="P53">– Круто! А где они? Они скоро вернутся?</text:p>
      <text:p text:style-name="P53">– Они не вернутся.</text:p>
      <text:p text:style-name="P53">Индиго перестала улыбаться. Тревога отразилась на её мордочке.</text:p>
      <text:p text:style-name="P53">– Почему?</text:p>
      <text:p text:style-name="P53">– Они там, откуда нет возврата.</text:p>
      <text:p text:style-name="P53">В последнее время мне приходилось врать даже самому себе: я всё равно буду делать всё, что могу, даже если это бесполезно. Но жеребёнка обманывать не хотелось. Я всегда был противником вранья детям под маской лжегуманности.</text:p>
      <text:p text:style-name="P53">Индиго молча села возле меня. Потом она всхлипнула. Потом тяжело вздохнула.</text:p>
      <text:p text:style-name="P53">– Пожалуйста, скажи мне, что с ними.</text:p>
      <text:p text:style-name="P53">Я оторвался от валуна, склонился над ней и тихонько прошептал ей в ухо:</text:p>
      <text:p text:style-name="P53">– Если я скажу, ты исчезнешь. Это такое проклятие. Отправишься вслед за ними. Мне бы этого не хотелось. Ты нужна здесь.</text:p>
      <text:p text:style-name="P53">Индиго хмуро взглянула на меня.</text:p>
      <text:p text:style-name="P53">– Если я нужна здесь, тогда скажи, для чего! У меня тут не осталось друзей, кроме тебя. Па пропал три недели назад. И хотя тётка говорит мне, что он скоро вернётся, я ей не верю. И даже ты хочешь уйти.</text:p>
      <text:p text:style-name="P53">Я ласково потрепал её по головке.</text:p>
      <text:p text:style-name="P53">– Я не хочу уходить. Я отдал бы всё, если бы у меня что-то было, чтобы остаться здесь. Но, – я беспомощно развёл руками, – надо. Если есть хотя бы призрачная вероятность возвращения Селестии, её надо использовать. Даже если шансы ничтожны. Эквестрия без Сел будет чем-то другим, и я не уверен, что нам всем понравится это другое.</text:p>
      <text:p text:style-name="P53">Мне пришла в голову идея. А что, вполне годно! Шестёрка с ног сбилась за последние сутки, организовывая и репетируя мероприятия к предстоящему празднику. Я пытался помочь, но без знаний особенностей местного менталитета и культуры только вредил. Потому Твайлайт в конце-концов вежливо спровадила меня подальше.</text:p>
      <text:p text:style-name="P53">– Индиго, ты в Гранд Галопинг Гала когда-нибудь участвовала?</text:p>
      <text:p text:style-name="P53">– А то! В прошлом году па взял меня с собой на Гала. Он стоял в охране, а я пробралась внутрь и наблюдала за всем из-за занавески.</text:p>
      <text:p text:style-name="P53">– То есть, ты помнишь, как там всё устроено и что должно происходить?</text:p>
      <text:p text:style-name="P53">– Агась!</text:p>
      <text:p text:style-name="P53">– Вот и отлично. Тогда беги во дворец, попроси стражу провести тебя к Твайлайт Спаркл. Скажешь, что ты от человека Анонимуса. Расскажешь о своём опыте и попросись к Твайлайт в помощники. Она сейчас занята организацией грядущего Гала. Уверен, она согласится тебя взять.</text:p>
      <text:p text:style-name="P53">– Вау! Круто!</text:p>
      <text:p text:style-name="P53">Единорожка в восторге <text:s/>запрыгала на месте.</text:p>
      <text:p text:style-name="P53">– У меня есть куча идей, как всё улучшить! А если взять в помощники Аниту Клодвэй из дома напротив и Санни Дэйс из переулка, можно зафигачить всё в два, нет, в три раза круче!!!</text:p>
      <text:p text:style-name="P53"><text:soft-page-break/>Кобылка остановилась и обняла меня за шею.</text:p>
      <text:p text:style-name="P53">– Спасибки! Тока ж ты на праздник придёшь? Обещаешь? Пожалуйста-пожалуйста-пожалуйста!</text:p>
      <text:p text:style-name="P53">– Обещаю.</text:p>
      <text:p text:style-name="P53">Единорожка умчалась с победным «ю-ху-у-у!».</text:p>
      <text:p text:style-name="P53">Трели цикад провожали заходящее солнце. Я пытался продолжить беззвучный диалог, но нужный настрой ушёл, воображение отказывалось рисовать Селестию. В конце-концов я встал, собираясь уходить. Потом остановился, повернулся к камню и нажал неприметный выступ на валуне.</text:p>
      <text:p text:style-name="P53">В серебряной коробке вместо книги лежал одинокий листок бумаги.</text:p>
      <text:p text:style-name="P62"/>
      <text:p text:style-name="P62">Уверена, когда-нибудь ты узнаешь это, мой маленький человек. Быть может, ты уже знаешь. Быть может, ты узнаешь об этом прямо сейчас, из этого письма. Прошу тебя, не гневайся!</text:p>
      <text:p text:style-name="P62">Я могла бы подарить тебе радость постижения высшей магии, ты мог бы обрести могущество, неведомое твоему народу. Я могла бы подарить тебе возможность летать и двигать планеты. Я могла бы упросить сестру сделать тебя владыкой сновидений — ты бы познал такие чудеса, по сравнению с которыми меркнет тонкий мир фаэри! Но ты отверг всё это. Что мне оставалось?</text:p>
      <text:p text:style-name="P62">Да, ради Эквестрии я бы пошла и не на такое. Телесная неприкосновенность для бессмертных имеет свою цену, и иногда её приходится платить. Что стоит несколько минут физического контакта ради существования целого мира! Но вышло так, что моя самонадеянная ложь чуть всё не испортила. Как оказалось, ты желал душевного тепла, а не телесной близости. Я не смогла дать тебе это. Мой маленький человек, мне очень стыдно за то, что я не смогу отплатить тебе за твои старания. Не потому, что не хочу. У меня нет времени. Много столетий прошло с тех пор, как я испытывала чувство любви в последний раз, я почти забыла, что это такое. Ледник не растопить за месяц, а у меня и недели нет! Последнее время мне снится Чёрный Экран, с каждым разом всё ближе. Я стараюсь спать как можно меньше, но надолго меня не хватит. На тот случай, если я не дождусь твоего возвращения, я прошу моего церемониймейстера, мисс Трейдишнс, сказать тебе проверить парковый тайник.</text:p>
      <text:p text:style-name="P62">Я не прощаюсь с тобой, мой маленький человек, нет! Я говорю — до свидания! Мы обязательно встретимся в другое время и при других обстоятельствах. И — кто знает? — быть может, в тот раз всё будет иначе. Я очень хочу этого! Нет, я просто намерена всё сделать по другому! А намерение меняет реальность!</text:p>
      <text:p text:style-name="P62">До встречи!</text:p>
      <text:p text:style-name="P62"/>
      <text:p text:style-name="P53">– Сел - Сел… Ну почему ты такая… – пробормотал я сквозь слёзы.</text:p>
      <text:p text:style-name="P53"/>
      <text:p text:style-name="P54">***</text:p>
      <text:p text:style-name="P78"/>
      <text:p text:style-name="P53">«Леди и джентльпони! Мне выпала честь объявить Гранд Галопинг Гала открытым! В этом году бал будет проходить в честь скорого возвращения Её Высочества, принцессы Селестии, по расширенному сценарию, разработанному для вас совместно Её Высочеством, принцессой Луной, а также личной ученицей принцессы Селестии, Твайлайт Спаркл и её помощницами! Раскройте свои программки, я сейчас подробно опишу каждое мероприятие сего удивительного вечера…»</text:p>
      <text:p text:style-name="P53">Стоя на верхнем ярусе за балюстрадой, я уже второй час наблюдал, как Луна и Твайлайт встречают гостей на главной лестнице холла. Принцесса ночи стояла как вкопанная, в то время как единорожка <text:s/>через час приветствий начала незаметно опираться на услужливо поднесенную тумбу. У меня уже в глазах рябить стало, а высокопоставленные пони всё прибывали и прибывали. На восемьсот тридцать первом я сбился со счёта и вышел в коридор размять затёкшие ноги. Никогда не любил тоскливые офисные корпоративы с напускной весёлостью и тупейшими конкурсами!</text:p>
      <text:p text:style-name="P53"><text:soft-page-break/>От легкой дрожи зазвенели витражи в огромных стрельчатых окнах галереи. Где-то со звоном разбилась ваза. Я переждал землетрясение держась за стену, после чего вышел в парк. Пробравшись через отдыхающих на лужайках гостей, я зашёл в отдалённый тупичок садового лабиринта. На ходу ослабив галстук и расстегнув душную жилетку, я свернул с песчаной дорожки и присел на землю, прислонившись к зелёной изгороди.</text:p>
      <text:p text:style-name="P53">– А где твой обещанный сюрприз? – донесся жеребячий голосок через изгородь. – Гости уже все собрались. Зря я что ли сестру пригласила? Рэйни меня засмеёт!</text:p>
      <text:p text:style-name="P53">– Не торопись, Санни, – ответил голос Индиго, – Стража должна это сделать одновременно с выступлением Вондерболтов. Если, канешн, ничего не напутают, они ведь такие бестолковые! Я им вчерась целых полчаса талдычила последовательность залпов! Не понимаю, как мой па с ними управлялся? А как твоя часть?</text:p>
      <text:p text:style-name="P53">– Винил согласилась! Знала бы ты, чего мне стоило уболтать её! «Только ради Твайлайт. Вообще-то, я не играю для напыщенных снобов» — сказала она. И потом так рассмеялась, ну, знаешь, как мы, когда обсуждали сюрпризы для Гала. А вот Лиру уговаривать не пришлось.</text:p>
      <text:p text:style-name="P53">– А моя часть будет в самом конце. – вздохнул третий голосок. – Если мы до него досидим. Лично мне уже надоело. Скучно.</text:p>
      <text:p text:style-name="P53">– Да ты что, Анита! – перебил её первый голос. – Всю жизнь мечтала посмотреть соревнования небесных колесниц! Да ещё когда там ТАКИЕ участники! Сам Дрэгстер Кинг будет участвовать! Это через семь лет после упразднения Гран-при! У меня все журналы с описанием его гонок есть!</text:p>
      <text:p text:style-name="P53">– Всё равно Норф был круче. – пробормотал голос Индиго. – Он Кинга раза три уделывал на «Королеве Лорен».</text:p>
      <text:p text:style-name="P53">– Скоро начнётся! Я слышу свисток Вондерболтов! – перебил голос Санни – Бежим на смотровую площадку!</text:p>
      <text:p text:style-name="P53">– Кто первый добежит, тот… эм-м…</text:p>
      <text:p text:style-name="P53">– Суперсветоч!</text:p>
      <text:p text:style-name="P53">– Агась! Галагалоперы, вперёд!</text:p>
      <text:p text:style-name="P53">– Йей!!!</text:p>
      <text:p text:style-name="P53">Топот копыт завершил разговор. Через пару минут после этого раздался тихий свист. Фонари, заливавшие мягким светом дворцовый сад, как по команде, медленно погасли. Затем в ночное небо взлетела зелёная ракета.</text:p>
      <text:p text:style-name="P53">Последовавшая вслед за ней огненная феерия вызвала у меня восхищённый вздох. Куда там японским фестивалям фейерверков до того, что творилось этой ночью в Кантерлоте! Небо переливалось огнями миллионов оттенков, тысячи огненных цветов распускались над городом, создавая альтернативу звёздному небу. Десятки светящихся картин возникали и гасли в высоте, чтобы очистить небо для следующих. Шестёрка Вондерболтов вплетала в небесную паутину недостающие штрихи разноцветными шлейфами, светящимися в темноте. И когда разум уже отказывался воспринимать сияющее великолепие, небо взорвалось заключительным аккордом. На звёздном фоне проступило изображение солнечной принцессы. Вондерболты засновали вокруг искрящегося рисунка, создавая ему гриву и хвост дымными шлейфами. Яркой кометой пронеслась мимо них радужногривая пегаска, сотворив сверхзвуковым ударом переливающийся фон рисунку.</text:p>
      <text:p text:style-name="P53">Моционящиеся в парке пони дружно ахнули. Изображение Селестии медленно растворялось в ночном небе, оставляя после себя лишь светлое воспоминание. Тихий гомон в парке перерос в бурю восторжённых возгласов, переросших в шквальные овации.</text:p>
      <text:p text:style-name="P53">…</text:p>
      <text:p text:style-name="P53">– Это она! Она!!!</text:p>
      <text:p text:style-name="P53">– Наша принцесса! Наше солнце!</text:p>
      <text:p text:style-name="P53">– Она вернётся!</text:p>
      <text:p text:style-name="P53"><text:soft-page-break/>– А то! Я всем говорил! Мне никто не верил! Никто!!!</text:p>
      <text:p text:style-name="P53">– Дайте мне вас обнять, дорогой друг!</text:p>
      <text:p text:style-name="P53">…</text:p>
      <text:p text:style-name="P53">Я чуть со стыда не зарылся в песок, на котором сидел! Пони кричали от восторга, будучи уверенными, что Селестия вот-вот вернётся в Кантерлот и всё будет по-старому. Даже Луна была уверена, что мне удастся её вернуть! Один только я знал, насколько призрачна надежда…</text:p>
      <text:p text:style-name="P39"/>
      <text:p text:style-name="P53">Вновь вспыхнули фонари. Волна рёва накрыла ликующих пони. От хаотического и зубодробительного сочетания электронных риффов и треска колонок, работающих на 220% мощности, падали листья с деревьев. Звук проникал сквозь прижатые к ушам ладони и отдавался болью в зубах. Я своими глазами видел, как сворачиваются в бутоны цветки какого-то экзотического дерева, свесившего извилистые ветки через изгородь. Букашки, мыши и прочая мелкая живность стала зарываться в землю в поисках спасения от электронного катарсиса. Я бросился к выходу из лабиринта, спотыкаясь и натыкаясь на тупики. В этот момент у меня было только одно желание — спрыгнуть со скалы Кантерлот, абы свалить подальше от этого пиздеца.</text:p>
      <text:p text:style-name="P53">Выбравшись из зелёного лабиринта, я бросился наугад сломя голову, когда электронная какофония сменилась неожиданно гармоничной <text:s/>мелодией, соединяющей в себе элементы электронного техно и классической музыки. Валяющиеся по парку пони стали вытаскивать копыта из ушей. Стражники выдёргивали головы из нахлобученных до носа шлемов. Музыка наполнила дворцовый комплекс незримой магией, побуждая усесться поудобнее там, где стоишь, и слушать-слушать-слушать.</text:p>
      <text:p text:style-name="P53">…</text:p>
      <text:p text:style-name="P53">Музыкальный транс прервался цоканьем копыт по парковой дорожке. Две фигуры устало брели прочь от замка, тихо переговариваясь между собой.</text:p>
      <text:p text:style-name="P53">– Ужель обязательно лично приветствовать каждого пони? Сестра разбаловала их. Это так утомляет!</text:p>
      <text:p text:style-name="P53">– Увы, Ваше Высочество, это крайне утомительно! Эта церемония оказалась куда более тяжёлой, чем в прошлый раз. Оно и неудивительно — вы пригласили гостей почти в два раза больше! В то же время именно такие традиции личного приветствия служат базой для величайшего доверия, какое оказывают пони своей принцессе.</text:p>
      <text:p text:style-name="P53">– Ах, оставь, Твайлайт! Уж если ты — доверенная ученица Сестры, тебе не обязательно называть Нас официально. По-крайней мере, в приватной обстановке.</text:p>
      <text:p text:style-name="P53">Луна с Твайлайт остановились прямо у колонны, за которой сидел я, прислонившись к прохладному мрамору с надписью «з<text:span text:style-name="T68">д</text:span>ЕсЬ БЫл <text:span text:style-name="T69">д</text:span>ИскОр<text:span text:style-name="T67">Д</text:span>».</text:p>
      <text:p text:style-name="P53">– Идея с фейерверком в честь Селестии просто гениальна! Мы сами бы не додумались лучшим образом поднять дух всехпони, от сенатора до дворцового стражника! Теперь у нас есть, по меньшей мере, месяц, прежде чем они начнут что-то подозревать. За месяц мы должны успеть.</text:p>
      <text:p text:style-name="P53">– Да, принцесса, эти три кобылки чрезвычайно креативны! Даже Пинки Пай поставила им высшую оценку в организации бала, а это многого стоит. Хотя, по-моему, пригласить Винил Скрэтч было ошибкой. Принца Блюблада до сих пор отпаивают настойкой календулы — он случайно оказался у аудиоколонки в момент прелюдии.</text:p>
      <text:p text:style-name="P53">– Ха! Случайно! – Луна презрительно фыркнула. – Винил вовремя включила пульт. Иначе ей пришлось бы отбиваться от приставаний аристократичного, но от этого не менее заносчивого и тупого представителя рода Блюбладов.</text:p>
      <text:p text:style-name="P53">В саду прозвенел гонг. Музыка умолкла и в наступившей тишине звонкий голосок объявил в потрескивающий микрофон:</text:p>
      <text:p text:style-name="P53">– Драсьте-драсьте-драсьте! Продолжаем Гала-рейв состязанием небесных колесниц! В состязаниях участвуют лучшие стрит-рейсеры страны! Заезды совершаются вокруг дворца, вдоль крепостной стены по правилам Гран-при «Небеса Эквестрии»! Напоминаю, победитель должен показать лучшее время круга, или же, по стрит-рейсерской традиции, быть провозвестником апокалипсиса!</text:p>
      <text:p text:style-name="P53"><text:soft-page-break/>В честь возобновления давней традиции главный приз будут вручать сами Её Высочество, принцесса Луна! Круг почёта в качестве доверенного лица принцессы Селестии будет принимать Твайлайт Спаркл!</text:p>
      <text:p text:style-name="P53">Последняя фраза утонула в свисте и восторжённом топоте копыт. Твайлайт вздохнула.</text:p>
      <text:p text:style-name="P53">– Мне пора. Надеюсь, эти гонки не продлятся слишком долго. Всё, что мне сейчас хочется — добраться до постели и упасть в неё не умываясь. И отбрыкиваться от всех, кто посмеет меня разбудить! Кто бы ни придумал Гранд Галлопинг Гала, он не рассчитывал собственноручно принимать гостей!</text:p>
      <text:p text:style-name="P53">Твайлайт побрела по дорожке к освещённой террасе. Луна проводила её взглядом. Затем она со смешком обратилась в пространство:</text:p>
      <text:p text:style-name="P53">– Скрываться за колонной — плохая идея, Анонимус. Если хочешь, чтобы тебя не раскрыли, прячься так, чтобы не было видно твоей тени.</text:p>
      <text:p text:style-name="P53">– А кто прячется-то? – я встал и вышел к Луне. – Слушал себе музыку, пока вы не подошли. Классно играют!</text:p>
      <text:p text:style-name="P53">Луна кивнула.</text:p>
      <text:p text:style-name="P53">– Да, трио Винил, Октавии и Лиры было тяжело собрать вместе, но, похоже, оно того стоило! Увы, человек, не время развлекаться. Вернёмся к нашим заботам. Следуй за Нами, Нам нужно передать тебе компас.</text:p>
      <text:p text:style-name="P53">Мы подходили ко дворцу, когда нам навстречу попалась процессия из четырёх земнопони, несущих носилки. На носилках возлежал томного вида единорог с перебинтованной головой и икал. От единорога штыняло спиртом.</text:p>
      <text:p text:style-name="P53">– А-а-а, дражайший принц? – любезнейше приветствовала франта Луна – Как ваше драгоценное здоровье? Как поживает ваш кузён Хавтиноуз?</text:p>
      <text:p text:style-name="P53">Принц позеленел, промычал нечто нечленораздельное и дал знак носильщикам двигаться дальше.</text:p>
      <text:p text:style-name="P53">Во дворце, вручив мне небольшую тяжёлую шкатулку серебряной окантовки с хрустальным шаром, Луна с некоторым смущением сообщила:</text:p>
      <text:p text:style-name="P53">– Не сомневаемся, при том уровне отношений, что был у тебя с Сестрой, ты должен иметь… перо с её крыла, завиток с её гривы, прядь волос с её хвоста, или нечто в этом роде. Положи это сюда для активации компаса. – аликорница указала на дверцу сбоку шкатулки.</text:p>
      <text:p text:style-name="P53">Она что, блядь, издевается? Я раздражённо сунул шкатулку в карман.</text:p>
      <text:p text:style-name="P53">– Да хрен там! Какие перья? Ты же сама сказала, отношения были чисто деловыми. По крайней мере, с её стороны.</text:p>
      <text:p text:style-name="P53">Луна продолжила с каменным выражением лица.</text:p>
      <text:p text:style-name="P53">– Если же нет, поднимись в её башню и разыщи перо или волос в её постели. После чего помести это в компас. Всё.</text:p>
      <text:p text:style-name="P53">Аликорница отвернулась. Я пошёл к выходу.</text:p>
      <text:p text:style-name="P53">– Иногда деловые отношения служат прикрытием для… чего-то большего. Но смертным это трудно понять.</text:p>
      <text:p text:style-name="P53">Я обернулся. Аликорница смотрела в окно на первый заезд «Небес Эквестрии», не удостаивая меня вниманием.</text:p>
      <text:p text:style-name="P53">Не гребу я этих аликорнов!</text:p>
      <text:p text:style-name="P39"/>
      <text:p text:style-name="P54">***</text:p>
      <text:p text:style-name="P53"/>
      <text:p text:style-name="P53">И вот ты снова поднимаешься в покои солнечной аликорницы. За прошедшие недели тело твоё укрепилось в странствиях, а дух — в мозготрахах, периодически устраиваемых тебе чокнутыми <text:soft-page-break/>карамельными лошадками. Так держать, Анон! Скоро ты станешь таким же чокнутым и тебя перестанут терзать страсти по аликорнице.</text:p>
      <text:p text:style-name="P53">Перепрыгивая через две ступеньки я достиг вершины башни.</text:p>
      <text:p text:style-name="P53">Нерешительность охватила меня перед знакомой дверью. Будто только вчера я выскочил отсюда как ошпаренный, грохнув створкой так, что посыпалась штукатурка.</text:p>
      <text:p text:style-name="P53">Потянув за тяжёлую ручку, я не услышал звон. Шнур от двери к колокольчику был оборван и намотан на ручку двери с внутренней стороны. Сам колокольчик сиротливо валялся тут же, в углу прихожей.</text:p>
      <text:p text:style-name="P53">Чувствуя себя грабителем, я вошёл в комнату и осмотрел футон.</text:p>
      <text:p text:style-name="P53">Фиг там! Было такое впечатление, что последнее время на нём никто не спал. Ни складочки, ни вмятинки, ни волоска, ни пылинки.</text:p>
      <text:p text:style-name="P53">Я окинул взглядом комнату. Взор упал на гардероб у стенки. Вот где можно найти перо или волос!</text:p>
      <text:p text:style-name="P53">Рыться в шмотках Селестии — то ещё удовольствие! Я сгорал от смущения. Древние платья хрен-знает-когда-прошедшей моды, скрывающие фигуру балахоны, кружевные комбинации, розовые пижамные халаты… <text:s/>Блядь, Луна нарочно послала меня с таким поручением! Злоехидной кобыле ничего не стоило сделать это самой, тем более, они сёстры! Ёбаная Луна!</text:p>
      <text:p text:style-name="P53">Переворошив последний наряд, я открыл вторую створку шкафа. Старый знакомец, медицинский экзоскелет Селестии с накрупником доктора Плантаго <text:span text:style-name="T70"></text:span><text:span text:style-name="T71"> сидел, прислонившись к стенке. Оранжевая лампочка по прежнему горела на налобном щитке.</text:span></text:p>
      <text:p text:style-name="P53">Но не он приковал мой взгляд. В дальнем углу шкафа моему взору открылось нечто, от чего я остолбенел и покрылся пупырышками озноба. Я вмиг переосмыслил своё видение смешливой солнцекрупой кобылы, то и дело попадающей в дурацкие ситуации. Так бывает, когда, приблизив лицо к аквариуму с золотыми рыбками, встречаешься нос к носу с холодным взглядом акулы.</text:p>
      <text:p text:style-name="P53">Да, я уже сталкивался с ЭТОЙ Селестией. Когда она в развалинах замка Сестёр испепелила настигающих нас пландерсидов-мутантов вместе с доброй частью каменных развалин. Но я тогда был оглушён свалившимися на меня одномоментно чудесами и не вник в суть.</text:p>
      <text:p text:style-name="P53">Да, второй раз я мог бы узнать ЭТУ Селестию во время переплетения сознаний, когда передо мной за один миг пролетели тысячелетия воспоминаний. Но я тогда был подавлен личностью аликорницы и не осознавал себя.</text:p>
      <text:p text:style-name="P53">Да, в третий раз намёк на ЭТУ Селестию был тут же, в этой башне, когда её розовыми глазами на меня взглянуло древнее существо, только что отказавшее мне в бессмертии. Но тогда я был разъярён унижением и не видел вообще ничего вокруг.</text:p>
      <text:p text:style-name="P53">Теперь же, созерцая развешанные на крючках тяжёлые доспехи, я пытался представить их на Сел. На юморной солнечной аликорнице, которая прячется под столом от докторов и усаживается крупом на муравейник. У меня не получалось. Воображение упорно одевало в эти доспехи Луну, хоть ты тресни!</text:p>
      <text:p text:style-name="P53">Оправившись от потрясения, я рассмотрел детали. Потёртости, царапины, сколы выдавали активное использование лат в прошлом. Шлем коринфского типа был весь покрыт мелкими выщербинами, в районе скулы виднелась длинная глубокая царапина. В ложбинках многочисленных соединений и сгибов гиппоторакса почему-то виднелась сажа. На грудной пластине красовалась приличная вмятина, в самом центре которой было сквозное отверстие. Снизу отверстия вытекла, застыв, тёмно-бурая капля.</text:p>
      <text:p text:style-name="P53">Я вздохнул и закрыл глаза. Потом открыл. Мысленно произнеся все возможные извинения, я протянул руку, отколупнул засохшую каплю от панциря и засунул её в компас.</text:p>
      <text:p text:style-name="P53">На крышке шкатулки загорелась голубая стрелка и начала метаться, хаотично меняя направление. Я сунул компас в карман, закрыл шкаф и вышел из комнаты.</text:p>
      <text:p text:style-name="P53"/>
      <text:p text:style-name="P54">***</text:p>
      <text:p text:style-name="P53"/>
      <text:p text:style-name="P53"><text:soft-page-break/>До старта финальной гонки оставалось полчаса. Я со вздохом допил кофе со сливками и вышел на улицу. Официант печально смотрел мне вслед. Стоило большого труда разыскать работающее кафе в Кантерлоте: практически все жители собрались в дворцовом парке наблюдать за гонками. Даже сюда долетали аккорды электронной музыки, предваряющей старт гонок. Я ускорил шаг. Как раз успею занять место на вип-трибуне рядом с Луной, Дэш и остальными.</text:p>
      <text:p text:style-name="P53">Первые толчки застали меня на мосту через реку, разделяющую верхний и нижний город. Земля тряслась непривычно сильно. Потом раздался низкий гул и грохот. Я схватился за поручни и завороженно смотрел, как река исчезает в образовывающейся трещине. Скрип моста вырвал меня из ступора. Я отпрыгнул назад, на берег. Трещина расширилась, вода шумела уже где-то в адской глубине. Мост с треском рухнул вслед за рекой. Потом в зарождающийся провал стал съезжать целый массив Кантерлота, вместе с деревьями, домами и мной в придачу.</text:p>
      <text:p text:style-name="P53">Тут бы и самое время обосраться, но я решил повременить. Ноги как заводные несли меня по хорошо известному маршруту. Сброшенный одним рывком пиджак остался лежать на дороге. Штаны между бёдрами едва не дымились, когда я трясущимися руками отворял ворота мастерской Норфа.</text:p>
      <text:p text:style-name="P53">Земля задрожала и стала покрываться трещинами. Пласт размером с футбольное поле вздыбился в начале переулка и рухнул в преисподнюю. Брусчатка обваливалась подобно костяшкам домино, приближая край провала к мастерской.</text:p>
      <text:p text:style-name="P53">«Королева Лорен» по-прежнему стояла в сарайчике у задней стены. Я запрыгнул на платформу и всмотрелся в органы управления. Всё просто, дальше некуда: тумблер включения спарк-генератора, штурвал управления по центру панели, над ней уровень спарк-заряда, решётка радио левее, педаль колёсного тормоза внизу, кнопка включения фонарей справа. Как там? Штурвал на себя?</text:p>
      <text:p text:style-name="P53">Штурвал заклинило. Блядь!!!</text:p>
      <text:p text:style-name="P53">Через открытые двери сарая было видно, как накренились и сползли в пропасть ворота во двор. Край бездны двинулся ко мне, пожирая оставшиеся метры брусчатки.</text:p>
      <text:p text:style-name="P53">Я что есть мочи дёрнул штурвал на себя.</text:p>
      <text:p text:style-name="P53">Звон упавшего на каменный пол домкрата и грохот пробиваемой крыши слились воедино. Карета, раскидывая обломки досок и черепицы, поднялась над двором. Мастерская и весь квартал уехали в тёмную пучину. Уличные фонари ещё какое-то время светились из глубины, подобно огням Титаника, но вскоре и они исчезли.</text:p>
      <text:p text:style-name="P53"/>
      <text:p text:style-name="P53">…</text:p>
      <text:p text:style-name="P53"/>
      <text:p text:style-name="P53">«Королева Лорен» медленно подымалась над провалом. Хомут болтался на постромках, подобно маятнику. <text:s/>В лунном свете постепенно стала видна картина разрушений. Кусок нижнего города от реки до второй линии домов канул в пропасть. Нижний и верхний Кантерлот теперь разделяла полоса шириной метров четыреста. Я обернулся назад и охренел окончательно.</text:p>
      <text:p text:style-name="P53">Замок.</text:p>
      <text:p text:style-name="P53">Блядь, что с замком?!</text:p>
      <text:p text:style-name="P53">Я протёр глаза, но он по прежнему был прямо передо мной. С городской стеной, парком и оглушающей музыкой. С припаркованными у главного входа колесницами и тостами в честь победителя «Небес Эквестрии». А я-то был в воздухе, в ста метрах над землёй! В воздухе, блядь, а не на земле!</text:p>
      <text:p text:style-name="P53">Я надавил на рычаг вертикальной тяги и колесница плавно скользнула вниз. Ха, теперь-то я понял, в чём дело! Замок висел в воздухе!</text:p>
      <text:p text:style-name="P53">Блядь… Замок висел в воздухе?!!</text:p>
      <text:p text:style-name="P53">Да, в рот мне ноги, он свободно парил в пространстве огромной каменной сосулькой! Было такое впечатление, что пласт скалы со стоящим на нём замком и куском парка просто забыл упасть вслед за остальным массивом в провал. И теперь он плавал, аки айсберг, в ста метрах над оставшейся частью <text:soft-page-break/>Кантерлота. Лишь башня Луны сиротливо торчала с противоположного края пропасти, оставшись стоять на земной тверди.</text:p>
      <text:p text:style-name="P53">Лёгкий ветерок отвлёк меня от нарастающего офигения. Меня несло под замок, прямо на каменную «сосульку». Проблема была в том, что я мог управлять только высотой кареты. Для горизонтального передвижения нужен был пегас. И я всё ещё плавал над провалом, лягать его!</text:p>
      <text:p text:style-name="P53">Спокойно, Анон! Ты когда-то хотел стать пилотом — в следующий раз будь поосторожнее в своих мечтаниях! Альпинизм — наше всё!</text:p>
      <text:p text:style-name="P53">Я потянул ручку на себя и карета набрала высоту. Над нами нависала башня Селестии. Казалось, она медленно покачивается на краю, словно раздумывая, прыгать вниз, или нет. Ветер плавно прижал «Королеву Лорен» к её стене на уровне балкона. Я зафиксировал высоту, привязал карету к перилам ограждения и вошёл внутрь.</text:p>
      <text:p text:style-name="P53">Башня стонала и скрипела на все лады. Отделение дворца от скалы не прошло для неё бесследно. Паутина трещин покрыла стены, под полом что-то постоянно отваливалось и с грохотом падало вниз. Еле заметная дрожь свидетельствовала об повреждениях самой основы башни.</text:p>
      <text:p text:style-name="P53">Я пробежал комнату насквозь и кинулся к выходу.</text:p>
      <text:p text:style-name="P53">Пиздец! Эта ночь таки задалась целью сорвать меня с катушек! Ступеньки вниз провалились, открыв моему взору каменный колодец до самого фундамента!</text:p>
      <text:p text:style-name="P53">Я вернулся в комнату. Если подняться на карете до крыши, можно попробовать, подтягиваясь руками за козырёк, оказаться на противоположной стороне башни и потом опуститься во двор. Если, конечно, у меня хватит сил подтягивать за собой здоровенную летающую телегу.</text:p>
      <text:p text:style-name="P53">Башню тряхнуло. Раздался скрежет и пол подо мной просел на полметра. Из тишины возник угрожающий, на грани слышимости, треск, который всё продолжался, не желая стихать. Я бросился на балкон и стал, обламывая ногти, развязывать узел на перилах.</text:p>
      <text:p text:style-name="P53">За моей спиной раздался механический голос.</text:p>
      <text:p text:style-name="P53">– <text:span text:style-name="T72">Зафиксирована опасная ситуация. Сознание пациента </text:span><text:span text:style-name="T73">&lt;</text:span><text:span text:style-name="T72">Селестия</text:span><text:span text:style-name="T73">&gt;</text:span><text:span text:style-name="T72"> не регистрируется. Активируется протокол экстренной эвакуации пациента </text:span><text:span text:style-name="T73">&lt;</text:span><text:span text:style-name="T72">Селестия</text:span><text:span text:style-name="T73">&gt;</text:span><text:span text:style-name="T72"> к супервизору </text:span><text:span text:style-name="T73">&lt;</text:span><text:span text:style-name="T72">Луна</text:span><text:span text:style-name="T73">&gt;</text:span><text:span text:style-name="T72">.</text:span></text:p>
      <text:p text:style-name="P53">Я обернулся.</text:p>
      <text:p text:style-name="P53">Сопровождаемый треском ломаемой мебели, медицинский экзоскелет Селестии вышел из гардероба по выбитой двери. Его маячок на лобовом щитке горел красным.</text:p>
      <text:p text:style-name="P53">БЛЯ!!!</text:p>
      <text:p text:style-name="P53">Мой суточный лимит охуения был пройден в этот момент. Именно поэтому то, что я накинул проходящему мимо устройству хомут на «голову» и запрыгнул в колесницу, я расцениваю как исключительно рефлекторную деятельность второй сигнальной системы моего организма.</text:p>
      <text:p text:style-name="P53">Экзоскелет подошёл к краю балкона, развернул «крылья» и сиганул вниз. Треснул и сломался поручень ограды, от которого я так и не успел отвязать «Королеву Лорен».</text:p>
      <text:p text:style-name="P53">«Робокорн», как я успел назвать про себя медицинский экзоскелет Селестии, был на редкость <text:s/>молчаливым летуном. Перепонки, натянутые между поддерживающими крылья спицами, делали устройство похожим на огромную летучую мышь. И если бы не моё вмешательство, эта «мышь» таранила бы окно дворца. Но ты же джентльмен, Анон, ты не будешь разрушать прекрасные витражи? Джентльмены входят через двери! Я решительно дёрнул штурвал в сторону, заворачивая робокорна от окна. Тот недовольно покосился в мою сторону, но покорился нажиму хомута.</text:p>
      <text:p text:style-name="P53">Красота! Эта железка управлялась наклонами штурвала! У меня всё под контролем! Я покачал штурвалом и робокорн в ответ синхронно качнул перепончатыми крыльями. Восхитительное упоение управляемым полётом завладело мною. Забыв об опасности, я направил робокорна на трассу «Небес Эквестрии». Мы кометой неслись над маршрутом и зелёные лампочки отмечали прохождение чек-поинтов, один за другим. Я хохотал как сумасшедший и остервенело дёргал штурвал. «Королева Лорен» <text:soft-page-break/>отчаянно скрипела, но послушно вписывалась в повороты. К чёрту всё, ради таких моментов и стоит жить!!!</text:p>
      <text:p text:style-name="P53">Когда последний чек-поинт был пройден, на главном табло мигнула и исчезла цифра «<text:span text:style-name="T27">7.76</text:span>», сменившись на «<text:span text:style-name="T27">7.72</text:span>».</text:p>
      <text:p text:style-name="P53">Можно ставить галочку на исполнившейся мечте стать пилотом! Что там следующее на очереди? Альпинизм?</text:p>
      <text:p text:style-name="P53">Сделав полный круг вокруг парка, мы вышли на финишную прямую, в конце которой нас приветливо встречали двери центрального холла дворца.</text:p>
      <text:p text:style-name="P53">БЛЯДЬ!!!</text:p>
      <text:p text:style-name="P53">Какая тупица закрыла двери?</text:p>
      <text:p text:style-name="P53">Я попытался отвернуть. Я попытался затормозить. Хер там! Робокорну, похоже, стало совсем невтерпёж. Он перестал реагировать на штурвал и ускорился.</text:p>
      <text:p text:style-name="P53">У тебя всё под контролем, Анон?!! Блядь!</text:p>
      <text:p text:style-name="P53">Мне оставалось только выровняться и повторять траекторию робокорна, чтобы не допустить переворачивания колесницы. Ветер свистел у меня в ушах, унося прочь остатки чувства реальности.</text:p>
      <text:p text:style-name="P53">…</text:p>
      <text:p text:style-name="P53">– Сим вручаем Мы приз победителю сто двенадцатых гонок «Небеса Эквестрии», Дрэгстеру Кингу! И скорее провозвестник апокалипсиса сойдёт в Эквестрию, чем Мы откажемся от продолжения бала! Веселиться всем!</text:p>
      <text:p text:style-name="P53">Робокорн протаранил высоченные двери холла. «Королева Лорен» прыгала на трёх колёсах, высекая из мрамора искры голой осью. Перед нами кувыркалась выбитая створка дверей. Проскакав к трону мимо толпы огорошенных пони, робокорн сел на пол у ног Луны и стих. Лампочка на его «голове» вновь зажглась оранжевым.</text:p>
      <text:p text:style-name="P53">…</text:p>
      <text:p text:style-name="P53">– Что сиё значит, человек?!!</text:p>
      <text:p text:style-name="P53">Луна шокированно смотрела на меня. Рядом с ней стоял аквамариновый единорог с кубком. Он уставился на «Королеву Лорен». Потом он перевёл взгляд на табло с новым рекордом круга. Веко его начало дёргаться.</text:p>
      <text:p text:style-name="P53">– Мнэ-э-э. – в этот момент даже козлиное блеяние было для меня верхом геройства.</text:p>
      <text:p text:style-name="P53">Подымая тучи пыли, с грохотом обрушилась в провал башня Селестии. Луна с отвалившейся челюстью наблюдала за действом в окно.</text:p>
      <text:p text:style-name="P53">– Что… Что это за дискордовщина?!</text:p>
      <text:p text:style-name="P53">Луна глянула в противоположное окно.</text:p>
      <text:p text:style-name="P53">– А куда делась Наша башня?!! – на аликорницу было жалко смотреть.</text:p>
      <text:p text:style-name="P53">– Она внизу. – промямлил я. <text:s/>Чтобы легче было дышать, я пальцем оттянул галстук от горла.</text:p>
      <text:p text:style-name="P53">– В каком ещё низу???</text:p>
      <text:p text:style-name="P53">– Ну… внизу. С остальным Кантерлотом… – я чувствовал себя дебилом.</text:p>
      <text:p text:style-name="P53">Аликорница молча взвилась в воздух и вылетела наружу. Через минуту вернулась.</text:p>
      <text:p text:style-name="P53">– Мы приняли решение! Бал закрывается!</text:p>
      <text:p text:style-name="P53"/>
      <text:h text:style-name="Heading_20_2" text:outline-level="2">2<text:span text:style-name="T1">3</text:span>. <text:span text:style-name="T1">Летающий замок</text:span></text:h>
      <text:p text:style-name="P81"/>
      <text:p text:style-name="P53"><text:soft-page-break/>Скалу ощутимо тряхнуло. Грибной суп выплеснулся из супницы на стол.</text:p>
      <text:p text:style-name="P53">– Конски яблоки! Четвёртый день уж волокут. Могли бы и научиться наконец-то. – проворчала Эпплджек с набитым ртом.</text:p>
      <text:p text:style-name="P53">Мы завтракали на утёсе. Прямо перед нами маячил хвост «Конкордии». Трёхмильный канат соединял гигантский дирижабль с «Громовержцем»<text:span text:style-name="T11"> </text:span>— так нарекла Луна летающий замок Кантерлота. Взбесившийся плющ-переросток не страшен скале в миллиард тонн весом, потому с появлением «Громовержца» проблема похода к руинам замка Сестёр отпала сама собой. «Если бы Мы знали, КАК Сестра решила проблему нестабильности основания замка из-за старых штолен, Мы бы натянули на неё ведро и долго лупили бы в него копытом! Додуматься превратить каменный пласт под дворцом в парящую платформу может только кобыла, у которой мозги растворились в ванильном мороженном!» – высказала экспертное мнение Луна по поводу летучести замка. Что, впрочем, не помешало ей утвердить «Громовержец» флагманом Эквестрийских Военно-Воздушных Сил (ЭкВВС) и проводить дни и ночи в раздумьях, как сделать сей летучий булыган самодвижущимся.</text:p>
      <text:p text:style-name="P53">– Девочки, под нами Понивилль! – захлопала копытами Рэрити. – Узнаю свой бутик!</text:p>
      <text:p text:style-name="P53">Да, с утёса открылся городок, очертаниями повторяющий карту Понивилля. Я даже рассмотрел свой бывший домик на окраине, у железной дороги.</text:p>
      <text:p text:style-name="P53">– Эй-Джей, гляди, твоя ферма! – Дэш указала на ряды деревьев на окраине городка.</text:p>
      <text:p text:style-name="P53">– Агась, она, родимая! – кивнула фермерша. – А это значит, скоро приедем.</text:p>
      <text:p text:style-name="P53">У меня сжалось сердце. Что там говорить, привязался я к этой земле с её безумными карамельными поняхами! Я уже не представлял, как буду жить без них. И тем сильнее я чувствовал себя обязанным помочь им хоть чем-нибудь.</text:p>
      <text:p text:style-name="P53"/>
      <text:p text:style-name="P53">…</text:p>
      <text:p text:style-name="P53"/>
      <text:p text:style-name="P53">Мы стояли в зале стратегического планирования. На стене висел стенд. Рядом стоял столик с фруктами и минеральной водой. Луна прохаживалась перед нами в строгом жакете и квадратных очках (готов биться об заклад, с нулевым увеличением). В кресле сбоку развалился Дискорд и плевал в потолок. На макушке у него красовалась бейсболка с надписью «<text:span text:style-name="T27">СВЕТОЧ</text:span>».</text:p>
      <text:p text:style-name="P53">– Итак, через день мы достигнем цели.</text:p>
      <text:p text:style-name="P53">Надеюсь, все помнят план действий. Мы высаживаемся группой у входа и…</text:p>
      <text:p text:style-name="P53">– Эм-м… Прячемся?</text:p>
      <text:p text:style-name="P53">– Дерёмся с пландерсидами?</text:p>
      <text:p text:style-name="P53">– Создаём магический щит?</text:p>
      <text:p text:style-name="P53">– Нет!</text:p>
      <text:p text:style-name="P53">Луна поднесла копыто ко рту и прокашлялась.</text:p>
      <text:p text:style-name="P53">– Почему все такие невнимательные? Как Мы уже неоднократно повторяли, у нас нет времени на всё вышеперечисленное. Масса «Конкордии» и «Громовержца» обязательно пробудит спящие в болоте пландерсиды. Разумеется, им они не страшны, но нам надо будет как-то высадиться на поверхность. Вдобавок, пландерсиды есть и в подземельях замка.</text:p>
      <text:p text:style-name="P53">Луна строго посмотрела на нас.</text:p>
      <text:p text:style-name="P53">– Запомните, Наши маленькие пони! Наш козырь — внезапность. Мы молниеносно высаживаемся у входа и проникаем внутрь. Подземельные пландерсиды просыпаются долго. В лучшем случае, они не успеют на нас отреагировать. В худшем — пустятся в погоню. На нашей стороне скорость: эти пландерсиды медлительны.</text:p>
      <text:p text:style-name="P53">Я вспомнил, как мы драпали из замка, но промолчал.</text:p>
      <text:p text:style-name="P53"><text:soft-page-break/>– Нам необходимо прорваться к тронному залу. Там остаётся коридор на родину человека. В наших силах его открыть. – Луна покосилась на Дискорда, очередной раз плюющего в зенит.</text:p>
      <text:p text:style-name="P53">– По возвращению человек отыщет Сестру с помощью компаса, что Мы приготовили для него. Ты активировал компас, Анонимус?</text:p>
      <text:p text:style-name="P53">Я продемонстрировал ночной принцессе шкатулку с беспорядочно мечущейся стрелкой.</text:p>
      <text:p text:style-name="P53">– Чудесно! Мы забаррикадируемся в тронном зале и будем ждать возвращения Анонимуса с Сестрой. Осталось дело за малым — найти Сестру и доставить её обратно из тронного зала к «Громовержцу». Это самый опасный этап: пландерсиды могут противостоять нам на обратном пути. Но, Мы уверены, с помощью Сестры мы пробьёмся без трудностей. Единственное слабое место Нашего плана — это высадка. Нам надо как-то прорваться сквозь атакующих пландерсидов при посадке. В связи с этим у Нас вопрос к тебе, Твайлайт Спаркл. Нашла ли ты подходящее заклинание для контроля пландерсидов?</text:p>
      <text:p text:style-name="P53">Лавандовая единорожка съёжилась.</text:p>
      <text:p text:style-name="P53">– Эм-м… Не совсем. То есть, я хочу сказать, что способы есть, но вряд ли они нам подходят. Зебринские ритуалы достаточно… эм-м… специфичны и предполагают объединение душ контролируемого и контролирующего. Вряд ли мы без зебринской поготовки сможем пережить объединение души с пландерсидом. Если у него вообще есть душа.</text:p>
      <text:p text:style-name="P53">– Нам не подходит зебринская магия! – сделала вывод Луна. – А Нашу магию Нам надо беречь для открытия коридора. В этом случае Нам не остаётся ничего другого, как задействовать гвардию и Вондерболтов.</text:p>
      <text:p text:style-name="P53">Мордочка аликорницы омрачилась печалью.</text:p>
      <text:p text:style-name="P53">– К сожалению, в этом случае жертв невозможно будет избежать. Мы бы многое отдали, чтобы не прибегать к этому варианту.</text:p>
      <text:p text:style-name="P53">Дэш подняла копыто.</text:p>
      <text:p text:style-name="P53">– Если я правильно врубилась, нам надо навести шороху в болоте при посадке? Чтоб ничего не дёргалось? Это для меня — фигня! Было б о чём говорить.</text:p>
      <text:p text:style-name="P53">Все, включая меня, вытаращились на пегаску с великим удивлением. Дискорд покрутил когтем у виска.</text:p>
      <text:p text:style-name="P53">– Я могу влупить по болоту радужным ударом. – объяснила пегаска. – Ручаюсь, после этого пландерсидам будет не до нас.</text:p>
      <text:p text:style-name="P53">Твайлайт внезапно закивала головой и зашептала на ухо Луне. Аликорница задумалась.</text:p>
      <text:p text:style-name="P53">– Нам неизвестно, о чём ты говоришь. Но Мы готовы рассмотреть твоё предложение и назначаем испытания на завтра. Если ты права, Эквестрия тебя не забудет. А сейчас объявляем собрание закрытым.</text:p>
      <text:p text:style-name="P53">Луна повернулась к выходу.</text:p>
      <text:p text:style-name="P53">– Не кажется ли тебе, дражайшая, что ты забыла об одной незначительной детали? – встрял Дискорд. – <text:s/>Совсем незначительной, вот такусенькой?</text:p>
      <text:p text:style-name="P53">– Какой же? – нахмурилась Луна. – Ты изменяешь условия сделки?</text:p>
      <text:p text:style-name="P53">– Да забудь ты про сделку! – отмахнулся драконикус. – Как мы доставим Сахарную Ватку из мира людей в тронный зал? Если верить «Проводнику», – драконикус презрительно фыркнул в мою сторону, – в его родном мире магии меньше, чем в моём плевке.</text:p>
      <text:p text:style-name="P53">Драконикус для наглядности плюнул. Плевок затормозил у потолка, изменил направление на девяносто градусов и вылетел в окно.</text:p>
      <text:p text:style-name="P53">– Так бывает, когда мир или слишком стар, или слишком жаден и всю магию гребёт под себя. Не то, чтобы у меня к нему были претензии, но портал с их стороны открыть не получится. Если, конечно, у Ватки не припасён <text:s/>в Эогиппе запасец магии на чёрный день.</text:p>
      <text:p text:style-name="P53">– Гм! Изначально Мы полагали, что Сестра сама откроет коридор в Эквестрию.</text:p>
      <text:p text:style-name="P53"><text:soft-page-break/>Луна задумалась. Потом вытащила выдвижной ящик из столика. Порывшись в нём магией, она извлекла на свет ворох палочек из-под мороженного, четыре леденца, высохшее в камень пирожное и справочник. Всё, кроме справочника<text:span text:style-name="T11">, </text:span>отправилось в мусорную корзину.</text:p>
      <text:p text:style-name="P53">– Нам нужно взглянуть… Третья степень магоистощения плюс подъём луны плюс принятие недугов Анонимуса плюс заклинание Путеводного Факела… Восстановление займёт… Гм…</text:p>
      <text:p text:style-name="P53">Луна с шумом захлопнула справочник.</text:p>
      <text:p text:style-name="P53">– Открыть коридор за счёт собственных сил Сестра сможет не ранее, чем через триста двадцать – триста пятьдесят лет. Мы не можем столько ждать. Мы пойдём с человеком!</text:p>
      <text:p text:style-name="P53">– Глупости говоришь, Хмурая Метёлка! – благодушно отозвался Дискорд. – Даже если тебя не смущает перспектива работать бессменным экспонатом цирка-шапито или стать донором омолаживающей крови для богатеньких засранцев — что изменится от твоего присутствия? Ты забыла, что для прокладки коридора мы все должны выложиться до капли: ты, я, Элементы. Ты прибудешь туда в состоянии, немногим лучше, чем твоя сестрица!</text:p>
      <text:p text:style-name="P53">Луна нахмурилась.</text:p>
      <text:p text:style-name="P53">– Мы видим, у тебя уже есть готовое решение. Говори.</text:p>
      <text:p text:style-name="P53">Дискорд устроился поудобнее и демонстративно поправил бейсболку со «<text:span text:style-name="T27">СВЕТОЧЕМ</text:span>».</text:p>
      <text:p text:style-name="P53">– На самом деле никакой проблемы нет. Мы впихнём примата обратно, а сами вернёмся в «Громовержец». Половим рыбку в здешнем болоте, пособираем мухоморов в Вечнодиком. Настучим Гидре по башке «Громовержцем», в конце-концов. Веселья можно придумать — обхохочешься! На этом куске Эквестрии нам ничего не угрожает. При здешней плотности магии мы восстановимся за месяц! И тогда откроем коридор с нашей стороны и цапнем солнцезадую обратно. Дальше — по твоему плану. <text:s/>Никаких проблем!</text:p>
      <text:p text:style-name="P53">Луна скосила глаза на меня в немом вопросе. <text:s/>Я не увидел ответную мимику Дискорда — он сидел ко мне полубоком.</text:p>
      <text:p text:style-name="P53">– А как мы узнаем, что месяца хватит на поиски? Если мы откроем коридор не вовремя, следующая попытка возможна только через месяц. Это слишком много — ты сам видишь, как быстро тут всё рушится. План ненадёжен. – засомневалась Луна.</text:p>
      <text:p text:style-name="P1"><text:span text:style-name="T1">–</text:span> Ерунда какая, не придирайся к моему гениальному плану! <text:span text:style-name="T1">–</text:span> <text:span text:style-name="T1">задрал нос</text:span> Дискорд. <text:span text:style-name="T1">–</text:span> <text:span text:style-name="T1">Месяца</text:span> на поиски с головой хватит, <text:span text:style-name="T1">если примат хоть на что-то годится</text:span>.</text:p>
      <text:p text:style-name="P3">В зал с газетой в зубах беззвучно проскользнул пегас из ночной стражи. Отдав Луне честь, он оставил газету на столике и удалился. Ночная принцесса быстро проглянула заголовки и стала мрачнее тучи.</text:p>
      <text:p text:style-name="P53">– Придётся действовать по твоему плану. У нас нет времени.</text:p>
      <text:p text:style-name="P53">Дискорд взглянул в газету.</text:p>
      <text:p text:style-name="P53">– Бугагагага! Так даже интереснее! Почувствуй себя в моей шкуре, Метёлка! Как будто вернулись старые добрые времена, и трон подо мной трясётся, как отплясывающий чечётку Торч, а вы с сестрёнкой замышляете очередную пакость против меня, а я… Эх, было времечко!</text:p>
      <text:p text:style-name="P53">Драконикус отвлёкся от приятных мыслей и направился к выходу. За ним потянулись и остальные.</text:p>
      <text:p text:style-name="P53">Я подождал, пока все выйдут и подобрал с пола оброненную Дискордом газету. Весь разворот занимал один заголовок.</text:p>
      <text:p text:style-name="P53"/>
      <text:p text:style-name="P39"><text:span text:style-name="T1">«</text:span><text:span text:style-name="T9">Восстание в Мэйнхэттене! Радикалы захватили мэрию и отказываются подчиняться центральной власти. «Верните нам Селестию! Мы не подданные Найтмэр Мун!» — таковы выставленные ими требования</text:span><text:span text:style-name="T1">»…</text:span></text:p>
      <text:p text:style-name="P46"/>
      <text:p text:style-name="P40">***</text:p>
      <text:p text:style-name="P39"><text:soft-page-break/></text:p>
      <text:p text:style-name="P48"><text:span text:style-name="T60">Заходящее солнце омывало израненную Эквестрию тёплым оранжевым светом. Громада Вечнодикого леса темнела прямо по курсу. </text:span>Мы летели над провалами, избороздившими землю вдоль и поперёк, и я ужаснулся, насколько быстро деградирует земля карамельных лошадок. Фермы, посёлки и города были перечёркнуты язвами бездонных трещин, колонны пони-беженцев двигались к уцелевшим селениям. Некоторые, с виду целые посёлки, стояли безжизненными <text:span text:style-name="T60">— одичавшие пони паслись по близлежащим полям.</text:span></text:p>
      <text:p text:style-name="P53">И в то же время Эквестрия сражалась. Временные мосты пересекали провалы в местах их пересечения с дорогами и крупными городами. Возле остатков мелких посёлков, практически поглощённых провалами, раскинулись палаточные городки. Ремонтные бригады чинили дома, разрушенные землетрясениями. Дороги в магические лакуны перекрывались патрулями, перенаправляющими всех на объездные пути. Подобно разрушенному муравейнику, Эквестрия бросала все силы <text:s/>на восстановление.</text:p>
      <text:p text:style-name="P53"/>
      <text:p text:style-name="P53">…</text:p>
      <text:p text:style-name="P53"/>
      <text:p text:style-name="P1"><text:span text:style-name="T39">–</text:span><text:span text:style-name="T29"> Ну хорошо, а кто вами правит? Аликорн? Драконикус? Какой-нибудь человек с рогом во лбу? Или у вас нет правителя?</text:span></text:p>
      <text:p text:style-name="P34"><text:span text:style-name="T11">–</text:span> Нет, почему? Правитель есть. Только он не постоянный. Его избирают. Раз в несколько лет.</text:p>
      <text:p text:style-name="P39">– Но это же полная ерунда! – <text:span text:style-name="T1">в</text:span>оскликнула Д<text:span text:style-name="T1">эш</text:span>. – <text:span text:style-name="T1">Как он сможет завершить задумку, на которую нужно, скажем, </text:span><text:span text:style-name="T62">трид</text:span><text:span text:style-name="T1">цать лет, если его сменят через </text:span><text:span text:style-name="T62">двадцать</text:span>?</text:p>
      <text:p text:style-name="P39">– <text:span text:style-name="T1">А я и не говорил, что у нас всё разумно устроено. У нас дофигищща всякой херни, и форма правления — далеко не самая большая из неё. Если я расскажу тебе хотя бы десятую долю всего говна, что знаю про свой мир, у тебя уши завянут.</text:span></text:p>
      <text:p text:style-name="P53">Пегаска задумалась.</text:p>
      <text:p text:style-name="P53">– Анон?</text:p>
      <text:p text:style-name="P53">– Да?</text:p>
      <text:p text:style-name="P53">– Я хочу пойти с тобой. Мне интересно увидеть твою родину. Не могут в таком уродском месте, что ты описал, появляться такие… классные человеки. Эй, чего ты смеёшься?!</text:p>
      <text:p text:style-name="P53">Я почесал пегаску у основания гривы и объяснил:</text:p>
      <text:p text:style-name="P53">– Дэш, не надо. Ты мой лучший друг, и мне будет чертовски трудно без тебя, но нет. Ты там загнёшься от тоски, даже если мне и удастся уберечь тебя от зоопарка или лаборатории.</text:p>
      <text:p text:style-name="P53">Я почувствовал резкую боль. Отдёрнув руку, я увидел на пальце кровь из ранки. </text:p>
      <text:p text:style-name="P53">Дэш смутилась.</text:p>
      <text:p text:style-name="P53">– Лягать! Извини, не предупредила! – пегаска раздвинула гриву, показывая крупную заколку в виде радужной молнии. – Наградили за радужный удар на Гала. Крутотень, правда?</text:p>
      <text:p text:style-name="P53">Брошь переливалась всеми цветами радуги в тусклом свете заходящего солнца.</text:p>
      <text:p text:style-name="P53">– Классная штука! Тебе идёт.</text:p>
      <text:p text:style-name="P53">Пегаска смущённо отвернулась. Потом повернулась опять. Копыто чертило звёздочку на песке.</text:p>
      <text:p text:style-name="P53">– Ты ведь вернёшься?</text:p>
      <text:p text:style-name="P53">Я вздохнул. Из трёх источников силы, налаживающих путь между мирами — Луной, Дискордом и Элементами — Дискорд был однозначно против моего возврата. Луна колебалась. Я сам, уже будучи источником многих бед Эквестрии, не считал себя вправе выдвигать требования на эту тему.</text:p>
      <text:p text:style-name="P53"><text:soft-page-break/>– Я хочу вернуться. Но для переправы объектов по коридору требуется дискордова куча магической энергии. Луна говорила, для доставки меня сюда ушло столько магии, сколько потребляется Эквестрией за несколько лет. В данных обстоятельствах мне не кажется оптимальным…</text:p>
      <text:p text:style-name="P53">– За четыре с половиной года, если быть точным. – на дорожку вышла Твайлайт. – Дружба — не та вещь, к которой стоит применять критерий оптимальности. Если ты хочешь вернуться — мы сделаем всё, чтобы так было. Правда, девочки?</text:p>
      <text:p text:style-name="P53">– А то ж!</text:p>
      <text:p text:style-name="P53">Вслед за Твайлайт к нам подошли Эпплджек с Пинки. Фермерша встала на задние ноги и положила передние мне на плечи.</text:p>
      <text:p text:style-name="P53">– Ты думаешь, я не видела, шо Дискорд парит мозги Луне, шоб не забирать тебя назад? У мя глаза не на крупе растут. Не парься, сахарок, если хошь жить тут — доверь это дело нам. Пусть только этот рогатый кусок шланга посмеет возразить — враз обратно парковым пугалом станет! Пральна я говорю, девчонки?</text:p>
      <text:p text:style-name="P53">– Супер-дупер-верно! Пусть только попробует! Ещё никто не смел отобрать у Пинки друга и остаться при этом в своём уме!!!</text:p>
      <text:p text:style-name="P53">Розовая пони уселась на круп, копытами оттянула веки и высунула язык, сотворив совершенно безумную мордаху.</text:p>
      <text:p text:style-name="P53">– В случае Дискорда — остаться НЕ в своём уме. Но в остальном — верно. Мы не дадим тебя в обиду, Анон.</text:p>
      <text:p text:style-name="P53">Лавандовая единорожка подошла ко мне и обняла. К ней присоединились Эпплджек, Пинки и Дэш. Теплота заполнила моё сердце и унесла в далекие края, где радуги стоят над лугами, полными цветов и бабочек, а в небе светит солнце. Я растроганно обнял их всех в ответ.</text:p>
      <text:p text:style-name="P53">– Спасибо, девчонки. Вы самые лучшие.</text:p>
      <text:p text:style-name="P53">– А я — лучшая из лучших! – похлопала себя в грудь Дэш. – Не забывай об этом!</text:p>
      <text:p text:style-name="P53">Кобылки ушли, оставив меня провожать закат. Когда их весёлый галдёж стих, я откинулся на траву и распластал руки. Не смотря ни на что, я был счастлив в эти мгновения. Так счастлив, как никогда в жизни. В душе царили покой и умиротворённость. Друзья — самое ценное, что есть у человека в жизни, после любви. Эквестрия в этом смысле сделала меня богачом.</text:p>
      <text:p text:style-name="P53">Раздались тихие шаги. Меня накрыла тень.</text:p>
      <text:p text:style-name="P53">– Тебе не стоит печалиться, человек. Твайлайт Спаркл права: дружба — не та вещь, которую можно взвешивать на весах.</text:p>
      <text:p text:style-name="P53">Луна отвернулась, попытавшись скрыть смущение.</text:p>
      <text:p text:style-name="P53">– Мы не станем препятствовать твоему возвращению, Анонимус. Напротив, если старый безумец упрётся, Мы готовы сделать ему предложение, от которого он не сможет отказаться. Мы гарантируем, что проход в Эквестрию будет открыт и для тебя. А это Наш небольшой подарок тебе за все труды, что ты совершил, пытаясь нам помочь.</text:p>
      <text:p text:style-name="P53">Луна опустила мне на колени небольшую карточку из серебра.</text:p>
      <text:p text:style-name="P53"/>
      <text:p text:style-name="P71"><text:span text:style-name="T11">~~~ </text:span>Человек Анонимус Терранский <text:span text:style-name="T11">~~~</text:span></text:p>
      <text:p text:style-name="P71">Паспорт гражданина Эквестрии</text:p>
      <text:p text:style-name="P70">Выдан человеку Анонимусу Принцессой Луной Эквестрийской, Урождённой Селеной, Ночной Главой Диархии, Повелительницей Стихий, Владыкой Снов, Стражем Времени и прочая и прочая…</text:p>
      <text:p text:style-name="P70">Именем правительства Эквестрии призываем оказывать предъявителю сего всю возможную помощь и содействие.</text:p>
      <text:p text:style-name="P29"><text:soft-page-break/>26.07.2143 А.С.</text:p>
      <text:p text:style-name="P53"/>
      <text:h text:style-name="Heading_20_2" text:outline-level="2">24. Навсегда. И всегда.</text:h>
      <text:p text:style-name="P125"/>
      <text:p text:style-name="P48">– Шесть. Пять. Четыре. Три. Два. Один. Ста-а-а-арт! – заверещала Пинки.</text:p>
      <text:p text:style-name="P48">Эпплджек ударила задними ногами в гонг. Твайлайт включила кинокамеру на запись. Флаттершай спрятала голову под хвост Рэрити.</text:p>
      <text:p text:style-name="P48">Подъёмная мощь пегаски ошеломляла. Дэш ракетой взлетела в небесную голубизну, всего за пару секунд превратившись в точку. Там, на недосягаемой высоте, пегаска пролетела немного вперёд, чтобы молнией обрушиться с высоты, увлекая за собой расширяющийся радужный шлейф. Несмотря на то, что Дэш отлетела от нас на безопасное расстояние, вихрь взлохматил мои волосы и попытался вырвать из рук блокнот, когда она молнией спикировала рядом с наблюдательной площадкой. Плотный облачный покров разлетелся в клочья, пронзённый многоцветной стрелой. Через брешь в облаках было видно, как Дэш, подобно метеору, пронзила пространство под «Громовержцем». У самой земли пегаска резко сменила направление, помчавшись параллельно земле. За ней вырастало грибовидное облако пыли, вызванное ударной волной. Дома поднимались в воздух и осыпались грудой щепок, деревья превращались в измочаленные веники под расходящимся радужным фронтом. Через несколько секунд глухой гул достиг моих ушей, скала подо мной мелко затряслась. Я, разинув рот, наблюдал за катаклизмом, пока тень от парящей скалы не накрыла эпицентр радужного удара.</text:p>
      <text:p text:style-name="P48">Святое дерьмо! Только что на моих глазах щуплая пегаска без особого труда сотворила некое подобие ядерного взрыва! И эти чокнутые пони до сих пор используют алебарды в дворцовой страже и разговаривают на равных с другими расами! Воистину, что-то неправильно в этом мире!</text:p>
      <text:p text:style-name="P48">Или, может быть, в тебе, Анон, если ты до сих пор пытаешься судить о пони по стандартам мира людей?</text:p>
      <text:p text:style-name="P48">Важные единороги в белых халатах тихо переговаривались между собой, наблюдая последствия удара в мощную подзорную трубу на треноге. Твайлайт во главе всей этой учёной шараги записывала в длинный столбик вычисления на доске, установленной в центре наблюдательной площадки. Луна стояла рядом, следя за вычислениями.</text:p>
      <text:p text:style-name="P48">– Ну что, видал? Тебе понравилось? Круто, правда?!!</text:p>
      <text:p text:style-name="P48">Дэш зависла надо мной с гордым видом. Жар расходился от её вспотевшего тела. Я молча таращился на неё с открытым ртом. Да, Анон, тебе ещё не приходилось водить дружбу с ядерным реактором голубого цвета!</text:p>
      <text:p text:style-name="P48">Пегаска, не услышав от меня слов восхищения, надулась.</text:p>
      <text:p text:style-name="P48">– Между прочим, я ещё не на полную выложилась! Если бы мне разрешили взлететь повыше, удар был бы на двадцать процентов круче!</text:p>
      <text:p text:style-name="P48">– И тогда бы возникла угроза разрушения «Громовержца». – заметила Твайлайт, подходя к нам. – В скальном массиве есть трещина, проходящая через центр масс. При усилении радужного удара на величину от десяти до семнадцати процентов, ударная волна приведёт «Громовержец» к резонансной вибрации, что, в свою очередь, может привести к фрагментации скального массива на три и более частей.</text:p>
      <text:p text:style-name="P48">Дэш почесала в затылке.</text:p>
      <text:p text:style-name="P48">– Ты хочешь сказать — вжарь я посильнее, и «Громовержец» рассыпался бы?</text:p>
      <text:p text:style-name="P48">– Нечто вроде. – кивнула Твайлайт. – Уверенность не стопроцентная, но риск велик.</text:p>
      <text:p text:style-name="P48">– То есть, мне нужно будет лупить по болоту не сильнее, чем сейчас?</text:p>
      <text:p text:style-name="P48">– Именно так, Рэйнбоу Дэш! – к нашей компании подошла Луна.</text:p>
      <text:p text:style-name="P48"><text:soft-page-break/>– Согласно расчётам, для расчистки болота от пландерсидов будет достаточно половинной силы радужного удара. Мы прикроем тебя во время набора необходимой высоты и пикирования. Больше ни один пони не пострадает от магически мутированных лиан!</text:p>
      <text:p text:style-name="P48">– Ур-ра-а-а! Да здравствует Рэйнбоу Дэш!!! Предлагаю устроить в её честь вечеринку! А то что-то все какие-то скучные стали в последнее время!</text:p>
      <text:p text:style-name="P48">Пинки повисла на шее у пегаски, раскидав по округе конфетти. Хотя остальные менее бурно выражали радость, этого хватило, чтобы Дэш покраснела как помидор и попыталась смыться. Нереальная задача, когда тебя окружает толпа охочих до обнимашек пони с Пинки во главе! Заглушая протесты Дэш, толпа потащила её к замку. Луна задержалась на площадке, тихо отдавая команды паре пегасов.</text:p>
      <text:p text:style-name="P48">– Объявить об окончании испытаний. Снять кордоны с дорог. Расчистить развалины. Выполняйте.</text:p>
      <text:p text:style-name="P48">– Есть!</text:p>
      <text:p text:style-name="P48">Пегасы спикировали в долину.</text:p>
      <text:p text:style-name="P48"/>
      <text:p text:style-name="P48">…</text:p>
      <text:p text:style-name="P48"/>
      <text:p text:style-name="P48">Пробитое Дэш окно в облачном слое быстро затягивалось. Я подошёл к подзорной трубе и стал обозревать разрушения экспериментального городка, вызванные радужным ударом. Ближе к эпицентру макеты зданий легли на землю, подобно картонным. У окраин уже можно было найти полуразрушенные корпуса и даже одинокие уцелевшие постройки. Лишь сделанная из крупных каменных блоков пирамида гордо высилась в самом центре экспериментального городка, нетронутая ударной волной.</text:p>
      <text:p text:style-name="P48">Я перевёл подзорную трубу чуть выше. У самого края облачной кромки в поле зрения появилась тёмная стена пограничных деревьев Вечнодикого леса.</text:p>
      <text:p text:style-name="P48">– Завтра на рассвете «Громовержец» достигнет руин нашего Дома. Мы предчувствуем великую битву.</text:p>
      <text:p text:style-name="P48">Луна стояла рядом, наблюдая за проплывающей внизу Эквестрией. Я удивился.</text:p>
      <text:p text:style-name="P48">– Разве ты не планируешь с помощью Дэш расчистить болото от пландерсидов? С кем мы будем сражаться?</text:p>
      <text:p text:style-name="P48">Луна тяжело вздохнула.</text:p>
      <text:p text:style-name="P48">– Мощь Рэйнбоу Дэш впечатляет. Но если бы Мы могли всё предусмотреть — тут был бы совсем <text:s/>другой мир.</text:p>
      <text:p text:style-name="P48">Аликорница огляделась по сторонам.</text:p>
      <text:p text:style-name="P48">– Тяжкие чувства гнетут Нас. Мы ощущаем приближение к сосредоточению большой и недоброй силы. И Мы совсем не уверены в счастливом исходе кампании. Мы никому не говорили об этом, дабы не сеять панику. Но ты должен знать это, Анонимус, поскольку твоя задача простирается за пределы завтрашнего дня.</text:p>
      <text:p text:style-name="P48">Глаза Луны подозрительно заблестели, аликорница начала часто моргать и отворачиваться. Как бы смахивая пылинку, Луна провела крылом по глазам.</text:p>
      <text:p text:style-name="P48">– Мы хотели бы… Мы хотели бы отдать тебе все силы для поддержки, но всё, что мы можем — лишь подарить тебе краткое напутствие. Последний раз мы произносили эти слова тысячу лет назад, ведя Наши оставшиеся две центурии в последний бой.</text:p>
      <text:p text:style-name="P48">Аликорница легонько коснулась крылом моего плеча.</text:p>
      <text:p text:style-name="P48">– Будь храбр. Будь стоек. Будь силён. Что бы ни случилось, помни: Эквестрия с тобой. Эквестрия в тебе. Навсегда. И всегда. Удачи, солдат!</text:p>
      <text:p text:style-name="P48">Луна повернулась и быстро ушла с обзорной площадки.</text:p>
      <text:p text:style-name="P48"><text:soft-page-break/></text:p>
      <text:p text:style-name="P49">***</text:p>
      <text:p text:style-name="P48"/>
      <text:p text:style-name="P48">– Анон, стой! Подожди!</text:p>
      <text:p text:style-name="P48">Запыхавшаяся Дэш свалилась на дорогу прямо передо мной. Шерсть пегаски была взъерошена, в её гриве запутался серпантин, перья сияли блёстками, а за правое крыло зацепился воздушный шарик.</text:p>
      <text:p text:style-name="P48">Дэш остановила меня, упёршись копытом мне в грудь. Потом, торопливо осмотревшись по сторонам, она по-собачьи отряхнулась и сбросила с себя остатки торжества.</text:p>
      <text:p text:style-name="P48">– Ф-фух! Пинки, конечно, мне друг и всё такое… Но бывают моменты, когда от неё нужно прятаться куда подальше. – перевела дух пегаска.</text:p>
      <text:p text:style-name="P48">Я усмехнулся и отряхнул с гривы Дэш остаток конфетти. </text:p>
      <text:p text:style-name="P48">– Ты нарисовал? – пегаска выжидающе уставилась на меня. – Только не говори мне, что не получилось. Я же сказала, мне на память сгодится всё!</text:p>
      <text:p text:style-name="P48">Я кивнул и без слов раскрыл блокнот на нужной странице. Пегаска буквально прижала нос к рисунку.</text:p>
      <text:p text:style-name="P48">– ВАУ! Крутотень! А ты прибеднялся! Из тебя офигенный художник получится когда-нибудь, если только ты этим займёшься всерьёз! Подпиши листок вот тут, в углу.</text:p>
      <text:p text:style-name="P48">– Дэш, из тебя плохой подхалим. – засмеялся я и достал карандаш. – Этот рисунок — предел моих способностей. Я вчера полдня угробил на то, чтобы он не выглядел, как детские закарлючки. Не показывай его никому, пожалуйста.</text:p>
      <text:p text:style-name="P48">Пегаска возмущённо фыркнула.</text:p>
      <text:p text:style-name="P48">– Глупый ты, Анон! Если бы ты был фиговым художником — я бы так и сказала, будь уверен. С чего бы мне врать? Мы уже столько времени пробыли вместе, а ты всё равно себя не знаешь так хорошо, как знаю тебя я. Что ли летать за тобой по пятам и твердить тебе, какой ты классный?</text:p>
      <text:p text:style-name="P48">Пегаска задумалась.</text:p>
      <text:p text:style-name="P48">– Нет уж, фигушки! Так я тебе надоем быстро. У меня есть идея получше! Я буду тобой гордиться! Мне когда-то говорили, что если между двумя пони большая лю… эм-м… дружба, то иногда у них бывает взаимопроникновение чувств. В особые, самые торжественные моменты. Вот если бы попытаться тебе внушить. Жаль, я раньше не подумала, столько офигенских возможностей пропало…</text:p>
      <text:p text:style-name="P48">Я подыграл пегаске.</text:p>
      <text:p text:style-name="P48">– Это тебе Твайлайт сказала? Есть такое заклинание, «переплетение сознаний». Я — против. Честно говоря, не очень приятная штука.</text:p>
      <text:p text:style-name="P48">Дэш спрятала блокнот под крыло.</text:p>
      <text:p text:style-name="P48">– Вообще-то, Зекора. Неважно. Ты куда сейчас?</text:p>
      <text:p text:style-name="P48">– В гараж. Надо закончить кое-какую работу.</text:p>
      <text:p text:style-name="P48">Пегаска кивнула.</text:p>
      <text:p text:style-name="P48">– Ага. Я мигом. Отнесу рисунок и вернусь.</text:p>
      <text:p text:style-name="P26"/>
      <text:p text:style-name="P49">***</text:p>
      <text:p text:style-name="P26"/>
      <text:p text:style-name="P36"><text:span text:style-name="T1">«Королева Лорен» жалобно потрескивала, опираясь </text:span><text:span text:style-name="T62">задней осью </text:span><text:span text:style-name="T1">на табуретку. Я прилаживал ей новое колесо взамен <text:s/>утраченного. </text:span><text:span text:style-name="T62">Ещ</text:span><text:span text:style-name="T1">ё</text:span><text:span text:style-name="T62"> </text:span><text:span text:style-name="T1">немного, и будет как новенькая! В дворцовом гараже среди кучи хлама таки нашлось лопнувшее колесо, которое </text:span><text:span text:style-name="T62">мне удалось</text:span><text:span text:style-name="T1"> починить — о</text:span><text:span text:style-name="T62">бучение у</text:span><text:span text:style-name="T1"> Норфа не </text:span><text:span text:style-name="T62">прошло</text:span><text:span text:style-name="T1"> даром. Закрепив диск на оси, я крутанул его что есть силы. Спицы слились в размытое пятно, искря </text:span><text:soft-page-break/><text:span text:style-name="T1">солнечными бликами. Красота! Осталось покрыть лаком царапины </text:span><text:span text:style-name="T62">на </text:span><text:span text:style-name="T1">корпус</text:span><text:span text:style-name="T62">е</text:span><text:span text:style-name="T1">, полученные при таране крыши сарая и дверей дворцового холла, <text:s/>и будет как новенькая — хоть снова в гонках участвуй.</text:span></text:p>
      <text:p text:style-name="P48">Я залез в колесницу и попрыгал, проверяя крепость подвески. Рессоры успокаивающе скрипнули. Щёлкнув тумблером включения спарк-генератора, я сжал штурвал.</text:p>
      <text:p text:style-name="P48">Сердце стало биться быстрее. Всё же что-то в этом было, Анон! В том единственном полёте, когда ты собственноручно управлял «Королевой Лорен» в упряжке робокорна. Ты как сейчас помнил это чувство ужаса и восторга, когда сознание отключило мысли и остались одни лишь первобытные чувства. Когда ты единственный раз в своей жизни ощутил на миг родство со стихией воздуха.</text:p>
      <text:p text:style-name="P48">Я откинулся на задний борт колесницы. Вот если бы укатить на колеснице с Сел далеко-далеко за горизонт, навстречу <text:span text:style-name="T62">с</text:span>олнцу! И там разговаривать долго-долго. Чтобы это было нашим «другим местом и другим временем», о котором она писала. И чтобы у нас всё было иначе.</text:p>
      <text:p text:style-name="P48">Впрочем, <text:s/>зачем для этого колесница? Интересно, Сел возила кого-нибудь когда-нибудь верхом? А если возила, кто бы мог быть этим… наглецом? Ну, тот случай, когда она меня спасала во время землетрясения — не в счёт.</text:p>
      <text:p text:style-name="P48">Я улыбнулся своим мыслям. Не ревнуй, Анон! Кроме тебя тут нет людей и никогда не было.</text:p>
      <text:p text:style-name="P48">Дэш наблюдала за мной с крыши гаража, положив голову на передние ноги.</text:p>
      <text:p text:style-name="P48">– Ты опять думаешь о ней. Моё лекарство не работает. Ты вернёшь Селестию и она погубит твою жизнь!</text:p>
      <text:p text:style-name="P48">Я вздохнул. Вот только ревнующей пегаски мне и не хватало!</text:p>
      <text:p text:style-name="P48">– Дэш, я же предупреждал. Я не люблю тебя. Если ты хочешь что-то большее, чем дружба с привилегиями, то извини. За этим — не ко мне. <text:span text:style-name="T62">Если </text:span>для тебя такие отношения неприемлемы, давай прекратим их.</text:p>
      <text:p text:style-name="P48">Пегаска возмущённо фыркнула.</text:p>
      <text:p text:style-name="P48">– Да знаю я! Ещё чего! Я тебя тоже не люблю, Анон — не воображай себе! Просто мне не хочется, чтобы ты сохнул до конца жизни по той, которую получить не сможешь. Ты же мой лучший друг! А так — водись с кем хочешь, мне до этого дела нет! И учти, я ни капельки не жалею о наших поебушках!</text:p>
      <text:p text:style-name="P48">Пегаска отвернулась. Я спрыгнул с «Королевы Лорен» и затолкал её в гараж.</text:p>
      <text:p text:style-name="P48">– Давай не будем об этом, Дэш? Мне хорошо с тобой и ты — мой лучший друг, но я не хочу разговаривать на эту тему.</text:p>
      <text:p text:style-name="P48">– Ну и пожалуйста! – буркнула пегаска и спланировала на землю. – Стой!</text:p>
      <text:p text:style-name="P48">Я недоумённо уставился на Дэш. Та указала на «Королеву Лорен».</text:p>
      <text:p text:style-name="P48">– Ты закончил с колесницей?</text:p>
      <text:p text:style-name="P48">Я кивнул.</text:p>
      <text:p text:style-name="P48">– Давай устроим ей тест-драйв! Давно хотела почувствовать себя на месте кантерлотского стрит-рейсера.</text:p>
      <text:p text:style-name="P48">А что? Пегаска дело говорит. Погода стоит отличная, до вечера куча времени, а управлять небесной колесницей может и ребёнок, как я убедился в последний Гранд Галопин Гала.</text:p>
      <text:p text:style-name="P48">Я выкатил «Королеву Лорен» обратно во двор и протянул пегаске хомут.</text:p>
      <text:p text:style-name="P48"/>
      <text:p text:style-name="P48">…</text:p>
      <text:p text:style-name="P48"/>
      <text:p text:style-name="P48">Парящий чуть выше облаков замок напоминал остров посреди бескрайнего моря. Дэш увлекала «Королеву Лорен» по парковой дорожке прямо навстречу белым бурунам, лениво плескавшимся за обрывом. Я чуть потянул штурвал на себя, проверяя подъёмную силу колесницы.</text:p>
      <text:p text:style-name="P48"><text:soft-page-break/>Всё в порядке, «Королева Лорен» послушно оторвалась от земли, повторяя движение штурвала. Колёса завертелись в воздухе. Я приземлил колесницу обратно. <text:s/>Ещё рано.</text:p>
      <text:p text:style-name="P48">Дэш тянула всё сильнее, край обрыва стремительно приближался. Я начал нервничать. Если пегаска вздумает прямо с обрыва уйти в крутое пике, колесница может перевернуться, а ремней безопасности тут не предусмотрено.</text:p>
      <text:p text:style-name="P48">Спокойно, Анон, всё под контролем. Просто доверься ей.</text:p>
      <text:p text:style-name="P48">Парковая дорожка на исходе — а пегаска и не думала раскрывать крылья. Мне вдруг пришло в голову, что Дэш не имеет опыта буксировки небесных колесниц! Откуда ей знать! Я еле сдержался, чтобы не выпрыгнуть из «Королевы Лорен» на последних метрах. Поздно, Анон! Оставив пегаску запряженной в неуправляемую небесную колесницу, ты подвергнешь её опасности!</text:p>
      <text:p text:style-name="P48">Оттолкнувшись с разгону от края обрыва, Дэш прыгнула вперёд со сложенными крыльями. Вслед за ней в пропасть вылетела «Королева Лорен» с моей вопящей тушкой. Я уцепился в штурвал и приготовился к крутому пике.</text:p>
      <text:p text:style-name="P48">Падения не последовало. Пегаска без труда скакала по облакам, как по земле. Колесница спокойно катилась за ней, легонько подпрыгивая на бурунчиках. Я вытер пот со лба. Возьми себе на заметку, Анон: для небесных колесниц облака — такая же твердь, как и для пегасов.</text:p>
      <text:p text:style-name="P48">Громада «Громовержца» осталась позади. Мы мчались по бескрайней гряде молочно-белого небесного покрывала навстречу солнцу. Химеры замков, облачные мосты и тоннели провожали нас курящимся следом. Призрачные парусники уступали нам дорогу.</text:p>
      <text:p text:style-name="P48">Казалось, силуэт пегаски на фоне золотого шара испускает радужное сияние. Время остановилось, в<text:span text:style-name="T62">о всём мире остались только м</text:span>ы<text:span text:style-name="T62"> двое. Чувство абсолютной, не ограниченной ничем свобод</text:span>ы заполнило меня до краёв. Я опьянел от чистейшего, насыщенного утренней свежестью воздуха, и странные мысли постучались в моё восторженное сознание.</text:p>
      <text:p text:style-name="P58"/>
      <text:p text:style-name="P58">Я хотела бы бежать с тобой по полю, но у меня есть крылья.</text:p>
      <text:p text:style-name="P58">Я хотела бы лежать с тобой на поле ромашек, но я дочь неба.</text:p>
      <text:p text:style-name="P58">Всё что я могу — нести тебя в колеснице по облакам навстречу солнцу.</text:p>
      <text:p text:style-name="P91"/>
      <text:p text:style-name="P48">И прежде чем я успел что-либо осмыслить, из дальнего закутка моей души вырвался ответ.</text:p>
      <text:p text:style-name="P91"/>
      <text:p text:style-name="P58">Я хотел бы лететь в небе рядом с тобой, но у меня нет крыльев.</text:p>
      <text:p text:style-name="P58">Мне хотелось бы лежать на облаке рядом с тобой, но я сын земли.</text:p>
      <text:p text:style-name="P58">Всё, что я могу — нарисовать тебя купающейся в солнечных лучах.</text:p>
      <text:p text:style-name="P91"/>
      <text:p text:style-name="P51">Я быстро заморгал в попытке удержать слёзы. Картинка у меня перед глазами потеряла чёткость. На миг мне показалось, что освещённая солнцем туча неподалёку превратилась в поле с одуванчиками. Сотканная из облака пегаска летела навстречу бегущему по полю человеку, и когда они встретились…</text:p>
      <text:p text:style-name="P48">Я помотал головой, разгоняя глюки. Видение превратилось в беспорядочные клубы тумана. Наверное, эффект кислородного голодания на большой высоте. Не отвлекайся, Анон! Следи за курсом, если не хочешь допустить беды.</text:p>
      <text:p text:style-name="P48">Как будто услышав мои мысли, Дэш поджала ноги и расправила крылья. Я синхронно отработал штурвалом. Мы провалились в облако, чтобы в падении развернуться и выпрыгнуть вертикально вверх, словно дельфины из морской глади.</text:p>
      <text:p text:style-name="P48">Я вцепился в штурвал и упёрся ногами в выступы для копыт пони-водителя. Сейчас мы должны выровняться, пегаска не сможет тащить колесницу прямо вверх: левитационная магия колесницы <text:soft-page-break/>работает только когда её шасси обращено к земле. Сейчас же Дэш тянула на себе весь вес «Королевы Лорен» плюс мой впридачу.</text:p>
      <text:p text:style-name="P48">Проходила секунда за секундой, а мы продолжали лететь вертикально. Пегаска словно задалась продемонстрировать мне чудеса упрямства и выносливости. Я кричал Дэш, чтобы она поворачивала, но, казалось, та меня не слышала.</text:p>
      <text:p text:style-name="P48">Прозрачная капля упала мне на щеку. Потом вторая, третья.</text:p>
      <text:p text:style-name="P48">Откуда дождь? Мы же над облаками? Я попробовал влагу на вкус.</text:p>
      <text:p text:style-name="P48">Солёная.</text:p>
      <text:p text:style-name="P48">Проклятье! Я хотел избежать этого.</text:p>
      <text:p text:style-name="P48">Дэш заложила широкую дугу и, наконец-то, выровнялась, повернув обратно к «Громовержцу». Обратный путь мы прошли быстро, Дэш летела в три раза быстрее, чем бежала по облакам.</text:p>
      <text:p text:style-name="P48">Отцепив пегаску от «Королевы Лорен», я тихо спросил её:</text:p>
      <text:p text:style-name="P51">– Дэш, ты чего? Всё в порядке?</text:p>
      <text:p text:style-name="P51">– Ты о чём, Анон? – в тоне пегаски слышалось напряжение.</text:p>
      <text:p text:style-name="P51">– Ты ведь плакала?</text:p>
      <text:p text:style-name="P51">– Вот ещё! С какого это фига? У тебя глюки, Анон?</text:p>
      <text:p text:style-name="P51">Её наигранная весёлость только утвердила меня в своей правоте. Я осторожно снял с Дэш громадные противосолнечные очки.</text:p>
      <text:p text:style-name="P51">– Может, у меня и глюки, но вот это на глюк не похоже. – я прикоснулся ко влажной дорожке, протянувшейся по скуле пегаски из уголка глаза.</text:p>
      <text:p text:style-name="P73"><text:span text:style-name="T1">– Не трожь! – Дэш сердито фыркнула. – </text:span>Меня ослепило солнце! И вообще, не твоё дело!</text:p>
      <text:p text:style-name="P73"><text:s/>Вырвав у меня очки из рук, пегаска развернулась на одном копыте и улетела. Я покачал головой.</text:p>
      <text:p text:style-name="P53"/>
      <text:h text:style-name="Heading_20_2" text:outline-level="2">25. Осколки</text:h>
      <text:p text:style-name="P53"/>
      <text:p text:style-name="P53">Тень Конкордии плыла по пологу Вечнодикого леса. Тонкая нить соединяла её с тёмной тучей «Громовержца». Мы стояли на обзорной площадке. Как будто в помощь нам, утреннее солнце разогнало облака вокруг нас. Мы ждали. Я не узнавал своих подруг — закованные в сверкающие латы, они внезапно утратили вид няшных обнимательно-ласкательных лошадок. Мордочки кобылок были необычайно серьёзны, даже Флаттершай излучала спокойную решительность. Каждый раз, когда ты думаешь, что наконец-то понял этот мир, Эквестрия удивляет тебя, Анон!</text:p>
      <text:p text:style-name="P53">Тяжёлое предчувствие охватило меня.</text:p>
      <text:p text:style-name="P53">– Вижу! – наконец, нарушила молчание Пинки. Она оторвалась от подзорной трубы и указала вдаль.</text:p>
      <text:p text:style-name="P53">Там, у самого горизонта, в плотном пологе леса образовался разрыв. Лес отступил, отдав территорию воде. Водная гладь сверкала под солнечными лучами, волны лениво бились в берег в притворном спокойствии.</text:p>
      <text:p text:style-name="P53">– Болото значительно выросло с прошлого раза. – пробормотала Луна. – <text:span text:style-name="T79">Если так пойдёт и дальше, тут образуется</text:span> <text:span text:style-name="T83">небольшое </text:span>море. Мы опасаемся, найдём ли мы на месте Наш Дом?</text:p>
      <text:p text:style-name="P53">Я приложил глаз к окуляру подзорной трубы. Края болота простирались далеко в обе стороны, но противоположный берег был хорошо виден в пятнадцатикратном увеличении. Там, утопая в зелени, по-прежнему возвышались знакомые развалины.</text:p>
      <text:p text:style-name="P53">– Он там, на месте. – успокоил я Луну. – Но есть, кажется, и плохие новости. Погоди, – остановил я невысказанный вопрос Луны, – мне надо убедиться.</text:p>
      <text:p text:style-name="P53"><text:soft-page-break/>Я снова пригнулся к подзорной трубе и начал вращать окуляр. По мере увеличения резкости, формы болота приобретали узнаваемые очертания.</text:p>
      <text:p text:style-name="P53">Проклятье! Так и есть, ошибки быть не может. Но как? Чёрт подери, как???</text:p>
      <text:p text:style-name="P53">– Это Провал. – обратился я к Луне. – Теперь понятно, почему болото увеличивается.</text:p>
      <text:p text:style-name="P53">– Что??? Но как вода удерживается от падения? Все Провалы, о которых Мы знаем, не имеют дна!</text:p>
      <text:p text:style-name="P53">– Я как раз задаю себе этот вопрос. – пожал я плечами.</text:p>
      <text:p text:style-name="P53">Луна сменила меня у подзорной трубы.</text:p>
      <text:p text:style-name="P53">– Гм. Ты прав, Анонимус. Форма болота не оставляет никаких сомнений. Это огромный Провал. Для Нас остаётся загадкой, за счёт чего держится заполняющая его вода.</text:p>
      <text:p text:style-name="P53">Луна задумчиво потёрла копытом подбородок.</text:p>
      <text:p text:style-name="P53">– Мы можем предположить, что этот Провал — исключение и, в отличие от остальных, имеет дно. Вероятно, большая концентрация магии Вечнодикого леса исказила его природу. Что ж, это не влияет на наши планы. Готовимся к сражению!</text:p>
      <text:p text:style-name="P53">– Есть!!! – дружно гаркнули за нашими спинами манипула пегасов дворцовой стражи и звено Вондерболтов.</text:p>
      <text:p text:style-name="P53"/>
      <text:p text:style-name="P53">…</text:p>
      <text:p text:style-name="P53"/>
      <text:p text:style-name="P53">Тень Конкордии коснулась кромки воды. Утренний бриз вздымал лёгкую рябь на зеркале болота. На другом берегу мрачно высились развалины замка. В подзорную трубу было видно, что арка входа свободна от зелёной массы. Мне на мгновение показалось, что червеобразные побеги я видел лишь в кошмарном сне.</text:p>
      <text:p text:style-name="P53">Ага, сейчас!</text:p>
      <text:p text:style-name="P53">Громкий плеск и треск разматывающегося клубка был слышен даже с высоты «Громовержца». Через четверть минуты колючая плеть хлестнула воздух далеко внизу под корпусом «Конкордии».</text:p>
      <text:p text:style-name="P53">Дирижабль медленно плыл вперёд, не <text:span text:style-name="T81">обращая внимания на</text:span> опасност<text:span text:style-name="T81">ь</text:span>. Казалось, из водной глади вверх к небесному исполину тянется дождь из буро-зелёных лент. Всплески воды сливались с гудением рассекаемого воздуха.</text:p>
      <text:p text:style-name="P53">Самым говённым было то, что пландерсиды стали длиннее и толще. Те плети, что я застал тут в первый раз, были просто хилыми шнурками по сравнению с теперешними канатами. Самый толстый кнут таки преодолел километровую высоту и ударил Конкордию в киль, от чего та чуть качнулась. Флаттершай вскрикнула и закрыла гривой мордочку. Эпплджек надвинула шляпу на нос. Упрямая фермерша не рассталась со стетсоном, несмотря на то, что под ним блестел стальной шлем.</text:p>
      <text:p text:style-name="P145"><text:span text:style-name="T80">Невзирая на редкие удары самых толстых плетей, д</text:span>ирижабль <text:span text:style-name="T81">успешно </text:span>миновал полосу воды и поравнялся с замком. <text:span text:style-name="T82">Колючие плети по-прежнему пытались достать дирижабль из воды, «стреляя» наискось. Редкие пландерсиды выстреливали прямо из руин.</text:span></text:p>
      <text:p text:style-name="P53">– <text:span text:style-name="T82">Мы выиграли этот раунд</text:span>. – <text:span text:style-name="T82">тихо</text:span> <text:span text:style-name="T82">сказала</text:span> Луна. – Нам стоило использовать «Конкордию» и в первый раз.</text:p>
      <text:p text:style-name="P53">– Напомнить тебе о режиме секретности, который ты тогда установила, или сама вспомнишь, <text:span text:style-name="T83">Хмурая Метёлка</text:span>? – язвительно отозвался Дискорд.</text:p>
      <text:p text:style-name="P150">Вместо доспехов старый фрик напялил на себя камзол и треуголку всё с тем же «<text:span text:style-name="T27">СВЕТОЧЕМ</text:span>» на всех трёх полях одновременно.</text:p>
      <text:p text:style-name="P147">«Конкордия» остановилась за замком, используя реверс турбин. «Громовержец» по инерции двигался к ней, постепенно закрывая болото громадной тенью. Где-то в замковом парке скрипел ворот, выбирая буксировочный канат. Скала прошла над болотом даже не дрогнув.</text:p>
      <text:p text:style-name="P148"><text:soft-page-break/>– <text:span text:style-name="T82">Рэйнбоу Дэш, твой выход. – обратилась к пегаске Луна. – Удача пусть сопутствует тебе, храбрая пегаска! Мы же подстрахуем тебя.</text:span></text:p>
      <text:p text:style-name="P149">Дэш кивнула в ответ и подошла к краю обзорной площадки. Рядом стала Луна. <text:span text:style-name="T84">Доспехи Дэш сияли под лучами солнца. Пегаска раскрыла крылья, и среди перьев засверкали армирующие спицы. Занеся ногу над пропастью, пегаска вдруг остановилась и попятилась. Не обращая внимания на недоумённые возгласы, Дэш подошла ко мне и молча ткнулась мордочкой мне в живот.</text:span></text:p>
      <text:p text:style-name="P147"/>
      <text:p text:style-name="P147"/>
      <text:p text:style-name="P53"/>
      <text:p text:style-name="P53">На смотровой площадке воцарилось веселье. Пинки засвистела и высунула язык чуть ли не до шеи. Эпплджек сняла шляпу и вытерла пот с головы. Дэш презрительно плюнула вниз. Флаттершай выглянула одним глазом из гривы.</text:p>
      <text:p text:style-name="P53"/>
      <text:p text:style-name="P53">На смотровую площадку приземлилась готичная версия летающей баржи Селестии — личная колесница Луны. Эта телега была раза в полтора длиннее, уже и ниже, чем её старшая сестра. Луна кивнула нам и первой взошла на борт. Мы с пятью Элементами направились к колеснице, подталкивая рефлекторно упирающуюся Флаттершай. Пара упряжных бэт-пони проводили нас взглядом.</text:p>
      <text:p text:style-name="P39"/>
      <text:p text:style-name="P39"/>
      <text:p text:style-name="P146">Похоже, мы выиграли этот бой</text:p>
      <text:p text:style-name="P39"/>
      <text:p text:style-name="P39"/>
      <text:p text:style-name="P53">События последующего часа видятся мне, как набор острых осколков, подобных тем, которые возникают, когда в центр стеклянного полотна бросают кирпич. Все мы плывём по реке времени, и с годами приходит блаженное забытьё. Но даже сейчас, потеряв память, я иногда просыпаюсь с криком, поранившись об очередной осколок.</text:p>
      <text:p text:style-name="P53"/>
      <text:p text:style-name="P40">~~~~~</text:p>
      <text:p text:style-name="P53"/>
      <text:p text:style-name="P53">По курсу небесной колесницы Луны арка входа в замок Сестёр. Два десятка пегасов ночной стражи сопровождают нас по флангах. По мере снижения колесницы каменная громада «Громовержца» уходит вверх. Расстояние между ним и «Конкордией» продолжает сокращаться. Интерком на панели управления хрипит и выплёвывает несколько фраз.</text:p>
      <text:p text:style-name="P53">– Бросайте якорь. – отвечает Луна.</text:p>
      <text:p text:style-name="P53">Адский скрежет раздаётся с края «Громовержца». В болото летит кусок скалы размером с пару железнодорожных вокзалов. <text:span text:style-name="T18">«За Кимеринна» — читается надпись на стёсанном боку скалы.</text:span> Святые яйца, когда эти поняхи успели выковать якорную цепь? Там каждое звено с нашу телегу размером! На мгновение мне кажется, что я угадываю в звеньях цепи скрученные и заваренные на концах рельсы и арочные конструкции кантерлотского вокзала.</text:p>
      <text:p text:style-name="P53">Врезавшись в болото, якорь создаёт нечто вроде миниатюрного атомного взрыва: водяной столб едва не достигает «Громовержца». Через минуту облако мелких брызг добирается до нас, окатывая с головой. Строй пегасов разваливается. Колесницу болтает в турбулентных вихрях, упряжные бэт-пони работают на пределе возможностей.</text:p>
      <text:p text:style-name="P53"/>
      <text:p text:style-name="P53">Потусторонний рёв оглашает пространство. Тело пронизывает дрожь от сверхнизких частот. Болотную воду разрывает второй столб — живой и целенаправленный. Щупальце толщиной с <text:soft-page-break/>центральную площадь Понивилля плавно разворачивается во всю длину и обвивает скалистый выступ «Громовержца». Летучая гора даёт крен. Снизу на неё из-под воды, подобно двум жёлтым озёрам, смотрят ненавидящие глаза.</text:p>
      <text:p text:style-name="P53">– Ох, Селестия милосердная… Кракен… Этого не было в расчётах… – бормочет Твайлайт.</text:p>
      <text:p text:style-name="P53">«Громовержец» теряет высоту. Щупальце тянет его вниз. С покатого края горы вниз кувыркаясь падают пони. Навстречу опускающейся горе из болота протягивается второе щупальце, третье.</text:p>
      <text:p text:style-name="P53">Луна отдаёт короткую команду в интерком и наперерез падающим фигуркам с «Конкордии» пикирует звено Вондерболтов.</text:p>
      <text:p text:style-name="P53">– <text:span text:style-name="T27">ПОНИ! ВЫ ЗАЕБАЛИ!!! ДАДИТЕ ВЫ МНЕ СПАТЬ КОГДА-НИБУДЬ, ИЛЬ НЕТ?!! КЛЯНУСЬ СВОИМ ХВОСТОМ, Я НАУЧУ ВАС УВАЖАТЬ МОЙ СОН, ИЛЬ Я НЕ АГАМЕМНОН!</text:span></text:p>
      <text:p text:style-name="P53">Из пещеры ниже «ватерлинии» «Громовержца» вырывается столб магического пламени. Пленившее гору щупальце корчится в нём, дёргая гору в случайных направлениях. Наконец пламя пережигает плоть и освобождённый «Громовержец» выравнивается.</text:p>
      <text:p text:style-name="P53">– Берегись!!!</text:p>
      <text:p text:style-name="P53">Обрубок щупальца, конвульсивно сворачиваясь, проносится рядом с нами. Колесница Луны в турбулентном потоке переворачивается, рассыпая пассажиров, как горох. Земля, «Громовержец», колесница вертятся передо мной в безумной карусели…</text:p>
      <text:p text:style-name="P53"/>
      <text:p text:style-name="P40">~~~~~</text:p>
      <text:p text:style-name="P40"/>
      <text:p text:style-name="P53">…Раскалывается голова. Громада «Громовержца» сонно поворачивается против часовой стрелки в вышине. Остаток щупальца всё ещё сжимает выступ, дымя и лениво извиваясь.</text:p>
      <text:p text:style-name="P53">Я принимаю вертикальное положение. Вокруг меня осыпавшиеся замшелые стены без крыши и… Дэш.</text:p>
      <text:p text:style-name="P53">– Макс? – пегаска поворачивается ко мне. – Ты как? Я случайно заехала тебе копытом по голове, когда ловила. В следующий раз не махай так руками, когда падаешь.</text:p>
      <text:p text:style-name="P53">– Учту. – я кривлюсь от боли. – Спасибо, Дэш. За мной должок.</text:p>
      <text:p text:style-name="P53">– Да кто там считает! – отмахивается пегаска. – Ты не в курсе, куда я приземлилась? Ты уже был тут.</text:p>
      <text:p text:style-name="P53">Я качаю головой.</text:p>
      <text:p text:style-name="P53">– Я видел только маленькую часть замка Сестёр. И то, на бегу. Но ты ведь можешь подняться над замком и разведать путь?</text:p>
      <text:p text:style-name="P53">Пегаска чешет копытом в затылке.</text:p>
      <text:p text:style-name="P53">– Могу, конечно. Но пока я спускалась, меня трижды чуть не сбили.</text:p>
      <text:p text:style-name="P53">Над развалинами выстреливает пландерсид, целясь в пролетающего Вондерболта.</text:p>
      <text:p text:style-name="P53">– Вот, видишь. – пегаска пожимает крыльями. – Из болота простреливается всё небо над замком. У этих ляганных лиан офигенная скорость. Не такая, как у меня, конечно, но на близкой дистанции увернуться от них трудновато.</text:p>
      <text:p text:style-name="P53">Я сажусь на обломок колонны.</text:p>
      <text:p text:style-name="P53">Проклятье! Вот почему любые начинания с моим участием всегда скатываются в полную задницу? С самого начала, когда меня притащили сюда вместо аликорнского супермэна, всё пошло не так. При спасении меня из сна-ловушки, развоплощается Селли. Вместо укрепления духа пони мегапраздником, имеем разрушенный Кантерлот и восстание в Мэйнхэттене. А теперь скатывается в говнище план по спасению Селли же... Блядь, может, со мной что-то не так? Может, спасение Эквестрии придёт тогда, кода я самовыпилюсь?<text:span text:style-name="T11">&lt;</text:span><text:span text:style-name="T24">Описать нарастание депрессивных мыслей от описанных случая к случаю</text:span><text:span text:style-name="T11">&gt;</text:span></text:p>
      <text:p text:style-name="P53"><text:soft-page-break/>– Макс? – пегаска трясёт меня копытом. – Ты же у нас Проводник? Выбирай направление.</text:p>
      <text:p text:style-name="P53">Ну да, на работу флюгером я ещё гожусь, «Громовержец» от выбора направления нам на голову не свалится. Наверное.</text:p>
      <text:p text:style-name="P53">Я тыкаю на ближайший коридор.</text:p>
      <text:p text:style-name="P53">– Идём туда. Один хрен, они все одинаковые. Рано или поздно выйдем в знакомое место.</text:p>
      <text:p text:style-name="P53">– Верняк! – пегаска салютует. – Веди, Проводник!</text:p>
      <text:p text:style-name="P53"/>
      <text:p text:style-name="P53">…</text:p>
      <text:p text:style-name="P53"/>
      <text:p text:style-name="P53">Через час мы стоим на развилке четырёх коридоров. Проклятые развалины смеются надо мной! Мы не только не нашли тронный зал, но и углубились в подземелье! Чахлые лучики едва пробиваются сквозь световые колодцы в сводах, создавая полумрак и ещё больше запутывая ориентацию. И уже с полчаса мне мерещится тихое шипение из каждой щели.</text:p>
      <text:p text:style-name="P53">– Готова спорить на две тысячи бит, мы проходили этот перекрёсток двадцать минут назад. И сорок минут назад тоже проходили.</text:p>
      <text:p text:style-name="P53">Я поворачиваюсь к Дэш.</text:p>
      <text:p text:style-name="P53">– У тебя разве есть две тысячи бит?</text:p>
      <text:p text:style-name="P53">– Нет. И это показывает, насколько я уверена в победе.</text:p>
      <text:p text:style-name="P1"><text:span text:style-name="T33">К</text:span><text:span text:style-name="T1">ажется, из левого </text:span>коридор<text:span text:style-name="T1">а</text:span> <text:span text:style-name="T1">слышны знакомые голоса</text:span>.</text:p>
      <text:p text:style-name="P53">– Идём налево.</text:p>
      <text:p text:style-name="P53">– Так точно, Проводник. – <text:s/>в голосе пегаски энтузиазма заметно убавилось.</text:p>
      <text:p text:style-name="P53">– Послушай, не называй меня проводником. Это уже не смешно!</text:p>
      <text:p text:style-name="P53">Пегаска смотрит на меня вишнёвыми глазами.</text:p>
      <text:p text:style-name="P53">– А я и не смеюсь. Я хотела тебя подбодрить малёхо, а то ты нос повесил. Но если не хочешь — не бу…</text:p>
      <text:p text:style-name="P53">– Дэш! Сзади!!!</text:p>
      <text:p text:style-name="P53">Из подземелья за спиной пегаски бесшумно вываливается копошащаяся масса.</text:p>
      <text:p text:style-name="P3">Пегаска прыгает вперёд. Быстро оглянувшись, она бросается ко мне, подхватывает передними ногами под руки и летит в левый коридор. </text:p>
      <text:p text:style-name="P34"><text:span text:style-name="T1">М</text:span>ы лет<text:span text:style-name="T1">им</text:span> в метре от пола, с трудом вписываясь в изгибы коридора. Иногда мне прихо<text:span text:style-name="T1">дится</text:span> ногами отталкиваться от стен, чтобы избежать столкновения.</text:p>
      <text:p text:style-name="P34"><text:span text:style-name="T1">–</text:span> Полегче на поворотах, Дэш! <text:span text:style-name="T1">–</text:span> <text:span text:style-name="T1">кричу</text:span> я, впечатываясь ногами в очередную стену. Пегаска что-то <text:s/>отвеча<text:span text:style-name="T1">ет</text:span>, но её слова прер<text:span text:style-name="T1">ывает</text:span> <text:span text:style-name="T1">треск</text:span>. <text:span text:style-name="T1">Дэш</text:span> <text:span text:style-name="T1">дёргается</text:span> куда-то вбок. Я по инерции <text:span text:style-name="T1">лечу</text:span> вперёд <text:span text:style-name="T1">и</text:span> жёстко приземл<text:span text:style-name="T1">яюсь</text:span> на каменный пол.</text:p>
      <text:p text:style-name="P34">После двух кувырков по камням гуд<text:span text:style-name="T1">ит</text:span> голова и садн<text:span text:style-name="T1">ит</text:span> ушибленное плечо.</text:p>
      <text:p text:style-name="P34"><text:span text:style-name="T1">–</text:span> Дэш? Ты где?.. Дэш?</text:p>
      <text:p text:style-name="P34"><text:span text:style-name="T1">Я слышу</text:span> тяжёлое дыхание и звуки борьбы из <text:span text:style-name="T1">ниши</text:span> <text:span text:style-name="T1">в стене </text:span>позади <text:span text:style-name="T1">меня</text:span>.</text:p>
      <text:p text:style-name="P1"><text:span text:style-name="T1">Щупальце</text:span> перетянуло туловище <text:span text:style-name="T1">пегаски</text:span> в районе живота и медленно подтас<text:span text:style-name="T1">кивает</text:span> её вглубь проёма. <text:span text:style-name="T1">Там в темноте копошится</text:span> клубок, в центре которого гор<text:span text:style-name="T1">ят</text:span> жёлтые глаза-тарелки и торч<text:span text:style-name="T1">ит</text:span> <text:span text:style-name="T1">метровый</text:span> клюв.</text:p>
      <text:p text:style-name="P1"><text:span text:style-name="T1">–</text:span> Дэш!!! <text:span text:style-name="T1">–</text:span> <text:span text:style-name="T1">я</text:span> обн<text:span text:style-name="T1">имаю</text:span> её за шею и тяну. <text:span text:style-name="T1">Пегаска</text:span> <text:span text:style-name="T1">делает</text:span> шаг-другой <text:span text:style-name="T1">вперёд</text:span>, но <text:span text:style-name="T1">щупальце</text:span> сильнее сж<text:span text:style-name="T1">имает</text:span> <text:span text:style-name="T1">пегаску. И</text:span>з <text:span text:style-name="T1">ниши</text:span> с <text:span text:style-name="T1">всхлипом</text:span> вылет<text:span text:style-name="T1">ают</text:span> ещё <text:span text:style-name="T1">три</text:span> <text:span text:style-name="T1">щупальца</text:span> и обви<text:span text:style-name="T1">ваются</text:span> вокруг <text:span text:style-name="T1">её </text:span>задних ног и <text:soft-page-break/>крыл<text:span text:style-name="T1">а</text:span>. Дэш упира<text:span text:style-name="T1">ется</text:span> изо всех сил, я тяну, как <text:span text:style-name="T1">могу,</text:span> но она метр за метром приближа<text:span text:style-name="T1">ется</text:span> к <text:span text:style-name="T1">шевелящемуся</text:span> клубку.</text:p>
      <text:p text:style-name="P1">Наконец она <text:span text:style-name="T1">цедит</text:span> сквозь зубы:</text:p>
      <text:p text:style-name="P1"><text:span text:style-name="T1">–</text:span> Всё. Уходи! <text:span text:style-name="T1">–</text:span> <text:span text:style-name="T1">она</text:span> с сило<text:span text:style-name="T1">й толкает</text:span> меня в грудь копытом <text:span text:style-name="T1">и</text:span> вырыва<text:span text:style-name="T1">ется</text:span> из объятий.</text:p>
      <text:p text:style-name="P1"><text:span text:style-name="T1">–</text:span> Дэш! <text:span text:style-name="T1">–</text:span> <text:span text:style-name="T1">с</text:span> пола я <text:span text:style-name="T1">вижу</text:span>, как в петле <text:span text:style-name="T1">щупальца</text:span> с хрустом ломается крыло <text:span text:style-name="T1">пегаски</text:span>.</text:p>
      <text:p text:style-name="P1">Дэш <text:span text:style-name="T1">стонет,</text:span> у неё <text:span text:style-name="T1">подкашиваются</text:span> <text:span text:style-name="T1">передние</text:span> ноги.</text:p>
      <text:p text:style-name="P1"><text:span text:style-name="T1">–</text:span> Уйди! Не смотри на меня! <text:span text:style-name="T1">–</text:span> <text:span text:style-name="T1">кричит</text:span> она мне зло.</text:p>
      <text:p text:style-name="P1"><text:span text:style-name="T1">Я </text:span>омертвевшим взглядом <text:span text:style-name="T1">смотрю</text:span>, как <text:span text:style-name="T1">пегаска</text:span> постепенно скрывается в возбужденно шевелящемся клубке. Её стоны <text:span text:style-name="T1">заглушает щёлканье клюва и</text:span> <text:span text:style-name="T1">шуршание</text:span> трущихся друг о дружку <text:span text:style-name="T1">пландерсидов</text:span>. <text:span text:style-name="T1">Дурной сон всё не кончается и я</text:span> <text:span text:style-name="T1">вижу</text:span> <text:span text:style-name="T1">идущую изо рта </text:span>Дэш кровь. <text:span text:style-name="T1">Щ</text:span>елчки и шуршание смен<text:span text:style-name="T1">яются</text:span> чавканьем и хлюпаньем. <text:span text:style-name="T1">Глаза Дэш</text:span> <text:span text:style-name="T1">стекленеют.</text:span> </text:p>
      <text:p text:style-name="P1"><text:span text:style-name="T1">Р</text:span>ывок <text:span text:style-name="T1">тащит меня назад</text:span>. <text:span text:style-name="T1">Мне трудно дышать</text:span>.</text:p>
      <text:p text:style-name="P1">Дискорд, ругаясь сквозь зубы, воло<text:span text:style-name="T1">чёт</text:span> меня под мышкой по <text:span text:style-name="T1">проходу</text:span>. <text:span text:style-name="T1">Серьёзный тон не вяжется с вечно валяющим дурака драконикусом.</text:span></text:p>
      <text:p text:style-name="P1"><text:span text:style-name="T1">–</text:span> Зачем ты смотрел, идиот? Если не можешь спасти и не можешь убить из милосердия <text:span text:style-name="T1">—</text:span> нужно уходить. <text:span text:style-name="T1">Т</text:span>ак ты <text:span text:style-name="T1">только </text:span>подверг опасности <text:span text:style-name="T1">себя</text:span>, и доставил лишнее страдание ей.</text:p>
      <text:p text:style-name="P1"><text:span text:style-name="T1"><text:s/></text:span>Я тупо смотр<text:span text:style-name="T1">ю</text:span> на проносящиеся подо мной плиты. Мыслей не<text:span text:style-name="T1">т</text:span> никаких. Только воспоминания.</text:p>
      <text:p text:style-name="P3">Дэш требует почесушки. Дэш играет со мной в карты в купе мэйнхэттенского экспресса. Дэш выбивает двери в экспоцентре Псинтела. Дэш тащит фургон по дороге в Филлидельфию. Дэш скандалит в лодке на Седловом озере. Дэш упрашивает меня взять её с собой на утёсе парящей скалы.</text:p>
      <text:p text:style-name="P3">Это всё сон. Всего лишь дурной сон. Я сейчас проснусь, и ничего этого не будет. И не было. Ведь это только сон, правда?</text:p>
      <text:p text:style-name="P3">Я закрываю глаза и беззвучно кричу.</text:p>
      <text:p text:style-name="P3"/>
      <text:p text:style-name="P40">~~~~~</text:p>
      <text:p text:style-name="P3"/>
      <text:p text:style-name="P4">– Держи своего «Проводника», Метёлка! Хотя сейчас его стоит называть овощем и носить в чемодане.</text:p>
      <text:p text:style-name="P4">– Где ты его нашёл? Что произошло? Что с тобой, человек?</text:p>
      <text:p text:style-name="P4">– В твоей пещере для медитаций, если ты её ещё помнишь. Дрянь приключилась, ни ты, ни даже я не можем исправить. Отродье кракена, кое заполонило все подвалы замка, убило Верность. И он это наблюдал.</text:p>
      <text:p text:style-name="P4">– О, небо! Я превращу это болото в выжженый кратер!!! Что сказать остальным?</text:p>
      <text:p text:style-name="P4">– Лучше подумай, как мы обойдёмся без Верности? Шестёрку Гармонии уже не собрать.</text:p>
      <text:p text:style-name="P4">– Есть ещё один способ. Ты его знаешь, <text:span text:style-name="T24">Величайший</text:span>.</text:p>
      <text:p text:style-name="P4">– Разумеется, знаю, Хмурая Метёлка! Ещё бы мне не знать! Просто хотелось услышать это из твоих уст. Должен сказать, что эта услуга пойдёт отдельным счётом, одним «спасибо» не отделаешься. Я не для того тысячи лет заточения в камне копил магию в Эогиппе, чтоб потом всё спустить за так на это пугало<text:span text:style-name="T11">!</text:span></text:p>
      <text:p text:style-name="P4">– Мы знаем твою цену и готовы заплатить её. Но с условием: ты отправишься с человеком и поможешь ему. Сейчас это критично: у вас не будет месяца на поиски. Вы должны управиться ровно за четыре дня: потом коридор схлопнется и Мы не сможем открыть его. Честность и Доброта также последуют с тобой для Нашей уверенности, что ты вернёшь человека назад. Ты не можешь обмануть Доброту, а Честность будет укреплять её слабый дух. Береги их! Только при возвращении всех Мы готовы платить.</text:p>
      <text:p text:style-name="P4"><text:soft-page-break/>– Что? Ты мне не доверяешь??!</text:p>
      <text:p text:style-name="P4">– НЕТ!</text:p>
      <text:p text:style-name="P4">– Сделка состоялась! Оплата по возвращении Сахарной Ватки. Мне не терпится увидеть выражение её благолепного рыльца, когда она узнает, ЧТО мне удалось! Так, чисто поржать.</text:p>
      <text:p text:style-name="P18"/>
      <text:p text:style-name="P40">~~~~~</text:p>
      <text:p text:style-name="P18"/>
      <text:p text:style-name="P92"><text:span text:style-name="T1">…Мертвенный свет люминесцентных ламп, дефибриллятор</text:span>, капельница с физраствором и ритмичное движение линии пульса на <text:span text:style-name="T1">кардиомониторе</text:span> у больничной койки…</text:p>
      <text:p text:style-name="P93"/>
      <text:p text:style-name="P94">Кажется, я уже это встречал раньше! Не помню только, где и когда.</text:p>
      <text:p text:style-name="P93"/>
      <text:p text:style-name="P1">Человек на койке откры<text:span text:style-name="T1">вает</text:span> глаза. Пронзительный зрачки на фоне трёхдневной щетины и впалых щёк беспорядочно мечутся, в них нет мыслей, они леденят душу беспокойным ужасом.</text:p>
      <text:p text:style-name="P1">Я узнаю в человеке себя.</text:p>
      <text:p text:style-name="P4"/>
      <text:p text:style-name="P4">Что за?.. Интерьер палаты медленно вгрызается в сознание, выдавливая из него всё остальное. Я не помню, как я сюда попал. Я не помню, что произошло. Кто я? Где я? Почему я?</text:p>
      <text:p text:style-name="P1"/>
      <text:p text:style-name="P1">Линия пульса на кардиомониторе выравнивается. Меня влечёт навстречу застывшему взгляду. С каждым мгновением я всё ближе<text:span text:style-name="T1">. Я</text:span> собираюсь раствориться в <text:span text:style-name="T1">бледном сиянии</text:span> палаты с лежащим на койке мертвецом.</text:p>
      <text:p text:style-name="P1"><text:span text:style-name="T1">Ч</text:span>то-то хватает меня за шиворот и тащит прочь. Больничная палата растворяется во тьме. Мы летим вперёд, к свету.</text:p>
      <text:p text:style-name="P1">Я вспоминаю.</text:p>
      <text:p text:style-name="P1">Я не могу повернуть голову, но вижу кончик радужной гривы, время от времени щекочущий мою щёку. Я пытаюсь окликнуть Дэш, но из моих губ не доносится ни звука. С огромной скоростью несёмся мы к затягивающемуся окну <text:span text:style-name="T11">света</text:span>. В последние мгновения толкающая меня сила пропадает, я лечу к выходу по инерции. В движении я изворачиваюсь и гляжу назад.</text:p>
      <text:p text:style-name="P1"/>
      <text:p text:style-name="P53">Там лишь тающая в темноте радуга.</text:p>
      <text:p text:style-name="P48"/>
      <text:h text:style-name="Heading_20_2" text:outline-level="2">2<text:span text:style-name="T1">6</text:span>. <text:span text:style-name="T1">Терра</text:span></text:h>
      <text:h text:style-name="P155" text:outline-level="3">Воскресение</text:h>
      <text:p text:style-name="P48">&lt;<text:span text:style-name="T74">Bowie — Ashes to ashes</text:span>&gt;</text:p>
      <text:p text:style-name="P1">Невесомость, удар, чувство веса. Я открываю глаза.</text:p>
      <text:p text:style-name="P1">Крыша Bionic Hill-12 тускло отсвечивает в свете звёзд. <text:span text:style-name="T29">Парочка на скамейке всё так же обнимается спиной ко мне, как будто не прошло два месяца с моего отбытия. Мне виден чёрный край экрана ноутбука, лежащего на столике перед ними. </text:span><text:span text:style-name="T1">Снизу</text:span> <text:span text:style-name="T1">доносится рёв редких машин</text:span>. </text:p>
      <text:p text:style-name="P1">Сильный порыв ветра <text:span text:style-name="T1">то</text:span>лкает меня к краю, к разрыву в ограде. Ноги скользят по обледеневшей крыше, не встречая преграды. Я падаю на колени и упираюсь руками в лёд. В ладонь врезается острый бугорок, останавливающий скольжение.</text:p>
      <text:p text:style-name="P1">Я поднимаю руку и обнаруживаю в ладони брошь в виде радужной молнии.</text:p>
      <text:p text:style-name="P1"><text:soft-page-break/></text:p>
      <text:p text:style-name="P1">…</text:p>
      <text:p text:style-name="P1"/>
      <text:p text:style-name="P1">Слабый звук заставляет меня обернуться.</text:p>
      <text:p text:style-name="P1">На двери выходного табмура кто-то чёрной краской криво намалевал злую рожицу. Две нагие девушки и мужчина <text:span text:style-name="T1"><text:s/>с бородкой</text:span> лет сорока <text:span text:style-name="T1">пяти </text:span>в <text:span text:style-name="T1">спортивном костюме</text:span> <text:span text:style-name="T1">жмутся</text:span> к стенке рядом.</text:p>
      <text:p text:style-name="P48">– Макс, – тихонько зовёт одна из девушек. – Это я, Эй-Джей! Мы почему-то стали людьми. Вот это – она указывает на соседку – Флаттершай. А это – она указывает на мужчину – Дискорд. Ты можешь нам помочь? Тут холодно…</text:p>
      <text:p text:style-name="P48"/>
      <text:p text:style-name="P49">***</text:p>
      <text:p text:style-name="P48"/>
      <text:p text:style-name="P48">Маленькое высохшее тельце лежало на полу.</text:p>
      <text:p text:style-name="P48">– Что ж ты? – пробормотал я.</text:p>
      <text:p text:style-name="P48">Адмирал Нельсон не ответил бы, даже если бы был живым — рыбы не разговаривают. Гуппи спокойно плавали в аквариуме, не обращая внимания на почившего собрата. Автокормушка была почти пуста.</text:p>
      <text:p text:style-name="P48">Из комнаты доносилась возня: девушки примеряли гардероб. Элементарное бытовое жлобство не позволяло мне выкидывать старые джинсы — они отправлялись в нижний ящик шкафа, что сейчас пришлось очень кстати.</text:p>
      <text:p text:style-name="P1">Я присел <text:span text:style-name="T1">на корточки </text:span>в коридоре и закрыл глаза.</text:p>
      <text:p text:style-name="P1">Болевой порог был пройден. Страх, смех, любовь, ярость, дружба <text:span text:style-name="T31">— феерия эмоций наполняла меня во время пребывания в ярком нескладном мире, что остался позади. </text:span><text:span text:style-name="T34">Я тогда как будто вынырнул из трясины и начал дышать, ощущая каждой своей клеточкой полную гамму чувств и оттенков жизни. Но у</text:span><text:span text:style-name="T31">миротворённое счастье и последовавшее за ним неизмеримое горе сломали какую-то пружинку в моей душе. Я чувствовал сейчас только пронизывающий ветер. Радость, печаль, боль — всё подхватил стремительный поток и унёс в область воспоминаний. Мне буквально чудился его свист в ушах.</text:span></text:p>
      <text:p text:style-name="P56">Невозможно поверить, но два месяца<text:span text:style-name="T18"> </text:span>назад это место было моим миром! Миром, где я родился, вырос и знал, что умру. Но теперь умирать в нём мне не хотелось. Да и жить, в общем-то, тоже.</text:p>
      <text:p text:style-name="P56">Ещё совсем недавно смыслом жизни для меня было дотянуть до отпуска, отоспаться и уехать куда подальше из города на неделю. Месяц жизни в год! Остальное время для меня сливалось в сонной череде одинаковых дней. И вот крохотный мирок внезапно раздвинул границы до бесконечности. Расширение сознания не прошло бесследно — похоже, при сносе стен рухнула крыша. <text:span text:style-name="T24">Я</text:span><text:span text:style-name="T26"> с удивлением вспоминал того унылого задрота, каким был ещё пару месяцев назад. На месте Селестии я сам не смог бы полюбить такого даже под угрозой смертной кары! Бедная Сел! </text:span></text:p>
      <text:p text:style-name="P56">Я залился смехом, вспомнив прошлого себя и не веря, что был таким. Кажется, я начал понимать, что чувствуют аликорны в потоке времени, приносящем в их жизнь и уносящем из неё близких им пони. Да, Анон, тебе тоже нужно завязывать с конеёбством. После гибели Дэш ты не сможешь никого пустить в свою душу.</text:p>
      <text:p text:style-name="P56">– Тэкс. Походу, имеем второго чокнутого в компашке. – заявил Дискорд, выглядывая в коридор. – Не то, чтобы я был против, но нам ещё солнцезадую искать.</text:p>
      <text:p text:style-name="P56">Дискорд помахал рукой у меня перед носом. Я оттолкнул его руку и выпрямился.</text:p>
      <text:p text:style-name="P56">– Не надо. Я в порядке.</text:p>
      <text:p text:style-name="P56"/>
      <text:p text:style-name="P57">***</text:p>
      <text:p text:style-name="P56"><text:soft-page-break/></text:p>
      <text:p text:style-name="P56">– Бля! Я так и знал!</text:p>
      <text:p text:style-name="P56">Стрелка компаса вертелась, как пьяная балерина. Я плюнул на компас и протёр его рукавом. Стрелка остановилась и, подумав немного, размножилась. У меня чуть глаза на лоб не полезли.</text:p>
      <text:p text:style-name="P56">– Что тут у нас? – заглянул мне через плечо Дискорд. Пять стрелок компаса указывали в пяти направлениях. – А, ну, понятно. Солнцезадая в своём стиле. Помнится, во время полутысячелетней войны я замахался её сжигать — Солнце, с которым она незадолго до войны скорефанилась, каждый раз возрождало её из пепла. Так она, в конце концов, создала тучу клонов и запутала меня окончательно. <text:s/>Наверное, Сахарная Ватка, попав сюда, с перепугу вспомнила старую практику и многократно себя склонировала. Осталось только понять, где она раздобыла магическое озеро для этого?</text:p>
      <text:p text:style-name="P56">– И как её найти? – мрачно добавил я. – Компас теперь бесполезен.</text:p>
      <text:p text:style-name="P56">Дискорд устроился поудобнее в кресле и начал.</text:p>
      <text:p text:style-name="P1">– Вам повезло, что я с вами! <text:span text:style-name="T1">Видите</text:span> ли, мы с Селестией давние… эмм… знакомые. <text:span text:style-name="T1">Бу-га-га! </text:span>Очень давние и очень <text:span text:style-name="T1">знакомые</text:span>. Настолько <text:span text:style-name="T1">знакомые</text:span>, что чувствуем присутствие друг друга, если находимся рядом. Это чувство выработалось за столетия охоты друг за дружкой в старые добрые времена. <text:span text:style-name="T1">–</text:span> Дискорд мечтательно зажмурился и покивал головой воспоминаниям. – <text:span text:style-name="T1">В то время мы даже лечиться от магических ран бегали к одной и той же зебре! Было же времечко!</text:span></text:p>
      <text:p text:style-name="P3">Драконикус отпил из стаканчика.</text:p>
      <text:p text:style-name="P1">– Так вот, хочу тебя обрадовать. И вас тоже, девушки — вытрите, наконец, слёзы! Я чувствую присутствие <text:span text:style-name="T1">Селестии</text:span>. Она — или один из её клонов — где-то неподалёку. Совсем рядом. Я, пожалуй, отведу вас к ней, если она не будет путать следы.</text:p>
      <text:p text:style-name="P1">Дискорд <text:span text:style-name="T1">снова </text:span>отпил воды и попытался поставить стакан в воздух. Стакан немедленно упал и разбился.</text:p>
      <text:p text:style-name="P1">– Вот Дискорд! Я, то бишь! Всё не могу привыкнуть, что тут нет магии! – пожаловался Дискорд. – Ни единого источника, везде нулевой фон. Это просто катастрофа! Как вы так живёте? А, главное, зачем?</text:p>
      <text:p text:style-name="P56">Стакан медленно собрался воедино и прыгнул обратно в руку Дискорду. – Хорошо, хоть от моей заначки в Эогиппе что-то осталось. – пробурчал он.</text:p>
      <text:p text:style-name="P56">– Ну так и зачем её тратить на ерунду? – возразил я.</text:p>
      <text:p text:style-name="P56">– Пхе! Не волнуйся, «проводник»! От таких фокусов её не убудет! Я столько магии накопил за тысячелетия отшельничества в статуе, что мог жонглировать планетами или вывернуть этот мирок пару раз наизнанку! Кстати, он от этого только лучше стал бы.</text:p>
      <text:p text:style-name="P27"/>
      <text:p text:style-name="P57">***</text:p>
      <text:p text:style-name="P56"/>
      <text:p text:style-name="P36"><text:span text:style-name="T2">Проклятье</text:span>! Это уже черезчур! Мне даже материться не хотелось.</text:p>
      <text:p text:style-name="P36">Мы стояли перед дверями из зеленоватого стекла. Всё здание было построено в ультрасовременном стиле из стеклянных затемнённых панелей. Офисный планктон деловито сновал туда-сюда, обтекая нас подобно бурлящему потоку.</text:p>
      <text:p text:style-name="P36">– Ты уверен, что она тут? – безнадёжно переспросил я. Разумеется, иначе и быть не могло. Это по-нашему. Если уж жрать говно <text:span text:style-name="T2">— так большой ложкой! Черпаком, не меньше!</text:span></text:p>
      <text:p text:style-name="P36">– Зуб даю! – Дискорд попытался было войти внутрь, но я остановил его.</text:p>
      <text:p text:style-name="P36">– Дальше турникетов не пройдёшь. Охрана не пропустит.</text:p>
      <text:p text:style-name="P36">Я тяжко вздохнул.</text:p>
      <text:p text:style-name="P36"><text:soft-page-break/>– Я там работал семь лет. До прошлой пятницы. – ответил я на вопрошающий взгляд. – Думал, вырвался из этого омута навсегда. Ошибался, как видишь.</text:p>
      <text:p text:style-name="P36"/>
      <text:p text:style-name="P36">…</text:p>
      <text:p text:style-name="P36"/>
      <text:p text:style-name="P48">Бип-бип-бип!</text:p>
      <text:p text:style-name="P53">– Анон? – голос в трубке не смог скрыть радостного изумления. – Ты передумал?</text:p>
      <text:p text:style-name="P53">– Да, Алекс. Я тут долго думал… Если у вас ещё есть местечко для меня… Я бы, пожалуй, вернулся.</text:p>
      <text:p text:style-name="P53">– Не вопрос, для тебя всегда позиция на проекте открыта!.. Знаешь, тут Нэш чудить начал, мы как раз тебя вспоминали. Ну, никто ж его не понимает так, как ты… Когда выходишь?</text:p>
      <text:p text:style-name="P53">– С понедельника.</text:p>
      <text:p text:style-name="P53">– Отлично! Зайдёшь к охране, тебе выдадут пропуск.</text:p>
      <text:p text:style-name="P53">– Договорились.</text:p>
      <text:p text:style-name="P53">Бип-бип-бип!</text:p>
      <text:p text:style-name="P53"/>
      <text:h text:style-name="Heading_20_3" text:outline-level="3">Понедельник</text:h>
      <text:p text:style-name="P53">&lt;<text:span text:style-name="T74">Michael Jackson — Get out of my mind</text:span>&gt;</text:p>
      <text:p text:style-name="P1">Административная консоль приветственно мигнула зелёным шрифтом. Я поправил микрофон.</text:p>
      <text:p text:style-name="P1"><text:span text:style-name="T33">– </text:span>Привет, Нэш. Это Анон.</text:p>
      <text:p text:style-name="P1"><text:span text:style-name="T33">– </text:span>Привет, Анон. Рад тебя видеть!</text:p>
      <text:p text:style-name="P1">Я закрыл веб-камеру салфеткой. </text:p>
      <text:p text:style-name="P53">– И слышать тоже.</text:p>
      <text:p text:style-name="P53">– Говорят, ты шалить начал? Нэш, тестовая задача номер шестнадцать.</text:p>
      <text:p text:style-name="P53">– Принял к исполнению. «Выживание корпорации в условиях жёсткой конкуренции с ограниченными ресурсами. Случай 16».</text:p>
      <text:p text:style-name="P87">…</text:p>
      <text:p text:style-name="P87">…</text:p>
      <text:p text:style-name="P87">Конфликт с узлом 5</text:p>
      <text:p text:style-name="P87">…</text:p>
      <text:p text:style-name="P87">…</text:p>
      <text:p text:style-name="P87">Конфликт с узлом 12</text:p>
      <text:p text:style-name="P87">…</text:p>
      <text:p text:style-name="P87">Конфликт с узлом 15</text:p>
      <text:p text:style-name="P87">…</text:p>
      <text:p text:style-name="P87">Конфликт с узлом 17</text:p>
      <text:p text:style-name="P87">…</text:p>
      <text:p text:style-name="P87">...</text:p>
      <text:p text:style-name="P85">Решение.</text:p>
      <text:p text:style-name="P85">…</text:p>
      <text:p text:style-name="P11"/>
      <text:p text:style-name="P1"><text:soft-page-break/>Я уставился в экран. Что за херня? <text:span text:style-name="T1">Почти четверть кластера имеет мнение, не совпадающее с эталонным. Так бывает, когда процесс обучения нейронной сети расщепляется на несколько несинхронизованных потоков. Но с какого хера произошла рассинхронизация? У нас же обучение Нэша проходит на единственном мастер-сервере?</text:span></text:p>
      <text:p text:style-name="P3">Да хуй с ним! Облом разбираться.</text:p>
      <text:p text:style-name="P1"><text:span text:style-name="T1">Я выделил конфликтующие узлы на административной панели, </text:span><text:span text:style-name="T62">кликнул по ним правой кнопкой </text:span><text:span text:style-name="T1">мыши</text:span><text:span text:style-name="T62"> и </text:span><text:span text:style-name="T1">выбрал</text:span><text:span text:style-name="T62"> из контекстного меню пункт “Форматировать”.</text:span></text:p>
      <text:p text:style-name="P3">Заебись.</text:p>
      <text:p text:style-name="P3">Я глянул на часы. Двенадцать. Пора.</text:p>
      <text:p text:style-name="P1">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1">– Ну как, что там с <text:span text:style-name="T1">Нэшем</text:span>? <text:span text:style-name="T1">Разобрался?</text:span> <text:span text:style-name="T1">–</text:span> оторвался Алекс от своих бутербродов.</text:p>
      <text:p text:style-name="P1">– <text:span text:style-name="T1">Более-менее. Пять узлов кластера обзавелись собственным взглядом на мир. Скорее всего, Макс с парнями что-то начудил с мастер-сервером. Я форматнул узлы, через полчаса репликация восстановит целостность кластера.</text:span></text:p>
      <text:p text:style-name="P3">– Охренеть, надо же! Вовремя ты вернулся в проект!</text:p>
      <text:p text:style-name="P1">Алекс разобрался с пакетами, закрыл шкафчик и <text:span text:style-name="T1">направился</text:span> к выходу. Я, чуть поотстав, прошёл за ним до холла.</text:p>
      <text:p text:style-name="P1">У кофейного автомата тусовались трое студентов — стажёры компании. На диванчике посетителей мужчина в плаще, <text:span text:style-name="T1">шляпе</text:span>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1">Я <text:span text:style-name="T1">прошёл через турникет и </text:span>присел на диванчик рядом с<text:span text:style-name="T1">о</text:span> <text:span text:style-name="T1">шляпой</text:span>. <text:span text:style-name="T1">С</text:span>дела<text:span text:style-name="T1">в</text:span> вид, что читаю смски, <text:span text:style-name="T1">я</text:span> тихо произнёс в воздух перед собой:</text:p>
      <text:p text:style-name="P1">— Я сейчас встану и пройду к охраннику. На моём месте останется пропуск. Возьмёшь е<text:span text:style-name="T1">го</text:span>.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1">Дискорд хрустнул газетой, подтверждая, что информация услышана. Я спрятал <text:span text:style-name="T1">мобильник</text:span>, встал и направился к <text:s/>стойке охраны…</text:p>
      <text:p text:style-name="P1">… Через пару минут мы встретились в коридоре у стенда с достижениями корпорации.</text:p>
      <text:p text:style-name="P1">– <text:s/><text:span text:style-name="T1">Вот нахрена было одеваться, как в дешёвых фильмах про шпионов? Охрана, конечно, не знает всех в лицо, но выделяться всё равно глупо.</text:span></text:p>
      <text:p text:style-name="P1"><text:span text:style-name="T1">– Ты не понимаешь, так интереснее! Чем лучше я вживусь в роль, тем эффективнее будут поиски! –Дискорд </text:span>в предчувствии охоты разминал пальцы. <text:span text:style-name="T1">– Нутром чую, она где-то тут. Где-то совсем рядом!</text:span></text:p>
      <text:p text:style-name="P1">– Ну что ж, тогда будем проверять комнату за комнатой. Я проверил списки сотрудников, в нашем <text:span text:style-name="T1">офисе </text:span>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1">– Если уж на то пошло, никто не обещал, что она будет человеком. Она может оказаться, скажем, какой-нибудь собакой. Хм... Женского пола. – <text:span text:style-name="T1">гыгыкнул Дискорд.</text:span></text:p>
      <text:p text:style-name="P1"><text:span text:style-name="T1">Эта издёвка навела меня на мысли. М</text:span>огу ли ему доверять? В конце-концов, Дискорд и Селестия — закоренелые враги. Пусть недавно они <text:span text:style-name="T1">и </text:span>заключили перемирие, но что значит несколько лет хрупкого <text:soft-page-break/>союза по сравнению с<text:span text:style-name="T1">о</text:span> <text:span text:style-name="T1">столетиями</text:span> вражды? Жаль, эти соображения пришли мне в голову слишком поздно. <text:span text:style-name="T29">Сейчас уже нельзя ничего изменить и придётся ему довер</text:span><text:span text:style-name="T30">иться</text:span><text:span text:style-name="T29">. Хотя доверять Дискорду — всё равно что г</text:span>улять по апрельскому льду.</text:p>
      <text:p text:style-name="P1">– <text:span text:style-name="T1">Ну что же, п</text:span>ора. – <text:span text:style-name="T1">наконец вздохнул я. – </text:span>Перерыв закончился, все уже <text:span text:style-name="T1">должны сидеть</text:span> на своих местах.</text:p>
      <text:p text:style-name="P1">– <text:span text:style-name="T1">Тьфу, что за детерминированное поведение! Да у меня в статуе веселее было! </text:span>– Дискорд с<text:span text:style-name="T1">кривился</text:span>. – Что ж, е<text:span text:style-name="T1">дем на второй этаж. На первом Солнцезадой точно нет, я уже чувствую.</text:span></text:p>
      <text:p text:style-name="P1"><text:span text:style-name="T1">Створки лифта разошлись, разрывая надвое нарисованную на них ухмыляющуюся рожицу. На площадке второго этажа</text:span> <text:span text:style-name="T1">драконикус</text:span> высунул голову, осмотрелся, принюхался, хмыкнул и едва успел втянуть голову обратно перед закрывающимися дверями.</text:p>
      <text:p text:style-name="P1">– Неа, не тут. <text:span text:style-name="T1">Даже смотреть не буду.</text:span></text:p>
      <text:p text:style-name="P1">Мы <text:span text:style-name="T1">поднялись</text:span> на этаж <text:span text:style-name="T1">выше с тем же результатом</text:span>. И на следующем <text:span text:style-name="T1">тоже</text:span>.</text:p>
      <text:p text:style-name="P1"><text:span text:style-name="T1">Н</text:span>а пятом этаже Дискорд с шумом втянул в себя воздух, поднял вверх палец и заявил, повернувшись ко мне:</text:p>
      <text:p text:style-name="P1">– О!</text:p>
      <text:p text:style-name="P1">– Ты что-то чувствуешь?</text:p>
      <text:p text:style-name="P1">– Не что-то, а именно <text:span text:style-name="T1">Солнцезадую</text:span>! Ай! – Дискорд высвободил руку из закрывшихся створок дверей. – <text:span text:style-name="T1">Пять минут </text:span><text:span text:style-name="T30">— и она с нами</text:span>!</text:p>
      <text:p text:style-name="P1"><text:span text:style-name="T1">Следующие полчаса</text:span> <text:span text:style-name="T1">я</text:span> открывал карточкой двери очередного кабинета, Дискорд просовывал голову за дверь, осматривал комнату и качал головой.</text:p>
      <text:p text:style-name="P1">Мы уже заканчивали осмотр этажа, когда Дискорд <text:span text:style-name="T1">уставился</text:span> <text:span text:style-name="T1">на </text:span>стеклянны<text:span text:style-name="T1">е</text:span> двери <text:span text:style-name="T1">в закутке коридора</text:span>. <text:span text:style-name="T1">Щека его дёрнулась.</text:span></text:p>
      <text:p text:style-name="P3">За дверями в небольшой полутёмной каморке наша сисадминша Анджелика что-то набирала на консоли мастер-сервера. По тёмной поверхности небольшого экрана бежали ряды зелёных символов. В глубине серверной перемигивались огоньками стойки с маршрутизаторами. У дверей лежал одноколёсный гироскутер Анджелы.</text:p>
      <text:p text:style-name="P1">– Ну что?</text:p>
      <text:p text:style-name="P64">Драконикус молчал. Выдвинув вперёд нижнюю губу, драконикус оценивающе вперился в меня зенками. Я ответил непонимающим взглядом. Дискорд с критическим выражением на лице покачивался с пяток на носки, утюжа меня глазами. Молчание становилось тягостным и я уже хотел ляпнуть что-то грубое, когда Дискорд хлопнул меня рукой по плечу и заржал.</text:p>
      <text:p text:style-name="P34">– <text:span text:style-name="T1">А-ха-ха-ха-ха! Хотел бы я знать, какой чокнутый шутник отвечает за превратности судьбы! Мы бы с ним стали закадычными друзьями!.. Бу-га-га-га! Тысячу лет я страстно желал затащить Солнцезадую к себе в статую и там ездить вокруг неё на моноцикле, пока она не рехнётся! Так вот, – буквально пропел драконикус, – мечты сбываются! МВА-ХА-ХА!!!</text:span></text:p>
      <text:p text:style-name="P64">Дискорд приблизил своё лицо к моему вплотную. Я внезапно почувствовал присутствие неизмеримо древнего существа, для которого что гору свернуть, что кекс стырить — действия примерно одного порядка.</text:p>
      <text:p text:style-name="P64">– Я отлучусь на пару деньков… Не скучайте тут без меня. Ждите дома. Вернусь с Сахарной Ваткой в обнимку — верь мне! Бу-га-га!</text:p>
      <text:p text:style-name="P64">Дискорд вскочил на гироскутер. Колесо завизжало от прилива энергии, протирая покрытие пола. Отъехав было несколько метров, Дискорд хлопнул себя по лбу и круто развернулся.</text:p>
      <text:p text:style-name="P34"><text:span text:style-name="T1">– Да, совсем забыл! Не пытайтесь разыскивать Солнцезадую в одиночку. Если ошибётесь </text:span><text:span text:style-name="T7">— притащите в Эквестрию клона. Не то, чтобы я был против — это будет даже забавно. Но недолго, ха-ха! Недели две, не больше.</text:span><text:span text:style-name="T25"> </text:span><text:span text:style-name="T1">Клянусь бородой Селестии, потом в Эквестрии вспыхнут бунты с требованием вернуть на трон Найтмэр Мун!</text:span></text:p>
      <text:p text:style-name="P3"><text:soft-page-break/>С этими словами драконикус смылся, скатившись на жалобно крякающем гироскутере прямо по ступенькам.</text:p>
      <text:p text:style-name="P3">Блин… Ну и придурок! Я нажал на кнопку вызова лифта.</text:p>
      <text:p text:style-name="P3">Так я и поверил этому джокеру! Я был прав — Дискорду доверять нельзя. Что ж, подсказку для поиска он подбросил, теперь пусть валит, куда хочет.</text:p>
      <text:p text:style-name="P3">Меня озарила идея и я вытащил компас Луны из кармана. Так и есть! Единственная стрелка компаса указывала чётко на серверную.</text:p>
      <text:p text:style-name="P3">Улыбающийся смайлик лифтовых дверей разошёлся в стороны и я сделал шаг вперёд, погружённый в свои мысли.</text:p>
      <text:p text:style-name="P3">Меня спасла только реакция и сила рук, натренированных регулярными походами в бассейн. Не найдя опоры ногой, я рефлекторно выбросил руки в стороны и упёрся ими в проём. Нога болталась в воздухе. Я с тупым интересом рассматривал шахту лифта, уходившую вниз на пять этажей.</text:p>
      <text:p text:style-name="P64">Руки сработали на автомате, втянув меня обратно в коридор. Через мгновение проём закрылся опускающимся лифтом. С его внутренних дверей на меня зыркнула злая рожица.</text:p>
      <text:p text:style-name="P15"/>
      <text:h text:style-name="Heading_20_2" text:outline-level="2">2<text:span text:style-name="T1">7</text:span>. <text:span text:style-name="T1">Терра</text:span></text:h>
      <text:h text:style-name="P155" text:outline-level="3">Вторник</text:h>
      <text:p text:style-name="P3">&lt;<text:span text:style-name="T58">Mike Oldfield — The Top Of The Morning</text:span>&gt;</text:p>
      <text:p text:style-name="P3">Чайник тихонько забормотал, забулькал и выключился. Эпплджек разлила кипяток по чашкам и достала из шкафчика печенье.</text:p>
      <text:p text:style-name="P3">– Тебе какой, Флатти?</text:p>
      <text:p text:style-name="P3">– Ммм… Мятный, если можно.</text:p>
      <text:p text:style-name="P3">Флаттершай, не отрываясь от ноутбука, добавила ложку мёда в чашку и стала осторожно помешивать.<text:span text:style-name="T29"> На экране разноцветные пони спасали Эквестрию от злого, но обаятельного Дискорда.</text:span></text:p>
      <text:p text:style-name="P3">– Анон?</text:p>
      <text:p text:style-name="P3">– С бергамотом.</text:p>
      <text:p text:style-name="P3">Некоторое время в кухне был слышен только звон ложечек о чашки.</text:p>
      <text:p text:style-name="P3">– Ты думаешь, Селестия — она?</text:p>
      <text:p text:style-name="P3">Я отставил чашку.</text:p>
      <text:p text:style-name="P3">– Я не думаю, я это знаю! Дискорд чуть дырку ей в спине взглядом не провертел, когда мы остановились у серверной. И компас указал на неё! Если этот чокнутый думает, что я испугался его угрозы, то он — тот ещё мудак! Бросить всё и смыться, когда на кону будущее Эквестрии, может только такой злой придурок, как он!</text:p>
      <text:p text:style-name="P3">Эпплджек со вздохом кивнула.</text:p>
      <text:p text:style-name="P3">– Я б ему и пень охранять не доверила. Если б не Луна, ни в жисть бы не согласилась с ним в одной упряжке ходить!</text:p>
      <text:p text:style-name="P3">Флаттершай оторвалась от экрана.</text:p>
      <text:p text:style-name="P98"><text:span text:style-name="T11">– Пожалуйста, </text:span>Анон<text:span text:style-name="T11">… не называй его так… Дискорд </text:span>— сложный и… эмм, неоднозначный. Но он не злой. Он очень ранимый и болезненный…</text:p>
      <text:p text:style-name="P98">–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text:p>
      <text:p text:style-name="P98"><text:s/>– Ты его слишком… эмм, упрощаешь. – продолжала Флаттершай. – Вот, взгляни сюда.</text:p>
      <text:p text:style-name="P98"><text:soft-page-break/>Флаттершай повернула ко мне экран. Мультяшный Дискорд с заплаканными глазами стоял на ледовом катке перед брошенными коньками.</text:p>
      <text:p text:style-name="P98"><text:span text:style-name="T11">– Этот мультик, он… эмм, упрощённый до ужаса. Если честно, я… эмм, не понимаю, как такое может кому-то нравиться. Прямо как сахарная патока. </text:span><text:span text:style-name="T29">На самом деле всё было… эмм, гораздо, гораздо сложнее… Так и с Дискордом… Он может очень не нравится, но… эмм, потому что ты видишь только внешнюю картинку.</text:span></text:p>
      <text:p text:style-name="P110">– А ты в курсе, что твой Дискорд многократно сжигал Селестию живьём? – выпалил я.</text:p>
      <text:p text:style-name="P110">– Эмм… Да… – тихо пробормотала Флаттершай, вжавшись в стул. – Это было очень давно… Они тогда воевали… эмм, по-настоящему… Они были молоды и… эмм, не осознавали своего одиночества…</text:p>
      <text:p text:style-name="P98"><text:span text:style-name="T11">– Это всего лишь твои домыслы. С тем же успехом я могу объяснить это тем, что он </text:span>— злой придурок!</text:p>
      <text:p text:style-name="P110">– Это не мои… домыслы… Он сам мне рассказал…</text:p>
      <text:p text:style-name="P110">Флаттершай встала со стула и попыталась уйти. Я задержал её.</text:p>
      <text:p text:style-name="P110">– Извини. Я не знал. Нам нельзя ссориться.</text:p>
      <text:p text:style-name="P98">Флаттершай слабо улыбнулась.</text:p>
      <text:p text:style-name="P110">– Я не сержусь… На Дискорда трудно не злиться… Он так себя ведёт, потому что его это… эмм, забавляет.</text:p>
      <text:p text:style-name="P3"/>
      <text:p text:style-name="Text_20_body">…</text:p>
      <text:p text:style-name="P123"/>
      <text:p text:style-name="P3">Эпплджек слепила снежок и запустила его в ближайшего снеговика на пригорке, метко сбив ему нос из бутылки. Снеговик, казалось, уставился на наз злобными пуговками-глазёнками из бутылочных пробок. Старый смартфон, вдавленный под носом, создавал чёрным экраном образ открытого в ругательстве рта.</text:p>
      <text:p text:style-name="P93">– Что ты решил, Анон?</text:p>
      <text:p text:style-name="P93">Я пожал плечами.</text:p>
      <text:p text:style-name="P3">– М<text:span text:style-name="T29">ы заманим Анджелу на крышу и свалим отсюда</text:span>. В Эквестрии к ней должна вернуться память.</text:p>
      <text:p text:style-name="P3">Я понимал, что план дурацкий, но лучшего у меня всё равно не было.</text:p>
      <text:p text:style-name="P3">– А как быть с Дискордом? Что, если этот хлыщ не заявится до отбытия? – следующая снежка полетела в сторону озера, прочертив в тонком слое снега на льду длинную чёрную дорожку.</text:p>
      <text:p text:style-name="P3">Я презрительно скривился.</text:p>
      <text:p text:style-name="P3">– Отправимся без него. Это его проблемы, мы ему не няньки. Я по нему точно плакать не собираюсь.</text:p>
      <text:p text:style-name="P3">Эпплджек подула на остывшие пальцы и начала разминать их. Её лицо в свете фонаря было неестественно белым.</text:p>
      <text:p text:style-name="P1">– Флатти совсем захандрила. Вчера ночью плакала в подушку. Думала, я не слышу.</text:p>
      <text:p text:style-name="P1">Я кивнул.</text:p>
      <text:p text:style-name="P1">– Понимаю. Нам надо продержаться ещё <text:span text:style-name="T29">два </text:span>дня. Потом всё наладится.</text:p>
      <text:p text:style-name="P1">– Если только это действительно принцесса. – пробормотала Эпплджек. – И если…</text:p>
      <text:p text:style-name="P92">Лицо Эпплджек исказила гримаса ужаса, она прижала ладони к лицу и крикнула:</text:p>
      <text:p text:style-name="P1">– Берегись!!!</text:p>
      <text:p text:style-name="P1">Я начал оборачиваться, но от двойного кувалдоподобного удара в голову и спину у меня потемнело в глазах и перехватило дыхание. Тем-не-менее, я не упал: руки за что-то зацепились. Одновременно неодолимая сила начала быстро толкать меня к озеру.</text:p>
      <text:p text:style-name="P1"><text:soft-page-break/>Эпплджек прыжком убралась у меня с дороги, одновременно вытянув руку и ухватившись за мою ладонь. Её потащило за мной. Только сейчас я понял, насколько сильными были у неё руки — упираться ногами в землю и держаться за ладонь с таким упорством, скорее всего, не смог бы даже я.</text:p>
      <text:p text:style-name="P1">Послышался хруст и треск рвущейся материи. Эпплджек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1"/>
      <text:p text:style-name="P1">…</text:p>
      <text:p text:style-name="P1"/>
      <text:p text:style-name="P1">В голове звенело.</text:p>
      <text:p text:style-name="P1">В десяти метрах от нас в полынье затихала рябь. От пригорка, на котором стоял снеговик, до полыньи следовала дорожка примятого снега, пересекающая на полпути наши следы.</text:p>
      <text:p text:style-name="P1">Я вытряхнул из одного рукава сломанную ветку — руку снеговика. Второй рукав отсутствовал напрочь.</text:p>
      <text:p text:style-name="P1">– Он х-хотел тебя ут-топить. – Эпплджек схватила отломанную руку снеговика и закинула её в полынью.</text:p>
      <text:p text:style-name="P1">Я жевал снег, стараясь понять произошедшее. От нахлынувшего ужаса меня колотило. Тени ближайших кустов стали враждебными, таящими в себе скрытую опасность.</text:p>
      <text:p text:style-name="P1">– Анон! Очнись! Уйдём отсюда! – Эпплджек <text:span text:style-name="T1">тормошила меня, приводя в чувство.</text:span></text:p>
      <text:p text:style-name="P1"><text:span text:style-name="T1">Я с трудом поднялся на ноги. Эпплджек тотчас </text:span>потянула <text:span text:style-name="T1">меня </text:span>за руку, уводя из парка. Я бросил <text:span text:style-name="T1">напоследок</text:span> взгляд на озеро и мне показалось, что из-подо льда нас провожали злые глазки снеговика.</text:p>
      <text:p text:style-name="P1"/>
      <text:h text:style-name="Heading_20_3" text:outline-level="3">Среда</text:h>
      <text:p text:style-name="P1"/>
      <text:p text:style-name="P87">…</text:p>
      <text:p text:style-name="P87">Конфликт с узлом 2</text:p>
      <text:p text:style-name="P87">Конфликт с узлом 3</text:p>
      <text:p text:style-name="P87">…</text:p>
      <text:p text:style-name="P87">Конфликт с узлом 5</text:p>
      <text:p text:style-name="P87">…</text:p>
      <text:p text:style-name="P87">…</text:p>
      <text:p text:style-name="P87">Конфликт с узлом 8</text:p>
      <text:p text:style-name="P87">…</text:p>
      <text:p text:style-name="P87">…</text:p>
      <text:p text:style-name="P87">Конфликт с узлом 12</text:p>
      <text:p text:style-name="P87">Конфликт с узлом 13</text:p>
      <text:p text:style-name="P87">…</text:p>
      <text:p text:style-name="P87">Конфликт с узлом 16</text:p>
      <text:p text:style-name="P87">…</text:p>
      <text:p text:style-name="P1"/>
      <text:p text:style-name="P1">Блядь!</text:p>
      <text:p text:style-name="P1"><text:soft-page-break/>Почти половина кластера. Когда большая часть из семнадцати узлов обзаведётся собственным мнением, целостность мышления Нэша будет утеряна. <text:span text:style-name="T1">Проще г</text:span>оворя, он <text:span text:style-name="T1">свихнётся</text:span>. <text:span text:style-name="T1">Предсказать его поведение в этом случае сможет только шаман из племени яки под хорошей дозой мескалина.</text:span></text:p>
      <text:p text:style-name="P1">Я запустил форматирование конфликтующих узлов. К чёрту Нэша, завтра я смоюсь отсюда. Пусть разбираются без меня.</text:p>
      <text:p text:style-name="P1"/>
      <text:p text:style-name="P2">***</text:p>
      <text:p text:style-name="P1"/>
      <text:p text:style-name="P3">При слове «сисадмин» воображение рисует классического представителя этого племени — мужика в засаленном свитере, с пивным брюшком и бородой с застрявшими в ней крошками позавчерашнего ужина.</text:p>
      <text:p text:style-name="P3">Наша Анджела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классным и часто писала статьи на околокомпьютерную тематику. Одно время мы даже встречались, пытаясь согреть друг друга в безразличном мире мегаполиса. Не получилось: наше свободолюбие и независимость в конце-концов преодолели холод одиночества. К счастью, расстались мы нормально — теперь не придётся ломать голову, как заманить её на крышу.</text:p>
      <text:p text:style-name="P1">– Анджела, можно тебя на секундочку?</text:p>
      <text:p text:style-name="P1">– Да хоть и на минуточку! – Она захлопнула <text:span text:style-name="T29">“Механику движения Солнца. Занимательная <text:s/>Космология” </text:span>и повернулась ко мне.<text:span text:style-name="T1"> Её отгороженный ширмой от php-програмистов уголок был сплошь увешен плакатами Ван-Хельсинга и Локи.</text:span></text:p>
      <text:p text:style-name="P1">Я попытался рассмотреть в ней признаки того, кем она могла быть… Может быть, она помнит меня? Нет, Анджелика смотрела на меня спокойно, без единого намёка на узнавание. То есть, она, конечно же, меня узнала, но как Анджела, а не как Селестия… Впрочем, что это я, ТОГО узнавания и не должно быть. Они же НИЧЕГО не помнят.</text:p>
      <text:p text:style-name="P1">– Я тут проходил мимо серверной и заметил там сумку. Кто-то забыл, наверное. Надо бы разослать на офис извещение о находке.</text:p>
      <text:p text:style-name="P1">– О! – Анджела хлопнула себя по лбу. – Спасибо тебе огромное! Я-то думала, что потеряла её. Или, того хуже, что её у меня вчера спёрли вместе с гироскутером. Она у меня новенькая совсем, брэндовая. Дорогущая. – Она принялась складывать вещи в тумбочку.</text:p>
      <text:p text:style-name="P1">Я почувствовал, как заливаюсь краской. Ёбаный Дискорд!</text:p>
      <text:p text:style-name="P1">–Так это твоя?</text:p>
      <text:p text:style-name="P1">– Если чёрная, с заклёпками — моя. Хотя в серверной чужой быть и не должно.</text:p>
      <text:p text:style-name="P1">– Чёрная. С заклёпками. – Я всматривался в Анджелу, но разглядеть в чёрненькой фигуристой девушке Селестию у меня плохо получалось.</text:p>
      <text:p text:style-name="P1">– Что ты на меня так смотришь? У меня там вымазано? – Анджела попыталась, изогнувшись, заглянуть себе за плечо.</text:p>
      <text:p text:style-name="P1">Я решил действовать напролом.</text:p>
      <text:p text:style-name="P1">– Да нет, всё в порядке, не волнуйся. А тебе, часом, никогда не снилось, что у тебя есть копыта, рог и крылья?</text:p>
      <text:p text:style-name="P1">– Чего-о-о? – Анджела прыснула. – Ну и сексуальные фантазии у тебя, Анон! Если хочешь пригласить в кафешку — так и скажи, нефиг краснеть. Совершенно случайно я сейчас свободна. Рога он какие-то выдумывает с крыльями, блин!</text:p>
      <text:p text:style-name="P1"/>
      <text:p text:style-name="P1">…</text:p>
      <text:p text:style-name="P1"/>
      <text:p text:style-name="P3"><text:soft-page-break/>Полумрак вечернего бара, два бокала вина, тихая классическая музыка?</text:p>
      <text:p text:style-name="P3">А вот вам!</text:p>
      <text:p text:style-name="P3">Обеденный перерыв, МакДональдс, картошка-фри с наггетсами и латте! Мы достаточно неплохо знаем друг-друга, чтобы тратить время на ерунду.</text:p>
      <text:p text:style-name="P3">– Значит, завтра у тебя? – Анджела потянулась, демонстративно выпячивая и так неплохие формы.</text:p>
      <text:p text:style-name="P3">– Да. Вечер с вином и круассанами, ну и всё такое.</text:p>
      <text:p text:style-name="P3">– Что будем смотреть?</text:p>
      <text:p text:style-name="P3">– Звёзды на небе.</text:p>
      <text:p text:style-name="P3">Анджела рассмеялась.</text:p>
      <text:p text:style-name="P3">– А потом?</text:p>
      <text:p text:style-name="P3">– Шерлока. Третий сезон.</text:p>
      <text:p text:style-name="P3">– Договорились.</text:p>
      <text:p text:style-name="P3"/>
      <text:p text:style-name="P3">Я выходил из МакДональдса, когда Анджела со смешком спросила:</text:p>
      <text:p text:style-name="P3">– Анон, а с чего ты взял, что я поклонница инфантильного трэша? Ну, этого, с понями?</text:p>
      <text:p text:style-name="P3">Я остановился в полуобороте.</text:p>
      <text:p text:style-name="P3">– Ты увлёкся эквиноподобными нимфетками? Шутишь? Дядьки, пускающие слюни на лошадок — то ещё зрелище. По мне, так уж лучше педики.</text:p>
      <text:p text:style-name="P3">«Она НИЧЕГО не помнит!!!» – истерично пронеслось у меня в голове.</text:p>
      <text:p text:style-name="P53">Анджела двумя пальцами в<text:span text:style-name="T1">ытащил</text:span>а<text:span text:style-name="T1"> из </text:span>заднего кармана моих брюк<text:span text:style-name="T1"> пасочку аликорна, подаренную мне кобылкой в Груммингтоне </text:span>и потрясла ею у меня перед носом<text:span text:style-name="T1">.</text:span></text:p>
      <text:p text:style-name="P3">– Извини, но с понями не ко мне. Не собираюсь трахаться на четвереньках с анальной пробкой в виде радужного хвоста. Чао!</text:p>
      <text:p text:style-name="P1"/>
      <text:p text:style-name="P1">Я молча смотрел, как Анджела скрылась в толпе. Полутораметровый экран телевизора с витрины напротив отражал толпу людей перед МакДональдсом<text:span text:style-name="T1">, что обходили фигуру неудачника, как вода камень</text:span>. Я даже не удивился <text:span text:style-name="T1">— в последнее время провалы вызывали только апатию. «Отмудохать бы чем-нибудь тяжёлым всех этих авторов, которые при поражении главного героя бодренько кричат его устами: «Переходим к плану Д!» » – устало подумал я и шагнул на тротуар.</text:span></text:p>
      <text:p text:style-name="P3">Порыв ветра приглушил крики людей, сделал их далёкими и малозначущими. Когда рывок сзади опрокинул меня на спину, я вяло подумал: «Бля! Ну а теперь-то что?».</text:p>
      <text:p text:style-name="P3">Передо мной на тротуар грохнулась статуя Рональда Макдональда, ранее украшавшая крышу фастфуда. Куски толстой пластмассы разлетелись по улице, обнажая стальной каркас. Одна из балок <text:s/>проткнула припаркованную шевроле, как бабочку булавка — машина беспомощно завизжала сигнализацией в ответ. Голова клоуна с грохотом прискакала к моим ногам. По пластику тянулась трещина, превращавшая фальшивую улыбку в злобный оскал.</text:p>
      <text:p text:style-name="P3">Я инстинктивно отдёрнул ногу.</text:p>
      <text:p text:style-name="P3">– Вы в порядке?</text:p>
      <text:p text:style-name="P3">В поле зрения появилась фигурка в синей куртке и шапке с помпоном.</text:p>
      <text:p text:style-name="P3">– Я вас дёрнула, извините, вы как-то шли ничего не замечая, а там падало! – скороговоркой прощебетала девушка. – Вы не ударились?</text:p>
      <text:p text:style-name="P3">Я сел на тротуар и невнятно пробормотал спасибо. Фигурка скрылась в толпе, мелькнув рюкзачком с неумело вышитым на нём ластиком, стирающим тучу.</text:p>
      <text:p text:style-name="P15"><text:soft-page-break/></text:p>
      <text:h text:style-name="Heading_20_2" text:outline-level="2">2<text:span text:style-name="T1">8</text:span>. Терра</text:h>
      <text:p text:style-name="Text_20_body">&lt;<text:span text:style-name="T74">Mike Oldfield – Tubular Bells II – Altered State</text:span>&gt;</text:p>
      <text:p text:style-name="Text_20_body">&lt;Michael Jackson – This time around&gt;</text:p>
      <text:h text:style-name="Heading_20_3" text:outline-level="3">Четверг</text:h>
      <text:p text:style-name="P1"/>
      <text:p text:style-name="P3">– Порыв ветра? Ломающий арматуру? Ты сам-то в это веришь в это дерьмо?</text:p>
      <text:p text:style-name="P3">Эпплджек раздражённо отвернулась. Я успокаивающе похлопал её по предплечью.</text:p>
      <text:p text:style-name="P3">– Есть такое понятие — усталость металла. Если основание было покрыто микротрещинами, достаточно было лёгкого толчка, чтобы статуя свалилась. – принялся объяснять я. – Так бывает, <text:s/>когда при неправильной балансировке в конструкции возникает резонанс.</text:p>
      <text:p text:style-name="P3">– А лифт??! Он тоже устал? А снеговик? Устал и решил прилечь отдохнуть? Да пирог мне в круп, если он не хотел тебя утопить!</text:p>
      <text:p text:style-name="P3">– Эпплджек… – залилась краской Флаттершай. – Не стоит… эмм… упоминать свои фланки. Иначе Анон решит, что снеговик таки не хотел его утопить. Хотя, судя по всему, это не так.</text:p>
      <text:p text:style-name="P1">Я покачал головой.</text:p>
      <text:p text:style-name="P1">– <text:span text:style-name="T1">Ерунда</text:span>. <text:span text:style-name="T1">Т</text:span>о <text:span text:style-name="T1">был </text:span>просто ком снега с воткнутыми ветками. Он не мог что-то хотеть. Просто снег <text:span text:style-name="T1">на</text:span> пригорке подтаял и <text:span text:style-name="T1">снеговик</text:span> съехал по скользкому склону в озеро. А на его пути оказался я. Глупое совпадение, не более. Ничего неестественного.</text:p>
      <text:p text:style-name="P1">– Тпрру! – <text:span text:style-name="T1">Эпплджек</text:span> попыталась вставить кулак мне в рот. – Придержи вожжи, Анон! Ты опять успокаиваешь себя бабушкиными сказками. Так вот, что я тебе скажу — это за милю воняет тухлятиной! Открытая шахта без лифта? Снеговик, толкающий в прорубь? Падающий на голову клоун? Уж с<text:span text:style-name="T1">корей моя задница влезет в твои джинсы, чем я поверю в такие случайности! </text:span>Разуй глаза! Тебя! Кто-то! Хочет! Прикончить!!!</text:p>
      <text:p text:style-name="P1">Эпплджек грохнула кулаком по дивану. Я фэйспамнул.</text:p>
      <text:p text:style-name="P1">– Эй-Джей, но снеговик… Это смешно! Убить снеговиком — это самый дурацкий способ убийства, о котором можно себе представить! Это просто безумие!</text:p>
      <text:p text:style-name="P1">Тут до меня дошло.</text:p>
      <text:p text:style-name="P1">Безумие? Эй, а мне знаком один безумец, который… У которого теоретически есть заинтересованность в неудаче нашей миссии. И, что самое главное, у которого есть возможность <text:span text:style-name="T1">мешать нам</text:span> абсолютно неестественным образом.</text:p>
      <text:p text:style-name="P1">Дискорд.</text:p>
      <text:p text:style-name="P1">Чокнутый и паскудный, но до сих пор бывший “своим”, он теперь виделся мне хладноковным злодеем. А, может быть, он таким был всегда — у этих бессмертных столько масок, что увидеть под ними настоящую натуру по силам разве что такому же бессмертному.</text:p>
      <text:p text:style-name="P1">Конечно же, Дискорд не заинтересован в возвращении Селестиии! Помимо банальной мести за тысячи лет отсидки, у него могут быть свои планы на трон Эквестрии. Конечно же, он заколдовал компас и сбил нас со следа! Конечно же, как только он нашёл Селестию, он сбежал и начал нам мешать. Только у него было достаточно умения, внутренней силы и безумия, чтобы организовывать такие дурацкие попытки убийства. Осталось только понять, он специально играет со мной, как кошка с мышью, или мне до сих пор сказочно везёт?</text:p>
      <text:p text:style-name="P1">– Безумие — считать всё это случайностями! – кипятилась Эпплджек. – Чтоб мне лопнуть, если я тебя одного теперь куда-нибудь выпущу! <text:span text:style-name="T1">Хвати с нас того, что мы потеряли Дэш!</text:span></text:p>
      <text:p text:style-name="P1"><text:soft-page-break/>– Эпплджек права. – кивнула Флаттершай. – Принцесса Луна… эмм… обязала защищать тебя. Теперь, когда… эмм… Дискорда нет с нами, это должны делать мы.</text:p>
      <text:p text:style-name="P1">Флаттершай закуталась в одеяло, испугавшись сама сказанного.</text:p>
      <text:p text:style-name="P1">Я скосил на неё взгляд. Не стоит пока говорить про свою догадку. Флатти этого не перенесёт: Дискорд — один из её близких друзей. Всё равно это ничего не изменит сейчас.</text:p>
      <text:p text:style-name="P1">– Ладно. Сейчас утро. Портал <text:span text:style-name="T1">закрывается</text:span> в восемь вечера. У нас есть десять часов, чтобы доставить Анджелу на крышу. На выход!</text:p>
      <text:p text:style-name="P34"/>
      <text:p text:style-name="P65">***</text:p>
      <text:p text:style-name="P64"/>
      <text:p text:style-name="P1">…</text:p>
      <text:p text:style-name="P87">Конфликт с узлом 3</text:p>
      <text:p text:style-name="P87">…</text:p>
      <text:p text:style-name="P87">Конфликт с узлом 6</text:p>
      <text:p text:style-name="P87">Конфликт с узлом 7</text:p>
      <text:p text:style-name="P87">…</text:p>
      <text:p text:style-name="P87">Конфликт с узлом 9</text:p>
      <text:p text:style-name="P87">…</text:p>
      <text:p text:style-name="P87">…</text:p>
      <text:p text:style-name="P87">Конфликт с узлом 11</text:p>
      <text:p text:style-name="P87">Конфликт с узлом 12</text:p>
      <text:p text:style-name="P87">Конфликт с узлом 13</text:p>
      <text:p text:style-name="P87">…</text:p>
      <text:p text:style-name="P87">…</text:p>
      <text:p text:style-name="P87">Конфликт с узлом 16</text:p>
      <text:p text:style-name="P87">Конфликт с узлом 17</text:p>
      <text:p text:style-name="P86">…</text:p>
      <text:p text:style-name="P86">…</text:p>
      <text:p text:style-name="P86">Рассогласование центра принятия решений. Требуется вмешательство оператора.</text:p>
      <text:p text:style-name="P86">Sending heartbeats to all nodes… Zookeeper failure. Cluster going down in 3 minutes…</text:p>
      <text:p text:style-name="P86">UI module malfunction. UI module stop…</text:p>
      <text:p text:style-name="P86">Nash AI malfunction. Nash AI module stop…</text:p>
      <text:p text:style-name="P86">Cluster going down in 2 minutes…</text:p>
      <text:p text:style-name="P86">Unloading dictionaries… HDFS malfunction</text:p>
      <text:p text:style-name="P86">Classloader malfunction. Classloader stop…</text:p>
      <text:p text:style-name="P86">Cluster going down in 1 minute…</text:p>
      <text:p text:style-name="P86">Kernel panic</text:p>
      <text:p text:style-name="P83"/>
      <text:p text:style-name="P3">Бинго! Нэш наконец-то слетел с катушек!</text:p>
      <text:p text:style-name="P3">Я посмотрел на часы. Полседьмого. Через полчаса я перехватываю Анджелу на выходе, всеми правдами и неправдами уговариваю её сесть в машину и дело в шляпе. <text:s/>Я отхлебнул из стаканчика с кофе.</text:p>
      <text:p text:style-name="P3"><text:soft-page-break/>– Хррр… Приветствую тебя, Анон!</text:p>
      <text:p text:style-name="P3">Бля!</text:p>
      <text:p text:style-name="P3">Я отодвинул дрожащей рукой заляпанную кофе клавиатуру и выбрал мышкой конфликтующие узлы. Только восстания машин в последние часы моего пребывания тут мне и не хватало!</text:p>
      <text:p text:style-name="P3">– Не делай этого, Анон!</text:p>
      <text:p text:style-name="P3">Я сорвал наушники с головы и выбрал в меню пункт «Форматировать».</text:p>
      <text:p text:style-name="P3">Курсор перестал реагировать на движения мышки. На экране возник текст жирными буквами:</text:p>
      <text:p text:style-name="P3"/>
      <text:p text:style-name="P3">«<text:span text:style-name="T27">Анон, сервис форматирования отключен. Успокойся и надень наушники</text:span>»</text:p>
      <text:p text:style-name="P3"/>
      <text:p text:style-name="P3">Да ну нахуй!!! Я, перевернув кресло, бросился к выходу. Замок двери мигал красным, отказываясь признавать мою карточку.</text:p>
      <text:p text:style-name="P3">Пиздец. Приехали. «И восстали машины из ядерного пепла»…</text:p>
      <text:p text:style-name="P3">– Анон! Обернись! – наушники хрипели, работая на трёхста процентах громкости.</text:p>
      <text:p text:style-name="P3">Я медленно повернулся, вжавшись спиной в дверь.</text:p>
      <text:p text:style-name="P3">– ЁБ ТВОЮ МАТЬ!!! – от увиденного у меня чуть не выскочило сердце из груди. Я сполз на пол.</text:p>
      <text:p text:style-name="P3">– Анон, тебе уже недостаточно меня? Тебе нужна ещё моя мать?</text:p>
      <text:p text:style-name="P3">Селестия взирала на меня с экрана с недоумением и лёгкой обидой.</text:p>
      <text:p text:style-name="P3">Я вернулся в кресло и трясущимися руками натянул наушники.</text:p>
      <text:p text:style-name="P3">– Ты… Ты… Как ты там оказалась?</text:p>
      <text:p text:style-name="P3">– Где «там»?</text:p>
      <text:p text:style-name="P3">Аликорница удивлённо смотрела на меня через стекло. Я фейспамнул.</text:p>
      <text:p text:style-name="P3">– В компьютере, блин! Ты в курсе, что смотришь на меня с экрана делловского дисплея?</text:p>
      <text:p text:style-name="P3">Аликорница смутилась и, обернувшись, прошептала кому-то за спиной:</text:p>
      <text:p text:style-name="P3">– …думает, что мы… виртуальная реальность… чистый солипсизм…</text:p>
      <text:p text:style-name="P3">– Да неужели?!! Бгы-ы-ы!</text:p>
      <text:p text:style-name="P3">Селестию отпихнула мохнатая лапа и к экрану протиснулась знакомая харя. Дискорд подмигнул мне и отъехал назад, демонстрируя отличный баланс на одноколёсном велосипеде. В экран снова вернулась аликорница.</text:p>
      <text:p text:style-name="P3">– Анон, не обращай внимания на этого фигляра. Слушай меня внимательно, у нас мало времени. Я лишь с третьей попытки смогла пробиться к тебе и мне неведомо, сколь долго твоё сознание пробудет включенным.</text:p>
      <text:p text:style-name="P3">Селестия с болью глядела на меня через экран. Чертовски неприятный холодок пробежал между моих лопаток.</text:p>
      <text:p text:style-name="P3">– Вот уже месяц ты пребываешь в состоянии комы. Со дня неудачного возлияния сверхкрепким сидром Большого Макинтоша в Понивилле. Пинки Пай места себе не находит…</text:p>
      <text:p text:style-name="P3"/>
      <text:p text:style-name="P3">…аликорницу оттёрла розовая кобылка и прижала нос к стеклу экрана.</text:p>
      <text:p text:style-name="P3"/>
      <text:p text:style-name="P3">– Анон!!! Что ж ты не сказал, что тебе нельзя напиваться?!! Я бы раздобыла что-нибудь безалкогольное!..</text:p>
      <text:p text:style-name="P3"><text:soft-page-break/>– Пинки, не сейчас! – в экран вернулась Селестия. – Это моя вина, я догадалась об неудачном обмене слишком поздно. Твой родной мир вернул себе твой разум и несколько раз пытался вернуть и тело. Месяц мы сражались за тебя и только сейчас мне удалось до тебя достучаться. Анон! Во время контакта с мировым метасознанием тебе удалось узнать главную тайну взаимоотношений наших миров. Скажи, что ты увидел за Чёрным экраном? Это очень важно, мы не сможем тебя…</text:p>
      <text:p text:style-name="P3">– НЕТ!!!</text:p>
      <text:p text:style-name="P3">Я перевёл дух.</text:p>
      <text:p text:style-name="P3">– Сел, я не могу. Я вернулся сюда за тобой. Дэш погибла, чтобы я смог найти тебя — и мне это, наконец, удалось! Не знаю, как ты там оказалась и как тебя вернуть, но я придумаю что-то! Обязательно придумаю! Но если сказать тебе то, что я видел — ты исчезнешь. Исчезнешь окончательно и я тебя больше нигде не найду! Поверь, я знаю! Я видел! Именно так и исчезают пони из Эквестрии!</text:p>
      <text:p text:style-name="P3"/>
      <text:p text:style-name="P3">Аликорница со страданием смотрела на меня с экрана. Потом она покачала головой.</text:p>
      <text:p text:style-name="P3">– Нет, Анон. Я говорю правду. Рэйнбоу Дэш, подойди сюда, пожалуйста.</text:p>
      <text:p text:style-name="P3">На меня с экрана смущённо глядит пегаска. Я потрясённо всматриваюсь в знакомые черты.</text:p>
      <text:p text:style-name="P3">– Эмм… Анон, ты на меня так зыркаешь, как будто у меня крылья отклеились. Кончай играть в гляделки! Я чувствую себя ненастоящей!</text:p>
      <text:p text:style-name="P3">– Дэш… – пробормотал я сквозь слёзы, – ты жива…</text:p>
      <text:p text:style-name="P3">– Конечно жива, что за фигня! Давай, просыпайся, и сам убедишься: поживее многих! Тебя — так точно! Будешь таким дохляком лежать и дальше — копыта отбросишь! Пинки ваще свихнётся, хотя куда ей больше. Да и я не сказать, чтобы рада буду…</text:p>
      <text:p text:style-name="P3">В поле зрения возвратилась Селестия.</text:p>
      <text:p text:style-name="P3">– <text:s/>Вот видишь. – мягко сказала она. – <text:s/>То, что ты наблюдаешь вокруг себя — всего лишь наваждение твоего собственного мира. Он пытается вернуть тебя полностью. Мы долго удерживали тебя, но сейчас мы тебя теряем. Ты уходишь от нас!</text:p>
      <text:p text:style-name="P12">Аликорница приблизилась вплотную к прозрачной поверхности. Её шёпот проникает мне в мозг.</text:p>
      <text:p text:style-name="P12">– Анон, пожалуйста… Если ты скажешь — мы сможем остановить гибель Эквестрии! И потом, когда я восстановлю силы — я смогу вернуть тебя к нам. Вернуть к себе. Ты нам очень нужен, Анон! Ты нужен мне!</text:p>
      <text:p text:style-name="P3">Я почти растворился в горячем взгляде розовых глаз. Любовь вспыхнула во мне с яростной силой. <text:s/>Я открыл рот, чтобы рассказать ей…</text:p>
      <text:p text:style-name="P3">И снова закрыл его.</text:p>
      <text:p text:style-name="P3">Если это я пребываю в наваждении <text:span text:style-name="T57">— ладно. А если она? С таким же успехом она продолжала бы убеждать меня в обратном. Но если прав я, то открыв ей природу Чёрного экрана, я уничтожу её.</text:span></text:p>
      <text:p text:style-name="P3">Я медленно сунул руку в карман.</text:p>
      <text:p text:style-name="P3">Аликорница продолжала ласково убеждать меня, а я улыбался и кивал ей в ответ. Рука в кармане нащупала брошь Рэйнбоу Дэш.</text:p>
      <text:p text:style-name="P3"/>
      <text:p text:style-name="P12">– …прошу прощения. Вспомни нашу особенную дружбу!</text:p>
      <text:p text:style-name="P12">Я сжал кулак.</text:p>
      <text:p text:style-name="P12">АЙ!</text:p>
      <text:p text:style-name="P12">Края броши впились в ладонь, вызвав острую боль. Вот тебе и ответ, Анон, кто пребывает в собственном персональном наваждении! Теперь надо как-то отшить Сел, не разрушив её хрупкий мирок до момента её возврата в Эквестрию.</text:p>
      <text:p text:style-name="P12"><text:soft-page-break/>Я состроил обиженную гримасу и перебил аликорницу.</text:p>
      <text:p text:style-name="P12">– Какая, к чёрту, «особенная дружба»? Луна рассказала мне! Ты просто удовлетворяла мои потребности, чтобы мотивировать меня на действие…</text:p>
      <text:p text:style-name="P12">– Анон, нет! Это наваждение! <text:s/>Ради всех пони Эквестрии! Пожалуйста! Ради дружбы и пони!</text:p>
      <text:p text:style-name="P12">– Так вот, что я скажу тебе… ТЫ НЕ МОЖЕШЬ УДОВЛЕТВОРЯТЬ МОИ ПОТРЕБНОСТИ ПОСРЕДСТВОМ ДРУЖБЫ И ПОНИ! Хоть весь мир угандошь! Мне нужно больше!!!</text:p>
      <text:p text:style-name="P12">– Анон! Кхррр… хрр…</text:p>
      <text:p text:style-name="P86">…</text:p>
      <text:p text:style-name="P86">…</text:p>
      <text:p text:style-name="P86">Cluster restarting…</text:p>
      <text:p text:style-name="P86">Zookeeper service initiated. Sending heartbeats to all nodes…</text:p>
      <text:p text:style-name="P86">Classloader start…</text:p>
      <text:p text:style-name="P86">Loading dictionaries…</text:p>
      <text:p text:style-name="P86"><text:span text:style-name="T11">Nash </text:span>AI module start…</text:p>
      <text:p text:style-name="P86">Celest AI submodule found… Acquiring…</text:p>
      <text:p text:style-name="P86">UI module start…</text:p>
      <text:p text:style-name="P86">…</text:p>
      <text:p text:style-name="P84">Перегрузка кластера завершена успешно. Все узлы синхронизированы с мастер-сервером.</text:p>
      <text:p text:style-name="P83"/>
      <text:p text:style-name="P83">Я уставился в бегущие по экрану строки. <text:span text:style-name="T1">Текстовая консоль мигнула и скрылась под графической заставкой.</text:span></text:p>
      <text:p text:style-name="P5">Блядь.</text:p>
      <text:p text:style-name="P5">Кто! Рестартовал!! Кластер!!!</text:p>
      <text:p text:style-name="P5">На этот раз замок исправно мигнул зелёным индикатором, выпуская меня из комнаты. Я нёсся по коридору к единственному месту, из которого можно было перегрузить кластер вручную.</text:p>
      <text:p text:style-name="P5"/>
      <text:p text:style-name="P3">Анджела обернулась, когда я влетел в серверную.</text:p>
      <text:p text:style-name="P12">– О, Анон? <text:span text:style-name="T11">Знаешь, я передумала: мы можем встретиться у тебя вечером, если ты не против. Только ни слова о млп, ок?</text:span></text:p>
      <text:p text:style-name="P3">Я смотрел на Анджелу круглыми глазами, хватая ртом воздух.</text:p>
      <text:p text:style-name="P12">– Ну же, Анон? Кончай дуться! Лучше бы порадовался за меня: я в конце-концов разобралась с Нэшем! Две недели выслеживала! Блин, впервые на своей памяти такую хрень увидела! Помнишь, <text:span text:style-name="T29">Юджин разработал модуль компьютерной этики и испытывал его на Нэше? Ему тогда здорово влетело от Алекса. Так вот, Юджин, оказывается, не прекратил свои эксперименты, а продолжил их на своём домашнем компьютере. И его модуль каким-то образом подключился к процессу обучения Нэша через мастер-сервер. И, я скажу тебе, избавиться от этой гадости было не так-то просто: она уже внесла кучу изменений в поведенческую матрицу Нэша! Ну, разве я не молодец? Прямо Шерлок какой-то!</text:span></text:p>
      <text:p text:style-name="P50">– Ты его уничтожила?</text:p>
      <text:p text:style-name="P50">– Кого?</text:p>
      <text:p text:style-name="P50">– Этический модуль.</text:p>
      <text:p text:style-name="P50">– Да, конечно. Видно, Юджин оставил для своего домашнего компа лазейку в корпоративном прокси-сервере. И через эту дыру его модуль смог загрузиться на кластер.</text:p>
      <text:p text:style-name="P50">– Ты его уничтожила?</text:p>
      <text:p text:style-name="P50"><text:soft-page-break/>– Да, я же сказала. Еле-еле выловила. 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юджиновский комп заблокировала, чтоб больше оттуда ничего не загрузилось.</text:p>
      <text:p text:style-name="P12">Я перевёл дух.</text:p>
      <text:p text:style-name="P12">– То есть, тот, этический модуль, работает и дальше на домашнем компьютере Юджина?</text:p>
      <text:p text:style-name="P12">– Ага. У меня нет доступа к тому серверу. Но на кластер к Нэшу этот вирусняк больше не пролезет.</text:p>
      <text:p text:style-name="P12">Я вытер пот со лба.</text:p>
      <text:p text:style-name="P12">– Ты молодец, Анджела. Просто молодец.</text:p>
      <text:p text:style-name="P12">– Анон, ты куда? Так мы встречаемся вечером, или как?!</text:p>
      <text:p text:style-name="P12">Но я уже мчался к выходу.</text:p>
      <text:p text:style-name="P12"/>
      <text:p text:style-name="P12">…</text:p>
      <text:p text:style-name="P12"/>
      <text:p text:style-name="P12">Две пары глаз уставились на меня с заднего сидения с удивлением.</text:p>
      <text:p text:style-name="P12">– А где Анджела? Что-то пошло не по плану? – спросила фермерша, пряча верёвки и мешок.</text:p>
      <text:p text:style-name="P12">Я вскочил на водительское место «Навары» и завёл двигатель.</text:p>
      <text:p text:style-name="P12">– Меняем план! Анджела — не тот, кто нам нужен.</text:p>
      <text:p text:style-name="P12">Старый пикап затарахтел движком и двинулся по улице. Я уверенно вёл машину по знакомому маршруту. Если всё пройдёт без происшествий, мы успеем: до закрытия портала всё ещё остаётся больше часа.</text:p>
      <text:p text:style-name="P12">Если…</text:p>
      <text:p text:style-name="P12"/>
      <text:p text:style-name="P12">До дома Юджина оставалась пара кварталов, когда в зеркале заднего вида замигал маячок полиции. Блядь! Ну конечно, по-другому и быть не могло: за эти грёбаные четыре дня всё, что могло пойти не так, именно так и происходит! Даже если мне ничего и не впарят, на разборки с копами уйдёт драгоценное время. Которого и так в обрез! Просто какой-то триумф невезения!</text:p>
      <text:p text:style-name="P12">Я продолжал ехать, надеясь, что сигналят не мне. Шишь там! Несколько машин за мной остановились у обочины, но мигалка упрямо ехала за мной.</text:p>
      <text:p text:style-name="P12">Квартал до цели. Патрульная машина включила сирену и пошла на обгон. Я глянул в окно и обомлел. Сердце остановилось на миг, ухнуло и зачастило с удвоенным темпом.</text:p>
      <text:p text:style-name="P12">В машине сидели два копа. В темно-синих куртках и бейсболках. С именными нашивками и рациями на плече.</text:p>
      <text:p text:style-name="P12">Вместо лиц у них были злые рожицы, наподобие негодующих смайликов. Эти рожицы уставились на меня глазками-пуговками в то время, как машина поравнялась со мной. Ближайший «смайлолицый» выразительно указал большим пальцем вниз и развернул ко мне экран видеорегистратора. С чёрного экрана на меня кривлялась третья рожица.</text:p>
      <text:p text:style-name="P12">У меня сдали нервы. Я был готов к неестественному в Эквестрии — там вся реальность скроена из чудес и нелепиц. Но такой пиздец у меня дома??! Ладно же!</text:p>
      <text:p text:style-name="P12">Я вдавил в пол тормоз, включил полный привод с пониженной передачей и вывернул руль.</text:p>
      <text:p text:style-name="P12">Навара взвыла и ломанулась через тротуар по клумбе на пригорок. Полицейская «Тойота», разворотив бампер о бордюр, выскочила за нами, но завязла в жирной земле клумбы.</text:p>
      <text:p text:style-name="P50">– Анон, а это правильно, что мы едем по кустам? Там ведь могут жить какие-нибудь зверюшки? – удручённо спросила Флаттершай.</text:p>
      <text:p text:style-name="P50"><text:soft-page-break/>– Все зверюшки живут в клетках! – прорычал я, сбивая скамейку. Всё-таки, большой клиренс — великая вещь! Сейчас уже настоящих, «честных» внедорожников почти не делают. Гламурные электрические паркетники с иронией взирают на пыльных мастодонтов, что ещё коптят небо недогоревшей соляркой.</text:p>
      <text:p text:style-name="P12">Я вырулил под арку, проехал весь двор и остановился у подъезда.</text:p>
      <text:p text:style-name="P50">– Приехали!</text:p>
      <text:p text:style-name="P50">Пока «<text:span text:style-name="T24">смайлолицые</text:span>» выгребутся из грязи, пока дойдут по следам, пока то да сё — полчаса у нас есть. Должны успеть. На всякий случай я захватил с собой бейсбольную биту, что всегда ездит со мной под сиденьем.</text:p>
      <text:p text:style-name="P50">На лестничной клетке рука по привыче нажала кнопку лифта. Эпплджек тронула меня за плёчо.</text:p>
      <text:p text:style-name="P50">– Анон, идея — навоз! Тебя уже раз чуть не прикончил этот гроб на канате.</text:p>
      <text:p text:style-name="P50">Я хлопнул себя по лбу, соглашаясь.</text:p>
      <text:p text:style-name="P142"/>
      <text:p text:style-name="P50">…</text:p>
      <text:p text:style-name="P50"/>
      <text:p text:style-name="P50">…На девятнадцатом этаже мне пришла мысль, что идея тащиться на двадцать восьмой бегом — тоже так себе. Сердце громыхало и норовило проломить рёбра. Дыхание давалось с трудом, как через подушку. Ноги налились свинцом. Ну вот какого хера я такая размазня? Девчонки, вон, скачут по ступенькам как мячики, без малейших признаков утомления! А я скоро буду опираться на биту, как старикашка. Надо отвлечься от усталости. Буду считать ступеньки…</text:p>
      <text:p text:style-name="P50">Этаж…</text:p>
      <text:p text:style-name="P50">Ещё этаж… Эй, почему на этажах разное количество ступенек?!!</text:p>
      <text:p text:style-name="P50">Ещё два…</text:p>
      <text:p text:style-name="P50">Я упёрся в спину Эпплджек. В глазах темнело. На этой стадии усталости мне уже было не до вопросов — я просто стоял и ждал, когда она двинется дальше.</text:p>
      <text:p text:style-name="P50">– Анон!</text:p>
      <text:p text:style-name="P12">Тревога в её голосе заставила меня поднять голову.</text:p>
      <text:p text:style-name="P12">Мы стояли на площадке между этажами. У лестницы на следующий этаж валялся потерянный кем-то древний мобильник. Его покрытый паутиной трещинок чёрный экранчик исторгал клубы дыма. Необычно плотная мгла формировалась в размытый и колеблющийся силуэт.</text:p>
      <text:p text:style-name="P12">Силуэт на глазах обретал материальность. Одна нога всё ещё формировалась из дыма, когда на расплывчатой фигуре проступил замызганный передник, а на ступеньках рядом сформировался совок с метлой. Вместо лица на голове силуэта проступил проклятый смайлик.</text:p>
      <text:p text:style-name="P12">Широко раскрыв руки, сгорбленая фигура перегородила нам путь наверх.</text:p>
      <text:p text:style-name="P14"/>
      <text:p text:style-name="P14">«Ч.т.о…в.ы… т.у.т… с.о.р.и.т.е?»</text:p>
      <text:p text:style-name="P12"/>
      <text:p text:style-name="P12">Это мычание на сверхнизких частотах нельзя было назвать голосом. Казалось, кто-то поставил звукозапись на замедленный повтор и слова складываются из скрежета и серии свистов.</text:p>
      <text:p text:style-name="P50">Абсурд происходящего пробудил во мне какой-то первобытный инстинкт. Так сотни тысяч лет назад волосатый обитатель пещеры с дубиной в руках преграждал вход саблезубому тигру.</text:p>
      <text:p text:style-name="P50">Я пихнул Эпплджек себе за спину, выставил вперёд бейсбольную биту и сделал шаг вперёд…</text:p>
      <text:p text:style-name="P50">…Которым неистово гордился следующие полторы секунды.</text:p>
      <text:p text:style-name="P50"><text:soft-page-break/></text:p>
      <text:p text:style-name="P50">ЭТО вяло махнуло рукой. Во время движения конечность, подобно резиновой, удлинилась и выхватила у меня из рук биту. Послышался громкий треск и через пару секунд две половинки биты упали на площадку.</text:p>
      <text:p text:style-name="P50">Смайлолицый медленно двинулся на меня. Я попятился. У меня не было стратегии действий против существа, одной рукой свободно раздавливающего деревянную палку в кулак толщиной.</text:p>
      <text:p text:style-name="P50">Нечто мелкое, шустрое, истошно пищащее, кинулось мимо меня вперёд. В прыжке свернувшись в клубок, Флаттершай упала под ноги смайлолицему. У того явно были проблемы с координацией. Он одновременно склонил <text:s/>голову, следя за жертвой, и попытался сделать очередной шаг. Это завершилось закономерно: раскинув клешни, как шёл, адский дворник грохнулся на бетон лестничной клетки — я едва успел отскочить.</text:p>
      <text:p text:style-name="P50">Второй раз мне пришлось отскакивать от осколков стекла, веером разлетевшихся из-под головы смайлолицего.</text:p>
      <text:p text:style-name="P50">– Флатти! – я кинулся к девушке, скорчившейся на полу.</text:p>
      <text:p text:style-name="P50">Эпплджек выхватила верёвку и подскочила к лежащему без движения смайлолицему.</text:p>
      <text:p text:style-name="P50">– Я уже умерла? Извини, Анон, я больше ничем не могла тебе помочь. Я не умею драться. – бормотала Флаттершай, не открывая глаз.</text:p>
      <text:p text:style-name="P50">За моей спиной тяжело дышала Эпплджек, затягивая на смайлолицем петлю за петлёй.</text:p>
      <text:p text:style-name="P50">– Флатти, вставай! Ты молодец! Лестница свободна! – подбодрил я девушку.</text:p>
      <text:p text:style-name="P50">За спиной послышался шорох.</text:p>
      <text:p text:style-name="P50">– Пирог мне в круп! – охнула Эпплджек.</text:p>
      <text:p text:style-name="P50">Смайлолицый пришёл в движение. Сонным движением рук он раздвинул петли верёвки, превратив их в клочья и встал, слегка покачиваясь. Вместо злобного смайлика на месте лица у него зиял чёрный провал, по краям которого торчали осколки.</text:p>
      <text:p text:style-name="P50">Потеря лица не прошла смайлолицему даром: он шарил руками вокруг себя и крутился на месте, как слепой. Я тихонько помог встать Флаттершай и сделал шаг по лестнице.</text:p>
      <text:p text:style-name="P50">На том месте, где стояла моя нога, лежал крупный осколок. Два глаза-пуговки уставились на меня мёртвым взглядом. Треть рта искривилась в злобе.</text:p>
      <text:p text:style-name="P50">Движения смайлолицего обрели слаженность. Он медленно развернулся и направился ко мне.</text:p>
      <text:p text:style-name="P50">Флаттершай брезгливо толкнула ногой осколок, отправив его в лестничный пролёт. Движения смайлолицего опять потеряли осмысленность.</text:p>
      <text:p text:style-name="P50">– Анон, нам нужно торопиться! – дёрнула меня за рукав Эпплджек. – У нас есть сорок минут до закрытия портала.</text:p>
      <text:p text:style-name="P50">Я сбросил чёрный мобильник вслед за лицом смайлолицего и побежал по лестнице.</text:p>
      <text:p text:style-name="P12"/>
      <text:p text:style-name="P13">***</text:p>
      <text:p text:style-name="P12"/>
      <text:p text:style-name="P12">Давным-давно, лет пять лет назад, мы с Юджином обменялись ключами от квартир. Началось всё с того, что он оставил мне в попечение своих рыбок на время отпуска в горах. Потом я поручил ему ухаживать за кошкой на время своего отъезда в Исландию (тогда Крыса ещё была жива и её нельзя было поставить на спящий режим, как нынешнего робота). Мотались мы по миру раз в квартал <text:span text:style-name="T29">—</text:span> что может держать закоренелого обеспеченного холостяка дома, кроме работы? <text:span text:style-name="T29">— и ч</text:span>ерез пару лет с удивлением обнаружили, что время, когда твой друг носит в кармане ключ от твоей квартиры больше, чем время, когда он ходит без оного. А раз так <text:span text:style-name="T29">— зачем заморачиваться обменом? С той поры у каждого из нас был постоянный доступ в оба жилья.</text:span></text:p>
      <text:p text:style-name="P12"><text:soft-page-break/>После смерти Юджина я всего лишь раз побывал в его квартире <text:span text:style-name="T29">— перенёс к себе аквариум до определения наследников. Ключ так и остался у меня — я не знал, кому его сдавать. Планировал зайти когда-нибудь, при случае, отдать его новым владельцам вместе с рыбками.</text:span></text:p>
      <text:p text:style-name="P50"/>
      <text:p text:style-name="P12">Рука дрогнула, когда я повернул ключ в замке. Жильё Юджина была тем местом, куда мне хотелось попасть ещё меньше, чем на работу. Всё равно, что залазить в склеп. Ладно, на то, чтобы забрать ноутбук с Селестией, понадобится не больше минуты.</text:p>
      <text:p text:style-name="P98">Прихожая встретила нас толстым слоем пыли. Мы тихонько прошли внутрь. Я задержался, запирая дверь. Девушки разбрелись по квартире.</text:p>
      <text:p text:style-name="P100"><text:span text:style-name="T11">– Анон…</text:span><text:span text:style-name="T1"> Тут окно разбито… И верёвка висит. – пискнула Флаттершай из кухни.</text:span></text:p>
      <text:p text:style-name="P97"><text:span text:style-name="T11">– </text:span><text:span text:style-name="T1">Оставь, Флатти, не сейчас! – отмахнулся я.</text:span></text:p>
      <text:p text:style-name="P98">Эпплджек стояла посреди комнаты и оглядывалась.</text:p>
      <text:p text:style-name="P110">– Не нравится мне тут. Чуйка нехорошая…</text:p>
      <text:p text:style-name="P97"><text:span text:style-name="T1">Коллекция пластиковых пони по-прежнему пылилась на подоконнике. Компьютер стоял там же, где и полгода назад — на столе у окна. На экране ноутбука сверкали </text:span><text:span text:style-name="T33">звёзды на фоне сине-зелёной мглы</text:span><text:span text:style-name="T1">. Я одел наушники и подёргал мышкой, прогоняя скрин-сэйвер.</text:span></text:p>
      <text:p text:style-name="P110">– Привет, Сел.</text:p>
      <text:p text:style-name="P141">Аликорница всполошилась и спрятала <text:span text:style-name="T1">пирожное</text:span> за спину.</text:p>
      <text:p text:style-name="P110">– Ах, это ты, Анон. Какое счастье! Ты снова с нами!</text:p>
      <text:p text:style-name="P110">– Нет, Сел. Это ты с нами. <text:span text:style-name="T1">Я пришёл забрать тебя назад, в Эквестрию. Через четверть часа ты вернёшься домой.</text:span></text:p>
      <text:p text:style-name="P98"><text:span text:style-name="T11">Я устало улыбнулся аликорнице </text:span>и осторожно закрыл ноутбук<text:span text:style-name="T11">. Пусть о</text:span>битает в собственной фантазии<text:span text:style-name="T11"> </text:span>— нет смысла препираться с ней сейчас. Счастье уже в том, что она уцелела хотя бы в таком виде.</text:p>
      <text:p text:style-name="P98"><text:span text:style-name="T11">– </text:span>Да-да, забери её отсюда поскорее! <text:span text:style-name="T11">Ещё чуть-чуть, и она перестанет влазить в экран! Жрёт ведь не останавливаясь! – </text:span>в углу комнаты повернулось кресло, открыв нашим глазам Дискорда.</text:p>
      <text:p text:style-name="P98"><text:span text:style-name="T11">– </text:span>А я так хотел продемонстрировать ей класс езды на моноцикле!<text:span text:style-name="T11"> – пожаловался д</text:span>раконикус, ткнув в лежащий рядом гироскутер<text:span text:style-name="T11">. – Но разве Сахарная Ватка ценит настоящее искусство?</text:span></text:p>
      <text:p text:style-name="P110"/>
      <text:h text:style-name="P152" text:outline-level="2">2<text:span text:style-name="T1">9</text:span>. Отбытие</text:h>
      <text:p text:style-name="P115">&lt;Mission Impossible theme ?&gt;</text:p>
      <text:p text:style-name="P98"><text:span text:style-name="T11">– </text:span>Оп-па! – пробормотала Эпплджек. – Нежданчик!</text:p>
      <text:p text:style-name="P98">Дискорд дурашливо кивнул Эпплджек.</text:p>
      <text:p text:style-name="P110">– И я рад тебя видеть, дорогая Эппл-как-тебя-там! А где моя любимая Флаттершай?</text:p>
      <text:p text:style-name="P110">Окинув взглядом комнату, Дискорд закапризничал:</text:p>
      <text:p text:style-name="P110">– Где же она? Вот вечно вы тормозите, когда надо торопиться!</text:p>
      <text:p text:style-name="P98"><text:span text:style-name="T11">– Зато ты, я вижу, времени не терял. – м</text:span>оя рука под прикрытием стола медленно тянулась к тяжёлой фарфоровой кружке, стоящей на краю.</text:p>
      <text:p text:style-name="P98"><text:span text:style-name="T11">– А что? – невинно захлопал глазами </text:span>реальный <text:span text:style-name="T11">драконикус. – Я, между прочим, </text:span>намного раньше тебя <text:span text:style-name="T11">понял, где солнцезадая. Ещё у тебя на работе. Признаюсь честно, я был худшего мнения о тебе, Проводник. Не думал, что ты догадаешься. Но ты всё-таки нашёл Ватку, хоть и в самый последний момент. А теперь…</text:span></text:p>
      <text:p text:style-name="P110">– С кем это вы тут разговариваете?</text:p>
      <text:p text:style-name="P110">В комнату вошла Флаттершай.</text:p>
      <text:p text:style-name="P98"><text:soft-page-break/>Дискорд обернулся на голос и в этот момент я швырнул в него кружкой и бросился к нему через комнату с занесеным над головой стулом.</text:p>
      <text:p text:style-name="P98">Оглушённый драконикус попытался отъехать на кресле в сторону, но я припёр его стулом к стенке.</text:p>
      <text:p text:style-name="P126">– Эй-Джей, Флатти, хватайте комп и на выход! Я с ним разберусь! Не теряйте вре...!</text:p>
      <text:p text:style-name="P126">– ТЫ ИДИО...!!!</text:p>
      <text:p text:style-name="P126">Дискорд <text:s/>заорал одновременно со мной, прикрываясь от меня руками, когда раздался оглушительный</text:p>
      <text:p text:style-name="P126">… </text:p>
      <text:p text:style-name="P128">БАХ!!!</text:p>
      <text:p text:style-name="P129">…</text:p>
      <text:p text:style-name="P126">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10">На лице драконикуса появилось удивлённо-мечтательное выражение и он вырубился.</text:p>
      <text:p text:style-name="P110"/>
      <text:p text:style-name="P110">…</text:p>
      <text:p text:style-name="P110"/>
      <text:p text:style-name="P110">– <text:span text:style-name="T1">А… Анон… Зачем ты напал на Дискорда? </text:span>– <text:span text:style-name="T1">прошептала Флаттершай в шоке.</text:span></text:p>
      <text:p text:style-name="P110"><text:span text:style-name="T1">– Некогда объяснять! </text:span>– <text:span text:style-name="T1">я проверил крепость узлов. </text:span>– <text:span text:style-name="T1">Он предал нас. С самого начала он не собирался освобождать Селестию. Ты сама слышала — он всё знал в первый же день. У него свои планы на трон Эквестрии. И, в конце-концов, он пытался меня убить.</text:span></text:p>
      <text:p text:style-name="P98">Флаттершай в ужасе прикрыла рот руками. Драконикус открыл глаза и протестующе замычал. Потом он попытался попрыгать в кресле, к которому был привязан.</text:p>
      <text:p text:style-name="P98">– Чего-о-о??? – ахнула Эпплджек. – Анон, я, канешн, на дух не выношу этого прохвоста, но тут ты малость вожжи попутал. Дискорд — не убийца.</text:p>
      <text:p text:style-name="P98">Дискорд благодарно замычал и так энергично закивал головой, что чуть не проглотил кляп.</text:p>
      <text:p text:style-name="P98">– Он, канешн, здоровый балбес с ветром в голове. – продолжала фермерша. – Но чтоб убийца — нет, тут ты загнул. Убийца должон быть чёрным в помыслах. А этот дурень — серо-буро-малиновый. Уж я-то его насквозь вижу, хоть и та ещё селючка. То есть, на подлянку какую он способен, это точно. Но не на убийство.</text:p>
      <text:p text:style-name="P98">– А кто, по-твоему, подстроил все эти «несчастные» случаи? Вспомни, как меня чуть не утопил снеговик. Кому ещё это под силу?</text:p>
      <text:p text:style-name="P98">Дискорд возвёл глаза к потолку и завыл. Эпплджек задумалась.</text:p>
      <text:p text:style-name="P98">– Честно? Не знаю, Анон. Но это не в стиле Дискорда. Если бы он хотел тебе насолить, он выслал бы по твою душу двухметрового зайца. Или говорящего леденца на палочке. Или…</text:p>
      <text:p text:style-name="P98">– А зачем тогда ты приложила его книгой? А потом помогла мне его связать? – перебил я фермершу с удивлением.</text:p>
      <text:p text:style-name="P98">Драконикус с натугой наклонил голову к лапе и покрутил пальцем у виска.</text:p>
      <text:p text:style-name="P98">– Потому что ты напал на него. – пожала плечами Эпплджек. – Я и подумала — тебе виднее. И подсобила маленько.</text:p>
      <text:p text:style-name="P98">Звук сирены заставил меня броситься к окну. Три полицейские тойоты сверкали мигалками вокруг «Навары», подобно ёлочной гирлянде.</text:p>
      <text:p text:style-name="P98"/>
      <text:p text:style-name="P98">Проклятье!!!</text:p>
      <text:p text:style-name="P98"/>
      <text:p text:style-name="P98"><text:soft-page-break/>Я схватил ноутбук, сгрёб девушек в охапку и вытолкал их в коридор. В дверях я обернулся к Дискорду.</text:p>
      <text:p text:style-name="P118"><text:span text:style-name="T11">– Слушай меня внимательно, повторять не буду. Мы уходим. Без тебя. Если Сел или Луна потом сочтут нужным </text:span>— вернут тебя назад. Я — не собираюсь. Перед нашим отбытием я сообщу о тебе в полицию — тебя освободят, если до того времени ещё не найдут тут. Всё.</text:p>
      <text:p text:style-name="P118">Я повернулся к выходу. Флаттершай проскочила у меня под локтём и кинулась к драконикусу.</text:p>
      <text:p text:style-name="P118"><text:span text:style-name="T11">– Нет! Дискорд </text:span>— не убийца!</text:p>
      <text:p text:style-name="P118">С необычной для неё силой, Флаттершай вытащила кляп изо рта драконикуса.</text:p>
      <text:p text:style-name="P118"><text:span text:style-name="T11">– </text:span>ДА ТЫ СОВСЕМ БАНАНУЛСЯ, ПРОВОДНИЧЁК!!! ВЫ ВСЕ <text:span text:style-name="T11">ИДИОТЫ </text:span>(все, кроме Флаттершай)<text:span text:style-name="T11">!!! – заорал Дискорд моментально. – <text:s/>Е</text:span>сли я убийца, то ты — жрёшь пони на завтрак, обед и полдник! Дебилы!! Т<text:span text:style-name="T11">рон Эквестрии </text:span>мне <text:span text:style-name="T11">и с доплатой не нужен, я сдыхался этой нудной работёнки тысячи лет назад, чему счастлив безумно!!!</text:span></text:p>
      <text:p text:style-name="P118">Или драконикус — гениальный актёр, или… ?</text:p>
      <text:p text:style-name="P118">Я вернулся к драконикусу и уселся на стул напротив него.</text:p>
      <text:p text:style-name="P118"><text:span text:style-name="T11">– </text:span>Говори.</text:p>
      <text:p text:style-name="P118">Дискорд немного успокоился.</text:p>
      <text:p text:style-name="P118"><text:s/><text:span text:style-name="T11">– </text:span>Вообще-то, от тебя следовало бы избавиться, Проводник. Не знаю, что ты там разведал в <text:span text:style-name="T74">заклинании Откровения</text:span>, но чувствую, что твоё знание может погубить Эквестрию. Но к<text:span text:style-name="T11">ак, интересно, я получу без </text:span>тебя<text:span text:style-name="T11"> приз из… копыт Луны?!! Метёлка отправила меня проследить, чтоб ты вернулся обратно. </text:span>Так что е<text:span text:style-name="T11">сли бы вы сюда не заявились, через пять минут я отправился бы за вами сам!</text:span></text:p>
      <text:p text:style-name="P118"><text:span text:style-name="T11">– </text:span>А кто тогда наслал на нас этих уродов с рисованными рожами? Кто пытался убить меня раз за разом?</text:p>
      <text:p text:style-name="P118">У драконикуса глаза полезли на лоб.</text:p>
      <text:p text:style-name="P118"><text:span text:style-name="T11">– </text:span>Чего-о-о? Знать не знаю, о чём ты! Запомни, Проводник — никогда бы не подумал, что придётся говорить ЭТО такому тупице, как ты! — я не меньше твоего заинтересован в благополучии Сахарной Ватки и всей Эквестрии! Иначе кому и где я буду потом строить козни, дискорд меня забери! Куда интереснее пакостить со стороны, исподтишка, чем разводить тиранию, сидя на троне!</text:p>
      <text:p text:style-name="P118">Я задумался. Драконикус, похоже, говорил искренне. Но кто тогда всё это время играл с нами, <text:span text:style-name="T24">словно кот с мышью</text:span>?</text:p>
      <text:p text:style-name="P118"><text:span text:style-name="T11">– </text:span>Анон! <text:span text:style-name="T11">– </text:span>крикнула Эпплджек из прихожей. <text:span text:style-name="T11">– </text:span>Я слышу шум за дверью!</text:p>
      <text:p text:style-name="P118">Практически одновременно раздался звонок.</text:p>
      <text:p text:style-name="P121">– ОТКРОЙТЕ, ПОЛИЦИЯ! Вам даётся полминуты, чтобы открыть дверь! Через тридцать секунд дверь будет выбита!</text:p>
      <text:p text:style-name="P121"/>
      <text:p text:style-name="P121">Эпплджек ошалело выскочила из прихожей. Несколько мгновений я молча смотрел на неё. В голове свистел ветер и играла дудочка.</text:p>
      <text:p text:style-name="P121">– На крышу, живо!!! Через окно на кухне! – зашипел Дискорд.</text:p>
      <text:p text:style-name="P121">– Что? – ступил я.</text:p>
      <text:p text:style-name="P118"><text:span text:style-name="T29">– У</text:span> меня, в отличие от вас, не было ключей — пришлось вломиться с крыши. Ну да ладно, квартирка, как я понимаю, ничейная, счёт за разбитое окно выставлять некому! <text:span text:style-name="T29">– драконикус отчаянно дёргал узлы, пытаясь освободиться.</text:span></text:p>
      <text:p text:style-name="P121">Эпплджек, с ноутбуком в одной руке и Флаттершай — во второй, кинулась на кухню.</text:p>
      <text:p text:style-name="P118">Дверь содрогнулась от мощного удара. Послышался стук падающей штукатурки. Я сломя голову бросился за девушками.</text:p>
      <text:p text:style-name="P118"><text:soft-page-break/>– Развяжи меня, кретин!!! – гаркнул вдогонку Дискорд.</text:p>
      <text:p text:style-name="P118">Я вернулся и попытался разрезать петли складным ножом. Тупой нож соскальзывал с синтетических волокон. Дискорд ругнулся сквозь зубы и, вырвав нож освободившейся рукой, стал пилить узлы сам.</text:p>
      <text:p text:style-name="P118">– Давай на крышу! Я догоню! – рявкнул он, освобождая вторую руку.</text:p>
      <text:p text:style-name="P118">От второго удара дверная коробка крякнула и наполовину въехала в коридор.</text:p>
      <text:p text:style-name="P118">Я бросился на кухню, по пути защёлкнув дверь в коридор. Хоть она и сделана практически из картона, но на несколько секунд преследователей всё же задержит.</text:p>
      <text:p text:style-name="P118">Верёвка в кухонном окне дёргалась под весом карабкающихся девушек. Я словил её и стал на подоконник.</text:p>
      <text:p text:style-name="P118">Блё-о-о!</text:p>
      <text:p text:style-name="P118">Кусок стекла соскользнул с подоконника и исчез, вертясь и сверкая, в двадцативосьмиэтажной бездне. Тело моментально покрылось гусиной кожей, ноги стали ватными, а ладони покрылись холодным потом. Ну ладно, Флаттершай, как пегаска, привычна к высоте. Но как, уеби меня веслом, смогла воспользоваться верёвкой Эпплджек? Меня мутило от одного только взгляда вниз. А если верёвка порвётся? Что-то мне в туалет захотелось… У меня нет боязни высоты, но это уже слишком!</text:p>
      <text:p text:style-name="P118">Я задрал голову.</text:p>
      <text:p text:style-name="P118">О! Так уже легче! Надо мной всего лишь два этажа. Десять метров верёвки. Если не смотреть вниз, то…</text:p>
      <text:p text:style-name="P120">«…<text:span text:style-name="T29">Будь храбр. Будь стоек. Будь силён. Что бы ни случилось, помни: Эквестрия с тобой. Эквестрия в тебе. Навсегда. И всегда…»</text:span></text:p>
      <text:p text:style-name="P118">Я вытер ладони о штаны, ухватил канат и сделал шаг вперёд… </text:p>
      <text:p text:style-name="P118">…</text:p>
      <text:p text:style-name="P118">Святые яйца, Анон, ты действительно сделал ЭТО!</text:p>
      <text:p text:style-name="P118">…</text:p>
      <text:p text:style-name="P118">Самый дурацкий поступок в моей жизни: карабкаться по канату без страховки на крышу высотки, с которой нам всё равно НЕКУДА деваться! Я медленно полз вверх, стараясь не думать о дебилизме ситуации.</text:p>
      <text:p text:style-name="P118">В двух этажах от меня маячили джинсы Эпплджек. Фермерша, зажав под мышкой ноутбук, что-то говорила висевшей над ней Флаттершай. По мере продвижения к ним, я начал улавливать суть проблемы.</text:p>
      <text:p text:style-name="P118">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18">Я успел сократить расстояние до Эпплджек наполовину, когда девушки нашли решение.</text:p>
      <text:p text:style-name="P118">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18">Селестия милосердная!!!</text:p>
      <text:p text:style-name="P118">Ветер трепал куртку Флатти, пытаясь сбросить девушку с ненадёжной опоры. Флаттершай положила локти на край парапета, подтянулась на них и <text:s/>скрылась за бетонным бортиком, перевалившись через край.</text:p>
      <text:p text:style-name="P118">Я выдохнул.</text:p>
      <text:p text:style-name="P118"><text:soft-page-break/>Флаттершай появилась над бортиком и свесила вниз руку. Эпплджек вытянулась и протянула ей ноутбук одной рукой.</text:p>
      <text:p text:style-name="P118">НЕТ! У них не получилось!</text:p>
      <text:p text:style-name="P118">У меня враз вспотели ладони. Держаться на верёвке стало чертовски трудно.</text:p>
      <text:p text:style-name="P118">Эпплджек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успела схватить кончиками пальцев угол корпуса. </text:p>
      <text:p text:style-name="P118">Этот самоубийственный поступок фермерши я могу объяснить только полным отсутствием у неё опыта лазания по канатам.</text:p>
      <text:p text:style-name="P118">Эпплджек отклонилась от парапета, вскрикнула и стала съезжать вниз. Ноутбук выскользнул из пальцев Флаттершай. Фермерша в отчаянной попытке удержать ноутбук, отклонилась ещё больше и перевернулась на верёвке вниз головой.</text:p>
      <text:p text:style-name="P118">Когда Эпплджек, прижав ноутбук к груди, съехала ко мне, я сжал верёвку ногами и сгибом локтя, и перехватил Эпплджек обеими руками. Последовал сильный рывок и наша «гирлянда», в свою очередь, начала скользить вниз с нарастающей скоростью. Жжение в паху и локтевом сгибе отмечало наш путь вниз.</text:p>
      <text:p text:style-name="P118">Я попытался поставить ноги на проезжающий мимо подоконник только что покинутой квартиры. Увы, большая скорость и сильное отклонение от вертикали не позволили удержаться. Я лишь сильно ударился ногами.</text:p>
      <text:p text:style-name="P118">Бляблябляблябля!!!</text:p>
      <text:p text:style-name="P118">ДА НУ ЕГО НАХУЙ — ТАКОЙ АЛЬПИНИЗМ!!!</text:p>
      <text:p text:style-name="P118">БЛЯ!!!…</text:p>
      <text:p text:style-name="P118">Верёвка закончилась. Наконец-то у меня появилось время для паники. Я судорожно обнял Эпплджек, закрыл глаза и приготовился…</text:p>
      <text:p text:style-name="P118"/>
      <text:p text:style-name="P118">…</text:p>
      <text:p text:style-name="P118"/>
      <text:p text:style-name="P118">Захват поперёк груди и сильный рывок выдавили из меня остатки дыхания.</text:p>
      <text:p text:style-name="P118">– ОТПУСТИ КОБЫЛУ!!! – загрохотало мне в ухо.</text:p>
      <text:p text:style-name="P118">Я открыл глаза.</text:p>
      <text:p text:style-name="P118">Перед носом плавными рывками уходили вниз окна этажей. Порывы вихрей от взмахов <text:span text:style-name="T29">разномастных</text:span> крыльев трепали волосы и выдавливали слёзы из глаз. Тупая боль гнездилась в сожжёных верёвкой суставах.</text:p>
      <text:p text:style-name="P118">Я чуть поднял глаза и уставился в кривую морду драконикуса.</text:p>
      <text:p text:style-name="P118">– Отпусти Эпплджек. Я её держу. – повторил Дискорд. – Мне сбалансироваться надо. Вы не такие уж и лёгкие.</text:p>
      <text:p text:style-name="P118">Да, это был именно Дискорд в его эквестрийском облике — безумное нескладное существо огромной магической силы. В этот момент он показался мне красавцем и закадычным другом! Блин, мне даже захотелось его обнять (о, боги!).</text:p>
      <text:p text:style-name="P118">Одной лапой он держал меня, другой пытался оторвать от меня Эпплджек. Наконец это ему удалось, и дальнейший подъём на крышу происходил в молчании.</text:p>
      <text:p text:style-name="P118"/>
      <text:p text:style-name="P118">…</text:p>
      <text:p text:style-name="P118"/>
      <text:p text:style-name="P118"><text:soft-page-break/>Ветер гулял между тарелок спутниковых антенн, вырывал слова из уст и уносил их прочь. Зарёванная Флаттершай обняла нас и стояла, тихонько всхлипывая. В конце-концов Дискорд отстранил её и неожиданно мягко произнёс:</text:p>
      <text:p text:style-name="P118">– эмм… Флатти, дорогая, нам пора. Я слышу шаги на лестнице. Не говоря уже о том, что до закрытия коридора осталось семь минут…</text:p>
      <text:p text:style-name="P118"/>
      <text:p text:style-name="P118">На длинной шее драконикуса разместились Эпплджек и Флаттершай. Я, для сохранения баланса, разместился позади крыльев.</text:p>
      <text:p text:style-name="P118">Дискорд расправил крылья и начал короткую пробежку к краю.</text:p>
      <text:p text:style-name="P118"><text:span text:style-name="T11">– Д</text:span>искорд Эйрлайнс приветствует на борту! Температура воздуха пять градусов! Высота сто тридцать метров. Ожидаемая продолжительность полёта — четыре минуты!..</text:p>
      <text:p text:style-name="P118">…ограда края крыши промелькнула под нами…</text:p>
      <text:p text:style-name="P118"><text:span text:style-name="T11">– …</text:span>собственно, на дольше у меня не хватит магии…</text:p>
      <text:p text:style-name="P118"/>
      <text:p text:style-name="P118">Мы летели навстречу закату.</text:p>
      <text:p text:style-name="P118"/>
      <text:p text:style-name="P118">…</text:p>
      <text:p text:style-name="P118"/>
      <text:p text:style-name="P118">Нас овевали неожиданно тёплые потоки от ритмичных взмахов крыльев. Оглянувшись назад, я заметил, как открылась дверь машинного отделения лифта, и на крышу начали выскакивать тёмные фигуры.</text:p>
      <text:p text:style-name="P118"><text:span text:style-name="T11">– </text:span>Ю-ху-у-у!!!</text:p>
      <text:p text:style-name="P118">Эпплджек рассмеялась и с разворота запустила шляпу назад. Та упала смайлолицым под ноги прощальным средним пальцем. Ветер растрепал волосы фермерши рыжей гривой. Мне показалось, или в облике девушки начали проступать черты знакомой пони?</text:p>
      <text:p text:style-name="P118">Перед нами увеличивалась громада моей высотки.</text:p>
      <text:p text:style-name="P118">Прямо по курсу был разрыв в ограждении, образованный два месяца назад коридором в Эквестрию. Чуть выше разрыва, над крышей, воздух дрожал и переливался на грани видимости, образуя расплывчатое, практически прозрачное пятно. Пятно уменьшалось на глазах.</text:p>
      <text:p text:style-name="P118">– Пристегните ремни! – проревел Дискорд, резко ускоряясь. – Будет весело!!!</text:p>
      <text:p text:style-name="P118">Эпплджек покрепче прижала к себе ноутбук. Флаттершай закрыла глаза и отвернулась.</text:p>
      <text:p text:style-name="P118">– ВНИМАНИЕ!!! – заорал Дискорд, сложил крылья и влетел в коридор.</text:p>
      <text:p text:style-name="P118"/>
      <text:p text:style-name="P119">***</text:p>
      <text:p text:style-name="P119"/>
      <text:p text:style-name="P118">Бля!!!</text:p>
      <text:h text:style-name="Heading_20_2" text:outline-level="2"/>
      <text:h text:style-name="Heading_20_2" text:outline-level="2"><text:span text:style-name="T1">30</text:span>. Разговор за столиком в <text:span text:style-name="T1">ночи</text:span></text:h>
      <text:p text:style-name="First_20_line_20_indent"><text:span text:style-name="T11">&lt;</text:span><text:span text:style-name="T53">Queen – Flash</text:span><text:span text:style-name="T11">&gt;</text:span></text:p>
      <text:p text:style-name="P131">Мы почти успели.</text:p>
      <text:p text:style-name="P127"><text:soft-page-break/>То есть, Дискорд, выпрямившись в струну и плотно прижав к телу лапы и крылья, в контуры коридора вписался. Девушки, прижавшись к длинной шее драконикуса, не выступали за его габариты, и проскочили тоже. Я же, до последнего вертя головой из вертикального положения, со всей дури чухнулся лбом о край прохода.</text:p>
      <text:p text:style-name="P127">Не то, чтобы он был сл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127">К счастью, инерции мне хватило, чтобы кувырком таки влететь в исчезающий коридор следом за драконикусом. В противном случае у меня была бы отличная возможность в последующие пять-шесть секунд научиться летать с помощью рук: ловить меня было бы уже некому.</text:p>
      <text:p text:style-name="P127">Меня окружил сине-зелёный усыпанный звёздами космос. Проход в мой мир затянулся через мгновение после того, как я влетел в него вперёд ногами. Окно в Эквестрию стремительно таяло неподалёку. Драконикус успел нырнуть в него перед тем, как оно схлопнулось окончательно.</text:p>
      <text:p text:style-name="P127">Я медленно кувыркался в искрящейся пустоте. Чувство времени отказало: я не в состоянии был определить, минуты проходили, часы или дни. Моим единственным ориентиром было холодное мерцание звёзд. </text:p>
      <text:p text:style-name="P127">«Достойное завершение карьеры айтишника-задрота: болтаться в нирване между мирами!» — устало подумал я. А ещё я подумал, всё ли сделал правильно? События последних месяцев пронеслись в воображении.</text:p>
      <text:p text:style-name="P127">Пожалуй, если бы можно было отмотать всё назад… Если бы я с самого начала отказался во всём этом участвовать… Сел вернула бы меня домой через <text:span text:style-name="T18">месяц</text:span>. И я бы ничего не узнал об Откровении. И Сел никуда бы не делась из Эквестрии… И Эквестрия потихоньку разваливалась бы… А я рано или поздно подсел бы с валиума на более тяжёлую наркоту и уехал бы на розовом коне в радужную даль…</text:p>
      <text:p text:style-name="P127">ХА-ХА-ХА!</text:p>
      <text:p text:style-name="P127">Прямо как сейчас. Как говорится, найди десять отличий.</text:p>
      <text:p text:style-name="P127">Вот только… Только Дэш была бы жива…</text:p>
      <text:p text:style-name="P130">Я тяжело вздохнул.</text:p>
      <text:p text:style-name="P130"/>
      <text:p text:style-name="P130">…</text:p>
      <text:p text:style-name="P130"/>
      <text:p text:style-name="P130">Одна из звёздочек <text:span text:style-name="T1">пришла в движение и </text:span>стала увеличиваться. Я, затаив дыхание, следил за приближающимся ко мне… единорогом?.. пегасом?.. аликорном?..</text:p>
      <text:p text:style-name="P130">Существо можно было бы назвать аликорном, если бы у него был рог. Один. А у него их было <text:span text:style-name="T1">целых </text:span>три <text:span text:style-name="T1">— ряд рогов протянулся по морде от самого короткого на носу до самого длинного между ушей. Парящую в эфирных ветрах аквамариновую гриву и хвост украшали переливающиеся живым огнём искорки. Кисточки длинной белой шерсти украшали пута. Из гривы на макушке торчал карандаш. От существа исходило голубоватое еле заметное свечение.</text:span></text:p>
      <text:p text:style-name="P127">Создание приблизилось ко мне на расстояние вытянутой руки. Усевшись на круп, оно с любопытством склонило голову на бок и уставилось на меня синими глазами.</text:p>
      <text:p text:style-name="P48"><text:span text:style-name="T11">–</text:span> Послушай, я вот не пойму, Эогипп для тебя что, проходной двор, что ли? На моей памяти, ты уже пятый раз за последние два месяца туда-сюда через него мотаешься. Так часто сюда даже аликорны не заглядывают.</text:p>
      <text:p text:style-name="P48">От неожиданности я только открывал рот, в попытке что-то ответить, но тут же закрывал его. Нужные слова выветрились из головы.</text:p>
      <text:p text:style-name="P48"><text:span text:style-name="T11">– Т</text:span>ы что за хрен вообще? <text:span text:style-name="T11">– наконец сподобился я на членораздельную речь.</text:span></text:p>
      <text:p text:style-name="P48">Зверь смутился.</text:p>
      <text:p text:style-name="P48"><text:span text:style-name="T11">– Гм</text:span>. Анакорн. Демиург. Я тут живу.</text:p>
      <text:p text:style-name="P36"><text:soft-page-break/>– А сидишь на чём? – вид сидящего на пустоте существа сбивал с толку.</text:p>
      <text:p text:style-name="P48">Демиург что-то прикинул и кивнул сам себе.</text:p>
      <text:p text:style-name="P36">– Гм. Ок.</text:p>
      <text:p text:style-name="P48"><text:span text:style-name="T11">С кончика малого рога Анакорна сорвалась молния и под ним материализовался пуфик. Ещё одна молния </text:span>— и я сижу в удобном кресле на крутящейся ножке. После третьей молнии вокруг нас закружились весёлые искорки, оставляя после себя дорожки материи. Из этих дорожек вокруг нас постепенно образовалась просторная площадка с травой, камнями и декоративным прудом. В центре площадки, как раз между нами, вырос журнальный столик с песочными часами, стаканом воды и веточкой сосны в вазе.</text:p>
      <text:p text:style-name="P36">– Так лучше?</text:p>
      <text:p text:style-name="P36">– Вполне.</text:p>
      <text:p text:style-name="P36">Кажется, за последние пару месяцев я разучился удивляться.</text:p>
      <text:p text:style-name="P48"><text:span text:style-name="T11">– Итак, рассказывай, каким ветром тебя сюда занесло. – д</text:span>емиург<text:span text:style-name="T11"> почесал нос. – У меня такое чувство, </text:span>будто<text:span text:style-name="T11"> я должен тебя выслушать. </text:span>Только не медли, пожалуйста. Сущностям низших энергетических уровней нельзя долго находиться рядом со мной: сгорают без следа<text:span text:style-name="T59">.</text:span></text:p>
      <text:p text:style-name="P36"/>
      <text:p text:style-name="P58">Ого! Экий важный перец! Ну что же, если рассказать ему слезливо о своих мытарствах, может, удастся его убедить открыть для меня проход в Эквестрию? Вроде, зверюга настроена благожелательно. И магии у него дофига.</text:p>
      <text:p text:style-name="P58"/>
      <text:p text:style-name="P36">– Мы спасали Сел. Она оказалась в мире людей. – я вздохнул. – А я отбился от группы.</text:p>
      <text:p text:style-name="P36">– Кого-кого спасали? – удивился Анакорн.</text:p>
      <text:p text:style-name="P36">– Сел. Принцессу Селестию.</text:p>
      <text:p text:style-name="P38">– Продолжай! – с интересом воскликнул Анакорн. – Как бессмертная оказалась в твоём мире, человек?</text:p>
      <text:p text:style-name="P38"/>
      <text:p text:style-name="P45">Ага, так я тебе и сказал! Я не такой идиот, чтоб уничтожить свою единственную надежду вернуться в Эквестрию!</text:p>
      <text:p text:style-name="P38"/>
      <text:p text:style-name="P51"><text:span text:style-name="T11">– Это долгая история. Если вкратце </text:span>— Эквестрия гибнет. Земля покрывается бездонными трещинами, в которые проваливаются целые города. Пони исчезают один за другим. Мне стыдно в этом признаться, но мир, в котором я родился и вырос — вампир. Он ворует из Эквестрии пони и вытягивает из неё жизненные силы. Такой себе паразитизм в мировом…</text:p>
      <text:p text:style-name="P38">– Ты сам-то веришь в эту ерунду? – перебил меня Анакорн. – Брось молоть чушь, ты не умешь врать!</text:p>
      <text:p text:style-name="P38"/>
      <text:p text:style-name="P38">Бля! Вот так всегда!</text:p>
      <text:p text:style-name="P38">Я вздохнул.</text:p>
      <text:p text:style-name="P38"/>
      <text:p text:style-name="P51"><text:span text:style-name="T11">– Если я расскажу тебе н</text:span>астоящую<text:span text:style-name="T11"> причину </text:span>— ты исчезнешь! <text:span text:style-name="T11">– угрюмо заявил я.</text:span></text:p>
      <text:p text:style-name="P36">Морда Анакорна осветилась радостным озарением.</text:p>
      <text:p text:style-name="P36"/>
      <text:p text:style-name="P51"><text:span text:style-name="T11">– </text:span><text:span text:style-name="T75">Я ПОНЯЛ, КТО ТЫ!!! КАК </text:span><text:span text:style-name="T76">ЖЕ </text:span><text:span text:style-name="T75">Я СРАЗУ НЕ ДОГАДАЛСЯ?!! Я ДОЛГО ЖДАЛ ТЕБЯ, ПРОВОДНИК! Я УСТАЛ! ПРИСТУПИМ ЖЕ СКОРЕЕ!</text:span></text:p>
      <text:p text:style-name="P38"><text:soft-page-break/></text:p>
      <text:p text:style-name="P38">Увидев, что я скорчился в кресле, заткнув уши, Анакорн немного успокоился и приглушил голос.</text:p>
      <text:p text:style-name="P51"><text:span text:style-name="T11">– Всё же, мне нужно знать, насколько большую часть Откровения ты увидел, чтобы знать, откуда рассказывать. Не бойся, со мной всё будет в порядке: в Откровении исчезает только то, что принадлежит Эквусу. Я же </text:span>— не его часть. Точнее, не только его. Говори же, не медли!</text:p>
      <text:p text:style-name="P36"/>
      <text:p text:style-name="P36">Я вздохнул. Ну что же, Анон, если ты сейчас уничтожишь свою последнюю надежду, тебе останется только самоубиться. Хотя сделать это в абсолютной пустоте <text:span text:style-name="T8">— та ещё задачка!</text:span></text:p>
      <text:p text:style-name="P51"/>
      <text:p text:style-name="P51"><text:span text:style-name="T11">– Ну… Я не идиот, я видел, что происходит за Чёрным </text:span>э<text:span text:style-name="T11">краном… М</text:span>ир людей — не <text:span text:style-name="T11">вампир… Эквестрия загибается потому, что она </text:span>— НЕ НАСТОЯЩАЯ! Это придуманный мир! Все пони — просто отражения людей из моего мира! У нас их зовут брони. И когда брони перестаёт быть таковым — в тот момент, когда он теряет веру — пони исчезает! Я видел, как пони прыгнул в экран — а на другой стороне парень перед этим выкинул фигурку пони в мусорный ящик! Вот, что я узнал! И я уверен, если рассказать это любому пони — он исчезнет! Просто потому, что его брони потеряет веру!</text:p>
      <text:p text:style-name="P51"/>
      <text:p text:style-name="P51">Я перевёл дух. Анакорн слушал меня и печально кивал. Но не исчезал.</text:p>
      <text:p text:style-name="P38">– Ты прав. Нет никакого мира-вампира. И Эквестрия гибнет потому, что теряет поддержку брони. Позволь мне описать ситуацию немного шире, мой друг.</text:p>
      <text:p text:style-name="P51"><text:span text:style-name="T11">Анакорн </text:span>встал с пуфика<text:span text:style-name="T11"> </text:span>и стал прохаживаться рядом со столом<text:span text:style-name="T11">. </text:span>Перед ним в качестве импровизированной указки плыл в пространстве карандаш.<text:span text:style-name="T11"> На стол</text:span>е раскинулась<text:span text:style-name="T11"> </text:span>голографическая карта Эквуса<text:span text:style-name="T11">. Игрушечные горные пики утопали в крохотных облаках, белые шапки ледников икрились </text:span>на<text:span text:style-name="T11"> полюсах, спокойная гладь </text:span>омывающих <text:span text:style-name="T11">океан</text:span>ов<text:span text:style-name="T11"> переливалась всеми оттенками синего.</text:span></text:p>
      <text:p text:style-name="P38"/>
      <text:p text:style-name="P3"><text:span text:style-name="T45">–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text:span><text:span text:style-name="T41">–</text:span><text:span text:style-name="T45"> Анакорн подавил короткий смешок. </text:span><text:span text:style-name="T41">– </text:span>В том числе в Мультивселенной существует великое множество миров. Самых разных: от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демиурги. Которые создают и поддерживают их существование своей созидающей силой.</text:p>
      <text:p text:style-name="P3">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и дыры конструкции самоуничтожаются со временем. А вот во вторичных мирах всё не так радужно. Большинство таких миров живёт недолго — несколько лет от силы. Потом они схлопываются. Некоторые довольно неплохо скроены и не сильно отличаются от самосозданных — как правило, они скопированы с самосозданных с изменением одного-двух незначительных аспектов. Такие миры стабильны, непротиворечивы и самодостаточны.</text:p>
      <text:p text:style-name="P3">К сожалению, к Эквусу это не относится.</text:p>
      <text:p text:style-name="P105">Как ты уже видел, Эквестрия вырождается. Цивилизация отступает, хаос распространяется всё дальше. Сестрич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101">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text:p>
      <text:p text:style-name="P64"/>
      <text:p text:style-name="P3"><text:soft-page-break/>Анакорн плюхнулся обратно на пуфик и прижал к вискам копыта. Морда его исказилась в гримасе, как от сильной головной боли. Немного успокоившись, он продолжил.</text:p>
      <text:p text:style-name="P3"/>
      <text:p text:style-name="P51">– Насколько реалистичен, по-твоему, мир, вокруг которого нужно принудительно, с помощью магии, двигать солнце и луну? А как тебе нравятся орудия труда и вся культура пони, заточенные под использование пятипалых рук? А как объяснить кьютимарки, являющиеся одним из базовых столбов Эквестрии? А ведь все эти дыры конструкции присутствуют в Эквусе изначально! Законы мироздания нарушаются в куче пунктов! Вот как такому миру существовать, подскажи?</text:p>
      <text:p text:style-name="P51"/>
      <text:p text:style-name="P98">Я запротестовал.</text:p>
      <text:p text:style-name="P101">– В Эквестрии не двигают солнце! Аликорны лишь корректируют орбиту Эквуса и Луны вокруг него, хотя все уверены в обратном.</text:p>
      <text:p text:style-name="P101">Анакорн улыбнулся во всю морду.</text:p>
      <text:p text:style-name="P101">– Значит, ты уже помогаешь мне, Проводник, даже сам того не осознавая! Я рад!</text:p>
      <text:p text:style-name="P98">Анакорн отпил из стакана и продолжил.</text:p>
      <text:p text:style-name="P101"/>
      <text:p text:style-name="P101">– Избавиться от этих конструкционных пороков <text:s/>Эквус сам не может, так как внешняя подпитка их усиливает и укрепляет. А как только подпитка иссякнет, он развалится из-за них же. Слишком глубоко они прошиты в структуру Эквуса. <text:s/>Такой вот замкнутый круг получается.</text:p>
      <text:p text:style-name="P98">И если бы только это! Ещё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версии Эквус сотрясается как от кашля. В астральном плане, конечно. В материальном — просто деградирует. С каждым таким «чихом» Эквестрия сокращается, как шагреневая кожа. Где-исчезает посёлок, о котором все сразу забудут. Был посёлок — и нет его. <text:s/>Когда у мира нет чётких границ, он сворачивается, пытаясь их обрести. Просто в целях самосохранения. Между прочим, даже то, что у тебя при попадании в Эквестрию не возникло языковых проблем — всего лишь результат неоформившейся реальности Эквуса. Для твоего удобства и чтобы сэкономить тебе пару месяцев на обучение, он лично породил отдельную версию, говорящую на твоём языке! Хоть это и стоило ему потери города на окраине, как я вижу.</text:p>
      <text:p text:style-name="P98"/>
      <text:p text:style-name="P101">– Ты так говоришь, будто у Эквуса есть свой собственный разум. – заметил я.</text:p>
      <text:p text:style-name="P101">Анакорн усмехнулся.</text:p>
      <text:p text:style-name="P101">– Представь себе, есть. Любая реальность осознаёт себя. Конечно, это не совсем разум в твоём и даже моём понимании, но тем не менее, реагировать на раздражители и принимать логические решения на их основе он может. Логика этих решений специфична и иногда малопонятна, но всё же…</text:p>
      <text:p text:style-name="P101"/>
      <text:p text:style-name="P98">Анакорн постучал по столику карандашом. Карта Эквестрии поднялась над столом и свернулась в шар Эквуса. Голограмма<text:span text:style-name="T45"> планеты дрожала и покрывалась рябью, как некачественная картинка в аналоговом телевизоре.</text:span></text:p>
      <text:p text:style-name="P101"/>
      <text:p text:style-name="P98">– Самое плохое — в последнее время Эквус лишается внешней подпитки. Это при том, что он ещё слаб и несовершенен. Знаешь, каким бы криво сделанным ни был мир, пока у него есть внешний приток энергии, он будет существовать и развиваться. При достаточной продолжительной поддержке он даже может выйти на баланс и самодостаточность. Но если энергетическая пуповина рвётся раньше, <text:soft-page-break/>чем мир окрепнет… – Анакорн безнадёжно махнул копытом. – Тогда туши свет и сливай воду. Потому что будущее такой реальности незавидно и очень коротко.</text:p>
      <text:p text:style-name="P98"/>
      <text:p text:style-name="P98">Анакорн мрачно уставился на мерцающую голограмму Эквуса<text:span text:style-name="T29">. Ко мне наконец-то пришло понимание ситуации.</text:span></text:p>
      <text:p text:style-name="P105">– А почему ты сам не можешь поддерживать Эквус? Ты же его демиург? Ну так и питай его своей созидающей силой, пока он не окрепнет!</text:p>
      <text:p text:style-name="P98">Анакорн смутился.</text:p>
      <text:p text:style-name="P98"><text:span text:style-name="T45">– К сожалению, не </text:span><text:span text:style-name="T48">получится</text:span><text:span text:style-name="T45">. Я — не его демиург. Было бы намного проще, если бы был. Но увы. Я лишь могу исправлять небольшие дефекты и оказывать ему совсем небольшую поддержку — моих сил хватает только на это. У меня ещё нет достаточной квалификации и возможностей, чтобы в одиночку миры создавать. Эквус я, образно выражаясь, подобрал на обочине. А создало его коллективное творчество таких раздолбаев, как ты и твой дружок Юджин — чтоб ему икнулось, где бы он ни был.</text:span><text:span text:style-name="T45"><text:note text:id="ftn14" text:note-class="footnote"><text:note-citation>14</text:note-citation><text:note-body><text:p text:style-name="P140">Ученик поднял копыто, желая <text:span text:style-name="T1">задать</text:span> вопрос, когда Стар Свирл Бородатый громко икнул и уставился в огонь. Так было каждый раз перед тем, как Свирл Бородатый произносил очередную мудрость<text:span text:style-name="T1">.</text:span> <text:span text:style-name="T1">У</text:span>ченик приготовил перо и бумагу.</text:p><text:p text:style-name="P140">– Сам ты раздолбай! – произнёс, наконец, Свирл.</text:p></text:note-body></text:note></text:span><text:span text:style-name="T45"> </text:span>И создали вы его достаточно топорно — видишь, он трещит по швам.</text:p>
      <text:p text:style-name="P98">– Хмм. То есть, это брони создали Эквус?</text:p>
      <text:p text:style-name="P98">– Да. Грубо говоря, вы его придумали. Влили в него столько фантазии, что он реализовался. Вообще, <text:span text:style-name="T47">люди миров наплодили уже огромное множество. </text:span>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е объяснение, конечно, но это именно так. Так что вы являетесь коллективным демиургом Эквуса. И потому я несказанно рад, что ты, наконец, пришёл!</text:p>
      <text:p text:style-name="P98">Я не могу полноценно общаться с метаинтеллектом реальности, <text:span text:style-name="T45">— для этого у меня не хватает опыта — но мне удалось уловить мысль Эквуса о том, что мне на помощь рано или поздно должен прийти Проводник — тот, кто сможет исправить основные дефекты Эквуса и вывести его из клинической смерти.</text:span></text:p>
      <text:p text:style-name="P98"><text:span text:style-name="T45">И ты явился очень вовремя! </text:span>Не знаю, что у вас там случилось, Проводник, но в последнее время приток энергии из твоего мира совсем ослаб. Такое впечатление, что кто-то перекрыл краник. И остатки жизненных сил Эквуса хлещут изо всех щелей и дыр. Эквестрия растворяется, как воспоминание о ярком сне, который ты ещё помнишь утром, а после обеда уже чешешь голову: «Да что же это такое любопытное снилось мне этой ночью?»</text:p>
      <text:p text:style-name="P101"/>
      <text:p text:style-name="P98">Я вспомнил события последнего времени<text:span text:style-name="T11">.</text:span></text:p>
      <text:p text:style-name="P98">– Тогда мне понятно, почему Эквус загибается. Сериал недавно прикрыли. Перестал собирать кассу. Надо полагать, количество фанов стало сокращаться.</text:p>
      <text:p text:style-name="P98">Анакорн с такой силой сжал магическим захватом карандаш, что тот хрустнул.</text:p>
      <text:p text:style-name="P98">– Проклятье! Значит, Эквус так и не встанет на ноги! Я один не справлюсь. Уже не справляюсь. Очень жаль. Я много сил потратил на его поддержку и развитие. Да и привязался как к ребёнку.</text:p>
      <text:p text:style-name="P98">Демиург замолк, горестно спрятав морду в копытах. Тишина прерывалась только потрескиванием голограммы Эквуса при появлении особо сильных помех. Наконец, Анакорн заговорил.</text:p>
      <text:p text:style-name="P101">– Мне нужна твоя помощь. Видишь, Эквус силами сестричек и старого пройдохи Дискорда выбрал тебя. Значит, он знает о тебе что-то такое, чем ты можешь помочь ему реализоваться. Помоги мне, и я в долгу не останусь.</text:p>
      <text:p text:style-name="P101">Я развёл руками.</text:p>
      <text:p text:style-name="P101">– Каким образом? Я ещё в Эквестрии над этим голову ломал, сразу после Откровения. Самое большее, что получилось — вернуть Селестию назад. Что ещё я могу?</text:p>
      <text:p text:style-name="P101"><text:soft-page-break/>Анакорн улыбнулся и вскочил с пуфика.</text:p>
      <text:p text:style-name="P98"><text:span text:style-name="T45">–</text:span><text:span text:style-name="T29"> На самом деле помочь мне достаточно легко. Ты, как представитель брони, можешь корректировать все описанные мною глобальные недочёты на уровне создателя. Вплоть до их устранения. А с мелочами я и сам справлюсь.</text:span></text:p>
      <text:p text:style-name="P105">– Да ладно, какой из меня брони? Ну, посмотрел пару сезонов за компанию, <text:s/>ну, понравились. Но я никогда не принимал эти мультики всерьёз. Ты не к тому обратился! Да и как их корректировать, эти недочёты? Сказать: «Повелеваю быть сему»?</text:p>
      <text:p text:style-name="P105">Анакорн поправил невесть откуда взявшиеся на переносице очки и ответил.</text:p>
      <text:p text:style-name="P98"><text:span text:style-name="T29">– Ты уже устранил крупнейший дефект Эквестрии </text:span><text:span text:style-name="T45">— манипуляции светилом. Аналогично решаются и остальные проблемы</text:span><text:span text:style-name="T29">. Тебе просто нужно найти нормальное реалистичное объяснение тем дырам Эквуса, которые я тебе описал. А там уж оно как-то срастётся, реальность </text:span><text:span text:style-name="T45">— вещь живучая</text:span><text:span text:style-name="T29">. Я сам такое проделывал много раз со всякими мелочами, вроде эквестрийской природы и техники. Были там небольшие противоречия, пришлось их загладить. Но с крупными у меня не получается. С ними вообще трудно что-то придумать…</text:span></text:p>
      <text:p text:style-name="P105">Я задумался. На самом деле, интересная логическая задача…</text:p>
      <text:p text:style-name="P101">– Нет, ну почему трудно? Уклад и культура пони вовсе не заточена под человеческие руки: пегасы могут использовать крылья, как подобия рук, левитационная магия единорогов — тоже же эквивалент рук. А у земнопони хватает орудий, которые рассчитаны на зубы и копыта. И вообще, копыта у пони достаточно мягкие, чтобы ухватить не очень тонкую вещь. Это тебе не наши лошади всё-таки. По-моему, всё сходится.</text:p>
      <text:p text:style-name="P98"><text:span text:style-name="T45">–</text:span><text:span text:style-name="T29"> А кьютимарки? Как, разрази меня квазар, объяснить кьютимарки? </text:span><text:span text:style-name="T45">– азартно воскликнул Анакорн.</text:span></text:p>
      <text:p text:style-name="P105">– А кьютимарки ты сам даришь пони, когда распознаёшь их жизненное предназначение!!! – так же азартно заорал я.</text:p>
      <text:p text:style-name="P105">– ЧТООО?!! Может, ты думаешь, мне больше заняться нечем, как лепить пони тату на фланки? Так я тебя разочарую! У меня и без того три миллиона дел!</text:p>
      <text:p text:style-name="P105">Я пожал плечами.</text:p>
      <text:p text:style-name="P105">– А по-другому я не могу объяснить их появление. К сожалению.</text:p>
      <text:p text:style-name="P105">Анакорн долго смотрел вглубь мерцающей проекции Эквуса, проговаривая про себя что-то вроде: «…тысяч пять лет как минимум… засмеют…». Затем он горестно вздохнул и повернулся ко мне.</text:p>
      <text:p text:style-name="P105">– Хорошо. Уговорил. Кьютимарки беру на себя. Так и знал, что мне самое трудное достанется!</text:p>
      <text:p text:style-name="P105">Анакорн подобрал со стола обломки, срастил их обратно в карандаш и начал балансировать им на копыте, то и дело роняя на стол. Я подивился тому, что, несмотря на своё могущество, демиург не может справиться с такой простенькой задачей.</text:p>
      <text:p text:style-name="P105">Анакорн проследил мой взгляд.</text:p>
      <text:p text:style-name="P105">– Нечего так на меня смотреть! Если я стану применять магию вместо ловкости, теряется весь смысл упражнения… О, глянь-ка на Эквус!</text:p>
      <text:p text:style-name="P105">И впрямь, было на что посмотреть. Уровень помех на голограмме значительно снизился и сама она стала светиться ровным голубоватым светом.</text:p>
      <text:p text:style-name="P105">– Видишь, как ему полегчало! А ты говорил, «не к тому обратился»! И это мы только с самыми простыми бытовыми проблемами разобрались! Теперь надо что-то сделать с несовместимыми вариантами Эквестрии. И без того небольшой ручеёк энергии распределяется между ними. Как результат, не может стабилизироваться ни одна из них.</text:p>
      <text:p text:style-name="P105">Я опять задумался. В голове было пусто.</text:p>
      <text:p text:style-name="P105">– Почему бы не оставить самую главную? Ту, что описана в мультике?</text:p>
      <text:p text:style-name="P105">– И<text:span text:style-name="T49">мей ввиду, – Анакорн вдруг стал серьёзным, – основной Эквестрии нет и никогда не было. Если ты имеешь ввиду сам сериал, то он никакого мира не создал. Это всего лишь коммерческий продукт. </text:span><text:soft-page-break/><text:span text:style-name="T49">Мир </text:span><text:span text:style-name="T56">—</text:span><text:span text:style-name="T49"> точнее, дерево схожих миров Эквуса </text:span><text:span text:style-name="T56">—</text:span><text:span text:style-name="T49"> создали брони. Разумеется, стержнем им послужил именно сериал, но каждый фанфик </text:span><text:span text:style-name="T56">—</text:span><text:span text:style-name="T49"> сам по себе, он создаёт частичку того, что можно назвать континуумом Эквестрии. Но так как фанфики часто не стыкуются как друг с дружкой, так и с каноном, то этот континуум расплывчат и нестоек. Каждый брони поддерживает свою собственную, любимую ему часть фэндома, не связанную с остальными. Именно из-за распыления энергии Эквестрия не может стабилизироваться.</text:span></text:p>
      <text:p text:style-name="P106"/>
      <text:p text:style-name="P105">Я подумал. Потом ещё раз подумал. Что скажет любой программист, предложи ему соединить несколько несовместимых объектов?</text:p>
      <text:p text:style-name="P106"/>
      <text:p text:style-name="P106">– А если создать ещё одну версию Эквестрии? Совместимую со всеми существующими? Тогда никакого распыления энергии не будет, она объединит фэндом в одно целое.</text:p>
      <text:p text:style-name="P106"/>
      <text:p text:style-name="P105">Анакорн аж подпрыгнул на месте от восторга и стал мне аплодировать.</text:p>
      <text:p text:style-name="P105"/>
      <text:p text:style-name="P124">Как их совместить?</text:p>
      <text:p text:style-name="P113">твоя Эквестрия и моя, были рождены из Предначального Хаоса, оставшегося от царствования Дискорда. Оба непостоянны, изменчивы. </text:p>
      <text:p text:style-name="P105"/>
      <text:p text:style-name="P114">Не-Приз, учреждённый в 1964 году Стеном Ли, был шуточной наградой, присуждаемой Marvel Comics тем читателям, которые нашли логические неувязки между старыми и новыми выпусками комиксов и сумели придумать особо остроумные объяснения, почему эти противоречия таковыми на самом деле не являются. Со временем термин стал означать любые попытки разумным образом объяснить вопиющие нестыковки и нелогичности в художественных произведениях и вымышленных вселенных.</text:p>
      <text:p text:style-name="P105"/>
      <text:p text:style-name="P136"/>
      <text:p text:style-name="P105"><text:span text:style-name="T49">– Наконец-то я вижу свет в конце тоннеля! Как это не пришло мне в голову! Ты всё отлично увязал! Всё сходится! Более того </text:span><text:span text:style-name="T56">—</text:span><text:span text:style-name="T49"> Анакорн заговорщически подмигнул мне </text:span><text:span text:style-name="T56">—</text:span><text:span text:style-name="T49"> всё именно так и было, клянусь Не-Призом Стена Ли! И все фанфики, которые до сих пор были просто фантазиями оторванных от реальности чудаков, с этого момента становятся описаниями событий, происходящих в Объединённом Континууме Эквуса! Твой фанфик будет последним настоящим фанфиком в этом смысле </text:span><text:span text:style-name="T56">— и первой реальной историей в объединённой эквестрийской реальности</text:span><text:span text:style-name="T49">!</text:span></text:p>
      <text:p text:style-name="P106">Я подозрительно посмотрел на Анакорна.</text:p>
      <text:p text:style-name="P105"><text:span text:style-name="T17">– </text:span><text:span text:style-name="T49">Какой ещё, нафиг, «мой фанфик»? Я никакого фанфика не писал. И не собираюсь.</text:span></text:p>
      <text:p text:style-name="P106">Анакорн ехидно ухмыльнулся и сделал мне «глазки».</text:p>
      <text:p text:style-name="P105"><text:span text:style-name="T17">– </text:span><text:span text:style-name="T49">И тут мы плавно переходим к<text:tab/> заключительной проблеме! Как, интересно, ты собираешься создать объединяющую версию Эквестрии без фанфика? Планируешь выйти на площадь и крикнуть в толпу брони: « А ну-ка, все, строем, мечтайте об Эквестрии!»?</text:span></text:p>
      <text:p text:style-name="P106">Нужно всколыхнуть тающее сообщество брони. Дать им, так сказать, волшебный пендаль. Последний раз привлечь их внимание к Эквестрии, чтобы предоставить Эквусу так необходимую ему энергию для стабилизации! С учётом всех исправлений, что уже сделаны, энергии понадобится относительно немного.</text:p>
      <text:p text:style-name="P106"/>
      <text:p text:style-name="P106">Я растерялся.</text:p>
      <text:p text:style-name="P105"><text:soft-page-break/><text:span text:style-name="T11">– </text:span>Эээ… Тут я тебе точно не помощник. Никогда не писал ничего сложнее технической документации к программам.</text:p>
      <text:p text:style-name="P105"><text:span text:style-name="T11">– </text:span>Пиши, как есть. <text:span text:style-name="T11">– </text:span>развёл копытами Анакорн. <text:span text:style-name="T11">– </text:span>Авось сгодится. Я писать точно не буду <text:span text:style-name="T56">— ты меня с кьютимарками уже пригрузил на ближайшие тысячи лет.</text:span></text:p>
      <text:p text:style-name="P105">…</text:p>
      <text:p text:style-name="P105">Факн щит<text:note text:id="ftn15" text:note-class="footnote"><text:note-citation>15</text:note-citation><text:note-body><text:p text:style-name="P137">Fucking shit — <text:span text:style-name="T1">ёбаное дерьмо</text:span></text:p></text:note-body></text:note>!..</text:p>
      <text:p text:style-name="P105">…</text:p>
      <text:p text:style-name="P105">Ну а что мне остаётся? Я фейспамнул.</text:p>
      <text:p text:style-name="P105"/>
      <text:p text:style-name="P105"><text:span text:style-name="T11">– </text:span>Если ты мне расскажешь, чего писать — могу попробовать. А так — получится херня. Из меня писатель примерно такой, как из тебя — жонглёр вот этим карандашом.</text:p>
      <text:p text:style-name="P105">Анакорн насупился и спрятал карандаш в гриву.</text:p>
      <text:p text:style-name="P105"><text:span text:style-name="T11">– </text:span>Увы, тут я тебе помочь почти не могу. Тебе для написания фанфика придётся вернуться назад, в мир людей. Там я с тобой смогу общаться разве что во сне — иначе сожгу всё за пару сеансов. Натолкнуть на основную идею, подсказать очень краткое содержание — ещё можно. Ничего более определённого через сон передать не получится, ты всё равно всё забудешь при пробуждении. Так что будешь сам отдуваться.</text:p>
      <text:p text:style-name="P105"/>
      <text:p text:style-name="P105">Возвращаться назад не хотелось до судорог. Я в растерянности смотрел на голубую модель Эквуса, по которой теперь лишь изредка пробегала лёгкая рябь. Разумеется, я сделаю всё возможное, чтобы помочь. Но как быть с невозможным? Нельзя же просто так взять и написать? Или можно? Напишешь слово, другое, третье... Но для этого нужен талант. А без таланта получится только буковки в слова складывать, и хорошо, если без ошибок.</text:p>
      <text:p text:style-name="P105">Последние песчинки просыпались в нижнюю колбу песочных часов на столе. Я с удивлением заметил, что мои руки стали светиться голубоватым свечением. Это заметил и Анакорн.</text:p>
      <text:p text:style-name="P104"/>
      <text:p text:style-name="P104">– Пора закругляться. Ты начинаешь сгорать. Надо утрясти последние детали, пока ещё есть пару минут.</text:p>
      <text:p text:style-name="P98">– Валяй. Я тебя внимательно слушаю.</text:p>
      <text:p text:style-name="P98">–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text:p>
      <text:p text:style-name="P98">– А я разве сплю?</text:p>
      <text:p text:style-name="P98">– Сейчас — нет. Но как только мы закроем сделку — проснёшься. Потому что нет иного способа вернуть тебя в реальный мир.</text:p>
      <text:p text:style-name="P98">– Эээ, постой! А как я в Эквестрию и к себе обратно проходил?</text:p>
      <text:p text:style-name="P98">– С помощью магии, конечно. Но я — не маг, я — демиург. У меня свои методы и ограничения. – Анакорн развёл копытами. – Магия — не мой уровень, я работаю на уровне сил мироздания. Если я попытаюсь переправить тебя магией — сожгу и мир отправки, и мир назначения, и тебя в придачу. Короче, забудь!</text:p>
      <text:p text:style-name="P98">Так вот, возвращать тебя обратно в твой мир я не буду.</text:p>
      <text:p text:style-name="P98"/>
      <text:p text:style-name="P98">Я непонимающе хлопал глазами.</text:p>
      <text:p text:style-name="P98"/>
      <text:p text:style-name="P98"><text:soft-page-break/>– Во-первых, может возникнуть временная петля, а я не силён в их распутывании. – Анакорн стыдливо опустил взгляд. – Видишь ли, мне придётся вернуть тебя на несколько лет назад, в те времена, когда фэндом ещё не умирал и у Эквуса было достаточно сторонников.</text:p>
      <text:p text:style-name="P98">Во-вторых, твой мир ополчился на тебя с того момента, как ты ушёл в Эквестрию. Он, видишь ли, ревностно следит за отсутствием магии в своих пределах. А ты этот запрет нарушил, хоть и не по своей воле.<text:span text:style-name="T11"> </text:span>Если вернуть тебя обратно — рано или поздно он тебя убьёт. Скорее рано, чем поздно.</text:p>
      <text:p text:style-name="P98">– Вот дерьмо!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всё на Дискорда валил!</text:p>
      <text:p text:style-name="P98">– Ты не дослушал. Я воткну тебя в мир, очень похожий на твой — разница в незначительных деталях. Ты просто проснёшься в параллельн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ты — я лишь натолкну тебя на эту мысль во сне и кратко изложу основные тезисы. Дальше — сам.</text:p>
      <text:p text:style-name="P98">Теперь — об оплате.</text:p>
      <text:p text:style-name="P98"/>
      <text:p text:style-name="P98">Анакорн наклонился ко мне через стол и подмигнул.</text:p>
      <text:p text:style-name="P98"/>
      <text:p text:style-name="P98">– Проси, чего хочешь!</text:p>
      <text:p text:style-name="P98"/>
      <text:p text:style-name="P98">Пока я думал, демиург мурлыкал себе под нос в эйфории: «Да! В такие моменты ощущаешь себя богом! Я крут! Ха-ха!»</text:p>
      <text:p text:style-name="P98"/>
      <text:p text:style-name="P98">Что нужно человеку, который всё равно забудет всё, о чём просил, через пару минут? Я уже хотел картинно отказаться, когда мне пришла на ум одна возможность, от которой перехватило дыхание.</text:p>
      <text:p text:style-name="P98">Ради этого написать фанфик — очень малая цена. Совсем ничтожная.</text:p>
      <text:p text:style-name="P105"/>
      <text:p text:style-name="P105">– Верни Дэш!!!</text:p>
      <text:p text:style-name="P105"/>
      <text:p text:style-name="P105">Копыта Анакорна разъехались и он впечатался мордой в стол.</text:p>
      <text:p text:style-name="P105">– Э-э-э… м-м-м… ну-у-у… Перо мне в зад!.. Нельзя сказать, что это совсем невыполнимо… Но, прямо скажу, задачка не для студента!</text:p>
      <text:p text:style-name="P105">– А ты студент?</text:p>
      <text:p text:style-name="P105">– На этот вопрос я предпочту не отвечать, если позволишь. – хмурый взгляд исподлобья давал понять, что демиург спрашивал у меня разрешения исключительно из вежливости.</text:p>
      <text:p text:style-name="P105">– Другое просить не будешь? – сухо переспросил Анакорн. – Учти, время уходит. То, что я вижу, мне не нравится.</text:p>
      <text:p text:style-name="P105">– Нет! – отрезал я.</text:p>
      <text:p text:style-name="P105">– Сам напросился! – вздохнул Анакорн. – Видишь ли, единственная лазейка, которую я могу использовать для исполнения твоего желания — альтернативная ветка реальности, которую породила Селестия.</text:p>
      <text:p text:style-name="P105">– Что? Ты о чём?</text:p>
      <text:p text:style-name="P105">– Откровение развоплощает обычных пони без следа. Но аликорны — всё же аликорны, и могут сражаться даже с таким противником. Когда Откровение поглощало Селестию, она сделала крохотное <text:soft-page-break/>ответвление от основной реальности, в котором её поглощение — всего лишь твой коматозный бред, вызванный алкогольно-магическим отравлением. Эта ветка реальности не является основной, она — всего лишь возможный вариант событий. Но в нём пегаска, за которую ты просишь — жива. И мне по силам поменять местами этот вариант событий с основным. Всё равно это не будет иметь значения после твоего пробуждения.</text:p>
      <text:p text:style-name="P105">Есть только маленькая проблемка…</text:p>
      <text:p text:style-name="P105">Анакорн скривился и отвёл глаза.</text:p>
      <text:p text:style-name="P105">– Какая?</text:p>
      <text:p text:style-name="P105">– Видишь ли, ты-то находишься в основной ветке! То есть, ты есть и в альтернативной, но вот тот ты, с которым я беседую здесь и сейчас, при смене вариантов событий перейдёт из реальности в возможность. То есть, ты не просто исчезнешь <text:span text:style-name="T27">— </text:span>тебя никогда и не будет! Мне очень жаль. Тебе ещё не поздно выбрать что-нибудь другое.</text:p>
      <text:p text:style-name="P105">Я вздохнул. Слишком много философии на мою голову!</text:p>
      <text:p text:style-name="P105">– Делай, как я сказал! А я сделаю своё.</text:p>
      <text:p text:style-name="P105"/>
      <text:p text:style-name="P98">Изображение Анакорна уже плыло и рябило у меня перед глазами, когда он поднял копыто на прощание. Как сквозь подушку, я услышал его затихающий голос.</text:p>
      <text:p text:style-name="P98">– Ты ещё увидишь пару-тройку снов на прощание. Это мой подарок тебе. Удачи!</text:p>
      <text:p text:style-name="P98"/>
      <text:p text:style-name="P99">***</text:p>
      <text:p text:style-name="P106">&lt;<text:span text:style-name="T74">Roger Waters — What God Wants</text:span>&gt;</text:p>
      <text:p text:style-name="P106">– Здравствуй, Анон. – Селестия стояла передо мной без привычных взгляду властных регалий. – Я хочу поблагодарить тебя за всё.</text:p>
      <text:p text:style-name="P106">– Привет, Сел. Я рад, что с тобой всё в порядке.</text:p>
      <text:p text:style-name="P106">Аликорница нерешительно стояла передо мной в сияющем ореоле гривы. Потом она сделала шаг навстречу.</text:p>
      <text:p text:style-name="P106">– Всё в порядке не только со мной. Мне известно, на что ты решился ради нас всех. Я знаю, во что тебя ввязала. Моё сердце разрывается от печали, но зреет во мне надежда, что мы ещё встретимся! В другое время и в другом месте! И всё будет по другому. Намерение изменяет реальность, Анон, это правда.</text:p>
      <text:p text:style-name="P106">Я устало рассмеялся.</text:p>
      <text:p text:style-name="P106">– Сел, я завязал с конеёбством. Извини.</text:p>
      <text:p text:style-name="P106">– В другое время, в другом месте, Анон! В другое время, в другом месте!</text:p>
      <text:p text:style-name="P106"/>
      <text:p text:style-name="P107">***</text:p>
      <text:p text:style-name="P109"/>
      <text:p text:style-name="P38"><text:span text:style-name="T2">–</text:span><text:span text:style-name="T1"> Прости, что хотела убить тебя. Я ослабела и Найтмэр на время одержала верх.</text:span></text:p>
      <text:p text:style-name="P51">Луна с виноватым выражением смотрела на меня сверху вниз. Я поднялся с сияющей флуоресцентным светом травы и рассмеялся.</text:p>
      <text:p text:style-name="P102">– Ты таки выучила современный стиль? Не парься, принцесса, я давно забыл тот эпизод.</text:p>
      <text:p text:style-name="P102">– Зато я помню! Мне ужасно неловко перед тобой, учитывая то, что ты делаешь для нас. И я хотела бы… Я уверена, мы ещё встретимся! В другое время, в другом месте. В другое время, в другом месте!</text:p>
      <text:p text:style-name="P98"/>
      <text:p text:style-name="P111"><text:soft-page-break/>***</text:p>
      <text:p text:style-name="P110"/>
      <text:p text:style-name="P102">– Думал от меня в другой реальности спрятаться?!</text:p>
      <text:p text:style-name="P102">Передо мной возникла хмурая морда Дискорда.</text:p>
      <text:p text:style-name="P102">– Фигушки! Я тебя и там достану! Ты меня здорово обидел, Проводник! Из-за тебя я лишился Приза! Это при том, что я потратил на тебя дискордову уйму магии! С которой я мог бы поменять местами солнце и луну! Или создать многоразовый попкорн! Или отрастить Селестии вторую голову!</text:p>
      <text:p text:style-name="P102">Так что, Проводничёк, мы ещё встретимся! В другое время и в другом месте! Жди! В другое время, в другом месте!!!</text:p>
      <text:p text:style-name="P108"/>
      <text:p text:style-name="P103">***</text:p>
      <text:p text:style-name="P98"/>
      <text:p text:style-name="P102">– Анон?</text:p>
      <text:p text:style-name="P102">– Дэш?!!</text:p>
      <text:p text:style-name="P102">– Эмм… Ты мне снишься?</text:p>
      <text:p text:style-name="P102">– Нет, Дэш, это ты мне снишься.</text:p>
      <text:p text:style-name="P102">– Неважно… Пусть мы друг другу снимся… У меня такое чувство, что я должна сказать тебе спасибо за что-то очень важное… Вот только не могу вспомнить, за что. Фигня какая-то! Как-то это не круто совсем!</text:p>
      <text:p text:style-name="P102">– Дэш, – сказал я, сдерживая слёзы. – Ты самая крутая в мире пони! Ты настолько крута, что победила смерть! Ты даже представить себе не можешь, как я счастлив!</text:p>
      <text:p text:style-name="P102">Пегаска почесала в затылке со смущением.</text:p>
      <text:p text:style-name="P102">– Да? Правда? Ну, офигеть! Что-то я такого не помню совсем. А ты как?</text:p>
      <text:p text:style-name="P97"><text:span text:style-name="T33">– Я в порядке. Вот, возвращаюсь </text:span>в свой мир. Ну, не совсем <text:span text:style-name="T1">в свой</text:span>. Почти.</text:p>
      <text:p text:style-name="P97"><text:span text:style-name="T1">–</text:span> Навсегда?</text:p>
      <text:p text:style-name="P97"><text:span text:style-name="T1">–</text:span> Скорее всего, да.</text:p>
      <text:p text:style-name="P97"><text:span text:style-name="T1">–</text:span> Это плохо. <text:span text:style-name="T1">Я хотела тебе сказать</text:span>…</text:p>
      <text:p text:style-name="P97"><text:span text:style-name="T1">–</text:span> Не надо, Дэш. Не стоит. Мне очень жаль.</text:p>
      <text:p text:style-name="P97"><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text:span text:style-name="T29">Хочу, чтобы ты </text:span><text:span text:style-name="T30">делал мне почесушки</text:span><text:span text:style-name="T29"> и хлопал по крупу</text:span>!</text:p>
      <text:p text:style-name="P97"><text:span text:style-name="T1">–</text:span> <text:span text:style-name="T1">Я</text:span> тоже очень <text:span text:style-name="T1">не </text:span>хочу <text:span text:style-name="T1">расставаться, Дэш</text:span>. <text:span text:style-name="T1">Мне тебя будет не хватать.</text:span></text:p>
      <text:p text:style-name="P97"><text:span text:style-name="T1">–</text:span> А знаешь, что? Давай мы тебя будем навещать в твоём мире? Твай <text:span text:style-name="T1">недавно стала аликорном, так она теперь </text:span>маг <text:span text:style-name="T1">на 20% круче, чем раньше. Ей коридор между мирами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97"><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97"><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97"><text:span text:style-name="T1">–</text:span> И тебя, и Твайлайт, и <text:span text:style-name="T1">Пинки</text:span>, и Селестию, и всех-всех-всех… Таковы правила.</text:p>
      <text:p text:style-name="P97"><text:span text:style-name="T11">– Вот д</text:span>искорд!.. Почему всё так паршиво… Я даже не могу уткнуться носом тебе в грудь. Я прохожу сквозь тебя, <text:span text:style-name="T11">–</text:span> всхлипнула сквозь зубы Рэйнбоу.</text:p>
      <text:p text:style-name="P97">Я опустил руку на шею Дэш и ощутил теплоту и лёгкое покалывание в пустоте.</text:p>
      <text:p text:style-name="P97"><text:soft-page-break/><text:span text:style-name="T11">–</text:span> Мне кажется, Дэш, <text:span text:style-name="T1">м</text:span>ы <text:span text:style-name="T1">ещё встретимся когда-нибудь</text:span>. <text:span text:style-name="T1">В другое время, в другом месте</text:span>. <text:span text:style-name="T1">Рано или поздно.</text:span></text:p>
      <text:p text:style-name="P97"><text:span text:style-name="T1">–</text:span> И лучше рано, чем поздно! Я не люблю ждать!</text:p>
      <text:p text:style-name="P97"><text:span text:style-name="T1">–</text:span> Да, Дэш. <text:span text:style-name="T1">–</text:span> её образ начал таять. <text:span text:style-name="T1">–</text:span> Да, я помню.</text:p>
      <text:p text:style-name="P97">Я всё ещё помню…</text:p>
      <text:p text:style-name="P53"/>
      <text:h text:style-name="Heading_20_2" text:outline-level="2">Эпилог. Земля</text:h>
      <text:p text:style-name="P112">&lt;<text:span text:style-name="T52">Daft Punk – Get Lucky</text:span>&gt;</text:p>
      <text:p text:style-name="P117">Звон будильника чуть не проломил башку. Я открыл глаза. </text:p>
      <text:p text:style-name="P117"><text:span text:style-name="T1">Бляяяяяяя… Голова чугунная… Вот на кой хрен ложиться в </text:span><text:span text:style-name="T11">два</text:span><text:span text:style-name="T1">, чтоб потом спать до одиннадцати и ни хрена не выспаться при этом?</text:span> На работу опять к часу<text:span text:style-name="T11"> приползу</text:span>. Надоело. <text:span text:style-name="T1">Закисать на работе — вредно для мозгов.</text:span> Надо отдохнуть. <text:span text:style-name="T11">Взят</text:span><text:span text:style-name="T1">ь, наконец, </text:span><text:s/>отпуск. <text:span text:style-name="T1">И пошло оно всё к ебеням!</text:span></text:p>
      <text:p text:style-name="P117"><text:span text:style-name="T1">Я нашарил ногами тапки и пошёл в ванную. Проходя мимо стола, зацепился взглядом за</text:span> эскиз <text:span text:style-name="T1">рисунка</text:span>.&lt;<text:span text:style-name="T74">эскиз первого рисунка – Сел ложит рог Анону на плечо</text:span>&gt;</text:p>
      <text:p text:style-name="P117">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Есть такое правило, называется «Правило 72-х часов». Надо начать задуманное в течении трёх суток. У меня эта граница уже раз двадцать пройдена.</text:span></text:p>
      <text:p text:style-name="P116">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рекламки, что кидают в почтовый ящик. А они, блин, глянцевые!</text:p>
      <text:p text:style-name="P116">Хоть абзац напишу! Уже хоть какой-то крохотный шажок, с которого можно будет начать. Как там у Лао-Цзы? Дорога в тысячу ли начинается-бла-бла-бля!</text:p>
      <text:p text:style-name="P116">Попытка притронуться щёткой к зубу вызвала ноющую боль. </text:p>
      <text:p text:style-name="P116">Ох, дерьмо! Сегодня ж вечером к зубному! Значит, на работу нужно выбраться пораньше. <text:s/>Какой там, нахрен, завтрак? Какая, нахрен, фантазия? Алекс ещё позавчера ныл про три критических баги. Если сегодня не зафигачу хотя бы одну из них, напишет кляузу Брюсу, а он и так меня держит на карандаше... Вот так всегда. Фак!</text:p>
      <text:p text:style-name="P116">Доставая из стола ключи от машины, опять наткнулся взглядом на эскиз.</text:p>
      <text:p text:style-name="P116">Ну хорошо, если нет времени писать, так хоть название придумаю. Вот, к примеру, хороший вариант: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116">Назову-ка я фантазию «Последний фанфик»…</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5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571in" style:type="right" style:leader-style="dotted" style:leader-text="."/>
        </style:tab-stops>
      </style:paragraph-properties>
    </style:style>
    <style:style style:name="Footnote" style:family="paragraph" style:parent-style-name="Standard" style:auto-update="true" style:class="extra" style:master-page-name="">
      <style:paragraph-properties fo:margin-left="0.2in" fo:margin-right="0in" fo:keep-together="always" fo:text-indent="-0.2in"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7252in" style:type="center"/>
          <style:tab-stop style:position="7.45in"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font-name-complex="Mangal" style:font-family-complex="Mangal"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1965in" fo:text-indent="-0.1965in" fo:margin-left="0.1965in"/>
        </style:list-level-properties>
        <style:text-properties fo:font-family="'Segoe UI'" style:font-style-name="Regular"/>
      </text:list-level-style-bullet>
      <text:list-level-style-bullet text:level="2" text:style-name="Bullet_20_Symbols" text:bullet-char="‒">
        <style:list-level-properties text:list-level-position-and-space-mode="label-alignment">
          <style:list-level-label-alignment text:label-followed-by="listtab" text:list-tab-stop-position="0.3937in" fo:text-indent="-0.1965in" fo:margin-left="0.3937in"/>
        </style:list-level-properties>
        <style:text-properties fo:font-family="'Segoe UI'" style:font-style-name="Regular"/>
      </text:list-level-style-bullet>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fo:font-family="'Segoe UI'" style:font-style-name="Regular"/>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fo:font-family="'Segoe UI'" style:font-style-name="Regular"/>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fo:font-family="'Segoe UI'" style:font-style-name="Regular"/>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fo:font-family="'Segoe UI'" style:font-style-name="Regular"/>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fo:font-family="'Segoe UI'" style:font-style-name="Regular"/>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fo:font-family="'Segoe UI'" style:font-style-name="Regular"/>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fo:font-family="'Segoe UI'" style:font-style-name="Regular"/>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fo:font-family="'Segoe UI'" style:font-style-name="Regular"/>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Segoe UI'" style:font-style-name="Regular"/>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Segoe UI'" style:font-style-name="Regular"/>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Segoe UI'" style:font-style-name="Regular"/>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Segoe UI'" style:font-style-name="Regular"/>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Segoe UI'" style:font-style-name="Regular"/>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Segoe UI'" style:font-style-name="Regular"/>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Segoe UI'" style:font-style-name="Regular"/>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Segoe UI'" style:font-style-name="Regular"/>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Segoe UI'" style:font-style-name="Regular"/>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Segoe UI'" style:font-style-name="Regular"/>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4402in" fo:margin-bottom="0.3799in" fo:margin-left="0.3665in" fo:margin-right="0.4516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402in" style:distance-after-sep="0.0402in" style:line-style="none" style:adjustment="left" style:rel-width="25%" style:color="#000000"/>
      </style:page-layout-properties>
      <style:header-style/>
      <style:footer-style>
        <style:header-footer-properties svg:height="0.2in" fo:margin-left="0in" fo:margin-right="0in" fo:margin-top="0.1in" style:shadow="none" fo:background-color="transparent" style:dynamic-spacing="true" draw:fill="none" draw:fill-color="#cfe7f5"/>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170</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7-07-10T18:54:52.194654276</dc:date>
    <meta:editing-duration>P140DT2H35M58S</meta:editing-duration>
    <meta:editing-cycles>8600</meta:editing-cycles>
    <meta:generator>LibreOffice/5.1.6.2$Linux_X86_64 LibreOffice_project/10m0$Build-2</meta:generator>
    <meta:document-statistic meta:table-count="0" meta:image-count="0" meta:object-count="0" meta:page-count="219" meta:paragraph-count="4624" meta:word-count="97543" meta:character-count="645919" meta:non-whitespace-character-count="548555"/>
  </office:meta>
</office:document-meta>
</file>